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shapes>
          <draw:frame draw:z-index="0" draw:style-name="gr1" draw:text-style-name="P1" svg:width="237.37mm" svg:height="133.61mm" svg:x="104.17mm" svg:y="23.64mm">
            <draw:object draw:notify-on-update-of-ranges="alpha.B6:alpha.B1064 alpha.C6:alpha.C1064 alpha.B6:alpha.B1064 alpha.D6:alpha.D1064 alpha.B6:alpha.B1064 alpha.E6:alpha.E10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b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0,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0,01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b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(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0,01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b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(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0,01)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b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0.00119048" calcext:value-type="float">
            <text:p>0,001190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00258503" calcext:value-type="float">
            <text:p>0,0025850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.01466E-029" calcext:value-type="float">
            <text:p>1,01E-29</text:p>
          </table:table-cell>
          <table:table-cell table:style-name="ce1" office:value-type="float" office:value="3.21356E-076" calcext:value-type="float">
            <text:p>3,21E-76</text:p>
          </table:table-cell>
          <table:table-cell/>
        </table:table-row>
        <table:table-row table:style-name="ro1">
          <table:table-cell/>
          <table:table-cell office:value-type="float" office:value="0.00422003" calcext:value-type="float">
            <text:p>0,0042200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7.23723E-026" calcext:value-type="float">
            <text:p>7,24E-26</text:p>
          </table:table-cell>
          <table:table-cell table:style-name="ce1" office:value-type="float" office:value="1.21271E-066" calcext:value-type="float">
            <text:p>1,21E-66</text:p>
          </table:table-cell>
          <table:table-cell/>
        </table:table-row>
        <table:table-row table:style-name="ro1">
          <table:table-cell/>
          <table:table-cell office:value-type="float" office:value="0.00612753" calcext:value-type="float">
            <text:p>0,0061275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6.25674E-023" calcext:value-type="float">
            <text:p>6,26E-23</text:p>
          </table:table-cell>
          <table:table-cell table:style-name="ce1" office:value-type="float" office:value="3.0303E-059" calcext:value-type="float">
            <text:p>3,03E-59</text:p>
          </table:table-cell>
          <table:table-cell/>
        </table:table-row>
        <table:table-row table:style-name="ro1">
          <table:table-cell/>
          <table:table-cell office:value-type="float" office:value="0.00832115" calcext:value-type="float">
            <text:p>0,0083211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.42751E-020" calcext:value-type="float">
            <text:p>1,43E-20</text:p>
          </table:table-cell>
          <table:table-cell table:style-name="ce1" office:value-type="float" office:value="2.79609E-053" calcext:value-type="float">
            <text:p>2,80E-53</text:p>
          </table:table-cell>
          <table:table-cell/>
        </table:table-row>
        <table:table-row table:style-name="ro1">
          <table:table-cell/>
          <table:table-cell office:value-type="float" office:value="0.0109261" calcext:value-type="float">
            <text:p>0,010926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2.0849E-018" calcext:value-type="float">
            <text:p>2,08E-18</text:p>
          </table:table-cell>
          <table:table-cell table:style-name="ce1" office:value-type="float" office:value="9.19475E-048" calcext:value-type="float">
            <text:p>9,19E-48</text:p>
          </table:table-cell>
          <table:table-cell/>
        </table:table-row>
        <table:table-row table:style-name="ro1">
          <table:table-cell/>
          <table:table-cell office:value-type="float" office:value="0.0139318" calcext:value-type="float">
            <text:p>0,0139318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.52192E-016" calcext:value-type="float">
            <text:p>1,52E-16</text:p>
          </table:table-cell>
          <table:table-cell table:style-name="ce1" office:value-type="float" office:value="5.54616E-043" calcext:value-type="float">
            <text:p>5,55E-43</text:p>
          </table:table-cell>
          <table:table-cell/>
        </table:table-row>
        <table:table-row table:style-name="ro1">
          <table:table-cell/>
          <table:table-cell office:value-type="float" office:value="0.0175386" calcext:value-type="float">
            <text:p>0,017538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9.99903E-015" calcext:value-type="float">
            <text:p>1,00E-14</text:p>
          </table:table-cell>
          <table:table-cell table:style-name="ce1" office:value-type="float" office:value="3.77934E-038" calcext:value-type="float">
            <text:p>3,78E-38</text:p>
          </table:table-cell>
          <table:table-cell/>
        </table:table-row>
        <table:table-row table:style-name="ro1">
          <table:table-cell/>
          <table:table-cell office:value-type="float" office:value="0.0215963" calcext:value-type="float">
            <text:p>0,021596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000241551" calcext:value-type="float">
            <text:p>2,42E-13</text:p>
          </table:table-cell>
          <table:table-cell table:style-name="ce1" office:value-type="float" office:value="2.92559E-034" calcext:value-type="float">
            <text:p>2,93E-34</text:p>
          </table:table-cell>
          <table:table-cell/>
        </table:table-row>
        <table:table-row table:style-name="ro1">
          <table:table-cell/>
          <table:table-cell office:value-type="float" office:value="0.0263302" calcext:value-type="float">
            <text:p>0,026330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00326387" calcext:value-type="float">
            <text:p>3,26E-12</text:p>
          </table:table-cell>
          <table:table-cell table:style-name="ce1" office:value-type="float" office:value="2.56934E-030" calcext:value-type="float">
            <text:p>2,57E-30</text:p>
          </table:table-cell>
          <table:table-cell/>
        </table:table-row>
        <table:table-row table:style-name="ro1">
          <table:table-cell/>
          <table:table-cell office:value-type="float" office:value="0.0310642" calcext:value-type="float">
            <text:p>0,031064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0178662" calcext:value-type="float">
            <text:p>1,79E-11</text:p>
          </table:table-cell>
          <table:table-cell table:style-name="ce1" office:value-type="float" office:value="4.06516E-028" calcext:value-type="float">
            <text:p>4,07E-28</text:p>
          </table:table-cell>
          <table:table-cell/>
        </table:table-row>
        <table:table-row table:style-name="ro1">
          <table:table-cell/>
          <table:table-cell office:value-type="float" office:value="0.0357981" calcext:value-type="float">
            <text:p>0,035798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0762949" calcext:value-type="float">
            <text:p>7,63E-11</text:p>
          </table:table-cell>
          <table:table-cell table:style-name="ce1" office:value-type="float" office:value="3.09659E-026" calcext:value-type="float">
            <text:p>3,10E-26</text:p>
          </table:table-cell>
          <table:table-cell/>
        </table:table-row>
        <table:table-row table:style-name="ro1">
          <table:table-cell/>
          <table:table-cell office:value-type="float" office:value="0.0405321" calcext:value-type="float">
            <text:p>0,040532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248976" calcext:value-type="float">
            <text:p>2,49E-10</text:p>
          </table:table-cell>
          <table:table-cell table:style-name="ce1" office:value-type="float" office:value="1.71377E-024" calcext:value-type="float">
            <text:p>1,71E-24</text:p>
          </table:table-cell>
          <table:table-cell/>
        </table:table-row>
        <table:table-row table:style-name="ro1">
          <table:table-cell/>
          <table:table-cell office:value-type="float" office:value="0.0436881" calcext:value-type="float">
            <text:p>0,043688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192604" calcext:value-type="float">
            <text:p>1,93E-10</text:p>
          </table:table-cell>
          <table:table-cell table:style-name="ce1" office:value-type="float" office:value="2.84452E-024" calcext:value-type="float">
            <text:p>2,84E-24</text:p>
          </table:table-cell>
          <table:table-cell/>
        </table:table-row>
        <table:table-row table:style-name="ro1">
          <table:table-cell/>
          <table:table-cell office:value-type="float" office:value="0.046844" calcext:value-type="float">
            <text:p>0,04684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196342" calcext:value-type="float">
            <text:p>1,96E-10</text:p>
          </table:table-cell>
          <table:table-cell table:style-name="ce1" office:value-type="float" office:value="5.4886E-024" calcext:value-type="float">
            <text:p>5,49E-24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259021" calcext:value-type="float">
            <text:p>2,59E-10</text:p>
          </table:table-cell>
          <table:table-cell table:style-name="ce1" office:value-type="float" office:value="1.29901E-023" calcext:value-type="float">
            <text:p>1,30E-23</text:p>
          </table:table-cell>
          <table:table-cell/>
        </table:table-row>
        <table:table-row table:style-name="ro1">
          <table:table-cell/>
          <table:table-cell office:value-type="float" office:value="0.0533333" calcext:value-type="float">
            <text:p>0,053333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0549677" calcext:value-type="float">
            <text:p>5,50E-10</text:p>
          </table:table-cell>
          <table:table-cell table:style-name="ce1" office:value-type="float" office:value="5.44636E-023" calcext:value-type="float">
            <text:p>5,45E-23</text:p>
          </table:table-cell>
          <table:table-cell/>
        </table:table-row>
        <table:table-row table:style-name="ro1">
          <table:table-cell/>
          <table:table-cell office:value-type="float" office:value="0.0569231" calcext:value-type="float">
            <text:p>0,056923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193332" calcext:value-type="float">
            <text:p>1,93E-09</text:p>
          </table:table-cell>
          <table:table-cell table:style-name="ce1" office:value-type="float" office:value="8.90024E-022" calcext:value-type="float">
            <text:p>8,90E-22</text:p>
          </table:table-cell>
          <table:table-cell/>
        </table:table-row>
        <table:table-row table:style-name="ro1">
          <table:table-cell/>
          <table:table-cell office:value-type="float" office:value="0.0605128" calcext:value-type="float">
            <text:p>0,0605128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425511" calcext:value-type="float">
            <text:p>4,26E-09</text:p>
          </table:table-cell>
          <table:table-cell table:style-name="ce1" office:value-type="float" office:value="1.47508E-020" calcext:value-type="float">
            <text:p>1,48E-20</text:p>
          </table:table-cell>
          <table:table-cell/>
        </table:table-row>
        <table:table-row table:style-name="ro1">
          <table:table-cell/>
          <table:table-cell office:value-type="float" office:value="0.0638034" calcext:value-type="float">
            <text:p>0,063803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574881" calcext:value-type="float">
            <text:p>5,75E-09</text:p>
          </table:table-cell>
          <table:table-cell table:style-name="ce1" office:value-type="float" office:value="7.99905E-020" calcext:value-type="float">
            <text:p>8,00E-20</text:p>
          </table:table-cell>
          <table:table-cell/>
        </table:table-row>
        <table:table-row table:style-name="ro1">
          <table:table-cell/>
          <table:table-cell office:value-type="float" office:value="0.067094" calcext:value-type="float">
            <text:p>0,06709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0925304" calcext:value-type="float">
            <text:p>9,25E-09</text:p>
          </table:table-cell>
          <table:table-cell table:style-name="ce1" office:value-type="float" office:value="5.43418E-019" calcext:value-type="float">
            <text:p>5,43E-19</text:p>
          </table:table-cell>
          <table:table-cell/>
        </table:table-row>
        <table:table-row table:style-name="ro1">
          <table:table-cell/>
          <table:table-cell office:value-type="float" office:value="0.0703846" calcext:value-type="float">
            <text:p>0,070384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169379" calcext:value-type="float">
            <text:p>1,69E-08</text:p>
          </table:table-cell>
          <table:table-cell table:style-name="ce1" office:value-type="float" office:value="4.16059E-018" calcext:value-type="float">
            <text:p>4,16E-18</text:p>
          </table:table-cell>
          <table:table-cell/>
        </table:table-row>
        <table:table-row table:style-name="ro1">
          <table:table-cell/>
          <table:table-cell office:value-type="float" office:value="0.0736752" calcext:value-type="float">
            <text:p>0,073675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324982" calcext:value-type="float">
            <text:p>3,25E-08</text:p>
          </table:table-cell>
          <table:table-cell table:style-name="ce1" office:value-type="float" office:value="3.33764E-017" calcext:value-type="float">
            <text:p>3,34E-17</text:p>
          </table:table-cell>
          <table:table-cell/>
        </table:table-row>
        <table:table-row table:style-name="ro1">
          <table:table-cell/>
          <table:table-cell office:value-type="float" office:value="0.0766002" calcext:value-type="float">
            <text:p>0,076600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390427" calcext:value-type="float">
            <text:p>3,90E-08</text:p>
          </table:table-cell>
          <table:table-cell table:style-name="ce1" office:value-type="float" office:value="1.16473E-016" calcext:value-type="float">
            <text:p>1,16E-16</text:p>
          </table:table-cell>
          <table:table-cell/>
        </table:table-row>
        <table:table-row table:style-name="ro1">
          <table:table-cell/>
          <table:table-cell office:value-type="float" office:value="0.0795252" calcext:value-type="float">
            <text:p>0,079525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556673" calcext:value-type="float">
            <text:p>5,57E-08</text:p>
          </table:table-cell>
          <table:table-cell table:style-name="ce1" office:value-type="float" office:value="4.50371E-016" calcext:value-type="float">
            <text:p>4,50E-16</text:p>
          </table:table-cell>
          <table:table-cell/>
        </table:table-row>
        <table:table-row table:style-name="ro1">
          <table:table-cell/>
          <table:table-cell office:value-type="float" office:value="0.0824501" calcext:value-type="float">
            <text:p>0,082450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0892275" calcext:value-type="float">
            <text:p>8,92E-08</text:p>
          </table:table-cell>
          <table:table-cell table:style-name="ce1" office:value-type="float" office:value="1.90544E-015" calcext:value-type="float">
            <text:p>1,91E-15</text:p>
          </table:table-cell>
          <table:table-cell/>
        </table:table-row>
        <table:table-row table:style-name="ro1">
          <table:table-cell/>
          <table:table-cell office:value-type="float" office:value="0.0853751" calcext:value-type="float">
            <text:p>0,085375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15218" calcext:value-type="float">
            <text:p>1,52E-07</text:p>
          </table:table-cell>
          <table:table-cell table:style-name="ce1" office:value-type="float" office:value="8.72378E-015" calcext:value-type="float">
            <text:p>8,72E-15</text:p>
          </table:table-cell>
          <table:table-cell/>
        </table:table-row>
        <table:table-row table:style-name="ro1">
          <table:table-cell/>
          <table:table-cell office:value-type="float" office:value="0.0883001" calcext:value-type="float">
            <text:p>0,088300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267372" calcext:value-type="float">
            <text:p>2,67E-07</text:p>
          </table:table-cell>
          <table:table-cell table:style-name="ce1" office:value-type="float" office:value="0.000000000000042311" calcext:value-type="float">
            <text:p>4,23E-14</text:p>
          </table:table-cell>
          <table:table-cell/>
        </table:table-row>
        <table:table-row table:style-name="ro1">
          <table:table-cell/>
          <table:table-cell office:value-type="float" office:value="0.0906401" calcext:value-type="float">
            <text:p>0,090640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264751" calcext:value-type="float">
            <text:p>2,65E-07</text:p>
          </table:table-cell>
          <table:table-cell table:style-name="ce1" office:value-type="float" office:value="0.0000000000000914496" calcext:value-type="float">
            <text:p>9,14E-14</text:p>
          </table:table-cell>
          <table:table-cell/>
        </table:table-row>
        <table:table-row table:style-name="ro1">
          <table:table-cell/>
          <table:table-cell office:value-type="float" office:value="0.0929801" calcext:value-type="float">
            <text:p>0,092980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279929" calcext:value-type="float">
            <text:p>2,80E-07</text:p>
          </table:table-cell>
          <table:table-cell table:style-name="ce1" office:value-type="float" office:value="0.000000000000202355" calcext:value-type="float">
            <text:p>2,02E-13</text:p>
          </table:table-cell>
          <table:table-cell/>
        </table:table-row>
        <table:table-row table:style-name="ro1">
          <table:table-cell/>
          <table:table-cell office:value-type="float" office:value="0.09532" calcext:value-type="float">
            <text:p>0,0953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351154" calcext:value-type="float">
            <text:p>3,51E-07</text:p>
          </table:table-cell>
          <table:table-cell table:style-name="ce1" office:value-type="float" office:value="0.000000000000461147" calcext:value-type="float">
            <text:p>4,61E-13</text:p>
          </table:table-cell>
          <table:table-cell/>
        </table:table-row>
        <table:table-row table:style-name="ro1">
          <table:table-cell/>
          <table:table-cell office:value-type="float" office:value="0.09766" calcext:value-type="float">
            <text:p>0,0976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99297" calcext:value-type="float">
            <text:p>4,99E-07</text:p>
          </table:table-cell>
          <table:table-cell table:style-name="ce1" office:value-type="float" office:value="0.00000000000110284" calcext:value-type="float">
            <text:p>1,10E-12</text:p>
          </table:table-cell>
          <table:table-cell/>
        </table:table-row>
        <table:table-row table:style-name="ro1">
          <table:table-cell/>
          <table:table-cell office:value-type="float" office:value="0.09883" calcext:value-type="float">
            <text:p>0,0988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514976" calcext:value-type="float">
            <text:p>5,15E-07</text:p>
          </table:table-cell>
          <table:table-cell table:style-name="ce1" office:value-type="float" office:value="0.00000000000143" calcext:value-type="float">
            <text:p>1,43E-12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522777" calcext:value-type="float">
            <text:p>5,23E-07</text:p>
          </table:table-cell>
          <table:table-cell table:style-name="ce1" office:value-type="float" office:value="0.00000000000186107" calcext:value-type="float">
            <text:p>1,86E-12</text:p>
          </table:table-cell>
          <table:table-cell/>
        </table:table-row>
        <table:table-row table:style-name="ro1">
          <table:table-cell/>
          <table:table-cell office:value-type="float" office:value="0.101389" calcext:value-type="float">
            <text:p>0,10138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508532" calcext:value-type="float">
            <text:p>5,09E-07</text:p>
          </table:table-cell>
          <table:table-cell table:style-name="ce1" office:value-type="float" office:value="0.00000000000261003" calcext:value-type="float">
            <text:p>2,61E-12</text:p>
          </table:table-cell>
          <table:table-cell/>
        </table:table-row>
        <table:table-row table:style-name="ro1">
          <table:table-cell/>
          <table:table-cell office:value-type="float" office:value="0.102957" calcext:value-type="float">
            <text:p>0,102957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89128" calcext:value-type="float">
            <text:p>4,89E-07</text:p>
          </table:table-cell>
          <table:table-cell table:style-name="ce1" office:value-type="float" office:value="0.00000000000392775" calcext:value-type="float">
            <text:p>3,93E-12</text:p>
          </table:table-cell>
          <table:table-cell/>
        </table:table-row>
        <table:table-row table:style-name="ro1">
          <table:table-cell/>
          <table:table-cell office:value-type="float" office:value="0.104699" calcext:value-type="float">
            <text:p>0,10469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95817" calcext:value-type="float">
            <text:p>4,96E-07</text:p>
          </table:table-cell>
          <table:table-cell table:style-name="ce1" office:value-type="float" office:value="0.00000000000647167" calcext:value-type="float">
            <text:p>6,47E-12</text:p>
          </table:table-cell>
          <table:table-cell/>
        </table:table-row>
        <table:table-row table:style-name="ro1">
          <table:table-cell/>
          <table:table-cell office:value-type="float" office:value="0.106511" calcext:value-type="float">
            <text:p>0,10651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668649" calcext:value-type="float">
            <text:p>6,69E-07</text:p>
          </table:table-cell>
          <table:table-cell table:style-name="ce1" office:value-type="float" office:value="0.0000000000118573" calcext:value-type="float">
            <text:p>1,19E-11</text:p>
          </table:table-cell>
          <table:table-cell/>
        </table:table-row>
        <table:table-row table:style-name="ro1">
          <table:table-cell/>
          <table:table-cell office:value-type="float" office:value="0.108065" calcext:value-type="float">
            <text:p>0,10806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711225" calcext:value-type="float">
            <text:p>7,11E-07</text:p>
          </table:table-cell>
          <table:table-cell table:style-name="ce1" office:value-type="float" office:value="0.0000000000186825" calcext:value-type="float">
            <text:p>1,87E-11</text:p>
          </table:table-cell>
          <table:table-cell/>
        </table:table-row>
        <table:table-row table:style-name="ro1">
          <table:table-cell/>
          <table:table-cell office:value-type="float" office:value="0.109462" calcext:value-type="float">
            <text:p>0,10946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678983" calcext:value-type="float">
            <text:p>6,79E-07</text:p>
          </table:table-cell>
          <table:table-cell table:style-name="ce1" office:value-type="float" office:value="0.0000000000273577" calcext:value-type="float">
            <text:p>2,74E-11</text:p>
          </table:table-cell>
          <table:table-cell/>
        </table:table-row>
        <table:table-row table:style-name="ro1">
          <table:table-cell/>
          <table:table-cell office:value-type="float" office:value="0.110729" calcext:value-type="float">
            <text:p>0,11072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547835" calcext:value-type="float">
            <text:p>5,48E-07</text:p>
          </table:table-cell>
          <table:table-cell table:style-name="ce1" office:value-type="float" office:value="0.0000000000378529" calcext:value-type="float">
            <text:p>3,79E-11</text:p>
          </table:table-cell>
          <table:table-cell/>
        </table:table-row>
        <table:table-row table:style-name="ro1">
          <table:table-cell/>
          <table:table-cell office:value-type="float" office:value="0.111919" calcext:value-type="float">
            <text:p>0,11191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21579" calcext:value-type="float">
            <text:p>4,22E-07</text:p>
          </table:table-cell>
          <table:table-cell table:style-name="ce1" office:value-type="float" office:value="0.0000000000507416" calcext:value-type="float">
            <text:p>5,07E-11</text:p>
          </table:table-cell>
          <table:table-cell/>
        </table:table-row>
        <table:table-row table:style-name="ro1">
          <table:table-cell/>
          <table:table-cell office:value-type="float" office:value="0.113039" calcext:value-type="float">
            <text:p>0,11303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339481" calcext:value-type="float">
            <text:p>3,39E-07</text:p>
          </table:table-cell>
          <table:table-cell table:style-name="ce1" office:value-type="float" office:value="0.0000000000658961" calcext:value-type="float">
            <text:p>6,59E-11</text:p>
          </table:table-cell>
          <table:table-cell/>
        </table:table-row>
        <table:table-row table:style-name="ro1">
          <table:table-cell/>
          <table:table-cell office:value-type="float" office:value="0.114126" calcext:value-type="float">
            <text:p>0,11412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318032" calcext:value-type="float">
            <text:p>3,18E-07</text:p>
          </table:table-cell>
          <table:table-cell table:style-name="ce1" office:value-type="float" office:value="0.0000000000838841" calcext:value-type="float">
            <text:p>8,39E-11</text:p>
          </table:table-cell>
          <table:table-cell/>
        </table:table-row>
        <table:table-row table:style-name="ro1">
          <table:table-cell/>
          <table:table-cell office:value-type="float" office:value="0.115213" calcext:value-type="float">
            <text:p>0,11521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357307" calcext:value-type="float">
            <text:p>3,57E-07</text:p>
          </table:table-cell>
          <table:table-cell table:style-name="ce1" office:value-type="float" office:value="0.000000000103819" calcext:value-type="float">
            <text:p>1,04E-10</text:p>
          </table:table-cell>
          <table:table-cell/>
        </table:table-row>
        <table:table-row table:style-name="ro1">
          <table:table-cell/>
          <table:table-cell office:value-type="float" office:value="0.1163" calcext:value-type="float">
            <text:p>0,116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26954" calcext:value-type="float">
            <text:p>4,27E-07</text:p>
          </table:table-cell>
          <table:table-cell table:style-name="ce1" office:value-type="float" office:value="0.000000000124941" calcext:value-type="float">
            <text:p>1,25E-10</text:p>
          </table:table-cell>
          <table:table-cell/>
        </table:table-row>
        <table:table-row table:style-name="ro1">
          <table:table-cell/>
          <table:table-cell office:value-type="float" office:value="0.117354" calcext:value-type="float">
            <text:p>0,11735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447131" calcext:value-type="float">
            <text:p>4,47E-07</text:p>
          </table:table-cell>
          <table:table-cell table:style-name="ce1" office:value-type="float" office:value="0.000000000147187" calcext:value-type="float">
            <text:p>1,47E-10</text:p>
          </table:table-cell>
          <table:table-cell/>
        </table:table-row>
        <table:table-row table:style-name="ro1">
          <table:table-cell/>
          <table:table-cell office:value-type="float" office:value="0.118407" calcext:value-type="float">
            <text:p>0,118407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535471" calcext:value-type="float">
            <text:p>5,35E-07</text:p>
          </table:table-cell>
          <table:table-cell table:style-name="ce1" office:value-type="float" office:value="0.000000000170031" calcext:value-type="float">
            <text:p>1,70E-10</text:p>
          </table:table-cell>
          <table:table-cell/>
        </table:table-row>
        <table:table-row table:style-name="ro1">
          <table:table-cell/>
          <table:table-cell office:value-type="float" office:value="0.11946" calcext:value-type="float">
            <text:p>0,1194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675252" calcext:value-type="float">
            <text:p>6,75E-07</text:p>
          </table:table-cell>
          <table:table-cell table:style-name="ce1" office:value-type="float" office:value="0.000000000210861" calcext:value-type="float">
            <text:p>2,11E-10</text:p>
          </table:table-cell>
          <table:table-cell/>
        </table:table-row>
        <table:table-row table:style-name="ro1">
          <table:table-cell/>
          <table:table-cell office:value-type="float" office:value="0.120478" calcext:value-type="float">
            <text:p>0,120478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762564" calcext:value-type="float">
            <text:p>7,63E-07</text:p>
          </table:table-cell>
          <table:table-cell table:style-name="ce1" office:value-type="float" office:value="0.000000000306807" calcext:value-type="float">
            <text:p>3,07E-10</text:p>
          </table:table-cell>
          <table:table-cell/>
        </table:table-row>
        <table:table-row table:style-name="ro1">
          <table:table-cell/>
          <table:table-cell office:value-type="float" office:value="0.121496" calcext:value-type="float">
            <text:p>0,12149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0967449" calcext:value-type="float">
            <text:p>9,67E-07</text:p>
          </table:table-cell>
          <table:table-cell table:style-name="ce1" office:value-type="float" office:value="0.000000000533622" calcext:value-type="float">
            <text:p>5,34E-10</text:p>
          </table:table-cell>
          <table:table-cell/>
        </table:table-row>
        <table:table-row table:style-name="ro1">
          <table:table-cell/>
          <table:table-cell office:value-type="float" office:value="0.122479" calcext:value-type="float">
            <text:p>0,12247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108389" calcext:value-type="float">
            <text:p>1,08E-06</text:p>
          </table:table-cell>
          <table:table-cell table:style-name="ce1" office:value-type="float" office:value="0.000000000880283" calcext:value-type="float">
            <text:p>8,80E-10</text:p>
          </table:table-cell>
          <table:table-cell/>
        </table:table-row>
        <table:table-row table:style-name="ro1">
          <table:table-cell/>
          <table:table-cell office:value-type="float" office:value="0.123428" calcext:value-type="float">
            <text:p>0,123428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123127" calcext:value-type="float">
            <text:p>1,23E-06</text:p>
          </table:table-cell>
          <table:table-cell table:style-name="ce1" office:value-type="float" office:value="0.00000000141132" calcext:value-type="float">
            <text:p>1,41E-09</text:p>
          </table:table-cell>
          <table:table-cell/>
        </table:table-row>
        <table:table-row table:style-name="ro1">
          <table:table-cell/>
          <table:table-cell office:value-type="float" office:value="0.124377" calcext:value-type="float">
            <text:p>0,124377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160241" calcext:value-type="float">
            <text:p>1,60E-06</text:p>
          </table:table-cell>
          <table:table-cell table:style-name="ce1" office:value-type="float" office:value="0.00000000258723" calcext:value-type="float">
            <text:p>2,59E-09</text:p>
          </table:table-cell>
          <table:table-cell/>
        </table:table-row>
        <table:table-row table:style-name="ro1">
          <table:table-cell/>
          <table:table-cell office:value-type="float" office:value="0.125326" calcext:value-type="float">
            <text:p>0,12532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214221" calcext:value-type="float">
            <text:p>2,14E-06</text:p>
          </table:table-cell>
          <table:table-cell table:style-name="ce1" office:value-type="float" office:value="0.00000000495162" calcext:value-type="float">
            <text:p>4,95E-09</text:p>
          </table:table-cell>
          <table:table-cell/>
        </table:table-row>
        <table:table-row table:style-name="ro1">
          <table:table-cell/>
          <table:table-cell office:value-type="float" office:value="0.126275" calcext:value-type="float">
            <text:p>0,12627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283226" calcext:value-type="float">
            <text:p>2,83E-06</text:p>
          </table:table-cell>
          <table:table-cell table:style-name="ce1" office:value-type="float" office:value="0.00000000979392" calcext:value-type="float">
            <text:p>9,79E-09</text:p>
          </table:table-cell>
          <table:table-cell/>
        </table:table-row>
        <table:table-row table:style-name="ro1">
          <table:table-cell/>
          <table:table-cell office:value-type="float" office:value="0.127224" calcext:value-type="float">
            <text:p>0,12722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375399" calcext:value-type="float">
            <text:p>3,75E-06</text:p>
          </table:table-cell>
          <table:table-cell table:style-name="ce1" office:value-type="float" office:value="0.0000000206677" calcext:value-type="float">
            <text:p>2,07E-08</text:p>
          </table:table-cell>
          <table:table-cell/>
        </table:table-row>
        <table:table-row table:style-name="ro1">
          <table:table-cell/>
          <table:table-cell office:value-type="float" office:value="0.128173" calcext:value-type="float">
            <text:p>0,12817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50254" calcext:value-type="float">
            <text:p>5,03E-06</text:p>
          </table:table-cell>
          <table:table-cell table:style-name="ce1" office:value-type="float" office:value="0.0000000452112" calcext:value-type="float">
            <text:p>4,52E-08</text:p>
          </table:table-cell>
          <table:table-cell/>
        </table:table-row>
        <table:table-row table:style-name="ro1">
          <table:table-cell/>
          <table:table-cell office:value-type="float" office:value="0.129165" calcext:value-type="float">
            <text:p>0,12916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0797959" calcext:value-type="float">
            <text:p>7,98E-06</text:p>
          </table:table-cell>
          <table:table-cell table:style-name="ce1" office:value-type="float" office:value="0.0000001207" calcext:value-type="float">
            <text:p>1,21E-07</text:p>
          </table:table-cell>
          <table:table-cell/>
        </table:table-row>
        <table:table-row table:style-name="ro1">
          <table:table-cell/>
          <table:table-cell office:value-type="float" office:value="0.130157" calcext:value-type="float">
            <text:p>0,130157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10777" calcext:value-type="float">
            <text:p>1,08E-05</text:p>
          </table:table-cell>
          <table:table-cell table:style-name="ce1" office:value-type="float" office:value="0.000000258862" calcext:value-type="float">
            <text:p>2,59E-07</text:p>
          </table:table-cell>
          <table:table-cell/>
        </table:table-row>
        <table:table-row table:style-name="ro1">
          <table:table-cell/>
          <table:table-cell office:value-type="float" office:value="0.131149" calcext:value-type="float">
            <text:p>0,131149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142741" calcext:value-type="float">
            <text:p>1,43E-05</text:p>
          </table:table-cell>
          <table:table-cell table:style-name="ce1" office:value-type="float" office:value="0.00000048808" calcext:value-type="float">
            <text:p>4,88E-07</text:p>
          </table:table-cell>
          <table:table-cell/>
        </table:table-row>
        <table:table-row table:style-name="ro1">
          <table:table-cell/>
          <table:table-cell office:value-type="float" office:value="0.132141" calcext:value-type="float">
            <text:p>0,13214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188041" calcext:value-type="float">
            <text:p>1,88E-05</text:p>
          </table:table-cell>
          <table:table-cell table:style-name="ce1" office:value-type="float" office:value="0.000000867581" calcext:value-type="float">
            <text:p>8,68E-07</text:p>
          </table:table-cell>
          <table:table-cell/>
        </table:table-row>
        <table:table-row table:style-name="ro1">
          <table:table-cell/>
          <table:table-cell office:value-type="float" office:value="0.133134" calcext:value-type="float">
            <text:p>0,13313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250163" calcext:value-type="float">
            <text:p>2,50E-05</text:p>
          </table:table-cell>
          <table:table-cell table:style-name="ce1" office:value-type="float" office:value="0.00000154048" calcext:value-type="float">
            <text:p>1,54E-06</text:p>
          </table:table-cell>
          <table:table-cell/>
        </table:table-row>
        <table:table-row table:style-name="ro1">
          <table:table-cell/>
          <table:table-cell office:value-type="float" office:value="0.134071" calcext:value-type="float">
            <text:p>0,13407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272869" calcext:value-type="float">
            <text:p>2,73E-05</text:p>
          </table:table-cell>
          <table:table-cell table:style-name="ce1" office:value-type="float" office:value="0.0000023462" calcext:value-type="float">
            <text:p>2,35E-06</text:p>
          </table:table-cell>
          <table:table-cell/>
        </table:table-row>
        <table:table-row table:style-name="ro1">
          <table:table-cell/>
          <table:table-cell office:value-type="float" office:value="0.135066" calcext:value-type="float">
            <text:p>0,135066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422329" calcext:value-type="float">
            <text:p>4,22E-05</text:p>
          </table:table-cell>
          <table:table-cell table:style-name="ce1" office:value-type="float" office:value="0.00000459391" calcext:value-type="float">
            <text:p>4,59E-06</text:p>
          </table:table-cell>
          <table:table-cell/>
        </table:table-row>
        <table:table-row table:style-name="ro1">
          <table:table-cell/>
          <table:table-cell office:value-type="float" office:value="0.136062" calcext:value-type="float">
            <text:p>0,13606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555531" calcext:value-type="float">
            <text:p>5,56E-05</text:p>
          </table:table-cell>
          <table:table-cell table:style-name="ce1" office:value-type="float" office:value="0.00000744995" calcext:value-type="float">
            <text:p>7,45E-06</text:p>
          </table:table-cell>
          <table:table-cell/>
        </table:table-row>
        <table:table-row table:style-name="ro1">
          <table:table-cell/>
          <table:table-cell office:value-type="float" office:value="0.137057" calcext:value-type="float">
            <text:p>0,137057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716501" calcext:value-type="float">
            <text:p>7,17E-05</text:p>
          </table:table-cell>
          <table:table-cell table:style-name="ce1" office:value-type="float" office:value="0.0000114261" calcext:value-type="float">
            <text:p>1,14E-05</text:p>
          </table:table-cell>
          <table:table-cell/>
        </table:table-row>
        <table:table-row table:style-name="ro1">
          <table:table-cell/>
          <table:table-cell office:value-type="float" office:value="0.138053" calcext:value-type="float">
            <text:p>0,13805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93428" calcext:value-type="float">
            <text:p>9,34E-05</text:p>
          </table:table-cell>
          <table:table-cell table:style-name="ce1" office:value-type="float" office:value="0.000017199" calcext:value-type="float">
            <text:p>1,72E-05</text:p>
          </table:table-cell>
          <table:table-cell/>
        </table:table-row>
        <table:table-row table:style-name="ro1">
          <table:table-cell/>
          <table:table-cell office:value-type="float" office:value="0.139048" calcext:value-type="float">
            <text:p>0,13904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20598" calcext:value-type="float">
            <text:p>0,000120598</text:p>
          </table:table-cell>
          <table:table-cell table:style-name="ce1" office:value-type="float" office:value="0.0000267983" calcext:value-type="float">
            <text:p>2,68E-05</text:p>
          </table:table-cell>
          <table:table-cell/>
        </table:table-row>
        <table:table-row table:style-name="ro1">
          <table:table-cell/>
          <table:table-cell office:value-type="float" office:value="0.140044" calcext:value-type="float">
            <text:p>0,14004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54009" calcext:value-type="float">
            <text:p>0,000154009</text:p>
          </table:table-cell>
          <table:table-cell table:style-name="ce1" office:value-type="float" office:value="0.0000422549" calcext:value-type="float">
            <text:p>4,23E-05</text:p>
          </table:table-cell>
          <table:table-cell/>
        </table:table-row>
        <table:table-row table:style-name="ro1">
          <table:table-cell/>
          <table:table-cell office:value-type="float" office:value="0.14104" calcext:value-type="float">
            <text:p>0,141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93923" calcext:value-type="float">
            <text:p>0,000193923</text:p>
          </table:table-cell>
          <table:table-cell table:style-name="ce1" office:value-type="float" office:value="0.0000673528" calcext:value-type="float">
            <text:p>6,74E-05</text:p>
          </table:table-cell>
          <table:table-cell/>
        </table:table-row>
        <table:table-row table:style-name="ro1">
          <table:table-cell/>
          <table:table-cell office:value-type="float" office:value="0.142035" calcext:value-type="float">
            <text:p>0,14203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240729" calcext:value-type="float">
            <text:p>0,000240729</text:p>
          </table:table-cell>
          <table:table-cell office:value-type="float" office:value="0.000106155" calcext:value-type="float">
            <text:p>0,000106155</text:p>
          </table:table-cell>
          <table:table-cell/>
        </table:table-row>
        <table:table-row table:style-name="ro1">
          <table:table-cell/>
          <table:table-cell office:value-type="float" office:value="0.143031" calcext:value-type="float">
            <text:p>0,14303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293162" calcext:value-type="float">
            <text:p>0,000293162</text:p>
          </table:table-cell>
          <table:table-cell office:value-type="float" office:value="0.000170625" calcext:value-type="float">
            <text:p>0,000170625</text:p>
          </table:table-cell>
          <table:table-cell/>
        </table:table-row>
        <table:table-row table:style-name="ro1">
          <table:table-cell/>
          <table:table-cell office:value-type="float" office:value="0.144026" calcext:value-type="float">
            <text:p>0,14402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359532" calcext:value-type="float">
            <text:p>0,000359532</text:p>
          </table:table-cell>
          <table:table-cell office:value-type="float" office:value="0.000280128" calcext:value-type="float">
            <text:p>0,000280128</text:p>
          </table:table-cell>
          <table:table-cell/>
        </table:table-row>
        <table:table-row table:style-name="ro1">
          <table:table-cell/>
          <table:table-cell office:value-type="float" office:value="0.145022" calcext:value-type="float">
            <text:p>0,1450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439494" calcext:value-type="float">
            <text:p>0,000439494</text:p>
          </table:table-cell>
          <table:table-cell office:value-type="float" office:value="0.000488025" calcext:value-type="float">
            <text:p>0,000488025</text:p>
          </table:table-cell>
          <table:table-cell/>
        </table:table-row>
        <table:table-row table:style-name="ro1">
          <table:table-cell/>
          <table:table-cell office:value-type="float" office:value="0.146018" calcext:value-type="float">
            <text:p>0,14601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539194" calcext:value-type="float">
            <text:p>0,000539194</text:p>
          </table:table-cell>
          <table:table-cell office:value-type="float" office:value="0.000920118" calcext:value-type="float">
            <text:p>0,000920118</text:p>
          </table:table-cell>
          <table:table-cell/>
        </table:table-row>
        <table:table-row table:style-name="ro1">
          <table:table-cell/>
          <table:table-cell office:value-type="float" office:value="0.147013" calcext:value-type="float">
            <text:p>0,1470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664508" calcext:value-type="float">
            <text:p>0,000664508</text:p>
          </table:table-cell>
          <table:table-cell office:value-type="float" office:value="0.00160536" calcext:value-type="float">
            <text:p>0,00160536</text:p>
          </table:table-cell>
          <table:table-cell/>
        </table:table-row>
        <table:table-row table:style-name="ro1">
          <table:table-cell/>
          <table:table-cell office:value-type="float" office:value="0.148009" calcext:value-type="float">
            <text:p>0,14800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817802" calcext:value-type="float">
            <text:p>0,000817802</text:p>
          </table:table-cell>
          <table:table-cell office:value-type="float" office:value="0.00284468" calcext:value-type="float">
            <text:p>0,00284468</text:p>
          </table:table-cell>
          <table:table-cell/>
        </table:table-row>
        <table:table-row table:style-name="ro1">
          <table:table-cell/>
          <table:table-cell office:value-type="float" office:value="0.149004" calcext:value-type="float">
            <text:p>0,1490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100046" calcext:value-type="float">
            <text:p>0,00100046</text:p>
          </table:table-cell>
          <table:table-cell office:value-type="float" office:value="0.00541105" calcext:value-type="float">
            <text:p>0,00541105</text:p>
          </table:table-cell>
          <table:table-cell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123746" calcext:value-type="float">
            <text:p>0,00123746</text:p>
          </table:table-cell>
          <table:table-cell office:value-type="float" office:value="0.0155941" calcext:value-type="float">
            <text:p>0,0155941</text:p>
          </table:table-cell>
          <table:table-cell/>
        </table:table-row>
        <table:table-row table:style-name="ro1">
          <table:table-cell/>
          <table:table-cell office:value-type="float" office:value="0.151111" calcext:value-type="float">
            <text:p>0,15111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194098" calcext:value-type="float">
            <text:p>0,00194098</text:p>
          </table:table-cell>
          <table:table-cell office:value-type="float" office:value="0.0637373" calcext:value-type="float">
            <text:p>0,0637373</text:p>
          </table:table-cell>
          <table:table-cell/>
        </table:table-row>
        <table:table-row table:style-name="ro1">
          <table:table-cell/>
          <table:table-cell office:value-type="float" office:value="0.152333" calcext:value-type="float">
            <text:p>0,15233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300344" calcext:value-type="float">
            <text:p>0,00300344</text:p>
          </table:table-cell>
          <table:table-cell office:value-type="float" office:value="0.16418" calcext:value-type="float">
            <text:p>0,16418</text:p>
          </table:table-cell>
          <table:table-cell/>
        </table:table-row>
        <table:table-row table:style-name="ro1">
          <table:table-cell/>
          <table:table-cell office:value-type="float" office:value="0.153588" calcext:value-type="float">
            <text:p>0,153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00302" calcext:value-type="float">
            <text:p>0,00400302</text:p>
          </table:table-cell>
          <table:table-cell office:value-type="float" office:value="0.256767" calcext:value-type="float">
            <text:p>0,256767</text:p>
          </table:table-cell>
          <table:table-cell/>
        </table:table-row>
        <table:table-row table:style-name="ro1">
          <table:table-cell/>
          <table:table-cell office:value-type="float" office:value="0.154842" calcext:value-type="float">
            <text:p>0,15484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495001" calcext:value-type="float">
            <text:p>0,00495001</text:p>
          </table:table-cell>
          <table:table-cell office:value-type="float" office:value="0.335458" calcext:value-type="float">
            <text:p>0,335458</text:p>
          </table:table-cell>
          <table:table-cell/>
        </table:table-row>
        <table:table-row table:style-name="ro1">
          <table:table-cell/>
          <table:table-cell office:value-type="float" office:value="0.156096" calcext:value-type="float">
            <text:p>0,1560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598319" calcext:value-type="float">
            <text:p>0,00598319</text:p>
          </table:table-cell>
          <table:table-cell office:value-type="float" office:value="0.24584" calcext:value-type="float">
            <text:p>0,24584</text:p>
          </table:table-cell>
          <table:table-cell/>
        </table:table-row>
        <table:table-row table:style-name="ro1">
          <table:table-cell/>
          <table:table-cell office:value-type="float" office:value="0.157351" calcext:value-type="float">
            <text:p>0,15735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708893" calcext:value-type="float">
            <text:p>0,00708893</text:p>
          </table:table-cell>
          <table:table-cell office:value-type="float" office:value="0.0955291" calcext:value-type="float">
            <text:p>0,0955291</text:p>
          </table:table-cell>
          <table:table-cell/>
        </table:table-row>
        <table:table-row table:style-name="ro1">
          <table:table-cell/>
          <table:table-cell office:value-type="float" office:value="0.158605" calcext:value-type="float">
            <text:p>0,15860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822071" calcext:value-type="float">
            <text:p>0,00822071</text:p>
          </table:table-cell>
          <table:table-cell office:value-type="float" office:value="0.0347297" calcext:value-type="float">
            <text:p>0,0347297</text:p>
          </table:table-cell>
          <table:table-cell/>
        </table:table-row>
        <table:table-row table:style-name="ro1">
          <table:table-cell/>
          <table:table-cell office:value-type="float" office:value="0.15986" calcext:value-type="float">
            <text:p>0,159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108194" calcext:value-type="float">
            <text:p>0,0108194</text:p>
          </table:table-cell>
          <table:table-cell office:value-type="float" office:value="0.0393635" calcext:value-type="float">
            <text:p>0,0393635</text:p>
          </table:table-cell>
          <table:table-cell/>
        </table:table-row>
        <table:table-row table:style-name="ro1">
          <table:table-cell/>
          <table:table-cell office:value-type="float" office:value="0.161114" calcext:value-type="float">
            <text:p>0,16111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169911" calcext:value-type="float">
            <text:p>0,0169911</text:p>
          </table:table-cell>
          <table:table-cell office:value-type="float" office:value="0.0552393" calcext:value-type="float">
            <text:p>0,0552393</text:p>
          </table:table-cell>
          <table:table-cell/>
        </table:table-row>
        <table:table-row table:style-name="ro1">
          <table:table-cell/>
          <table:table-cell office:value-type="float" office:value="0.162368" calcext:value-type="float">
            <text:p>0,1623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279516" calcext:value-type="float">
            <text:p>0,0279516</text:p>
          </table:table-cell>
          <table:table-cell office:value-type="float" office:value="0.0743804" calcext:value-type="float">
            <text:p>0,0743804</text:p>
          </table:table-cell>
          <table:table-cell/>
        </table:table-row>
        <table:table-row table:style-name="ro1">
          <table:table-cell/>
          <table:table-cell office:value-type="float" office:value="0.163623" calcext:value-type="float">
            <text:p>0,1636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450349" calcext:value-type="float">
            <text:p>0,0450349</text:p>
          </table:table-cell>
          <table:table-cell office:value-type="float" office:value="0.121621" calcext:value-type="float">
            <text:p>0,121621</text:p>
          </table:table-cell>
          <table:table-cell/>
        </table:table-row>
        <table:table-row table:style-name="ro1">
          <table:table-cell/>
          <table:table-cell office:value-type="float" office:value="0.164877" calcext:value-type="float">
            <text:p>0,1648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686806" calcext:value-type="float">
            <text:p>0,0686806</text:p>
          </table:table-cell>
          <table:table-cell office:value-type="float" office:value="0.233306" calcext:value-type="float">
            <text:p>0,233306</text:p>
          </table:table-cell>
          <table:table-cell/>
        </table:table-row>
        <table:table-row table:style-name="ro1">
          <table:table-cell/>
          <table:table-cell office:value-type="float" office:value="0.166132" calcext:value-type="float">
            <text:p>0,1661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03202" calcext:value-type="float">
            <text:p>0,103202</text:p>
          </table:table-cell>
          <table:table-cell office:value-type="float" office:value="0.403497" calcext:value-type="float">
            <text:p>0,403497</text:p>
          </table:table-cell>
          <table:table-cell/>
        </table:table-row>
        <table:table-row table:style-name="ro1">
          <table:table-cell/>
          <table:table-cell office:value-type="float" office:value="0.167386" calcext:value-type="float">
            <text:p>0,1673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46456" calcext:value-type="float">
            <text:p>0,146456</text:p>
          </table:table-cell>
          <table:table-cell office:value-type="float" office:value="0.583731" calcext:value-type="float">
            <text:p>0,583731</text:p>
          </table:table-cell>
          <table:table-cell/>
        </table:table-row>
        <table:table-row table:style-name="ro1">
          <table:table-cell/>
          <table:table-cell office:value-type="float" office:value="0.16864" calcext:value-type="float">
            <text:p>0,168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95334" calcext:value-type="float">
            <text:p>0,195334</text:p>
          </table:table-cell>
          <table:table-cell office:value-type="float" office:value="0.711644" calcext:value-type="float">
            <text:p>0,711644</text:p>
          </table:table-cell>
          <table:table-cell/>
        </table:table-row>
        <table:table-row table:style-name="ro1">
          <table:table-cell/>
          <table:table-cell office:value-type="float" office:value="0.169846" calcext:value-type="float">
            <text:p>0,1698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44964" calcext:value-type="float">
            <text:p>0,244964</text:p>
          </table:table-cell>
          <table:table-cell office:value-type="float" office:value="0.782856" calcext:value-type="float">
            <text:p>0,782856</text:p>
          </table:table-cell>
          <table:table-cell/>
        </table:table-row>
        <table:table-row table:style-name="ro1">
          <table:table-cell/>
          <table:table-cell office:value-type="float" office:value="0.171053" calcext:value-type="float">
            <text:p>0,17105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95546" calcext:value-type="float">
            <text:p>0,295546</text:p>
          </table:table-cell>
          <table:table-cell office:value-type="float" office:value="0.829751" calcext:value-type="float">
            <text:p>0,829751</text:p>
          </table:table-cell>
          <table:table-cell/>
        </table:table-row>
        <table:table-row table:style-name="ro1">
          <table:table-cell/>
          <table:table-cell office:value-type="float" office:value="0.172259" calcext:value-type="float">
            <text:p>0,17225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344553" calcext:value-type="float">
            <text:p>0,344553</text:p>
          </table:table-cell>
          <table:table-cell office:value-type="float" office:value="0.840492" calcext:value-type="float">
            <text:p>0,840492</text:p>
          </table:table-cell>
          <table:table-cell/>
        </table:table-row>
        <table:table-row table:style-name="ro1">
          <table:table-cell/>
          <table:table-cell office:value-type="float" office:value="0.173465" calcext:value-type="float">
            <text:p>0,17346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391117" calcext:value-type="float">
            <text:p>0,391117</text:p>
          </table:table-cell>
          <table:table-cell office:value-type="float" office:value="0.881979" calcext:value-type="float">
            <text:p>0,881979</text:p>
          </table:table-cell>
          <table:table-cell/>
        </table:table-row>
        <table:table-row table:style-name="ro1">
          <table:table-cell/>
          <table:table-cell office:value-type="float" office:value="0.174671" calcext:value-type="float">
            <text:p>0,17467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40453" calcext:value-type="float">
            <text:p>0,440453</text:p>
          </table:table-cell>
          <table:table-cell office:value-type="float" office:value="0.899439" calcext:value-type="float">
            <text:p>0,899439</text:p>
          </table:table-cell>
          <table:table-cell/>
        </table:table-row>
        <table:table-row table:style-name="ro1">
          <table:table-cell/>
          <table:table-cell office:value-type="float" office:value="0.175877" calcext:value-type="float">
            <text:p>0,1758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87882" calcext:value-type="float">
            <text:p>0,487882</text:p>
          </table:table-cell>
          <table:table-cell office:value-type="float" office:value="0.909416" calcext:value-type="float">
            <text:p>0,909416</text:p>
          </table:table-cell>
          <table:table-cell/>
        </table:table-row>
        <table:table-row table:style-name="ro1">
          <table:table-cell/>
          <table:table-cell office:value-type="float" office:value="0.177083" calcext:value-type="float">
            <text:p>0,1770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53618" calcext:value-type="float">
            <text:p>0,53618</text:p>
          </table:table-cell>
          <table:table-cell office:value-type="float" office:value="0.915929" calcext:value-type="float">
            <text:p>0,915929</text:p>
          </table:table-cell>
          <table:table-cell/>
        </table:table-row>
        <table:table-row table:style-name="ro1">
          <table:table-cell/>
          <table:table-cell office:value-type="float" office:value="0.178356" calcext:value-type="float">
            <text:p>0,17835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587263" calcext:value-type="float">
            <text:p>0,587263</text:p>
          </table:table-cell>
          <table:table-cell office:value-type="float" office:value="0.921013" calcext:value-type="float">
            <text:p>0,921013</text:p>
          </table:table-cell>
          <table:table-cell/>
        </table:table-row>
        <table:table-row table:style-name="ro1">
          <table:table-cell/>
          <table:table-cell office:value-type="float" office:value="0.17963" calcext:value-type="float">
            <text:p>0,179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634567" calcext:value-type="float">
            <text:p>0,634567</text:p>
          </table:table-cell>
          <table:table-cell office:value-type="float" office:value="0.924426" calcext:value-type="float">
            <text:p>0,924426</text:p>
          </table:table-cell>
          <table:table-cell/>
        </table:table-row>
        <table:table-row table:style-name="ro1">
          <table:table-cell/>
          <table:table-cell office:value-type="float" office:value="0.180903" calcext:value-type="float">
            <text:p>0,18090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676177" calcext:value-type="float">
            <text:p>0,676177</text:p>
          </table:table-cell>
          <table:table-cell office:value-type="float" office:value="0.92705" calcext:value-type="float">
            <text:p>0,92705</text:p>
          </table:table-cell>
          <table:table-cell/>
        </table:table-row>
        <table:table-row table:style-name="ro1">
          <table:table-cell/>
          <table:table-cell office:value-type="float" office:value="0.182176" calcext:value-type="float">
            <text:p>0,1821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11732" calcext:value-type="float">
            <text:p>0,711732</text:p>
          </table:table-cell>
          <table:table-cell office:value-type="float" office:value="0.932552" calcext:value-type="float">
            <text:p>0,932552</text:p>
          </table:table-cell>
          <table:table-cell/>
        </table:table-row>
        <table:table-row table:style-name="ro1">
          <table:table-cell/>
          <table:table-cell office:value-type="float" office:value="0.183449" calcext:value-type="float">
            <text:p>0,18344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42937" calcext:value-type="float">
            <text:p>0,742937</text:p>
          </table:table-cell>
          <table:table-cell office:value-type="float" office:value="0.93375" calcext:value-type="float">
            <text:p>0,93375</text:p>
          </table:table-cell>
          <table:table-cell/>
        </table:table-row>
        <table:table-row table:style-name="ro1">
          <table:table-cell/>
          <table:table-cell office:value-type="float" office:value="0.184722" calcext:value-type="float">
            <text:p>0,1847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70659" calcext:value-type="float">
            <text:p>0,770659</text:p>
          </table:table-cell>
          <table:table-cell office:value-type="float" office:value="0.926791" calcext:value-type="float">
            <text:p>0,926791</text:p>
          </table:table-cell>
          <table:table-cell/>
        </table:table-row>
        <table:table-row table:style-name="ro1">
          <table:table-cell/>
          <table:table-cell office:value-type="float" office:value="0.185995" calcext:value-type="float">
            <text:p>0,1859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95281" calcext:value-type="float">
            <text:p>0,795281</text:p>
          </table:table-cell>
          <table:table-cell office:value-type="float" office:value="0.910087" calcext:value-type="float">
            <text:p>0,910087</text:p>
          </table:table-cell>
          <table:table-cell/>
        </table:table-row>
        <table:table-row table:style-name="ro1">
          <table:table-cell/>
          <table:table-cell office:value-type="float" office:value="0.187269" calcext:value-type="float">
            <text:p>0,1872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16975" calcext:value-type="float">
            <text:p>0,816975</text:p>
          </table:table-cell>
          <table:table-cell office:value-type="float" office:value="0.881445" calcext:value-type="float">
            <text:p>0,881445</text:p>
          </table:table-cell>
          <table:table-cell/>
        </table:table-row>
        <table:table-row table:style-name="ro1">
          <table:table-cell/>
          <table:table-cell office:value-type="float" office:value="0.188542" calcext:value-type="float">
            <text:p>0,18854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35742" calcext:value-type="float">
            <text:p>0,835742</text:p>
          </table:table-cell>
          <table:table-cell office:value-type="float" office:value="0.846238" calcext:value-type="float">
            <text:p>0,846238</text:p>
          </table:table-cell>
          <table:table-cell/>
        </table:table-row>
        <table:table-row table:style-name="ro1">
          <table:table-cell/>
          <table:table-cell office:value-type="float" office:value="0.189815" calcext:value-type="float">
            <text:p>0,1898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51615" calcext:value-type="float">
            <text:p>0,851615</text:p>
          </table:table-cell>
          <table:table-cell office:value-type="float" office:value="0.812904" calcext:value-type="float">
            <text:p>0,812904</text:p>
          </table:table-cell>
          <table:table-cell/>
        </table:table-row>
        <table:table-row table:style-name="ro1">
          <table:table-cell/>
          <table:table-cell office:value-type="float" office:value="0.191088" calcext:value-type="float">
            <text:p>0,1910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64648" calcext:value-type="float">
            <text:p>0,864648</text:p>
          </table:table-cell>
          <table:table-cell office:value-type="float" office:value="0.79288" calcext:value-type="float">
            <text:p>0,79288</text:p>
          </table:table-cell>
          <table:table-cell/>
        </table:table-row>
        <table:table-row table:style-name="ro1">
          <table:table-cell/>
          <table:table-cell office:value-type="float" office:value="0.192361" calcext:value-type="float">
            <text:p>0,1923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75067" calcext:value-type="float">
            <text:p>0,875067</text:p>
          </table:table-cell>
          <table:table-cell office:value-type="float" office:value="0.788241" calcext:value-type="float">
            <text:p>0,788241</text:p>
          </table:table-cell>
          <table:table-cell/>
        </table:table-row>
        <table:table-row table:style-name="ro1">
          <table:table-cell/>
          <table:table-cell office:value-type="float" office:value="0.193634" calcext:value-type="float">
            <text:p>0,19363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83053" calcext:value-type="float">
            <text:p>0,883053</text:p>
          </table:table-cell>
          <table:table-cell office:value-type="float" office:value="0.799199" calcext:value-type="float">
            <text:p>0,799199</text:p>
          </table:table-cell>
          <table:table-cell/>
        </table:table-row>
        <table:table-row table:style-name="ro1">
          <table:table-cell/>
          <table:table-cell office:value-type="float" office:value="0.194907" calcext:value-type="float">
            <text:p>0,1949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88727" calcext:value-type="float">
            <text:p>0,888727</text:p>
          </table:table-cell>
          <table:table-cell office:value-type="float" office:value="0.826588" calcext:value-type="float">
            <text:p>0,826588</text:p>
          </table:table-cell>
          <table:table-cell/>
        </table:table-row>
        <table:table-row table:style-name="ro1">
          <table:table-cell/>
          <table:table-cell office:value-type="float" office:value="0.196181" calcext:value-type="float">
            <text:p>0,19618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92326" calcext:value-type="float">
            <text:p>0,892326</text:p>
          </table:table-cell>
          <table:table-cell office:value-type="float" office:value="0.860524" calcext:value-type="float">
            <text:p>0,860524</text:p>
          </table:table-cell>
          <table:table-cell/>
        </table:table-row>
        <table:table-row table:style-name="ro1">
          <table:table-cell/>
          <table:table-cell office:value-type="float" office:value="0.197454" calcext:value-type="float">
            <text:p>0,19745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94007" calcext:value-type="float">
            <text:p>0,894007</text:p>
          </table:table-cell>
          <table:table-cell office:value-type="float" office:value="0.894113" calcext:value-type="float">
            <text:p>0,894113</text:p>
          </table:table-cell>
          <table:table-cell/>
        </table:table-row>
        <table:table-row table:style-name="ro1">
          <table:table-cell/>
          <table:table-cell office:value-type="float" office:value="0.198727" calcext:value-type="float">
            <text:p>0,19872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93976" calcext:value-type="float">
            <text:p>0,893976</text:p>
          </table:table-cell>
          <table:table-cell office:value-type="float" office:value="0.924381" calcext:value-type="float">
            <text:p>0,924381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92505" calcext:value-type="float">
            <text:p>0,892505</text:p>
          </table:table-cell>
          <table:table-cell office:value-type="float" office:value="0.950589" calcext:value-type="float">
            <text:p>0,950589</text:p>
          </table:table-cell>
          <table:table-cell/>
        </table:table-row>
        <table:table-row table:style-name="ro1">
          <table:table-cell/>
          <table:table-cell office:value-type="float" office:value="0.201389" calcext:value-type="float">
            <text:p>0,2013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88627" calcext:value-type="float">
            <text:p>0,888627</text:p>
          </table:table-cell>
          <table:table-cell office:value-type="float" office:value="0.977728" calcext:value-type="float">
            <text:p>0,977728</text:p>
          </table:table-cell>
          <table:table-cell/>
        </table:table-row>
        <table:table-row table:style-name="ro1">
          <table:table-cell/>
          <table:table-cell office:value-type="float" office:value="0.202819" calcext:value-type="float">
            <text:p>0,20281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82984" calcext:value-type="float">
            <text:p>0,882984</text:p>
          </table:table-cell>
          <table:table-cell office:value-type="float" office:value="0.989097" calcext:value-type="float">
            <text:p>0,989097</text:p>
          </table:table-cell>
          <table:table-cell/>
        </table:table-row>
        <table:table-row table:style-name="ro1">
          <table:table-cell/>
          <table:table-cell office:value-type="float" office:value="0.204248" calcext:value-type="float">
            <text:p>0,20424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76211" calcext:value-type="float">
            <text:p>0,876211</text:p>
          </table:table-cell>
          <table:table-cell office:value-type="float" office:value="0.991698" calcext:value-type="float">
            <text:p>0,991698</text:p>
          </table:table-cell>
          <table:table-cell/>
        </table:table-row>
        <table:table-row table:style-name="ro1">
          <table:table-cell/>
          <table:table-cell office:value-type="float" office:value="0.205724" calcext:value-type="float">
            <text:p>0,20572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67733" calcext:value-type="float">
            <text:p>0,867733</text:p>
          </table:table-cell>
          <table:table-cell office:value-type="float" office:value="0.993567" calcext:value-type="float">
            <text:p>0,993567</text:p>
          </table:table-cell>
          <table:table-cell/>
        </table:table-row>
        <table:table-row table:style-name="ro1">
          <table:table-cell/>
          <table:table-cell office:value-type="float" office:value="0.2072" calcext:value-type="float">
            <text:p>0,207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5773" calcext:value-type="float">
            <text:p>0,85773</text:p>
          </table:table-cell>
          <table:table-cell office:value-type="float" office:value="0.995296" calcext:value-type="float">
            <text:p>0,995296</text:p>
          </table:table-cell>
          <table:table-cell/>
        </table:table-row>
        <table:table-row table:style-name="ro1">
          <table:table-cell/>
          <table:table-cell office:value-type="float" office:value="0.208676" calcext:value-type="float">
            <text:p>0,2086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45875" calcext:value-type="float">
            <text:p>0,845875</text:p>
          </table:table-cell>
          <table:table-cell office:value-type="float" office:value="0.996465" calcext:value-type="float">
            <text:p>0,996465</text:p>
          </table:table-cell>
          <table:table-cell/>
        </table:table-row>
        <table:table-row table:style-name="ro1">
          <table:table-cell/>
          <table:table-cell office:value-type="float" office:value="0.210152" calcext:value-type="float">
            <text:p>0,21015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31624" calcext:value-type="float">
            <text:p>0,831624</text:p>
          </table:table-cell>
          <table:table-cell office:value-type="float" office:value="0.997221" calcext:value-type="float">
            <text:p>0,997221</text:p>
          </table:table-cell>
          <table:table-cell/>
        </table:table-row>
        <table:table-row table:style-name="ro1">
          <table:table-cell/>
          <table:table-cell office:value-type="float" office:value="0.211628" calcext:value-type="float">
            <text:p>0,21162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814871" calcext:value-type="float">
            <text:p>0,814871</text:p>
          </table:table-cell>
          <table:table-cell office:value-type="float" office:value="0.997912" calcext:value-type="float">
            <text:p>0,997912</text:p>
          </table:table-cell>
          <table:table-cell/>
        </table:table-row>
        <table:table-row table:style-name="ro1">
          <table:table-cell/>
          <table:table-cell office:value-type="float" office:value="0.213104" calcext:value-type="float">
            <text:p>0,2131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96403" calcext:value-type="float">
            <text:p>0,796403</text:p>
          </table:table-cell>
          <table:table-cell office:value-type="float" office:value="0.998482" calcext:value-type="float">
            <text:p>0,998482</text:p>
          </table:table-cell>
          <table:table-cell/>
        </table:table-row>
        <table:table-row table:style-name="ro1">
          <table:table-cell/>
          <table:table-cell office:value-type="float" office:value="0.214579" calcext:value-type="float">
            <text:p>0,21457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74489" calcext:value-type="float">
            <text:p>0,774489</text:p>
          </table:table-cell>
          <table:table-cell office:value-type="float" office:value="0.998958" calcext:value-type="float">
            <text:p>0,998958</text:p>
          </table:table-cell>
          <table:table-cell/>
        </table:table-row>
        <table:table-row table:style-name="ro1">
          <table:table-cell/>
          <table:table-cell office:value-type="float" office:value="0.215996" calcext:value-type="float">
            <text:p>0,2159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5022" calcext:value-type="float">
            <text:p>0,75022</text:p>
          </table:table-cell>
          <table:table-cell office:value-type="float" office:value="0.999297" calcext:value-type="float">
            <text:p>0,999297</text:p>
          </table:table-cell>
          <table:table-cell/>
        </table:table-row>
        <table:table-row table:style-name="ro1">
          <table:table-cell/>
          <table:table-cell office:value-type="float" office:value="0.217413" calcext:value-type="float">
            <text:p>0,2174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23132" calcext:value-type="float">
            <text:p>0,723132</text:p>
          </table:table-cell>
          <table:table-cell office:value-type="float" office:value="0.999478" calcext:value-type="float">
            <text:p>0,999478</text:p>
          </table:table-cell>
          <table:table-cell/>
        </table:table-row>
        <table:table-row table:style-name="ro1">
          <table:table-cell/>
          <table:table-cell office:value-type="float" office:value="0.21883" calcext:value-type="float">
            <text:p>0,218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691166" calcext:value-type="float">
            <text:p>0,691166</text:p>
          </table:table-cell>
          <table:table-cell office:value-type="float" office:value="0.999671" calcext:value-type="float">
            <text:p>0,999671</text:p>
          </table:table-cell>
          <table:table-cell/>
        </table:table-row>
        <table:table-row table:style-name="ro1">
          <table:table-cell/>
          <table:table-cell office:value-type="float" office:value="0.220185" calcext:value-type="float">
            <text:p>0,22018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655982" calcext:value-type="float">
            <text:p>0,655982</text:p>
          </table:table-cell>
          <table:table-cell office:value-type="float" office:value="0.999797" calcext:value-type="float">
            <text:p>0,999797</text:p>
          </table:table-cell>
          <table:table-cell/>
        </table:table-row>
        <table:table-row table:style-name="ro1">
          <table:table-cell/>
          <table:table-cell office:value-type="float" office:value="0.22154" calcext:value-type="float">
            <text:p>0,2215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618185" calcext:value-type="float">
            <text:p>0,618185</text:p>
          </table:table-cell>
          <table:table-cell office:value-type="float" office:value="0.999869" calcext:value-type="float">
            <text:p>0,999869</text:p>
          </table:table-cell>
          <table:table-cell/>
        </table:table-row>
        <table:table-row table:style-name="ro1">
          <table:table-cell/>
          <table:table-cell office:value-type="float" office:value="0.222896" calcext:value-type="float">
            <text:p>0,2228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579001" calcext:value-type="float">
            <text:p>0,579001</text:p>
          </table:table-cell>
          <table:table-cell office:value-type="float" office:value="0.999905" calcext:value-type="float">
            <text:p>0,999905</text:p>
          </table:table-cell>
          <table:table-cell/>
        </table:table-row>
        <table:table-row table:style-name="ro1">
          <table:table-cell/>
          <table:table-cell office:value-type="float" office:value="0.224251" calcext:value-type="float">
            <text:p>0,22425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536315" calcext:value-type="float">
            <text:p>0,536315</text:p>
          </table:table-cell>
          <table:table-cell office:value-type="float" office:value="0.999972" calcext:value-type="float">
            <text:p>0,999972</text:p>
          </table:table-cell>
          <table:table-cell/>
        </table:table-row>
        <table:table-row table:style-name="ro1">
          <table:table-cell/>
          <table:table-cell office:value-type="float" office:value="0.225606" calcext:value-type="float">
            <text:p>0,2256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93092" calcext:value-type="float">
            <text:p>0,493092</text:p>
          </table:table-cell>
          <table:table-cell office:value-type="float" office:value="0.99997" calcext:value-type="float">
            <text:p>0,99997</text:p>
          </table:table-cell>
          <table:table-cell/>
        </table:table-row>
        <table:table-row table:style-name="ro1">
          <table:table-cell/>
          <table:table-cell office:value-type="float" office:value="0.22689" calcext:value-type="float">
            <text:p>0,226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54103" calcext:value-type="float">
            <text:p>0,454103</text:p>
          </table:table-cell>
          <table:table-cell office:value-type="float" office:value="0.999982" calcext:value-type="float">
            <text:p>0,999982</text:p>
          </table:table-cell>
          <table:table-cell/>
        </table:table-row>
        <table:table-row table:style-name="ro1">
          <table:table-cell/>
          <table:table-cell office:value-type="float" office:value="0.228174" calcext:value-type="float">
            <text:p>0,22817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417432" calcext:value-type="float">
            <text:p>0,417432</text:p>
          </table:table-cell>
          <table:table-cell office:value-type="float" office:value="0.999986" calcext:value-type="float">
            <text:p>0,999986</text:p>
          </table:table-cell>
          <table:table-cell/>
        </table:table-row>
        <table:table-row table:style-name="ro1">
          <table:table-cell/>
          <table:table-cell office:value-type="float" office:value="0.229458" calcext:value-type="float">
            <text:p>0,22945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382476" calcext:value-type="float">
            <text:p>0,382476</text:p>
          </table:table-cell>
          <table:table-cell office:value-type="float" office:value="0.999989" calcext:value-type="float">
            <text:p>0,999989</text:p>
          </table:table-cell>
          <table:table-cell/>
        </table:table-row>
        <table:table-row table:style-name="ro1">
          <table:table-cell/>
          <table:table-cell office:value-type="float" office:value="0.230742" calcext:value-type="float">
            <text:p>0,23074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34868" calcext:value-type="float">
            <text:p>0,34868</text:p>
          </table:table-cell>
          <table:table-cell office:value-type="float" office:value="0.999988" calcext:value-type="float">
            <text:p>0,999988</text:p>
          </table:table-cell>
          <table:table-cell/>
        </table:table-row>
        <table:table-row table:style-name="ro1">
          <table:table-cell/>
          <table:table-cell office:value-type="float" office:value="0.232025" calcext:value-type="float">
            <text:p>0,2320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315755" calcext:value-type="float">
            <text:p>0,315755</text:p>
          </table:table-cell>
          <table:table-cell office:value-type="float" office:value="0.999988" calcext:value-type="float">
            <text:p>0,999988</text:p>
          </table:table-cell>
          <table:table-cell/>
        </table:table-row>
        <table:table-row table:style-name="ro1">
          <table:table-cell/>
          <table:table-cell office:value-type="float" office:value="0.233309" calcext:value-type="float">
            <text:p>0,23330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84117" calcext:value-type="float">
            <text:p>0,284117</text:p>
          </table:table-cell>
          <table:table-cell office:value-type="float" office:value="0.999988" calcext:value-type="float">
            <text:p>0,999988</text:p>
          </table:table-cell>
          <table:table-cell/>
        </table:table-row>
        <table:table-row table:style-name="ro1">
          <table:table-cell/>
          <table:table-cell office:value-type="float" office:value="0.234593" calcext:value-type="float">
            <text:p>0,2345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53826" calcext:value-type="float">
            <text:p>0,253826</text:p>
          </table:table-cell>
          <table:table-cell office:value-type="float" office:value="0.999988" calcext:value-type="float">
            <text:p>0,999988</text:p>
          </table:table-cell>
          <table:table-cell/>
        </table:table-row>
        <table:table-row table:style-name="ro1">
          <table:table-cell/>
          <table:table-cell office:value-type="float" office:value="0.235877" calcext:value-type="float">
            <text:p>0,2358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25357" calcext:value-type="float">
            <text:p>0,225357</text:p>
          </table:table-cell>
          <table:table-cell office:value-type="float" office:value="0.999989" calcext:value-type="float">
            <text:p>0,999989</text:p>
          </table:table-cell>
          <table:table-cell/>
        </table:table-row>
        <table:table-row table:style-name="ro1">
          <table:table-cell/>
          <table:table-cell office:value-type="float" office:value="0.237161" calcext:value-type="float">
            <text:p>0,2371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99111" calcext:value-type="float">
            <text:p>0,199111</text:p>
          </table:table-cell>
          <table:table-cell office:value-type="float" office:value="0.999989" calcext:value-type="float">
            <text:p>0,999989</text:p>
          </table:table-cell>
          <table:table-cell/>
        </table:table-row>
        <table:table-row table:style-name="ro1">
          <table:table-cell/>
          <table:table-cell office:value-type="float" office:value="0.238328" calcext:value-type="float">
            <text:p>0,23832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77523" calcext:value-type="float">
            <text:p>0,177523</text:p>
          </table:table-cell>
          <table:table-cell office:value-type="float" office:value="0.999993" calcext:value-type="float">
            <text:p>0,999993</text:p>
          </table:table-cell>
          <table:table-cell/>
        </table:table-row>
        <table:table-row table:style-name="ro1">
          <table:table-cell/>
          <table:table-cell office:value-type="float" office:value="0.239495" calcext:value-type="float">
            <text:p>0,2394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57975" calcext:value-type="float">
            <text:p>0,157975</text:p>
          </table:table-cell>
          <table:table-cell office:value-type="float" office:value="0.999994" calcext:value-type="float">
            <text:p>0,999994</text:p>
          </table:table-cell>
          <table:table-cell/>
        </table:table-row>
        <table:table-row table:style-name="ro1">
          <table:table-cell/>
          <table:table-cell office:value-type="float" office:value="0.240663" calcext:value-type="float">
            <text:p>0,2406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37427" calcext:value-type="float">
            <text:p>0,137427</text:p>
          </table:table-cell>
          <table:table-cell office:value-type="float" office:value="0.999995" calcext:value-type="float">
            <text:p>0,999995</text:p>
          </table:table-cell>
          <table:table-cell/>
        </table:table-row>
        <table:table-row table:style-name="ro1">
          <table:table-cell/>
          <table:table-cell office:value-type="float" office:value="0.24183" calcext:value-type="float">
            <text:p>0,241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111631" calcext:value-type="float">
            <text:p>0,111631</text:p>
          </table:table-cell>
          <table:table-cell office:value-type="float" office:value="0.999995" calcext:value-type="float">
            <text:p>0,999995</text:p>
          </table:table-cell>
          <table:table-cell/>
        </table:table-row>
        <table:table-row table:style-name="ro1">
          <table:table-cell/>
          <table:table-cell office:value-type="float" office:value="0.242997" calcext:value-type="float">
            <text:p>0,2429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886111" calcext:value-type="float">
            <text:p>0,0886111</text:p>
          </table:table-cell>
          <table:table-cell office:value-type="float" office:value="0.999995" calcext:value-type="float">
            <text:p>0,999995</text:p>
          </table:table-cell>
          <table:table-cell/>
        </table:table-row>
        <table:table-row table:style-name="ro1">
          <table:table-cell/>
          <table:table-cell office:value-type="float" office:value="0.244164" calcext:value-type="float">
            <text:p>0,2441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682384" calcext:value-type="float">
            <text:p>0,0682384</text:p>
          </table:table-cell>
          <table:table-cell office:value-type="float" office:value="0.999996" calcext:value-type="float">
            <text:p>0,999996</text:p>
          </table:table-cell>
          <table:table-cell/>
        </table:table-row>
        <table:table-row table:style-name="ro1">
          <table:table-cell/>
          <table:table-cell office:value-type="float" office:value="0.245331" calcext:value-type="float">
            <text:p>0,24533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502319" calcext:value-type="float">
            <text:p>0,0502319</text:p>
          </table:table-cell>
          <table:table-cell office:value-type="float" office:value="0.999996" calcext:value-type="float">
            <text:p>0,999996</text:p>
          </table:table-cell>
          <table:table-cell/>
        </table:table-row>
        <table:table-row table:style-name="ro1">
          <table:table-cell/>
          <table:table-cell office:value-type="float" office:value="0.246498" calcext:value-type="float">
            <text:p>0,2464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344445" calcext:value-type="float">
            <text:p>0,0344445</text:p>
          </table:table-cell>
          <table:table-cell office:value-type="float" office:value="0.999996" calcext:value-type="float">
            <text:p>0,999996</text:p>
          </table:table-cell>
          <table:table-cell/>
        </table:table-row>
        <table:table-row table:style-name="ro1">
          <table:table-cell/>
          <table:table-cell office:value-type="float" office:value="0.247666" calcext:value-type="float">
            <text:p>0,24766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206939" calcext:value-type="float">
            <text:p>0,0206939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248833" calcext:value-type="float">
            <text:p>0,24883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874303" calcext:value-type="float">
            <text:p>0,00874303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473605" calcext:value-type="float">
            <text:p>0,00047360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25122" calcext:value-type="float">
            <text:p>0,251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417835" calcext:value-type="float">
            <text:p>0,00041783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252439" calcext:value-type="float">
            <text:p>0,25243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343495" calcext:value-type="float">
            <text:p>0,00034349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253628" calcext:value-type="float">
            <text:p>0,25362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259863" calcext:value-type="float">
            <text:p>0,000259863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254848" calcext:value-type="float">
            <text:p>0,25484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213358" calcext:value-type="float">
            <text:p>0,000213358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256069" calcext:value-type="float">
            <text:p>0,2560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7064" calcext:value-type="float">
            <text:p>0,00017064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257256" calcext:value-type="float">
            <text:p>0,25725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3001" calcext:value-type="float">
            <text:p>0,00013001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258477" calcext:value-type="float">
            <text:p>0,25847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117003" calcext:value-type="float">
            <text:p>0,000117003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259664" calcext:value-type="float">
            <text:p>0,25966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897816" calcext:value-type="float">
            <text:p>8,98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085" calcext:value-type="float">
            <text:p>0,2608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0000735223" calcext:value-type="float">
            <text:p>7,35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2073" calcext:value-type="float">
            <text:p>0,262073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694995" calcext:value-type="float">
            <text:p>6,95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3259" calcext:value-type="float">
            <text:p>0,263259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541693" calcext:value-type="float">
            <text:p>5,42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4444" calcext:value-type="float">
            <text:p>0,264444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469143" calcext:value-type="float">
            <text:p>4,69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567" calcext:value-type="float">
            <text:p>0,26567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465619" calcext:value-type="float">
            <text:p>4,66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6896" calcext:value-type="float">
            <text:p>0,266896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404734" calcext:value-type="float">
            <text:p>4,05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8078" calcext:value-type="float">
            <text:p>0,268078</text:p>
          </table:table-cell>
          <table:table-cell table:style-name="Default" office:value-type="float" office:value="0.999999" calcext:value-type="float">
            <text:p>0,999999</text:p>
          </table:table-cell>
          <table:table-cell table:style-name="ce1" office:value-type="float" office:value="0.0000300085" calcext:value-type="float">
            <text:p>3,00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69306" calcext:value-type="float">
            <text:p>0,269306</text:p>
          </table:table-cell>
          <table:table-cell table:style-name="Default" office:value-type="float" office:value="0.999998" calcext:value-type="float">
            <text:p>0,999998</text:p>
          </table:table-cell>
          <table:table-cell table:style-name="ce1" office:value-type="float" office:value="0.0000286422" calcext:value-type="float">
            <text:p>2,86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70534" calcext:value-type="float">
            <text:p>0,270534</text:p>
          </table:table-cell>
          <table:table-cell table:style-name="Default" office:value-type="float" office:value="0.999998" calcext:value-type="float">
            <text:p>0,999998</text:p>
          </table:table-cell>
          <table:table-cell table:style-name="ce1" office:value-type="float" office:value="0.0000227984" calcext:value-type="float">
            <text:p>2,28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71762" calcext:value-type="float">
            <text:p>0,271762</text:p>
          </table:table-cell>
          <table:table-cell table:style-name="Default" office:value-type="float" office:value="0.999997" calcext:value-type="float">
            <text:p>0,999997</text:p>
          </table:table-cell>
          <table:table-cell table:style-name="ce1" office:value-type="float" office:value="0.0000183872" calcext:value-type="float">
            <text:p>1,84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272989" calcext:value-type="float">
            <text:p>0,272989</text:p>
          </table:table-cell>
          <table:table-cell table:style-name="Default" office:value-type="float" office:value="0.999996" calcext:value-type="float">
            <text:p>0,999996</text:p>
          </table:table-cell>
          <table:table-cell table:style-name="ce1" office:value-type="float" office:value="0.0000156335" calcext:value-type="float">
            <text:p>1,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74217" calcext:value-type="float">
            <text:p>0,274217</text:p>
          </table:table-cell>
          <table:table-cell table:style-name="Default" office:value-type="float" office:value="0.999995" calcext:value-type="float">
            <text:p>0,999995</text:p>
          </table:table-cell>
          <table:table-cell table:style-name="ce1" office:value-type="float" office:value="0.000013287" calcext:value-type="float">
            <text:p>1,3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75445" calcext:value-type="float">
            <text:p>0,275445</text:p>
          </table:table-cell>
          <table:table-cell table:style-name="Default" office:value-type="float" office:value="0.999994" calcext:value-type="float">
            <text:p>0,999994</text:p>
          </table:table-cell>
          <table:table-cell table:style-name="ce1" office:value-type="float" office:value="0.0000111736" calcext:value-type="float">
            <text:p>1,1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76673" calcext:value-type="float">
            <text:p>0,276673</text:p>
          </table:table-cell>
          <table:table-cell table:style-name="Default" office:value-type="float" office:value="0.999993" calcext:value-type="float">
            <text:p>0,999993</text:p>
          </table:table-cell>
          <table:table-cell table:style-name="ce1" office:value-type="float" office:value="0.00000928476" calcext:value-type="float">
            <text:p>9,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779" calcext:value-type="float">
            <text:p>0,2779</text:p>
          </table:table-cell>
          <table:table-cell table:style-name="Default" office:value-type="float" office:value="0.999991" calcext:value-type="float">
            <text:p>0,999991</text:p>
          </table:table-cell>
          <table:table-cell table:style-name="ce1" office:value-type="float" office:value="0.0000074793" calcext:value-type="float">
            <text:p>7,4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79128" calcext:value-type="float">
            <text:p>0,279128</text:p>
          </table:table-cell>
          <table:table-cell table:style-name="Default" office:value-type="float" office:value="0.999989" calcext:value-type="float">
            <text:p>0,999989</text:p>
          </table:table-cell>
          <table:table-cell table:style-name="ce1" office:value-type="float" office:value="0.00000581046" calcext:value-type="float">
            <text:p>5,8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0356" calcext:value-type="float">
            <text:p>0,280356</text:p>
          </table:table-cell>
          <table:table-cell table:style-name="Default" office:value-type="float" office:value="0.999987" calcext:value-type="float">
            <text:p>0,999987</text:p>
          </table:table-cell>
          <table:table-cell table:style-name="ce1" office:value-type="float" office:value="0.00000430935" calcext:value-type="float">
            <text:p>4,3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1584" calcext:value-type="float">
            <text:p>0,281584</text:p>
          </table:table-cell>
          <table:table-cell table:style-name="Default" office:value-type="float" office:value="0.999985" calcext:value-type="float">
            <text:p>0,999985</text:p>
          </table:table-cell>
          <table:table-cell table:style-name="ce1" office:value-type="float" office:value="0.00000353219" calcext:value-type="float">
            <text:p>3,5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2899" calcext:value-type="float">
            <text:p>0,282899</text:p>
          </table:table-cell>
          <table:table-cell table:style-name="Default" office:value-type="float" office:value="0.999976" calcext:value-type="float">
            <text:p>0,999976</text:p>
          </table:table-cell>
          <table:table-cell table:style-name="ce1" office:value-type="float" office:value="0.00000399872" calcext:value-type="float">
            <text:p>4,0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4121" calcext:value-type="float">
            <text:p>0,284121</text:p>
          </table:table-cell>
          <table:table-cell table:style-name="Default" office:value-type="float" office:value="0.999977" calcext:value-type="float">
            <text:p>0,999977</text:p>
          </table:table-cell>
          <table:table-cell table:style-name="ce1" office:value-type="float" office:value="0.00000223897" calcext:value-type="float">
            <text:p>2,2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5342" calcext:value-type="float">
            <text:p>0,285342</text:p>
          </table:table-cell>
          <table:table-cell table:style-name="Default" office:value-type="float" office:value="0.999972" calcext:value-type="float">
            <text:p>0,999972</text:p>
          </table:table-cell>
          <table:table-cell table:style-name="ce1" office:value-type="float" office:value="0.00000174899" calcext:value-type="float">
            <text:p>1,7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6675" calcext:value-type="float">
            <text:p>0,286675</text:p>
          </table:table-cell>
          <table:table-cell table:style-name="Default" office:value-type="float" office:value="0.999953" calcext:value-type="float">
            <text:p>0,999953</text:p>
          </table:table-cell>
          <table:table-cell table:style-name="ce1" office:value-type="float" office:value="0.00000200346" calcext:value-type="float">
            <text:p>2,0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8007" calcext:value-type="float">
            <text:p>0,288007</text:p>
          </table:table-cell>
          <table:table-cell table:style-name="Default" office:value-type="float" office:value="0.999939" calcext:value-type="float">
            <text:p>0,999939</text:p>
          </table:table-cell>
          <table:table-cell table:style-name="ce1" office:value-type="float" office:value="0.00000138577" calcext:value-type="float">
            <text:p>1,3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934" calcext:value-type="float">
            <text:p>0,28934</text:p>
          </table:table-cell>
          <table:table-cell table:style-name="Default" office:value-type="float" office:value="0.999922" calcext:value-type="float">
            <text:p>0,999922</text:p>
          </table:table-cell>
          <table:table-cell table:style-name="ce1" office:value-type="float" office:value="0.00000108071" calcext:value-type="float">
            <text:p>1,0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0672" calcext:value-type="float">
            <text:p>0,290672</text:p>
          </table:table-cell>
          <table:table-cell table:style-name="Default" office:value-type="float" office:value="0.999903" calcext:value-type="float">
            <text:p>0,999903</text:p>
          </table:table-cell>
          <table:table-cell table:style-name="ce1" office:value-type="float" office:value="0.000000841377" calcext:value-type="float">
            <text:p>8,4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2005" calcext:value-type="float">
            <text:p>0,292005</text:p>
          </table:table-cell>
          <table:table-cell table:style-name="Default" office:value-type="float" office:value="0.99988" calcext:value-type="float">
            <text:p>0,99988</text:p>
          </table:table-cell>
          <table:table-cell table:style-name="ce1" office:value-type="float" office:value="0.000000640494" calcext:value-type="float">
            <text:p>6,40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3337" calcext:value-type="float">
            <text:p>0,293337</text:p>
          </table:table-cell>
          <table:table-cell table:style-name="Default" office:value-type="float" office:value="0.999854" calcext:value-type="float">
            <text:p>0,999854</text:p>
          </table:table-cell>
          <table:table-cell table:style-name="ce1" office:value-type="float" office:value="0.000000471141" calcext:value-type="float">
            <text:p>4,7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467" calcext:value-type="float">
            <text:p>0,29467</text:p>
          </table:table-cell>
          <table:table-cell table:style-name="Default" office:value-type="float" office:value="0.999826" calcext:value-type="float">
            <text:p>0,999826</text:p>
          </table:table-cell>
          <table:table-cell table:style-name="ce1" office:value-type="float" office:value="0.000000335326" calcext:value-type="float">
            <text:p>3,3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6002" calcext:value-type="float">
            <text:p>0,296002</text:p>
          </table:table-cell>
          <table:table-cell table:style-name="Default" office:value-type="float" office:value="0.999793" calcext:value-type="float">
            <text:p>0,999793</text:p>
          </table:table-cell>
          <table:table-cell table:style-name="ce1" office:value-type="float" office:value="0.000000286622" calcext:value-type="float">
            <text:p>2,87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7335" calcext:value-type="float">
            <text:p>0,297335</text:p>
          </table:table-cell>
          <table:table-cell table:style-name="Default" office:value-type="float" office:value="0.999748" calcext:value-type="float">
            <text:p>0,999748</text:p>
          </table:table-cell>
          <table:table-cell table:style-name="ce1" office:value-type="float" office:value="0.000000261195" calcext:value-type="float">
            <text:p>2,6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98667" calcext:value-type="float">
            <text:p>0,298667</text:p>
          </table:table-cell>
          <table:table-cell table:style-name="Default" office:value-type="float" office:value="0.999687" calcext:value-type="float">
            <text:p>0,999687</text:p>
          </table:table-cell>
          <table:table-cell table:style-name="ce1" office:value-type="float" office:value="0.000000245245" calcext:value-type="float">
            <text:p>2,4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style-name="Default" office:value-type="float" office:value="0.999604" calcext:value-type="float">
            <text:p>0,999604</text:p>
          </table:table-cell>
          <table:table-cell table:style-name="ce1" office:value-type="float" office:value="0.000000232028" calcext:value-type="float">
            <text:p>2,32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1429" calcext:value-type="float">
            <text:p>0,301429</text:p>
          </table:table-cell>
          <table:table-cell table:style-name="Default" office:value-type="float" office:value="0.999411" calcext:value-type="float">
            <text:p>0,999411</text:p>
          </table:table-cell>
          <table:table-cell table:style-name="ce1" office:value-type="float" office:value="0.000000259104" calcext:value-type="float">
            <text:p>2,59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2857" calcext:value-type="float">
            <text:p>0,302857</text:p>
          </table:table-cell>
          <table:table-cell table:style-name="Default" office:value-type="float" office:value="0.999238" calcext:value-type="float">
            <text:p>0,999238</text:p>
          </table:table-cell>
          <table:table-cell table:style-name="ce1" office:value-type="float" office:value="0.000000285337" calcext:value-type="float">
            <text:p>2,8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4286" calcext:value-type="float">
            <text:p>0,304286</text:p>
          </table:table-cell>
          <table:table-cell table:style-name="Default" office:value-type="float" office:value="0.999033" calcext:value-type="float">
            <text:p>0,999033</text:p>
          </table:table-cell>
          <table:table-cell table:style-name="ce1" office:value-type="float" office:value="0.0000003134" calcext:value-type="float">
            <text:p>3,1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5714" calcext:value-type="float">
            <text:p>0,305714</text:p>
          </table:table-cell>
          <table:table-cell table:style-name="Default" office:value-type="float" office:value="0.998796" calcext:value-type="float">
            <text:p>0,998796</text:p>
          </table:table-cell>
          <table:table-cell table:style-name="ce1" office:value-type="float" office:value="0.000000361776" calcext:value-type="float">
            <text:p>3,62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7098" calcext:value-type="float">
            <text:p>0,307098</text:p>
          </table:table-cell>
          <table:table-cell table:style-name="Default" office:value-type="float" office:value="0.998611" calcext:value-type="float">
            <text:p>0,998611</text:p>
          </table:table-cell>
          <table:table-cell table:style-name="ce1" office:value-type="float" office:value="0.00000042478" calcext:value-type="float">
            <text:p>4,2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8398" calcext:value-type="float">
            <text:p>0,308398</text:p>
          </table:table-cell>
          <table:table-cell table:style-name="Default" office:value-type="float" office:value="0.998526" calcext:value-type="float">
            <text:p>0,998526</text:p>
          </table:table-cell>
          <table:table-cell table:style-name="ce1" office:value-type="float" office:value="0.000000486315" calcext:value-type="float">
            <text:p>4,8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09659" calcext:value-type="float">
            <text:p>0,309659</text:p>
          </table:table-cell>
          <table:table-cell table:style-name="Default" office:value-type="float" office:value="0.997255" calcext:value-type="float">
            <text:p>0,997255</text:p>
          </table:table-cell>
          <table:table-cell table:style-name="ce1" office:value-type="float" office:value="0.000000586262" calcext:value-type="float">
            <text:p>5,8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0881" calcext:value-type="float">
            <text:p>0,310881</text:p>
          </table:table-cell>
          <table:table-cell table:style-name="Default" office:value-type="float" office:value="0.993577" calcext:value-type="float">
            <text:p>0,993577</text:p>
          </table:table-cell>
          <table:table-cell table:style-name="ce1" office:value-type="float" office:value="0.000000718202" calcext:value-type="float">
            <text:p>7,1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2067" calcext:value-type="float">
            <text:p>0,312067</text:p>
          </table:table-cell>
          <table:table-cell table:style-name="Default" office:value-type="float" office:value="0.986098" calcext:value-type="float">
            <text:p>0,986098</text:p>
          </table:table-cell>
          <table:table-cell table:style-name="ce1" office:value-type="float" office:value="0.000000894601" calcext:value-type="float">
            <text:p>8,9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3182" calcext:value-type="float">
            <text:p>0,313182</text:p>
          </table:table-cell>
          <table:table-cell table:style-name="Default" office:value-type="float" office:value="0.975072" calcext:value-type="float">
            <text:p>0,975072</text:p>
          </table:table-cell>
          <table:table-cell table:style-name="ce1" office:value-type="float" office:value="0.000000942046" calcext:value-type="float">
            <text:p>9,42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4265" calcext:value-type="float">
            <text:p>0,314265</text:p>
          </table:table-cell>
          <table:table-cell table:style-name="Default" office:value-type="float" office:value="0.96015" calcext:value-type="float">
            <text:p>0,96015</text:p>
          </table:table-cell>
          <table:table-cell table:style-name="ce1" office:value-type="float" office:value="0.00000104132" calcext:value-type="float">
            <text:p>1,0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5316" calcext:value-type="float">
            <text:p>0,315316</text:p>
          </table:table-cell>
          <table:table-cell table:style-name="Default" office:value-type="float" office:value="0.941516" calcext:value-type="float">
            <text:p>0,941516</text:p>
          </table:table-cell>
          <table:table-cell table:style-name="ce1" office:value-type="float" office:value="0.00000113511" calcext:value-type="float">
            <text:p>1,1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6336" calcext:value-type="float">
            <text:p>0,316336</text:p>
          </table:table-cell>
          <table:table-cell table:style-name="Default" office:value-type="float" office:value="0.919497" calcext:value-type="float">
            <text:p>0,919497</text:p>
          </table:table-cell>
          <table:table-cell table:style-name="ce1" office:value-type="float" office:value="0.00000121049" calcext:value-type="float">
            <text:p>1,2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7298" calcext:value-type="float">
            <text:p>0,317298</text:p>
          </table:table-cell>
          <table:table-cell table:style-name="Default" office:value-type="float" office:value="0.895209" calcext:value-type="float">
            <text:p>0,895209</text:p>
          </table:table-cell>
          <table:table-cell table:style-name="ce1" office:value-type="float" office:value="0.00000126753" calcext:value-type="float">
            <text:p>1,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8233" calcext:value-type="float">
            <text:p>0,318233</text:p>
          </table:table-cell>
          <table:table-cell table:style-name="Default" office:value-type="float" office:value="0.868423" calcext:value-type="float">
            <text:p>0,868423</text:p>
          </table:table-cell>
          <table:table-cell table:style-name="ce1" office:value-type="float" office:value="0.00000131744" calcext:value-type="float">
            <text:p>1,3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1914" calcext:value-type="float">
            <text:p>0,31914</text:p>
          </table:table-cell>
          <table:table-cell table:style-name="Default" office:value-type="float" office:value="0.83947" calcext:value-type="float">
            <text:p>0,83947</text:p>
          </table:table-cell>
          <table:table-cell table:style-name="ce1" office:value-type="float" office:value="0.00000136541" calcext:value-type="float">
            <text:p>1,3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0022" calcext:value-type="float">
            <text:p>0,320022</text:p>
          </table:table-cell>
          <table:table-cell table:style-name="Default" office:value-type="float" office:value="0.808697" calcext:value-type="float">
            <text:p>0,808697</text:p>
          </table:table-cell>
          <table:table-cell table:style-name="ce1" office:value-type="float" office:value="0.00000141362" calcext:value-type="float">
            <text:p>1,4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0855" calcext:value-type="float">
            <text:p>0,320855</text:p>
          </table:table-cell>
          <table:table-cell table:style-name="Default" office:value-type="float" office:value="0.777344" calcext:value-type="float">
            <text:p>0,777344</text:p>
          </table:table-cell>
          <table:table-cell table:style-name="ce1" office:value-type="float" office:value="0.00000145989" calcext:value-type="float">
            <text:p>1,4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1664" calcext:value-type="float">
            <text:p>0,321664</text:p>
          </table:table-cell>
          <table:table-cell table:style-name="Default" office:value-type="float" office:value="0.744833" calcext:value-type="float">
            <text:p>0,744833</text:p>
          </table:table-cell>
          <table:table-cell table:style-name="ce1" office:value-type="float" office:value="0.00000150889" calcext:value-type="float">
            <text:p>1,5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2451" calcext:value-type="float">
            <text:p>0,322451</text:p>
          </table:table-cell>
          <table:table-cell table:style-name="Default" office:value-type="float" office:value="0.711346" calcext:value-type="float">
            <text:p>0,711346</text:p>
          </table:table-cell>
          <table:table-cell table:style-name="ce1" office:value-type="float" office:value="0.00000156277" calcext:value-type="float">
            <text:p>1,5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3217" calcext:value-type="float">
            <text:p>0,323217</text:p>
          </table:table-cell>
          <table:table-cell table:style-name="Default" office:value-type="float" office:value="0.677089" calcext:value-type="float">
            <text:p>0,677089</text:p>
          </table:table-cell>
          <table:table-cell table:style-name="ce1" office:value-type="float" office:value="0.00000162334" calcext:value-type="float">
            <text:p>1,6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3941" calcext:value-type="float">
            <text:p>0,323941</text:p>
          </table:table-cell>
          <table:table-cell table:style-name="Default" office:value-type="float" office:value="0.643232" calcext:value-type="float">
            <text:p>0,643232</text:p>
          </table:table-cell>
          <table:table-cell table:style-name="ce1" office:value-type="float" office:value="0.00000168785" calcext:value-type="float">
            <text:p>1,6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4645" calcext:value-type="float">
            <text:p>0,324645</text:p>
          </table:table-cell>
          <table:table-cell table:style-name="Default" office:value-type="float" office:value="0.605823" calcext:value-type="float">
            <text:p>0,605823</text:p>
          </table:table-cell>
          <table:table-cell table:style-name="ce1" office:value-type="float" office:value="0.00000197768" calcext:value-type="float">
            <text:p>1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533" calcext:value-type="float">
            <text:p>0,32533</text:p>
          </table:table-cell>
          <table:table-cell table:style-name="Default" office:value-type="float" office:value="0.564455" calcext:value-type="float">
            <text:p>0,564455</text:p>
          </table:table-cell>
          <table:table-cell table:style-name="ce1" office:value-type="float" office:value="0.00000228308" calcext:value-type="float">
            <text:p>2,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5979" calcext:value-type="float">
            <text:p>0,325979</text:p>
          </table:table-cell>
          <table:table-cell table:style-name="Default" office:value-type="float" office:value="0.526139" calcext:value-type="float">
            <text:p>0,526139</text:p>
          </table:table-cell>
          <table:table-cell table:style-name="ce1" office:value-type="float" office:value="0.00000263054" calcext:value-type="float">
            <text:p>2,6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6611" calcext:value-type="float">
            <text:p>0,326611</text:p>
          </table:table-cell>
          <table:table-cell table:style-name="Default" office:value-type="float" office:value="0.489645" calcext:value-type="float">
            <text:p>0,489645</text:p>
          </table:table-cell>
          <table:table-cell table:style-name="ce1" office:value-type="float" office:value="0.00000292963" calcext:value-type="float">
            <text:p>2,9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7211" calcext:value-type="float">
            <text:p>0,327211</text:p>
          </table:table-cell>
          <table:table-cell table:style-name="Default" office:value-type="float" office:value="0.455669" calcext:value-type="float">
            <text:p>0,455669</text:p>
          </table:table-cell>
          <table:table-cell table:style-name="ce1" office:value-type="float" office:value="0.00000287042" calcext:value-type="float">
            <text:p>2,8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7795" calcext:value-type="float">
            <text:p>0,327795</text:p>
          </table:table-cell>
          <table:table-cell table:style-name="Default" office:value-type="float" office:value="0.423437" calcext:value-type="float">
            <text:p>0,423437</text:p>
          </table:table-cell>
          <table:table-cell table:style-name="ce1" office:value-type="float" office:value="0.00000263721" calcext:value-type="float">
            <text:p>2,6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8351" calcext:value-type="float">
            <text:p>0,328351</text:p>
          </table:table-cell>
          <table:table-cell table:style-name="Default" office:value-type="float" office:value="0.393696" calcext:value-type="float">
            <text:p>0,393696</text:p>
          </table:table-cell>
          <table:table-cell table:style-name="ce1" office:value-type="float" office:value="0.00000242024" calcext:value-type="float">
            <text:p>2,4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8892" calcext:value-type="float">
            <text:p>0,328892</text:p>
          </table:table-cell>
          <table:table-cell table:style-name="Default" office:value-type="float" office:value="0.365643" calcext:value-type="float">
            <text:p>0,365643</text:p>
          </table:table-cell>
          <table:table-cell table:style-name="ce1" office:value-type="float" office:value="0.0000022714" calcext:value-type="float">
            <text:p>2,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942" calcext:value-type="float">
            <text:p>0,32942</text:p>
          </table:table-cell>
          <table:table-cell table:style-name="Default" office:value-type="float" office:value="0.339258" calcext:value-type="float">
            <text:p>0,339258</text:p>
          </table:table-cell>
          <table:table-cell table:style-name="ce1" office:value-type="float" office:value="0.00000220049" calcext:value-type="float">
            <text:p>2,2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29921" calcext:value-type="float">
            <text:p>0,329921</text:p>
          </table:table-cell>
          <table:table-cell table:style-name="Default" office:value-type="float" office:value="0.315064" calcext:value-type="float">
            <text:p>0,315064</text:p>
          </table:table-cell>
          <table:table-cell table:style-name="ce1" office:value-type="float" office:value="0.00000218414" calcext:value-type="float">
            <text:p>2,1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0411" calcext:value-type="float">
            <text:p>0,330411</text:p>
          </table:table-cell>
          <table:table-cell table:style-name="Default" office:value-type="float" office:value="0.292326" calcext:value-type="float">
            <text:p>0,292326</text:p>
          </table:table-cell>
          <table:table-cell table:style-name="ce1" office:value-type="float" office:value="0.00000220473" calcext:value-type="float">
            <text:p>2,2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0878" calcext:value-type="float">
            <text:p>0,330878</text:p>
          </table:table-cell>
          <table:table-cell table:style-name="Default" office:value-type="float" office:value="0.271472" calcext:value-type="float">
            <text:p>0,271472</text:p>
          </table:table-cell>
          <table:table-cell table:style-name="ce1" office:value-type="float" office:value="0.00000222796" calcext:value-type="float">
            <text:p>2,2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1333" calcext:value-type="float">
            <text:p>0,331333</text:p>
          </table:table-cell>
          <table:table-cell table:style-name="Default" office:value-type="float" office:value="0.251878" calcext:value-type="float">
            <text:p>0,251878</text:p>
          </table:table-cell>
          <table:table-cell table:style-name="ce1" office:value-type="float" office:value="0.00000227531" calcext:value-type="float">
            <text:p>2,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1777" calcext:value-type="float">
            <text:p>0,331777</text:p>
          </table:table-cell>
          <table:table-cell table:style-name="Default" office:value-type="float" office:value="0.23348" calcext:value-type="float">
            <text:p>0,23348</text:p>
          </table:table-cell>
          <table:table-cell table:style-name="ce1" office:value-type="float" office:value="0.00000239922" calcext:value-type="float">
            <text:p>2,4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2201" calcext:value-type="float">
            <text:p>0,332201</text:p>
          </table:table-cell>
          <table:table-cell table:style-name="Default" office:value-type="float" office:value="0.216604" calcext:value-type="float">
            <text:p>0,216604</text:p>
          </table:table-cell>
          <table:table-cell table:style-name="ce1" office:value-type="float" office:value="0.00000252993" calcext:value-type="float">
            <text:p>2,5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2615" calcext:value-type="float">
            <text:p>0,332615</text:p>
          </table:table-cell>
          <table:table-cell table:style-name="Default" office:value-type="float" office:value="0.200749" calcext:value-type="float">
            <text:p>0,200749</text:p>
          </table:table-cell>
          <table:table-cell table:style-name="ce1" office:value-type="float" office:value="0.00000264476" calcext:value-type="float">
            <text:p>2,6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3019" calcext:value-type="float">
            <text:p>0,333019</text:p>
          </table:table-cell>
          <table:table-cell table:style-name="Default" office:value-type="float" office:value="0.185856" calcext:value-type="float">
            <text:p>0,185856</text:p>
          </table:table-cell>
          <table:table-cell table:style-name="ce1" office:value-type="float" office:value="0.00000275693" calcext:value-type="float">
            <text:p>2,7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3414" calcext:value-type="float">
            <text:p>0,333414</text:p>
          </table:table-cell>
          <table:table-cell table:style-name="Default" office:value-type="float" office:value="0.171871" calcext:value-type="float">
            <text:p>0,171871</text:p>
          </table:table-cell>
          <table:table-cell table:style-name="ce1" office:value-type="float" office:value="0.00000287336" calcext:value-type="float">
            <text:p>2,8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38" calcext:value-type="float">
            <text:p>0,3338</text:p>
          </table:table-cell>
          <table:table-cell table:style-name="Default" office:value-type="float" office:value="0.15874" calcext:value-type="float">
            <text:p>0,15874</text:p>
          </table:table-cell>
          <table:table-cell table:style-name="ce1" office:value-type="float" office:value="0.0000029652" calcext:value-type="float">
            <text:p>2,9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4168" calcext:value-type="float">
            <text:p>0,334168</text:p>
          </table:table-cell>
          <table:table-cell table:style-name="Default" office:value-type="float" office:value="0.146688" calcext:value-type="float">
            <text:p>0,146688</text:p>
          </table:table-cell>
          <table:table-cell table:style-name="ce1" office:value-type="float" office:value="0.00000298354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4528" calcext:value-type="float">
            <text:p>0,334528</text:p>
          </table:table-cell>
          <table:table-cell table:style-name="Default" office:value-type="float" office:value="0.135358" calcext:value-type="float">
            <text:p>0,135358</text:p>
          </table:table-cell>
          <table:table-cell table:style-name="ce1" office:value-type="float" office:value="0.0000029824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488" calcext:value-type="float">
            <text:p>0,33488</text:p>
          </table:table-cell>
          <table:table-cell table:style-name="Default" office:value-type="float" office:value="0.124709" calcext:value-type="float">
            <text:p>0,124709</text:p>
          </table:table-cell>
          <table:table-cell table:style-name="ce1" office:value-type="float" office:value="0.00000298252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5223" calcext:value-type="float">
            <text:p>0,335223</text:p>
          </table:table-cell>
          <table:table-cell table:style-name="Default" office:value-type="float" office:value="0.1147" calcext:value-type="float">
            <text:p>0,1147</text:p>
          </table:table-cell>
          <table:table-cell table:style-name="ce1" office:value-type="float" office:value="0.00000298343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5559" calcext:value-type="float">
            <text:p>0,335559</text:p>
          </table:table-cell>
          <table:table-cell table:style-name="Default" office:value-type="float" office:value="0.105292" calcext:value-type="float">
            <text:p>0,105292</text:p>
          </table:table-cell>
          <table:table-cell table:style-name="ce1" office:value-type="float" office:value="0.00000298466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5887" calcext:value-type="float">
            <text:p>0,335887</text:p>
          </table:table-cell>
          <table:table-cell table:style-name="Default" office:value-type="float" office:value="0.0964487" calcext:value-type="float">
            <text:p>0,0964487</text:p>
          </table:table-cell>
          <table:table-cell table:style-name="ce1" office:value-type="float" office:value="0.00000298613" calcext:value-type="float">
            <text:p>2,9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6201" calcext:value-type="float">
            <text:p>0,336201</text:p>
          </table:table-cell>
          <table:table-cell table:style-name="Default" office:value-type="float" office:value="0.0883167" calcext:value-type="float">
            <text:p>0,0883167</text:p>
          </table:table-cell>
          <table:table-cell table:style-name="ce1" office:value-type="float" office:value="0.00000298714" calcext:value-type="float">
            <text:p>2,9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6508" calcext:value-type="float">
            <text:p>0,336508</text:p>
          </table:table-cell>
          <table:table-cell table:style-name="Default" office:value-type="float" office:value="0.0806612" calcext:value-type="float">
            <text:p>0,0806612</text:p>
          </table:table-cell>
          <table:table-cell table:style-name="ce1" office:value-type="float" office:value="0.00000298436" calcext:value-type="float">
            <text:p>2,9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6807" calcext:value-type="float">
            <text:p>0,336807</text:p>
          </table:table-cell>
          <table:table-cell table:style-name="Default" office:value-type="float" office:value="0.0734539" calcext:value-type="float">
            <text:p>0,0734539</text:p>
          </table:table-cell>
          <table:table-cell table:style-name="ce1" office:value-type="float" office:value="0.00000284853" calcext:value-type="float">
            <text:p>2,8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7094" calcext:value-type="float">
            <text:p>0,337094</text:p>
          </table:table-cell>
          <table:table-cell table:style-name="Default" office:value-type="float" office:value="0.0668135" calcext:value-type="float">
            <text:p>0,0668135</text:p>
          </table:table-cell>
          <table:table-cell table:style-name="ce1" office:value-type="float" office:value="0.00000272524" calcext:value-type="float">
            <text:p>2,7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7375" calcext:value-type="float">
            <text:p>0,337375</text:p>
          </table:table-cell>
          <table:table-cell table:style-name="Default" office:value-type="float" office:value="0.0605542" calcext:value-type="float">
            <text:p>0,0605542</text:p>
          </table:table-cell>
          <table:table-cell table:style-name="ce1" office:value-type="float" office:value="0.00000259835" calcext:value-type="float">
            <text:p>2,6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7649" calcext:value-type="float">
            <text:p>0,337649</text:p>
          </table:table-cell>
          <table:table-cell table:style-name="Default" office:value-type="float" office:value="0.0546539" calcext:value-type="float">
            <text:p>0,0546539</text:p>
          </table:table-cell>
          <table:table-cell table:style-name="ce1" office:value-type="float" office:value="0.00000248336" calcext:value-type="float">
            <text:p>2,4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7918" calcext:value-type="float">
            <text:p>0,337918</text:p>
          </table:table-cell>
          <table:table-cell table:style-name="Default" office:value-type="float" office:value="0.0490915" calcext:value-type="float">
            <text:p>0,0490915</text:p>
          </table:table-cell>
          <table:table-cell table:style-name="ce1" office:value-type="float" office:value="0.00000238621" calcext:value-type="float">
            <text:p>2,3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818" calcext:value-type="float">
            <text:p>0,33818</text:p>
          </table:table-cell>
          <table:table-cell table:style-name="Default" office:value-type="float" office:value="0.0438475" calcext:value-type="float">
            <text:p>0,0438475</text:p>
          </table:table-cell>
          <table:table-cell table:style-name="ce1" office:value-type="float" office:value="0.00000230722" calcext:value-type="float">
            <text:p>2,3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8437" calcext:value-type="float">
            <text:p>0,338437</text:p>
          </table:table-cell>
          <table:table-cell table:style-name="Default" office:value-type="float" office:value="0.0389035" calcext:value-type="float">
            <text:p>0,0389035</text:p>
          </table:table-cell>
          <table:table-cell table:style-name="ce1" office:value-type="float" office:value="0.00000224372" calcext:value-type="float">
            <text:p>2,2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8689" calcext:value-type="float">
            <text:p>0,338689</text:p>
          </table:table-cell>
          <table:table-cell table:style-name="Default" office:value-type="float" office:value="0.034242" calcext:value-type="float">
            <text:p>0,034242</text:p>
          </table:table-cell>
          <table:table-cell table:style-name="ce1" office:value-type="float" office:value="0.00000218471" calcext:value-type="float">
            <text:p>2,1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8935" calcext:value-type="float">
            <text:p>0,338935</text:p>
          </table:table-cell>
          <table:table-cell table:style-name="Default" office:value-type="float" office:value="0.0296608" calcext:value-type="float">
            <text:p>0,0296608</text:p>
          </table:table-cell>
          <table:table-cell table:style-name="ce1" office:value-type="float" office:value="0.00000211974" calcext:value-type="float">
            <text:p>2,1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918" calcext:value-type="float">
            <text:p>0,33918</text:p>
          </table:table-cell>
          <table:table-cell table:style-name="Default" office:value-type="float" office:value="0.0250566" calcext:value-type="float">
            <text:p>0,0250566</text:p>
          </table:table-cell>
          <table:table-cell table:style-name="ce1" office:value-type="float" office:value="0.0000020893" calcext:value-type="float">
            <text:p>2,0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9421" calcext:value-type="float">
            <text:p>0,339421</text:p>
          </table:table-cell>
          <table:table-cell table:style-name="Default" office:value-type="float" office:value="0.0207352" calcext:value-type="float">
            <text:p>0,0207352</text:p>
          </table:table-cell>
          <table:table-cell table:style-name="ce1" office:value-type="float" office:value="0.00000209737" calcext:value-type="float">
            <text:p>2,1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9661" calcext:value-type="float">
            <text:p>0,339661</text:p>
          </table:table-cell>
          <table:table-cell table:style-name="Default" office:value-type="float" office:value="0.0165882" calcext:value-type="float">
            <text:p>0,0165882</text:p>
          </table:table-cell>
          <table:table-cell table:style-name="ce1" office:value-type="float" office:value="0.00000214186" calcext:value-type="float">
            <text:p>2,1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39902" calcext:value-type="float">
            <text:p>0,339902</text:p>
          </table:table-cell>
          <table:table-cell table:style-name="Default" office:value-type="float" office:value="0.0126124" calcext:value-type="float">
            <text:p>0,0126124</text:p>
          </table:table-cell>
          <table:table-cell table:style-name="ce1" office:value-type="float" office:value="0.0000022213" calcext:value-type="float">
            <text:p>2,2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0142" calcext:value-type="float">
            <text:p>0,340142</text:p>
          </table:table-cell>
          <table:table-cell table:style-name="Default" office:value-type="float" office:value="0.00880484" calcext:value-type="float">
            <text:p>0,00880484</text:p>
          </table:table-cell>
          <table:table-cell table:style-name="ce1" office:value-type="float" office:value="0.00000233656" calcext:value-type="float">
            <text:p>2,3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0383" calcext:value-type="float">
            <text:p>0,340383</text:p>
          </table:table-cell>
          <table:table-cell table:style-name="Default" office:value-type="float" office:value="0.0051626" calcext:value-type="float">
            <text:p>0,0051626</text:p>
          </table:table-cell>
          <table:table-cell table:style-name="ce1" office:value-type="float" office:value="0.00000248764" calcext:value-type="float">
            <text:p>2,4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0617" calcext:value-type="float">
            <text:p>0,340617</text:p>
          </table:table-cell>
          <table:table-cell table:style-name="Default" office:value-type="float" office:value="0.00176697" calcext:value-type="float">
            <text:p>0,00176697</text:p>
          </table:table-cell>
          <table:table-cell table:style-name="ce1" office:value-type="float" office:value="0.00000267046" calcext:value-type="float">
            <text:p>2,6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0852" calcext:value-type="float">
            <text:p>0,340852</text:p>
          </table:table-cell>
          <table:table-cell office:value-type="float" office:value="-2.21374E-028" calcext:value-type="float">
            <text:p>-2,21E-28</text:p>
          </table:table-cell>
          <table:table-cell table:style-name="ce1" office:value-type="float" office:value="0.0000028901" calcext:value-type="float">
            <text:p>2,8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1086" calcext:value-type="float">
            <text:p>0,341086</text:p>
          </table:table-cell>
          <table:table-cell office:value-type="float" office:value="5.2085E-020" calcext:value-type="float">
            <text:p>5,21E-20</text:p>
          </table:table-cell>
          <table:table-cell table:style-name="ce1" office:value-type="float" office:value="0.00000314903" calcext:value-type="float">
            <text:p>3,1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1327" calcext:value-type="float">
            <text:p>0,341327</text:p>
          </table:table-cell>
          <table:table-cell office:value-type="float" office:value="2.67463E-020" calcext:value-type="float">
            <text:p>2,67E-20</text:p>
          </table:table-cell>
          <table:table-cell table:style-name="ce1" office:value-type="float" office:value="0.000003458" calcext:value-type="float">
            <text:p>3,4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1568" calcext:value-type="float">
            <text:p>0,341568</text:p>
          </table:table-cell>
          <table:table-cell office:value-type="float" office:value="-2.4991E-032" calcext:value-type="float">
            <text:p>-2,50E-32</text:p>
          </table:table-cell>
          <table:table-cell table:style-name="ce1" office:value-type="float" office:value="0.00000380723" calcext:value-type="float">
            <text:p>3,8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1816" calcext:value-type="float">
            <text:p>0,341816</text:p>
          </table:table-cell>
          <table:table-cell office:value-type="float" office:value="-9.84315E-033" calcext:value-type="float">
            <text:p>-9,84E-33</text:p>
          </table:table-cell>
          <table:table-cell table:style-name="ce1" office:value-type="float" office:value="0.00000420165" calcext:value-type="float">
            <text:p>4,2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2072" calcext:value-type="float">
            <text:p>0,342072</text:p>
          </table:table-cell>
          <table:table-cell office:value-type="float" office:value="-2.60578E-033" calcext:value-type="float">
            <text:p>-2,61E-33</text:p>
          </table:table-cell>
          <table:table-cell table:style-name="ce1" office:value-type="float" office:value="0.00000465022" calcext:value-type="float">
            <text:p>4,6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2345" calcext:value-type="float">
            <text:p>0,342345</text:p>
          </table:table-cell>
          <table:table-cell office:value-type="float" office:value="-5.53216E-034" calcext:value-type="float">
            <text:p>-5,53E-34</text:p>
          </table:table-cell>
          <table:table-cell table:style-name="ce1" office:value-type="float" office:value="0.0000052112" calcext:value-type="float">
            <text:p>5,2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2629" calcext:value-type="float">
            <text:p>0,342629</text:p>
          </table:table-cell>
          <table:table-cell office:value-type="float" office:value="-5.87126E-036" calcext:value-type="float">
            <text:p>-5,87E-36</text:p>
          </table:table-cell>
          <table:table-cell table:style-name="ce1" office:value-type="float" office:value="0.00000589568" calcext:value-type="float">
            <text:p>5,90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2924" calcext:value-type="float">
            <text:p>0,342924</text:p>
          </table:table-cell>
          <table:table-cell office:value-type="float" office:value="1.02296E-021" calcext:value-type="float">
            <text:p>1,02E-21</text:p>
          </table:table-cell>
          <table:table-cell table:style-name="ce1" office:value-type="float" office:value="0.00000670551" calcext:value-type="float">
            <text:p>6,7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3245" calcext:value-type="float">
            <text:p>0,343245</text:p>
          </table:table-cell>
          <table:table-cell office:value-type="float" office:value="6.0016E-039" calcext:value-type="float">
            <text:p>6,00E-39</text:p>
          </table:table-cell>
          <table:table-cell table:style-name="ce1" office:value-type="float" office:value="0.00000770761" calcext:value-type="float">
            <text:p>7,7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3583" calcext:value-type="float">
            <text:p>0,343583</text:p>
          </table:table-cell>
          <table:table-cell office:value-type="float" office:value="-1.1317E-021" calcext:value-type="float">
            <text:p>-1,13E-21</text:p>
          </table:table-cell>
          <table:table-cell table:style-name="ce1" office:value-type="float" office:value="0.00000885698" calcext:value-type="float">
            <text:p>8,8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394" calcext:value-type="float">
            <text:p>0,34394</text:p>
          </table:table-cell>
          <table:table-cell office:value-type="float" office:value="3.09213E-022" calcext:value-type="float">
            <text:p>3,09E-22</text:p>
          </table:table-cell>
          <table:table-cell table:style-name="ce1" office:value-type="float" office:value="0.0000101583" calcext:value-type="float">
            <text:p>1,0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4318" calcext:value-type="float">
            <text:p>0,344318</text:p>
          </table:table-cell>
          <table:table-cell office:value-type="float" office:value="-3.4308E-040" calcext:value-type="float">
            <text:p>-3,43E-40</text:p>
          </table:table-cell>
          <table:table-cell table:style-name="ce1" office:value-type="float" office:value="0.0000116192" calcext:value-type="float">
            <text:p>1,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4724" calcext:value-type="float">
            <text:p>0,344724</text:p>
          </table:table-cell>
          <table:table-cell office:value-type="float" office:value="-4.38634E-023" calcext:value-type="float">
            <text:p>-4,39E-23</text:p>
          </table:table-cell>
          <table:table-cell table:style-name="ce1" office:value-type="float" office:value="0.0000132567" calcext:value-type="float">
            <text:p>1,3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5164" calcext:value-type="float">
            <text:p>0,345164</text:p>
          </table:table-cell>
          <table:table-cell office:value-type="float" office:value="-4.75744E-023" calcext:value-type="float">
            <text:p>-4,76E-23</text:p>
          </table:table-cell>
          <table:table-cell table:style-name="ce1" office:value-type="float" office:value="0.000015082" calcext:value-type="float">
            <text:p>1,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5647" calcext:value-type="float">
            <text:p>0,345647</text:p>
          </table:table-cell>
          <table:table-cell office:value-type="float" office:value="-5.48731E-043" calcext:value-type="float">
            <text:p>-5,49E-43</text:p>
          </table:table-cell>
          <table:table-cell table:style-name="ce1" office:value-type="float" office:value="0.000017324" calcext:value-type="float">
            <text:p>1,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6131" calcext:value-type="float">
            <text:p>0,346131</text:p>
          </table:table-cell>
          <table:table-cell office:value-type="float" office:value="-3.256E-044" calcext:value-type="float">
            <text:p>-3,26E-44</text:p>
          </table:table-cell>
          <table:table-cell table:style-name="ce1" office:value-type="float" office:value="0.0000206729" calcext:value-type="float">
            <text:p>2,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6615" calcext:value-type="float">
            <text:p>0,346615</text:p>
          </table:table-cell>
          <table:table-cell office:value-type="float" office:value="1.10742E-048" calcext:value-type="float">
            <text:p>1,11E-48</text:p>
          </table:table-cell>
          <table:table-cell table:style-name="ce1" office:value-type="float" office:value="0.0000238938" calcext:value-type="float">
            <text:p>2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7098" calcext:value-type="float">
            <text:p>0,347098</text:p>
          </table:table-cell>
          <table:table-cell office:value-type="float" office:value="2.98474E-047" calcext:value-type="float">
            <text:p>2,98E-47</text:p>
          </table:table-cell>
          <table:table-cell table:style-name="ce1" office:value-type="float" office:value="0.0000269786" calcext:value-type="float">
            <text:p>2,7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7582" calcext:value-type="float">
            <text:p>0,347582</text:p>
          </table:table-cell>
          <table:table-cell office:value-type="float" office:value="1.08637E-048" calcext:value-type="float">
            <text:p>1,09E-48</text:p>
          </table:table-cell>
          <table:table-cell table:style-name="ce1" office:value-type="float" office:value="0.0000303403" calcext:value-type="float">
            <text:p>3,0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8066" calcext:value-type="float">
            <text:p>0,348066</text:p>
          </table:table-cell>
          <table:table-cell office:value-type="float" office:value="-1.70166E-049" calcext:value-type="float">
            <text:p>-1,70E-49</text:p>
          </table:table-cell>
          <table:table-cell table:style-name="ce1" office:value-type="float" office:value="0.0000342619" calcext:value-type="float">
            <text:p>3,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8549" calcext:value-type="float">
            <text:p>0,348549</text:p>
          </table:table-cell>
          <table:table-cell office:value-type="float" office:value="4.29442E-054" calcext:value-type="float">
            <text:p>4,29E-54</text:p>
          </table:table-cell>
          <table:table-cell table:style-name="ce1" office:value-type="float" office:value="0.0000377258" calcext:value-type="float">
            <text:p>3,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9033" calcext:value-type="float">
            <text:p>0,349033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412944" calcext:value-type="float">
            <text:p>4,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49516" calcext:value-type="float">
            <text:p>0,349516</text:p>
          </table:table-cell>
          <table:table-cell office:value-type="float" office:value="-0.000000000000196149" calcext:value-type="float">
            <text:p>-1,96E-13</text:p>
          </table:table-cell>
          <table:table-cell table:style-name="ce1" office:value-type="float" office:value="0.000044532" calcext:value-type="float">
            <text:p>4,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-0.000000000000401863" calcext:value-type="float">
            <text:p>-4,02E-13</text:p>
          </table:table-cell>
          <table:table-cell table:style-name="ce1" office:value-type="float" office:value="0.0000475064" calcext:value-type="float">
            <text:p>4,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0538" calcext:value-type="float">
            <text:p>0,350538</text:p>
          </table:table-cell>
          <table:table-cell office:value-type="float" office:value="-0.00000000000063275" calcext:value-type="float">
            <text:p>-6,33E-13</text:p>
          </table:table-cell>
          <table:table-cell table:style-name="ce1" office:value-type="float" office:value="0.0000509393" calcext:value-type="float">
            <text:p>5,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1113" calcext:value-type="float">
            <text:p>0,351113</text:p>
          </table:table-cell>
          <table:table-cell office:value-type="float" office:value="-0.000000000000881192" calcext:value-type="float">
            <text:p>-8,81E-13</text:p>
          </table:table-cell>
          <table:table-cell table:style-name="ce1" office:value-type="float" office:value="0.0000542305" calcext:value-type="float">
            <text:p>5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1695" calcext:value-type="float">
            <text:p>0,351695</text:p>
          </table:table-cell>
          <table:table-cell office:value-type="float" office:value="-0.00000000000113323" calcext:value-type="float">
            <text:p>-1,13E-12</text:p>
          </table:table-cell>
          <table:table-cell table:style-name="ce1" office:value-type="float" office:value="0.0000563274" calcext:value-type="float">
            <text:p>5,6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227" calcext:value-type="float">
            <text:p>0,35227</text:p>
          </table:table-cell>
          <table:table-cell office:value-type="float" office:value="-0.00000000000138194" calcext:value-type="float">
            <text:p>-1,38E-12</text:p>
          </table:table-cell>
          <table:table-cell table:style-name="ce1" office:value-type="float" office:value="0.0000581458" calcext:value-type="float">
            <text:p>5,8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2852" calcext:value-type="float">
            <text:p>0,352852</text:p>
          </table:table-cell>
          <table:table-cell office:value-type="float" office:value="-0.00000000000163247" calcext:value-type="float">
            <text:p>-1,63E-12</text:p>
          </table:table-cell>
          <table:table-cell table:style-name="ce1" office:value-type="float" office:value="0.000059805" calcext:value-type="float">
            <text:p>5,9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3441" calcext:value-type="float">
            <text:p>0,353441</text:p>
          </table:table-cell>
          <table:table-cell office:value-type="float" office:value="-0.00000000000188425" calcext:value-type="float">
            <text:p>-1,88E-12</text:p>
          </table:table-cell>
          <table:table-cell table:style-name="ce1" office:value-type="float" office:value="0.0000613151" calcext:value-type="float">
            <text:p>6,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4038" calcext:value-type="float">
            <text:p>0,354038</text:p>
          </table:table-cell>
          <table:table-cell office:value-type="float" office:value="-0.00000000000213671" calcext:value-type="float">
            <text:p>-2,14E-12</text:p>
          </table:table-cell>
          <table:table-cell table:style-name="ce1" office:value-type="float" office:value="0.0000626837" calcext:value-type="float">
            <text:p>6,2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4627" calcext:value-type="float">
            <text:p>0,354627</text:p>
          </table:table-cell>
          <table:table-cell office:value-type="float" office:value="-0.00000000000238241" calcext:value-type="float">
            <text:p>-2,38E-12</text:p>
          </table:table-cell>
          <table:table-cell table:style-name="ce1" office:value-type="float" office:value="0.000063948" calcext:value-type="float">
            <text:p>6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5217" calcext:value-type="float">
            <text:p>0,355217</text:p>
          </table:table-cell>
          <table:table-cell office:value-type="float" office:value="-0.00000000000262422" calcext:value-type="float">
            <text:p>-2,62E-12</text:p>
          </table:table-cell>
          <table:table-cell table:style-name="ce1" office:value-type="float" office:value="0.0000651046" calcext:value-type="float">
            <text:p>6,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5806" calcext:value-type="float">
            <text:p>0,355806</text:p>
          </table:table-cell>
          <table:table-cell office:value-type="float" office:value="-0.00000000000286165" calcext:value-type="float">
            <text:p>-2,86E-12</text:p>
          </table:table-cell>
          <table:table-cell table:style-name="ce1" office:value-type="float" office:value="0.0000661599" calcext:value-type="float">
            <text:p>6,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6403" calcext:value-type="float">
            <text:p>0,356403</text:p>
          </table:table-cell>
          <table:table-cell office:value-type="float" office:value="-0.00000000000309659" calcext:value-type="float">
            <text:p>-3,10E-12</text:p>
          </table:table-cell>
          <table:table-cell table:style-name="ce1" office:value-type="float" office:value="0.0000670693" calcext:value-type="float">
            <text:p>6,7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7" calcext:value-type="float">
            <text:p>0,357</text:p>
          </table:table-cell>
          <table:table-cell office:value-type="float" office:value="-0.00000000000332686" calcext:value-type="float">
            <text:p>-3,33E-12</text:p>
          </table:table-cell>
          <table:table-cell table:style-name="ce1" office:value-type="float" office:value="0.0000675968" calcext:value-type="float">
            <text:p>6,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7598" calcext:value-type="float">
            <text:p>0,357598</text:p>
          </table:table-cell>
          <table:table-cell office:value-type="float" office:value="-0.00000000000355124" calcext:value-type="float">
            <text:p>-3,55E-12</text:p>
          </table:table-cell>
          <table:table-cell table:style-name="ce1" office:value-type="float" office:value="0.0000677518" calcext:value-type="float">
            <text:p>6,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8195" calcext:value-type="float">
            <text:p>0,358195</text:p>
          </table:table-cell>
          <table:table-cell office:value-type="float" office:value="-0.00000000000376942" calcext:value-type="float">
            <text:p>-3,77E-12</text:p>
          </table:table-cell>
          <table:table-cell table:style-name="ce1" office:value-type="float" office:value="0.0000683052" calcext:value-type="float">
            <text:p>6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8801" calcext:value-type="float">
            <text:p>0,358801</text:p>
          </table:table-cell>
          <table:table-cell office:value-type="float" office:value="-0.00000000000398774" calcext:value-type="float">
            <text:p>-3,99E-12</text:p>
          </table:table-cell>
          <table:table-cell table:style-name="ce1" office:value-type="float" office:value="0.0000684184" calcext:value-type="float">
            <text:p>6,8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59416" calcext:value-type="float">
            <text:p>0,359416</text:p>
          </table:table-cell>
          <table:table-cell office:value-type="float" office:value="-0.00000000000420689" calcext:value-type="float">
            <text:p>-4,21E-12</text:p>
          </table:table-cell>
          <table:table-cell table:style-name="ce1" office:value-type="float" office:value="0.0000683106" calcext:value-type="float">
            <text:p>6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003" calcext:value-type="float">
            <text:p>0,36003</text:p>
          </table:table-cell>
          <table:table-cell office:value-type="float" office:value="-0.00000000000442208" calcext:value-type="float">
            <text:p>-4,42E-12</text:p>
          </table:table-cell>
          <table:table-cell table:style-name="ce1" office:value-type="float" office:value="0.0000682731" calcext:value-type="float">
            <text:p>6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0645" calcext:value-type="float">
            <text:p>0,360645</text:p>
          </table:table-cell>
          <table:table-cell office:value-type="float" office:value="-0.00000000000463599" calcext:value-type="float">
            <text:p>-4,64E-12</text:p>
          </table:table-cell>
          <table:table-cell table:style-name="ce1" office:value-type="float" office:value="0.0000684735" calcext:value-type="float">
            <text:p>6,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126" calcext:value-type="float">
            <text:p>0,36126</text:p>
          </table:table-cell>
          <table:table-cell office:value-type="float" office:value="-0.0000000000048454" calcext:value-type="float">
            <text:p>-4,85E-12</text:p>
          </table:table-cell>
          <table:table-cell table:style-name="ce1" office:value-type="float" office:value="0.0000687796" calcext:value-type="float">
            <text:p>6,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1875" calcext:value-type="float">
            <text:p>0,361875</text:p>
          </table:table-cell>
          <table:table-cell office:value-type="float" office:value="-0.00000000000505015" calcext:value-type="float">
            <text:p>-5,05E-12</text:p>
          </table:table-cell>
          <table:table-cell table:style-name="ce1" office:value-type="float" office:value="0.0000690834" calcext:value-type="float">
            <text:p>6,9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249" calcext:value-type="float">
            <text:p>0,36249</text:p>
          </table:table-cell>
          <table:table-cell office:value-type="float" office:value="-0.00000000000524871" calcext:value-type="float">
            <text:p>-5,25E-12</text:p>
          </table:table-cell>
          <table:table-cell table:style-name="ce1" office:value-type="float" office:value="0.0000693664" calcext:value-type="float">
            <text:p>6,9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3115" calcext:value-type="float">
            <text:p>0,363115</text:p>
          </table:table-cell>
          <table:table-cell office:value-type="float" office:value="-0.00000000000544389" calcext:value-type="float">
            <text:p>-5,44E-12</text:p>
          </table:table-cell>
          <table:table-cell table:style-name="ce1" office:value-type="float" office:value="0.0000696321" calcext:value-type="float">
            <text:p>6,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3751" calcext:value-type="float">
            <text:p>0,363751</text:p>
          </table:table-cell>
          <table:table-cell office:value-type="float" office:value="-0.00000000000563517" calcext:value-type="float">
            <text:p>-5,64E-12</text:p>
          </table:table-cell>
          <table:table-cell table:style-name="ce1" office:value-type="float" office:value="0.0000698796" calcext:value-type="float">
            <text:p>6,9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4387" calcext:value-type="float">
            <text:p>0,364387</text:p>
          </table:table-cell>
          <table:table-cell office:value-type="float" office:value="-0.00000000000581899" calcext:value-type="float">
            <text:p>-5,82E-12</text:p>
          </table:table-cell>
          <table:table-cell table:style-name="ce1" office:value-type="float" office:value="0.0000701048" calcext:value-type="float">
            <text:p>7,0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5023" calcext:value-type="float">
            <text:p>0,365023</text:p>
          </table:table-cell>
          <table:table-cell office:value-type="float" office:value="-0.0000000000059952" calcext:value-type="float">
            <text:p>-6,00E-12</text:p>
          </table:table-cell>
          <table:table-cell table:style-name="ce1" office:value-type="float" office:value="0.0000703141" calcext:value-type="float">
            <text:p>7,0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5659" calcext:value-type="float">
            <text:p>0,365659</text:p>
          </table:table-cell>
          <table:table-cell office:value-type="float" office:value="-0.00000000000616365" calcext:value-type="float">
            <text:p>-6,16E-12</text:p>
          </table:table-cell>
          <table:table-cell table:style-name="ce1" office:value-type="float" office:value="0.000070511" calcext:value-type="float">
            <text:p>7,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6295" calcext:value-type="float">
            <text:p>0,366295</text:p>
          </table:table-cell>
          <table:table-cell office:value-type="float" office:value="-0.0000000000063243" calcext:value-type="float">
            <text:p>-6,32E-12</text:p>
          </table:table-cell>
          <table:table-cell table:style-name="ce1" office:value-type="float" office:value="0.0000706993" calcext:value-type="float">
            <text:p>7,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6931" calcext:value-type="float">
            <text:p>0,366931</text:p>
          </table:table-cell>
          <table:table-cell office:value-type="float" office:value="-0.00000000000647712" calcext:value-type="float">
            <text:p>-6,48E-12</text:p>
          </table:table-cell>
          <table:table-cell table:style-name="ce1" office:value-type="float" office:value="0.0000708841" calcext:value-type="float">
            <text:p>7,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7579" calcext:value-type="float">
            <text:p>0,367579</text:p>
          </table:table-cell>
          <table:table-cell office:value-type="float" office:value="-0.00000000000662476" calcext:value-type="float">
            <text:p>-6,62E-12</text:p>
          </table:table-cell>
          <table:table-cell table:style-name="ce1" office:value-type="float" office:value="0.0000710735" calcext:value-type="float">
            <text:p>7,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8228" calcext:value-type="float">
            <text:p>0,368228</text:p>
          </table:table-cell>
          <table:table-cell office:value-type="float" office:value="-0.00000000000676411" calcext:value-type="float">
            <text:p>-6,76E-12</text:p>
          </table:table-cell>
          <table:table-cell table:style-name="ce1" office:value-type="float" office:value="0.0000712683" calcext:value-type="float">
            <text:p>7,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889" calcext:value-type="float">
            <text:p>0,36889</text:p>
          </table:table-cell>
          <table:table-cell office:value-type="float" office:value="-0.00000000000689767" calcext:value-type="float">
            <text:p>-6,90E-12</text:p>
          </table:table-cell>
          <table:table-cell table:style-name="ce1" office:value-type="float" office:value="0.0000714751" calcext:value-type="float">
            <text:p>7,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69552" calcext:value-type="float">
            <text:p>0,369552</text:p>
          </table:table-cell>
          <table:table-cell office:value-type="float" office:value="-0.0000000000070224" calcext:value-type="float">
            <text:p>-7,02E-12</text:p>
          </table:table-cell>
          <table:table-cell table:style-name="ce1" office:value-type="float" office:value="0.0000717186" calcext:value-type="float">
            <text:p>7,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0214" calcext:value-type="float">
            <text:p>0,370214</text:p>
          </table:table-cell>
          <table:table-cell office:value-type="float" office:value="-0.00000000000713823" calcext:value-type="float">
            <text:p>-7,14E-12</text:p>
          </table:table-cell>
          <table:table-cell table:style-name="ce1" office:value-type="float" office:value="0.0000719868" calcext:value-type="float">
            <text:p>7,2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0875" calcext:value-type="float">
            <text:p>0,370875</text:p>
          </table:table-cell>
          <table:table-cell office:value-type="float" office:value="-0.00000000000724499" calcext:value-type="float">
            <text:p>-7,24E-12</text:p>
          </table:table-cell>
          <table:table-cell table:style-name="ce1" office:value-type="float" office:value="0.0000722863" calcext:value-type="float">
            <text:p>7,2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1537" calcext:value-type="float">
            <text:p>0,371537</text:p>
          </table:table-cell>
          <table:table-cell office:value-type="float" office:value="-0.00000000000734244" calcext:value-type="float">
            <text:p>-7,34E-12</text:p>
          </table:table-cell>
          <table:table-cell table:style-name="ce1" office:value-type="float" office:value="0.000072627" calcext:value-type="float">
            <text:p>7,2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2199" calcext:value-type="float">
            <text:p>0,372199</text:p>
          </table:table-cell>
          <table:table-cell office:value-type="float" office:value="-0.0000000000074305" calcext:value-type="float">
            <text:p>-7,43E-12</text:p>
          </table:table-cell>
          <table:table-cell table:style-name="ce1" office:value-type="float" office:value="0.0000730177" calcext:value-type="float">
            <text:p>7,3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2861" calcext:value-type="float">
            <text:p>0,372861</text:p>
          </table:table-cell>
          <table:table-cell office:value-type="float" office:value="-0.00000000000750908" calcext:value-type="float">
            <text:p>-7,51E-12</text:p>
          </table:table-cell>
          <table:table-cell table:style-name="ce1" office:value-type="float" office:value="0.0000734792" calcext:value-type="float">
            <text:p>7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3523" calcext:value-type="float">
            <text:p>0,373523</text:p>
          </table:table-cell>
          <table:table-cell office:value-type="float" office:value="-0.00000000000757793" calcext:value-type="float">
            <text:p>-7,58E-12</text:p>
          </table:table-cell>
          <table:table-cell table:style-name="ce1" office:value-type="float" office:value="0.0000740422" calcext:value-type="float">
            <text:p>7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4202" calcext:value-type="float">
            <text:p>0,374202</text:p>
          </table:table-cell>
          <table:table-cell office:value-type="float" office:value="-0.00000000000763843" calcext:value-type="float">
            <text:p>-7,64E-12</text:p>
          </table:table-cell>
          <table:table-cell table:style-name="ce1" office:value-type="float" office:value="0.0000747167" calcext:value-type="float">
            <text:p>7,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4881" calcext:value-type="float">
            <text:p>0,374881</text:p>
          </table:table-cell>
          <table:table-cell office:value-type="float" office:value="-0.00000000000768914" calcext:value-type="float">
            <text:p>-7,69E-12</text:p>
          </table:table-cell>
          <table:table-cell table:style-name="ce1" office:value-type="float" office:value="0.0000756701" calcext:value-type="float">
            <text:p>7,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556" calcext:value-type="float">
            <text:p>0,37556</text:p>
          </table:table-cell>
          <table:table-cell office:value-type="float" office:value="-0.00000000000773078" calcext:value-type="float">
            <text:p>-7,73E-12</text:p>
          </table:table-cell>
          <table:table-cell table:style-name="ce1" office:value-type="float" office:value="0.0000766029" calcext:value-type="float">
            <text:p>7,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6239" calcext:value-type="float">
            <text:p>0,376239</text:p>
          </table:table-cell>
          <table:table-cell office:value-type="float" office:value="-0.00000000000776442" calcext:value-type="float">
            <text:p>-7,76E-12</text:p>
          </table:table-cell>
          <table:table-cell table:style-name="ce1" office:value-type="float" office:value="0.0000767997" calcext:value-type="float">
            <text:p>7,6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6918" calcext:value-type="float">
            <text:p>0,376918</text:p>
          </table:table-cell>
          <table:table-cell office:value-type="float" office:value="-0.0000000000077911" calcext:value-type="float">
            <text:p>-7,79E-12</text:p>
          </table:table-cell>
          <table:table-cell table:style-name="ce1" office:value-type="float" office:value="0.0000770139" calcext:value-type="float">
            <text:p>7,7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7597" calcext:value-type="float">
            <text:p>0,377597</text:p>
          </table:table-cell>
          <table:table-cell office:value-type="float" office:value="-0.00000000000781244" calcext:value-type="float">
            <text:p>-7,81E-12</text:p>
          </table:table-cell>
          <table:table-cell table:style-name="ce1" office:value-type="float" office:value="0.0000776237" calcext:value-type="float">
            <text:p>7,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8275" calcext:value-type="float">
            <text:p>0,378275</text:p>
          </table:table-cell>
          <table:table-cell office:value-type="float" office:value="-0.00000000000783045" calcext:value-type="float">
            <text:p>-7,83E-12</text:p>
          </table:table-cell>
          <table:table-cell table:style-name="ce1" office:value-type="float" office:value="0.0000783168" calcext:value-type="float">
            <text:p>7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8954" calcext:value-type="float">
            <text:p>0,378954</text:p>
          </table:table-cell>
          <table:table-cell office:value-type="float" office:value="-0.00000000000784716" calcext:value-type="float">
            <text:p>-7,85E-12</text:p>
          </table:table-cell>
          <table:table-cell table:style-name="ce1" office:value-type="float" office:value="0.0000790077" calcext:value-type="float">
            <text:p>7,9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79633" calcext:value-type="float">
            <text:p>0,379633</text:p>
          </table:table-cell>
          <table:table-cell office:value-type="float" office:value="-0.00000000000786178" calcext:value-type="float">
            <text:p>-7,86E-12</text:p>
          </table:table-cell>
          <table:table-cell table:style-name="ce1" office:value-type="float" office:value="0.0000796852" calcext:value-type="float">
            <text:p>7,9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0312" calcext:value-type="float">
            <text:p>0,380312</text:p>
          </table:table-cell>
          <table:table-cell office:value-type="float" office:value="-0.00000000000787233" calcext:value-type="float">
            <text:p>-7,87E-12</text:p>
          </table:table-cell>
          <table:table-cell table:style-name="ce1" office:value-type="float" office:value="0.0000803671" calcext:value-type="float">
            <text:p>8,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0991" calcext:value-type="float">
            <text:p>0,380991</text:p>
          </table:table-cell>
          <table:table-cell office:value-type="float" office:value="-0.0000000000078763" calcext:value-type="float">
            <text:p>-7,88E-12</text:p>
          </table:table-cell>
          <table:table-cell table:style-name="ce1" office:value-type="float" office:value="0.0000814564" calcext:value-type="float">
            <text:p>8,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167" calcext:value-type="float">
            <text:p>0,38167</text:p>
          </table:table-cell>
          <table:table-cell office:value-type="float" office:value="-0.00000000000787344" calcext:value-type="float">
            <text:p>-7,87E-12</text:p>
          </table:table-cell>
          <table:table-cell table:style-name="ce1" office:value-type="float" office:value="0.0000829699" calcext:value-type="float">
            <text:p>8,3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2349" calcext:value-type="float">
            <text:p>0,382349</text:p>
          </table:table-cell>
          <table:table-cell office:value-type="float" office:value="-0.00000000000786454" calcext:value-type="float">
            <text:p>-7,86E-12</text:p>
          </table:table-cell>
          <table:table-cell table:style-name="ce1" office:value-type="float" office:value="0.0000845926" calcext:value-type="float">
            <text:p>8,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3028" calcext:value-type="float">
            <text:p>0,383028</text:p>
          </table:table-cell>
          <table:table-cell office:value-type="float" office:value="-0.00000000000785016" calcext:value-type="float">
            <text:p>-7,85E-12</text:p>
          </table:table-cell>
          <table:table-cell table:style-name="ce1" office:value-type="float" office:value="0.0000861443" calcext:value-type="float">
            <text:p>8,6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3707" calcext:value-type="float">
            <text:p>0,383707</text:p>
          </table:table-cell>
          <table:table-cell office:value-type="float" office:value="-0.00000000000783073" calcext:value-type="float">
            <text:p>-7,83E-12</text:p>
          </table:table-cell>
          <table:table-cell table:style-name="ce1" office:value-type="float" office:value="0.000087627" calcext:value-type="float">
            <text:p>8,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4385" calcext:value-type="float">
            <text:p>0,384385</text:p>
          </table:table-cell>
          <table:table-cell office:value-type="float" office:value="-0.00000000000780636" calcext:value-type="float">
            <text:p>-7,81E-12</text:p>
          </table:table-cell>
          <table:table-cell table:style-name="ce1" office:value-type="float" office:value="0.0000890397" calcext:value-type="float">
            <text:p>8,9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5064" calcext:value-type="float">
            <text:p>0,385064</text:p>
          </table:table-cell>
          <table:table-cell office:value-type="float" office:value="-0.00000000000777735" calcext:value-type="float">
            <text:p>-7,78E-12</text:p>
          </table:table-cell>
          <table:table-cell table:style-name="ce1" office:value-type="float" office:value="0.0000903832" calcext:value-type="float">
            <text:p>9,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5743" calcext:value-type="float">
            <text:p>0,385743</text:p>
          </table:table-cell>
          <table:table-cell office:value-type="float" office:value="-0.00000000000774378" calcext:value-type="float">
            <text:p>-7,74E-12</text:p>
          </table:table-cell>
          <table:table-cell table:style-name="ce1" office:value-type="float" office:value="0.0000916581" calcext:value-type="float">
            <text:p>9,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6422" calcext:value-type="float">
            <text:p>0,386422</text:p>
          </table:table-cell>
          <table:table-cell office:value-type="float" office:value="-0.00000000000770587" calcext:value-type="float">
            <text:p>-7,71E-12</text:p>
          </table:table-cell>
          <table:table-cell table:style-name="ce1" office:value-type="float" office:value="0.000092867" calcext:value-type="float">
            <text:p>9,2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7101" calcext:value-type="float">
            <text:p>0,387101</text:p>
          </table:table-cell>
          <table:table-cell office:value-type="float" office:value="-0.00000000000766372" calcext:value-type="float">
            <text:p>-7,66E-12</text:p>
          </table:table-cell>
          <table:table-cell table:style-name="ce1" office:value-type="float" office:value="0.0000940132" calcext:value-type="float">
            <text:p>9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778" calcext:value-type="float">
            <text:p>0,38778</text:p>
          </table:table-cell>
          <table:table-cell office:value-type="float" office:value="-0.00000000000761729" calcext:value-type="float">
            <text:p>-7,62E-12</text:p>
          </table:table-cell>
          <table:table-cell table:style-name="ce1" office:value-type="float" office:value="0.0000951001" calcext:value-type="float">
            <text:p>9,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8459" calcext:value-type="float">
            <text:p>0,388459</text:p>
          </table:table-cell>
          <table:table-cell office:value-type="float" office:value="-0.00000000000756661" calcext:value-type="float">
            <text:p>-7,57E-12</text:p>
          </table:table-cell>
          <table:table-cell table:style-name="ce1" office:value-type="float" office:value="0.0000961119" calcext:value-type="float">
            <text:p>9,6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9138" calcext:value-type="float">
            <text:p>0,389138</text:p>
          </table:table-cell>
          <table:table-cell office:value-type="float" office:value="-0.00000000000751185" calcext:value-type="float">
            <text:p>-7,51E-12</text:p>
          </table:table-cell>
          <table:table-cell table:style-name="ce1" office:value-type="float" office:value="0.0000970453" calcext:value-type="float">
            <text:p>9,7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89862" calcext:value-type="float">
            <text:p>0,389862</text:p>
          </table:table-cell>
          <table:table-cell office:value-type="float" office:value="-0.00000000000744898" calcext:value-type="float">
            <text:p>-7,45E-12</text:p>
          </table:table-cell>
          <table:table-cell table:style-name="ce1" office:value-type="float" office:value="0.0000979626" calcext:value-type="float">
            <text:p>9,8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0586" calcext:value-type="float">
            <text:p>0,390586</text:p>
          </table:table-cell>
          <table:table-cell office:value-type="float" office:value="-0.00000000000738152" calcext:value-type="float">
            <text:p>-7,38E-12</text:p>
          </table:table-cell>
          <table:table-cell table:style-name="ce1" office:value-type="float" office:value="0.000098792" calcext:value-type="float">
            <text:p>9,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131" calcext:value-type="float">
            <text:p>0,39131</text:p>
          </table:table-cell>
          <table:table-cell office:value-type="float" office:value="-0.00000000000730939" calcext:value-type="float">
            <text:p>-7,31E-12</text:p>
          </table:table-cell>
          <table:table-cell table:style-name="ce1" office:value-type="float" office:value="0.0000995223" calcext:value-type="float">
            <text:p>9,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21" calcext:value-type="float">
            <text:p>0,3921</text:p>
          </table:table-cell>
          <table:table-cell office:value-type="float" office:value="-0.00000000000722532" calcext:value-type="float">
            <text:p>-7,23E-12</text:p>
          </table:table-cell>
          <table:table-cell office:value-type="float" office:value="0.000100208" calcext:value-type="float">
            <text:p>0,000100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289" calcext:value-type="float">
            <text:p>0,39289</text:p>
          </table:table-cell>
          <table:table-cell office:value-type="float" office:value="-0.00000000000713589" calcext:value-type="float">
            <text:p>-7,14E-12</text:p>
          </table:table-cell>
          <table:table-cell office:value-type="float" office:value="0.000100794" calcext:value-type="float">
            <text:p>0,0001007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368" calcext:value-type="float">
            <text:p>0,39368</text:p>
          </table:table-cell>
          <table:table-cell office:value-type="float" office:value="-0.00000000000704128" calcext:value-type="float">
            <text:p>-7,04E-12</text:p>
          </table:table-cell>
          <table:table-cell office:value-type="float" office:value="0.000101296" calcext:value-type="float">
            <text:p>0,000101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447" calcext:value-type="float">
            <text:p>0,39447</text:p>
          </table:table-cell>
          <table:table-cell office:value-type="float" office:value="-0.00000000000694167" calcext:value-type="float">
            <text:p>-6,94E-12</text:p>
          </table:table-cell>
          <table:table-cell office:value-type="float" office:value="0.000101724" calcext:value-type="float">
            <text:p>0,000101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526" calcext:value-type="float">
            <text:p>0,39526</text:p>
          </table:table-cell>
          <table:table-cell office:value-type="float" office:value="-0.00000000000683724" calcext:value-type="float">
            <text:p>-6,84E-12</text:p>
          </table:table-cell>
          <table:table-cell office:value-type="float" office:value="0.000102084" calcext:value-type="float">
            <text:p>0,0001020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605" calcext:value-type="float">
            <text:p>0,39605</text:p>
          </table:table-cell>
          <table:table-cell office:value-type="float" office:value="-0.00000000000672822" calcext:value-type="float">
            <text:p>-6,73E-12</text:p>
          </table:table-cell>
          <table:table-cell office:value-type="float" office:value="0.000102376" calcext:value-type="float">
            <text:p>0,000102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684" calcext:value-type="float">
            <text:p>0,39684</text:p>
          </table:table-cell>
          <table:table-cell office:value-type="float" office:value="-0.00000000000661482" calcext:value-type="float">
            <text:p>-6,61E-12</text:p>
          </table:table-cell>
          <table:table-cell office:value-type="float" office:value="0.000102603" calcext:value-type="float">
            <text:p>0,000102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763" calcext:value-type="float">
            <text:p>0,39763</text:p>
          </table:table-cell>
          <table:table-cell office:value-type="float" office:value="-0.00000000000649751" calcext:value-type="float">
            <text:p>-6,50E-12</text:p>
          </table:table-cell>
          <table:table-cell office:value-type="float" office:value="0.000102766" calcext:value-type="float">
            <text:p>0,000102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842" calcext:value-type="float">
            <text:p>0,39842</text:p>
          </table:table-cell>
          <table:table-cell office:value-type="float" office:value="-0.00000000000637683" calcext:value-type="float">
            <text:p>-6,38E-12</text:p>
          </table:table-cell>
          <table:table-cell office:value-type="float" office:value="0.000102866" calcext:value-type="float">
            <text:p>0,000102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39921" calcext:value-type="float">
            <text:p>0,39921</text:p>
          </table:table-cell>
          <table:table-cell office:value-type="float" office:value="-0.0000000000062539" calcext:value-type="float">
            <text:p>-6,25E-12</text:p>
          </table:table-cell>
          <table:table-cell office:value-type="float" office:value="0.000102905" calcext:value-type="float">
            <text:p>0,000102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-0.00000000000613062" calcext:value-type="float">
            <text:p>-6,13E-12</text:p>
          </table:table-cell>
          <table:table-cell office:value-type="float" office:value="0.000102886" calcext:value-type="float">
            <text:p>0,000102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0893" calcext:value-type="float">
            <text:p>0,400893</text:p>
          </table:table-cell>
          <table:table-cell office:value-type="float" office:value="-0.00000000000599372" calcext:value-type="float">
            <text:p>-5,99E-12</text:p>
          </table:table-cell>
          <table:table-cell office:value-type="float" office:value="0.000102843" calcext:value-type="float">
            <text:p>0,000102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1895" calcext:value-type="float">
            <text:p>0,401895</text:p>
          </table:table-cell>
          <table:table-cell office:value-type="float" office:value="-0.00000000000582931" calcext:value-type="float">
            <text:p>-5,83E-12</text:p>
          </table:table-cell>
          <table:table-cell office:value-type="float" office:value="0.000102667" calcext:value-type="float">
            <text:p>0,000102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3014" calcext:value-type="float">
            <text:p>0,403014</text:p>
          </table:table-cell>
          <table:table-cell office:value-type="float" office:value="-0.00000000000563367" calcext:value-type="float">
            <text:p>-5,63E-12</text:p>
          </table:table-cell>
          <table:table-cell office:value-type="float" office:value="0.000102326" calcext:value-type="float">
            <text:p>0,000102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425" calcext:value-type="float">
            <text:p>0,40425</text:p>
          </table:table-cell>
          <table:table-cell office:value-type="float" office:value="-0.00000000000540893" calcext:value-type="float">
            <text:p>-5,41E-12</text:p>
          </table:table-cell>
          <table:table-cell office:value-type="float" office:value="0.000101781" calcext:value-type="float">
            <text:p>0,00010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5596" calcext:value-type="float">
            <text:p>0,405596</text:p>
          </table:table-cell>
          <table:table-cell office:value-type="float" office:value="-0.00000000000517043" calcext:value-type="float">
            <text:p>-5,17E-12</text:p>
          </table:table-cell>
          <table:table-cell office:value-type="float" office:value="0.000101017" calcext:value-type="float">
            <text:p>0,000101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7076" calcext:value-type="float">
            <text:p>0,407076</text:p>
          </table:table-cell>
          <table:table-cell office:value-type="float" office:value="-0.00000000000491463" calcext:value-type="float">
            <text:p>-4,91E-12</text:p>
          </table:table-cell>
          <table:table-cell table:style-name="ce1" office:value-type="float" office:value="0.0000999674" calcext:value-type="float">
            <text:p>1,00E-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08609" calcext:value-type="float">
            <text:p>0,408609</text:p>
          </table:table-cell>
          <table:table-cell office:value-type="float" office:value="-0.00000000000465797" calcext:value-type="float">
            <text:p>-4,66E-12</text:p>
          </table:table-cell>
          <table:table-cell table:style-name="ce1" office:value-type="float" office:value="0.0000986897" calcext:value-type="float">
            <text:p>9,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0201" calcext:value-type="float">
            <text:p>0,410201</text:p>
          </table:table-cell>
          <table:table-cell office:value-type="float" office:value="-0.00000000000439973" calcext:value-type="float">
            <text:p>-4,40E-12</text:p>
          </table:table-cell>
          <table:table-cell table:style-name="ce1" office:value-type="float" office:value="0.0000972481" calcext:value-type="float">
            <text:p>9,7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1793" calcext:value-type="float">
            <text:p>0,411793</text:p>
          </table:table-cell>
          <table:table-cell office:value-type="float" office:value="-0.00000000000414793" calcext:value-type="float">
            <text:p>-4,15E-12</text:p>
          </table:table-cell>
          <table:table-cell table:style-name="ce1" office:value-type="float" office:value="0.0000958527" calcext:value-type="float">
            <text:p>9,5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3321" calcext:value-type="float">
            <text:p>0,413321</text:p>
          </table:table-cell>
          <table:table-cell office:value-type="float" office:value="-0.00000000000391149" calcext:value-type="float">
            <text:p>-3,91E-12</text:p>
          </table:table-cell>
          <table:table-cell table:style-name="ce1" office:value-type="float" office:value="0.0000946457" calcext:value-type="float">
            <text:p>9,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4916" calcext:value-type="float">
            <text:p>0,414916</text:p>
          </table:table-cell>
          <table:table-cell office:value-type="float" office:value="-0.0000000000036633" calcext:value-type="float">
            <text:p>-3,66E-12</text:p>
          </table:table-cell>
          <table:table-cell table:style-name="ce1" office:value-type="float" office:value="0.0000935041" calcext:value-type="float">
            <text:p>9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6441" calcext:value-type="float">
            <text:p>0,416441</text:p>
          </table:table-cell>
          <table:table-cell office:value-type="float" office:value="-0.00000000000342612" calcext:value-type="float">
            <text:p>-3,43E-12</text:p>
          </table:table-cell>
          <table:table-cell table:style-name="ce1" office:value-type="float" office:value="0.0000925308" calcext:value-type="float">
            <text:p>9,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7967" calcext:value-type="float">
            <text:p>0,417967</text:p>
          </table:table-cell>
          <table:table-cell office:value-type="float" office:value="-0.00000000000318583" calcext:value-type="float">
            <text:p>-3,19E-12</text:p>
          </table:table-cell>
          <table:table-cell table:style-name="ce1" office:value-type="float" office:value="0.0000915542" calcext:value-type="float">
            <text:p>9,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19492" calcext:value-type="float">
            <text:p>0,419492</text:p>
          </table:table-cell>
          <table:table-cell office:value-type="float" office:value="-0.00000000000294189" calcext:value-type="float">
            <text:p>-2,94E-12</text:p>
          </table:table-cell>
          <table:table-cell table:style-name="ce1" office:value-type="float" office:value="0.0000916268" calcext:value-type="float">
            <text:p>9,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0945" calcext:value-type="float">
            <text:p>0,420945</text:p>
          </table:table-cell>
          <table:table-cell office:value-type="float" office:value="-0.00000000000270793" calcext:value-type="float">
            <text:p>-2,71E-12</text:p>
          </table:table-cell>
          <table:table-cell table:style-name="ce1" office:value-type="float" office:value="0.0000914037" calcext:value-type="float">
            <text:p>9,1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2398" calcext:value-type="float">
            <text:p>0,422398</text:p>
          </table:table-cell>
          <table:table-cell office:value-type="float" office:value="-0.00000000000247026" calcext:value-type="float">
            <text:p>-2,47E-12</text:p>
          </table:table-cell>
          <table:table-cell table:style-name="ce1" office:value-type="float" office:value="0.000089562" calcext:value-type="float">
            <text:p>8,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385" calcext:value-type="float">
            <text:p>0,42385</text:p>
          </table:table-cell>
          <table:table-cell office:value-type="float" office:value="-0.00000000000223029" calcext:value-type="float">
            <text:p>-2,23E-12</text:p>
          </table:table-cell>
          <table:table-cell table:style-name="ce1" office:value-type="float" office:value="0.0000874949" calcext:value-type="float">
            <text:p>8,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5227" calcext:value-type="float">
            <text:p>0,425227</text:p>
          </table:table-cell>
          <table:table-cell office:value-type="float" office:value="-0.00000000000200783" calcext:value-type="float">
            <text:p>-2,01E-12</text:p>
          </table:table-cell>
          <table:table-cell table:style-name="ce1" office:value-type="float" office:value="0.0000856095" calcext:value-type="float">
            <text:p>8,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6603" calcext:value-type="float">
            <text:p>0,426603</text:p>
          </table:table-cell>
          <table:table-cell office:value-type="float" office:value="-0.0000000000017887" calcext:value-type="float">
            <text:p>-1,79E-12</text:p>
          </table:table-cell>
          <table:table-cell table:style-name="ce1" office:value-type="float" office:value="0.0000838493" calcext:value-type="float">
            <text:p>8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7979" calcext:value-type="float">
            <text:p>0,427979</text:p>
          </table:table-cell>
          <table:table-cell office:value-type="float" office:value="-0.00000000000156577" calcext:value-type="float">
            <text:p>-1,57E-12</text:p>
          </table:table-cell>
          <table:table-cell table:style-name="ce1" office:value-type="float" office:value="0.0000822136" calcext:value-type="float">
            <text:p>8,2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29275" calcext:value-type="float">
            <text:p>0,429275</text:p>
          </table:table-cell>
          <table:table-cell office:value-type="float" office:value="-0.00000000000135141" calcext:value-type="float">
            <text:p>-1,35E-12</text:p>
          </table:table-cell>
          <table:table-cell table:style-name="ce1" office:value-type="float" office:value="0.0000808272" calcext:value-type="float">
            <text:p>8,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057" calcext:value-type="float">
            <text:p>0,43057</text:p>
          </table:table-cell>
          <table:table-cell office:value-type="float" office:value="-0.00000000000113043" calcext:value-type="float">
            <text:p>-1,13E-12</text:p>
          </table:table-cell>
          <table:table-cell table:style-name="ce1" office:value-type="float" office:value="0.000079651" calcext:value-type="float">
            <text:p>7,9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1865" calcext:value-type="float">
            <text:p>0,431865</text:p>
          </table:table-cell>
          <table:table-cell office:value-type="float" office:value="-0.000000000000902934" calcext:value-type="float">
            <text:p>-9,03E-13</text:p>
          </table:table-cell>
          <table:table-cell table:style-name="ce1" office:value-type="float" office:value="0.0000785115" calcext:value-type="float">
            <text:p>7,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3161" calcext:value-type="float">
            <text:p>0,433161</text:p>
          </table:table-cell>
          <table:table-cell office:value-type="float" office:value="-0.000000000000669038" calcext:value-type="float">
            <text:p>-6,69E-13</text:p>
          </table:table-cell>
          <table:table-cell table:style-name="ce1" office:value-type="float" office:value="0.0000774342" calcext:value-type="float">
            <text:p>7,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4456" calcext:value-type="float">
            <text:p>0,434456</text:p>
          </table:table-cell>
          <table:table-cell office:value-type="float" office:value="-0.000000000000429481" calcext:value-type="float">
            <text:p>-4,29E-13</text:p>
          </table:table-cell>
          <table:table-cell table:style-name="ce1" office:value-type="float" office:value="0.0000764269" calcext:value-type="float">
            <text:p>7,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5652" calcext:value-type="float">
            <text:p>0,435652</text:p>
          </table:table-cell>
          <table:table-cell office:value-type="float" office:value="-0.000000000000205099" calcext:value-type="float">
            <text:p>-2,05E-13</text:p>
          </table:table-cell>
          <table:table-cell table:style-name="ce1" office:value-type="float" office:value="0.0000755562" calcext:value-type="float">
            <text:p>7,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6847" calcext:value-type="float">
            <text:p>0,436847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757231" calcext:value-type="float">
            <text:p>7,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8043" calcext:value-type="float">
            <text:p>0,438043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758934" calcext:value-type="float">
            <text:p>7,5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9239" calcext:value-type="float">
            <text:p>0,439239</text:p>
          </table:table-cell>
          <table:table-cell office:value-type="float" office:value="-1.54334E-029" calcext:value-type="float">
            <text:p>-1,54E-29</text:p>
          </table:table-cell>
          <table:table-cell table:style-name="ce1" office:value-type="float" office:value="0.0000760587" calcext:value-type="float">
            <text:p>7,6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0434" calcext:value-type="float">
            <text:p>0,440434</text:p>
          </table:table-cell>
          <table:table-cell office:value-type="float" office:value="0.0000000000000134928" calcext:value-type="float">
            <text:p>1,35E-14</text:p>
          </table:table-cell>
          <table:table-cell table:style-name="ce1" office:value-type="float" office:value="0.0000762029" calcext:value-type="float">
            <text:p>7,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163" calcext:value-type="float">
            <text:p>0,44163</text:p>
          </table:table-cell>
          <table:table-cell office:value-type="float" office:value="0.0000000000000431746" calcext:value-type="float">
            <text:p>4,32E-14</text:p>
          </table:table-cell>
          <table:table-cell table:style-name="ce1" office:value-type="float" office:value="0.0000763879" calcext:value-type="float">
            <text:p>7,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2826" calcext:value-type="float">
            <text:p>0,442826</text:p>
          </table:table-cell>
          <table:table-cell office:value-type="float" office:value="0.0000000000000886595" calcext:value-type="float">
            <text:p>8,87E-14</text:p>
          </table:table-cell>
          <table:table-cell table:style-name="ce1" office:value-type="float" office:value="0.0000764439" calcext:value-type="float">
            <text:p>7,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3851" calcext:value-type="float">
            <text:p>0,443851</text:p>
          </table:table-cell>
          <table:table-cell office:value-type="float" office:value="0.000000000000140795" calcext:value-type="float">
            <text:p>1,41E-13</text:p>
          </table:table-cell>
          <table:table-cell table:style-name="ce1" office:value-type="float" office:value="0.0000763716" calcext:value-type="float">
            <text:p>7,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4876" calcext:value-type="float">
            <text:p>0,444876</text:p>
          </table:table-cell>
          <table:table-cell office:value-type="float" office:value="0.000000000000204128" calcext:value-type="float">
            <text:p>2,04E-13</text:p>
          </table:table-cell>
          <table:table-cell table:style-name="ce1" office:value-type="float" office:value="0.0000761939" calcext:value-type="float">
            <text:p>7,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59" calcext:value-type="float">
            <text:p>0,4459</text:p>
          </table:table-cell>
          <table:table-cell office:value-type="float" office:value="0.000000000000278457" calcext:value-type="float">
            <text:p>2,78E-13</text:p>
          </table:table-cell>
          <table:table-cell table:style-name="ce1" office:value-type="float" office:value="0.0000758866" calcext:value-type="float">
            <text:p>7,5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6925" calcext:value-type="float">
            <text:p>0,446925</text:p>
          </table:table-cell>
          <table:table-cell office:value-type="float" office:value="0.000000000000363349" calcext:value-type="float">
            <text:p>3,63E-13</text:p>
          </table:table-cell>
          <table:table-cell table:style-name="ce1" office:value-type="float" office:value="0.0000754477" calcext:value-type="float">
            <text:p>7,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795" calcext:value-type="float">
            <text:p>0,44795</text:p>
          </table:table-cell>
          <table:table-cell office:value-type="float" office:value="0.000000000000457611" calcext:value-type="float">
            <text:p>4,58E-13</text:p>
          </table:table-cell>
          <table:table-cell table:style-name="ce1" office:value-type="float" office:value="0.0000748778" calcext:value-type="float">
            <text:p>7,4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48975" calcext:value-type="float">
            <text:p>0,448975</text:p>
          </table:table-cell>
          <table:table-cell office:value-type="float" office:value="0.00000000000056032" calcext:value-type="float">
            <text:p>5,60E-13</text:p>
          </table:table-cell>
          <table:table-cell table:style-name="ce1" office:value-type="float" office:value="0.000074199" calcext:value-type="float">
            <text:p>7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0.000000000000670122" calcext:value-type="float">
            <text:p>6,70E-13</text:p>
          </table:table-cell>
          <table:table-cell table:style-name="ce1" office:value-type="float" office:value="0.000073427" calcext:value-type="float">
            <text:p>7,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102" calcext:value-type="float">
            <text:p>0,45102</text:p>
          </table:table-cell>
          <table:table-cell office:value-type="float" office:value="0.000000000000784373" calcext:value-type="float">
            <text:p>7,84E-13</text:p>
          </table:table-cell>
          <table:table-cell table:style-name="ce1" office:value-type="float" office:value="0.0000728203" calcext:value-type="float">
            <text:p>7,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202" calcext:value-type="float">
            <text:p>0,45202</text:p>
          </table:table-cell>
          <table:table-cell office:value-type="float" office:value="0.000000000000899088" calcext:value-type="float">
            <text:p>8,99E-13</text:p>
          </table:table-cell>
          <table:table-cell table:style-name="ce1" office:value-type="float" office:value="0.0000721603" calcext:value-type="float">
            <text:p>7,2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2999" calcext:value-type="float">
            <text:p>0,452999</text:p>
          </table:table-cell>
          <table:table-cell office:value-type="float" office:value="0.00000000000101317" calcext:value-type="float">
            <text:p>1,01E-12</text:p>
          </table:table-cell>
          <table:table-cell table:style-name="ce1" office:value-type="float" office:value="0.0000714548" calcext:value-type="float">
            <text:p>7,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3886" calcext:value-type="float">
            <text:p>0,453886</text:p>
          </table:table-cell>
          <table:table-cell office:value-type="float" office:value="0.00000000000111785" calcext:value-type="float">
            <text:p>1,12E-12</text:p>
          </table:table-cell>
          <table:table-cell table:style-name="ce1" office:value-type="float" office:value="0.0000707673" calcext:value-type="float">
            <text:p>7,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4695" calcext:value-type="float">
            <text:p>0,454695</text:p>
          </table:table-cell>
          <table:table-cell office:value-type="float" office:value="0.00000000000121544" calcext:value-type="float">
            <text:p>1,22E-12</text:p>
          </table:table-cell>
          <table:table-cell table:style-name="ce1" office:value-type="float" office:value="0.0000700946" calcext:value-type="float">
            <text:p>7,0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5414" calcext:value-type="float">
            <text:p>0,455414</text:p>
          </table:table-cell>
          <table:table-cell office:value-type="float" office:value="0.00000000000130297" calcext:value-type="float">
            <text:p>1,30E-12</text:p>
          </table:table-cell>
          <table:table-cell table:style-name="ce1" office:value-type="float" office:value="0.0000694646" calcext:value-type="float">
            <text:p>6,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608" calcext:value-type="float">
            <text:p>0,45608</text:p>
          </table:table-cell>
          <table:table-cell office:value-type="float" office:value="0.00000000000138588" calcext:value-type="float">
            <text:p>1,39E-12</text:p>
          </table:table-cell>
          <table:table-cell table:style-name="ce1" office:value-type="float" office:value="0.0000688576" calcext:value-type="float">
            <text:p>6,8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6716" calcext:value-type="float">
            <text:p>0,456716</text:p>
          </table:table-cell>
          <table:table-cell office:value-type="float" office:value="0.00000000000146625" calcext:value-type="float">
            <text:p>1,47E-12</text:p>
          </table:table-cell>
          <table:table-cell table:style-name="ce1" office:value-type="float" office:value="0.0000682532" calcext:value-type="float">
            <text:p>6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7334" calcext:value-type="float">
            <text:p>0,457334</text:p>
          </table:table-cell>
          <table:table-cell office:value-type="float" office:value="0.00000000000154534" calcext:value-type="float">
            <text:p>1,55E-12</text:p>
          </table:table-cell>
          <table:table-cell table:style-name="ce1" office:value-type="float" office:value="0.0000676436" calcext:value-type="float">
            <text:p>6,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7953" calcext:value-type="float">
            <text:p>0,457953</text:p>
          </table:table-cell>
          <table:table-cell office:value-type="float" office:value="0.00000000000162645" calcext:value-type="float">
            <text:p>1,63E-12</text:p>
          </table:table-cell>
          <table:table-cell table:style-name="ce1" office:value-type="float" office:value="0.0000670109" calcext:value-type="float">
            <text:p>6,7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8562" calcext:value-type="float">
            <text:p>0,458562</text:p>
          </table:table-cell>
          <table:table-cell office:value-type="float" office:value="0.00000000000170789" calcext:value-type="float">
            <text:p>1,71E-12</text:p>
          </table:table-cell>
          <table:table-cell table:style-name="ce1" office:value-type="float" office:value="0.0000663656" calcext:value-type="float">
            <text:p>6,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9172" calcext:value-type="float">
            <text:p>0,459172</text:p>
          </table:table-cell>
          <table:table-cell office:value-type="float" office:value="0.00000000000179025" calcext:value-type="float">
            <text:p>1,79E-12</text:p>
          </table:table-cell>
          <table:table-cell table:style-name="ce1" office:value-type="float" office:value="0.0000657016" calcext:value-type="float">
            <text:p>6,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979" calcext:value-type="float">
            <text:p>0,45979</text:p>
          </table:table-cell>
          <table:table-cell office:value-type="float" office:value="0.00000000000187513" calcext:value-type="float">
            <text:p>1,88E-12</text:p>
          </table:table-cell>
          <table:table-cell table:style-name="ce1" office:value-type="float" office:value="0.0000650105" calcext:value-type="float">
            <text:p>6,5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0418" calcext:value-type="float">
            <text:p>0,460418</text:p>
          </table:table-cell>
          <table:table-cell office:value-type="float" office:value="0.00000000000196337" calcext:value-type="float">
            <text:p>1,96E-12</text:p>
          </table:table-cell>
          <table:table-cell table:style-name="ce1" office:value-type="float" office:value="0.0000642931" calcext:value-type="float">
            <text:p>6,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1067" calcext:value-type="float">
            <text:p>0,461067</text:p>
          </table:table-cell>
          <table:table-cell office:value-type="float" office:value="0.00000000000205649" calcext:value-type="float">
            <text:p>2,06E-12</text:p>
          </table:table-cell>
          <table:table-cell table:style-name="ce1" office:value-type="float" office:value="0.0000635392" calcext:value-type="float">
            <text:p>6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1716" calcext:value-type="float">
            <text:p>0,461716</text:p>
          </table:table-cell>
          <table:table-cell office:value-type="float" office:value="0.00000000000215146" calcext:value-type="float">
            <text:p>2,15E-12</text:p>
          </table:table-cell>
          <table:table-cell table:style-name="ce1" office:value-type="float" office:value="0.000062775" calcext:value-type="float">
            <text:p>6,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24" calcext:value-type="float">
            <text:p>0,4624</text:p>
          </table:table-cell>
          <table:table-cell office:value-type="float" office:value="0.00000000000225293" calcext:value-type="float">
            <text:p>2,25E-12</text:p>
          </table:table-cell>
          <table:table-cell table:style-name="ce1" office:value-type="float" office:value="0.0000619646" calcext:value-type="float">
            <text:p>6,2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3096" calcext:value-type="float">
            <text:p>0,463096</text:p>
          </table:table-cell>
          <table:table-cell office:value-type="float" office:value="0.00000000000235839" calcext:value-type="float">
            <text:p>2,36E-12</text:p>
          </table:table-cell>
          <table:table-cell table:style-name="ce1" office:value-type="float" office:value="0.0000611328" calcext:value-type="float">
            <text:p>6,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3792" calcext:value-type="float">
            <text:p>0,463792</text:p>
          </table:table-cell>
          <table:table-cell office:value-type="float" office:value="0.00000000000246543" calcext:value-type="float">
            <text:p>2,47E-12</text:p>
          </table:table-cell>
          <table:table-cell table:style-name="ce1" office:value-type="float" office:value="0.0000602825" calcext:value-type="float">
            <text:p>6,0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4502" calcext:value-type="float">
            <text:p>0,464502</text:p>
          </table:table-cell>
          <table:table-cell office:value-type="float" office:value="0.00000000000257558" calcext:value-type="float">
            <text:p>2,58E-12</text:p>
          </table:table-cell>
          <table:table-cell table:style-name="ce1" office:value-type="float" office:value="0.0000593899" calcext:value-type="float">
            <text:p>5,9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5198" calcext:value-type="float">
            <text:p>0,465198</text:p>
          </table:table-cell>
          <table:table-cell office:value-type="float" office:value="0.00000000000268422" calcext:value-type="float">
            <text:p>2,68E-12</text:p>
          </table:table-cell>
          <table:table-cell table:style-name="ce1" office:value-type="float" office:value="0.0000584785" calcext:value-type="float">
            <text:p>5,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5894" calcext:value-type="float">
            <text:p>0,465894</text:p>
          </table:table-cell>
          <table:table-cell office:value-type="float" office:value="0.0000000000027928" calcext:value-type="float">
            <text:p>2,79E-12</text:p>
          </table:table-cell>
          <table:table-cell table:style-name="ce1" office:value-type="float" office:value="0.0000575351" calcext:value-type="float">
            <text:p>5,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6605" calcext:value-type="float">
            <text:p>0,466605</text:p>
          </table:table-cell>
          <table:table-cell office:value-type="float" office:value="0.000000000002903" calcext:value-type="float">
            <text:p>2,90E-12</text:p>
          </table:table-cell>
          <table:table-cell table:style-name="ce1" office:value-type="float" office:value="0.0000565421" calcext:value-type="float">
            <text:p>5,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7331" calcext:value-type="float">
            <text:p>0,467331</text:p>
          </table:table-cell>
          <table:table-cell office:value-type="float" office:value="0.00000000000301506" calcext:value-type="float">
            <text:p>3,02E-12</text:p>
          </table:table-cell>
          <table:table-cell table:style-name="ce1" office:value-type="float" office:value="0.0000554837" calcext:value-type="float">
            <text:p>5,5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8057" calcext:value-type="float">
            <text:p>0,468057</text:p>
          </table:table-cell>
          <table:table-cell office:value-type="float" office:value="0.00000000000312607" calcext:value-type="float">
            <text:p>3,13E-12</text:p>
          </table:table-cell>
          <table:table-cell table:style-name="ce1" office:value-type="float" office:value="0.0000543895" calcext:value-type="float">
            <text:p>5,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8783" calcext:value-type="float">
            <text:p>0,468783</text:p>
          </table:table-cell>
          <table:table-cell office:value-type="float" office:value="0.00000000000323603" calcext:value-type="float">
            <text:p>3,24E-12</text:p>
          </table:table-cell>
          <table:table-cell table:style-name="ce1" office:value-type="float" office:value="0.0000532641" calcext:value-type="float">
            <text:p>5,3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69526" calcext:value-type="float">
            <text:p>0,469526</text:p>
          </table:table-cell>
          <table:table-cell office:value-type="float" office:value="0.00000000000334743" calcext:value-type="float">
            <text:p>3,35E-12</text:p>
          </table:table-cell>
          <table:table-cell table:style-name="ce1" office:value-type="float" office:value="0.0000520798" calcext:value-type="float">
            <text:p>5,2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0288" calcext:value-type="float">
            <text:p>0,470288</text:p>
          </table:table-cell>
          <table:table-cell office:value-type="float" office:value="0.00000000000346029" calcext:value-type="float">
            <text:p>3,46E-12</text:p>
          </table:table-cell>
          <table:table-cell table:style-name="ce1" office:value-type="float" office:value="0.0000508345" calcext:value-type="float">
            <text:p>5,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105" calcext:value-type="float">
            <text:p>0,47105</text:p>
          </table:table-cell>
          <table:table-cell office:value-type="float" office:value="0.00000000000357179" calcext:value-type="float">
            <text:p>3,57E-12</text:p>
          </table:table-cell>
          <table:table-cell table:style-name="ce1" office:value-type="float" office:value="0.0000495599" calcext:value-type="float">
            <text:p>4,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1812" calcext:value-type="float">
            <text:p>0,471812</text:p>
          </table:table-cell>
          <table:table-cell office:value-type="float" office:value="0.00000000000368185" calcext:value-type="float">
            <text:p>3,68E-12</text:p>
          </table:table-cell>
          <table:table-cell table:style-name="ce1" office:value-type="float" office:value="0.0000482578" calcext:value-type="float">
            <text:p>4,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2574" calcext:value-type="float">
            <text:p>0,472574</text:p>
          </table:table-cell>
          <table:table-cell office:value-type="float" office:value="0.0000000000037907" calcext:value-type="float">
            <text:p>3,79E-12</text:p>
          </table:table-cell>
          <table:table-cell table:style-name="ce1" office:value-type="float" office:value="0.0000469285" calcext:value-type="float">
            <text:p>4,6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3335" calcext:value-type="float">
            <text:p>0,473335</text:p>
          </table:table-cell>
          <table:table-cell office:value-type="float" office:value="0.00000000000389816" calcext:value-type="float">
            <text:p>3,90E-12</text:p>
          </table:table-cell>
          <table:table-cell table:style-name="ce1" office:value-type="float" office:value="0.0000455747" calcext:value-type="float">
            <text:p>4,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4097" calcext:value-type="float">
            <text:p>0,474097</text:p>
          </table:table-cell>
          <table:table-cell office:value-type="float" office:value="0.00000000000400431" calcext:value-type="float">
            <text:p>4,00E-12</text:p>
          </table:table-cell>
          <table:table-cell table:style-name="ce1" office:value-type="float" office:value="0.0000441999" calcext:value-type="float">
            <text:p>4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4859" calcext:value-type="float">
            <text:p>0,474859</text:p>
          </table:table-cell>
          <table:table-cell office:value-type="float" office:value="0.00000000000410924" calcext:value-type="float">
            <text:p>4,11E-12</text:p>
          </table:table-cell>
          <table:table-cell table:style-name="ce1" office:value-type="float" office:value="0.0000428066" calcext:value-type="float">
            <text:p>4,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5621" calcext:value-type="float">
            <text:p>0,475621</text:p>
          </table:table-cell>
          <table:table-cell office:value-type="float" office:value="0.000000000004213" calcext:value-type="float">
            <text:p>4,21E-12</text:p>
          </table:table-cell>
          <table:table-cell table:style-name="ce1" office:value-type="float" office:value="0.0000414087" calcext:value-type="float">
            <text:p>4,1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6383" calcext:value-type="float">
            <text:p>0,476383</text:p>
          </table:table-cell>
          <table:table-cell office:value-type="float" office:value="0.00000000000431552" calcext:value-type="float">
            <text:p>4,32E-12</text:p>
          </table:table-cell>
          <table:table-cell table:style-name="ce1" office:value-type="float" office:value="0.0000400137" calcext:value-type="float">
            <text:p>4,0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7121" calcext:value-type="float">
            <text:p>0,477121</text:p>
          </table:table-cell>
          <table:table-cell office:value-type="float" office:value="0.00000000000441345" calcext:value-type="float">
            <text:p>4,41E-12</text:p>
          </table:table-cell>
          <table:table-cell table:style-name="ce1" office:value-type="float" office:value="0.0000386576" calcext:value-type="float">
            <text:p>3,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7859" calcext:value-type="float">
            <text:p>0,477859</text:p>
          </table:table-cell>
          <table:table-cell office:value-type="float" office:value="0.00000000000450985" calcext:value-type="float">
            <text:p>4,51E-12</text:p>
          </table:table-cell>
          <table:table-cell table:style-name="ce1" office:value-type="float" office:value="0.0000372934" calcext:value-type="float">
            <text:p>3,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8622" calcext:value-type="float">
            <text:p>0,478622</text:p>
          </table:table-cell>
          <table:table-cell office:value-type="float" office:value="0.0000000000046078" calcext:value-type="float">
            <text:p>4,61E-12</text:p>
          </table:table-cell>
          <table:table-cell table:style-name="ce1" office:value-type="float" office:value="0.0000358775" calcext:value-type="float">
            <text:p>3,5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79386" calcext:value-type="float">
            <text:p>0,479386</text:p>
          </table:table-cell>
          <table:table-cell office:value-type="float" office:value="0.00000000000475873" calcext:value-type="float">
            <text:p>4,76E-12</text:p>
          </table:table-cell>
          <table:table-cell table:style-name="ce1" office:value-type="float" office:value="0.000034455" calcext:value-type="float">
            <text:p>3,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0149" calcext:value-type="float">
            <text:p>0,480149</text:p>
          </table:table-cell>
          <table:table-cell office:value-type="float" office:value="0.00000000000490717" calcext:value-type="float">
            <text:p>4,91E-12</text:p>
          </table:table-cell>
          <table:table-cell table:style-name="ce1" office:value-type="float" office:value="0.0000334814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0885" calcext:value-type="float">
            <text:p>0,480885</text:p>
          </table:table-cell>
          <table:table-cell office:value-type="float" office:value="0.0000000000050473" calcext:value-type="float">
            <text:p>5,05E-12</text:p>
          </table:table-cell>
          <table:table-cell table:style-name="ce1" office:value-type="float" office:value="0.0000334525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162" calcext:value-type="float">
            <text:p>0,48162</text:p>
          </table:table-cell>
          <table:table-cell office:value-type="float" office:value="0.00000000000518441" calcext:value-type="float">
            <text:p>5,18E-12</text:p>
          </table:table-cell>
          <table:table-cell table:style-name="ce1" office:value-type="float" office:value="0.0000334623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2355" calcext:value-type="float">
            <text:p>0,482355</text:p>
          </table:table-cell>
          <table:table-cell office:value-type="float" office:value="0.00000000000531817" calcext:value-type="float">
            <text:p>5,32E-12</text:p>
          </table:table-cell>
          <table:table-cell table:style-name="ce1" office:value-type="float" office:value="0.0000334738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3122" calcext:value-type="float">
            <text:p>0,483122</text:p>
          </table:table-cell>
          <table:table-cell office:value-type="float" office:value="0.00000000000545374" calcext:value-type="float">
            <text:p>5,45E-12</text:p>
          </table:table-cell>
          <table:table-cell table:style-name="ce1" office:value-type="float" office:value="0.0000334887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3889" calcext:value-type="float">
            <text:p>0,483889</text:p>
          </table:table-cell>
          <table:table-cell office:value-type="float" office:value="0.00000000000558512" calcext:value-type="float">
            <text:p>5,59E-12</text:p>
          </table:table-cell>
          <table:table-cell table:style-name="ce1" office:value-type="float" office:value="0.0000335031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4656" calcext:value-type="float">
            <text:p>0,484656</text:p>
          </table:table-cell>
          <table:table-cell office:value-type="float" office:value="0.000000000005712" calcext:value-type="float">
            <text:p>5,71E-12</text:p>
          </table:table-cell>
          <table:table-cell table:style-name="ce1" office:value-type="float" office:value="0.0000335179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5424" calcext:value-type="float">
            <text:p>0,485424</text:p>
          </table:table-cell>
          <table:table-cell office:value-type="float" office:value="0.00000000000583374" calcext:value-type="float">
            <text:p>5,83E-12</text:p>
          </table:table-cell>
          <table:table-cell table:style-name="ce1" office:value-type="float" office:value="0.0000335329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6191" calcext:value-type="float">
            <text:p>0,486191</text:p>
          </table:table-cell>
          <table:table-cell office:value-type="float" office:value="0.00000000000595075" calcext:value-type="float">
            <text:p>5,95E-12</text:p>
          </table:table-cell>
          <table:table-cell table:style-name="ce1" office:value-type="float" office:value="0.0000335485" calcext:value-type="float">
            <text:p>3,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6958" calcext:value-type="float">
            <text:p>0,486958</text:p>
          </table:table-cell>
          <table:table-cell office:value-type="float" office:value="0.00000000000606248" calcext:value-type="float">
            <text:p>6,06E-12</text:p>
          </table:table-cell>
          <table:table-cell table:style-name="ce1" office:value-type="float" office:value="0.000033551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7683" calcext:value-type="float">
            <text:p>0,487683</text:p>
          </table:table-cell>
          <table:table-cell office:value-type="float" office:value="0.00000000000616257" calcext:value-type="float">
            <text:p>6,16E-12</text:p>
          </table:table-cell>
          <table:table-cell table:style-name="ce1" office:value-type="float" office:value="0.0000335568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8407" calcext:value-type="float">
            <text:p>0,488407</text:p>
          </table:table-cell>
          <table:table-cell office:value-type="float" office:value="0.00000000000625821" calcext:value-type="float">
            <text:p>6,26E-12</text:p>
          </table:table-cell>
          <table:table-cell table:style-name="ce1" office:value-type="float" office:value="0.0000335714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9132" calcext:value-type="float">
            <text:p>0,489132</text:p>
          </table:table-cell>
          <table:table-cell office:value-type="float" office:value="0.0000000000063491" calcext:value-type="float">
            <text:p>6,35E-12</text:p>
          </table:table-cell>
          <table:table-cell table:style-name="ce1" office:value-type="float" office:value="0.0000335863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9856" calcext:value-type="float">
            <text:p>0,489856</text:p>
          </table:table-cell>
          <table:table-cell office:value-type="float" office:value="0.00000000000643475" calcext:value-type="float">
            <text:p>6,43E-12</text:p>
          </table:table-cell>
          <table:table-cell table:style-name="ce1" office:value-type="float" office:value="0.0000336016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0581" calcext:value-type="float">
            <text:p>0,490581</text:p>
          </table:table-cell>
          <table:table-cell office:value-type="float" office:value="0.00000000000651501" calcext:value-type="float">
            <text:p>6,52E-12</text:p>
          </table:table-cell>
          <table:table-cell table:style-name="ce1" office:value-type="float" office:value="0.0000336174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1305" calcext:value-type="float">
            <text:p>0,491305</text:p>
          </table:table-cell>
          <table:table-cell office:value-type="float" office:value="0.000000000006591" calcext:value-type="float">
            <text:p>6,59E-12</text:p>
          </table:table-cell>
          <table:table-cell table:style-name="ce1" office:value-type="float" office:value="0.0000336337" calcext:value-type="float">
            <text:p>3,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203" calcext:value-type="float">
            <text:p>0,49203</text:p>
          </table:table-cell>
          <table:table-cell office:value-type="float" office:value="0.00000000000666263" calcext:value-type="float">
            <text:p>6,66E-12</text:p>
          </table:table-cell>
          <table:table-cell table:style-name="ce1" office:value-type="float" office:value="0.0000336504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2694" calcext:value-type="float">
            <text:p>0,492694</text:p>
          </table:table-cell>
          <table:table-cell office:value-type="float" office:value="0.00000000000672402" calcext:value-type="float">
            <text:p>6,72E-12</text:p>
          </table:table-cell>
          <table:table-cell table:style-name="ce1" office:value-type="float" office:value="0.0000336637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3358" calcext:value-type="float">
            <text:p>0,493358</text:p>
          </table:table-cell>
          <table:table-cell office:value-type="float" office:value="0.00000000000678053" calcext:value-type="float">
            <text:p>6,78E-12</text:p>
          </table:table-cell>
          <table:table-cell table:style-name="ce1" office:value-type="float" office:value="0.0000336775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4022" calcext:value-type="float">
            <text:p>0,494022</text:p>
          </table:table-cell>
          <table:table-cell office:value-type="float" office:value="0.00000000000683413" calcext:value-type="float">
            <text:p>6,83E-12</text:p>
          </table:table-cell>
          <table:table-cell table:style-name="ce1" office:value-type="float" office:value="0.0000336918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4687" calcext:value-type="float">
            <text:p>0,494687</text:p>
          </table:table-cell>
          <table:table-cell office:value-type="float" office:value="0.00000000000688514" calcext:value-type="float">
            <text:p>6,89E-12</text:p>
          </table:table-cell>
          <table:table-cell table:style-name="ce1" office:value-type="float" office:value="0.0000337065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5351" calcext:value-type="float">
            <text:p>0,495351</text:p>
          </table:table-cell>
          <table:table-cell office:value-type="float" office:value="0.00000000000693347" calcext:value-type="float">
            <text:p>6,93E-12</text:p>
          </table:table-cell>
          <table:table-cell table:style-name="ce1" office:value-type="float" office:value="0.0000337218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6015" calcext:value-type="float">
            <text:p>0,496015</text:p>
          </table:table-cell>
          <table:table-cell office:value-type="float" office:value="0.00000000000697894" calcext:value-type="float">
            <text:p>6,98E-12</text:p>
          </table:table-cell>
          <table:table-cell table:style-name="ce1" office:value-type="float" office:value="0.0000337375" calcext:value-type="float">
            <text:p>3,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6679" calcext:value-type="float">
            <text:p>0,496679</text:p>
          </table:table-cell>
          <table:table-cell office:value-type="float" office:value="0.00000000000702134" calcext:value-type="float">
            <text:p>7,02E-12</text:p>
          </table:table-cell>
          <table:table-cell table:style-name="ce1" office:value-type="float" office:value="0.0000337538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7343" calcext:value-type="float">
            <text:p>0,497343</text:p>
          </table:table-cell>
          <table:table-cell office:value-type="float" office:value="0.00000000000706014" calcext:value-type="float">
            <text:p>7,06E-12</text:p>
          </table:table-cell>
          <table:table-cell table:style-name="ce1" office:value-type="float" office:value="0.0000337704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8007" calcext:value-type="float">
            <text:p>0,498007</text:p>
          </table:table-cell>
          <table:table-cell office:value-type="float" office:value="0.00000000000709672" calcext:value-type="float">
            <text:p>7,10E-12</text:p>
          </table:table-cell>
          <table:table-cell table:style-name="ce1" office:value-type="float" office:value="0.0000337873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8672" calcext:value-type="float">
            <text:p>0,498672</text:p>
          </table:table-cell>
          <table:table-cell office:value-type="float" office:value="0.00000000000713169" calcext:value-type="float">
            <text:p>7,13E-12</text:p>
          </table:table-cell>
          <table:table-cell table:style-name="ce1" office:value-type="float" office:value="0.0000338044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9336" calcext:value-type="float">
            <text:p>0,499336</text:p>
          </table:table-cell>
          <table:table-cell office:value-type="float" office:value="0.00000000000716495" calcext:value-type="float">
            <text:p>7,16E-12</text:p>
          </table:table-cell>
          <table:table-cell table:style-name="ce1" office:value-type="float" office:value="0.0000338216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0000000000719643" calcext:value-type="float">
            <text:p>7,20E-12</text:p>
          </table:table-cell>
          <table:table-cell table:style-name="ce1" office:value-type="float" office:value="0.0000338391" calcext:value-type="float">
            <text:p>3,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0704" calcext:value-type="float">
            <text:p>0,500704</text:p>
          </table:table-cell>
          <table:table-cell office:value-type="float" office:value="0.00000000000722772" calcext:value-type="float">
            <text:p>7,23E-12</text:p>
          </table:table-cell>
          <table:table-cell table:style-name="ce1" office:value-type="float" office:value="0.0000338601" calcext:value-type="float">
            <text:p>3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1419" calcext:value-type="float">
            <text:p>0,501419</text:p>
          </table:table-cell>
          <table:table-cell office:value-type="float" office:value="0.00000000000725713" calcext:value-type="float">
            <text:p>7,26E-12</text:p>
          </table:table-cell>
          <table:table-cell table:style-name="ce1" office:value-type="float" office:value="0.0000338823" calcext:value-type="float">
            <text:p>3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2133" calcext:value-type="float">
            <text:p>0,502133</text:p>
          </table:table-cell>
          <table:table-cell office:value-type="float" office:value="0.00000000000728395" calcext:value-type="float">
            <text:p>7,28E-12</text:p>
          </table:table-cell>
          <table:table-cell table:style-name="ce1" office:value-type="float" office:value="0.0000339046" calcext:value-type="float">
            <text:p>3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2848" calcext:value-type="float">
            <text:p>0,502848</text:p>
          </table:table-cell>
          <table:table-cell office:value-type="float" office:value="0.00000000000730806" calcext:value-type="float">
            <text:p>7,31E-12</text:p>
          </table:table-cell>
          <table:table-cell table:style-name="ce1" office:value-type="float" office:value="0.000033927" calcext:value-type="float">
            <text:p>3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3562" calcext:value-type="float">
            <text:p>0,503562</text:p>
          </table:table-cell>
          <table:table-cell office:value-type="float" office:value="0.00000000000733137" calcext:value-type="float">
            <text:p>7,33E-12</text:p>
          </table:table-cell>
          <table:table-cell table:style-name="ce1" office:value-type="float" office:value="0.0000339495" calcext:value-type="float">
            <text:p>3,3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4276" calcext:value-type="float">
            <text:p>0,504276</text:p>
          </table:table-cell>
          <table:table-cell office:value-type="float" office:value="0.00000000000735383" calcext:value-type="float">
            <text:p>7,35E-12</text:p>
          </table:table-cell>
          <table:table-cell table:style-name="ce1" office:value-type="float" office:value="0.0000339719" calcext:value-type="float">
            <text:p>3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4991" calcext:value-type="float">
            <text:p>0,504991</text:p>
          </table:table-cell>
          <table:table-cell office:value-type="float" office:value="0.00000000000737542" calcext:value-type="float">
            <text:p>7,38E-12</text:p>
          </table:table-cell>
          <table:table-cell table:style-name="ce1" office:value-type="float" office:value="0.0000339943" calcext:value-type="float">
            <text:p>3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5705" calcext:value-type="float">
            <text:p>0,505705</text:p>
          </table:table-cell>
          <table:table-cell office:value-type="float" office:value="0.00000000000739593" calcext:value-type="float">
            <text:p>7,40E-12</text:p>
          </table:table-cell>
          <table:table-cell table:style-name="ce1" office:value-type="float" office:value="0.0000340165" calcext:value-type="float">
            <text:p>3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642" calcext:value-type="float">
            <text:p>0,50642</text:p>
          </table:table-cell>
          <table:table-cell office:value-type="float" office:value="0.00000000000741539" calcext:value-type="float">
            <text:p>7,42E-12</text:p>
          </table:table-cell>
          <table:table-cell table:style-name="ce1" office:value-type="float" office:value="0.0000340386" calcext:value-type="float">
            <text:p>3,40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7134" calcext:value-type="float">
            <text:p>0,507134</text:p>
          </table:table-cell>
          <table:table-cell office:value-type="float" office:value="0.00000000000743382" calcext:value-type="float">
            <text:p>7,43E-12</text:p>
          </table:table-cell>
          <table:table-cell table:style-name="ce1" office:value-type="float" office:value="0.0000340605" calcext:value-type="float">
            <text:p>3,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7849" calcext:value-type="float">
            <text:p>0,507849</text:p>
          </table:table-cell>
          <table:table-cell office:value-type="float" office:value="0.00000000000745101" calcext:value-type="float">
            <text:p>7,45E-12</text:p>
          </table:table-cell>
          <table:table-cell table:style-name="ce1" office:value-type="float" office:value="0.0000340822" calcext:value-type="float">
            <text:p>3,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8563" calcext:value-type="float">
            <text:p>0,508563</text:p>
          </table:table-cell>
          <table:table-cell office:value-type="float" office:value="0.00000000000746695" calcext:value-type="float">
            <text:p>7,47E-12</text:p>
          </table:table-cell>
          <table:table-cell table:style-name="ce1" office:value-type="float" office:value="0.0000341036" calcext:value-type="float">
            <text:p>3,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0929" calcext:value-type="float">
            <text:p>0,50929</text:p>
          </table:table-cell>
          <table:table-cell office:value-type="float" office:value="0.0000000000074817" calcext:value-type="float">
            <text:p>7,48E-12</text:p>
          </table:table-cell>
          <table:table-cell table:style-name="ce1" office:value-type="float" office:value="0.0000341258" calcext:value-type="float">
            <text:p>3,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0004" calcext:value-type="float">
            <text:p>0,510004</text:p>
          </table:table-cell>
          <table:table-cell office:value-type="float" office:value="0.00000000000749556" calcext:value-type="float">
            <text:p>7,50E-12</text:p>
          </table:table-cell>
          <table:table-cell table:style-name="ce1" office:value-type="float" office:value="0.0000341472" calcext:value-type="float">
            <text:p>3,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0718" calcext:value-type="float">
            <text:p>0,510718</text:p>
          </table:table-cell>
          <table:table-cell office:value-type="float" office:value="0.00000000000750947" calcext:value-type="float">
            <text:p>7,51E-12</text:p>
          </table:table-cell>
          <table:table-cell table:style-name="ce1" office:value-type="float" office:value="0.0000341691" calcext:value-type="float">
            <text:p>3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1433" calcext:value-type="float">
            <text:p>0,511433</text:p>
          </table:table-cell>
          <table:table-cell office:value-type="float" office:value="0.00000000000752315" calcext:value-type="float">
            <text:p>7,52E-12</text:p>
          </table:table-cell>
          <table:table-cell table:style-name="ce1" office:value-type="float" office:value="0.0000341916" calcext:value-type="float">
            <text:p>3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216" calcext:value-type="float">
            <text:p>0,51216</text:p>
          </table:table-cell>
          <table:table-cell office:value-type="float" office:value="0.00000000000753687" calcext:value-type="float">
            <text:p>7,54E-12</text:p>
          </table:table-cell>
          <table:table-cell table:style-name="ce1" office:value-type="float" office:value="0.0000342159" calcext:value-type="float">
            <text:p>3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2888" calcext:value-type="float">
            <text:p>0,512888</text:p>
          </table:table-cell>
          <table:table-cell office:value-type="float" office:value="0.00000000000755053" calcext:value-type="float">
            <text:p>7,55E-12</text:p>
          </table:table-cell>
          <table:table-cell table:style-name="ce1" office:value-type="float" office:value="0.0000342409" calcext:value-type="float">
            <text:p>3,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363" calcext:value-type="float">
            <text:p>0,51363</text:p>
          </table:table-cell>
          <table:table-cell office:value-type="float" office:value="0.00000000000756454" calcext:value-type="float">
            <text:p>7,56E-12</text:p>
          </table:table-cell>
          <table:table-cell table:style-name="ce1" office:value-type="float" office:value="0.000034268" calcext:value-type="float">
            <text:p>3,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4372" calcext:value-type="float">
            <text:p>0,514372</text:p>
          </table:table-cell>
          <table:table-cell office:value-type="float" office:value="0.00000000000757875" calcext:value-type="float">
            <text:p>7,58E-12</text:p>
          </table:table-cell>
          <table:table-cell table:style-name="ce1" office:value-type="float" office:value="0.0000342958" calcext:value-type="float">
            <text:p>3,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513" calcext:value-type="float">
            <text:p>0,51513</text:p>
          </table:table-cell>
          <table:table-cell office:value-type="float" office:value="0.00000000000759297" calcext:value-type="float">
            <text:p>7,59E-12</text:p>
          </table:table-cell>
          <table:table-cell table:style-name="ce1" office:value-type="float" office:value="0.0000343261" calcext:value-type="float">
            <text:p>3,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5888" calcext:value-type="float">
            <text:p>0,515888</text:p>
          </table:table-cell>
          <table:table-cell office:value-type="float" office:value="0.00000000000760684" calcext:value-type="float">
            <text:p>7,61E-12</text:p>
          </table:table-cell>
          <table:table-cell table:style-name="ce1" office:value-type="float" office:value="0.000034357" calcext:value-type="float">
            <text:p>3,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6647" calcext:value-type="float">
            <text:p>0,516647</text:p>
          </table:table-cell>
          <table:table-cell office:value-type="float" office:value="0.00000000000762024" calcext:value-type="float">
            <text:p>7,62E-12</text:p>
          </table:table-cell>
          <table:table-cell table:style-name="ce1" office:value-type="float" office:value="0.0000343887" calcext:value-type="float">
            <text:p>3,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7388" calcext:value-type="float">
            <text:p>0,517388</text:p>
          </table:table-cell>
          <table:table-cell office:value-type="float" office:value="0.00000000000763288" calcext:value-type="float">
            <text:p>7,63E-12</text:p>
          </table:table-cell>
          <table:table-cell table:style-name="ce1" office:value-type="float" office:value="0.0000344192" calcext:value-type="float">
            <text:p>3,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8112" calcext:value-type="float">
            <text:p>0,518112</text:p>
          </table:table-cell>
          <table:table-cell office:value-type="float" office:value="0.00000000000764473" calcext:value-type="float">
            <text:p>7,64E-12</text:p>
          </table:table-cell>
          <table:table-cell table:style-name="ce1" office:value-type="float" office:value="0.0000344487" calcext:value-type="float">
            <text:p>3,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8837" calcext:value-type="float">
            <text:p>0,518837</text:p>
          </table:table-cell>
          <table:table-cell office:value-type="float" office:value="0.00000000000765607" calcext:value-type="float">
            <text:p>7,66E-12</text:p>
          </table:table-cell>
          <table:table-cell table:style-name="ce1" office:value-type="float" office:value="0.0000344789" calcext:value-type="float">
            <text:p>3,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19579" calcext:value-type="float">
            <text:p>0,519579</text:p>
          </table:table-cell>
          <table:table-cell office:value-type="float" office:value="0.00000000000766793" calcext:value-type="float">
            <text:p>7,67E-12</text:p>
          </table:table-cell>
          <table:table-cell table:style-name="ce1" office:value-type="float" office:value="0.0000345117" calcext:value-type="float">
            <text:p>3,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2034" calcext:value-type="float">
            <text:p>0,52034</text:p>
          </table:table-cell>
          <table:table-cell office:value-type="float" office:value="0.00000000000768037" calcext:value-type="float">
            <text:p>7,68E-12</text:p>
          </table:table-cell>
          <table:table-cell table:style-name="ce1" office:value-type="float" office:value="0.0000345477" calcext:value-type="float">
            <text:p>3,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2112" calcext:value-type="float">
            <text:p>0,52112</text:p>
          </table:table-cell>
          <table:table-cell office:value-type="float" office:value="0.00000000000769343" calcext:value-type="float">
            <text:p>7,69E-12</text:p>
          </table:table-cell>
          <table:table-cell table:style-name="ce1" office:value-type="float" office:value="0.0000345873" calcext:value-type="float">
            <text:p>3,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21922" calcext:value-type="float">
            <text:p>0,521922</text:p>
          </table:table-cell>
          <table:table-cell office:value-type="float" office:value="0.00000000000770703" calcext:value-type="float">
            <text:p>7,71E-12</text:p>
          </table:table-cell>
          <table:table-cell table:style-name="ce1" office:value-type="float" office:value="0.0000346309" calcext:value-type="float">
            <text:p>3,46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2748" calcext:value-type="float">
            <text:p>0,522748</text:p>
          </table:table-cell>
          <table:table-cell office:value-type="float" office:value="0.00000000000772117" calcext:value-type="float">
            <text:p>7,72E-12</text:p>
          </table:table-cell>
          <table:table-cell table:style-name="ce1" office:value-type="float" office:value="0.0000346794" calcext:value-type="float">
            <text:p>3,47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3574" calcext:value-type="float">
            <text:p>0,523574</text:p>
          </table:table-cell>
          <table:table-cell office:value-type="float" office:value="0.00000000000773547" calcext:value-type="float">
            <text:p>7,74E-12</text:p>
          </table:table-cell>
          <table:table-cell table:style-name="ce1" office:value-type="float" office:value="0.0000347291" calcext:value-type="float">
            <text:p>3,47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44" calcext:value-type="float">
            <text:p>0,5244</text:p>
          </table:table-cell>
          <table:table-cell office:value-type="float" office:value="0.00000000000774981" calcext:value-type="float">
            <text:p>7,75E-12</text:p>
          </table:table-cell>
          <table:table-cell table:style-name="ce1" office:value-type="float" office:value="0.0000347801" calcext:value-type="float">
            <text:p>3,48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5253" calcext:value-type="float">
            <text:p>0,525253</text:p>
          </table:table-cell>
          <table:table-cell office:value-type="float" office:value="0.00000000000776435" calcext:value-type="float">
            <text:p>7,76E-12</text:p>
          </table:table-cell>
          <table:table-cell table:style-name="ce1" office:value-type="float" office:value="0.0000348369" calcext:value-type="float">
            <text:p>3,48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6107" calcext:value-type="float">
            <text:p>0,526107</text:p>
          </table:table-cell>
          <table:table-cell office:value-type="float" office:value="0.00000000000777816" calcext:value-type="float">
            <text:p>7,78E-12</text:p>
          </table:table-cell>
          <table:table-cell table:style-name="ce1" office:value-type="float" office:value="0.000034895" calcext:value-type="float">
            <text:p>3,49E-05</text:p>
          </table:table-cell>
          <table:table-cell office:value-type="float" office:value="0.999999" calcext:value-type="float">
            <text:p>0,999999</text:p>
          </table:table-cell>
          <table:table-cell/>
        </table:table-row>
        <table:table-row table:style-name="ro1">
          <table:table-cell/>
          <table:table-cell office:value-type="float" office:value="0.52696" calcext:value-type="float">
            <text:p>0,52696</text:p>
          </table:table-cell>
          <table:table-cell office:value-type="float" office:value="0.00000000000779142" calcext:value-type="float">
            <text:p>7,79E-12</text:p>
          </table:table-cell>
          <table:table-cell table:style-name="ce1" office:value-type="float" office:value="0.0000349544" calcext:value-type="float">
            <text:p>3,50E-05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527813" calcext:value-type="float">
            <text:p>0,527813</text:p>
          </table:table-cell>
          <table:table-cell office:value-type="float" office:value="0.00000000000780427" calcext:value-type="float">
            <text:p>7,80E-12</text:p>
          </table:table-cell>
          <table:table-cell table:style-name="ce1" office:value-type="float" office:value="0.0000350152" calcext:value-type="float">
            <text:p>3,50E-05</text:p>
          </table:table-cell>
          <table:table-cell office:value-type="float" office:value="0.999998" calcext:value-type="float">
            <text:p>0,999998</text:p>
          </table:table-cell>
          <table:table-cell/>
        </table:table-row>
        <table:table-row table:style-name="ro1">
          <table:table-cell/>
          <table:table-cell office:value-type="float" office:value="0.528701" calcext:value-type="float">
            <text:p>0,528701</text:p>
          </table:table-cell>
          <table:table-cell office:value-type="float" office:value="0.00000000000781715" calcext:value-type="float">
            <text:p>7,82E-12</text:p>
          </table:table-cell>
          <table:table-cell table:style-name="ce1" office:value-type="float" office:value="0.0000350842" calcext:value-type="float">
            <text:p>3,51E-0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529588" calcext:value-type="float">
            <text:p>0,529588</text:p>
          </table:table-cell>
          <table:table-cell office:value-type="float" office:value="0.00000000000782916" calcext:value-type="float">
            <text:p>7,83E-12</text:p>
          </table:table-cell>
          <table:table-cell table:style-name="ce1" office:value-type="float" office:value="0.0000351208" calcext:value-type="float">
            <text:p>3,51E-0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530476" calcext:value-type="float">
            <text:p>0,530476</text:p>
          </table:table-cell>
          <table:table-cell office:value-type="float" office:value="0.00000000000783986" calcext:value-type="float">
            <text:p>7,84E-12</text:p>
          </table:table-cell>
          <table:table-cell table:style-name="ce1" office:value-type="float" office:value="0.0000351294" calcext:value-type="float">
            <text:p>3,51E-05</text:p>
          </table:table-cell>
          <table:table-cell office:value-type="float" office:value="0.999997" calcext:value-type="float">
            <text:p>0,999997</text:p>
          </table:table-cell>
          <table:table-cell/>
        </table:table-row>
        <table:table-row table:style-name="ro1">
          <table:table-cell/>
          <table:table-cell office:value-type="float" office:value="0.531363" calcext:value-type="float">
            <text:p>0,531363</text:p>
          </table:table-cell>
          <table:table-cell office:value-type="float" office:value="0.00000000000784965" calcext:value-type="float">
            <text:p>7,85E-12</text:p>
          </table:table-cell>
          <table:table-cell table:style-name="ce1" office:value-type="float" office:value="0.0000351415" calcext:value-type="float">
            <text:p>3,51E-05</text:p>
          </table:table-cell>
          <table:table-cell office:value-type="float" office:value="0.999996" calcext:value-type="float">
            <text:p>0,999996</text:p>
          </table:table-cell>
          <table:table-cell/>
        </table:table-row>
        <table:table-row table:style-name="ro1">
          <table:table-cell/>
          <table:table-cell office:value-type="float" office:value="0.532251" calcext:value-type="float">
            <text:p>0,532251</text:p>
          </table:table-cell>
          <table:table-cell office:value-type="float" office:value="0.0000000000078594" calcext:value-type="float">
            <text:p>7,86E-12</text:p>
          </table:table-cell>
          <table:table-cell table:style-name="ce1" office:value-type="float" office:value="0.0000351536" calcext:value-type="float">
            <text:p>3,52E-05</text:p>
          </table:table-cell>
          <table:table-cell office:value-type="float" office:value="0.999995" calcext:value-type="float">
            <text:p>0,999995</text:p>
          </table:table-cell>
          <table:table-cell/>
        </table:table-row>
        <table:table-row table:style-name="ro1">
          <table:table-cell/>
          <table:table-cell office:value-type="float" office:value="0.533138" calcext:value-type="float">
            <text:p>0,533138</text:p>
          </table:table-cell>
          <table:table-cell office:value-type="float" office:value="0.00000000000786904" calcext:value-type="float">
            <text:p>7,87E-12</text:p>
          </table:table-cell>
          <table:table-cell table:style-name="ce1" office:value-type="float" office:value="0.0000351664" calcext:value-type="float">
            <text:p>3,52E-05</text:p>
          </table:table-cell>
          <table:table-cell office:value-type="float" office:value="0.999994" calcext:value-type="float">
            <text:p>0,999994</text:p>
          </table:table-cell>
          <table:table-cell/>
        </table:table-row>
        <table:table-row table:style-name="ro1">
          <table:table-cell/>
          <table:table-cell office:value-type="float" office:value="0.534025" calcext:value-type="float">
            <text:p>0,534025</text:p>
          </table:table-cell>
          <table:table-cell office:value-type="float" office:value="0.0000000000078784" calcext:value-type="float">
            <text:p>7,88E-12</text:p>
          </table:table-cell>
          <table:table-cell table:style-name="ce1" office:value-type="float" office:value="0.0000351798" calcext:value-type="float">
            <text:p>3,52E-05</text:p>
          </table:table-cell>
          <table:table-cell office:value-type="float" office:value="0.999993" calcext:value-type="float">
            <text:p>0,999993</text:p>
          </table:table-cell>
          <table:table-cell/>
        </table:table-row>
        <table:table-row table:style-name="ro1">
          <table:table-cell/>
          <table:table-cell office:value-type="float" office:value="0.534913" calcext:value-type="float">
            <text:p>0,534913</text:p>
          </table:table-cell>
          <table:table-cell office:value-type="float" office:value="0.00000000000788709" calcext:value-type="float">
            <text:p>7,89E-12</text:p>
          </table:table-cell>
          <table:table-cell table:style-name="ce1" office:value-type="float" office:value="0.0000351937" calcext:value-type="float">
            <text:p>3,52E-05</text:p>
          </table:table-cell>
          <table:table-cell office:value-type="float" office:value="0.999992" calcext:value-type="float">
            <text:p>0,999992</text:p>
          </table:table-cell>
          <table:table-cell/>
        </table:table-row>
        <table:table-row table:style-name="ro1">
          <table:table-cell/>
          <table:table-cell office:value-type="float" office:value="0.5358" calcext:value-type="float">
            <text:p>0,5358</text:p>
          </table:table-cell>
          <table:table-cell office:value-type="float" office:value="0.00000000000789447" calcext:value-type="float">
            <text:p>7,89E-12</text:p>
          </table:table-cell>
          <table:table-cell table:style-name="ce1" office:value-type="float" office:value="0.0000352082" calcext:value-type="float">
            <text:p>3,52E-05</text:p>
          </table:table-cell>
          <table:table-cell office:value-type="float" office:value="0.99999" calcext:value-type="float">
            <text:p>0,99999</text:p>
          </table:table-cell>
          <table:table-cell/>
        </table:table-row>
        <table:table-row table:style-name="ro1">
          <table:table-cell/>
          <table:table-cell office:value-type="float" office:value="0.536688" calcext:value-type="float">
            <text:p>0,536688</text:p>
          </table:table-cell>
          <table:table-cell office:value-type="float" office:value="0.00000000000789995" calcext:value-type="float">
            <text:p>7,90E-12</text:p>
          </table:table-cell>
          <table:table-cell table:style-name="ce1" office:value-type="float" office:value="0.0000352233" calcext:value-type="float">
            <text:p>3,52E-05</text:p>
          </table:table-cell>
          <table:table-cell office:value-type="float" office:value="0.999989" calcext:value-type="float">
            <text:p>0,999989</text:p>
          </table:table-cell>
          <table:table-cell/>
        </table:table-row>
        <table:table-row table:style-name="ro1">
          <table:table-cell/>
          <table:table-cell office:value-type="float" office:value="0.537575" calcext:value-type="float">
            <text:p>0,537575</text:p>
          </table:table-cell>
          <table:table-cell office:value-type="float" office:value="0.00000000000790535" calcext:value-type="float">
            <text:p>7,91E-12</text:p>
          </table:table-cell>
          <table:table-cell table:style-name="ce1" office:value-type="float" office:value="0.000035239" calcext:value-type="float">
            <text:p>3,52E-05</text:p>
          </table:table-cell>
          <table:table-cell office:value-type="float" office:value="0.999986" calcext:value-type="float">
            <text:p>0,999986</text:p>
          </table:table-cell>
          <table:table-cell/>
        </table:table-row>
        <table:table-row table:style-name="ro1">
          <table:table-cell/>
          <table:table-cell office:value-type="float" office:value="0.538463" calcext:value-type="float">
            <text:p>0,538463</text:p>
          </table:table-cell>
          <table:table-cell office:value-type="float" office:value="0.00000000000791061" calcext:value-type="float">
            <text:p>7,91E-12</text:p>
          </table:table-cell>
          <table:table-cell table:style-name="ce1" office:value-type="float" office:value="0.0000352555" calcext:value-type="float">
            <text:p>3,53E-05</text:p>
          </table:table-cell>
          <table:table-cell office:value-type="float" office:value="0.999984" calcext:value-type="float">
            <text:p>0,999984</text:p>
          </table:table-cell>
          <table:table-cell/>
        </table:table-row>
        <table:table-row table:style-name="ro1">
          <table:table-cell/>
          <table:table-cell office:value-type="float" office:value="0.53935" calcext:value-type="float">
            <text:p>0,53935</text:p>
          </table:table-cell>
          <table:table-cell office:value-type="float" office:value="0.00000000000791568" calcext:value-type="float">
            <text:p>7,92E-12</text:p>
          </table:table-cell>
          <table:table-cell table:style-name="ce1" office:value-type="float" office:value="0.0000352727" calcext:value-type="float">
            <text:p>3,53E-05</text:p>
          </table:table-cell>
          <table:table-cell office:value-type="float" office:value="0.99998" calcext:value-type="float">
            <text:p>0,99998</text:p>
          </table:table-cell>
          <table:table-cell/>
        </table:table-row>
        <table:table-row table:style-name="ro1">
          <table:table-cell/>
          <table:table-cell office:value-type="float" office:value="0.540238" calcext:value-type="float">
            <text:p>0,540238</text:p>
          </table:table-cell>
          <table:table-cell office:value-type="float" office:value="0.0000000000079203" calcext:value-type="float">
            <text:p>7,92E-12</text:p>
          </table:table-cell>
          <table:table-cell table:style-name="ce1" office:value-type="float" office:value="0.0000352906" calcext:value-type="float">
            <text:p>3,53E-05</text:p>
          </table:table-cell>
          <table:table-cell office:value-type="float" office:value="0.999977" calcext:value-type="float">
            <text:p>0,999977</text:p>
          </table:table-cell>
          <table:table-cell/>
        </table:table-row>
        <table:table-row table:style-name="ro1">
          <table:table-cell/>
          <table:table-cell office:value-type="float" office:value="0.541125" calcext:value-type="float">
            <text:p>0,541125</text:p>
          </table:table-cell>
          <table:table-cell office:value-type="float" office:value="0.00000000000792416" calcext:value-type="float">
            <text:p>7,92E-12</text:p>
          </table:table-cell>
          <table:table-cell table:style-name="ce1" office:value-type="float" office:value="0.0000353098" calcext:value-type="float">
            <text:p>3,53E-05</text:p>
          </table:table-cell>
          <table:table-cell office:value-type="float" office:value="0.999972" calcext:value-type="float">
            <text:p>0,999972</text:p>
          </table:table-cell>
          <table:table-cell/>
        </table:table-row>
        <table:table-row table:style-name="ro1">
          <table:table-cell/>
          <table:table-cell office:value-type="float" office:value="0.542013" calcext:value-type="float">
            <text:p>0,542013</text:p>
          </table:table-cell>
          <table:table-cell office:value-type="float" office:value="0.00000000000792676" calcext:value-type="float">
            <text:p>7,93E-12</text:p>
          </table:table-cell>
          <table:table-cell table:style-name="ce1" office:value-type="float" office:value="0.0000353309" calcext:value-type="float">
            <text:p>3,53E-05</text:p>
          </table:table-cell>
          <table:table-cell office:value-type="float" office:value="0.999967" calcext:value-type="float">
            <text:p>0,999967</text:p>
          </table:table-cell>
          <table:table-cell/>
        </table:table-row>
        <table:table-row table:style-name="ro1">
          <table:table-cell/>
          <table:table-cell office:value-type="float" office:value="0.5429" calcext:value-type="float">
            <text:p>0,5429</text:p>
          </table:table-cell>
          <table:table-cell office:value-type="float" office:value="0.00000000000792768" calcext:value-type="float">
            <text:p>7,93E-12</text:p>
          </table:table-cell>
          <table:table-cell table:style-name="ce1" office:value-type="float" office:value="0.0000353536" calcext:value-type="float">
            <text:p>3,54E-05</text:p>
          </table:table-cell>
          <table:table-cell office:value-type="float" office:value="0.999962" calcext:value-type="float">
            <text:p>0,999962</text:p>
          </table:table-cell>
          <table:table-cell/>
        </table:table-row>
        <table:table-row table:style-name="ro1">
          <table:table-cell/>
          <table:table-cell office:value-type="float" office:value="0.543788" calcext:value-type="float">
            <text:p>0,543788</text:p>
          </table:table-cell>
          <table:table-cell office:value-type="float" office:value="0.00000000000792614" calcext:value-type="float">
            <text:p>7,93E-12</text:p>
          </table:table-cell>
          <table:table-cell table:style-name="ce1" office:value-type="float" office:value="0.0000353788" calcext:value-type="float">
            <text:p>3,54E-05</text:p>
          </table:table-cell>
          <table:table-cell office:value-type="float" office:value="0.999955" calcext:value-type="float">
            <text:p>0,999955</text:p>
          </table:table-cell>
          <table:table-cell/>
        </table:table-row>
        <table:table-row table:style-name="ro1">
          <table:table-cell/>
          <table:table-cell office:value-type="float" office:value="0.544564" calcext:value-type="float">
            <text:p>0,544564</text:p>
          </table:table-cell>
          <table:table-cell office:value-type="float" office:value="0.0000000000079237" calcext:value-type="float">
            <text:p>7,92E-12</text:p>
          </table:table-cell>
          <table:table-cell table:style-name="ce1" office:value-type="float" office:value="0.0000353901" calcext:value-type="float">
            <text:p>3,54E-05</text:p>
          </table:table-cell>
          <table:table-cell office:value-type="float" office:value="0.999961" calcext:value-type="float">
            <text:p>0,999961</text:p>
          </table:table-cell>
          <table:table-cell/>
        </table:table-row>
        <table:table-row table:style-name="ro1">
          <table:table-cell/>
          <table:table-cell office:value-type="float" office:value="0.545341" calcext:value-type="float">
            <text:p>0,545341</text:p>
          </table:table-cell>
          <table:table-cell office:value-type="float" office:value="0.00000000000792134" calcext:value-type="float">
            <text:p>7,92E-12</text:p>
          </table:table-cell>
          <table:table-cell table:style-name="ce1" office:value-type="float" office:value="0.0000354671" calcext:value-type="float">
            <text:p>3,55E-05</text:p>
          </table:table-cell>
          <table:table-cell office:value-type="float" office:value="0.999957" calcext:value-type="float">
            <text:p>0,999957</text:p>
          </table:table-cell>
          <table:table-cell/>
        </table:table-row>
        <table:table-row table:style-name="ro1">
          <table:table-cell/>
          <table:table-cell office:value-type="float" office:value="0.546117" calcext:value-type="float">
            <text:p>0,546117</text:p>
          </table:table-cell>
          <table:table-cell office:value-type="float" office:value="0.00000000000791906" calcext:value-type="float">
            <text:p>7,92E-12</text:p>
          </table:table-cell>
          <table:table-cell table:style-name="ce1" office:value-type="float" office:value="0.0000356389" calcext:value-type="float">
            <text:p>3,56E-05</text:p>
          </table:table-cell>
          <table:table-cell office:value-type="float" office:value="0.999951" calcext:value-type="float">
            <text:p>0,999951</text:p>
          </table:table-cell>
          <table:table-cell/>
        </table:table-row>
        <table:table-row table:style-name="ro1">
          <table:table-cell/>
          <table:table-cell office:value-type="float" office:value="0.546894" calcext:value-type="float">
            <text:p>0,546894</text:p>
          </table:table-cell>
          <table:table-cell office:value-type="float" office:value="0.00000000000791668" calcext:value-type="float">
            <text:p>7,92E-12</text:p>
          </table:table-cell>
          <table:table-cell table:style-name="ce1" office:value-type="float" office:value="0.0000358831" calcext:value-type="float">
            <text:p>3,59E-05</text:p>
          </table:table-cell>
          <table:table-cell office:value-type="float" office:value="0.999945" calcext:value-type="float">
            <text:p>0,999945</text:p>
          </table:table-cell>
          <table:table-cell/>
        </table:table-row>
        <table:table-row table:style-name="ro1">
          <table:table-cell/>
          <table:table-cell office:value-type="float" office:value="0.54767" calcext:value-type="float">
            <text:p>0,54767</text:p>
          </table:table-cell>
          <table:table-cell office:value-type="float" office:value="0.000000000007914" calcext:value-type="float">
            <text:p>7,91E-12</text:p>
          </table:table-cell>
          <table:table-cell table:style-name="ce1" office:value-type="float" office:value="0.0000362255" calcext:value-type="float">
            <text:p>3,62E-05</text:p>
          </table:table-cell>
          <table:table-cell office:value-type="float" office:value="0.999938" calcext:value-type="float">
            <text:p>0,999938</text:p>
          </table:table-cell>
          <table:table-cell/>
        </table:table-row>
        <table:table-row table:style-name="ro1">
          <table:table-cell/>
          <table:table-cell office:value-type="float" office:value="0.548447" calcext:value-type="float">
            <text:p>0,548447</text:p>
          </table:table-cell>
          <table:table-cell office:value-type="float" office:value="0.00000000000791095" calcext:value-type="float">
            <text:p>7,91E-12</text:p>
          </table:table-cell>
          <table:table-cell table:style-name="ce1" office:value-type="float" office:value="0.0000366446" calcext:value-type="float">
            <text:p>3,66E-05</text:p>
          </table:table-cell>
          <table:table-cell office:value-type="float" office:value="0.99993" calcext:value-type="float">
            <text:p>0,99993</text:p>
          </table:table-cell>
          <table:table-cell/>
        </table:table-row>
        <table:table-row table:style-name="ro1">
          <table:table-cell/>
          <table:table-cell office:value-type="float" office:value="0.549223" calcext:value-type="float">
            <text:p>0,549223</text:p>
          </table:table-cell>
          <table:table-cell office:value-type="float" office:value="0.00000000000790738" calcext:value-type="float">
            <text:p>7,91E-12</text:p>
          </table:table-cell>
          <table:table-cell table:style-name="ce1" office:value-type="float" office:value="0.0000371401" calcext:value-type="float">
            <text:p>3,71E-05</text:p>
          </table:table-cell>
          <table:table-cell office:value-type="float" office:value="0.999922" calcext:value-type="float">
            <text:p>0,999922</text:p>
          </table:table-cell>
          <table:table-cell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office:value-type="float" office:value="0.00000000000790318" calcext:value-type="float">
            <text:p>7,90E-12</text:p>
          </table:table-cell>
          <table:table-cell table:style-name="ce1" office:value-type="float" office:value="0.0000377131" calcext:value-type="float">
            <text:p>3,77E-05</text:p>
          </table:table-cell>
          <table:table-cell office:value-type="float" office:value="0.999912" calcext:value-type="float">
            <text:p>0,999912</text:p>
          </table:table-cell>
          <table:table-cell/>
        </table:table-row>
        <table:table-row table:style-name="ro1">
          <table:table-cell/>
          <table:table-cell office:value-type="float" office:value="0.550862" calcext:value-type="float">
            <text:p>0,550862</text:p>
          </table:table-cell>
          <table:table-cell office:value-type="float" office:value="0.00000000000789768" calcext:value-type="float">
            <text:p>7,90E-12</text:p>
          </table:table-cell>
          <table:table-cell table:style-name="ce1" office:value-type="float" office:value="0.0000384393" calcext:value-type="float">
            <text:p>3,84E-05</text:p>
          </table:table-cell>
          <table:table-cell office:value-type="float" office:value="0.999878" calcext:value-type="float">
            <text:p>0,999878</text:p>
          </table:table-cell>
          <table:table-cell/>
        </table:table-row>
        <table:table-row table:style-name="ro1">
          <table:table-cell/>
          <table:table-cell office:value-type="float" office:value="0.55174" calcext:value-type="float">
            <text:p>0,55174</text:p>
          </table:table-cell>
          <table:table-cell office:value-type="float" office:value="0.00000000000789097" calcext:value-type="float">
            <text:p>7,89E-12</text:p>
          </table:table-cell>
          <table:table-cell table:style-name="ce1" office:value-type="float" office:value="0.0000392751" calcext:value-type="float">
            <text:p>3,93E-05</text:p>
          </table:table-cell>
          <table:table-cell office:value-type="float" office:value="0.999857" calcext:value-type="float">
            <text:p>0,999857</text:p>
          </table:table-cell>
          <table:table-cell/>
        </table:table-row>
        <table:table-row table:style-name="ro1">
          <table:table-cell/>
          <table:table-cell office:value-type="float" office:value="0.552601" calcext:value-type="float">
            <text:p>0,552601</text:p>
          </table:table-cell>
          <table:table-cell office:value-type="float" office:value="0.00000000000788288" calcext:value-type="float">
            <text:p>7,88E-12</text:p>
          </table:table-cell>
          <table:table-cell table:style-name="ce1" office:value-type="float" office:value="0.0000401853" calcext:value-type="float">
            <text:p>4,02E-05</text:p>
          </table:table-cell>
          <table:table-cell office:value-type="float" office:value="0.999844" calcext:value-type="float">
            <text:p>0,999844</text:p>
          </table:table-cell>
          <table:table-cell/>
        </table:table-row>
        <table:table-row table:style-name="ro1">
          <table:table-cell/>
          <table:table-cell office:value-type="float" office:value="0.553448" calcext:value-type="float">
            <text:p>0,553448</text:p>
          </table:table-cell>
          <table:table-cell office:value-type="float" office:value="0.000000000007873" calcext:value-type="float">
            <text:p>7,87E-12</text:p>
          </table:table-cell>
          <table:table-cell table:style-name="ce1" office:value-type="float" office:value="0.000041164" calcext:value-type="float">
            <text:p>4,12E-05</text:p>
          </table:table-cell>
          <table:table-cell office:value-type="float" office:value="0.999832" calcext:value-type="float">
            <text:p>0,999832</text:p>
          </table:table-cell>
          <table:table-cell/>
        </table:table-row>
        <table:table-row table:style-name="ro1">
          <table:table-cell/>
          <table:table-cell office:value-type="float" office:value="0.554264" calcext:value-type="float">
            <text:p>0,554264</text:p>
          </table:table-cell>
          <table:table-cell office:value-type="float" office:value="0.00000000000786186" calcext:value-type="float">
            <text:p>7,86E-12</text:p>
          </table:table-cell>
          <table:table-cell table:style-name="ce1" office:value-type="float" office:value="0.0000421859" calcext:value-type="float">
            <text:p>4,22E-05</text:p>
          </table:table-cell>
          <table:table-cell office:value-type="float" office:value="0.999826" calcext:value-type="float">
            <text:p>0,999826</text:p>
          </table:table-cell>
          <table:table-cell/>
        </table:table-row>
        <table:table-row table:style-name="ro1">
          <table:table-cell/>
          <table:table-cell office:value-type="float" office:value="0.555053" calcext:value-type="float">
            <text:p>0,555053</text:p>
          </table:table-cell>
          <table:table-cell office:value-type="float" office:value="0.00000000000785227" calcext:value-type="float">
            <text:p>7,85E-12</text:p>
          </table:table-cell>
          <table:table-cell table:style-name="ce1" office:value-type="float" office:value="0.000043243" calcext:value-type="float">
            <text:p>4,32E-05</text:p>
          </table:table-cell>
          <table:table-cell office:value-type="float" office:value="0.999582" calcext:value-type="float">
            <text:p>0,999582</text:p>
          </table:table-cell>
          <table:table-cell/>
        </table:table-row>
        <table:table-row table:style-name="ro1">
          <table:table-cell/>
          <table:table-cell office:value-type="float" office:value="0.555828" calcext:value-type="float">
            <text:p>0,555828</text:p>
          </table:table-cell>
          <table:table-cell office:value-type="float" office:value="0.00000000000784387" calcext:value-type="float">
            <text:p>7,84E-12</text:p>
          </table:table-cell>
          <table:table-cell table:style-name="ce1" office:value-type="float" office:value="0.0000443504" calcext:value-type="float">
            <text:p>4,44E-05</text:p>
          </table:table-cell>
          <table:table-cell office:value-type="float" office:value="0.998968" calcext:value-type="float">
            <text:p>0,998968</text:p>
          </table:table-cell>
          <table:table-cell/>
        </table:table-row>
        <table:table-row table:style-name="ro1">
          <table:table-cell/>
          <table:table-cell office:value-type="float" office:value="0.55659" calcext:value-type="float">
            <text:p>0,55659</text:p>
          </table:table-cell>
          <table:table-cell office:value-type="float" office:value="0.00000000000783657" calcext:value-type="float">
            <text:p>7,84E-12</text:p>
          </table:table-cell>
          <table:table-cell table:style-name="ce1" office:value-type="float" office:value="0.0000455053" calcext:value-type="float">
            <text:p>4,55E-05</text:p>
          </table:table-cell>
          <table:table-cell office:value-type="float" office:value="0.997954" calcext:value-type="float">
            <text:p>0,997954</text:p>
          </table:table-cell>
          <table:table-cell/>
        </table:table-row>
        <table:table-row table:style-name="ro1">
          <table:table-cell/>
          <table:table-cell office:value-type="float" office:value="0.557351" calcext:value-type="float">
            <text:p>0,557351</text:p>
          </table:table-cell>
          <table:table-cell office:value-type="float" office:value="0.00000000000783016" calcext:value-type="float">
            <text:p>7,83E-12</text:p>
          </table:table-cell>
          <table:table-cell table:style-name="ce1" office:value-type="float" office:value="0.0000467265" calcext:value-type="float">
            <text:p>4,67E-05</text:p>
          </table:table-cell>
          <table:table-cell office:value-type="float" office:value="0.996484" calcext:value-type="float">
            <text:p>0,996484</text:p>
          </table:table-cell>
          <table:table-cell/>
        </table:table-row>
        <table:table-row table:style-name="ro1">
          <table:table-cell/>
          <table:table-cell office:value-type="float" office:value="0.558086" calcext:value-type="float">
            <text:p>0,558086</text:p>
          </table:table-cell>
          <table:table-cell office:value-type="float" office:value="0.00000000000782476" calcext:value-type="float">
            <text:p>7,82E-12</text:p>
          </table:table-cell>
          <table:table-cell table:style-name="ce1" office:value-type="float" office:value="0.0000479676" calcext:value-type="float">
            <text:p>4,80E-05</text:p>
          </table:table-cell>
          <table:table-cell office:value-type="float" office:value="0.994536" calcext:value-type="float">
            <text:p>0,994536</text:p>
          </table:table-cell>
          <table:table-cell/>
        </table:table-row>
        <table:table-row table:style-name="ro1">
          <table:table-cell/>
          <table:table-cell office:value-type="float" office:value="0.558822" calcext:value-type="float">
            <text:p>0,558822</text:p>
          </table:table-cell>
          <table:table-cell office:value-type="float" office:value="0.00000000000782006" calcext:value-type="float">
            <text:p>7,82E-12</text:p>
          </table:table-cell>
          <table:table-cell table:style-name="ce1" office:value-type="float" office:value="0.0000492708" calcext:value-type="float">
            <text:p>4,93E-05</text:p>
          </table:table-cell>
          <table:table-cell office:value-type="float" office:value="0.991981" calcext:value-type="float">
            <text:p>0,991981</text:p>
          </table:table-cell>
          <table:table-cell/>
        </table:table-row>
        <table:table-row table:style-name="ro1">
          <table:table-cell/>
          <table:table-cell office:value-type="float" office:value="0.559544" calcext:value-type="float">
            <text:p>0,559544</text:p>
          </table:table-cell>
          <table:table-cell office:value-type="float" office:value="0.00000000000781599" calcext:value-type="float">
            <text:p>7,82E-12</text:p>
          </table:table-cell>
          <table:table-cell table:style-name="ce1" office:value-type="float" office:value="0.0000506116" calcext:value-type="float">
            <text:p>5,06E-05</text:p>
          </table:table-cell>
          <table:table-cell office:value-type="float" office:value="0.98884" calcext:value-type="float">
            <text:p>0,98884</text:p>
          </table:table-cell>
          <table:table-cell/>
        </table:table-row>
        <table:table-row table:style-name="ro1">
          <table:table-cell/>
          <table:table-cell office:value-type="float" office:value="0.560267" calcext:value-type="float">
            <text:p>0,560267</text:p>
          </table:table-cell>
          <table:table-cell office:value-type="float" office:value="0.00000000000781245" calcext:value-type="float">
            <text:p>7,81E-12</text:p>
          </table:table-cell>
          <table:table-cell table:style-name="ce1" office:value-type="float" office:value="0.0000520216" calcext:value-type="float">
            <text:p>5,20E-05</text:p>
          </table:table-cell>
          <table:table-cell office:value-type="float" office:value="0.98504" calcext:value-type="float">
            <text:p>0,98504</text:p>
          </table:table-cell>
          <table:table-cell/>
        </table:table-row>
        <table:table-row table:style-name="ro1">
          <table:table-cell/>
          <table:table-cell office:value-type="float" office:value="0.560976" calcext:value-type="float">
            <text:p>0,560976</text:p>
          </table:table-cell>
          <table:table-cell office:value-type="float" office:value="0.00000000000780942" calcext:value-type="float">
            <text:p>7,81E-12</text:p>
          </table:table-cell>
          <table:table-cell table:style-name="ce1" office:value-type="float" office:value="0.0000534796" calcext:value-type="float">
            <text:p>5,35E-05</text:p>
          </table:table-cell>
          <table:table-cell office:value-type="float" office:value="0.980635" calcext:value-type="float">
            <text:p>0,980635</text:p>
          </table:table-cell>
          <table:table-cell/>
        </table:table-row>
        <table:table-row table:style-name="ro1">
          <table:table-cell/>
          <table:table-cell office:value-type="float" office:value="0.561686" calcext:value-type="float">
            <text:p>0,561686</text:p>
          </table:table-cell>
          <table:table-cell office:value-type="float" office:value="0.00000000000780675" calcext:value-type="float">
            <text:p>7,81E-12</text:p>
          </table:table-cell>
          <table:table-cell table:style-name="ce1" office:value-type="float" office:value="0.0000550091" calcext:value-type="float">
            <text:p>5,50E-05</text:p>
          </table:table-cell>
          <table:table-cell office:value-type="float" office:value="0.975521" calcext:value-type="float">
            <text:p>0,975521</text:p>
          </table:table-cell>
          <table:table-cell/>
        </table:table-row>
        <table:table-row table:style-name="ro1">
          <table:table-cell/>
          <table:table-cell office:value-type="float" office:value="0.562382" calcext:value-type="float">
            <text:p>0,562382</text:p>
          </table:table-cell>
          <table:table-cell office:value-type="float" office:value="0.00000000000780439" calcext:value-type="float">
            <text:p>7,80E-12</text:p>
          </table:table-cell>
          <table:table-cell table:style-name="ce1" office:value-type="float" office:value="0.0000565807" calcext:value-type="float">
            <text:p>5,66E-05</text:p>
          </table:table-cell>
          <table:table-cell office:value-type="float" office:value="0.969813" calcext:value-type="float">
            <text:p>0,969813</text:p>
          </table:table-cell>
          <table:table-cell/>
        </table:table-row>
        <table:table-row table:style-name="ro1">
          <table:table-cell/>
          <table:table-cell office:value-type="float" office:value="0.563079" calcext:value-type="float">
            <text:p>0,563079</text:p>
          </table:table-cell>
          <table:table-cell office:value-type="float" office:value="0.00000000000780223" calcext:value-type="float">
            <text:p>7,80E-12</text:p>
          </table:table-cell>
          <table:table-cell table:style-name="ce1" office:value-type="float" office:value="0.0000582193" calcext:value-type="float">
            <text:p>5,82E-05</text:p>
          </table:table-cell>
          <table:table-cell office:value-type="float" office:value="0.963443" calcext:value-type="float">
            <text:p>0,963443</text:p>
          </table:table-cell>
          <table:table-cell/>
        </table:table-row>
        <table:table-row table:style-name="ro1">
          <table:table-cell/>
          <table:table-cell office:value-type="float" office:value="0.563776" calcext:value-type="float">
            <text:p>0,563776</text:p>
          </table:table-cell>
          <table:table-cell office:value-type="float" office:value="0.00000000000780023" calcext:value-type="float">
            <text:p>7,80E-12</text:p>
          </table:table-cell>
          <table:table-cell table:style-name="ce1" office:value-type="float" office:value="0.0000599226" calcext:value-type="float">
            <text:p>5,99E-05</text:p>
          </table:table-cell>
          <table:table-cell office:value-type="float" office:value="0.956408" calcext:value-type="float">
            <text:p>0,956408</text:p>
          </table:table-cell>
          <table:table-cell/>
        </table:table-row>
        <table:table-row table:style-name="ro1">
          <table:table-cell/>
          <table:table-cell office:value-type="float" office:value="0.564486" calcext:value-type="float">
            <text:p>0,564486</text:p>
          </table:table-cell>
          <table:table-cell office:value-type="float" office:value="0.00000000000779831" calcext:value-type="float">
            <text:p>7,80E-12</text:p>
          </table:table-cell>
          <table:table-cell table:style-name="ce1" office:value-type="float" office:value="0.000061727" calcext:value-type="float">
            <text:p>6,17E-05</text:p>
          </table:table-cell>
          <table:table-cell office:value-type="float" office:value="0.948545" calcext:value-type="float">
            <text:p>0,948545</text:p>
          </table:table-cell>
          <table:table-cell/>
        </table:table-row>
        <table:table-row table:style-name="ro1">
          <table:table-cell/>
          <table:table-cell office:value-type="float" office:value="0.565196" calcext:value-type="float">
            <text:p>0,565196</text:p>
          </table:table-cell>
          <table:table-cell office:value-type="float" office:value="0.0000000000077965" calcext:value-type="float">
            <text:p>7,80E-12</text:p>
          </table:table-cell>
          <table:table-cell table:style-name="ce1" office:value-type="float" office:value="0.0000636423" calcext:value-type="float">
            <text:p>6,36E-05</text:p>
          </table:table-cell>
          <table:table-cell office:value-type="float" office:value="0.939992" calcext:value-type="float">
            <text:p>0,939992</text:p>
          </table:table-cell>
          <table:table-cell/>
        </table:table-row>
        <table:table-row table:style-name="ro1">
          <table:table-cell/>
          <table:table-cell office:value-type="float" office:value="0.565892" calcext:value-type="float">
            <text:p>0,565892</text:p>
          </table:table-cell>
          <table:table-cell office:value-type="float" office:value="0.00000000000779485" calcext:value-type="float">
            <text:p>7,79E-12</text:p>
          </table:table-cell>
          <table:table-cell table:style-name="ce1" office:value-type="float" office:value="0.0000656" calcext:value-type="float">
            <text:p>6,56E-05</text:p>
          </table:table-cell>
          <table:table-cell office:value-type="float" office:value="0.930945" calcext:value-type="float">
            <text:p>0,930945</text:p>
          </table:table-cell>
          <table:table-cell/>
        </table:table-row>
        <table:table-row table:style-name="ro1">
          <table:table-cell/>
          <table:table-cell office:value-type="float" office:value="0.566588" calcext:value-type="float">
            <text:p>0,566588</text:p>
          </table:table-cell>
          <table:table-cell office:value-type="float" office:value="0.00000000000779321" calcext:value-type="float">
            <text:p>7,79E-12</text:p>
          </table:table-cell>
          <table:table-cell table:style-name="ce1" office:value-type="float" office:value="0.0000676489" calcext:value-type="float">
            <text:p>6,76E-05</text:p>
          </table:table-cell>
          <table:table-cell office:value-type="float" office:value="0.921251" calcext:value-type="float">
            <text:p>0,921251</text:p>
          </table:table-cell>
          <table:table-cell/>
        </table:table-row>
        <table:table-row table:style-name="ro1">
          <table:table-cell/>
          <table:table-cell office:value-type="float" office:value="0.567284" calcext:value-type="float">
            <text:p>0,567284</text:p>
          </table:table-cell>
          <table:table-cell office:value-type="float" office:value="0.00000000000779161" calcext:value-type="float">
            <text:p>7,79E-12</text:p>
          </table:table-cell>
          <table:table-cell table:style-name="ce1" office:value-type="float" office:value="0.0000697825" calcext:value-type="float">
            <text:p>6,98E-05</text:p>
          </table:table-cell>
          <table:table-cell office:value-type="float" office:value="0.910924" calcext:value-type="float">
            <text:p>0,910924</text:p>
          </table:table-cell>
          <table:table-cell/>
        </table:table-row>
        <table:table-row table:style-name="ro1">
          <table:table-cell/>
          <table:table-cell office:value-type="float" office:value="0.567996" calcext:value-type="float">
            <text:p>0,567996</text:p>
          </table:table-cell>
          <table:table-cell office:value-type="float" office:value="0.00000000000779042" calcext:value-type="float">
            <text:p>7,79E-12</text:p>
          </table:table-cell>
          <table:table-cell table:style-name="ce1" office:value-type="float" office:value="0.0000720303" calcext:value-type="float">
            <text:p>7,20E-05</text:p>
          </table:table-cell>
          <table:table-cell office:value-type="float" office:value="0.899736" calcext:value-type="float">
            <text:p>0,899736</text:p>
          </table:table-cell>
          <table:table-cell/>
        </table:table-row>
        <table:table-row table:style-name="ro1">
          <table:table-cell/>
          <table:table-cell office:value-type="float" office:value="0.568691" calcext:value-type="float">
            <text:p>0,568691</text:p>
          </table:table-cell>
          <table:table-cell office:value-type="float" office:value="0.00000000000779053" calcext:value-type="float">
            <text:p>7,79E-12</text:p>
          </table:table-cell>
          <table:table-cell table:style-name="ce1" office:value-type="float" office:value="0.0000743115" calcext:value-type="float">
            <text:p>7,43E-05</text:p>
          </table:table-cell>
          <table:table-cell office:value-type="float" office:value="0.888192" calcext:value-type="float">
            <text:p>0,888192</text:p>
          </table:table-cell>
          <table:table-cell/>
        </table:table-row>
        <table:table-row table:style-name="ro1">
          <table:table-cell/>
          <table:table-cell office:value-type="float" office:value="0.569387" calcext:value-type="float">
            <text:p>0,569387</text:p>
          </table:table-cell>
          <table:table-cell office:value-type="float" office:value="0.00000000000779161" calcext:value-type="float">
            <text:p>7,79E-12</text:p>
          </table:table-cell>
          <table:table-cell table:style-name="ce1" office:value-type="float" office:value="0.0000765877" calcext:value-type="float">
            <text:p>7,66E-05</text:p>
          </table:table-cell>
          <table:table-cell office:value-type="float" office:value="0.876077" calcext:value-type="float">
            <text:p>0,876077</text:p>
          </table:table-cell>
          <table:table-cell/>
        </table:table-row>
        <table:table-row table:style-name="ro1">
          <table:table-cell/>
          <table:table-cell office:value-type="float" office:value="0.570083" calcext:value-type="float">
            <text:p>0,570083</text:p>
          </table:table-cell>
          <table:table-cell office:value-type="float" office:value="0.00000000000779363" calcext:value-type="float">
            <text:p>7,79E-12</text:p>
          </table:table-cell>
          <table:table-cell table:style-name="ce1" office:value-type="float" office:value="0.0000788737" calcext:value-type="float">
            <text:p>7,89E-05</text:p>
          </table:table-cell>
          <table:table-cell office:value-type="float" office:value="0.863413" calcext:value-type="float">
            <text:p>0,863413</text:p>
          </table:table-cell>
          <table:table-cell/>
        </table:table-row>
        <table:table-row table:style-name="ro1">
          <table:table-cell/>
          <table:table-cell office:value-type="float" office:value="0.570779" calcext:value-type="float">
            <text:p>0,570779</text:p>
          </table:table-cell>
          <table:table-cell office:value-type="float" office:value="0.0000000000077966" calcext:value-type="float">
            <text:p>7,80E-12</text:p>
          </table:table-cell>
          <table:table-cell table:style-name="ce1" office:value-type="float" office:value="0.0000812003" calcext:value-type="float">
            <text:p>8,12E-05</text:p>
          </table:table-cell>
          <table:table-cell office:value-type="float" office:value="0.850228" calcext:value-type="float">
            <text:p>0,850228</text:p>
          </table:table-cell>
          <table:table-cell/>
        </table:table-row>
        <table:table-row table:style-name="ro1">
          <table:table-cell/>
          <table:table-cell office:value-type="float" office:value="0.571474" calcext:value-type="float">
            <text:p>0,571474</text:p>
          </table:table-cell>
          <table:table-cell office:value-type="float" office:value="0.00000000000780069" calcext:value-type="float">
            <text:p>7,80E-12</text:p>
          </table:table-cell>
          <table:table-cell table:style-name="ce1" office:value-type="float" office:value="0.0000835861" calcext:value-type="float">
            <text:p>8,36E-05</text:p>
          </table:table-cell>
          <table:table-cell office:value-type="float" office:value="0.836555" calcext:value-type="float">
            <text:p>0,836555</text:p>
          </table:table-cell>
          <table:table-cell/>
        </table:table-row>
        <table:table-row table:style-name="ro1">
          <table:table-cell/>
          <table:table-cell office:value-type="float" office:value="0.57217" calcext:value-type="float">
            <text:p>0,57217</text:p>
          </table:table-cell>
          <table:table-cell office:value-type="float" office:value="0.00000000000780612" calcext:value-type="float">
            <text:p>7,81E-12</text:p>
          </table:table-cell>
          <table:table-cell table:style-name="ce1" office:value-type="float" office:value="0.0000860301" calcext:value-type="float">
            <text:p>8,60E-05</text:p>
          </table:table-cell>
          <table:table-cell office:value-type="float" office:value="0.822429" calcext:value-type="float">
            <text:p>0,822429</text:p>
          </table:table-cell>
          <table:table-cell/>
        </table:table-row>
        <table:table-row table:style-name="ro1">
          <table:table-cell/>
          <table:table-cell office:value-type="float" office:value="0.572866" calcext:value-type="float">
            <text:p>0,572866</text:p>
          </table:table-cell>
          <table:table-cell office:value-type="float" office:value="0.00000000000781286" calcext:value-type="float">
            <text:p>7,81E-12</text:p>
          </table:table-cell>
          <table:table-cell table:style-name="ce1" office:value-type="float" office:value="0.0000885318" calcext:value-type="float">
            <text:p>8,85E-05</text:p>
          </table:table-cell>
          <table:table-cell office:value-type="float" office:value="0.807889" calcext:value-type="float">
            <text:p>0,807889</text:p>
          </table:table-cell>
          <table:table-cell/>
        </table:table-row>
        <table:table-row table:style-name="ro1">
          <table:table-cell/>
          <table:table-cell office:value-type="float" office:value="0.57358" calcext:value-type="float">
            <text:p>0,57358</text:p>
          </table:table-cell>
          <table:table-cell office:value-type="float" office:value="0.00000000000782115" calcext:value-type="float">
            <text:p>7,82E-12</text:p>
          </table:table-cell>
          <table:table-cell table:style-name="ce1" office:value-type="float" office:value="0.0000911304" calcext:value-type="float">
            <text:p>9,11E-05</text:p>
          </table:table-cell>
          <table:table-cell office:value-type="float" office:value="0.792584" calcext:value-type="float">
            <text:p>0,792584</text:p>
          </table:table-cell>
          <table:table-cell/>
        </table:table-row>
        <table:table-row table:style-name="ro1">
          <table:table-cell/>
          <table:table-cell office:value-type="float" office:value="0.574314" calcext:value-type="float">
            <text:p>0,574314</text:p>
          </table:table-cell>
          <table:table-cell office:value-type="float" office:value="0.00000000000783118" calcext:value-type="float">
            <text:p>7,83E-12</text:p>
          </table:table-cell>
          <table:table-cell table:style-name="ce1" office:value-type="float" office:value="0.0000938192" calcext:value-type="float">
            <text:p>9,38E-05</text:p>
          </table:table-cell>
          <table:table-cell office:value-type="float" office:value="0.77661" calcext:value-type="float">
            <text:p>0,77661</text:p>
          </table:table-cell>
          <table:table-cell/>
        </table:table-row>
        <table:table-row table:style-name="ro1">
          <table:table-cell/>
          <table:table-cell office:value-type="float" office:value="0.575069" calcext:value-type="float">
            <text:p>0,575069</text:p>
          </table:table-cell>
          <table:table-cell office:value-type="float" office:value="0.00000000000784318" calcext:value-type="float">
            <text:p>7,84E-12</text:p>
          </table:table-cell>
          <table:table-cell table:style-name="ce1" office:value-type="float" office:value="0.0000965939" calcext:value-type="float">
            <text:p>9,66E-05</text:p>
          </table:table-cell>
          <table:table-cell office:value-type="float" office:value="0.759953" calcext:value-type="float">
            <text:p>0,759953</text:p>
          </table:table-cell>
          <table:table-cell/>
        </table:table-row>
        <table:table-row table:style-name="ro1">
          <table:table-cell/>
          <table:table-cell office:value-type="float" office:value="0.575848" calcext:value-type="float">
            <text:p>0,575848</text:p>
          </table:table-cell>
          <table:table-cell office:value-type="float" office:value="0.00000000000785734" calcext:value-type="float">
            <text:p>7,86E-12</text:p>
          </table:table-cell>
          <table:table-cell table:style-name="ce1" office:value-type="float" office:value="0.0000994555" calcext:value-type="float">
            <text:p>9,95E-05</text:p>
          </table:table-cell>
          <table:table-cell office:value-type="float" office:value="0.742553" calcext:value-type="float">
            <text:p>0,742553</text:p>
          </table:table-cell>
          <table:table-cell/>
        </table:table-row>
        <table:table-row table:style-name="ro1">
          <table:table-cell/>
          <table:table-cell office:value-type="float" office:value="0.576653" calcext:value-type="float">
            <text:p>0,576653</text:p>
          </table:table-cell>
          <table:table-cell office:value-type="float" office:value="0.00000000000787398" calcext:value-type="float">
            <text:p>7,87E-12</text:p>
          </table:table-cell>
          <table:table-cell office:value-type="float" office:value="0.000102426" calcext:value-type="float">
            <text:p>0,000102426</text:p>
          </table:table-cell>
          <table:table-cell office:value-type="float" office:value="0.724296" calcext:value-type="float">
            <text:p>0,724296</text:p>
          </table:table-cell>
          <table:table-cell/>
        </table:table-row>
        <table:table-row table:style-name="ro1">
          <table:table-cell/>
          <table:table-cell office:value-type="float" office:value="0.577487" calcext:value-type="float">
            <text:p>0,577487</text:p>
          </table:table-cell>
          <table:table-cell office:value-type="float" office:value="0.00000000000789326" calcext:value-type="float">
            <text:p>7,89E-12</text:p>
          </table:table-cell>
          <table:table-cell office:value-type="float" office:value="0.000105517" calcext:value-type="float">
            <text:p>0,000105517</text:p>
          </table:table-cell>
          <table:table-cell office:value-type="float" office:value="0.705136" calcext:value-type="float">
            <text:p>0,705136</text:p>
          </table:table-cell>
          <table:table-cell/>
        </table:table-row>
        <table:table-row table:style-name="ro1">
          <table:table-cell/>
          <table:table-cell office:value-type="float" office:value="0.578353" calcext:value-type="float">
            <text:p>0,578353</text:p>
          </table:table-cell>
          <table:table-cell office:value-type="float" office:value="0.00000000000791557" calcext:value-type="float">
            <text:p>7,92E-12</text:p>
          </table:table-cell>
          <table:table-cell office:value-type="float" office:value="0.000108735" calcext:value-type="float">
            <text:p>0,000108735</text:p>
          </table:table-cell>
          <table:table-cell office:value-type="float" office:value="0.684961" calcext:value-type="float">
            <text:p>0,684961</text:p>
          </table:table-cell>
          <table:table-cell/>
        </table:table-row>
        <table:table-row table:style-name="ro1">
          <table:table-cell/>
          <table:table-cell office:value-type="float" office:value="0.579294" calcext:value-type="float">
            <text:p>0,579294</text:p>
          </table:table-cell>
          <table:table-cell office:value-type="float" office:value="0.00000000000794232" calcext:value-type="float">
            <text:p>7,94E-12</text:p>
          </table:table-cell>
          <table:table-cell office:value-type="float" office:value="0.000112148" calcext:value-type="float">
            <text:p>0,000112148</text:p>
          </table:table-cell>
          <table:table-cell office:value-type="float" office:value="0.662728" calcext:value-type="float">
            <text:p>0,662728</text:p>
          </table:table-cell>
          <table:table-cell/>
        </table:table-row>
        <table:table-row table:style-name="ro1">
          <table:table-cell/>
          <table:table-cell office:value-type="float" office:value="0.58028" calcext:value-type="float">
            <text:p>0,58028</text:p>
          </table:table-cell>
          <table:table-cell office:value-type="float" office:value="0.0000000000079733" calcext:value-type="float">
            <text:p>7,97E-12</text:p>
          </table:table-cell>
          <table:table-cell office:value-type="float" office:value="0.00011568" calcext:value-type="float">
            <text:p>0,00011568</text:p>
          </table:table-cell>
          <table:table-cell office:value-type="float" office:value="0.63917" calcext:value-type="float">
            <text:p>0,63917</text:p>
          </table:table-cell>
          <table:table-cell/>
        </table:table-row>
        <table:table-row table:style-name="ro1">
          <table:table-cell/>
          <table:table-cell office:value-type="float" office:value="0.581219" calcext:value-type="float">
            <text:p>0,581219</text:p>
          </table:table-cell>
          <table:table-cell office:value-type="float" office:value="0.00000000000800592" calcext:value-type="float">
            <text:p>8,01E-12</text:p>
          </table:table-cell>
          <table:table-cell office:value-type="float" office:value="0.000119212" calcext:value-type="float">
            <text:p>0,000119212</text:p>
          </table:table-cell>
          <table:table-cell office:value-type="float" office:value="0.616593" calcext:value-type="float">
            <text:p>0,616593</text:p>
          </table:table-cell>
          <table:table-cell/>
        </table:table-row>
        <table:table-row table:style-name="ro1">
          <table:table-cell/>
          <table:table-cell office:value-type="float" office:value="0.582114" calcext:value-type="float">
            <text:p>0,582114</text:p>
          </table:table-cell>
          <table:table-cell office:value-type="float" office:value="0.00000000000803985" calcext:value-type="float">
            <text:p>8,04E-12</text:p>
          </table:table-cell>
          <table:table-cell office:value-type="float" office:value="0.000122821" calcext:value-type="float">
            <text:p>0,000122821</text:p>
          </table:table-cell>
          <table:table-cell office:value-type="float" office:value="0.595224" calcext:value-type="float">
            <text:p>0,595224</text:p>
          </table:table-cell>
          <table:table-cell/>
        </table:table-row>
        <table:table-row table:style-name="ro1">
          <table:table-cell/>
          <table:table-cell office:value-type="float" office:value="0.583008" calcext:value-type="float">
            <text:p>0,583008</text:p>
          </table:table-cell>
          <table:table-cell office:value-type="float" office:value="0.00000000000807647" calcext:value-type="float">
            <text:p>8,08E-12</text:p>
          </table:table-cell>
          <table:table-cell office:value-type="float" office:value="0.000126576" calcext:value-type="float">
            <text:p>0,000126576</text:p>
          </table:table-cell>
          <table:table-cell office:value-type="float" office:value="0.574152" calcext:value-type="float">
            <text:p>0,574152</text:p>
          </table:table-cell>
          <table:table-cell/>
        </table:table-row>
        <table:table-row table:style-name="ro1">
          <table:table-cell/>
          <table:table-cell office:value-type="float" office:value="0.583857" calcext:value-type="float">
            <text:p>0,583857</text:p>
          </table:table-cell>
          <table:table-cell office:value-type="float" office:value="0.0000000000081141" calcext:value-type="float">
            <text:p>8,11E-12</text:p>
          </table:table-cell>
          <table:table-cell office:value-type="float" office:value="0.000130292" calcext:value-type="float">
            <text:p>0,000130292</text:p>
          </table:table-cell>
          <table:table-cell office:value-type="float" office:value="0.55106" calcext:value-type="float">
            <text:p>0,55106</text:p>
          </table:table-cell>
          <table:table-cell/>
        </table:table-row>
        <table:table-row table:style-name="ro1">
          <table:table-cell/>
          <table:table-cell office:value-type="float" office:value="0.584707" calcext:value-type="float">
            <text:p>0,584707</text:p>
          </table:table-cell>
          <table:table-cell office:value-type="float" office:value="0.00000000000815475" calcext:value-type="float">
            <text:p>8,15E-12</text:p>
          </table:table-cell>
          <table:table-cell office:value-type="float" office:value="0.000134142" calcext:value-type="float">
            <text:p>0,000134142</text:p>
          </table:table-cell>
          <table:table-cell office:value-type="float" office:value="0.528358" calcext:value-type="float">
            <text:p>0,528358</text:p>
          </table:table-cell>
          <table:table-cell/>
        </table:table-row>
        <table:table-row table:style-name="ro1">
          <table:table-cell/>
          <table:table-cell office:value-type="float" office:value="0.585557" calcext:value-type="float">
            <text:p>0,585557</text:p>
          </table:table-cell>
          <table:table-cell office:value-type="float" office:value="0.00000000000819898" calcext:value-type="float">
            <text:p>8,20E-12</text:p>
          </table:table-cell>
          <table:table-cell office:value-type="float" office:value="0.000138048" calcext:value-type="float">
            <text:p>0,000138048</text:p>
          </table:table-cell>
          <table:table-cell office:value-type="float" office:value="0.506446" calcext:value-type="float">
            <text:p>0,506446</text:p>
          </table:table-cell>
          <table:table-cell/>
        </table:table-row>
        <table:table-row table:style-name="ro1">
          <table:table-cell/>
          <table:table-cell office:value-type="float" office:value="0.586406" calcext:value-type="float">
            <text:p>0,586406</text:p>
          </table:table-cell>
          <table:table-cell office:value-type="float" office:value="0.0000000000082469" calcext:value-type="float">
            <text:p>8,25E-12</text:p>
          </table:table-cell>
          <table:table-cell office:value-type="float" office:value="0.000141995" calcext:value-type="float">
            <text:p>0,000141995</text:p>
          </table:table-cell>
          <table:table-cell office:value-type="float" office:value="0.485275" calcext:value-type="float">
            <text:p>0,485275</text:p>
          </table:table-cell>
          <table:table-cell/>
        </table:table-row>
        <table:table-row table:style-name="ro1">
          <table:table-cell/>
          <table:table-cell office:value-type="float" office:value="0.587206" calcext:value-type="float">
            <text:p>0,587206</text:p>
          </table:table-cell>
          <table:table-cell office:value-type="float" office:value="0.00000000000829558" calcext:value-type="float">
            <text:p>8,30E-12</text:p>
          </table:table-cell>
          <table:table-cell office:value-type="float" office:value="0.000145788" calcext:value-type="float">
            <text:p>0,000145788</text:p>
          </table:table-cell>
          <table:table-cell office:value-type="float" office:value="0.465976" calcext:value-type="float">
            <text:p>0,465976</text:p>
          </table:table-cell>
          <table:table-cell/>
        </table:table-row>
        <table:table-row table:style-name="ro1">
          <table:table-cell/>
          <table:table-cell office:value-type="float" office:value="0.588006" calcext:value-type="float">
            <text:p>0,588006</text:p>
          </table:table-cell>
          <table:table-cell office:value-type="float" office:value="0.00000000000834784" calcext:value-type="float">
            <text:p>8,35E-12</text:p>
          </table:table-cell>
          <table:table-cell office:value-type="float" office:value="0.000149672" calcext:value-type="float">
            <text:p>0,000149672</text:p>
          </table:table-cell>
          <table:table-cell office:value-type="float" office:value="0.447206" calcext:value-type="float">
            <text:p>0,447206</text:p>
          </table:table-cell>
          <table:table-cell/>
        </table:table-row>
        <table:table-row table:style-name="ro1">
          <table:table-cell/>
          <table:table-cell office:value-type="float" office:value="0.588805" calcext:value-type="float">
            <text:p>0,588805</text:p>
          </table:table-cell>
          <table:table-cell office:value-type="float" office:value="0.00000000000840418" calcext:value-type="float">
            <text:p>8,40E-12</text:p>
          </table:table-cell>
          <table:table-cell office:value-type="float" office:value="0.000153572" calcext:value-type="float">
            <text:p>0,000153572</text:p>
          </table:table-cell>
          <table:table-cell office:value-type="float" office:value="0.42914" calcext:value-type="float">
            <text:p>0,42914</text:p>
          </table:table-cell>
          <table:table-cell/>
        </table:table-row>
        <table:table-row table:style-name="ro1">
          <table:table-cell/>
          <table:table-cell office:value-type="float" office:value="0.589605" calcext:value-type="float">
            <text:p>0,589605</text:p>
          </table:table-cell>
          <table:table-cell office:value-type="float" office:value="0.00000000000846502" calcext:value-type="float">
            <text:p>8,47E-12</text:p>
          </table:table-cell>
          <table:table-cell office:value-type="float" office:value="0.000157473" calcext:value-type="float">
            <text:p>0,000157473</text:p>
          </table:table-cell>
          <table:table-cell office:value-type="float" office:value="0.411791" calcext:value-type="float">
            <text:p>0,411791</text:p>
          </table:table-cell>
          <table:table-cell/>
        </table:table-row>
        <table:table-row table:style-name="ro1">
          <table:table-cell/>
          <table:table-cell office:value-type="float" office:value="0.590404" calcext:value-type="float">
            <text:p>0,590404</text:p>
          </table:table-cell>
          <table:table-cell office:value-type="float" office:value="0.00000000000853077" calcext:value-type="float">
            <text:p>8,53E-12</text:p>
          </table:table-cell>
          <table:table-cell office:value-type="float" office:value="0.000161345" calcext:value-type="float">
            <text:p>0,000161345</text:p>
          </table:table-cell>
          <table:table-cell office:value-type="float" office:value="0.395154" calcext:value-type="float">
            <text:p>0,395154</text:p>
          </table:table-cell>
          <table:table-cell/>
        </table:table-row>
        <table:table-row table:style-name="ro1">
          <table:table-cell/>
          <table:table-cell office:value-type="float" office:value="0.591204" calcext:value-type="float">
            <text:p>0,591204</text:p>
          </table:table-cell>
          <table:table-cell office:value-type="float" office:value="0.00000000000860188" calcext:value-type="float">
            <text:p>8,60E-12</text:p>
          </table:table-cell>
          <table:table-cell office:value-type="float" office:value="0.000165103" calcext:value-type="float">
            <text:p>0,000165103</text:p>
          </table:table-cell>
          <table:table-cell office:value-type="float" office:value="0.379212" calcext:value-type="float">
            <text:p>0,379212</text:p>
          </table:table-cell>
          <table:table-cell/>
        </table:table-row>
        <table:table-row table:style-name="ro1">
          <table:table-cell/>
          <table:table-cell office:value-type="float" office:value="0.592004" calcext:value-type="float">
            <text:p>0,592004</text:p>
          </table:table-cell>
          <table:table-cell office:value-type="float" office:value="0.00000000000867883" calcext:value-type="float">
            <text:p>8,68E-12</text:p>
          </table:table-cell>
          <table:table-cell office:value-type="float" office:value="0.000168746" calcext:value-type="float">
            <text:p>0,000168746</text:p>
          </table:table-cell>
          <table:table-cell office:value-type="float" office:value="0.363945" calcext:value-type="float">
            <text:p>0,363945</text:p>
          </table:table-cell>
          <table:table-cell/>
        </table:table-row>
        <table:table-row table:style-name="ro1">
          <table:table-cell/>
          <table:table-cell office:value-type="float" office:value="0.592731" calcext:value-type="float">
            <text:p>0,592731</text:p>
          </table:table-cell>
          <table:table-cell office:value-type="float" office:value="0.00000000000875453" calcext:value-type="float">
            <text:p>8,75E-12</text:p>
          </table:table-cell>
          <table:table-cell office:value-type="float" office:value="0.000172043" calcext:value-type="float">
            <text:p>0,000172043</text:p>
          </table:table-cell>
          <table:table-cell office:value-type="float" office:value="0.350636" calcext:value-type="float">
            <text:p>0,350636</text:p>
          </table:table-cell>
          <table:table-cell/>
        </table:table-row>
        <table:table-row table:style-name="ro1">
          <table:table-cell/>
          <table:table-cell office:value-type="float" office:value="0.593458" calcext:value-type="float">
            <text:p>0,593458</text:p>
          </table:table-cell>
          <table:table-cell office:value-type="float" office:value="0.00000000000883571" calcext:value-type="float">
            <text:p>8,84E-12</text:p>
          </table:table-cell>
          <table:table-cell office:value-type="float" office:value="0.0001754" calcext:value-type="float">
            <text:p>0,0001754</text:p>
          </table:table-cell>
          <table:table-cell office:value-type="float" office:value="0.337841" calcext:value-type="float">
            <text:p>0,337841</text:p>
          </table:table-cell>
          <table:table-cell/>
        </table:table-row>
        <table:table-row table:style-name="ro1">
          <table:table-cell/>
          <table:table-cell office:value-type="float" office:value="0.594112" calcext:value-type="float">
            <text:p>0,594112</text:p>
          </table:table-cell>
          <table:table-cell office:value-type="float" office:value="0.00000000000891404" calcext:value-type="float">
            <text:p>8,91E-12</text:p>
          </table:table-cell>
          <table:table-cell office:value-type="float" office:value="0.000178435" calcext:value-type="float">
            <text:p>0,000178435</text:p>
          </table:table-cell>
          <table:table-cell office:value-type="float" office:value="0.326781" calcext:value-type="float">
            <text:p>0,326781</text:p>
          </table:table-cell>
          <table:table-cell/>
        </table:table-row>
        <table:table-row table:style-name="ro1">
          <table:table-cell/>
          <table:table-cell office:value-type="float" office:value="0.594766" calcext:value-type="float">
            <text:p>0,594766</text:p>
          </table:table-cell>
          <table:table-cell office:value-type="float" office:value="0.000000000008997" calcext:value-type="float">
            <text:p>9,00E-12</text:p>
          </table:table-cell>
          <table:table-cell office:value-type="float" office:value="0.000181389" calcext:value-type="float">
            <text:p>0,000181389</text:p>
          </table:table-cell>
          <table:table-cell office:value-type="float" office:value="0.316145" calcext:value-type="float">
            <text:p>0,316145</text:p>
          </table:table-cell>
          <table:table-cell/>
        </table:table-row>
        <table:table-row table:style-name="ro1">
          <table:table-cell/>
          <table:table-cell office:value-type="float" office:value="0.595348" calcext:value-type="float">
            <text:p>0,595348</text:p>
          </table:table-cell>
          <table:table-cell office:value-type="float" office:value="0.00000000000907514" calcext:value-type="float">
            <text:p>9,08E-12</text:p>
          </table:table-cell>
          <table:table-cell office:value-type="float" office:value="0.000183939" calcext:value-type="float">
            <text:p>0,000183939</text:p>
          </table:table-cell>
          <table:table-cell office:value-type="float" office:value="0.307052" calcext:value-type="float">
            <text:p>0,307052</text:p>
          </table:table-cell>
          <table:table-cell/>
        </table:table-row>
        <table:table-row table:style-name="ro1">
          <table:table-cell/>
          <table:table-cell office:value-type="float" office:value="0.595929" calcext:value-type="float">
            <text:p>0,595929</text:p>
          </table:table-cell>
          <table:table-cell office:value-type="float" office:value="0.00000000000915729" calcext:value-type="float">
            <text:p>9,16E-12</text:p>
          </table:table-cell>
          <table:table-cell office:value-type="float" office:value="0.000186394" calcext:value-type="float">
            <text:p>0,000186394</text:p>
          </table:table-cell>
          <table:table-cell office:value-type="float" office:value="0.298283" calcext:value-type="float">
            <text:p>0,298283</text:p>
          </table:table-cell>
          <table:table-cell/>
        </table:table-row>
        <table:table-row table:style-name="ro1">
          <table:table-cell/>
          <table:table-cell office:value-type="float" office:value="0.596511" calcext:value-type="float">
            <text:p>0,596511</text:p>
          </table:table-cell>
          <table:table-cell office:value-type="float" office:value="0.00000000000924394" calcext:value-type="float">
            <text:p>9,24E-12</text:p>
          </table:table-cell>
          <table:table-cell office:value-type="float" office:value="0.000188745" calcext:value-type="float">
            <text:p>0,000188745</text:p>
          </table:table-cell>
          <table:table-cell office:value-type="float" office:value="0.289851" calcext:value-type="float">
            <text:p>0,289851</text:p>
          </table:table-cell>
          <table:table-cell/>
        </table:table-row>
        <table:table-row table:style-name="ro1">
          <table:table-cell/>
          <table:table-cell office:value-type="float" office:value="0.597009" calcext:value-type="float">
            <text:p>0,597009</text:p>
          </table:table-cell>
          <table:table-cell office:value-type="float" office:value="0.0000000000093224" calcext:value-type="float">
            <text:p>9,32E-12</text:p>
          </table:table-cell>
          <table:table-cell office:value-type="float" office:value="0.000190683" calcext:value-type="float">
            <text:p>0,000190683</text:p>
          </table:table-cell>
          <table:table-cell office:value-type="float" office:value="0.282908" calcext:value-type="float">
            <text:p>0,282908</text:p>
          </table:table-cell>
          <table:table-cell/>
        </table:table-row>
        <table:table-row table:style-name="ro1">
          <table:table-cell/>
          <table:table-cell office:value-type="float" office:value="0.597508" calcext:value-type="float">
            <text:p>0,597508</text:p>
          </table:table-cell>
          <table:table-cell office:value-type="float" office:value="0.00000000000940477" calcext:value-type="float">
            <text:p>9,40E-12</text:p>
          </table:table-cell>
          <table:table-cell office:value-type="float" office:value="0.000192539" calcext:value-type="float">
            <text:p>0,000192539</text:p>
          </table:table-cell>
          <table:table-cell office:value-type="float" office:value="0.276222" calcext:value-type="float">
            <text:p>0,276222</text:p>
          </table:table-cell>
          <table:table-cell/>
        </table:table-row>
        <table:table-row table:style-name="ro1">
          <table:table-cell/>
          <table:table-cell office:value-type="float" office:value="0.598006" calcext:value-type="float">
            <text:p>0,598006</text:p>
          </table:table-cell>
          <table:table-cell office:value-type="float" office:value="0.00000000000949127" calcext:value-type="float">
            <text:p>9,49E-12</text:p>
          </table:table-cell>
          <table:table-cell office:value-type="float" office:value="0.000194307" calcext:value-type="float">
            <text:p>0,000194307</text:p>
          </table:table-cell>
          <table:table-cell office:value-type="float" office:value="0.2698" calcext:value-type="float">
            <text:p>0,2698</text:p>
          </table:table-cell>
          <table:table-cell/>
        </table:table-row>
        <table:table-row table:style-name="ro1">
          <table:table-cell/>
          <table:table-cell office:value-type="float" office:value="0.598505" calcext:value-type="float">
            <text:p>0,598505</text:p>
          </table:table-cell>
          <table:table-cell office:value-type="float" office:value="0.00000000000958211" calcext:value-type="float">
            <text:p>9,58E-12</text:p>
          </table:table-cell>
          <table:table-cell office:value-type="float" office:value="0.000195982" calcext:value-type="float">
            <text:p>0,000195982</text:p>
          </table:table-cell>
          <table:table-cell office:value-type="float" office:value="0.263649" calcext:value-type="float">
            <text:p>0,263649</text:p>
          </table:table-cell>
          <table:table-cell/>
        </table:table-row>
        <table:table-row table:style-name="ro1">
          <table:table-cell/>
          <table:table-cell office:value-type="float" office:value="0.599003" calcext:value-type="float">
            <text:p>0,599003</text:p>
          </table:table-cell>
          <table:table-cell office:value-type="float" office:value="0.00000000000967729" calcext:value-type="float">
            <text:p>9,68E-12</text:p>
          </table:table-cell>
          <table:table-cell office:value-type="float" office:value="0.000197665" calcext:value-type="float">
            <text:p>0,000197665</text:p>
          </table:table-cell>
          <table:table-cell office:value-type="float" office:value="0.257765" calcext:value-type="float">
            <text:p>0,257765</text:p>
          </table:table-cell>
          <table:table-cell/>
        </table:table-row>
        <table:table-row table:style-name="ro1">
          <table:table-cell/>
          <table:table-cell office:value-type="float" office:value="0.599335" calcext:value-type="float">
            <text:p>0,599335</text:p>
          </table:table-cell>
          <table:table-cell office:value-type="float" office:value="0.00000000000974349" calcext:value-type="float">
            <text:p>9,74E-12</text:p>
          </table:table-cell>
          <table:table-cell office:value-type="float" office:value="0.000198819" calcext:value-type="float">
            <text:p>0,000198819</text:p>
          </table:table-cell>
          <table:table-cell office:value-type="float" office:value="0.254001" calcext:value-type="float">
            <text:p>0,254001</text:p>
          </table:table-cell>
          <table:table-cell/>
        </table:table-row>
        <table:table-row table:style-name="ro1">
          <table:table-cell/>
          <table:table-cell office:value-type="float" office:value="0.599668" calcext:value-type="float">
            <text:p>0,599668</text:p>
          </table:table-cell>
          <table:table-cell office:value-type="float" office:value="0.0000000000098116" calcext:value-type="float">
            <text:p>9,81E-12</text:p>
          </table:table-cell>
          <table:table-cell office:value-type="float" office:value="0.000199999" calcext:value-type="float">
            <text:p>0,000199999</text:p>
          </table:table-cell>
          <table:table-cell office:value-type="float" office:value="0.250349" calcext:value-type="float">
            <text:p>0,250349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00000000000988168" calcext:value-type="float">
            <text:p>9,88E-12</text:p>
          </table:table-cell>
          <table:table-cell office:value-type="float" office:value="0.000201202" calcext:value-type="float">
            <text:p>0,000201202</text:p>
          </table:table-cell>
          <table:table-cell office:value-type="float" office:value="0.246813" calcext:value-type="float">
            <text:p>0,246813</text:p>
          </table:table-cell>
          <table:table-cell/>
        </table:table-row>
        <table:table-row table:style-name="ro1">
          <table:table-cell/>
          <table:table-cell office:value-type="float" office:value="0.600376" calcext:value-type="float">
            <text:p>0,600376</text:p>
          </table:table-cell>
          <table:table-cell office:value-type="float" office:value="0.00000000000996322" calcext:value-type="float">
            <text:p>9,96E-12</text:p>
          </table:table-cell>
          <table:table-cell office:value-type="float" office:value="0.000202589" calcext:value-type="float">
            <text:p>0,000202589</text:p>
          </table:table-cell>
          <table:table-cell office:value-type="float" office:value="0.242945" calcext:value-type="float">
            <text:p>0,242945</text:p>
          </table:table-cell>
          <table:table-cell/>
        </table:table-row>
        <table:table-row table:style-name="ro1">
          <table:table-cell/>
          <table:table-cell office:value-type="float" office:value="0.600793" calcext:value-type="float">
            <text:p>0,600793</text:p>
          </table:table-cell>
          <table:table-cell office:value-type="float" office:value="0.0000000000100564" calcext:value-type="float">
            <text:p>1,01E-11</text:p>
          </table:table-cell>
          <table:table-cell office:value-type="float" office:value="0.000204101" calcext:value-type="float">
            <text:p>0,000204101</text:p>
          </table:table-cell>
          <table:table-cell office:value-type="float" office:value="0.238819" calcext:value-type="float">
            <text:p>0,238819</text:p>
          </table:table-cell>
          <table:table-cell/>
        </table:table-row>
        <table:table-row table:style-name="ro1">
          <table:table-cell/>
          <table:table-cell office:value-type="float" office:value="0.601225" calcext:value-type="float">
            <text:p>0,601225</text:p>
          </table:table-cell>
          <table:table-cell office:value-type="float" office:value="0.0000000000101561" calcext:value-type="float">
            <text:p>1,02E-11</text:p>
          </table:table-cell>
          <table:table-cell office:value-type="float" office:value="0.000205669" calcext:value-type="float">
            <text:p>0,000205669</text:p>
          </table:table-cell>
          <table:table-cell office:value-type="float" office:value="0.234738" calcext:value-type="float">
            <text:p>0,234738</text:p>
          </table:table-cell>
          <table:table-cell/>
        </table:table-row>
        <table:table-row table:style-name="ro1">
          <table:table-cell/>
          <table:table-cell office:value-type="float" office:value="0.601645" calcext:value-type="float">
            <text:p>0,601645</text:p>
          </table:table-cell>
          <table:table-cell office:value-type="float" office:value="0.0000000000102564" calcext:value-type="float">
            <text:p>1,03E-11</text:p>
          </table:table-cell>
          <table:table-cell office:value-type="float" office:value="0.000207228" calcext:value-type="float">
            <text:p>0,000207228</text:p>
          </table:table-cell>
          <table:table-cell office:value-type="float" office:value="0.230951" calcext:value-type="float">
            <text:p>0,230951</text:p>
          </table:table-cell>
          <table:table-cell/>
        </table:table-row>
        <table:table-row table:style-name="ro1">
          <table:table-cell/>
          <table:table-cell office:value-type="float" office:value="0.602058" calcext:value-type="float">
            <text:p>0,602058</text:p>
          </table:table-cell>
          <table:table-cell office:value-type="float" office:value="0.0000000000103583" calcext:value-type="float">
            <text:p>1,04E-11</text:p>
          </table:table-cell>
          <table:table-cell office:value-type="float" office:value="0.000208781" calcext:value-type="float">
            <text:p>0,000208781</text:p>
          </table:table-cell>
          <table:table-cell office:value-type="float" office:value="0.227414" calcext:value-type="float">
            <text:p>0,227414</text:p>
          </table:table-cell>
          <table:table-cell/>
        </table:table-row>
        <table:table-row table:style-name="ro1">
          <table:table-cell/>
          <table:table-cell office:value-type="float" office:value="0.602468" calcext:value-type="float">
            <text:p>0,602468</text:p>
          </table:table-cell>
          <table:table-cell office:value-type="float" office:value="0.0000000000104627" calcext:value-type="float">
            <text:p>1,05E-11</text:p>
          </table:table-cell>
          <table:table-cell office:value-type="float" office:value="0.000210335" calcext:value-type="float">
            <text:p>0,000210335</text:p>
          </table:table-cell>
          <table:table-cell office:value-type="float" office:value="0.224095" calcext:value-type="float">
            <text:p>0,224095</text:p>
          </table:table-cell>
          <table:table-cell/>
        </table:table-row>
        <table:table-row table:style-name="ro1">
          <table:table-cell/>
          <table:table-cell office:value-type="float" office:value="0.602874" calcext:value-type="float">
            <text:p>0,602874</text:p>
          </table:table-cell>
          <table:table-cell office:value-type="float" office:value="0.0000000000105696" calcext:value-type="float">
            <text:p>1,06E-11</text:p>
          </table:table-cell>
          <table:table-cell office:value-type="float" office:value="0.000211887" calcext:value-type="float">
            <text:p>0,000211887</text:p>
          </table:table-cell>
          <table:table-cell office:value-type="float" office:value="0.220992" calcext:value-type="float">
            <text:p>0,220992</text:p>
          </table:table-cell>
          <table:table-cell/>
        </table:table-row>
        <table:table-row table:style-name="ro1">
          <table:table-cell/>
          <table:table-cell office:value-type="float" office:value="0.603277" calcext:value-type="float">
            <text:p>0,603277</text:p>
          </table:table-cell>
          <table:table-cell office:value-type="float" office:value="0.000000000010679" calcext:value-type="float">
            <text:p>1,07E-11</text:p>
          </table:table-cell>
          <table:table-cell office:value-type="float" office:value="0.000213436" calcext:value-type="float">
            <text:p>0,000213436</text:p>
          </table:table-cell>
          <table:table-cell office:value-type="float" office:value="0.218103" calcext:value-type="float">
            <text:p>0,218103</text:p>
          </table:table-cell>
          <table:table-cell/>
        </table:table-row>
        <table:table-row table:style-name="ro1">
          <table:table-cell/>
          <table:table-cell office:value-type="float" office:value="0.60368" calcext:value-type="float">
            <text:p>0,60368</text:p>
          </table:table-cell>
          <table:table-cell office:value-type="float" office:value="0.0000000000107919" calcext:value-type="float">
            <text:p>1,08E-11</text:p>
          </table:table-cell>
          <table:table-cell office:value-type="float" office:value="0.000214991" calcext:value-type="float">
            <text:p>0,000214991</text:p>
          </table:table-cell>
          <table:table-cell office:value-type="float" office:value="0.215403" calcext:value-type="float">
            <text:p>0,215403</text:p>
          </table:table-cell>
          <table:table-cell/>
        </table:table-row>
        <table:table-row table:style-name="ro1">
          <table:table-cell/>
          <table:table-cell office:value-type="float" office:value="0.604083" calcext:value-type="float">
            <text:p>0,604083</text:p>
          </table:table-cell>
          <table:table-cell office:value-type="float" office:value="0.0000000000109084" calcext:value-type="float">
            <text:p>1,09E-11</text:p>
          </table:table-cell>
          <table:table-cell office:value-type="float" office:value="0.000216547" calcext:value-type="float">
            <text:p>0,000216547</text:p>
          </table:table-cell>
          <table:table-cell office:value-type="float" office:value="0.212896" calcext:value-type="float">
            <text:p>0,212896</text:p>
          </table:table-cell>
          <table:table-cell/>
        </table:table-row>
        <table:table-row table:style-name="ro1">
          <table:table-cell/>
          <table:table-cell office:value-type="float" office:value="0.604493" calcext:value-type="float">
            <text:p>0,604493</text:p>
          </table:table-cell>
          <table:table-cell office:value-type="float" office:value="0.0000000000110306" calcext:value-type="float">
            <text:p>1,10E-11</text:p>
          </table:table-cell>
          <table:table-cell office:value-type="float" office:value="0.000218124" calcext:value-type="float">
            <text:p>0,000218124</text:p>
          </table:table-cell>
          <table:table-cell office:value-type="float" office:value="0.210542" calcext:value-type="float">
            <text:p>0,210542</text:p>
          </table:table-cell>
          <table:table-cell/>
        </table:table-row>
        <table:table-row table:style-name="ro1">
          <table:table-cell/>
          <table:table-cell office:value-type="float" office:value="0.604906" calcext:value-type="float">
            <text:p>0,604906</text:p>
          </table:table-cell>
          <table:table-cell office:value-type="float" office:value="0.0000000000111579" calcext:value-type="float">
            <text:p>1,12E-11</text:p>
          </table:table-cell>
          <table:table-cell office:value-type="float" office:value="0.000219707" calcext:value-type="float">
            <text:p>0,000219707</text:p>
          </table:table-cell>
          <table:table-cell office:value-type="float" office:value="0.208375" calcext:value-type="float">
            <text:p>0,208375</text:p>
          </table:table-cell>
          <table:table-cell/>
        </table:table-row>
        <table:table-row table:style-name="ro1">
          <table:table-cell/>
          <table:table-cell office:value-type="float" office:value="0.605328" calcext:value-type="float">
            <text:p>0,605328</text:p>
          </table:table-cell>
          <table:table-cell office:value-type="float" office:value="0.0000000000112916" calcext:value-type="float">
            <text:p>1,13E-11</text:p>
          </table:table-cell>
          <table:table-cell office:value-type="float" office:value="0.000221303" calcext:value-type="float">
            <text:p>0,000221303</text:p>
          </table:table-cell>
          <table:table-cell office:value-type="float" office:value="0.206387" calcext:value-type="float">
            <text:p>0,206387</text:p>
          </table:table-cell>
          <table:table-cell/>
        </table:table-row>
        <table:table-row table:style-name="ro1">
          <table:table-cell/>
          <table:table-cell office:value-type="float" office:value="0.605753" calcext:value-type="float">
            <text:p>0,605753</text:p>
          </table:table-cell>
          <table:table-cell office:value-type="float" office:value="0.0000000000114308" calcext:value-type="float">
            <text:p>1,14E-11</text:p>
          </table:table-cell>
          <table:table-cell office:value-type="float" office:value="0.000222893" calcext:value-type="float">
            <text:p>0,000222893</text:p>
          </table:table-cell>
          <table:table-cell office:value-type="float" office:value="0.204606" calcext:value-type="float">
            <text:p>0,204606</text:p>
          </table:table-cell>
          <table:table-cell/>
        </table:table-row>
        <table:table-row table:style-name="ro1">
          <table:table-cell/>
          <table:table-cell office:value-type="float" office:value="0.606187" calcext:value-type="float">
            <text:p>0,606187</text:p>
          </table:table-cell>
          <table:table-cell office:value-type="float" office:value="0.0000000000115772" calcext:value-type="float">
            <text:p>1,16E-11</text:p>
          </table:table-cell>
          <table:table-cell office:value-type="float" office:value="0.000224486" calcext:value-type="float">
            <text:p>0,000224486</text:p>
          </table:table-cell>
          <table:table-cell office:value-type="float" office:value="0.203022" calcext:value-type="float">
            <text:p>0,203022</text:p>
          </table:table-cell>
          <table:table-cell/>
        </table:table-row>
        <table:table-row table:style-name="ro1">
          <table:table-cell/>
          <table:table-cell office:value-type="float" office:value="0.606612" calcext:value-type="float">
            <text:p>0,606612</text:p>
          </table:table-cell>
          <table:table-cell office:value-type="float" office:value="0.0000000000117255" calcext:value-type="float">
            <text:p>1,17E-11</text:p>
          </table:table-cell>
          <table:table-cell office:value-type="float" office:value="0.000226027" calcext:value-type="float">
            <text:p>0,000226027</text:p>
          </table:table-cell>
          <table:table-cell office:value-type="float" office:value="0.201698" calcext:value-type="float">
            <text:p>0,201698</text:p>
          </table:table-cell>
          <table:table-cell/>
        </table:table-row>
        <table:table-row table:style-name="ro1">
          <table:table-cell/>
          <table:table-cell office:value-type="float" office:value="0.607038" calcext:value-type="float">
            <text:p>0,607038</text:p>
          </table:table-cell>
          <table:table-cell office:value-type="float" office:value="0.0000000000118785" calcext:value-type="float">
            <text:p>1,19E-11</text:p>
          </table:table-cell>
          <table:table-cell office:value-type="float" office:value="0.000227535" calcext:value-type="float">
            <text:p>0,000227535</text:p>
          </table:table-cell>
          <table:table-cell office:value-type="float" office:value="0.200605" calcext:value-type="float">
            <text:p>0,200605</text:p>
          </table:table-cell>
          <table:table-cell/>
        </table:table-row>
        <table:table-row table:style-name="ro1">
          <table:table-cell/>
          <table:table-cell office:value-type="float" office:value="0.607467" calcext:value-type="float">
            <text:p>0,607467</text:p>
          </table:table-cell>
          <table:table-cell office:value-type="float" office:value="0.0000000000120379" calcext:value-type="float">
            <text:p>1,20E-11</text:p>
          </table:table-cell>
          <table:table-cell office:value-type="float" office:value="0.000229018" calcext:value-type="float">
            <text:p>0,000229018</text:p>
          </table:table-cell>
          <table:table-cell office:value-type="float" office:value="0.199738" calcext:value-type="float">
            <text:p>0,199738</text:p>
          </table:table-cell>
          <table:table-cell/>
        </table:table-row>
        <table:table-row table:style-name="ro1">
          <table:table-cell/>
          <table:table-cell office:value-type="float" office:value="0.607897" calcext:value-type="float">
            <text:p>0,607897</text:p>
          </table:table-cell>
          <table:table-cell office:value-type="float" office:value="0.0000000000122025" calcext:value-type="float">
            <text:p>1,22E-11</text:p>
          </table:table-cell>
          <table:table-cell office:value-type="float" office:value="0.000230459" calcext:value-type="float">
            <text:p>0,000230459</text:p>
          </table:table-cell>
          <table:table-cell office:value-type="float" office:value="0.199111" calcext:value-type="float">
            <text:p>0,199111</text:p>
          </table:table-cell>
          <table:table-cell/>
        </table:table-row>
        <table:table-row table:style-name="ro1">
          <table:table-cell/>
          <table:table-cell office:value-type="float" office:value="0.608327" calcext:value-type="float">
            <text:p>0,608327</text:p>
          </table:table-cell>
          <table:table-cell office:value-type="float" office:value="0.0000000000123723" calcext:value-type="float">
            <text:p>1,24E-11</text:p>
          </table:table-cell>
          <table:table-cell office:value-type="float" office:value="0.000231859" calcext:value-type="float">
            <text:p>0,000231859</text:p>
          </table:table-cell>
          <table:table-cell office:value-type="float" office:value="0.198718" calcext:value-type="float">
            <text:p>0,198718</text:p>
          </table:table-cell>
          <table:table-cell/>
        </table:table-row>
        <table:table-row table:style-name="ro1">
          <table:table-cell/>
          <table:table-cell office:value-type="float" office:value="0.608761" calcext:value-type="float">
            <text:p>0,608761</text:p>
          </table:table-cell>
          <table:table-cell office:value-type="float" office:value="0.0000000000125494" calcext:value-type="float">
            <text:p>1,25E-11</text:p>
          </table:table-cell>
          <table:table-cell office:value-type="float" office:value="0.000233233" calcext:value-type="float">
            <text:p>0,000233233</text:p>
          </table:table-cell>
          <table:table-cell office:value-type="float" office:value="0.19855" calcext:value-type="float">
            <text:p>0,19855</text:p>
          </table:table-cell>
          <table:table-cell/>
        </table:table-row>
        <table:table-row table:style-name="ro1">
          <table:table-cell/>
          <table:table-cell office:value-type="float" office:value="0.609195" calcext:value-type="float">
            <text:p>0,609195</text:p>
          </table:table-cell>
          <table:table-cell office:value-type="float" office:value="0.0000000000127322" calcext:value-type="float">
            <text:p>1,27E-11</text:p>
          </table:table-cell>
          <table:table-cell office:value-type="float" office:value="0.000234585" calcext:value-type="float">
            <text:p>0,000234585</text:p>
          </table:table-cell>
          <table:table-cell office:value-type="float" office:value="0.19865" calcext:value-type="float">
            <text:p>0,19865</text:p>
          </table:table-cell>
          <table:table-cell/>
        </table:table-row>
        <table:table-row table:style-name="ro1">
          <table:table-cell/>
          <table:table-cell office:value-type="float" office:value="0.609629" calcext:value-type="float">
            <text:p>0,609629</text:p>
          </table:table-cell>
          <table:table-cell office:value-type="float" office:value="0.0000000000129208" calcext:value-type="float">
            <text:p>1,29E-11</text:p>
          </table:table-cell>
          <table:table-cell office:value-type="float" office:value="0.000235891" calcext:value-type="float">
            <text:p>0,000235891</text:p>
          </table:table-cell>
          <table:table-cell office:value-type="float" office:value="0.199043" calcext:value-type="float">
            <text:p>0,199043</text:p>
          </table:table-cell>
          <table:table-cell/>
        </table:table-row>
        <table:table-row table:style-name="ro1">
          <table:table-cell/>
          <table:table-cell office:value-type="float" office:value="0.610068" calcext:value-type="float">
            <text:p>0,610068</text:p>
          </table:table-cell>
          <table:table-cell office:value-type="float" office:value="0.0000000000131178" calcext:value-type="float">
            <text:p>1,31E-11</text:p>
          </table:table-cell>
          <table:table-cell office:value-type="float" office:value="0.00023716" calcext:value-type="float">
            <text:p>0,00023716</text:p>
          </table:table-cell>
          <table:table-cell office:value-type="float" office:value="0.199748" calcext:value-type="float">
            <text:p>0,199748</text:p>
          </table:table-cell>
          <table:table-cell/>
        </table:table-row>
        <table:table-row table:style-name="ro1">
          <table:table-cell/>
          <table:table-cell office:value-type="float" office:value="0.610507" calcext:value-type="float">
            <text:p>0,610507</text:p>
          </table:table-cell>
          <table:table-cell office:value-type="float" office:value="0.000000000013321" calcext:value-type="float">
            <text:p>1,33E-11</text:p>
          </table:table-cell>
          <table:table-cell office:value-type="float" office:value="0.000238374" calcext:value-type="float">
            <text:p>0,000238374</text:p>
          </table:table-cell>
          <table:table-cell office:value-type="float" office:value="0.200776" calcext:value-type="float">
            <text:p>0,200776</text:p>
          </table:table-cell>
          <table:table-cell/>
        </table:table-row>
        <table:table-row table:style-name="ro1">
          <table:table-cell/>
          <table:table-cell office:value-type="float" office:value="0.610945" calcext:value-type="float">
            <text:p>0,610945</text:p>
          </table:table-cell>
          <table:table-cell office:value-type="float" office:value="0.0000000000135309" calcext:value-type="float">
            <text:p>1,35E-11</text:p>
          </table:table-cell>
          <table:table-cell office:value-type="float" office:value="0.000239528" calcext:value-type="float">
            <text:p>0,000239528</text:p>
          </table:table-cell>
          <table:table-cell office:value-type="float" office:value="0.202136" calcext:value-type="float">
            <text:p>0,202136</text:p>
          </table:table-cell>
          <table:table-cell/>
        </table:table-row>
        <table:table-row table:style-name="ro1">
          <table:table-cell/>
          <table:table-cell office:value-type="float" office:value="0.611389" calcext:value-type="float">
            <text:p>0,611389</text:p>
          </table:table-cell>
          <table:table-cell office:value-type="float" office:value="0.00000000001375" calcext:value-type="float">
            <text:p>1,38E-11</text:p>
          </table:table-cell>
          <table:table-cell office:value-type="float" office:value="0.000240632" calcext:value-type="float">
            <text:p>0,000240632</text:p>
          </table:table-cell>
          <table:table-cell office:value-type="float" office:value="0.203839" calcext:value-type="float">
            <text:p>0,203839</text:p>
          </table:table-cell>
          <table:table-cell/>
        </table:table-row>
        <table:table-row table:style-name="ro1">
          <table:table-cell/>
          <table:table-cell office:value-type="float" office:value="0.611833" calcext:value-type="float">
            <text:p>0,611833</text:p>
          </table:table-cell>
          <table:table-cell office:value-type="float" office:value="0.0000000000139763" calcext:value-type="float">
            <text:p>1,40E-11</text:p>
          </table:table-cell>
          <table:table-cell office:value-type="float" office:value="0.000241669" calcext:value-type="float">
            <text:p>0,000241669</text:p>
          </table:table-cell>
          <table:table-cell office:value-type="float" office:value="0.205886" calcext:value-type="float">
            <text:p>0,205886</text:p>
          </table:table-cell>
          <table:table-cell/>
        </table:table-row>
        <table:table-row table:style-name="ro1">
          <table:table-cell/>
          <table:table-cell office:value-type="float" office:value="0.612277" calcext:value-type="float">
            <text:p>0,612277</text:p>
          </table:table-cell>
          <table:table-cell office:value-type="float" office:value="0.0000000000142102" calcext:value-type="float">
            <text:p>1,42E-11</text:p>
          </table:table-cell>
          <table:table-cell office:value-type="float" office:value="0.000242633" calcext:value-type="float">
            <text:p>0,000242633</text:p>
          </table:table-cell>
          <table:table-cell office:value-type="float" office:value="0.208297" calcext:value-type="float">
            <text:p>0,208297</text:p>
          </table:table-cell>
          <table:table-cell/>
        </table:table-row>
        <table:table-row table:style-name="ro1">
          <table:table-cell/>
          <table:table-cell office:value-type="float" office:value="0.612726" calcext:value-type="float">
            <text:p>0,612726</text:p>
          </table:table-cell>
          <table:table-cell office:value-type="float" office:value="0.0000000000144549" calcext:value-type="float">
            <text:p>1,45E-11</text:p>
          </table:table-cell>
          <table:table-cell office:value-type="float" office:value="0.000243529" calcext:value-type="float">
            <text:p>0,000243529</text:p>
          </table:table-cell>
          <table:table-cell office:value-type="float" office:value="0.211154" calcext:value-type="float">
            <text:p>0,211154</text:p>
          </table:table-cell>
          <table:table-cell/>
        </table:table-row>
        <table:table-row table:style-name="ro1">
          <table:table-cell/>
          <table:table-cell office:value-type="float" office:value="0.613192" calcext:value-type="float">
            <text:p>0,613192</text:p>
          </table:table-cell>
          <table:table-cell office:value-type="float" office:value="0.0000000000147172" calcext:value-type="float">
            <text:p>1,47E-11</text:p>
          </table:table-cell>
          <table:table-cell office:value-type="float" office:value="0.00024437" calcext:value-type="float">
            <text:p>0,00024437</text:p>
          </table:table-cell>
          <table:table-cell office:value-type="float" office:value="0.214591" calcext:value-type="float">
            <text:p>0,214591</text:p>
          </table:table-cell>
          <table:table-cell/>
        </table:table-row>
        <table:table-row table:style-name="ro1">
          <table:table-cell/>
          <table:table-cell office:value-type="float" office:value="0.61367" calcext:value-type="float">
            <text:p>0,61367</text:p>
          </table:table-cell>
          <table:table-cell office:value-type="float" office:value="0.0000000000149957" calcext:value-type="float">
            <text:p>1,50E-11</text:p>
          </table:table-cell>
          <table:table-cell office:value-type="float" office:value="0.00024513" calcext:value-type="float">
            <text:p>0,00024513</text:p>
          </table:table-cell>
          <table:table-cell office:value-type="float" office:value="0.218659" calcext:value-type="float">
            <text:p>0,218659</text:p>
          </table:table-cell>
          <table:table-cell/>
        </table:table-row>
        <table:table-row table:style-name="ro1">
          <table:table-cell/>
          <table:table-cell office:value-type="float" office:value="0.614154" calcext:value-type="float">
            <text:p>0,614154</text:p>
          </table:table-cell>
          <table:table-cell office:value-type="float" office:value="0.000000000015288" calcext:value-type="float">
            <text:p>1,53E-11</text:p>
          </table:table-cell>
          <table:table-cell office:value-type="float" office:value="0.00024579" calcext:value-type="float">
            <text:p>0,00024579</text:p>
          </table:table-cell>
          <table:table-cell office:value-type="float" office:value="0.223373" calcext:value-type="float">
            <text:p>0,223373</text:p>
          </table:table-cell>
          <table:table-cell/>
        </table:table-row>
        <table:table-row table:style-name="ro1">
          <table:table-cell/>
          <table:table-cell office:value-type="float" office:value="0.614652" calcext:value-type="float">
            <text:p>0,614652</text:p>
          </table:table-cell>
          <table:table-cell office:value-type="float" office:value="0.0000000000155992" calcext:value-type="float">
            <text:p>1,56E-11</text:p>
          </table:table-cell>
          <table:table-cell office:value-type="float" office:value="0.000246345" calcext:value-type="float">
            <text:p>0,000246345</text:p>
          </table:table-cell>
          <table:table-cell office:value-type="float" office:value="0.228886" calcext:value-type="float">
            <text:p>0,228886</text:p>
          </table:table-cell>
          <table:table-cell/>
        </table:table-row>
        <table:table-row table:style-name="ro1">
          <table:table-cell/>
          <table:table-cell office:value-type="float" office:value="0.615157" calcext:value-type="float">
            <text:p>0,615157</text:p>
          </table:table-cell>
          <table:table-cell office:value-type="float" office:value="0.0000000000159263" calcext:value-type="float">
            <text:p>1,59E-11</text:p>
          </table:table-cell>
          <table:table-cell office:value-type="float" office:value="0.000246774" calcext:value-type="float">
            <text:p>0,000246774</text:p>
          </table:table-cell>
          <table:table-cell office:value-type="float" office:value="0.235219" calcext:value-type="float">
            <text:p>0,235219</text:p>
          </table:table-cell>
          <table:table-cell/>
        </table:table-row>
        <table:table-row table:style-name="ro1">
          <table:table-cell/>
          <table:table-cell office:value-type="float" office:value="0.615662" calcext:value-type="float">
            <text:p>0,615662</text:p>
          </table:table-cell>
          <table:table-cell office:value-type="float" office:value="0.000000000016265" calcext:value-type="float">
            <text:p>1,63E-11</text:p>
          </table:table-cell>
          <table:table-cell office:value-type="float" office:value="0.000247062" calcext:value-type="float">
            <text:p>0,000247062</text:p>
          </table:table-cell>
          <table:table-cell office:value-type="float" office:value="0.242358" calcext:value-type="float">
            <text:p>0,242358</text:p>
          </table:table-cell>
          <table:table-cell/>
        </table:table-row>
        <table:table-row table:style-name="ro1">
          <table:table-cell/>
          <table:table-cell office:value-type="float" office:value="0.616167" calcext:value-type="float">
            <text:p>0,616167</text:p>
          </table:table-cell>
          <table:table-cell office:value-type="float" office:value="0.0000000000166155" calcext:value-type="float">
            <text:p>1,66E-11</text:p>
          </table:table-cell>
          <table:table-cell office:value-type="float" office:value="0.000247204" calcext:value-type="float">
            <text:p>0,000247204</text:p>
          </table:table-cell>
          <table:table-cell office:value-type="float" office:value="0.250352" calcext:value-type="float">
            <text:p>0,250352</text:p>
          </table:table-cell>
          <table:table-cell/>
        </table:table-row>
        <table:table-row table:style-name="ro1">
          <table:table-cell/>
          <table:table-cell office:value-type="float" office:value="0.61668" calcext:value-type="float">
            <text:p>0,61668</text:p>
          </table:table-cell>
          <table:table-cell office:value-type="float" office:value="0.0000000000169838" calcext:value-type="float">
            <text:p>1,70E-11</text:p>
          </table:table-cell>
          <table:table-cell office:value-type="float" office:value="0.000247194" calcext:value-type="float">
            <text:p>0,000247194</text:p>
          </table:table-cell>
          <table:table-cell office:value-type="float" office:value="0.25938" calcext:value-type="float">
            <text:p>0,25938</text:p>
          </table:table-cell>
          <table:table-cell/>
        </table:table-row>
        <table:table-row table:style-name="ro1">
          <table:table-cell/>
          <table:table-cell office:value-type="float" office:value="0.617185" calcext:value-type="float">
            <text:p>0,617185</text:p>
          </table:table-cell>
          <table:table-cell office:value-type="float" office:value="0.0000000000173592" calcext:value-type="float">
            <text:p>1,74E-11</text:p>
          </table:table-cell>
          <table:table-cell office:value-type="float" office:value="0.000247024" calcext:value-type="float">
            <text:p>0,000247024</text:p>
          </table:table-cell>
          <table:table-cell office:value-type="float" office:value="0.269211" calcext:value-type="float">
            <text:p>0,269211</text:p>
          </table:table-cell>
          <table:table-cell/>
        </table:table-row>
        <table:table-row table:style-name="ro1">
          <table:table-cell/>
          <table:table-cell office:value-type="float" office:value="0.617689" calcext:value-type="float">
            <text:p>0,617689</text:p>
          </table:table-cell>
          <table:table-cell office:value-type="float" office:value="0.0000000000177475" calcext:value-type="float">
            <text:p>1,77E-11</text:p>
          </table:table-cell>
          <table:table-cell office:value-type="float" office:value="0.000246692" calcext:value-type="float">
            <text:p>0,000246692</text:p>
          </table:table-cell>
          <table:table-cell office:value-type="float" office:value="0.280007" calcext:value-type="float">
            <text:p>0,280007</text:p>
          </table:table-cell>
          <table:table-cell/>
        </table:table-row>
        <table:table-row table:style-name="ro1">
          <table:table-cell/>
          <table:table-cell office:value-type="float" office:value="0.618202" calcext:value-type="float">
            <text:p>0,618202</text:p>
          </table:table-cell>
          <table:table-cell office:value-type="float" office:value="0.0000000000181556" calcext:value-type="float">
            <text:p>1,82E-11</text:p>
          </table:table-cell>
          <table:table-cell office:value-type="float" office:value="0.00024618" calcext:value-type="float">
            <text:p>0,00024618</text:p>
          </table:table-cell>
          <table:table-cell office:value-type="float" office:value="0.291985" calcext:value-type="float">
            <text:p>0,291985</text:p>
          </table:table-cell>
          <table:table-cell/>
        </table:table-row>
        <table:table-row table:style-name="ro1">
          <table:table-cell/>
          <table:table-cell office:value-type="float" office:value="0.618723" calcext:value-type="float">
            <text:p>0,618723</text:p>
          </table:table-cell>
          <table:table-cell office:value-type="float" office:value="0.0000000000185847" calcext:value-type="float">
            <text:p>1,86E-11</text:p>
          </table:table-cell>
          <table:table-cell office:value-type="float" office:value="0.000245474" calcext:value-type="float">
            <text:p>0,000245474</text:p>
          </table:table-cell>
          <table:table-cell office:value-type="float" office:value="0.305189" calcext:value-type="float">
            <text:p>0,305189</text:p>
          </table:table-cell>
          <table:table-cell/>
        </table:table-row>
        <table:table-row table:style-name="ro1">
          <table:table-cell/>
          <table:table-cell office:value-type="float" office:value="0.619245" calcext:value-type="float">
            <text:p>0,619245</text:p>
          </table:table-cell>
          <table:table-cell office:value-type="float" office:value="0.000000000019029" calcext:value-type="float">
            <text:p>1,90E-11</text:p>
          </table:table-cell>
          <table:table-cell office:value-type="float" office:value="0.000244571" calcext:value-type="float">
            <text:p>0,000244571</text:p>
          </table:table-cell>
          <table:table-cell office:value-type="float" office:value="0.319432" calcext:value-type="float">
            <text:p>0,319432</text:p>
          </table:table-cell>
          <table:table-cell/>
        </table:table-row>
        <table:table-row table:style-name="ro1">
          <table:table-cell/>
          <table:table-cell office:value-type="float" office:value="0.619766" calcext:value-type="float">
            <text:p>0,619766</text:p>
          </table:table-cell>
          <table:table-cell office:value-type="float" office:value="0.0000000000194889" calcext:value-type="float">
            <text:p>1,95E-11</text:p>
          </table:table-cell>
          <table:table-cell office:value-type="float" office:value="0.000243466" calcext:value-type="float">
            <text:p>0,000243466</text:p>
          </table:table-cell>
          <table:table-cell office:value-type="float" office:value="0.334727" calcext:value-type="float">
            <text:p>0,334727</text:p>
          </table:table-cell>
          <table:table-cell/>
        </table:table-row>
        <table:table-row table:style-name="ro1">
          <table:table-cell/>
          <table:table-cell office:value-type="float" office:value="0.620278" calcext:value-type="float">
            <text:p>0,620278</text:p>
          </table:table-cell>
          <table:table-cell office:value-type="float" office:value="0.0000000000199566" calcext:value-type="float">
            <text:p>2,00E-11</text:p>
          </table:table-cell>
          <table:table-cell office:value-type="float" office:value="0.000242178" calcext:value-type="float">
            <text:p>0,000242178</text:p>
          </table:table-cell>
          <table:table-cell office:value-type="float" office:value="0.35091" calcext:value-type="float">
            <text:p>0,35091</text:p>
          </table:table-cell>
          <table:table-cell/>
        </table:table-row>
        <table:table-row table:style-name="ro1">
          <table:table-cell/>
          <table:table-cell office:value-type="float" office:value="0.620791" calcext:value-type="float">
            <text:p>0,620791</text:p>
          </table:table-cell>
          <table:table-cell office:value-type="float" office:value="0.0000000000204401" calcext:value-type="float">
            <text:p>2,04E-11</text:p>
          </table:table-cell>
          <table:table-cell office:value-type="float" office:value="0.00024069" calcext:value-type="float">
            <text:p>0,00024069</text:p>
          </table:table-cell>
          <table:table-cell office:value-type="float" office:value="0.367978" calcext:value-type="float">
            <text:p>0,367978</text:p>
          </table:table-cell>
          <table:table-cell/>
        </table:table-row>
        <table:table-row table:style-name="ro1">
          <table:table-cell/>
          <table:table-cell office:value-type="float" office:value="0.621295" calcext:value-type="float">
            <text:p>0,621295</text:p>
          </table:table-cell>
          <table:table-cell office:value-type="float" office:value="0.0000000000209309" calcext:value-type="float">
            <text:p>2,09E-11</text:p>
          </table:table-cell>
          <table:table-cell office:value-type="float" office:value="0.000239038" calcext:value-type="float">
            <text:p>0,000239038</text:p>
          </table:table-cell>
          <table:table-cell office:value-type="float" office:value="0.385404" calcext:value-type="float">
            <text:p>0,385404</text:p>
          </table:table-cell>
          <table:table-cell/>
        </table:table-row>
        <table:table-row table:style-name="ro1">
          <table:table-cell/>
          <table:table-cell office:value-type="float" office:value="0.621789" calcext:value-type="float">
            <text:p>0,621789</text:p>
          </table:table-cell>
          <table:table-cell office:value-type="float" office:value="0.000000000021429" calcext:value-type="float">
            <text:p>2,14E-11</text:p>
          </table:table-cell>
          <table:table-cell office:value-type="float" office:value="0.00023723" calcext:value-type="float">
            <text:p>0,00023723</text:p>
          </table:table-cell>
          <table:table-cell office:value-type="float" office:value="0.402873" calcext:value-type="float">
            <text:p>0,402873</text:p>
          </table:table-cell>
          <table:table-cell/>
        </table:table-row>
        <table:table-row table:style-name="ro1">
          <table:table-cell/>
          <table:table-cell office:value-type="float" office:value="0.622284" calcext:value-type="float">
            <text:p>0,622284</text:p>
          </table:table-cell>
          <table:table-cell office:value-type="float" office:value="0.0000000000219434" calcext:value-type="float">
            <text:p>2,19E-11</text:p>
          </table:table-cell>
          <table:table-cell office:value-type="float" office:value="0.000235238" calcext:value-type="float">
            <text:p>0,000235238</text:p>
          </table:table-cell>
          <table:table-cell office:value-type="float" office:value="0.420065" calcext:value-type="float">
            <text:p>0,420065</text:p>
          </table:table-cell>
          <table:table-cell/>
        </table:table-row>
        <table:table-row table:style-name="ro1">
          <table:table-cell/>
          <table:table-cell office:value-type="float" office:value="0.622779" calcext:value-type="float">
            <text:p>0,622779</text:p>
          </table:table-cell>
          <table:table-cell office:value-type="float" office:value="0.0000000000224746" calcext:value-type="float">
            <text:p>2,25E-11</text:p>
          </table:table-cell>
          <table:table-cell office:value-type="float" office:value="0.000233057" calcext:value-type="float">
            <text:p>0,000233057</text:p>
          </table:table-cell>
          <table:table-cell office:value-type="float" office:value="0.436465" calcext:value-type="float">
            <text:p>0,436465</text:p>
          </table:table-cell>
          <table:table-cell/>
        </table:table-row>
        <table:table-row table:style-name="ro1">
          <table:table-cell/>
          <table:table-cell office:value-type="float" office:value="0.623274" calcext:value-type="float">
            <text:p>0,623274</text:p>
          </table:table-cell>
          <table:table-cell office:value-type="float" office:value="0.0000000000230231" calcext:value-type="float">
            <text:p>2,30E-11</text:p>
          </table:table-cell>
          <table:table-cell office:value-type="float" office:value="0.000230688" calcext:value-type="float">
            <text:p>0,000230688</text:p>
          </table:table-cell>
          <table:table-cell office:value-type="float" office:value="0.451755" calcext:value-type="float">
            <text:p>0,451755</text:p>
          </table:table-cell>
          <table:table-cell/>
        </table:table-row>
        <table:table-row table:style-name="ro1">
          <table:table-cell/>
          <table:table-cell office:value-type="float" office:value="0.623769" calcext:value-type="float">
            <text:p>0,623769</text:p>
          </table:table-cell>
          <table:table-cell office:value-type="float" office:value="0.0000000000235897" calcext:value-type="float">
            <text:p>2,36E-11</text:p>
          </table:table-cell>
          <table:table-cell office:value-type="float" office:value="0.000228128" calcext:value-type="float">
            <text:p>0,000228128</text:p>
          </table:table-cell>
          <table:table-cell office:value-type="float" office:value="0.465551" calcext:value-type="float">
            <text:p>0,465551</text:p>
          </table:table-cell>
          <table:table-cell/>
        </table:table-row>
        <table:table-row table:style-name="ro1">
          <table:table-cell/>
          <table:table-cell office:value-type="float" office:value="0.624274" calcext:value-type="float">
            <text:p>0,624274</text:p>
          </table:table-cell>
          <table:table-cell office:value-type="float" office:value="0.0000000000241862" calcext:value-type="float">
            <text:p>2,42E-11</text:p>
          </table:table-cell>
          <table:table-cell office:value-type="float" office:value="0.000225323" calcext:value-type="float">
            <text:p>0,000225323</text:p>
          </table:table-cell>
          <table:table-cell office:value-type="float" office:value="0.477785" calcext:value-type="float">
            <text:p>0,477785</text:p>
          </table:table-cell>
          <table:table-cell/>
        </table:table-row>
        <table:table-row table:style-name="ro1">
          <table:table-cell/>
          <table:table-cell office:value-type="float" office:value="0.624768" calcext:value-type="float">
            <text:p>0,624768</text:p>
          </table:table-cell>
          <table:table-cell office:value-type="float" office:value="0.0000000000247905" calcext:value-type="float">
            <text:p>2,48E-11</text:p>
          </table:table-cell>
          <table:table-cell office:value-type="float" office:value="0.000222382" calcext:value-type="float">
            <text:p>0,000222382</text:p>
          </table:table-cell>
          <table:table-cell office:value-type="float" office:value="0.487736" calcext:value-type="float">
            <text:p>0,487736</text:p>
          </table:table-cell>
          <table:table-cell/>
        </table:table-row>
        <table:table-row table:style-name="ro1">
          <table:table-cell/>
          <table:table-cell office:value-type="float" office:value="0.625263" calcext:value-type="float">
            <text:p>0,625263</text:p>
          </table:table-cell>
          <table:table-cell office:value-type="float" office:value="0.0000000000254144" calcext:value-type="float">
            <text:p>2,54E-11</text:p>
          </table:table-cell>
          <table:table-cell office:value-type="float" office:value="0.000219255" calcext:value-type="float">
            <text:p>0,000219255</text:p>
          </table:table-cell>
          <table:table-cell office:value-type="float" office:value="0.495386" calcext:value-type="float">
            <text:p>0,495386</text:p>
          </table:table-cell>
          <table:table-cell/>
        </table:table-row>
        <table:table-row table:style-name="ro1">
          <table:table-cell/>
          <table:table-cell office:value-type="float" office:value="0.625758" calcext:value-type="float">
            <text:p>0,625758</text:p>
          </table:table-cell>
          <table:table-cell office:value-type="float" office:value="0.0000000000260584" calcext:value-type="float">
            <text:p>2,61E-11</text:p>
          </table:table-cell>
          <table:table-cell office:value-type="float" office:value="0.000215945" calcext:value-type="float">
            <text:p>0,000215945</text:p>
          </table:table-cell>
          <table:table-cell office:value-type="float" office:value="0.500842" calcext:value-type="float">
            <text:p>0,500842</text:p>
          </table:table-cell>
          <table:table-cell/>
        </table:table-row>
        <table:table-row table:style-name="ro1">
          <table:table-cell/>
          <table:table-cell office:value-type="float" office:value="0.626263" calcext:value-type="float">
            <text:p>0,626263</text:p>
          </table:table-cell>
          <table:table-cell office:value-type="float" office:value="0.0000000000267368" calcext:value-type="float">
            <text:p>2,67E-11</text:p>
          </table:table-cell>
          <table:table-cell office:value-type="float" office:value="0.000212383" calcext:value-type="float">
            <text:p>0,000212383</text:p>
          </table:table-cell>
          <table:table-cell office:value-type="float" office:value="0.504077" calcext:value-type="float">
            <text:p>0,504077</text:p>
          </table:table-cell>
          <table:table-cell/>
        </table:table-row>
        <table:table-row table:style-name="ro1">
          <table:table-cell/>
          <table:table-cell office:value-type="float" office:value="0.626779" calcext:value-type="float">
            <text:p>0,626779</text:p>
          </table:table-cell>
          <table:table-cell office:value-type="float" office:value="0.000000000027452" calcext:value-type="float">
            <text:p>2,75E-11</text:p>
          </table:table-cell>
          <table:table-cell office:value-type="float" office:value="0.000208562" calcext:value-type="float">
            <text:p>0,000208562</text:p>
          </table:table-cell>
          <table:table-cell office:value-type="float" office:value="0.504633" calcext:value-type="float">
            <text:p>0,504633</text:p>
          </table:table-cell>
          <table:table-cell/>
        </table:table-row>
        <table:table-row table:style-name="ro1">
          <table:table-cell/>
          <table:table-cell office:value-type="float" office:value="0.627307" calcext:value-type="float">
            <text:p>0,627307</text:p>
          </table:table-cell>
          <table:table-cell office:value-type="float" office:value="0.0000000000282074" calcext:value-type="float">
            <text:p>2,82E-11</text:p>
          </table:table-cell>
          <table:table-cell office:value-type="float" office:value="0.00020447" calcext:value-type="float">
            <text:p>0,00020447</text:p>
          </table:table-cell>
          <table:table-cell office:value-type="float" office:value="0.500237" calcext:value-type="float">
            <text:p>0,500237</text:p>
          </table:table-cell>
          <table:table-cell/>
        </table:table-row>
        <table:table-row table:style-name="ro1">
          <table:table-cell/>
          <table:table-cell office:value-type="float" office:value="0.627834" calcext:value-type="float">
            <text:p>0,627834</text:p>
          </table:table-cell>
          <table:table-cell office:value-type="float" office:value="0.000000000028988" calcext:value-type="float">
            <text:p>2,90E-11</text:p>
          </table:table-cell>
          <table:table-cell office:value-type="float" office:value="0.000200161" calcext:value-type="float">
            <text:p>0,000200161</text:p>
          </table:table-cell>
          <table:table-cell office:value-type="float" office:value="0.490211" calcext:value-type="float">
            <text:p>0,490211</text:p>
          </table:table-cell>
          <table:table-cell/>
        </table:table-row>
        <table:table-row table:style-name="ro1">
          <table:table-cell/>
          <table:table-cell office:value-type="float" office:value="0.628375" calcext:value-type="float">
            <text:p>0,628375</text:p>
          </table:table-cell>
          <table:table-cell office:value-type="float" office:value="0.0000000000298142" calcext:value-type="float">
            <text:p>2,98E-11</text:p>
          </table:table-cell>
          <table:table-cell office:value-type="float" office:value="0.00019509" calcext:value-type="float">
            <text:p>0,00019509</text:p>
          </table:table-cell>
          <table:table-cell office:value-type="float" office:value="0.474333" calcext:value-type="float">
            <text:p>0,474333</text:p>
          </table:table-cell>
          <table:table-cell/>
        </table:table-row>
        <table:table-row table:style-name="ro1">
          <table:table-cell/>
          <table:table-cell office:value-type="float" office:value="0.628929" calcext:value-type="float">
            <text:p>0,628929</text:p>
          </table:table-cell>
          <table:table-cell office:value-type="float" office:value="0.0000000000306901" calcext:value-type="float">
            <text:p>3,07E-11</text:p>
          </table:table-cell>
          <table:table-cell office:value-type="float" office:value="0.000188511" calcext:value-type="float">
            <text:p>0,000188511</text:p>
          </table:table-cell>
          <table:table-cell office:value-type="float" office:value="0.452699" calcext:value-type="float">
            <text:p>0,452699</text:p>
          </table:table-cell>
          <table:table-cell/>
        </table:table-row>
        <table:table-row table:style-name="ro1">
          <table:table-cell/>
          <table:table-cell office:value-type="float" office:value="0.629484" calcext:value-type="float">
            <text:p>0,629484</text:p>
          </table:table-cell>
          <table:table-cell office:value-type="float" office:value="0.0000000000315956" calcext:value-type="float">
            <text:p>3,16E-11</text:p>
          </table:table-cell>
          <table:table-cell office:value-type="float" office:value="0.000181658" calcext:value-type="float">
            <text:p>0,000181658</text:p>
          </table:table-cell>
          <table:table-cell office:value-type="float" office:value="0.426239" calcext:value-type="float">
            <text:p>0,426239</text:p>
          </table:table-cell>
          <table:table-cell/>
        </table:table-row>
        <table:table-row table:style-name="ro1">
          <table:table-cell/>
          <table:table-cell office:value-type="float" office:value="0.630054" calcext:value-type="float">
            <text:p>0,630054</text:p>
          </table:table-cell>
          <table:table-cell office:value-type="float" office:value="0.0000000000325575" calcext:value-type="float">
            <text:p>3,26E-11</text:p>
          </table:table-cell>
          <table:table-cell office:value-type="float" office:value="0.000174349" calcext:value-type="float">
            <text:p>0,000174349</text:p>
          </table:table-cell>
          <table:table-cell office:value-type="float" office:value="0.394926" calcext:value-type="float">
            <text:p>0,394926</text:p>
          </table:table-cell>
          <table:table-cell/>
        </table:table-row>
        <table:table-row table:style-name="ro1">
          <table:table-cell/>
          <table:table-cell office:value-type="float" office:value="0.630624" calcext:value-type="float">
            <text:p>0,630624</text:p>
          </table:table-cell>
          <table:table-cell office:value-type="float" office:value="0.0000000000335514" calcext:value-type="float">
            <text:p>3,36E-11</text:p>
          </table:table-cell>
          <table:table-cell office:value-type="float" office:value="0.000166808" calcext:value-type="float">
            <text:p>0,000166808</text:p>
          </table:table-cell>
          <table:table-cell office:value-type="float" office:value="0.360257" calcext:value-type="float">
            <text:p>0,360257</text:p>
          </table:table-cell>
          <table:table-cell/>
        </table:table-row>
        <table:table-row table:style-name="ro1">
          <table:table-cell/>
          <table:table-cell office:value-type="float" office:value="0.631211" calcext:value-type="float">
            <text:p>0,631211</text:p>
          </table:table-cell>
          <table:table-cell office:value-type="float" office:value="0.0000000000346738" calcext:value-type="float">
            <text:p>3,47E-11</text:p>
          </table:table-cell>
          <table:table-cell office:value-type="float" office:value="0.000158822" calcext:value-type="float">
            <text:p>0,000158822</text:p>
          </table:table-cell>
          <table:table-cell office:value-type="float" office:value="0.323195" calcext:value-type="float">
            <text:p>0,323195</text:p>
          </table:table-cell>
          <table:table-cell/>
        </table:table-row>
        <table:table-row table:style-name="ro1">
          <table:table-cell/>
          <table:table-cell office:value-type="float" office:value="0.631817" calcext:value-type="float">
            <text:p>0,631817</text:p>
          </table:table-cell>
          <table:table-cell office:value-type="float" office:value="0.0000000000361441" calcext:value-type="float">
            <text:p>3,61E-11</text:p>
          </table:table-cell>
          <table:table-cell office:value-type="float" office:value="0.000150357" calcext:value-type="float">
            <text:p>0,000150357</text:p>
          </table:table-cell>
          <table:table-cell office:value-type="float" office:value="0.285039" calcext:value-type="float">
            <text:p>0,285039</text:p>
          </table:table-cell>
          <table:table-cell/>
        </table:table-row>
        <table:table-row table:style-name="ro1">
          <table:table-cell/>
          <table:table-cell office:value-type="float" office:value="0.632423" calcext:value-type="float">
            <text:p>0,632423</text:p>
          </table:table-cell>
          <table:table-cell office:value-type="float" office:value="0.0000000000376557" calcext:value-type="float">
            <text:p>3,77E-11</text:p>
          </table:table-cell>
          <table:table-cell office:value-type="float" office:value="0.000141701" calcext:value-type="float">
            <text:p>0,000141701</text:p>
          </table:table-cell>
          <table:table-cell office:value-type="float" office:value="0.248165" calcext:value-type="float">
            <text:p>0,248165</text:p>
          </table:table-cell>
          <table:table-cell/>
        </table:table-row>
        <table:table-row table:style-name="ro1">
          <table:table-cell/>
          <table:table-cell office:value-type="float" office:value="0.633051" calcext:value-type="float">
            <text:p>0,633051</text:p>
          </table:table-cell>
          <table:table-cell office:value-type="float" office:value="0.0000000000392628" calcext:value-type="float">
            <text:p>3,93E-11</text:p>
          </table:table-cell>
          <table:table-cell office:value-type="float" office:value="0.000132509" calcext:value-type="float">
            <text:p>0,000132509</text:p>
          </table:table-cell>
          <table:table-cell office:value-type="float" office:value="0.21212" calcext:value-type="float">
            <text:p>0,21212</text:p>
          </table:table-cell>
          <table:table-cell/>
        </table:table-row>
        <table:table-row table:style-name="ro1">
          <table:table-cell/>
          <table:table-cell office:value-type="float" office:value="0.633679" calcext:value-type="float">
            <text:p>0,633679</text:p>
          </table:table-cell>
          <table:table-cell office:value-type="float" office:value="0.0000000000409116" calcext:value-type="float">
            <text:p>4,09E-11</text:p>
          </table:table-cell>
          <table:table-cell office:value-type="float" office:value="0.000123204" calcext:value-type="float">
            <text:p>0,000123204</text:p>
          </table:table-cell>
          <table:table-cell office:value-type="float" office:value="0.178687" calcext:value-type="float">
            <text:p>0,178687</text:p>
          </table:table-cell>
          <table:table-cell/>
        </table:table-row>
        <table:table-row table:style-name="ro1">
          <table:table-cell/>
          <table:table-cell office:value-type="float" office:value="0.634331" calcext:value-type="float">
            <text:p>0,634331</text:p>
          </table:table-cell>
          <table:table-cell office:value-type="float" office:value="0.0000000000426673" calcext:value-type="float">
            <text:p>4,27E-11</text:p>
          </table:table-cell>
          <table:table-cell office:value-type="float" office:value="0.000113574" calcext:value-type="float">
            <text:p>0,000113574</text:p>
          </table:table-cell>
          <table:table-cell office:value-type="float" office:value="0.149295" calcext:value-type="float">
            <text:p>0,149295</text:p>
          </table:table-cell>
          <table:table-cell/>
        </table:table-row>
        <table:table-row table:style-name="ro1">
          <table:table-cell/>
          <table:table-cell office:value-type="float" office:value="0.634984" calcext:value-type="float">
            <text:p>0,634984</text:p>
          </table:table-cell>
          <table:table-cell office:value-type="float" office:value="0.0000000000444651" calcext:value-type="float">
            <text:p>4,45E-11</text:p>
          </table:table-cell>
          <table:table-cell office:value-type="float" office:value="0.000104094" calcext:value-type="float">
            <text:p>0,000104094</text:p>
          </table:table-cell>
          <table:table-cell office:value-type="float" office:value="0.124761" calcext:value-type="float">
            <text:p>0,124761</text:p>
          </table:table-cell>
          <table:table-cell/>
        </table:table-row>
        <table:table-row table:style-name="ro1">
          <table:table-cell/>
          <table:table-cell office:value-type="float" office:value="0.635667" calcext:value-type="float">
            <text:p>0,635667</text:p>
          </table:table-cell>
          <table:table-cell office:value-type="float" office:value="0.0000000000463865" calcext:value-type="float">
            <text:p>4,64E-11</text:p>
          </table:table-cell>
          <table:table-cell table:style-name="ce1" office:value-type="float" office:value="0.0000944028" calcext:value-type="float">
            <text:p>9,44E-05</text:p>
          </table:table-cell>
          <table:table-cell office:value-type="float" office:value="0.101335" calcext:value-type="float">
            <text:p>0,101335</text:p>
          </table:table-cell>
          <table:table-cell/>
        </table:table-row>
        <table:table-row table:style-name="ro1">
          <table:table-cell/>
          <table:table-cell office:value-type="float" office:value="0.636349" calcext:value-type="float">
            <text:p>0,636349</text:p>
          </table:table-cell>
          <table:table-cell office:value-type="float" office:value="0.000000000048352" calcext:value-type="float">
            <text:p>4,84E-11</text:p>
          </table:table-cell>
          <table:table-cell table:style-name="ce1" office:value-type="float" office:value="0.000085004" calcext:value-type="float">
            <text:p>8,50E-05</text:p>
          </table:table-cell>
          <table:table-cell office:value-type="float" office:value="0.0796912" calcext:value-type="float">
            <text:p>0,0796912</text:p>
          </table:table-cell>
          <table:table-cell/>
        </table:table-row>
        <table:table-row table:style-name="ro1">
          <table:table-cell/>
          <table:table-cell office:value-type="float" office:value="0.637032" calcext:value-type="float">
            <text:p>0,637032</text:p>
          </table:table-cell>
          <table:table-cell office:value-type="float" office:value="0.0000000000503618" calcext:value-type="float">
            <text:p>5,04E-11</text:p>
          </table:table-cell>
          <table:table-cell table:style-name="ce1" office:value-type="float" office:value="0.0000759466" calcext:value-type="float">
            <text:p>7,59E-05</text:p>
          </table:table-cell>
          <table:table-cell office:value-type="float" office:value="0.0599508" calcext:value-type="float">
            <text:p>0,0599508</text:p>
          </table:table-cell>
          <table:table-cell/>
        </table:table-row>
        <table:table-row table:style-name="ro1">
          <table:table-cell/>
          <table:table-cell office:value-type="float" office:value="0.637752" calcext:value-type="float">
            <text:p>0,637752</text:p>
          </table:table-cell>
          <table:table-cell office:value-type="float" office:value="0.0000000000525271" calcext:value-type="float">
            <text:p>5,25E-11</text:p>
          </table:table-cell>
          <table:table-cell table:style-name="ce1" office:value-type="float" office:value="0.0000667871" calcext:value-type="float">
            <text:p>6,68E-05</text:p>
          </table:table-cell>
          <table:table-cell office:value-type="float" office:value="0.0623705" calcext:value-type="float">
            <text:p>0,0623705</text:p>
          </table:table-cell>
          <table:table-cell/>
        </table:table-row>
        <table:table-row table:style-name="ro1">
          <table:table-cell/>
          <table:table-cell office:value-type="float" office:value="0.638473" calcext:value-type="float">
            <text:p>0,638473</text:p>
          </table:table-cell>
          <table:table-cell office:value-type="float" office:value="0.000000000054739" calcext:value-type="float">
            <text:p>5,47E-11</text:p>
          </table:table-cell>
          <table:table-cell table:style-name="ce1" office:value-type="float" office:value="0.0000580856" calcext:value-type="float">
            <text:p>5,81E-05</text:p>
          </table:table-cell>
          <table:table-cell office:value-type="float" office:value="0.0634844" calcext:value-type="float">
            <text:p>0,0634844</text:p>
          </table:table-cell>
          <table:table-cell/>
        </table:table-row>
        <table:table-row table:style-name="ro1">
          <table:table-cell/>
          <table:table-cell office:value-type="float" office:value="0.639193" calcext:value-type="float">
            <text:p>0,639193</text:p>
          </table:table-cell>
          <table:table-cell office:value-type="float" office:value="0.0000000000569944" calcext:value-type="float">
            <text:p>5,70E-11</text:p>
          </table:table-cell>
          <table:table-cell table:style-name="ce1" office:value-type="float" office:value="0.0000498905" calcext:value-type="float">
            <text:p>4,99E-05</text:p>
          </table:table-cell>
          <table:table-cell office:value-type="float" office:value="0.056628" calcext:value-type="float">
            <text:p>0,056628</text:p>
          </table:table-cell>
          <table:table-cell/>
        </table:table-row>
        <table:table-row table:style-name="ro1">
          <table:table-cell/>
          <table:table-cell office:value-type="float" office:value="0.639914" calcext:value-type="float">
            <text:p>0,639914</text:p>
          </table:table-cell>
          <table:table-cell office:value-type="float" office:value="0.0000000000592891" calcext:value-type="float">
            <text:p>5,93E-11</text:p>
          </table:table-cell>
          <table:table-cell table:style-name="ce1" office:value-type="float" office:value="0.0000422473" calcext:value-type="float">
            <text:p>4,22E-05</text:p>
          </table:table-cell>
          <table:table-cell office:value-type="float" office:value="0.0483063" calcext:value-type="float">
            <text:p>0,0483063</text:p>
          </table:table-cell>
          <table:table-cell/>
        </table:table-row>
        <table:table-row table:style-name="ro1">
          <table:table-cell/>
          <table:table-cell office:value-type="float" office:value="0.64069" calcext:value-type="float">
            <text:p>0,64069</text:p>
          </table:table-cell>
          <table:table-cell office:value-type="float" office:value="0.0000000000617931" calcext:value-type="float">
            <text:p>6,18E-11</text:p>
          </table:table-cell>
          <table:table-cell table:style-name="ce1" office:value-type="float" office:value="0.0000346651" calcext:value-type="float">
            <text:p>3,47E-05</text:p>
          </table:table-cell>
          <table:table-cell office:value-type="float" office:value="0.040999" calcext:value-type="float">
            <text:p>0,040999</text:p>
          </table:table-cell>
          <table:table-cell/>
        </table:table-row>
        <table:table-row table:style-name="ro1">
          <table:table-cell/>
          <table:table-cell office:value-type="float" office:value="0.641465" calcext:value-type="float">
            <text:p>0,641465</text:p>
          </table:table-cell>
          <table:table-cell office:value-type="float" office:value="0.0000000000643354" calcext:value-type="float">
            <text:p>6,43E-11</text:p>
          </table:table-cell>
          <table:table-cell table:style-name="ce1" office:value-type="float" office:value="0.0000277754" calcext:value-type="float">
            <text:p>2,78E-05</text:p>
          </table:table-cell>
          <table:table-cell office:value-type="float" office:value="0.034863" calcext:value-type="float">
            <text:p>0,034863</text:p>
          </table:table-cell>
          <table:table-cell/>
        </table:table-row>
        <table:table-row table:style-name="ro1">
          <table:table-cell/>
          <table:table-cell office:value-type="float" office:value="0.642241" calcext:value-type="float">
            <text:p>0,642241</text:p>
          </table:table-cell>
          <table:table-cell office:value-type="float" office:value="0.0000000000669118" calcext:value-type="float">
            <text:p>6,69E-11</text:p>
          </table:table-cell>
          <table:table-cell table:style-name="ce1" office:value-type="float" office:value="0.0000215725" calcext:value-type="float">
            <text:p>2,16E-05</text:p>
          </table:table-cell>
          <table:table-cell office:value-type="float" office:value="0.0316866" calcext:value-type="float">
            <text:p>0,0316866</text:p>
          </table:table-cell>
          <table:table-cell/>
        </table:table-row>
        <table:table-row table:style-name="ro1">
          <table:table-cell/>
          <table:table-cell office:value-type="float" office:value="0.643017" calcext:value-type="float">
            <text:p>0,643017</text:p>
          </table:table-cell>
          <table:table-cell office:value-type="float" office:value="0.0000000000695172" calcext:value-type="float">
            <text:p>6,95E-11</text:p>
          </table:table-cell>
          <table:table-cell table:style-name="ce1" office:value-type="float" office:value="0.0000160333" calcext:value-type="float">
            <text:p>1,60E-05</text:p>
          </table:table-cell>
          <table:table-cell office:value-type="float" office:value="0.0350584" calcext:value-type="float">
            <text:p>0,0350584</text:p>
          </table:table-cell>
          <table:table-cell/>
        </table:table-row>
        <table:table-row table:style-name="ro1">
          <table:table-cell/>
          <table:table-cell office:value-type="float" office:value="0.643793" calcext:value-type="float">
            <text:p>0,643793</text:p>
          </table:table-cell>
          <table:table-cell office:value-type="float" office:value="0.0000000000721472" calcext:value-type="float">
            <text:p>7,21E-11</text:p>
          </table:table-cell>
          <table:table-cell table:style-name="ce1" office:value-type="float" office:value="0.0000111386" calcext:value-type="float">
            <text:p>1,11E-05</text:p>
          </table:table-cell>
          <table:table-cell office:value-type="float" office:value="0.0397323" calcext:value-type="float">
            <text:p>0,0397323</text:p>
          </table:table-cell>
          <table:table-cell/>
        </table:table-row>
        <table:table-row table:style-name="ro1">
          <table:table-cell/>
          <table:table-cell office:value-type="float" office:value="0.644569" calcext:value-type="float">
            <text:p>0,644569</text:p>
          </table:table-cell>
          <table:table-cell office:value-type="float" office:value="0.0000000000747997" calcext:value-type="float">
            <text:p>7,48E-11</text:p>
          </table:table-cell>
          <table:table-cell table:style-name="ce1" office:value-type="float" office:value="0.00000684086" calcext:value-type="float">
            <text:p>6,84E-06</text:p>
          </table:table-cell>
          <table:table-cell office:value-type="float" office:value="0.0439509" calcext:value-type="float">
            <text:p>0,0439509</text:p>
          </table:table-cell>
          <table:table-cell/>
        </table:table-row>
        <table:table-row table:style-name="ro1">
          <table:table-cell/>
          <table:table-cell office:value-type="float" office:value="0.645345" calcext:value-type="float">
            <text:p>0,645345</text:p>
          </table:table-cell>
          <table:table-cell office:value-type="float" office:value="0.0000000000774719" calcext:value-type="float">
            <text:p>7,75E-11</text:p>
          </table:table-cell>
          <table:table-cell table:style-name="ce1" office:value-type="float" office:value="0.00000310982" calcext:value-type="float">
            <text:p>3,11E-06</text:p>
          </table:table-cell>
          <table:table-cell office:value-type="float" office:value="0.0464828" calcext:value-type="float">
            <text:p>0,0464828</text:p>
          </table:table-cell>
          <table:table-cell/>
        </table:table-row>
        <table:table-row table:style-name="ro1">
          <table:table-cell/>
          <table:table-cell office:value-type="float" office:value="0.646121" calcext:value-type="float">
            <text:p>0,646121</text:p>
          </table:table-cell>
          <table:table-cell office:value-type="float" office:value="0.0000000000801627" calcext:value-type="float">
            <text:p>8,02E-11</text:p>
          </table:table-cell>
          <table:table-cell table:style-name="ce1" office:value-type="float" office:value="0.000000689212" calcext:value-type="float">
            <text:p>6,89E-07</text:p>
          </table:table-cell>
          <table:table-cell office:value-type="float" office:value="0.047472" calcext:value-type="float">
            <text:p>0,047472</text:p>
          </table:table-cell>
          <table:table-cell/>
        </table:table-row>
        <table:table-row table:style-name="ro1">
          <table:table-cell/>
          <table:table-cell office:value-type="float" office:value="0.646897" calcext:value-type="float">
            <text:p>0,646897</text:p>
          </table:table-cell>
          <table:table-cell office:value-type="float" office:value="0.0000000000828707" calcext:value-type="float">
            <text:p>8,29E-11</text:p>
          </table:table-cell>
          <table:table-cell table:style-name="ce1" office:value-type="float" office:value="0.000000692027" calcext:value-type="float">
            <text:p>6,92E-07</text:p>
          </table:table-cell>
          <table:table-cell office:value-type="float" office:value="0.0472718" calcext:value-type="float">
            <text:p>0,0472718</text:p>
          </table:table-cell>
          <table:table-cell/>
        </table:table-row>
        <table:table-row table:style-name="ro1">
          <table:table-cell/>
          <table:table-cell office:value-type="float" office:value="0.647672" calcext:value-type="float">
            <text:p>0,647672</text:p>
          </table:table-cell>
          <table:table-cell office:value-type="float" office:value="0.0000000000855959" calcext:value-type="float">
            <text:p>8,56E-11</text:p>
          </table:table-cell>
          <table:table-cell table:style-name="ce1" office:value-type="float" office:value="0.000000676939" calcext:value-type="float">
            <text:p>6,77E-07</text:p>
          </table:table-cell>
          <table:table-cell office:value-type="float" office:value="0.0463948" calcext:value-type="float">
            <text:p>0,0463948</text:p>
          </table:table-cell>
          <table:table-cell/>
        </table:table-row>
        <table:table-row table:style-name="ro1">
          <table:table-cell/>
          <table:table-cell office:value-type="float" office:value="0.648448" calcext:value-type="float">
            <text:p>0,648448</text:p>
          </table:table-cell>
          <table:table-cell office:value-type="float" office:value="0.0000000000883369" calcext:value-type="float">
            <text:p>8,83E-11</text:p>
          </table:table-cell>
          <table:table-cell table:style-name="ce1" office:value-type="float" office:value="0.00000067753" calcext:value-type="float">
            <text:p>6,78E-07</text:p>
          </table:table-cell>
          <table:table-cell office:value-type="float" office:value="0.0453735" calcext:value-type="float">
            <text:p>0,0453735</text:p>
          </table:table-cell>
          <table:table-cell/>
        </table:table-row>
        <table:table-row table:style-name="ro1">
          <table:table-cell/>
          <table:table-cell office:value-type="float" office:value="0.649224" calcext:value-type="float">
            <text:p>0,649224</text:p>
          </table:table-cell>
          <table:table-cell office:value-type="float" office:value="0.0000000000910941" calcext:value-type="float">
            <text:p>9,11E-11</text:p>
          </table:table-cell>
          <table:table-cell table:style-name="ce1" office:value-type="float" office:value="0.000000678936" calcext:value-type="float">
            <text:p>6,79E-07</text:p>
          </table:table-cell>
          <table:table-cell office:value-type="float" office:value="0.0441738" calcext:value-type="float">
            <text:p>0,0441738</text:p>
          </table:table-cell>
          <table:table-cell/>
        </table:table-row>
        <table:table-row table:style-name="ro1">
          <table:table-cell/>
          <table:table-cell office:value-type="float" office:value="0.649612" calcext:value-type="float">
            <text:p>0,649612</text:p>
          </table:table-cell>
          <table:table-cell office:value-type="float" office:value="0.000000000092523" calcext:value-type="float">
            <text:p>9,25E-11</text:p>
          </table:table-cell>
          <table:table-cell table:style-name="ce1" office:value-type="float" office:value="0.000000675191" calcext:value-type="float">
            <text:p>6,75E-07</text:p>
          </table:table-cell>
          <table:table-cell office:value-type="float" office:value="0.0437138" calcext:value-type="float">
            <text:p>0,0437138</text:p>
          </table:table-cell>
          <table:table-cell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0.0000000000939513" calcext:value-type="float">
            <text:p>9,40E-11</text:p>
          </table:table-cell>
          <table:table-cell table:style-name="ce1" office:value-type="float" office:value="0.000000674028" calcext:value-type="float">
            <text:p>6,74E-07</text:p>
          </table:table-cell>
          <table:table-cell office:value-type="float" office:value="0.0432581" calcext:value-type="float">
            <text:p>0,0432581</text:p>
          </table:table-cell>
          <table:table-cell/>
        </table:table-row>
        <table:table-row table:style-name="ro1">
          <table:table-cell/>
          <table:table-cell office:value-type="float" office:value="0.650463" calcext:value-type="float">
            <text:p>0,650463</text:p>
          </table:table-cell>
          <table:table-cell office:value-type="float" office:value="0.0000000000956473" calcext:value-type="float">
            <text:p>9,56E-11</text:p>
          </table:table-cell>
          <table:table-cell table:style-name="ce1" office:value-type="float" office:value="0.000000674549" calcext:value-type="float">
            <text:p>6,75E-07</text:p>
          </table:table-cell>
          <table:table-cell office:value-type="float" office:value="0.0425333" calcext:value-type="float">
            <text:p>0,0425333</text:p>
          </table:table-cell>
          <table:table-cell/>
        </table:table-row>
        <table:table-row table:style-name="ro1">
          <table:table-cell/>
          <table:table-cell office:value-type="float" office:value="0.651001" calcext:value-type="float">
            <text:p>0,651001</text:p>
          </table:table-cell>
          <table:table-cell office:value-type="float" office:value="0.000000000097606" calcext:value-type="float">
            <text:p>9,76E-11</text:p>
          </table:table-cell>
          <table:table-cell table:style-name="ce1" office:value-type="float" office:value="0.000000674815" calcext:value-type="float">
            <text:p>6,75E-07</text:p>
          </table:table-cell>
          <table:table-cell office:value-type="float" office:value="0.0412795" calcext:value-type="float">
            <text:p>0,0412795</text:p>
          </table:table-cell>
          <table:table-cell/>
        </table:table-row>
        <table:table-row table:style-name="ro1">
          <table:table-cell/>
          <table:table-cell office:value-type="float" office:value="0.651614" calcext:value-type="float">
            <text:p>0,651614</text:p>
          </table:table-cell>
          <table:table-cell office:value-type="float" office:value="0.0000000000998138" calcext:value-type="float">
            <text:p>9,98E-11</text:p>
          </table:table-cell>
          <table:table-cell table:style-name="ce1" office:value-type="float" office:value="0.000000677046" calcext:value-type="float">
            <text:p>6,77E-07</text:p>
          </table:table-cell>
          <table:table-cell office:value-type="float" office:value="0.0394622" calcext:value-type="float">
            <text:p>0,0394622</text:p>
          </table:table-cell>
          <table:table-cell/>
        </table:table-row>
        <table:table-row table:style-name="ro1">
          <table:table-cell/>
          <table:table-cell office:value-type="float" office:value="0.652295" calcext:value-type="float">
            <text:p>0,652295</text:p>
          </table:table-cell>
          <table:table-cell office:value-type="float" office:value="0.00000000010225" calcext:value-type="float">
            <text:p>1,02E-10</text:p>
          </table:table-cell>
          <table:table-cell table:style-name="ce1" office:value-type="float" office:value="0.000000680341" calcext:value-type="float">
            <text:p>6,80E-07</text:p>
          </table:table-cell>
          <table:table-cell office:value-type="float" office:value="0.0370902" calcext:value-type="float">
            <text:p>0,0370902</text:p>
          </table:table-cell>
          <table:table-cell/>
        </table:table-row>
        <table:table-row table:style-name="ro1">
          <table:table-cell/>
          <table:table-cell office:value-type="float" office:value="0.653029" calcext:value-type="float">
            <text:p>0,653029</text:p>
          </table:table-cell>
          <table:table-cell office:value-type="float" office:value="0.00000000010487" calcext:value-type="float">
            <text:p>1,05E-10</text:p>
          </table:table-cell>
          <table:table-cell table:style-name="ce1" office:value-type="float" office:value="0.000000684791" calcext:value-type="float">
            <text:p>6,85E-07</text:p>
          </table:table-cell>
          <table:table-cell office:value-type="float" office:value="0.0342493" calcext:value-type="float">
            <text:p>0,0342493</text:p>
          </table:table-cell>
          <table:table-cell/>
        </table:table-row>
        <table:table-row table:style-name="ro1">
          <table:table-cell/>
          <table:table-cell office:value-type="float" office:value="0.653752" calcext:value-type="float">
            <text:p>0,653752</text:p>
          </table:table-cell>
          <table:table-cell office:value-type="float" office:value="0.000000000107469" calcext:value-type="float">
            <text:p>1,07E-10</text:p>
          </table:table-cell>
          <table:table-cell table:style-name="ce1" office:value-type="float" office:value="0.00000068826" calcext:value-type="float">
            <text:p>6,88E-07</text:p>
          </table:table-cell>
          <table:table-cell office:value-type="float" office:value="0.0312389" calcext:value-type="float">
            <text:p>0,0312389</text:p>
          </table:table-cell>
          <table:table-cell/>
        </table:table-row>
        <table:table-row table:style-name="ro1">
          <table:table-cell/>
          <table:table-cell office:value-type="float" office:value="0.654486" calcext:value-type="float">
            <text:p>0,654486</text:p>
          </table:table-cell>
          <table:table-cell office:value-type="float" office:value="0.000000000110063" calcext:value-type="float">
            <text:p>1,10E-10</text:p>
          </table:table-cell>
          <table:table-cell table:style-name="ce1" office:value-type="float" office:value="0.000000692022" calcext:value-type="float">
            <text:p>6,92E-07</text:p>
          </table:table-cell>
          <table:table-cell office:value-type="float" office:value="0.02811" calcext:value-type="float">
            <text:p>0,02811</text:p>
          </table:table-cell>
          <table:table-cell/>
        </table:table-row>
        <table:table-row table:style-name="ro1">
          <table:table-cell/>
          <table:table-cell office:value-type="float" office:value="0.65522" calcext:value-type="float">
            <text:p>0,65522</text:p>
          </table:table-cell>
          <table:table-cell office:value-type="float" office:value="0.000000000112599" calcext:value-type="float">
            <text:p>1,13E-10</text:p>
          </table:table-cell>
          <table:table-cell table:style-name="ce1" office:value-type="float" office:value="0.000000695257" calcext:value-type="float">
            <text:p>6,95E-07</text:p>
          </table:table-cell>
          <table:table-cell office:value-type="float" office:value="0.0250204" calcext:value-type="float">
            <text:p>0,0250204</text:p>
          </table:table-cell>
          <table:table-cell/>
        </table:table-row>
        <table:table-row table:style-name="ro1">
          <table:table-cell/>
          <table:table-cell office:value-type="float" office:value="0.655942" calcext:value-type="float">
            <text:p>0,655942</text:p>
          </table:table-cell>
          <table:table-cell office:value-type="float" office:value="0.000000000115043" calcext:value-type="float">
            <text:p>1,15E-10</text:p>
          </table:table-cell>
          <table:table-cell table:style-name="ce1" office:value-type="float" office:value="0.000000690634" calcext:value-type="float">
            <text:p>6,91E-07</text:p>
          </table:table-cell>
          <table:table-cell office:value-type="float" office:value="0.0220969" calcext:value-type="float">
            <text:p>0,0220969</text:p>
          </table:table-cell>
          <table:table-cell/>
        </table:table-row>
        <table:table-row table:style-name="ro1">
          <table:table-cell/>
          <table:table-cell office:value-type="float" office:value="0.656665" calcext:value-type="float">
            <text:p>0,656665</text:p>
          </table:table-cell>
          <table:table-cell office:value-type="float" office:value="0.000000000117421" calcext:value-type="float">
            <text:p>1,17E-10</text:p>
          </table:table-cell>
          <table:table-cell table:style-name="ce1" office:value-type="float" office:value="0.000000669209" calcext:value-type="float">
            <text:p>6,69E-07</text:p>
          </table:table-cell>
          <table:table-cell office:value-type="float" office:value="0.0193634" calcext:value-type="float">
            <text:p>0,0193634</text:p>
          </table:table-cell>
          <table:table-cell/>
        </table:table-row>
        <table:table-row table:style-name="ro1">
          <table:table-cell/>
          <table:table-cell office:value-type="float" office:value="0.657387" calcext:value-type="float">
            <text:p>0,657387</text:p>
          </table:table-cell>
          <table:table-cell office:value-type="float" office:value="0.000000000119729" calcext:value-type="float">
            <text:p>1,20E-10</text:p>
          </table:table-cell>
          <table:table-cell table:style-name="ce1" office:value-type="float" office:value="0.000000648544" calcext:value-type="float">
            <text:p>6,49E-07</text:p>
          </table:table-cell>
          <table:table-cell office:value-type="float" office:value="0.0168836" calcext:value-type="float">
            <text:p>0,0168836</text:p>
          </table:table-cell>
          <table:table-cell/>
        </table:table-row>
        <table:table-row table:style-name="ro1">
          <table:table-cell/>
          <table:table-cell office:value-type="float" office:value="0.658122" calcext:value-type="float">
            <text:p>0,658122</text:p>
          </table:table-cell>
          <table:table-cell office:value-type="float" office:value="0.000000000121992" calcext:value-type="float">
            <text:p>1,22E-10</text:p>
          </table:table-cell>
          <table:table-cell table:style-name="ce1" office:value-type="float" office:value="0.000000641331" calcext:value-type="float">
            <text:p>6,41E-07</text:p>
          </table:table-cell>
          <table:table-cell office:value-type="float" office:value="0.0146582" calcext:value-type="float">
            <text:p>0,0146582</text:p>
          </table:table-cell>
          <table:table-cell/>
        </table:table-row>
        <table:table-row table:style-name="ro1">
          <table:table-cell/>
          <table:table-cell office:value-type="float" office:value="0.658869" calcext:value-type="float">
            <text:p>0,658869</text:p>
          </table:table-cell>
          <table:table-cell office:value-type="float" office:value="0.000000000124207" calcext:value-type="float">
            <text:p>1,24E-10</text:p>
          </table:table-cell>
          <table:table-cell table:style-name="ce1" office:value-type="float" office:value="0.000000646606" calcext:value-type="float">
            <text:p>6,47E-07</text:p>
          </table:table-cell>
          <table:table-cell office:value-type="float" office:value="0.0126488" calcext:value-type="float">
            <text:p>0,0126488</text:p>
          </table:table-cell>
          <table:table-cell/>
        </table:table-row>
        <table:table-row table:style-name="ro1">
          <table:table-cell/>
          <table:table-cell office:value-type="float" office:value="0.659604" calcext:value-type="float">
            <text:p>0,659604</text:p>
          </table:table-cell>
          <table:table-cell office:value-type="float" office:value="0.000000000126324" calcext:value-type="float">
            <text:p>1,26E-10</text:p>
          </table:table-cell>
          <table:table-cell table:style-name="ce1" office:value-type="float" office:value="0.00000065322" calcext:value-type="float">
            <text:p>6,53E-07</text:p>
          </table:table-cell>
          <table:table-cell office:value-type="float" office:value="0.0107726" calcext:value-type="float">
            <text:p>0,0107726</text:p>
          </table:table-cell>
          <table:table-cell/>
        </table:table-row>
        <table:table-row table:style-name="ro1">
          <table:table-cell/>
          <table:table-cell office:value-type="float" office:value="0.660352" calcext:value-type="float">
            <text:p>0,660352</text:p>
          </table:table-cell>
          <table:table-cell office:value-type="float" office:value="0.000000000128395" calcext:value-type="float">
            <text:p>1,28E-10</text:p>
          </table:table-cell>
          <table:table-cell table:style-name="ce1" office:value-type="float" office:value="0.000000667194" calcext:value-type="float">
            <text:p>6,67E-07</text:p>
          </table:table-cell>
          <table:table-cell office:value-type="float" office:value="0.00893311" calcext:value-type="float">
            <text:p>0,00893311</text:p>
          </table:table-cell>
          <table:table-cell/>
        </table:table-row>
        <table:table-row table:style-name="ro1">
          <table:table-cell/>
          <table:table-cell office:value-type="float" office:value="0.661114" calcext:value-type="float">
            <text:p>0,661114</text:p>
          </table:table-cell>
          <table:table-cell office:value-type="float" office:value="0.00000000013042" calcext:value-type="float">
            <text:p>1,30E-10</text:p>
          </table:table-cell>
          <table:table-cell table:style-name="ce1" office:value-type="float" office:value="0.000000693073" calcext:value-type="float">
            <text:p>6,93E-07</text:p>
          </table:table-cell>
          <table:table-cell office:value-type="float" office:value="0.00717708" calcext:value-type="float">
            <text:p>0,00717708</text:p>
          </table:table-cell>
          <table:table-cell/>
        </table:table-row>
        <table:table-row table:style-name="ro1">
          <table:table-cell/>
          <table:table-cell office:value-type="float" office:value="0.661892" calcext:value-type="float">
            <text:p>0,661892</text:p>
          </table:table-cell>
          <table:table-cell office:value-type="float" office:value="0.000000000132398" calcext:value-type="float">
            <text:p>1,32E-10</text:p>
          </table:table-cell>
          <table:table-cell table:style-name="ce1" office:value-type="float" office:value="0.000000741829" calcext:value-type="float">
            <text:p>7,42E-07</text:p>
          </table:table-cell>
          <table:table-cell office:value-type="float" office:value="0.0056011" calcext:value-type="float">
            <text:p>0,0056011</text:p>
          </table:table-cell>
          <table:table-cell/>
        </table:table-row>
        <table:table-row table:style-name="ro1">
          <table:table-cell/>
          <table:table-cell office:value-type="float" office:value="0.662686" calcext:value-type="float">
            <text:p>0,662686</text:p>
          </table:table-cell>
          <table:table-cell office:value-type="float" office:value="0.000000000134328" calcext:value-type="float">
            <text:p>1,34E-10</text:p>
          </table:table-cell>
          <table:table-cell table:style-name="ce1" office:value-type="float" office:value="0.000000785929" calcext:value-type="float">
            <text:p>7,86E-07</text:p>
          </table:table-cell>
          <table:table-cell office:value-type="float" office:value="0.00415108" calcext:value-type="float">
            <text:p>0,00415108</text:p>
          </table:table-cell>
          <table:table-cell/>
        </table:table-row>
        <table:table-row table:style-name="ro1">
          <table:table-cell/>
          <table:table-cell office:value-type="float" office:value="0.663515" calcext:value-type="float">
            <text:p>0,663515</text:p>
          </table:table-cell>
          <table:table-cell office:value-type="float" office:value="0.000000000136232" calcext:value-type="float">
            <text:p>1,36E-10</text:p>
          </table:table-cell>
          <table:table-cell table:style-name="ce1" office:value-type="float" office:value="0.000000810112" calcext:value-type="float">
            <text:p>8,10E-07</text:p>
          </table:table-cell>
          <table:table-cell office:value-type="float" office:value="0.00244809" calcext:value-type="float">
            <text:p>0,00244809</text:p>
          </table:table-cell>
          <table:table-cell/>
        </table:table-row>
        <table:table-row table:style-name="ro1">
          <table:table-cell/>
          <table:table-cell office:value-type="float" office:value="0.664384" calcext:value-type="float">
            <text:p>0,664384</text:p>
          </table:table-cell>
          <table:table-cell office:value-type="float" office:value="0.000000000138104" calcext:value-type="float">
            <text:p>1,38E-10</text:p>
          </table:table-cell>
          <table:table-cell table:style-name="ce1" office:value-type="float" office:value="0.000000855914" calcext:value-type="float">
            <text:p>8,56E-07</text:p>
          </table:table-cell>
          <table:table-cell office:value-type="float" office:value="0.000994661" calcext:value-type="float">
            <text:p>0,000994661</text:p>
          </table:table-cell>
          <table:table-cell/>
        </table:table-row>
        <table:table-row table:style-name="ro1">
          <table:table-cell/>
          <table:table-cell office:value-type="float" office:value="0.665297" calcext:value-type="float">
            <text:p>0,665297</text:p>
          </table:table-cell>
          <table:table-cell office:value-type="float" office:value="0.000000000139933" calcext:value-type="float">
            <text:p>1,40E-10</text:p>
          </table:table-cell>
          <table:table-cell table:style-name="ce1" office:value-type="float" office:value="0.000000844749" calcext:value-type="float">
            <text:p>8,45E-07</text:p>
          </table:table-cell>
          <table:table-cell office:value-type="float" office:value="0.000473919" calcext:value-type="float">
            <text:p>0,000473919</text:p>
          </table:table-cell>
          <table:table-cell/>
        </table:table-row>
        <table:table-row table:style-name="ro1">
          <table:table-cell/>
          <table:table-cell office:value-type="float" office:value="0.666235" calcext:value-type="float">
            <text:p>0,666235</text:p>
          </table:table-cell>
          <table:table-cell office:value-type="float" office:value="0.000000000141669" calcext:value-type="float">
            <text:p>1,42E-10</text:p>
          </table:table-cell>
          <table:table-cell table:style-name="ce1" office:value-type="float" office:value="0.000000936054" calcext:value-type="float">
            <text:p>9,36E-07</text:p>
          </table:table-cell>
          <table:table-cell office:value-type="float" office:value="0.000427335" calcext:value-type="float">
            <text:p>0,000427335</text:p>
          </table:table-cell>
          <table:table-cell/>
        </table:table-row>
        <table:table-row table:style-name="ro1">
          <table:table-cell/>
          <table:table-cell office:value-type="float" office:value="0.667228" calcext:value-type="float">
            <text:p>0,667228</text:p>
          </table:table-cell>
          <table:table-cell office:value-type="float" office:value="0.000000000143302" calcext:value-type="float">
            <text:p>1,43E-10</text:p>
          </table:table-cell>
          <table:table-cell table:style-name="ce1" office:value-type="float" office:value="0.00000125739" calcext:value-type="float">
            <text:p>1,26E-06</text:p>
          </table:table-cell>
          <table:table-cell office:value-type="float" office:value="0.000439171" calcext:value-type="float">
            <text:p>0,000439171</text:p>
          </table:table-cell>
          <table:table-cell/>
        </table:table-row>
        <table:table-row table:style-name="ro1">
          <table:table-cell/>
          <table:table-cell office:value-type="float" office:value="0.668252" calcext:value-type="float">
            <text:p>0,668252</text:p>
          </table:table-cell>
          <table:table-cell office:value-type="float" office:value="0.000000000144767" calcext:value-type="float">
            <text:p>1,45E-10</text:p>
          </table:table-cell>
          <table:table-cell table:style-name="ce1" office:value-type="float" office:value="0.00000161732" calcext:value-type="float">
            <text:p>1,62E-06</text:p>
          </table:table-cell>
          <table:table-cell office:value-type="float" office:value="0.00041696" calcext:value-type="float">
            <text:p>0,00041696</text:p>
          </table:table-cell>
          <table:table-cell/>
        </table:table-row>
        <table:table-row table:style-name="ro1">
          <table:table-cell/>
          <table:table-cell office:value-type="float" office:value="0.669276" calcext:value-type="float">
            <text:p>0,669276</text:p>
          </table:table-cell>
          <table:table-cell office:value-type="float" office:value="0.00000000014601" calcext:value-type="float">
            <text:p>1,46E-10</text:p>
          </table:table-cell>
          <table:table-cell table:style-name="ce1" office:value-type="float" office:value="0.00000214477" calcext:value-type="float">
            <text:p>2,14E-06</text:p>
          </table:table-cell>
          <table:table-cell office:value-type="float" office:value="0.000356002" calcext:value-type="float">
            <text:p>0,000356002</text:p>
          </table:table-cell>
          <table:table-cell/>
        </table:table-row>
        <table:table-row table:style-name="ro1">
          <table:table-cell/>
          <table:table-cell office:value-type="float" office:value="0.670301" calcext:value-type="float">
            <text:p>0,670301</text:p>
          </table:table-cell>
          <table:table-cell office:value-type="float" office:value="0.000000000147011" calcext:value-type="float">
            <text:p>1,47E-10</text:p>
          </table:table-cell>
          <table:table-cell table:style-name="ce1" office:value-type="float" office:value="0.00000300786" calcext:value-type="float">
            <text:p>3,01E-06</text:p>
          </table:table-cell>
          <table:table-cell office:value-type="float" office:value="0.00030379" calcext:value-type="float">
            <text:p>0,00030379</text:p>
          </table:table-cell>
          <table:table-cell/>
        </table:table-row>
        <table:table-row table:style-name="ro1">
          <table:table-cell/>
          <table:table-cell office:value-type="float" office:value="0.671361" calcext:value-type="float">
            <text:p>0,671361</text:p>
          </table:table-cell>
          <table:table-cell office:value-type="float" office:value="0.00000000014774" calcext:value-type="float">
            <text:p>1,48E-10</text:p>
          </table:table-cell>
          <table:table-cell table:style-name="ce1" office:value-type="float" office:value="0.00000443251" calcext:value-type="float">
            <text:p>4,43E-06</text:p>
          </table:table-cell>
          <table:table-cell office:value-type="float" office:value="0.000263316" calcext:value-type="float">
            <text:p>0,000263316</text:p>
          </table:table-cell>
          <table:table-cell/>
        </table:table-row>
        <table:table-row table:style-name="ro1">
          <table:table-cell/>
          <table:table-cell office:value-type="float" office:value="0.672384" calcext:value-type="float">
            <text:p>0,672384</text:p>
          </table:table-cell>
          <table:table-cell office:value-type="float" office:value="0.000000000148132" calcext:value-type="float">
            <text:p>1,48E-10</text:p>
          </table:table-cell>
          <table:table-cell table:style-name="ce1" office:value-type="float" office:value="0.00000557667" calcext:value-type="float">
            <text:p>5,58E-06</text:p>
          </table:table-cell>
          <table:table-cell office:value-type="float" office:value="0.000207369" calcext:value-type="float">
            <text:p>0,000207369</text:p>
          </table:table-cell>
          <table:table-cell/>
        </table:table-row>
        <table:table-row table:style-name="ro1">
          <table:table-cell/>
          <table:table-cell office:value-type="float" office:value="0.67337" calcext:value-type="float">
            <text:p>0,67337</text:p>
          </table:table-cell>
          <table:table-cell office:value-type="float" office:value="0.000000000148197" calcext:value-type="float">
            <text:p>1,48E-10</text:p>
          </table:table-cell>
          <table:table-cell table:style-name="ce1" office:value-type="float" office:value="0.00000669464" calcext:value-type="float">
            <text:p>6,69E-06</text:p>
          </table:table-cell>
          <table:table-cell office:value-type="float" office:value="0.000164274" calcext:value-type="float">
            <text:p>0,000164274</text:p>
          </table:table-cell>
          <table:table-cell/>
        </table:table-row>
        <table:table-row table:style-name="ro1">
          <table:table-cell/>
          <table:table-cell office:value-type="float" office:value="0.674289" calcext:value-type="float">
            <text:p>0,674289</text:p>
          </table:table-cell>
          <table:table-cell office:value-type="float" office:value="0.000000000147973" calcext:value-type="float">
            <text:p>1,48E-10</text:p>
          </table:table-cell>
          <table:table-cell table:style-name="ce1" office:value-type="float" office:value="0.00000770922" calcext:value-type="float">
            <text:p>7,71E-06</text:p>
          </table:table-cell>
          <table:table-cell office:value-type="float" office:value="0.000120499" calcext:value-type="float">
            <text:p>0,000120499</text:p>
          </table:table-cell>
          <table:table-cell/>
        </table:table-row>
        <table:table-row table:style-name="ro1">
          <table:table-cell/>
          <table:table-cell office:value-type="float" office:value="0.675175" calcext:value-type="float">
            <text:p>0,675175</text:p>
          </table:table-cell>
          <table:table-cell office:value-type="float" office:value="0.000000000147639" calcext:value-type="float">
            <text:p>1,48E-10</text:p>
          </table:table-cell>
          <table:table-cell table:style-name="ce1" office:value-type="float" office:value="0.00000932886" calcext:value-type="float">
            <text:p>9,33E-06</text:p>
          </table:table-cell>
          <table:table-cell table:style-name="ce1" office:value-type="float" office:value="0.0000967575" calcext:value-type="float">
            <text:p>9,68E-05</text:p>
          </table:table-cell>
          <table:table-cell/>
        </table:table-row>
        <table:table-row table:style-name="ro1">
          <table:table-cell/>
          <table:table-cell office:value-type="float" office:value="0.676062" calcext:value-type="float">
            <text:p>0,676062</text:p>
          </table:table-cell>
          <table:table-cell office:value-type="float" office:value="0.000000000147243" calcext:value-type="float">
            <text:p>1,47E-10</text:p>
          </table:table-cell>
          <table:table-cell table:style-name="ce1" office:value-type="float" office:value="0.0000126755" calcext:value-type="float">
            <text:p>1,27E-05</text:p>
          </table:table-cell>
          <table:table-cell table:style-name="ce1" office:value-type="float" office:value="0.0000843671" calcext:value-type="float">
            <text:p>8,44E-05</text:p>
          </table:table-cell>
          <table:table-cell/>
        </table:table-row>
        <table:table-row table:style-name="ro1">
          <table:table-cell/>
          <table:table-cell office:value-type="float" office:value="0.676948" calcext:value-type="float">
            <text:p>0,676948</text:p>
          </table:table-cell>
          <table:table-cell office:value-type="float" office:value="0.000000000146784" calcext:value-type="float">
            <text:p>1,47E-10</text:p>
          </table:table-cell>
          <table:table-cell table:style-name="ce1" office:value-type="float" office:value="0.0000184015" calcext:value-type="float">
            <text:p>1,84E-05</text:p>
          </table:table-cell>
          <table:table-cell table:style-name="ce1" office:value-type="float" office:value="0.0000917778" calcext:value-type="float">
            <text:p>9,18E-05</text:p>
          </table:table-cell>
          <table:table-cell/>
        </table:table-row>
        <table:table-row table:style-name="ro1">
          <table:table-cell/>
          <table:table-cell office:value-type="float" office:value="0.677835" calcext:value-type="float">
            <text:p>0,677835</text:p>
          </table:table-cell>
          <table:table-cell office:value-type="float" office:value="0.000000000146238" calcext:value-type="float">
            <text:p>1,46E-10</text:p>
          </table:table-cell>
          <table:table-cell table:style-name="ce1" office:value-type="float" office:value="0.0000286751" calcext:value-type="float">
            <text:p>2,87E-05</text:p>
          </table:table-cell>
          <table:table-cell office:value-type="float" office:value="0.000103379" calcext:value-type="float">
            <text:p>0,000103379</text:p>
          </table:table-cell>
          <table:table-cell/>
        </table:table-row>
        <table:table-row table:style-name="ro1">
          <table:table-cell/>
          <table:table-cell office:value-type="float" office:value="0.678722" calcext:value-type="float">
            <text:p>0,678722</text:p>
          </table:table-cell>
          <table:table-cell office:value-type="float" office:value="0.000000000145557" calcext:value-type="float">
            <text:p>1,46E-10</text:p>
          </table:table-cell>
          <table:table-cell table:style-name="ce1" office:value-type="float" office:value="0.0000451584" calcext:value-type="float">
            <text:p>4,52E-05</text:p>
          </table:table-cell>
          <table:table-cell office:value-type="float" office:value="0.000130363" calcext:value-type="float">
            <text:p>0,000130363</text:p>
          </table:table-cell>
          <table:table-cell/>
        </table:table-row>
        <table:table-row table:style-name="ro1">
          <table:table-cell/>
          <table:table-cell office:value-type="float" office:value="0.679647" calcext:value-type="float">
            <text:p>0,679647</text:p>
          </table:table-cell>
          <table:table-cell office:value-type="float" office:value="0.000000000144605" calcext:value-type="float">
            <text:p>1,45E-10</text:p>
          </table:table-cell>
          <table:table-cell table:style-name="ce1" office:value-type="float" office:value="0.0000808504" calcext:value-type="float">
            <text:p>8,09E-05</text:p>
          </table:table-cell>
          <table:table-cell office:value-type="float" office:value="0.000185023" calcext:value-type="float">
            <text:p>0,000185023</text:p>
          </table:table-cell>
          <table:table-cell/>
        </table:table-row>
        <table:table-row table:style-name="ro1">
          <table:table-cell/>
          <table:table-cell office:value-type="float" office:value="0.680572" calcext:value-type="float">
            <text:p>0,680572</text:p>
          </table:table-cell>
          <table:table-cell office:value-type="float" office:value="0.000000000143568" calcext:value-type="float">
            <text:p>1,44E-10</text:p>
          </table:table-cell>
          <table:table-cell office:value-type="float" office:value="0.000135607" calcext:value-type="float">
            <text:p>0,000135607</text:p>
          </table:table-cell>
          <table:table-cell office:value-type="float" office:value="0.000235288" calcext:value-type="float">
            <text:p>0,000235288</text:p>
          </table:table-cell>
          <table:table-cell/>
        </table:table-row>
        <table:table-row table:style-name="ro1">
          <table:table-cell/>
          <table:table-cell office:value-type="float" office:value="0.681497" calcext:value-type="float">
            <text:p>0,681497</text:p>
          </table:table-cell>
          <table:table-cell office:value-type="float" office:value="0.000000000142417" calcext:value-type="float">
            <text:p>1,42E-10</text:p>
          </table:table-cell>
          <table:table-cell office:value-type="float" office:value="0.000225508" calcext:value-type="float">
            <text:p>0,000225508</text:p>
          </table:table-cell>
          <table:table-cell office:value-type="float" office:value="0.000306842" calcext:value-type="float">
            <text:p>0,000306842</text:p>
          </table:table-cell>
          <table:table-cell/>
        </table:table-row>
        <table:table-row table:style-name="ro1">
          <table:table-cell/>
          <table:table-cell office:value-type="float" office:value="0.682471" calcext:value-type="float">
            <text:p>0,682471</text:p>
          </table:table-cell>
          <table:table-cell office:value-type="float" office:value="0.00000000014094" calcext:value-type="float">
            <text:p>1,41E-10</text:p>
          </table:table-cell>
          <table:table-cell office:value-type="float" office:value="0.000398002" calcext:value-type="float">
            <text:p>0,000398002</text:p>
          </table:table-cell>
          <table:table-cell office:value-type="float" office:value="0.000443204" calcext:value-type="float">
            <text:p>0,000443204</text:p>
          </table:table-cell>
          <table:table-cell/>
        </table:table-row>
        <table:table-row table:style-name="ro1">
          <table:table-cell/>
          <table:table-cell office:value-type="float" office:value="0.683502" calcext:value-type="float">
            <text:p>0,683502</text:p>
          </table:table-cell>
          <table:table-cell office:value-type="float" office:value="0.000000000138833" calcext:value-type="float">
            <text:p>1,39E-10</text:p>
          </table:table-cell>
          <table:table-cell office:value-type="float" office:value="0.000719004" calcext:value-type="float">
            <text:p>0,000719004</text:p>
          </table:table-cell>
          <table:table-cell office:value-type="float" office:value="0.000545506" calcext:value-type="float">
            <text:p>0,000545506</text:p>
          </table:table-cell>
          <table:table-cell/>
        </table:table-row>
        <table:table-row table:style-name="ro1">
          <table:table-cell/>
          <table:table-cell office:value-type="float" office:value="0.684533" calcext:value-type="float">
            <text:p>0,684533</text:p>
          </table:table-cell>
          <table:table-cell office:value-type="float" office:value="0.000000000135545" calcext:value-type="float">
            <text:p>1,36E-10</text:p>
          </table:table-cell>
          <table:table-cell office:value-type="float" office:value="0.00290716" calcext:value-type="float">
            <text:p>0,00290716</text:p>
          </table:table-cell>
          <table:table-cell office:value-type="float" office:value="0.000431882" calcext:value-type="float">
            <text:p>0,000431882</text:p>
          </table:table-cell>
          <table:table-cell/>
        </table:table-row>
        <table:table-row table:style-name="ro1">
          <table:table-cell/>
          <table:table-cell office:value-type="float" office:value="0.685564" calcext:value-type="float">
            <text:p>0,685564</text:p>
          </table:table-cell>
          <table:table-cell office:value-type="float" office:value="0.000000000131293" calcext:value-type="float">
            <text:p>1,31E-10</text:p>
          </table:table-cell>
          <table:table-cell office:value-type="float" office:value="0.00915018" calcext:value-type="float">
            <text:p>0,00915018</text:p>
          </table:table-cell>
          <table:table-cell office:value-type="float" office:value="0.000522911" calcext:value-type="float">
            <text:p>0,000522911</text:p>
          </table:table-cell>
          <table:table-cell/>
        </table:table-row>
        <table:table-row table:style-name="ro1">
          <table:table-cell/>
          <table:table-cell office:value-type="float" office:value="0.686595" calcext:value-type="float">
            <text:p>0,686595</text:p>
          </table:table-cell>
          <table:table-cell office:value-type="float" office:value="0.000000000126308" calcext:value-type="float">
            <text:p>1,26E-10</text:p>
          </table:table-cell>
          <table:table-cell office:value-type="float" office:value="0.0211512" calcext:value-type="float">
            <text:p>0,0211512</text:p>
          </table:table-cell>
          <table:table-cell office:value-type="float" office:value="0.000686163" calcext:value-type="float">
            <text:p>0,000686163</text:p>
          </table:table-cell>
          <table:table-cell/>
        </table:table-row>
        <table:table-row table:style-name="ro1">
          <table:table-cell/>
          <table:table-cell office:value-type="float" office:value="0.687712" calcext:value-type="float">
            <text:p>0,687712</text:p>
          </table:table-cell>
          <table:table-cell office:value-type="float" office:value="0.000000000119826" calcext:value-type="float">
            <text:p>1,20E-10</text:p>
          </table:table-cell>
          <table:table-cell office:value-type="float" office:value="0.0433761" calcext:value-type="float">
            <text:p>0,0433761</text:p>
          </table:table-cell>
          <table:table-cell office:value-type="float" office:value="0.000987955" calcext:value-type="float">
            <text:p>0,000987955</text:p>
          </table:table-cell>
          <table:table-cell/>
        </table:table-row>
        <table:table-row table:style-name="ro1">
          <table:table-cell/>
          <table:table-cell office:value-type="float" office:value="0.688829" calcext:value-type="float">
            <text:p>0,688829</text:p>
          </table:table-cell>
          <table:table-cell office:value-type="float" office:value="0.000000000112011" calcext:value-type="float">
            <text:p>1,12E-10</text:p>
          </table:table-cell>
          <table:table-cell office:value-type="float" office:value="0.071467" calcext:value-type="float">
            <text:p>0,071467</text:p>
          </table:table-cell>
          <table:table-cell office:value-type="float" office:value="0.00131642" calcext:value-type="float">
            <text:p>0,00131642</text:p>
          </table:table-cell>
          <table:table-cell/>
        </table:table-row>
        <table:table-row table:style-name="ro1">
          <table:table-cell/>
          <table:table-cell office:value-type="float" office:value="0.689947" calcext:value-type="float">
            <text:p>0,689947</text:p>
          </table:table-cell>
          <table:table-cell office:value-type="float" office:value="0.000000000101584" calcext:value-type="float">
            <text:p>1,02E-10</text:p>
          </table:table-cell>
          <table:table-cell office:value-type="float" office:value="0.100409" calcext:value-type="float">
            <text:p>0,100409</text:p>
          </table:table-cell>
          <table:table-cell office:value-type="float" office:value="0.00170324" calcext:value-type="float">
            <text:p>0,00170324</text:p>
          </table:table-cell>
          <table:table-cell/>
        </table:table-row>
        <table:table-row table:style-name="ro1">
          <table:table-cell/>
          <table:table-cell office:value-type="float" office:value="0.691064" calcext:value-type="float">
            <text:p>0,691064</text:p>
          </table:table-cell>
          <table:table-cell office:value-type="float" office:value="0.0000000000927172" calcext:value-type="float">
            <text:p>9,27E-11</text:p>
          </table:table-cell>
          <table:table-cell office:value-type="float" office:value="0.126702" calcext:value-type="float">
            <text:p>0,126702</text:p>
          </table:table-cell>
          <table:table-cell office:value-type="float" office:value="0.00204298" calcext:value-type="float">
            <text:p>0,00204298</text:p>
          </table:table-cell>
          <table:table-cell/>
        </table:table-row>
        <table:table-row table:style-name="ro1">
          <table:table-cell/>
          <table:table-cell office:value-type="float" office:value="0.692181" calcext:value-type="float">
            <text:p>0,692181</text:p>
          </table:table-cell>
          <table:table-cell office:value-type="float" office:value="0.0000000000892777" calcext:value-type="float">
            <text:p>8,93E-11</text:p>
          </table:table-cell>
          <table:table-cell office:value-type="float" office:value="0.147823" calcext:value-type="float">
            <text:p>0,147823</text:p>
          </table:table-cell>
          <table:table-cell office:value-type="float" office:value="0.00239673" calcext:value-type="float">
            <text:p>0,00239673</text:p>
          </table:table-cell>
          <table:table-cell/>
        </table:table-row>
        <table:table-row table:style-name="ro1">
          <table:table-cell/>
          <table:table-cell office:value-type="float" office:value="0.693298" calcext:value-type="float">
            <text:p>0,693298</text:p>
          </table:table-cell>
          <table:table-cell office:value-type="float" office:value="0.0000000000895519" calcext:value-type="float">
            <text:p>8,96E-11</text:p>
          </table:table-cell>
          <table:table-cell office:value-type="float" office:value="0.161947" calcext:value-type="float">
            <text:p>0,161947</text:p>
          </table:table-cell>
          <table:table-cell office:value-type="float" office:value="0.00295668" calcext:value-type="float">
            <text:p>0,00295668</text:p>
          </table:table-cell>
          <table:table-cell/>
        </table:table-row>
        <table:table-row table:style-name="ro1">
          <table:table-cell/>
          <table:table-cell office:value-type="float" office:value="0.694255" calcext:value-type="float">
            <text:p>0,694255</text:p>
          </table:table-cell>
          <table:table-cell office:value-type="float" office:value="0.0000000000865896" calcext:value-type="float">
            <text:p>8,66E-11</text:p>
          </table:table-cell>
          <table:table-cell office:value-type="float" office:value="0.158172" calcext:value-type="float">
            <text:p>0,158172</text:p>
          </table:table-cell>
          <table:table-cell office:value-type="float" office:value="0.00344958" calcext:value-type="float">
            <text:p>0,00344958</text:p>
          </table:table-cell>
          <table:table-cell/>
        </table:table-row>
        <table:table-row table:style-name="ro1">
          <table:table-cell/>
          <table:table-cell office:value-type="float" office:value="0.695213" calcext:value-type="float">
            <text:p>0,695213</text:p>
          </table:table-cell>
          <table:table-cell office:value-type="float" office:value="0.0000000000871534" calcext:value-type="float">
            <text:p>8,72E-11</text:p>
          </table:table-cell>
          <table:table-cell office:value-type="float" office:value="0.155559" calcext:value-type="float">
            <text:p>0,155559</text:p>
          </table:table-cell>
          <table:table-cell office:value-type="float" office:value="0.00517114" calcext:value-type="float">
            <text:p>0,00517114</text:p>
          </table:table-cell>
          <table:table-cell/>
        </table:table-row>
        <table:table-row table:style-name="ro1">
          <table:table-cell/>
          <table:table-cell office:value-type="float" office:value="0.69617" calcext:value-type="float">
            <text:p>0,69617</text:p>
          </table:table-cell>
          <table:table-cell office:value-type="float" office:value="0.0000000000878741" calcext:value-type="float">
            <text:p>8,79E-11</text:p>
          </table:table-cell>
          <table:table-cell office:value-type="float" office:value="0.158628" calcext:value-type="float">
            <text:p>0,158628</text:p>
          </table:table-cell>
          <table:table-cell office:value-type="float" office:value="0.00701142" calcext:value-type="float">
            <text:p>0,00701142</text:p>
          </table:table-cell>
          <table:table-cell/>
        </table:table-row>
        <table:table-row table:style-name="ro1">
          <table:table-cell/>
          <table:table-cell office:value-type="float" office:value="0.697128" calcext:value-type="float">
            <text:p>0,697128</text:p>
          </table:table-cell>
          <table:table-cell office:value-type="float" office:value="0.000000000088818" calcext:value-type="float">
            <text:p>8,88E-11</text:p>
          </table:table-cell>
          <table:table-cell office:value-type="float" office:value="0.172309" calcext:value-type="float">
            <text:p>0,172309</text:p>
          </table:table-cell>
          <table:table-cell office:value-type="float" office:value="0.00878231" calcext:value-type="float">
            <text:p>0,00878231</text:p>
          </table:table-cell>
          <table:table-cell/>
        </table:table-row>
        <table:table-row table:style-name="ro1">
          <table:table-cell/>
          <table:table-cell office:value-type="float" office:value="0.698085" calcext:value-type="float">
            <text:p>0,698085</text:p>
          </table:table-cell>
          <table:table-cell office:value-type="float" office:value="0.0000000000903429" calcext:value-type="float">
            <text:p>9,03E-11</text:p>
          </table:table-cell>
          <table:table-cell office:value-type="float" office:value="0.19155" calcext:value-type="float">
            <text:p>0,19155</text:p>
          </table:table-cell>
          <table:table-cell office:value-type="float" office:value="0.0115494" calcext:value-type="float">
            <text:p>0,0115494</text:p>
          </table:table-cell>
          <table:table-cell/>
        </table:table-row>
        <table:table-row table:style-name="ro1">
          <table:table-cell/>
          <table:table-cell office:value-type="float" office:value="0.699043" calcext:value-type="float">
            <text:p>0,699043</text:p>
          </table:table-cell>
          <table:table-cell office:value-type="float" office:value="0.0000000000935402" calcext:value-type="float">
            <text:p>9,35E-11</text:p>
          </table:table-cell>
          <table:table-cell office:value-type="float" office:value="0.215716" calcext:value-type="float">
            <text:p>0,215716</text:p>
          </table:table-cell>
          <table:table-cell office:value-type="float" office:value="0.0149508" calcext:value-type="float">
            <text:p>0,0149508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0000000000995101" calcext:value-type="float">
            <text:p>9,95E-11</text:p>
          </table:table-cell>
          <table:table-cell office:value-type="float" office:value="0.220474" calcext:value-type="float">
            <text:p>0,220474</text:p>
          </table:table-cell>
          <table:table-cell office:value-type="float" office:value="0.0191018" calcext:value-type="float">
            <text:p>0,0191018</text:p>
          </table:table-cell>
          <table:table-cell/>
        </table:table-row>
        <table:table-row table:style-name="ro1">
          <table:table-cell/>
          <table:table-cell office:value-type="float" office:value="0.700962" calcext:value-type="float">
            <text:p>0,700962</text:p>
          </table:table-cell>
          <table:table-cell office:value-type="float" office:value="0.000000000114001" calcext:value-type="float">
            <text:p>1,14E-10</text:p>
          </table:table-cell>
          <table:table-cell office:value-type="float" office:value="0.214815" calcext:value-type="float">
            <text:p>0,214815</text:p>
          </table:table-cell>
          <table:table-cell office:value-type="float" office:value="0.0244784" calcext:value-type="float">
            <text:p>0,0244784</text:p>
          </table:table-cell>
          <table:table-cell/>
        </table:table-row>
        <table:table-row table:style-name="ro1">
          <table:table-cell/>
          <table:table-cell office:value-type="float" office:value="0.701905" calcext:value-type="float">
            <text:p>0,701905</text:p>
          </table:table-cell>
          <table:table-cell office:value-type="float" office:value="0.000000000147874" calcext:value-type="float">
            <text:p>1,48E-10</text:p>
          </table:table-cell>
          <table:table-cell office:value-type="float" office:value="0.20944" calcext:value-type="float">
            <text:p>0,20944</text:p>
          </table:table-cell>
          <table:table-cell office:value-type="float" office:value="0.0264927" calcext:value-type="float">
            <text:p>0,0264927</text:p>
          </table:table-cell>
          <table:table-cell/>
        </table:table-row>
        <table:table-row table:style-name="ro1">
          <table:table-cell/>
          <table:table-cell office:value-type="float" office:value="0.702848" calcext:value-type="float">
            <text:p>0,702848</text:p>
          </table:table-cell>
          <table:table-cell office:value-type="float" office:value="0.000000000314358" calcext:value-type="float">
            <text:p>3,14E-10</text:p>
          </table:table-cell>
          <table:table-cell office:value-type="float" office:value="0.204106" calcext:value-type="float">
            <text:p>0,204106</text:p>
          </table:table-cell>
          <table:table-cell office:value-type="float" office:value="0.0284947" calcext:value-type="float">
            <text:p>0,0284947</text:p>
          </table:table-cell>
          <table:table-cell/>
        </table:table-row>
        <table:table-row table:style-name="ro1">
          <table:table-cell/>
          <table:table-cell office:value-type="float" office:value="0.703772" calcext:value-type="float">
            <text:p>0,703772</text:p>
          </table:table-cell>
          <table:table-cell office:value-type="float" office:value="0.000000000380683" calcext:value-type="float">
            <text:p>3,81E-10</text:p>
          </table:table-cell>
          <table:table-cell office:value-type="float" office:value="0.198921" calcext:value-type="float">
            <text:p>0,198921</text:p>
          </table:table-cell>
          <table:table-cell office:value-type="float" office:value="0.0328713" calcext:value-type="float">
            <text:p>0,0328713</text:p>
          </table:table-cell>
          <table:table-cell/>
        </table:table-row>
        <table:table-row table:style-name="ro1">
          <table:table-cell/>
          <table:table-cell office:value-type="float" office:value="0.704697" calcext:value-type="float">
            <text:p>0,704697</text:p>
          </table:table-cell>
          <table:table-cell office:value-type="float" office:value="0.00000000045222" calcext:value-type="float">
            <text:p>4,52E-10</text:p>
          </table:table-cell>
          <table:table-cell office:value-type="float" office:value="0.193671" calcext:value-type="float">
            <text:p>0,193671</text:p>
          </table:table-cell>
          <table:table-cell office:value-type="float" office:value="0.0401442" calcext:value-type="float">
            <text:p>0,0401442</text:p>
          </table:table-cell>
          <table:table-cell/>
        </table:table-row>
        <table:table-row table:style-name="ro1">
          <table:table-cell/>
          <table:table-cell office:value-type="float" office:value="0.705621" calcext:value-type="float">
            <text:p>0,705621</text:p>
          </table:table-cell>
          <table:table-cell office:value-type="float" office:value="0.000000000393261" calcext:value-type="float">
            <text:p>3,93E-10</text:p>
          </table:table-cell>
          <table:table-cell office:value-type="float" office:value="0.188338" calcext:value-type="float">
            <text:p>0,188338</text:p>
          </table:table-cell>
          <table:table-cell office:value-type="float" office:value="0.0507368" calcext:value-type="float">
            <text:p>0,0507368</text:p>
          </table:table-cell>
          <table:table-cell/>
        </table:table-row>
        <table:table-row table:style-name="ro1">
          <table:table-cell/>
          <table:table-cell office:value-type="float" office:value="0.706546" calcext:value-type="float">
            <text:p>0,706546</text:p>
          </table:table-cell>
          <table:table-cell office:value-type="float" office:value="0.000000000465867" calcext:value-type="float">
            <text:p>4,66E-10</text:p>
          </table:table-cell>
          <table:table-cell office:value-type="float" office:value="0.182944" calcext:value-type="float">
            <text:p>0,182944</text:p>
          </table:table-cell>
          <table:table-cell office:value-type="float" office:value="0.0622179" calcext:value-type="float">
            <text:p>0,0622179</text:p>
          </table:table-cell>
          <table:table-cell/>
        </table:table-row>
        <table:table-row table:style-name="ro1">
          <table:table-cell/>
          <table:table-cell office:value-type="float" office:value="0.70747" calcext:value-type="float">
            <text:p>0,70747</text:p>
          </table:table-cell>
          <table:table-cell office:value-type="float" office:value="0.000000000705099" calcext:value-type="float">
            <text:p>7,05E-10</text:p>
          </table:table-cell>
          <table:table-cell office:value-type="float" office:value="0.177543" calcext:value-type="float">
            <text:p>0,177543</text:p>
          </table:table-cell>
          <table:table-cell office:value-type="float" office:value="0.0591072" calcext:value-type="float">
            <text:p>0,0591072</text:p>
          </table:table-cell>
          <table:table-cell/>
        </table:table-row>
        <table:table-row table:style-name="ro1">
          <table:table-cell/>
          <table:table-cell office:value-type="float" office:value="0.708395" calcext:value-type="float">
            <text:p>0,708395</text:p>
          </table:table-cell>
          <table:table-cell office:value-type="float" office:value="0.00000000103112" calcext:value-type="float">
            <text:p>1,03E-09</text:p>
          </table:table-cell>
          <table:table-cell office:value-type="float" office:value="0.172121" calcext:value-type="float">
            <text:p>0,172121</text:p>
          </table:table-cell>
          <table:table-cell office:value-type="float" office:value="0.0532174" calcext:value-type="float">
            <text:p>0,0532174</text:p>
          </table:table-cell>
          <table:table-cell/>
        </table:table-row>
        <table:table-row table:style-name="ro1">
          <table:table-cell/>
          <table:table-cell office:value-type="float" office:value="0.709363" calcext:value-type="float">
            <text:p>0,709363</text:p>
          </table:table-cell>
          <table:table-cell office:value-type="float" office:value="0.0000000015967" calcext:value-type="float">
            <text:p>1,60E-09</text:p>
          </table:table-cell>
          <table:table-cell office:value-type="float" office:value="0.166231" calcext:value-type="float">
            <text:p>0,166231</text:p>
          </table:table-cell>
          <table:table-cell office:value-type="float" office:value="0.0457511" calcext:value-type="float">
            <text:p>0,0457511</text:p>
          </table:table-cell>
          <table:table-cell/>
        </table:table-row>
        <table:table-row table:style-name="ro1">
          <table:table-cell/>
          <table:table-cell office:value-type="float" office:value="0.710354" calcext:value-type="float">
            <text:p>0,710354</text:p>
          </table:table-cell>
          <table:table-cell office:value-type="float" office:value="0.00000000239868" calcext:value-type="float">
            <text:p>2,40E-09</text:p>
          </table:table-cell>
          <table:table-cell office:value-type="float" office:value="0.15979" calcext:value-type="float">
            <text:p>0,15979</text:p>
          </table:table-cell>
          <table:table-cell office:value-type="float" office:value="0.0346094" calcext:value-type="float">
            <text:p>0,0346094</text:p>
          </table:table-cell>
          <table:table-cell/>
        </table:table-row>
        <table:table-row table:style-name="ro1">
          <table:table-cell/>
          <table:table-cell office:value-type="float" office:value="0.71137" calcext:value-type="float">
            <text:p>0,71137</text:p>
          </table:table-cell>
          <table:table-cell office:value-type="float" office:value="0.00000000316784" calcext:value-type="float">
            <text:p>3,17E-09</text:p>
          </table:table-cell>
          <table:table-cell office:value-type="float" office:value="0.154272" calcext:value-type="float">
            <text:p>0,154272</text:p>
          </table:table-cell>
          <table:table-cell office:value-type="float" office:value="0.0184104" calcext:value-type="float">
            <text:p>0,0184104</text:p>
          </table:table-cell>
          <table:table-cell/>
        </table:table-row>
        <table:table-row table:style-name="ro1">
          <table:table-cell/>
          <table:table-cell office:value-type="float" office:value="0.712387" calcext:value-type="float">
            <text:p>0,712387</text:p>
          </table:table-cell>
          <table:table-cell office:value-type="float" office:value="0.00000000388177" calcext:value-type="float">
            <text:p>3,88E-09</text:p>
          </table:table-cell>
          <table:table-cell office:value-type="float" office:value="0.136796" calcext:value-type="float">
            <text:p>0,136796</text:p>
          </table:table-cell>
          <table:table-cell office:value-type="float" office:value="0.00467971" calcext:value-type="float">
            <text:p>0,00467971</text:p>
          </table:table-cell>
          <table:table-cell/>
        </table:table-row>
        <table:table-row table:style-name="ro1">
          <table:table-cell/>
          <table:table-cell office:value-type="float" office:value="0.713432" calcext:value-type="float">
            <text:p>0,713432</text:p>
          </table:table-cell>
          <table:table-cell office:value-type="float" office:value="0.0000000048934" calcext:value-type="float">
            <text:p>4,89E-09</text:p>
          </table:table-cell>
          <table:table-cell office:value-type="float" office:value="0.118099" calcext:value-type="float">
            <text:p>0,118099</text:p>
          </table:table-cell>
          <table:table-cell office:value-type="float" office:value="0.00148944" calcext:value-type="float">
            <text:p>0,00148944</text:p>
          </table:table-cell>
          <table:table-cell/>
        </table:table-row>
        <table:table-row table:style-name="ro1">
          <table:table-cell/>
          <table:table-cell office:value-type="float" office:value="0.714507" calcext:value-type="float">
            <text:p>0,714507</text:p>
          </table:table-cell>
          <table:table-cell office:value-type="float" office:value="0.00000000627195" calcext:value-type="float">
            <text:p>6,27E-09</text:p>
          </table:table-cell>
          <table:table-cell office:value-type="float" office:value="0.0876737" calcext:value-type="float">
            <text:p>0,0876737</text:p>
          </table:table-cell>
          <table:table-cell office:value-type="float" office:value="0.00149779" calcext:value-type="float">
            <text:p>0,00149779</text:p>
          </table:table-cell>
          <table:table-cell/>
        </table:table-row>
        <table:table-row table:style-name="ro1">
          <table:table-cell/>
          <table:table-cell office:value-type="float" office:value="0.715583" calcext:value-type="float">
            <text:p>0,715583</text:p>
          </table:table-cell>
          <table:table-cell office:value-type="float" office:value="0.0000000087303" calcext:value-type="float">
            <text:p>8,73E-09</text:p>
          </table:table-cell>
          <table:table-cell office:value-type="float" office:value="0.0559509" calcext:value-type="float">
            <text:p>0,0559509</text:p>
          </table:table-cell>
          <table:table-cell office:value-type="float" office:value="0.00155655" calcext:value-type="float">
            <text:p>0,00155655</text:p>
          </table:table-cell>
          <table:table-cell/>
        </table:table-row>
        <table:table-row table:style-name="ro1">
          <table:table-cell/>
          <table:table-cell office:value-type="float" office:value="0.716658" calcext:value-type="float">
            <text:p>0,716658</text:p>
          </table:table-cell>
          <table:table-cell office:value-type="float" office:value="0.0000000133117" calcext:value-type="float">
            <text:p>1,33E-08</text:p>
          </table:table-cell>
          <table:table-cell office:value-type="float" office:value="0.0330231" calcext:value-type="float">
            <text:p>0,0330231</text:p>
          </table:table-cell>
          <table:table-cell office:value-type="float" office:value="0.00157203" calcext:value-type="float">
            <text:p>0,00157203</text:p>
          </table:table-cell>
          <table:table-cell/>
        </table:table-row>
        <table:table-row table:style-name="ro1">
          <table:table-cell/>
          <table:table-cell office:value-type="float" office:value="0.71777" calcext:value-type="float">
            <text:p>0,71777</text:p>
          </table:table-cell>
          <table:table-cell office:value-type="float" office:value="0.0000000206578" calcext:value-type="float">
            <text:p>2,07E-08</text:p>
          </table:table-cell>
          <table:table-cell office:value-type="float" office:value="0.0189822" calcext:value-type="float">
            <text:p>0,0189822</text:p>
          </table:table-cell>
          <table:table-cell office:value-type="float" office:value="0.00160563" calcext:value-type="float">
            <text:p>0,00160563</text:p>
          </table:table-cell>
          <table:table-cell/>
        </table:table-row>
        <table:table-row table:style-name="ro1">
          <table:table-cell/>
          <table:table-cell office:value-type="float" office:value="0.718881" calcext:value-type="float">
            <text:p>0,718881</text:p>
          </table:table-cell>
          <table:table-cell office:value-type="float" office:value="0.0000000290539" calcext:value-type="float">
            <text:p>2,91E-08</text:p>
          </table:table-cell>
          <table:table-cell office:value-type="float" office:value="0.013101" calcext:value-type="float">
            <text:p>0,013101</text:p>
          </table:table-cell>
          <table:table-cell office:value-type="float" office:value="0.00168736" calcext:value-type="float">
            <text:p>0,00168736</text:p>
          </table:table-cell>
          <table:table-cell/>
        </table:table-row>
        <table:table-row table:style-name="ro1">
          <table:table-cell/>
          <table:table-cell office:value-type="float" office:value="0.720034" calcext:value-type="float">
            <text:p>0,720034</text:p>
          </table:table-cell>
          <table:table-cell office:value-type="float" office:value="0.0000000376525" calcext:value-type="float">
            <text:p>3,77E-08</text:p>
          </table:table-cell>
          <table:table-cell office:value-type="float" office:value="0.0103907" calcext:value-type="float">
            <text:p>0,0103907</text:p>
          </table:table-cell>
          <table:table-cell office:value-type="float" office:value="0.00183461" calcext:value-type="float">
            <text:p>0,00183461</text:p>
          </table:table-cell>
          <table:table-cell/>
        </table:table-row>
        <table:table-row table:style-name="ro1">
          <table:table-cell/>
          <table:table-cell office:value-type="float" office:value="0.721186" calcext:value-type="float">
            <text:p>0,721186</text:p>
          </table:table-cell>
          <table:table-cell office:value-type="float" office:value="0.0000000426581" calcext:value-type="float">
            <text:p>4,27E-08</text:p>
          </table:table-cell>
          <table:table-cell office:value-type="float" office:value="0.00920156" calcext:value-type="float">
            <text:p>0,00920156</text:p>
          </table:table-cell>
          <table:table-cell office:value-type="float" office:value="0.00203851" calcext:value-type="float">
            <text:p>0,00203851</text:p>
          </table:table-cell>
          <table:table-cell/>
        </table:table-row>
        <table:table-row table:style-name="ro1">
          <table:table-cell/>
          <table:table-cell office:value-type="float" office:value="0.722339" calcext:value-type="float">
            <text:p>0,722339</text:p>
          </table:table-cell>
          <table:table-cell office:value-type="float" office:value="0.0000000410186" calcext:value-type="float">
            <text:p>4,10E-08</text:p>
          </table:table-cell>
          <table:table-cell office:value-type="float" office:value="0.0111812" calcext:value-type="float">
            <text:p>0,0111812</text:p>
          </table:table-cell>
          <table:table-cell office:value-type="float" office:value="0.00232795" calcext:value-type="float">
            <text:p>0,00232795</text:p>
          </table:table-cell>
          <table:table-cell/>
        </table:table-row>
        <table:table-row table:style-name="ro1">
          <table:table-cell/>
          <table:table-cell office:value-type="float" office:value="0.723491" calcext:value-type="float">
            <text:p>0,723491</text:p>
          </table:table-cell>
          <table:table-cell office:value-type="float" office:value="0.0000000483326" calcext:value-type="float">
            <text:p>4,83E-08</text:p>
          </table:table-cell>
          <table:table-cell office:value-type="float" office:value="0.0115233" calcext:value-type="float">
            <text:p>0,0115233</text:p>
          </table:table-cell>
          <table:table-cell office:value-type="float" office:value="0.00276652" calcext:value-type="float">
            <text:p>0,00276652</text:p>
          </table:table-cell>
          <table:table-cell/>
        </table:table-row>
        <table:table-row table:style-name="ro1">
          <table:table-cell/>
          <table:table-cell office:value-type="float" office:value="0.724696" calcext:value-type="float">
            <text:p>0,724696</text:p>
          </table:table-cell>
          <table:table-cell office:value-type="float" office:value="0.0000000648076" calcext:value-type="float">
            <text:p>6,48E-08</text:p>
          </table:table-cell>
          <table:table-cell office:value-type="float" office:value="0.0141642" calcext:value-type="float">
            <text:p>0,0141642</text:p>
          </table:table-cell>
          <table:table-cell office:value-type="float" office:value="0.0031443" calcext:value-type="float">
            <text:p>0,0031443</text:p>
          </table:table-cell>
          <table:table-cell/>
        </table:table-row>
        <table:table-row table:style-name="ro1">
          <table:table-cell/>
          <table:table-cell office:value-type="float" office:value="0.725901" calcext:value-type="float">
            <text:p>0,725901</text:p>
          </table:table-cell>
          <table:table-cell office:value-type="float" office:value="0.0000000852895" calcext:value-type="float">
            <text:p>8,53E-08</text:p>
          </table:table-cell>
          <table:table-cell office:value-type="float" office:value="0.0181087" calcext:value-type="float">
            <text:p>0,0181087</text:p>
          </table:table-cell>
          <table:table-cell office:value-type="float" office:value="0.00386412" calcext:value-type="float">
            <text:p>0,00386412</text:p>
          </table:table-cell>
          <table:table-cell/>
        </table:table-row>
        <table:table-row table:style-name="ro1">
          <table:table-cell/>
          <table:table-cell office:value-type="float" office:value="0.727106" calcext:value-type="float">
            <text:p>0,727106</text:p>
          </table:table-cell>
          <table:table-cell office:value-type="float" office:value="0.000000117529" calcext:value-type="float">
            <text:p>1,18E-07</text:p>
          </table:table-cell>
          <table:table-cell office:value-type="float" office:value="0.0246157" calcext:value-type="float">
            <text:p>0,0246157</text:p>
          </table:table-cell>
          <table:table-cell office:value-type="float" office:value="0.00492177" calcext:value-type="float">
            <text:p>0,00492177</text:p>
          </table:table-cell>
          <table:table-cell/>
        </table:table-row>
        <table:table-row table:style-name="ro1">
          <table:table-cell/>
          <table:table-cell office:value-type="float" office:value="0.728311" calcext:value-type="float">
            <text:p>0,728311</text:p>
          </table:table-cell>
          <table:table-cell office:value-type="float" office:value="0.000000163246" calcext:value-type="float">
            <text:p>1,63E-07</text:p>
          </table:table-cell>
          <table:table-cell office:value-type="float" office:value="0.0293282" calcext:value-type="float">
            <text:p>0,0293282</text:p>
          </table:table-cell>
          <table:table-cell office:value-type="float" office:value="0.00648463" calcext:value-type="float">
            <text:p>0,00648463</text:p>
          </table:table-cell>
          <table:table-cell/>
        </table:table-row>
        <table:table-row table:style-name="ro1">
          <table:table-cell/>
          <table:table-cell office:value-type="float" office:value="0.729516" calcext:value-type="float">
            <text:p>0,729516</text:p>
          </table:table-cell>
          <table:table-cell office:value-type="float" office:value="0.000000207655" calcext:value-type="float">
            <text:p>2,08E-07</text:p>
          </table:table-cell>
          <table:table-cell office:value-type="float" office:value="0.0308885" calcext:value-type="float">
            <text:p>0,0308885</text:p>
          </table:table-cell>
          <table:table-cell office:value-type="float" office:value="0.00886982" calcext:value-type="float">
            <text:p>0,00886982</text:p>
          </table:table-cell>
          <table:table-cell/>
        </table:table-row>
        <table:table-row table:style-name="ro1">
          <table:table-cell/>
          <table:table-cell office:value-type="float" office:value="0.730721" calcext:value-type="float">
            <text:p>0,730721</text:p>
          </table:table-cell>
          <table:table-cell office:value-type="float" office:value="0.00000025788" calcext:value-type="float">
            <text:p>2,58E-07</text:p>
          </table:table-cell>
          <table:table-cell office:value-type="float" office:value="0.0300289" calcext:value-type="float">
            <text:p>0,0300289</text:p>
          </table:table-cell>
          <table:table-cell office:value-type="float" office:value="0.0125067" calcext:value-type="float">
            <text:p>0,0125067</text:p>
          </table:table-cell>
          <table:table-cell/>
        </table:table-row>
        <table:table-row table:style-name="ro1">
          <table:table-cell/>
          <table:table-cell office:value-type="float" office:value="0.732006" calcext:value-type="float">
            <text:p>0,732006</text:p>
          </table:table-cell>
          <table:table-cell office:value-type="float" office:value="0.000000374243" calcext:value-type="float">
            <text:p>3,74E-07</text:p>
          </table:table-cell>
          <table:table-cell office:value-type="float" office:value="0.0266081" calcext:value-type="float">
            <text:p>0,0266081</text:p>
          </table:table-cell>
          <table:table-cell office:value-type="float" office:value="0.0199995" calcext:value-type="float">
            <text:p>0,0199995</text:p>
          </table:table-cell>
          <table:table-cell/>
        </table:table-row>
        <table:table-row table:style-name="ro1">
          <table:table-cell/>
          <table:table-cell office:value-type="float" office:value="0.733291" calcext:value-type="float">
            <text:p>0,733291</text:p>
          </table:table-cell>
          <table:table-cell office:value-type="float" office:value="0.000000519078" calcext:value-type="float">
            <text:p>5,19E-07</text:p>
          </table:table-cell>
          <table:table-cell office:value-type="float" office:value="0.0227553" calcext:value-type="float">
            <text:p>0,0227553</text:p>
          </table:table-cell>
          <table:table-cell office:value-type="float" office:value="0.0385557" calcext:value-type="float">
            <text:p>0,0385557</text:p>
          </table:table-cell>
          <table:table-cell/>
        </table:table-row>
        <table:table-row table:style-name="ro1">
          <table:table-cell/>
          <table:table-cell office:value-type="float" office:value="0.734577" calcext:value-type="float">
            <text:p>0,734577</text:p>
          </table:table-cell>
          <table:table-cell office:value-type="float" office:value="0.000000653103" calcext:value-type="float">
            <text:p>6,53E-07</text:p>
          </table:table-cell>
          <table:table-cell office:value-type="float" office:value="0.018396" calcext:value-type="float">
            <text:p>0,018396</text:p>
          </table:table-cell>
          <table:table-cell office:value-type="float" office:value="0.122437" calcext:value-type="float">
            <text:p>0,122437</text:p>
          </table:table-cell>
          <table:table-cell/>
        </table:table-row>
        <table:table-row table:style-name="ro1">
          <table:table-cell/>
          <table:table-cell office:value-type="float" office:value="0.735862" calcext:value-type="float">
            <text:p>0,735862</text:p>
          </table:table-cell>
          <table:table-cell office:value-type="float" office:value="0.000000869273" calcext:value-type="float">
            <text:p>8,69E-07</text:p>
          </table:table-cell>
          <table:table-cell office:value-type="float" office:value="0.0142132" calcext:value-type="float">
            <text:p>0,0142132</text:p>
          </table:table-cell>
          <table:table-cell office:value-type="float" office:value="0.292386" calcext:value-type="float">
            <text:p>0,292386</text:p>
          </table:table-cell>
          <table:table-cell/>
        </table:table-row>
        <table:table-row table:style-name="ro1">
          <table:table-cell/>
          <table:table-cell office:value-type="float" office:value="0.737147" calcext:value-type="float">
            <text:p>0,737147</text:p>
          </table:table-cell>
          <table:table-cell office:value-type="float" office:value="0.00000116365" calcext:value-type="float">
            <text:p>1,16E-06</text:p>
          </table:table-cell>
          <table:table-cell office:value-type="float" office:value="0.00984073" calcext:value-type="float">
            <text:p>0,00984073</text:p>
          </table:table-cell>
          <table:table-cell office:value-type="float" office:value="0.516919" calcext:value-type="float">
            <text:p>0,516919</text:p>
          </table:table-cell>
          <table:table-cell/>
        </table:table-row>
        <table:table-row table:style-name="ro1">
          <table:table-cell/>
          <table:table-cell office:value-type="float" office:value="0.738433" calcext:value-type="float">
            <text:p>0,738433</text:p>
          </table:table-cell>
          <table:table-cell office:value-type="float" office:value="0.00000157336" calcext:value-type="float">
            <text:p>1,57E-06</text:p>
          </table:table-cell>
          <table:table-cell office:value-type="float" office:value="0.00681019" calcext:value-type="float">
            <text:p>0,00681019</text:p>
          </table:table-cell>
          <table:table-cell office:value-type="float" office:value="0.700099" calcext:value-type="float">
            <text:p>0,700099</text:p>
          </table:table-cell>
          <table:table-cell/>
        </table:table-row>
        <table:table-row table:style-name="ro1">
          <table:table-cell/>
          <table:table-cell office:value-type="float" office:value="0.739718" calcext:value-type="float">
            <text:p>0,739718</text:p>
          </table:table-cell>
          <table:table-cell office:value-type="float" office:value="0.0000020349" calcext:value-type="float">
            <text:p>2,03E-06</text:p>
          </table:table-cell>
          <table:table-cell office:value-type="float" office:value="0.00457391" calcext:value-type="float">
            <text:p>0,00457391</text:p>
          </table:table-cell>
          <table:table-cell office:value-type="float" office:value="0.797766" calcext:value-type="float">
            <text:p>0,797766</text:p>
          </table:table-cell>
          <table:table-cell/>
        </table:table-row>
        <table:table-row table:style-name="ro1">
          <table:table-cell/>
          <table:table-cell office:value-type="float" office:value="0.741003" calcext:value-type="float">
            <text:p>0,741003</text:p>
          </table:table-cell>
          <table:table-cell office:value-type="float" office:value="0.00000251029" calcext:value-type="float">
            <text:p>2,51E-06</text:p>
          </table:table-cell>
          <table:table-cell office:value-type="float" office:value="0.00360644" calcext:value-type="float">
            <text:p>0,00360644</text:p>
          </table:table-cell>
          <table:table-cell office:value-type="float" office:value="0.811669" calcext:value-type="float">
            <text:p>0,811669</text:p>
          </table:table-cell>
          <table:table-cell/>
        </table:table-row>
        <table:table-row table:style-name="ro1">
          <table:table-cell/>
          <table:table-cell office:value-type="float" office:value="0.742288" calcext:value-type="float">
            <text:p>0,742288</text:p>
          </table:table-cell>
          <table:table-cell office:value-type="float" office:value="0.0000031632" calcext:value-type="float">
            <text:p>3,16E-06</text:p>
          </table:table-cell>
          <table:table-cell office:value-type="float" office:value="0.00360378" calcext:value-type="float">
            <text:p>0,00360378</text:p>
          </table:table-cell>
          <table:table-cell office:value-type="float" office:value="0.809666" calcext:value-type="float">
            <text:p>0,809666</text:p>
          </table:table-cell>
          <table:table-cell/>
        </table:table-row>
        <table:table-row table:style-name="ro1">
          <table:table-cell/>
          <table:table-cell office:value-type="float" office:value="0.743574" calcext:value-type="float">
            <text:p>0,743574</text:p>
          </table:table-cell>
          <table:table-cell office:value-type="float" office:value="0.00000378874" calcext:value-type="float">
            <text:p>3,79E-06</text:p>
          </table:table-cell>
          <table:table-cell office:value-type="float" office:value="0.00360049" calcext:value-type="float">
            <text:p>0,00360049</text:p>
          </table:table-cell>
          <table:table-cell office:value-type="float" office:value="0.809456" calcext:value-type="float">
            <text:p>0,809456</text:p>
          </table:table-cell>
          <table:table-cell/>
        </table:table-row>
        <table:table-row table:style-name="ro1">
          <table:table-cell/>
          <table:table-cell office:value-type="float" office:value="0.744859" calcext:value-type="float">
            <text:p>0,744859</text:p>
          </table:table-cell>
          <table:table-cell office:value-type="float" office:value="0.00000414639" calcext:value-type="float">
            <text:p>4,15E-06</text:p>
          </table:table-cell>
          <table:table-cell office:value-type="float" office:value="0.00359921" calcext:value-type="float">
            <text:p>0,00359921</text:p>
          </table:table-cell>
          <table:table-cell office:value-type="float" office:value="0.808489" calcext:value-type="float">
            <text:p>0,808489</text:p>
          </table:table-cell>
          <table:table-cell/>
        </table:table-row>
        <table:table-row table:style-name="ro1">
          <table:table-cell/>
          <table:table-cell office:value-type="float" office:value="0.746144" calcext:value-type="float">
            <text:p>0,746144</text:p>
          </table:table-cell>
          <table:table-cell office:value-type="float" office:value="0.00000446106" calcext:value-type="float">
            <text:p>4,46E-06</text:p>
          </table:table-cell>
          <table:table-cell office:value-type="float" office:value="0.00359896" calcext:value-type="float">
            <text:p>0,00359896</text:p>
          </table:table-cell>
          <table:table-cell office:value-type="float" office:value="0.807454" calcext:value-type="float">
            <text:p>0,807454</text:p>
          </table:table-cell>
          <table:table-cell/>
        </table:table-row>
        <table:table-row table:style-name="ro1">
          <table:table-cell/>
          <table:table-cell office:value-type="float" office:value="0.747429" calcext:value-type="float">
            <text:p>0,747429</text:p>
          </table:table-cell>
          <table:table-cell office:value-type="float" office:value="0.00000517192" calcext:value-type="float">
            <text:p>5,17E-06</text:p>
          </table:table-cell>
          <table:table-cell office:value-type="float" office:value="0.00359887" calcext:value-type="float">
            <text:p>0,00359887</text:p>
          </table:table-cell>
          <table:table-cell office:value-type="float" office:value="0.809955" calcext:value-type="float">
            <text:p>0,809955</text:p>
          </table:table-cell>
          <table:table-cell/>
        </table:table-row>
        <table:table-row table:style-name="ro1">
          <table:table-cell/>
          <table:table-cell office:value-type="float" office:value="0.748715" calcext:value-type="float">
            <text:p>0,748715</text:p>
          </table:table-cell>
          <table:table-cell office:value-type="float" office:value="0.0000067153" calcext:value-type="float">
            <text:p>6,72E-06</text:p>
          </table:table-cell>
          <table:table-cell office:value-type="float" office:value="0.00359885" calcext:value-type="float">
            <text:p>0,00359885</text:p>
          </table:table-cell>
          <table:table-cell office:value-type="float" office:value="0.819431" calcext:value-type="float">
            <text:p>0,819431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0.00000968542" calcext:value-type="float">
            <text:p>9,69E-06</text:p>
          </table:table-cell>
          <table:table-cell office:value-type="float" office:value="0.00359887" calcext:value-type="float">
            <text:p>0,00359887</text:p>
          </table:table-cell>
          <table:table-cell office:value-type="float" office:value="0.810735" calcext:value-type="float">
            <text:p>0,810735</text:p>
          </table:table-cell>
          <table:table-cell/>
        </table:table-row>
        <table:table-row table:style-name="ro1">
          <table:table-cell/>
          <table:table-cell office:value-type="float" office:value="0.751351" calcext:value-type="float">
            <text:p>0,751351</text:p>
          </table:table-cell>
          <table:table-cell office:value-type="float" office:value="0.0000166268" calcext:value-type="float">
            <text:p>1,66E-05</text:p>
          </table:table-cell>
          <table:table-cell office:value-type="float" office:value="0.00359905" calcext:value-type="float">
            <text:p>0,00359905</text:p>
          </table:table-cell>
          <table:table-cell office:value-type="float" office:value="0.78267" calcext:value-type="float">
            <text:p>0,78267</text:p>
          </table:table-cell>
          <table:table-cell/>
        </table:table-row>
        <table:table-row table:style-name="ro1">
          <table:table-cell/>
          <table:table-cell office:value-type="float" office:value="0.752632" calcext:value-type="float">
            <text:p>0,752632</text:p>
          </table:table-cell>
          <table:table-cell office:value-type="float" office:value="0.0000230886" calcext:value-type="float">
            <text:p>2,31E-05</text:p>
          </table:table-cell>
          <table:table-cell office:value-type="float" office:value="0.00359917" calcext:value-type="float">
            <text:p>0,00359917</text:p>
          </table:table-cell>
          <table:table-cell office:value-type="float" office:value="0.748612" calcext:value-type="float">
            <text:p>0,748612</text:p>
          </table:table-cell>
          <table:table-cell/>
        </table:table-row>
        <table:table-row table:style-name="ro1">
          <table:table-cell/>
          <table:table-cell office:value-type="float" office:value="0.753846" calcext:value-type="float">
            <text:p>0,753846</text:p>
          </table:table-cell>
          <table:table-cell office:value-type="float" office:value="0.0000289469" calcext:value-type="float">
            <text:p>2,89E-05</text:p>
          </table:table-cell>
          <table:table-cell office:value-type="float" office:value="0.00359578" calcext:value-type="float">
            <text:p>0,00359578</text:p>
          </table:table-cell>
          <table:table-cell office:value-type="float" office:value="0.712926" calcext:value-type="float">
            <text:p>0,712926</text:p>
          </table:table-cell>
          <table:table-cell/>
        </table:table-row>
        <table:table-row table:style-name="ro1">
          <table:table-cell/>
          <table:table-cell office:value-type="float" office:value="0.75503" calcext:value-type="float">
            <text:p>0,75503</text:p>
          </table:table-cell>
          <table:table-cell office:value-type="float" office:value="0.0000349449" calcext:value-type="float">
            <text:p>3,49E-05</text:p>
          </table:table-cell>
          <table:table-cell office:value-type="float" office:value="0.00357798" calcext:value-type="float">
            <text:p>0,00357798</text:p>
          </table:table-cell>
          <table:table-cell office:value-type="float" office:value="0.674004" calcext:value-type="float">
            <text:p>0,674004</text:p>
          </table:table-cell>
          <table:table-cell/>
        </table:table-row>
        <table:table-row table:style-name="ro1">
          <table:table-cell/>
          <table:table-cell office:value-type="float" office:value="0.756154" calcext:value-type="float">
            <text:p>0,756154</text:p>
          </table:table-cell>
          <table:table-cell office:value-type="float" office:value="0.0000385472" calcext:value-type="float">
            <text:p>3,85E-05</text:p>
          </table:table-cell>
          <table:table-cell office:value-type="float" office:value="0.00349381" calcext:value-type="float">
            <text:p>0,00349381</text:p>
          </table:table-cell>
          <table:table-cell office:value-type="float" office:value="0.642661" calcext:value-type="float">
            <text:p>0,642661</text:p>
          </table:table-cell>
          <table:table-cell/>
        </table:table-row>
        <table:table-row table:style-name="ro1">
          <table:table-cell/>
          <table:table-cell office:value-type="float" office:value="0.75725" calcext:value-type="float">
            <text:p>0,75725</text:p>
          </table:table-cell>
          <table:table-cell office:value-type="float" office:value="0.0000406555" calcext:value-type="float">
            <text:p>4,07E-05</text:p>
          </table:table-cell>
          <table:table-cell office:value-type="float" office:value="0.00348172" calcext:value-type="float">
            <text:p>0,00348172</text:p>
          </table:table-cell>
          <table:table-cell office:value-type="float" office:value="0.623937" calcext:value-type="float">
            <text:p>0,623937</text:p>
          </table:table-cell>
          <table:table-cell/>
        </table:table-row>
        <table:table-row table:style-name="ro1">
          <table:table-cell/>
          <table:table-cell office:value-type="float" office:value="0.758293" calcext:value-type="float">
            <text:p>0,758293</text:p>
          </table:table-cell>
          <table:table-cell office:value-type="float" office:value="0.0000411853" calcext:value-type="float">
            <text:p>4,12E-05</text:p>
          </table:table-cell>
          <table:table-cell office:value-type="float" office:value="0.00347526" calcext:value-type="float">
            <text:p>0,00347526</text:p>
          </table:table-cell>
          <table:table-cell office:value-type="float" office:value="0.627045" calcext:value-type="float">
            <text:p>0,627045</text:p>
          </table:table-cell>
          <table:table-cell/>
        </table:table-row>
        <table:table-row table:style-name="ro1">
          <table:table-cell/>
          <table:table-cell office:value-type="float" office:value="0.759286" calcext:value-type="float">
            <text:p>0,759286</text:p>
          </table:table-cell>
          <table:table-cell office:value-type="float" office:value="0.0000402664" calcext:value-type="float">
            <text:p>4,03E-05</text:p>
          </table:table-cell>
          <table:table-cell office:value-type="float" office:value="0.00342243" calcext:value-type="float">
            <text:p>0,00342243</text:p>
          </table:table-cell>
          <table:table-cell office:value-type="float" office:value="0.649754" calcext:value-type="float">
            <text:p>0,649754</text:p>
          </table:table-cell>
          <table:table-cell/>
        </table:table-row>
        <table:table-row table:style-name="ro1">
          <table:table-cell/>
          <table:table-cell office:value-type="float" office:value="0.760233" calcext:value-type="float">
            <text:p>0,760233</text:p>
          </table:table-cell>
          <table:table-cell office:value-type="float" office:value="0.0000379426" calcext:value-type="float">
            <text:p>3,79E-05</text:p>
          </table:table-cell>
          <table:table-cell office:value-type="float" office:value="0.0034067" calcext:value-type="float">
            <text:p>0,0034067</text:p>
          </table:table-cell>
          <table:table-cell office:value-type="float" office:value="0.683702" calcext:value-type="float">
            <text:p>0,683702</text:p>
          </table:table-cell>
          <table:table-cell/>
        </table:table-row>
        <table:table-row table:style-name="ro1">
          <table:table-cell/>
          <table:table-cell office:value-type="float" office:value="0.761157" calcext:value-type="float">
            <text:p>0,761157</text:p>
          </table:table-cell>
          <table:table-cell office:value-type="float" office:value="0.0000346613" calcext:value-type="float">
            <text:p>3,47E-05</text:p>
          </table:table-cell>
          <table:table-cell office:value-type="float" office:value="0.00340558" calcext:value-type="float">
            <text:p>0,00340558</text:p>
          </table:table-cell>
          <table:table-cell office:value-type="float" office:value="0.721909" calcext:value-type="float">
            <text:p>0,721909</text:p>
          </table:table-cell>
          <table:table-cell/>
        </table:table-row>
        <table:table-row table:style-name="ro1">
          <table:table-cell/>
          <table:table-cell office:value-type="float" office:value="0.76204" calcext:value-type="float">
            <text:p>0,76204</text:p>
          </table:table-cell>
          <table:table-cell office:value-type="float" office:value="0.0000311136" calcext:value-type="float">
            <text:p>3,11E-05</text:p>
          </table:table-cell>
          <table:table-cell office:value-type="float" office:value="0.00338825" calcext:value-type="float">
            <text:p>0,00338825</text:p>
          </table:table-cell>
          <table:table-cell office:value-type="float" office:value="0.75728" calcext:value-type="float">
            <text:p>0,75728</text:p>
          </table:table-cell>
          <table:table-cell/>
        </table:table-row>
        <table:table-row table:style-name="ro1">
          <table:table-cell/>
          <table:table-cell office:value-type="float" office:value="0.762903" calcext:value-type="float">
            <text:p>0,762903</text:p>
          </table:table-cell>
          <table:table-cell office:value-type="float" office:value="0.0000298518" calcext:value-type="float">
            <text:p>2,99E-05</text:p>
          </table:table-cell>
          <table:table-cell office:value-type="float" office:value="0.00328831" calcext:value-type="float">
            <text:p>0,00328831</text:p>
          </table:table-cell>
          <table:table-cell office:value-type="float" office:value="0.787252" calcext:value-type="float">
            <text:p>0,787252</text:p>
          </table:table-cell>
          <table:table-cell/>
        </table:table-row>
        <table:table-row table:style-name="ro1">
          <table:table-cell/>
          <table:table-cell office:value-type="float" office:value="0.763727" calcext:value-type="float">
            <text:p>0,763727</text:p>
          </table:table-cell>
          <table:table-cell office:value-type="float" office:value="0.0000271857" calcext:value-type="float">
            <text:p>2,72E-05</text:p>
          </table:table-cell>
          <table:table-cell office:value-type="float" office:value="0.00330072" calcext:value-type="float">
            <text:p>0,00330072</text:p>
          </table:table-cell>
          <table:table-cell office:value-type="float" office:value="0.809559" calcext:value-type="float">
            <text:p>0,809559</text:p>
          </table:table-cell>
          <table:table-cell/>
        </table:table-row>
        <table:table-row table:style-name="ro1">
          <table:table-cell/>
          <table:table-cell office:value-type="float" office:value="0.764516" calcext:value-type="float">
            <text:p>0,764516</text:p>
          </table:table-cell>
          <table:table-cell office:value-type="float" office:value="0.0000235258" calcext:value-type="float">
            <text:p>2,35E-05</text:p>
          </table:table-cell>
          <table:table-cell office:value-type="float" office:value="0.00329237" calcext:value-type="float">
            <text:p>0,00329237</text:p>
          </table:table-cell>
          <table:table-cell office:value-type="float" office:value="0.824792" calcext:value-type="float">
            <text:p>0,824792</text:p>
          </table:table-cell>
          <table:table-cell/>
        </table:table-row>
        <table:table-row table:style-name="ro1">
          <table:table-cell/>
          <table:table-cell office:value-type="float" office:value="0.765287" calcext:value-type="float">
            <text:p>0,765287</text:p>
          </table:table-cell>
          <table:table-cell office:value-type="float" office:value="0.0000226794" calcext:value-type="float">
            <text:p>2,27E-05</text:p>
          </table:table-cell>
          <table:table-cell office:value-type="float" office:value="0.00326605" calcext:value-type="float">
            <text:p>0,00326605</text:p>
          </table:table-cell>
          <table:table-cell office:value-type="float" office:value="0.834302" calcext:value-type="float">
            <text:p>0,834302</text:p>
          </table:table-cell>
          <table:table-cell/>
        </table:table-row>
        <table:table-row table:style-name="ro1">
          <table:table-cell/>
          <table:table-cell office:value-type="float" office:value="0.76601" calcext:value-type="float">
            <text:p>0,76601</text:p>
          </table:table-cell>
          <table:table-cell office:value-type="float" office:value="0.0000223423" calcext:value-type="float">
            <text:p>2,23E-05</text:p>
          </table:table-cell>
          <table:table-cell office:value-type="float" office:value="0.00328416" calcext:value-type="float">
            <text:p>0,00328416</text:p>
          </table:table-cell>
          <table:table-cell office:value-type="float" office:value="0.837352" calcext:value-type="float">
            <text:p>0,837352</text:p>
          </table:table-cell>
          <table:table-cell/>
        </table:table-row>
        <table:table-row table:style-name="ro1">
          <table:table-cell/>
          <table:table-cell office:value-type="float" office:value="0.76669" calcext:value-type="float">
            <text:p>0,76669</text:p>
          </table:table-cell>
          <table:table-cell office:value-type="float" office:value="0.0000227018" calcext:value-type="float">
            <text:p>2,27E-05</text:p>
          </table:table-cell>
          <table:table-cell office:value-type="float" office:value="0.00328367" calcext:value-type="float">
            <text:p>0,00328367</text:p>
          </table:table-cell>
          <table:table-cell office:value-type="float" office:value="0.838304" calcext:value-type="float">
            <text:p>0,838304</text:p>
          </table:table-cell>
          <table:table-cell/>
        </table:table-row>
        <table:table-row table:style-name="ro1">
          <table:table-cell/>
          <table:table-cell office:value-type="float" office:value="0.767343" calcext:value-type="float">
            <text:p>0,767343</text:p>
          </table:table-cell>
          <table:table-cell office:value-type="float" office:value="0.0000232789" calcext:value-type="float">
            <text:p>2,33E-05</text:p>
          </table:table-cell>
          <table:table-cell office:value-type="float" office:value="0.00328068" calcext:value-type="float">
            <text:p>0,00328068</text:p>
          </table:table-cell>
          <table:table-cell office:value-type="float" office:value="0.837641" calcext:value-type="float">
            <text:p>0,837641</text:p>
          </table:table-cell>
          <table:table-cell/>
        </table:table-row>
        <table:table-row table:style-name="ro1">
          <table:table-cell/>
          <table:table-cell office:value-type="float" office:value="0.767948" calcext:value-type="float">
            <text:p>0,767948</text:p>
          </table:table-cell>
          <table:table-cell office:value-type="float" office:value="0.0000239136" calcext:value-type="float">
            <text:p>2,39E-05</text:p>
          </table:table-cell>
          <table:table-cell office:value-type="float" office:value="0.00328263" calcext:value-type="float">
            <text:p>0,00328263</text:p>
          </table:table-cell>
          <table:table-cell office:value-type="float" office:value="0.835401" calcext:value-type="float">
            <text:p>0,835401</text:p>
          </table:table-cell>
          <table:table-cell/>
        </table:table-row>
        <table:table-row table:style-name="ro1">
          <table:table-cell/>
          <table:table-cell office:value-type="float" office:value="0.76852" calcext:value-type="float">
            <text:p>0,76852</text:p>
          </table:table-cell>
          <table:table-cell office:value-type="float" office:value="0.0000253821" calcext:value-type="float">
            <text:p>2,54E-05</text:p>
          </table:table-cell>
          <table:table-cell office:value-type="float" office:value="0.00329405" calcext:value-type="float">
            <text:p>0,00329405</text:p>
          </table:table-cell>
          <table:table-cell office:value-type="float" office:value="0.832062" calcext:value-type="float">
            <text:p>0,832062</text:p>
          </table:table-cell>
          <table:table-cell/>
        </table:table-row>
        <table:table-row table:style-name="ro1">
          <table:table-cell/>
          <table:table-cell office:value-type="float" office:value="0.769063" calcext:value-type="float">
            <text:p>0,769063</text:p>
          </table:table-cell>
          <table:table-cell office:value-type="float" office:value="0.0000278165" calcext:value-type="float">
            <text:p>2,78E-05</text:p>
          </table:table-cell>
          <table:table-cell office:value-type="float" office:value="0.00333283" calcext:value-type="float">
            <text:p>0,00333283</text:p>
          </table:table-cell>
          <table:table-cell office:value-type="float" office:value="0.828131" calcext:value-type="float">
            <text:p>0,828131</text:p>
          </table:table-cell>
          <table:table-cell/>
        </table:table-row>
        <table:table-row table:style-name="ro1">
          <table:table-cell/>
          <table:table-cell office:value-type="float" office:value="0.769579" calcext:value-type="float">
            <text:p>0,769579</text:p>
          </table:table-cell>
          <table:table-cell office:value-type="float" office:value="0.0000305005" calcext:value-type="float">
            <text:p>3,05E-05</text:p>
          </table:table-cell>
          <table:table-cell office:value-type="float" office:value="0.00334312" calcext:value-type="float">
            <text:p>0,00334312</text:p>
          </table:table-cell>
          <table:table-cell office:value-type="float" office:value="0.823905" calcext:value-type="float">
            <text:p>0,823905</text:p>
          </table:table-cell>
          <table:table-cell/>
        </table:table-row>
        <table:table-row table:style-name="ro1">
          <table:table-cell/>
          <table:table-cell office:value-type="float" office:value="0.770077" calcext:value-type="float">
            <text:p>0,770077</text:p>
          </table:table-cell>
          <table:table-cell office:value-type="float" office:value="0.0000344305" calcext:value-type="float">
            <text:p>3,44E-05</text:p>
          </table:table-cell>
          <table:table-cell office:value-type="float" office:value="0.00332936" calcext:value-type="float">
            <text:p>0,00332936</text:p>
          </table:table-cell>
          <table:table-cell office:value-type="float" office:value="0.819567" calcext:value-type="float">
            <text:p>0,819567</text:p>
          </table:table-cell>
          <table:table-cell/>
        </table:table-row>
        <table:table-row table:style-name="ro1">
          <table:table-cell/>
          <table:table-cell office:value-type="float" office:value="0.770568" calcext:value-type="float">
            <text:p>0,770568</text:p>
          </table:table-cell>
          <table:table-cell office:value-type="float" office:value="0.000039682" calcext:value-type="float">
            <text:p>3,97E-05</text:p>
          </table:table-cell>
          <table:table-cell office:value-type="float" office:value="0.00329964" calcext:value-type="float">
            <text:p>0,00329964</text:p>
          </table:table-cell>
          <table:table-cell office:value-type="float" office:value="0.8152" calcext:value-type="float">
            <text:p>0,8152</text:p>
          </table:table-cell>
          <table:table-cell/>
        </table:table-row>
        <table:table-row table:style-name="ro1">
          <table:table-cell/>
          <table:table-cell office:value-type="float" office:value="0.771035" calcext:value-type="float">
            <text:p>0,771035</text:p>
          </table:table-cell>
          <table:table-cell office:value-type="float" office:value="0.0000443468" calcext:value-type="float">
            <text:p>4,43E-05</text:p>
          </table:table-cell>
          <table:table-cell office:value-type="float" office:value="0.00325459" calcext:value-type="float">
            <text:p>0,00325459</text:p>
          </table:table-cell>
          <table:table-cell office:value-type="float" office:value="0.810907" calcext:value-type="float">
            <text:p>0,810907</text:p>
          </table:table-cell>
          <table:table-cell/>
        </table:table-row>
        <table:table-row table:style-name="ro1">
          <table:table-cell/>
          <table:table-cell office:value-type="float" office:value="0.771488" calcext:value-type="float">
            <text:p>0,771488</text:p>
          </table:table-cell>
          <table:table-cell office:value-type="float" office:value="0.0000502628" calcext:value-type="float">
            <text:p>5,03E-05</text:p>
          </table:table-cell>
          <table:table-cell office:value-type="float" office:value="0.00320029" calcext:value-type="float">
            <text:p>0,00320029</text:p>
          </table:table-cell>
          <table:table-cell office:value-type="float" office:value="0.806844" calcext:value-type="float">
            <text:p>0,806844</text:p>
          </table:table-cell>
          <table:table-cell/>
        </table:table-row>
        <table:table-row table:style-name="ro1">
          <table:table-cell/>
          <table:table-cell office:value-type="float" office:value="0.771933" calcext:value-type="float">
            <text:p>0,771933</text:p>
          </table:table-cell>
          <table:table-cell office:value-type="float" office:value="0.0000583063" calcext:value-type="float">
            <text:p>5,83E-05</text:p>
          </table:table-cell>
          <table:table-cell office:value-type="float" office:value="0.00318923" calcext:value-type="float">
            <text:p>0,00318923</text:p>
          </table:table-cell>
          <table:table-cell office:value-type="float" office:value="0.803019" calcext:value-type="float">
            <text:p>0,803019</text:p>
          </table:table-cell>
          <table:table-cell/>
        </table:table-row>
        <table:table-row table:style-name="ro1">
          <table:table-cell/>
          <table:table-cell office:value-type="float" office:value="0.772379" calcext:value-type="float">
            <text:p>0,772379</text:p>
          </table:table-cell>
          <table:table-cell office:value-type="float" office:value="0.0000711883" calcext:value-type="float">
            <text:p>7,12E-05</text:p>
          </table:table-cell>
          <table:table-cell office:value-type="float" office:value="0.00318853" calcext:value-type="float">
            <text:p>0,00318853</text:p>
          </table:table-cell>
          <table:table-cell office:value-type="float" office:value="0.799427" calcext:value-type="float">
            <text:p>0,799427</text:p>
          </table:table-cell>
          <table:table-cell/>
        </table:table-row>
        <table:table-row table:style-name="ro1">
          <table:table-cell/>
          <table:table-cell office:value-type="float" office:value="0.772847" calcext:value-type="float">
            <text:p>0,772847</text:p>
          </table:table-cell>
          <table:table-cell office:value-type="float" office:value="0.0000934907" calcext:value-type="float">
            <text:p>9,35E-05</text:p>
          </table:table-cell>
          <table:table-cell office:value-type="float" office:value="0.00318294" calcext:value-type="float">
            <text:p>0,00318294</text:p>
          </table:table-cell>
          <table:table-cell office:value-type="float" office:value="0.79604" calcext:value-type="float">
            <text:p>0,79604</text:p>
          </table:table-cell>
          <table:table-cell/>
        </table:table-row>
        <table:table-row table:style-name="ro1">
          <table:table-cell/>
          <table:table-cell office:value-type="float" office:value="0.773341" calcext:value-type="float">
            <text:p>0,773341</text:p>
          </table:table-cell>
          <table:table-cell table:style-name="Default" office:value-type="float" office:value="0.000127393" calcext:value-type="float">
            <text:p>0,000127393</text:p>
          </table:table-cell>
          <table:table-cell office:value-type="float" office:value="0.00318875" calcext:value-type="float">
            <text:p>0,00318875</text:p>
          </table:table-cell>
          <table:table-cell office:value-type="float" office:value="0.792844" calcext:value-type="float">
            <text:p>0,792844</text:p>
          </table:table-cell>
          <table:table-cell/>
        </table:table-row>
        <table:table-row table:style-name="ro1">
          <table:table-cell/>
          <table:table-cell office:value-type="float" office:value="0.773874" calcext:value-type="float">
            <text:p>0,773874</text:p>
          </table:table-cell>
          <table:table-cell table:style-name="Default" office:value-type="float" office:value="0.000184184" calcext:value-type="float">
            <text:p>0,000184184</text:p>
          </table:table-cell>
          <table:table-cell office:value-type="float" office:value="0.00319862" calcext:value-type="float">
            <text:p>0,00319862</text:p>
          </table:table-cell>
          <table:table-cell office:value-type="float" office:value="0.789815" calcext:value-type="float">
            <text:p>0,789815</text:p>
          </table:table-cell>
          <table:table-cell/>
        </table:table-row>
        <table:table-row table:style-name="ro1">
          <table:table-cell/>
          <table:table-cell office:value-type="float" office:value="0.774468" calcext:value-type="float">
            <text:p>0,774468</text:p>
          </table:table-cell>
          <table:table-cell table:style-name="Default" office:value-type="float" office:value="0.000291658" calcext:value-type="float">
            <text:p>0,000291658</text:p>
          </table:table-cell>
          <table:table-cell office:value-type="float" office:value="0.00322209" calcext:value-type="float">
            <text:p>0,00322209</text:p>
          </table:table-cell>
          <table:table-cell office:value-type="float" office:value="0.786873" calcext:value-type="float">
            <text:p>0,786873</text:p>
          </table:table-cell>
          <table:table-cell/>
        </table:table-row>
        <table:table-row table:style-name="ro1">
          <table:table-cell/>
          <table:table-cell office:value-type="float" office:value="0.775035" calcext:value-type="float">
            <text:p>0,775035</text:p>
          </table:table-cell>
          <table:table-cell table:style-name="Default" office:value-type="float" office:value="0.000373297" calcext:value-type="float">
            <text:p>0,000373297</text:p>
          </table:table-cell>
          <table:table-cell office:value-type="float" office:value="0.00322463" calcext:value-type="float">
            <text:p>0,00322463</text:p>
          </table:table-cell>
          <table:table-cell office:value-type="float" office:value="0.784151" calcext:value-type="float">
            <text:p>0,784151</text:p>
          </table:table-cell>
          <table:table-cell/>
        </table:table-row>
        <table:table-row table:style-name="ro1">
          <table:table-cell/>
          <table:table-cell office:value-type="float" office:value="0.775566" calcext:value-type="float">
            <text:p>0,775566</text:p>
          </table:table-cell>
          <table:table-cell table:style-name="Default" office:value-type="float" office:value="0.000432905" calcext:value-type="float">
            <text:p>0,000432905</text:p>
          </table:table-cell>
          <table:table-cell office:value-type="float" office:value="0.00323557" calcext:value-type="float">
            <text:p>0,00323557</text:p>
          </table:table-cell>
          <table:table-cell office:value-type="float" office:value="0.781694" calcext:value-type="float">
            <text:p>0,781694</text:p>
          </table:table-cell>
          <table:table-cell/>
        </table:table-row>
        <table:table-row table:style-name="ro1">
          <table:table-cell/>
          <table:table-cell office:value-type="float" office:value="0.776075" calcext:value-type="float">
            <text:p>0,776075</text:p>
          </table:table-cell>
          <table:table-cell table:style-name="Default" office:value-type="float" office:value="0.00058987" calcext:value-type="float">
            <text:p>0,00058987</text:p>
          </table:table-cell>
          <table:table-cell office:value-type="float" office:value="0.00323605" calcext:value-type="float">
            <text:p>0,00323605</text:p>
          </table:table-cell>
          <table:table-cell office:value-type="float" office:value="0.779371" calcext:value-type="float">
            <text:p>0,779371</text:p>
          </table:table-cell>
          <table:table-cell/>
        </table:table-row>
        <table:table-row table:style-name="ro1">
          <table:table-cell/>
          <table:table-cell office:value-type="float" office:value="0.776563" calcext:value-type="float">
            <text:p>0,776563</text:p>
          </table:table-cell>
          <table:table-cell table:style-name="Default" office:value-type="float" office:value="0.000819726" calcext:value-type="float">
            <text:p>0,000819726</text:p>
          </table:table-cell>
          <table:table-cell office:value-type="float" office:value="0.00322838" calcext:value-type="float">
            <text:p>0,00322838</text:p>
          </table:table-cell>
          <table:table-cell office:value-type="float" office:value="0.77737" calcext:value-type="float">
            <text:p>0,77737</text:p>
          </table:table-cell>
          <table:table-cell/>
        </table:table-row>
        <table:table-row table:style-name="ro1">
          <table:table-cell/>
          <table:table-cell office:value-type="float" office:value="0.777052" calcext:value-type="float">
            <text:p>0,777052</text:p>
          </table:table-cell>
          <table:table-cell table:style-name="Default" office:value-type="float" office:value="0.0011577" calcext:value-type="float">
            <text:p>0,0011577</text:p>
          </table:table-cell>
          <table:table-cell office:value-type="float" office:value="0.00324675" calcext:value-type="float">
            <text:p>0,00324675</text:p>
          </table:table-cell>
          <table:table-cell office:value-type="float" office:value="0.775686" calcext:value-type="float">
            <text:p>0,775686</text:p>
          </table:table-cell>
          <table:table-cell/>
        </table:table-row>
        <table:table-row table:style-name="ro1">
          <table:table-cell/>
          <table:table-cell office:value-type="float" office:value="0.777562" calcext:value-type="float">
            <text:p>0,777562</text:p>
          </table:table-cell>
          <table:table-cell table:style-name="Default" office:value-type="float" office:value="0.00169899" calcext:value-type="float">
            <text:p>0,00169899</text:p>
          </table:table-cell>
          <table:table-cell office:value-type="float" office:value="0.00329898" calcext:value-type="float">
            <text:p>0,00329898</text:p>
          </table:table-cell>
          <table:table-cell office:value-type="float" office:value="0.774263" calcext:value-type="float">
            <text:p>0,774263</text:p>
          </table:table-cell>
          <table:table-cell/>
        </table:table-row>
        <table:table-row table:style-name="ro1">
          <table:table-cell/>
          <table:table-cell office:value-type="float" office:value="0.778096" calcext:value-type="float">
            <text:p>0,778096</text:p>
          </table:table-cell>
          <table:table-cell table:style-name="Default" office:value-type="float" office:value="0.00250543" calcext:value-type="float">
            <text:p>0,00250543</text:p>
          </table:table-cell>
          <table:table-cell office:value-type="float" office:value="0.00338654" calcext:value-type="float">
            <text:p>0,00338654</text:p>
          </table:table-cell>
          <table:table-cell office:value-type="float" office:value="0.77273" calcext:value-type="float">
            <text:p>0,77273</text:p>
          </table:table-cell>
          <table:table-cell/>
        </table:table-row>
        <table:table-row table:style-name="ro1">
          <table:table-cell/>
          <table:table-cell office:value-type="float" office:value="0.77863" calcext:value-type="float">
            <text:p>0,77863</text:p>
          </table:table-cell>
          <table:table-cell table:style-name="Default" office:value-type="float" office:value="0.00373431" calcext:value-type="float">
            <text:p>0,00373431</text:p>
          </table:table-cell>
          <table:table-cell office:value-type="float" office:value="0.00347872" calcext:value-type="float">
            <text:p>0,00347872</text:p>
          </table:table-cell>
          <table:table-cell office:value-type="float" office:value="0.771274" calcext:value-type="float">
            <text:p>0,771274</text:p>
          </table:table-cell>
          <table:table-cell/>
        </table:table-row>
        <table:table-row table:style-name="ro1">
          <table:table-cell/>
          <table:table-cell office:value-type="float" office:value="0.779151" calcext:value-type="float">
            <text:p>0,779151</text:p>
          </table:table-cell>
          <table:table-cell table:style-name="Default" office:value-type="float" office:value="0.00439659" calcext:value-type="float">
            <text:p>0,00439659</text:p>
          </table:table-cell>
          <table:table-cell office:value-type="float" office:value="0.00361224" calcext:value-type="float">
            <text:p>0,00361224</text:p>
          </table:table-cell>
          <table:table-cell office:value-type="float" office:value="0.769888" calcext:value-type="float">
            <text:p>0,769888</text:p>
          </table:table-cell>
          <table:table-cell/>
        </table:table-row>
        <table:table-row table:style-name="ro1">
          <table:table-cell/>
          <table:table-cell office:value-type="float" office:value="0.779686" calcext:value-type="float">
            <text:p>0,779686</text:p>
          </table:table-cell>
          <table:table-cell table:style-name="Default" office:value-type="float" office:value="0.00447436" calcext:value-type="float">
            <text:p>0,00447436</text:p>
          </table:table-cell>
          <table:table-cell office:value-type="float" office:value="0.00381275" calcext:value-type="float">
            <text:p>0,00381275</text:p>
          </table:table-cell>
          <table:table-cell office:value-type="float" office:value="0.76869" calcext:value-type="float">
            <text:p>0,76869</text:p>
          </table:table-cell>
          <table:table-cell/>
        </table:table-row>
        <table:table-row table:style-name="ro1">
          <table:table-cell/>
          <table:table-cell office:value-type="float" office:value="0.780235" calcext:value-type="float">
            <text:p>0,780235</text:p>
          </table:table-cell>
          <table:table-cell table:style-name="Default" office:value-type="float" office:value="0.00416731" calcext:value-type="float">
            <text:p>0,00416731</text:p>
          </table:table-cell>
          <table:table-cell office:value-type="float" office:value="0.00412504" calcext:value-type="float">
            <text:p>0,00412504</text:p>
          </table:table-cell>
          <table:table-cell office:value-type="float" office:value="0.767603" calcext:value-type="float">
            <text:p>0,767603</text:p>
          </table:table-cell>
          <table:table-cell/>
        </table:table-row>
        <table:table-row table:style-name="ro1">
          <table:table-cell/>
          <table:table-cell office:value-type="float" office:value="0.780816" calcext:value-type="float">
            <text:p>0,780816</text:p>
          </table:table-cell>
          <table:table-cell table:style-name="Default" office:value-type="float" office:value="0.00404785" calcext:value-type="float">
            <text:p>0,00404785</text:p>
          </table:table-cell>
          <table:table-cell office:value-type="float" office:value="0.00466239" calcext:value-type="float">
            <text:p>0,00466239</text:p>
          </table:table-cell>
          <table:table-cell office:value-type="float" office:value="0.766672" calcext:value-type="float">
            <text:p>0,766672</text:p>
          </table:table-cell>
          <table:table-cell/>
        </table:table-row>
        <table:table-row table:style-name="ro1">
          <table:table-cell/>
          <table:table-cell office:value-type="float" office:value="0.781381" calcext:value-type="float">
            <text:p>0,781381</text:p>
          </table:table-cell>
          <table:table-cell table:style-name="Default" office:value-type="float" office:value="0.00382164" calcext:value-type="float">
            <text:p>0,00382164</text:p>
          </table:table-cell>
          <table:table-cell office:value-type="float" office:value="0.00520459" calcext:value-type="float">
            <text:p>0,00520459</text:p>
          </table:table-cell>
          <table:table-cell office:value-type="float" office:value="0.76557" calcext:value-type="float">
            <text:p>0,76557</text:p>
          </table:table-cell>
          <table:table-cell/>
        </table:table-row>
        <table:table-row table:style-name="ro1">
          <table:table-cell/>
          <table:table-cell office:value-type="float" office:value="0.781962" calcext:value-type="float">
            <text:p>0,781962</text:p>
          </table:table-cell>
          <table:table-cell table:style-name="Default" office:value-type="float" office:value="0.00360387" calcext:value-type="float">
            <text:p>0,00360387</text:p>
          </table:table-cell>
          <table:table-cell office:value-type="float" office:value="0.00636371" calcext:value-type="float">
            <text:p>0,00636371</text:p>
          </table:table-cell>
          <table:table-cell office:value-type="float" office:value="0.764622" calcext:value-type="float">
            <text:p>0,764622</text:p>
          </table:table-cell>
          <table:table-cell/>
        </table:table-row>
        <table:table-row table:style-name="ro1">
          <table:table-cell/>
          <table:table-cell office:value-type="float" office:value="0.782564" calcext:value-type="float">
            <text:p>0,782564</text:p>
          </table:table-cell>
          <table:table-cell table:style-name="Default" office:value-type="float" office:value="0.00348836" calcext:value-type="float">
            <text:p>0,00348836</text:p>
          </table:table-cell>
          <table:table-cell office:value-type="float" office:value="0.0172829" calcext:value-type="float">
            <text:p>0,0172829</text:p>
          </table:table-cell>
          <table:table-cell office:value-type="float" office:value="0.763731" calcext:value-type="float">
            <text:p>0,763731</text:p>
          </table:table-cell>
          <table:table-cell/>
        </table:table-row>
        <table:table-row table:style-name="ro1">
          <table:table-cell/>
          <table:table-cell office:value-type="float" office:value="0.783186" calcext:value-type="float">
            <text:p>0,783186</text:p>
          </table:table-cell>
          <table:table-cell table:style-name="Default" office:value-type="float" office:value="0.00338455" calcext:value-type="float">
            <text:p>0,00338455</text:p>
          </table:table-cell>
          <table:table-cell office:value-type="float" office:value="0.0486918" calcext:value-type="float">
            <text:p>0,0486918</text:p>
          </table:table-cell>
          <table:table-cell office:value-type="float" office:value="0.762872" calcext:value-type="float">
            <text:p>0,762872</text:p>
          </table:table-cell>
          <table:table-cell/>
        </table:table-row>
        <table:table-row table:style-name="ro1">
          <table:table-cell/>
          <table:table-cell office:value-type="float" office:value="0.783809" calcext:value-type="float">
            <text:p>0,783809</text:p>
          </table:table-cell>
          <table:table-cell table:style-name="Default" office:value-type="float" office:value="0.00339408" calcext:value-type="float">
            <text:p>0,00339408</text:p>
          </table:table-cell>
          <table:table-cell office:value-type="float" office:value="0.11069" calcext:value-type="float">
            <text:p>0,11069</text:p>
          </table:table-cell>
          <table:table-cell office:value-type="float" office:value="0.761956" calcext:value-type="float">
            <text:p>0,761956</text:p>
          </table:table-cell>
          <table:table-cell/>
        </table:table-row>
        <table:table-row table:style-name="ro1">
          <table:table-cell/>
          <table:table-cell office:value-type="float" office:value="0.784457" calcext:value-type="float">
            <text:p>0,784457</text:p>
          </table:table-cell>
          <table:table-cell table:style-name="Default" office:value-type="float" office:value="0.00337174" calcext:value-type="float">
            <text:p>0,00337174</text:p>
          </table:table-cell>
          <table:table-cell office:value-type="float" office:value="0.213699" calcext:value-type="float">
            <text:p>0,213699</text:p>
          </table:table-cell>
          <table:table-cell office:value-type="float" office:value="0.760721" calcext:value-type="float">
            <text:p>0,760721</text:p>
          </table:table-cell>
          <table:table-cell/>
        </table:table-row>
        <table:table-row table:style-name="ro1">
          <table:table-cell/>
          <table:table-cell office:value-type="float" office:value="0.785104" calcext:value-type="float">
            <text:p>0,785104</text:p>
          </table:table-cell>
          <table:table-cell table:style-name="Default" office:value-type="float" office:value="0.00334949" calcext:value-type="float">
            <text:p>0,00334949</text:p>
          </table:table-cell>
          <table:table-cell office:value-type="float" office:value="0.345871" calcext:value-type="float">
            <text:p>0,345871</text:p>
          </table:table-cell>
          <table:table-cell office:value-type="float" office:value="0.75834" calcext:value-type="float">
            <text:p>0,75834</text:p>
          </table:table-cell>
          <table:table-cell/>
        </table:table-row>
        <table:table-row table:style-name="ro1">
          <table:table-cell/>
          <table:table-cell office:value-type="float" office:value="0.785752" calcext:value-type="float">
            <text:p>0,785752</text:p>
          </table:table-cell>
          <table:table-cell table:style-name="Default" office:value-type="float" office:value="0.00330588" calcext:value-type="float">
            <text:p>0,00330588</text:p>
          </table:table-cell>
          <table:table-cell office:value-type="float" office:value="0.488598" calcext:value-type="float">
            <text:p>0,488598</text:p>
          </table:table-cell>
          <table:table-cell office:value-type="float" office:value="0.754565" calcext:value-type="float">
            <text:p>0,754565</text:p>
          </table:table-cell>
          <table:table-cell/>
        </table:table-row>
        <table:table-row table:style-name="ro1">
          <table:table-cell/>
          <table:table-cell office:value-type="float" office:value="0.7864" calcext:value-type="float">
            <text:p>0,7864</text:p>
          </table:table-cell>
          <table:table-cell table:style-name="Default" office:value-type="float" office:value="0.00328281" calcext:value-type="float">
            <text:p>0,00328281</text:p>
          </table:table-cell>
          <table:table-cell office:value-type="float" office:value="0.625321" calcext:value-type="float">
            <text:p>0,625321</text:p>
          </table:table-cell>
          <table:table-cell office:value-type="float" office:value="0.750584" calcext:value-type="float">
            <text:p>0,750584</text:p>
          </table:table-cell>
          <table:table-cell/>
        </table:table-row>
        <table:table-row table:style-name="ro1">
          <table:table-cell/>
          <table:table-cell office:value-type="float" office:value="0.787047" calcext:value-type="float">
            <text:p>0,787047</text:p>
          </table:table-cell>
          <table:table-cell table:style-name="Default" office:value-type="float" office:value="0.00327109" calcext:value-type="float">
            <text:p>0,00327109</text:p>
          </table:table-cell>
          <table:table-cell office:value-type="float" office:value="0.747135" calcext:value-type="float">
            <text:p>0,747135</text:p>
          </table:table-cell>
          <table:table-cell office:value-type="float" office:value="0.746479" calcext:value-type="float">
            <text:p>0,746479</text:p>
          </table:table-cell>
          <table:table-cell/>
        </table:table-row>
        <table:table-row table:style-name="ro1">
          <table:table-cell/>
          <table:table-cell office:value-type="float" office:value="0.787695" calcext:value-type="float">
            <text:p>0,787695</text:p>
          </table:table-cell>
          <table:table-cell table:style-name="Default" office:value-type="float" office:value="0.00321266" calcext:value-type="float">
            <text:p>0,00321266</text:p>
          </table:table-cell>
          <table:table-cell office:value-type="float" office:value="0.832512" calcext:value-type="float">
            <text:p>0,832512</text:p>
          </table:table-cell>
          <table:table-cell office:value-type="float" office:value="0.74253" calcext:value-type="float">
            <text:p>0,74253</text:p>
          </table:table-cell>
          <table:table-cell/>
        </table:table-row>
        <table:table-row table:style-name="ro1">
          <table:table-cell/>
          <table:table-cell office:value-type="float" office:value="0.78831" calcext:value-type="float">
            <text:p>0,78831</text:p>
          </table:table-cell>
          <table:table-cell table:style-name="Default" office:value-type="float" office:value="0.00316854" calcext:value-type="float">
            <text:p>0,00316854</text:p>
          </table:table-cell>
          <table:table-cell office:value-type="float" office:value="0.885514" calcext:value-type="float">
            <text:p>0,885514</text:p>
          </table:table-cell>
          <table:table-cell office:value-type="float" office:value="0.739046" calcext:value-type="float">
            <text:p>0,739046</text:p>
          </table:table-cell>
          <table:table-cell/>
        </table:table-row>
        <table:table-row table:style-name="ro1">
          <table:table-cell/>
          <table:table-cell office:value-type="float" office:value="0.788895" calcext:value-type="float">
            <text:p>0,788895</text:p>
          </table:table-cell>
          <table:table-cell table:style-name="Default" office:value-type="float" office:value="0.00315079" calcext:value-type="float">
            <text:p>0,00315079</text:p>
          </table:table-cell>
          <table:table-cell office:value-type="float" office:value="0.913947" calcext:value-type="float">
            <text:p>0,913947</text:p>
          </table:table-cell>
          <table:table-cell office:value-type="float" office:value="0.735842" calcext:value-type="float">
            <text:p>0,735842</text:p>
          </table:table-cell>
          <table:table-cell/>
        </table:table-row>
        <table:table-row table:style-name="ro1">
          <table:table-cell/>
          <table:table-cell office:value-type="float" office:value="0.789423" calcext:value-type="float">
            <text:p>0,789423</text:p>
          </table:table-cell>
          <table:table-cell table:style-name="Default" office:value-type="float" office:value="0.00314148" calcext:value-type="float">
            <text:p>0,00314148</text:p>
          </table:table-cell>
          <table:table-cell office:value-type="float" office:value="0.917938" calcext:value-type="float">
            <text:p>0,917938</text:p>
          </table:table-cell>
          <table:table-cell office:value-type="float" office:value="0.732873" calcext:value-type="float">
            <text:p>0,732873</text:p>
          </table:table-cell>
          <table:table-cell/>
        </table:table-row>
        <table:table-row table:style-name="ro1">
          <table:table-cell/>
          <table:table-cell office:value-type="float" office:value="0.789927" calcext:value-type="float">
            <text:p>0,789927</text:p>
          </table:table-cell>
          <table:table-cell table:style-name="Default" office:value-type="float" office:value="0.00313975" calcext:value-type="float">
            <text:p>0,00313975</text:p>
          </table:table-cell>
          <table:table-cell office:value-type="float" office:value="0.919193" calcext:value-type="float">
            <text:p>0,919193</text:p>
          </table:table-cell>
          <table:table-cell office:value-type="float" office:value="0.730364" calcext:value-type="float">
            <text:p>0,730364</text:p>
          </table:table-cell>
          <table:table-cell/>
        </table:table-row>
        <table:table-row table:style-name="ro1">
          <table:table-cell/>
          <table:table-cell office:value-type="float" office:value="0.790407" calcext:value-type="float">
            <text:p>0,790407</text:p>
          </table:table-cell>
          <table:table-cell table:style-name="Default" office:value-type="float" office:value="0.00313813" calcext:value-type="float">
            <text:p>0,00313813</text:p>
          </table:table-cell>
          <table:table-cell office:value-type="float" office:value="0.920494" calcext:value-type="float">
            <text:p>0,920494</text:p>
          </table:table-cell>
          <table:table-cell office:value-type="float" office:value="0.728417" calcext:value-type="float">
            <text:p>0,728417</text:p>
          </table:table-cell>
          <table:table-cell/>
        </table:table-row>
        <table:table-row table:style-name="ro1">
          <table:table-cell/>
          <table:table-cell office:value-type="float" office:value="0.790886" calcext:value-type="float">
            <text:p>0,790886</text:p>
          </table:table-cell>
          <table:table-cell table:style-name="Default" office:value-type="float" office:value="0.00313309" calcext:value-type="float">
            <text:p>0,00313309</text:p>
          </table:table-cell>
          <table:table-cell office:value-type="float" office:value="0.921756" calcext:value-type="float">
            <text:p>0,921756</text:p>
          </table:table-cell>
          <table:table-cell office:value-type="float" office:value="0.727051" calcext:value-type="float">
            <text:p>0,727051</text:p>
          </table:table-cell>
          <table:table-cell/>
        </table:table-row>
        <table:table-row table:style-name="ro1">
          <table:table-cell/>
          <table:table-cell office:value-type="float" office:value="0.791366" calcext:value-type="float">
            <text:p>0,791366</text:p>
          </table:table-cell>
          <table:table-cell table:style-name="Default" office:value-type="float" office:value="0.00312603" calcext:value-type="float">
            <text:p>0,00312603</text:p>
          </table:table-cell>
          <table:table-cell office:value-type="float" office:value="0.922988" calcext:value-type="float">
            <text:p>0,922988</text:p>
          </table:table-cell>
          <table:table-cell office:value-type="float" office:value="0.726294" calcext:value-type="float">
            <text:p>0,726294</text:p>
          </table:table-cell>
          <table:table-cell/>
        </table:table-row>
        <table:table-row table:style-name="ro1">
          <table:table-cell/>
          <table:table-cell office:value-type="float" office:value="0.791821" calcext:value-type="float">
            <text:p>0,791821</text:p>
          </table:table-cell>
          <table:table-cell table:style-name="Default" office:value-type="float" office:value="0.00312169" calcext:value-type="float">
            <text:p>0,00312169</text:p>
          </table:table-cell>
          <table:table-cell office:value-type="float" office:value="0.924398" calcext:value-type="float">
            <text:p>0,924398</text:p>
          </table:table-cell>
          <table:table-cell office:value-type="float" office:value="0.726071" calcext:value-type="float">
            <text:p>0,726071</text:p>
          </table:table-cell>
          <table:table-cell/>
        </table:table-row>
        <table:table-row table:style-name="ro1">
          <table:table-cell/>
          <table:table-cell office:value-type="float" office:value="0.792275" calcext:value-type="float">
            <text:p>0,792275</text:p>
          </table:table-cell>
          <table:table-cell table:style-name="Default" office:value-type="float" office:value="0.00311475" calcext:value-type="float">
            <text:p>0,00311475</text:p>
          </table:table-cell>
          <table:table-cell office:value-type="float" office:value="0.925788" calcext:value-type="float">
            <text:p>0,925788</text:p>
          </table:table-cell>
          <table:table-cell office:value-type="float" office:value="0.726435" calcext:value-type="float">
            <text:p>0,726435</text:p>
          </table:table-cell>
          <table:table-cell/>
        </table:table-row>
        <table:table-row table:style-name="ro1">
          <table:table-cell/>
          <table:table-cell office:value-type="float" office:value="0.792729" calcext:value-type="float">
            <text:p>0,792729</text:p>
          </table:table-cell>
          <table:table-cell table:style-name="Default" office:value-type="float" office:value="0.00310791" calcext:value-type="float">
            <text:p>0,00310791</text:p>
          </table:table-cell>
          <table:table-cell office:value-type="float" office:value="0.926881" calcext:value-type="float">
            <text:p>0,926881</text:p>
          </table:table-cell>
          <table:table-cell office:value-type="float" office:value="0.727299" calcext:value-type="float">
            <text:p>0,727299</text:p>
          </table:table-cell>
          <table:table-cell/>
        </table:table-row>
        <table:table-row table:style-name="ro1">
          <table:table-cell/>
          <table:table-cell office:value-type="float" office:value="0.793184" calcext:value-type="float">
            <text:p>0,793184</text:p>
          </table:table-cell>
          <table:table-cell table:style-name="Default" office:value-type="float" office:value="0.00309716" calcext:value-type="float">
            <text:p>0,00309716</text:p>
          </table:table-cell>
          <table:table-cell office:value-type="float" office:value="0.927392" calcext:value-type="float">
            <text:p>0,927392</text:p>
          </table:table-cell>
          <table:table-cell office:value-type="float" office:value="0.728585" calcext:value-type="float">
            <text:p>0,728585</text:p>
          </table:table-cell>
          <table:table-cell/>
        </table:table-row>
        <table:table-row table:style-name="ro1">
          <table:table-cell/>
          <table:table-cell office:value-type="float" office:value="0.793638" calcext:value-type="float">
            <text:p>0,793638</text:p>
          </table:table-cell>
          <table:table-cell table:style-name="Default" office:value-type="float" office:value="0.00308658" calcext:value-type="float">
            <text:p>0,00308658</text:p>
          </table:table-cell>
          <table:table-cell office:value-type="float" office:value="0.927327" calcext:value-type="float">
            <text:p>0,927327</text:p>
          </table:table-cell>
          <table:table-cell office:value-type="float" office:value="0.730242" calcext:value-type="float">
            <text:p>0,730242</text:p>
          </table:table-cell>
          <table:table-cell/>
        </table:table-row>
        <table:table-row table:style-name="ro1">
          <table:table-cell/>
          <table:table-cell office:value-type="float" office:value="0.794093" calcext:value-type="float">
            <text:p>0,794093</text:p>
          </table:table-cell>
          <table:table-cell table:style-name="Default" office:value-type="float" office:value="0.00307074" calcext:value-type="float">
            <text:p>0,00307074</text:p>
          </table:table-cell>
          <table:table-cell office:value-type="float" office:value="0.92752" calcext:value-type="float">
            <text:p>0,92752</text:p>
          </table:table-cell>
          <table:table-cell office:value-type="float" office:value="0.73222" calcext:value-type="float">
            <text:p>0,73222</text:p>
          </table:table-cell>
          <table:table-cell/>
        </table:table-row>
        <table:table-row table:style-name="ro1">
          <table:table-cell/>
          <table:table-cell office:value-type="float" office:value="0.794547" calcext:value-type="float">
            <text:p>0,794547</text:p>
          </table:table-cell>
          <table:table-cell table:style-name="Default" office:value-type="float" office:value="0.00305978" calcext:value-type="float">
            <text:p>0,00305978</text:p>
          </table:table-cell>
          <table:table-cell office:value-type="float" office:value="0.92797" calcext:value-type="float">
            <text:p>0,92797</text:p>
          </table:table-cell>
          <table:table-cell office:value-type="float" office:value="0.734491" calcext:value-type="float">
            <text:p>0,734491</text:p>
          </table:table-cell>
          <table:table-cell/>
        </table:table-row>
        <table:table-row table:style-name="ro1">
          <table:table-cell/>
          <table:table-cell office:value-type="float" office:value="0.795001" calcext:value-type="float">
            <text:p>0,795001</text:p>
          </table:table-cell>
          <table:table-cell table:style-name="Default" office:value-type="float" office:value="0.00304887" calcext:value-type="float">
            <text:p>0,00304887</text:p>
          </table:table-cell>
          <table:table-cell office:value-type="float" office:value="0.929036" calcext:value-type="float">
            <text:p>0,929036</text:p>
          </table:table-cell>
          <table:table-cell office:value-type="float" office:value="0.737111" calcext:value-type="float">
            <text:p>0,737111</text:p>
          </table:table-cell>
          <table:table-cell/>
        </table:table-row>
        <table:table-row table:style-name="ro1">
          <table:table-cell/>
          <table:table-cell office:value-type="float" office:value="0.795456" calcext:value-type="float">
            <text:p>0,795456</text:p>
          </table:table-cell>
          <table:table-cell table:style-name="Default" office:value-type="float" office:value="0.00304241" calcext:value-type="float">
            <text:p>0,00304241</text:p>
          </table:table-cell>
          <table:table-cell office:value-type="float" office:value="0.930159" calcext:value-type="float">
            <text:p>0,930159</text:p>
          </table:table-cell>
          <table:table-cell office:value-type="float" office:value="0.740107" calcext:value-type="float">
            <text:p>0,740107</text:p>
          </table:table-cell>
          <table:table-cell/>
        </table:table-row>
        <table:table-row table:style-name="ro1">
          <table:table-cell/>
          <table:table-cell office:value-type="float" office:value="0.79591" calcext:value-type="float">
            <text:p>0,79591</text:p>
          </table:table-cell>
          <table:table-cell table:style-name="Default" office:value-type="float" office:value="0.0030406" calcext:value-type="float">
            <text:p>0,0030406</text:p>
          </table:table-cell>
          <table:table-cell office:value-type="float" office:value="0.931362" calcext:value-type="float">
            <text:p>0,931362</text:p>
          </table:table-cell>
          <table:table-cell office:value-type="float" office:value="0.742937" calcext:value-type="float">
            <text:p>0,742937</text:p>
          </table:table-cell>
          <table:table-cell/>
        </table:table-row>
        <table:table-row table:style-name="ro1">
          <table:table-cell/>
          <table:table-cell office:value-type="float" office:value="0.796319" calcext:value-type="float">
            <text:p>0,796319</text:p>
          </table:table-cell>
          <table:table-cell table:style-name="Default" office:value-type="float" office:value="0.00303987" calcext:value-type="float">
            <text:p>0,00303987</text:p>
          </table:table-cell>
          <table:table-cell office:value-type="float" office:value="0.932631" calcext:value-type="float">
            <text:p>0,932631</text:p>
          </table:table-cell>
          <table:table-cell office:value-type="float" office:value="0.745497" calcext:value-type="float">
            <text:p>0,745497</text:p>
          </table:table-cell>
          <table:table-cell/>
        </table:table-row>
        <table:table-row table:style-name="ro1">
          <table:table-cell/>
          <table:table-cell office:value-type="float" office:value="0.796728" calcext:value-type="float">
            <text:p>0,796728</text:p>
          </table:table-cell>
          <table:table-cell table:style-name="Default" office:value-type="float" office:value="0.00303905" calcext:value-type="float">
            <text:p>0,00303905</text:p>
          </table:table-cell>
          <table:table-cell office:value-type="float" office:value="0.933907" calcext:value-type="float">
            <text:p>0,933907</text:p>
          </table:table-cell>
          <table:table-cell office:value-type="float" office:value="0.748276" calcext:value-type="float">
            <text:p>0,748276</text:p>
          </table:table-cell>
          <table:table-cell/>
        </table:table-row>
        <table:table-row table:style-name="ro1">
          <table:table-cell/>
          <table:table-cell office:value-type="float" office:value="0.797092" calcext:value-type="float">
            <text:p>0,797092</text:p>
          </table:table-cell>
          <table:table-cell table:style-name="Default" office:value-type="float" office:value="0.00303951" calcext:value-type="float">
            <text:p>0,00303951</text:p>
          </table:table-cell>
          <table:table-cell office:value-type="float" office:value="0.935158" calcext:value-type="float">
            <text:p>0,935158</text:p>
          </table:table-cell>
          <table:table-cell office:value-type="float" office:value="0.750829" calcext:value-type="float">
            <text:p>0,750829</text:p>
          </table:table-cell>
          <table:table-cell/>
        </table:table-row>
        <table:table-row table:style-name="ro1">
          <table:table-cell/>
          <table:table-cell office:value-type="float" office:value="0.797455" calcext:value-type="float">
            <text:p>0,797455</text:p>
          </table:table-cell>
          <table:table-cell table:style-name="Default" office:value-type="float" office:value="0.00303961" calcext:value-type="float">
            <text:p>0,00303961</text:p>
          </table:table-cell>
          <table:table-cell office:value-type="float" office:value="0.936312" calcext:value-type="float">
            <text:p>0,936312</text:p>
          </table:table-cell>
          <table:table-cell office:value-type="float" office:value="0.753645" calcext:value-type="float">
            <text:p>0,753645</text:p>
          </table:table-cell>
          <table:table-cell/>
        </table:table-row>
        <table:table-row table:style-name="ro1">
          <table:table-cell/>
          <table:table-cell office:value-type="float" office:value="0.797819" calcext:value-type="float">
            <text:p>0,797819</text:p>
          </table:table-cell>
          <table:table-cell table:style-name="Default" office:value-type="float" office:value="0.00303993" calcext:value-type="float">
            <text:p>0,00303993</text:p>
          </table:table-cell>
          <table:table-cell office:value-type="float" office:value="0.937421" calcext:value-type="float">
            <text:p>0,937421</text:p>
          </table:table-cell>
          <table:table-cell office:value-type="float" office:value="0.756761" calcext:value-type="float">
            <text:p>0,756761</text:p>
          </table:table-cell>
          <table:table-cell/>
        </table:table-row>
        <table:table-row table:style-name="ro1">
          <table:table-cell/>
          <table:table-cell office:value-type="float" office:value="0.798182" calcext:value-type="float">
            <text:p>0,798182</text:p>
          </table:table-cell>
          <table:table-cell table:style-name="Default" office:value-type="float" office:value="0.00304027" calcext:value-type="float">
            <text:p>0,00304027</text:p>
          </table:table-cell>
          <table:table-cell office:value-type="float" office:value="0.938425" calcext:value-type="float">
            <text:p>0,938425</text:p>
          </table:table-cell>
          <table:table-cell office:value-type="float" office:value="0.76015" calcext:value-type="float">
            <text:p>0,76015</text:p>
          </table:table-cell>
          <table:table-cell/>
        </table:table-row>
        <table:table-row table:style-name="ro1">
          <table:table-cell/>
          <table:table-cell office:value-type="float" office:value="0.798546" calcext:value-type="float">
            <text:p>0,798546</text:p>
          </table:table-cell>
          <table:table-cell table:style-name="Default" office:value-type="float" office:value="0.00304066" calcext:value-type="float">
            <text:p>0,00304066</text:p>
          </table:table-cell>
          <table:table-cell office:value-type="float" office:value="0.939339" calcext:value-type="float">
            <text:p>0,939339</text:p>
          </table:table-cell>
          <table:table-cell office:value-type="float" office:value="0.763603" calcext:value-type="float">
            <text:p>0,763603</text:p>
          </table:table-cell>
          <table:table-cell/>
        </table:table-row>
        <table:table-row table:style-name="ro1">
          <table:table-cell/>
          <table:table-cell office:value-type="float" office:value="0.798909" calcext:value-type="float">
            <text:p>0,798909</text:p>
          </table:table-cell>
          <table:table-cell table:style-name="Default" office:value-type="float" office:value="0.00304076" calcext:value-type="float">
            <text:p>0,00304076</text:p>
          </table:table-cell>
          <table:table-cell office:value-type="float" office:value="0.940173" calcext:value-type="float">
            <text:p>0,940173</text:p>
          </table:table-cell>
          <table:table-cell office:value-type="float" office:value="0.767179" calcext:value-type="float">
            <text:p>0,767179</text:p>
          </table:table-cell>
          <table:table-cell/>
        </table:table-row>
        <table:table-row table:style-name="ro1">
          <table:table-cell/>
          <table:table-cell office:value-type="float" office:value="0.799273" calcext:value-type="float">
            <text:p>0,799273</text:p>
          </table:table-cell>
          <table:table-cell table:style-name="Default" office:value-type="float" office:value="0.00304094" calcext:value-type="float">
            <text:p>0,00304094</text:p>
          </table:table-cell>
          <table:table-cell office:value-type="float" office:value="0.94094" calcext:value-type="float">
            <text:p>0,94094</text:p>
          </table:table-cell>
          <table:table-cell office:value-type="float" office:value="0.771164" calcext:value-type="float">
            <text:p>0,771164</text:p>
          </table:table-cell>
          <table:table-cell/>
        </table:table-row>
        <table:table-row table:style-name="ro1">
          <table:table-cell/>
          <table:table-cell office:value-type="float" office:value="0.799636" calcext:value-type="float">
            <text:p>0,799636</text:p>
          </table:table-cell>
          <table:table-cell table:style-name="Default" office:value-type="float" office:value="0.00304148" calcext:value-type="float">
            <text:p>0,00304148</text:p>
          </table:table-cell>
          <table:table-cell office:value-type="float" office:value="0.941643" calcext:value-type="float">
            <text:p>0,941643</text:p>
          </table:table-cell>
          <table:table-cell office:value-type="float" office:value="0.775529" calcext:value-type="float">
            <text:p>0,77552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table:style-name="Default" office:value-type="float" office:value="0.00304221" calcext:value-type="float">
            <text:p>0,00304221</text:p>
          </table:table-cell>
          <table:table-cell office:value-type="float" office:value="0.942308" calcext:value-type="float">
            <text:p>0,942308</text:p>
          </table:table-cell>
          <table:table-cell office:value-type="float" office:value="0.780216" calcext:value-type="float">
            <text:p>0,780216</text:p>
          </table:table-cell>
          <table:table-cell/>
        </table:table-row>
        <table:table-row table:style-name="ro1">
          <table:table-cell/>
          <table:table-cell office:value-type="float" office:value="0.80041" calcext:value-type="float">
            <text:p>0,80041</text:p>
          </table:table-cell>
          <table:table-cell table:style-name="Default" office:value-type="float" office:value="0.00304384" calcext:value-type="float">
            <text:p>0,00304384</text:p>
          </table:table-cell>
          <table:table-cell office:value-type="float" office:value="0.94316" calcext:value-type="float">
            <text:p>0,94316</text:p>
          </table:table-cell>
          <table:table-cell office:value-type="float" office:value="0.785752" calcext:value-type="float">
            <text:p>0,785752</text:p>
          </table:table-cell>
          <table:table-cell/>
        </table:table-row>
        <table:table-row table:style-name="ro1">
          <table:table-cell/>
          <table:table-cell office:value-type="float" office:value="0.800869" calcext:value-type="float">
            <text:p>0,800869</text:p>
          </table:table-cell>
          <table:table-cell table:style-name="Default" office:value-type="float" office:value="0.00304608" calcext:value-type="float">
            <text:p>0,00304608</text:p>
          </table:table-cell>
          <table:table-cell office:value-type="float" office:value="0.944312" calcext:value-type="float">
            <text:p>0,944312</text:p>
          </table:table-cell>
          <table:table-cell office:value-type="float" office:value="0.791961" calcext:value-type="float">
            <text:p>0,791961</text:p>
          </table:table-cell>
          <table:table-cell/>
        </table:table-row>
        <table:table-row table:style-name="ro1">
          <table:table-cell/>
          <table:table-cell office:value-type="float" office:value="0.801381" calcext:value-type="float">
            <text:p>0,801381</text:p>
          </table:table-cell>
          <table:table-cell table:style-name="Default" office:value-type="float" office:value="0.00304917" calcext:value-type="float">
            <text:p>0,00304917</text:p>
          </table:table-cell>
          <table:table-cell office:value-type="float" office:value="0.945835" calcext:value-type="float">
            <text:p>0,945835</text:p>
          </table:table-cell>
          <table:table-cell office:value-type="float" office:value="0.798825" calcext:value-type="float">
            <text:p>0,798825</text:p>
          </table:table-cell>
          <table:table-cell/>
        </table:table-row>
        <table:table-row table:style-name="ro1">
          <table:table-cell/>
          <table:table-cell office:value-type="float" office:value="0.801953" calcext:value-type="float">
            <text:p>0,801953</text:p>
          </table:table-cell>
          <table:table-cell table:style-name="Default" office:value-type="float" office:value="0.00305385" calcext:value-type="float">
            <text:p>0,00305385</text:p>
          </table:table-cell>
          <table:table-cell office:value-type="float" office:value="0.947804" calcext:value-type="float">
            <text:p>0,947804</text:p>
          </table:table-cell>
          <table:table-cell office:value-type="float" office:value="0.806458" calcext:value-type="float">
            <text:p>0,806458</text:p>
          </table:table-cell>
          <table:table-cell/>
        </table:table-row>
        <table:table-row table:style-name="ro1">
          <table:table-cell/>
          <table:table-cell office:value-type="float" office:value="0.802585" calcext:value-type="float">
            <text:p>0,802585</text:p>
          </table:table-cell>
          <table:table-cell table:style-name="Default" office:value-type="float" office:value="0.00306057" calcext:value-type="float">
            <text:p>0,00306057</text:p>
          </table:table-cell>
          <table:table-cell office:value-type="float" office:value="0.950411" calcext:value-type="float">
            <text:p>0,950411</text:p>
          </table:table-cell>
          <table:table-cell office:value-type="float" office:value="0.815113" calcext:value-type="float">
            <text:p>0,815113</text:p>
          </table:table-cell>
          <table:table-cell/>
        </table:table-row>
        <table:table-row table:style-name="ro1">
          <table:table-cell/>
          <table:table-cell office:value-type="float" office:value="0.803226" calcext:value-type="float">
            <text:p>0,803226</text:p>
          </table:table-cell>
          <table:table-cell table:style-name="Default" office:value-type="float" office:value="0.00307622" calcext:value-type="float">
            <text:p>0,00307622</text:p>
          </table:table-cell>
          <table:table-cell office:value-type="float" office:value="0.953857" calcext:value-type="float">
            <text:p>0,953857</text:p>
          </table:table-cell>
          <table:table-cell office:value-type="float" office:value="0.824258" calcext:value-type="float">
            <text:p>0,824258</text:p>
          </table:table-cell>
          <table:table-cell/>
        </table:table-row>
        <table:table-row table:style-name="ro1">
          <table:table-cell/>
          <table:table-cell office:value-type="float" office:value="0.803894" calcext:value-type="float">
            <text:p>0,803894</text:p>
          </table:table-cell>
          <table:table-cell table:style-name="Default" office:value-type="float" office:value="0.00310729" calcext:value-type="float">
            <text:p>0,00310729</text:p>
          </table:table-cell>
          <table:table-cell office:value-type="float" office:value="0.958559" calcext:value-type="float">
            <text:p>0,958559</text:p>
          </table:table-cell>
          <table:table-cell office:value-type="float" office:value="0.834316" calcext:value-type="float">
            <text:p>0,834316</text:p>
          </table:table-cell>
          <table:table-cell/>
        </table:table-row>
        <table:table-row table:style-name="ro1">
          <table:table-cell/>
          <table:table-cell office:value-type="float" office:value="0.804572" calcext:value-type="float">
            <text:p>0,804572</text:p>
          </table:table-cell>
          <table:table-cell table:style-name="Default" office:value-type="float" office:value="0.00311573" calcext:value-type="float">
            <text:p>0,00311573</text:p>
          </table:table-cell>
          <table:table-cell office:value-type="float" office:value="0.963074" calcext:value-type="float">
            <text:p>0,963074</text:p>
          </table:table-cell>
          <table:table-cell office:value-type="float" office:value="0.84508" calcext:value-type="float">
            <text:p>0,84508</text:p>
          </table:table-cell>
          <table:table-cell/>
        </table:table-row>
        <table:table-row table:style-name="ro1">
          <table:table-cell/>
          <table:table-cell office:value-type="float" office:value="0.805271" calcext:value-type="float">
            <text:p>0,805271</text:p>
          </table:table-cell>
          <table:table-cell table:style-name="Default" office:value-type="float" office:value="0.00311923" calcext:value-type="float">
            <text:p>0,00311923</text:p>
          </table:table-cell>
          <table:table-cell office:value-type="float" office:value="0.965734" calcext:value-type="float">
            <text:p>0,965734</text:p>
          </table:table-cell>
          <table:table-cell office:value-type="float" office:value="0.85676" calcext:value-type="float">
            <text:p>0,85676</text:p>
          </table:table-cell>
          <table:table-cell/>
        </table:table-row>
        <table:table-row table:style-name="ro1">
          <table:table-cell/>
          <table:table-cell office:value-type="float" office:value="0.80597" calcext:value-type="float">
            <text:p>0,80597</text:p>
          </table:table-cell>
          <table:table-cell table:style-name="Default" office:value-type="float" office:value="0.00311814" calcext:value-type="float">
            <text:p>0,00311814</text:p>
          </table:table-cell>
          <table:table-cell office:value-type="float" office:value="0.967931" calcext:value-type="float">
            <text:p>0,967931</text:p>
          </table:table-cell>
          <table:table-cell office:value-type="float" office:value="0.868713" calcext:value-type="float">
            <text:p>0,868713</text:p>
          </table:table-cell>
          <table:table-cell/>
        </table:table-row>
        <table:table-row table:style-name="ro1">
          <table:table-cell/>
          <table:table-cell office:value-type="float" office:value="0.806692" calcext:value-type="float">
            <text:p>0,806692</text:p>
          </table:table-cell>
          <table:table-cell table:style-name="Default" office:value-type="float" office:value="0.00309627" calcext:value-type="float">
            <text:p>0,00309627</text:p>
          </table:table-cell>
          <table:table-cell office:value-type="float" office:value="0.969684" calcext:value-type="float">
            <text:p>0,969684</text:p>
          </table:table-cell>
          <table:table-cell office:value-type="float" office:value="0.881186" calcext:value-type="float">
            <text:p>0,881186</text:p>
          </table:table-cell>
          <table:table-cell/>
        </table:table-row>
        <table:table-row table:style-name="ro1">
          <table:table-cell/>
          <table:table-cell office:value-type="float" office:value="0.807426" calcext:value-type="float">
            <text:p>0,807426</text:p>
          </table:table-cell>
          <table:table-cell table:style-name="Default" office:value-type="float" office:value="0.00307173" calcext:value-type="float">
            <text:p>0,00307173</text:p>
          </table:table-cell>
          <table:table-cell office:value-type="float" office:value="0.972451" calcext:value-type="float">
            <text:p>0,972451</text:p>
          </table:table-cell>
          <table:table-cell office:value-type="float" office:value="0.894105" calcext:value-type="float">
            <text:p>0,894105</text:p>
          </table:table-cell>
          <table:table-cell/>
        </table:table-row>
        <table:table-row table:style-name="ro1">
          <table:table-cell/>
          <table:table-cell office:value-type="float" office:value="0.80816" calcext:value-type="float">
            <text:p>0,80816</text:p>
          </table:table-cell>
          <table:table-cell table:style-name="Default" office:value-type="float" office:value="0.0030493" calcext:value-type="float">
            <text:p>0,0030493</text:p>
          </table:table-cell>
          <table:table-cell office:value-type="float" office:value="0.975829" calcext:value-type="float">
            <text:p>0,975829</text:p>
          </table:table-cell>
          <table:table-cell office:value-type="float" office:value="0.907054" calcext:value-type="float">
            <text:p>0,907054</text:p>
          </table:table-cell>
          <table:table-cell/>
        </table:table-row>
        <table:table-row table:style-name="ro1">
          <table:table-cell/>
          <table:table-cell office:value-type="float" office:value="0.808907" calcext:value-type="float">
            <text:p>0,808907</text:p>
          </table:table-cell>
          <table:table-cell table:style-name="Default" office:value-type="float" office:value="0.00304181" calcext:value-type="float">
            <text:p>0,00304181</text:p>
          </table:table-cell>
          <table:table-cell office:value-type="float" office:value="0.977413" calcext:value-type="float">
            <text:p>0,977413</text:p>
          </table:table-cell>
          <table:table-cell office:value-type="float" office:value="0.920294" calcext:value-type="float">
            <text:p>0,920294</text:p>
          </table:table-cell>
          <table:table-cell/>
        </table:table-row>
        <table:table-row table:style-name="ro1">
          <table:table-cell/>
          <table:table-cell office:value-type="float" office:value="0.809668" calcext:value-type="float">
            <text:p>0,809668</text:p>
          </table:table-cell>
          <table:table-cell table:style-name="Default" office:value-type="float" office:value="0.00303084" calcext:value-type="float">
            <text:p>0,00303084</text:p>
          </table:table-cell>
          <table:table-cell office:value-type="float" office:value="0.976695" calcext:value-type="float">
            <text:p>0,976695</text:p>
          </table:table-cell>
          <table:table-cell office:value-type="float" office:value="0.933717" calcext:value-type="float">
            <text:p>0,933717</text:p>
          </table:table-cell>
          <table:table-cell/>
        </table:table-row>
        <table:table-row table:style-name="ro1">
          <table:table-cell/>
          <table:table-cell office:value-type="float" office:value="0.810429" calcext:value-type="float">
            <text:p>0,810429</text:p>
          </table:table-cell>
          <table:table-cell table:style-name="Default" office:value-type="float" office:value="0.00303236" calcext:value-type="float">
            <text:p>0,00303236</text:p>
          </table:table-cell>
          <table:table-cell office:value-type="float" office:value="0.975304" calcext:value-type="float">
            <text:p>0,975304</text:p>
          </table:table-cell>
          <table:table-cell office:value-type="float" office:value="0.947043" calcext:value-type="float">
            <text:p>0,947043</text:p>
          </table:table-cell>
          <table:table-cell/>
        </table:table-row>
        <table:table-row table:style-name="ro1">
          <table:table-cell/>
          <table:table-cell office:value-type="float" office:value="0.811205" calcext:value-type="float">
            <text:p>0,811205</text:p>
          </table:table-cell>
          <table:table-cell table:style-name="Default" office:value-type="float" office:value="0.00303479" calcext:value-type="float">
            <text:p>0,00303479</text:p>
          </table:table-cell>
          <table:table-cell office:value-type="float" office:value="0.97314" calcext:value-type="float">
            <text:p>0,97314</text:p>
          </table:table-cell>
          <table:table-cell office:value-type="float" office:value="0.960024" calcext:value-type="float">
            <text:p>0,960024</text:p>
          </table:table-cell>
          <table:table-cell/>
        </table:table-row>
        <table:table-row table:style-name="ro1">
          <table:table-cell/>
          <table:table-cell office:value-type="float" office:value="0.811996" calcext:value-type="float">
            <text:p>0,811996</text:p>
          </table:table-cell>
          <table:table-cell table:style-name="Default" office:value-type="float" office:value="0.00303709" calcext:value-type="float">
            <text:p>0,00303709</text:p>
          </table:table-cell>
          <table:table-cell office:value-type="float" office:value="0.972155" calcext:value-type="float">
            <text:p>0,972155</text:p>
          </table:table-cell>
          <table:table-cell office:value-type="float" office:value="0.971894" calcext:value-type="float">
            <text:p>0,971894</text:p>
          </table:table-cell>
          <table:table-cell/>
        </table:table-row>
        <table:table-row table:style-name="ro1">
          <table:table-cell/>
          <table:table-cell office:value-type="float" office:value="0.812788" calcext:value-type="float">
            <text:p>0,812788</text:p>
          </table:table-cell>
          <table:table-cell table:style-name="Default" office:value-type="float" office:value="0.00302683" calcext:value-type="float">
            <text:p>0,00302683</text:p>
          </table:table-cell>
          <table:table-cell office:value-type="float" office:value="0.972752" calcext:value-type="float">
            <text:p>0,972752</text:p>
          </table:table-cell>
          <table:table-cell office:value-type="float" office:value="0.981692" calcext:value-type="float">
            <text:p>0,981692</text:p>
          </table:table-cell>
          <table:table-cell/>
        </table:table-row>
        <table:table-row table:style-name="ro1">
          <table:table-cell/>
          <table:table-cell office:value-type="float" office:value="0.813597" calcext:value-type="float">
            <text:p>0,813597</text:p>
          </table:table-cell>
          <table:table-cell table:style-name="Default" office:value-type="float" office:value="0.00301201" calcext:value-type="float">
            <text:p>0,00301201</text:p>
          </table:table-cell>
          <table:table-cell office:value-type="float" office:value="0.973852" calcext:value-type="float">
            <text:p>0,973852</text:p>
          </table:table-cell>
          <table:table-cell office:value-type="float" office:value="0.989012" calcext:value-type="float">
            <text:p>0,989012</text:p>
          </table:table-cell>
          <table:table-cell/>
        </table:table-row>
        <table:table-row table:style-name="ro1">
          <table:table-cell/>
          <table:table-cell office:value-type="float" office:value="0.814406" calcext:value-type="float">
            <text:p>0,814406</text:p>
          </table:table-cell>
          <table:table-cell table:style-name="Default" office:value-type="float" office:value="0.00300242" calcext:value-type="float">
            <text:p>0,00300242</text:p>
          </table:table-cell>
          <table:table-cell office:value-type="float" office:value="0.974986" calcext:value-type="float">
            <text:p>0,974986</text:p>
          </table:table-cell>
          <table:table-cell office:value-type="float" office:value="0.993822" calcext:value-type="float">
            <text:p>0,993822</text:p>
          </table:table-cell>
          <table:table-cell/>
        </table:table-row>
        <table:table-row table:style-name="ro1">
          <table:table-cell/>
          <table:table-cell office:value-type="float" office:value="0.815197" calcext:value-type="float">
            <text:p>0,815197</text:p>
          </table:table-cell>
          <table:table-cell table:style-name="Default" office:value-type="float" office:value="0.00302975" calcext:value-type="float">
            <text:p>0,00302975</text:p>
          </table:table-cell>
          <table:table-cell office:value-type="float" office:value="0.970821" calcext:value-type="float">
            <text:p>0,970821</text:p>
          </table:table-cell>
          <table:table-cell office:value-type="float" office:value="0.996535" calcext:value-type="float">
            <text:p>0,996535</text:p>
          </table:table-cell>
          <table:table-cell/>
        </table:table-row>
        <table:table-row table:style-name="ro1">
          <table:table-cell/>
          <table:table-cell office:value-type="float" office:value="0.815988" calcext:value-type="float">
            <text:p>0,815988</text:p>
          </table:table-cell>
          <table:table-cell table:style-name="Default" office:value-type="float" office:value="0.00303131" calcext:value-type="float">
            <text:p>0,00303131</text:p>
          </table:table-cell>
          <table:table-cell office:value-type="float" office:value="0.958169" calcext:value-type="float">
            <text:p>0,958169</text:p>
          </table:table-cell>
          <table:table-cell office:value-type="float" office:value="0.997459" calcext:value-type="float">
            <text:p>0,997459</text:p>
          </table:table-cell>
          <table:table-cell/>
        </table:table-row>
        <table:table-row table:style-name="ro1">
          <table:table-cell/>
          <table:table-cell office:value-type="float" office:value="0.816761" calcext:value-type="float">
            <text:p>0,816761</text:p>
          </table:table-cell>
          <table:table-cell table:style-name="Default" office:value-type="float" office:value="0.00306049" calcext:value-type="float">
            <text:p>0,00306049</text:p>
          </table:table-cell>
          <table:table-cell office:value-type="float" office:value="0.936429" calcext:value-type="float">
            <text:p>0,936429</text:p>
          </table:table-cell>
          <table:table-cell office:value-type="float" office:value="0.997413" calcext:value-type="float">
            <text:p>0,997413</text:p>
          </table:table-cell>
          <table:table-cell/>
        </table:table-row>
        <table:table-row table:style-name="ro1">
          <table:table-cell/>
          <table:table-cell office:value-type="float" office:value="0.817534" calcext:value-type="float">
            <text:p>0,817534</text:p>
          </table:table-cell>
          <table:table-cell table:style-name="Default" office:value-type="float" office:value="0.00490959" calcext:value-type="float">
            <text:p>0,00490959</text:p>
          </table:table-cell>
          <table:table-cell office:value-type="float" office:value="0.905009" calcext:value-type="float">
            <text:p>0,905009</text:p>
          </table:table-cell>
          <table:table-cell office:value-type="float" office:value="0.997387" calcext:value-type="float">
            <text:p>0,997387</text:p>
          </table:table-cell>
          <table:table-cell/>
        </table:table-row>
        <table:table-row table:style-name="ro1">
          <table:table-cell/>
          <table:table-cell office:value-type="float" office:value="0.818307" calcext:value-type="float">
            <text:p>0,818307</text:p>
          </table:table-cell>
          <table:table-cell table:style-name="Default" office:value-type="float" office:value="0.0111731" calcext:value-type="float">
            <text:p>0,0111731</text:p>
          </table:table-cell>
          <table:table-cell office:value-type="float" office:value="0.863024" calcext:value-type="float">
            <text:p>0,863024</text:p>
          </table:table-cell>
          <table:table-cell office:value-type="float" office:value="0.997349" calcext:value-type="float">
            <text:p>0,997349</text:p>
          </table:table-cell>
          <table:table-cell/>
        </table:table-row>
        <table:table-row table:style-name="ro1">
          <table:table-cell/>
          <table:table-cell office:value-type="float" office:value="0.81908" calcext:value-type="float">
            <text:p>0,81908</text:p>
          </table:table-cell>
          <table:table-cell table:style-name="Default" office:value-type="float" office:value="0.0231441" calcext:value-type="float">
            <text:p>0,0231441</text:p>
          </table:table-cell>
          <table:table-cell office:value-type="float" office:value="0.809548" calcext:value-type="float">
            <text:p>0,809548</text:p>
          </table:table-cell>
          <table:table-cell office:value-type="float" office:value="0.997293" calcext:value-type="float">
            <text:p>0,997293</text:p>
          </table:table-cell>
          <table:table-cell/>
        </table:table-row>
        <table:table-row table:style-name="ro1">
          <table:table-cell/>
          <table:table-cell office:value-type="float" office:value="0.819853" calcext:value-type="float">
            <text:p>0,819853</text:p>
          </table:table-cell>
          <table:table-cell table:style-name="Default" office:value-type="float" office:value="0.0419025" calcext:value-type="float">
            <text:p>0,0419025</text:p>
          </table:table-cell>
          <table:table-cell office:value-type="float" office:value="0.745649" calcext:value-type="float">
            <text:p>0,745649</text:p>
          </table:table-cell>
          <table:table-cell office:value-type="float" office:value="0.997205" calcext:value-type="float">
            <text:p>0,997205</text:p>
          </table:table-cell>
          <table:table-cell/>
        </table:table-row>
        <table:table-row table:style-name="ro1">
          <table:table-cell/>
          <table:table-cell office:value-type="float" office:value="0.820626" calcext:value-type="float">
            <text:p>0,820626</text:p>
          </table:table-cell>
          <table:table-cell table:style-name="Default" office:value-type="float" office:value="0.0673535" calcext:value-type="float">
            <text:p>0,0673535</text:p>
          </table:table-cell>
          <table:table-cell office:value-type="float" office:value="0.67407" calcext:value-type="float">
            <text:p>0,67407</text:p>
          </table:table-cell>
          <table:table-cell office:value-type="float" office:value="0.99706" calcext:value-type="float">
            <text:p>0,99706</text:p>
          </table:table-cell>
          <table:table-cell/>
        </table:table-row>
        <table:table-row table:style-name="ro1">
          <table:table-cell/>
          <table:table-cell office:value-type="float" office:value="0.821399" calcext:value-type="float">
            <text:p>0,821399</text:p>
          </table:table-cell>
          <table:table-cell table:style-name="Default" office:value-type="float" office:value="0.0946624" calcext:value-type="float">
            <text:p>0,0946624</text:p>
          </table:table-cell>
          <table:table-cell office:value-type="float" office:value="0.598591" calcext:value-type="float">
            <text:p>0,598591</text:p>
          </table:table-cell>
          <table:table-cell office:value-type="float" office:value="0.996848" calcext:value-type="float">
            <text:p>0,996848</text:p>
          </table:table-cell>
          <table:table-cell/>
        </table:table-row>
        <table:table-row table:style-name="ro1">
          <table:table-cell/>
          <table:table-cell office:value-type="float" office:value="0.822193" calcext:value-type="float">
            <text:p>0,822193</text:p>
          </table:table-cell>
          <table:table-cell table:style-name="Default" office:value-type="float" office:value="0.120375" calcext:value-type="float">
            <text:p>0,120375</text:p>
          </table:table-cell>
          <table:table-cell office:value-type="float" office:value="0.52201" calcext:value-type="float">
            <text:p>0,52201</text:p>
          </table:table-cell>
          <table:table-cell office:value-type="float" office:value="0.996791" calcext:value-type="float">
            <text:p>0,996791</text:p>
          </table:table-cell>
          <table:table-cell/>
        </table:table-row>
        <table:table-row table:style-name="ro1">
          <table:table-cell/>
          <table:table-cell office:value-type="float" office:value="0.822988" calcext:value-type="float">
            <text:p>0,822988</text:p>
          </table:table-cell>
          <table:table-cell table:style-name="Default" office:value-type="float" office:value="0.141547" calcext:value-type="float">
            <text:p>0,141547</text:p>
          </table:table-cell>
          <table:table-cell office:value-type="float" office:value="0.448208" calcext:value-type="float">
            <text:p>0,448208</text:p>
          </table:table-cell>
          <table:table-cell office:value-type="float" office:value="0.996664" calcext:value-type="float">
            <text:p>0,996664</text:p>
          </table:table-cell>
          <table:table-cell/>
        </table:table-row>
        <table:table-row table:style-name="ro1">
          <table:table-cell/>
          <table:table-cell office:value-type="float" office:value="0.823782" calcext:value-type="float">
            <text:p>0,823782</text:p>
          </table:table-cell>
          <table:table-cell table:style-name="Default" office:value-type="float" office:value="0.157483" calcext:value-type="float">
            <text:p>0,157483</text:p>
          </table:table-cell>
          <table:table-cell office:value-type="float" office:value="0.377644" calcext:value-type="float">
            <text:p>0,377644</text:p>
          </table:table-cell>
          <table:table-cell office:value-type="float" office:value="0.996434" calcext:value-type="float">
            <text:p>0,996434</text:p>
          </table:table-cell>
          <table:table-cell/>
        </table:table-row>
        <table:table-row table:style-name="ro1">
          <table:table-cell/>
          <table:table-cell office:value-type="float" office:value="0.824602" calcext:value-type="float">
            <text:p>0,824602</text:p>
          </table:table-cell>
          <table:table-cell table:style-name="Default" office:value-type="float" office:value="0.167032" calcext:value-type="float">
            <text:p>0,167032</text:p>
          </table:table-cell>
          <table:table-cell office:value-type="float" office:value="0.309412" calcext:value-type="float">
            <text:p>0,309412</text:p>
          </table:table-cell>
          <table:table-cell office:value-type="float" office:value="0.996045" calcext:value-type="float">
            <text:p>0,996045</text:p>
          </table:table-cell>
          <table:table-cell/>
        </table:table-row>
        <table:table-row table:style-name="ro1">
          <table:table-cell/>
          <table:table-cell office:value-type="float" office:value="0.825421" calcext:value-type="float">
            <text:p>0,825421</text:p>
          </table:table-cell>
          <table:table-cell table:style-name="Default" office:value-type="float" office:value="0.175314" calcext:value-type="float">
            <text:p>0,175314</text:p>
          </table:table-cell>
          <table:table-cell office:value-type="float" office:value="0.247577" calcext:value-type="float">
            <text:p>0,247577</text:p>
          </table:table-cell>
          <table:table-cell office:value-type="float" office:value="0.995289" calcext:value-type="float">
            <text:p>0,995289</text:p>
          </table:table-cell>
          <table:table-cell/>
        </table:table-row>
        <table:table-row table:style-name="ro1">
          <table:table-cell/>
          <table:table-cell office:value-type="float" office:value="0.826269" calcext:value-type="float">
            <text:p>0,826269</text:p>
          </table:table-cell>
          <table:table-cell table:style-name="Default" office:value-type="float" office:value="0.179116" calcext:value-type="float">
            <text:p>0,179116</text:p>
          </table:table-cell>
          <table:table-cell office:value-type="float" office:value="0.193761" calcext:value-type="float">
            <text:p>0,193761</text:p>
          </table:table-cell>
          <table:table-cell office:value-type="float" office:value="0.994169" calcext:value-type="float">
            <text:p>0,994169</text:p>
          </table:table-cell>
          <table:table-cell/>
        </table:table-row>
        <table:table-row table:style-name="ro1">
          <table:table-cell/>
          <table:table-cell office:value-type="float" office:value="0.827148" calcext:value-type="float">
            <text:p>0,827148</text:p>
          </table:table-cell>
          <table:table-cell table:style-name="Default" office:value-type="float" office:value="0.174017" calcext:value-type="float">
            <text:p>0,174017</text:p>
          </table:table-cell>
          <table:table-cell office:value-type="float" office:value="0.14859" calcext:value-type="float">
            <text:p>0,14859</text:p>
          </table:table-cell>
          <table:table-cell office:value-type="float" office:value="0.992191" calcext:value-type="float">
            <text:p>0,992191</text:p>
          </table:table-cell>
          <table:table-cell/>
        </table:table-row>
        <table:table-row table:style-name="ro1">
          <table:table-cell/>
          <table:table-cell office:value-type="float" office:value="0.828026" calcext:value-type="float">
            <text:p>0,828026</text:p>
          </table:table-cell>
          <table:table-cell table:style-name="Default" office:value-type="float" office:value="0.160999" calcext:value-type="float">
            <text:p>0,160999</text:p>
          </table:table-cell>
          <table:table-cell office:value-type="float" office:value="0.112502" calcext:value-type="float">
            <text:p>0,112502</text:p>
          </table:table-cell>
          <table:table-cell office:value-type="float" office:value="0.98974" calcext:value-type="float">
            <text:p>0,98974</text:p>
          </table:table-cell>
          <table:table-cell/>
        </table:table-row>
        <table:table-row table:style-name="ro1">
          <table:table-cell/>
          <table:table-cell office:value-type="float" office:value="0.828942" calcext:value-type="float">
            <text:p>0,828942</text:p>
          </table:table-cell>
          <table:table-cell table:style-name="Default" office:value-type="float" office:value="0.141482" calcext:value-type="float">
            <text:p>0,141482</text:p>
          </table:table-cell>
          <table:table-cell office:value-type="float" office:value="0.0825694" calcext:value-type="float">
            <text:p>0,0825694</text:p>
          </table:table-cell>
          <table:table-cell office:value-type="float" office:value="0.986683" calcext:value-type="float">
            <text:p>0,986683</text:p>
          </table:table-cell>
          <table:table-cell/>
        </table:table-row>
        <table:table-row table:style-name="ro1">
          <table:table-cell/>
          <table:table-cell office:value-type="float" office:value="0.829858" calcext:value-type="float">
            <text:p>0,829858</text:p>
          </table:table-cell>
          <table:table-cell table:style-name="Default" office:value-type="float" office:value="0.118816" calcext:value-type="float">
            <text:p>0,118816</text:p>
          </table:table-cell>
          <table:table-cell office:value-type="float" office:value="0.05874" calcext:value-type="float">
            <text:p>0,05874</text:p>
          </table:table-cell>
          <table:table-cell office:value-type="float" office:value="0.980695" calcext:value-type="float">
            <text:p>0,980695</text:p>
          </table:table-cell>
          <table:table-cell/>
        </table:table-row>
        <table:table-row table:style-name="ro1">
          <table:table-cell/>
          <table:table-cell office:value-type="float" office:value="0.830817" calcext:value-type="float">
            <text:p>0,830817</text:p>
          </table:table-cell>
          <table:table-cell table:style-name="Default" office:value-type="float" office:value="0.103066" calcext:value-type="float">
            <text:p>0,103066</text:p>
          </table:table-cell>
          <table:table-cell office:value-type="float" office:value="0.0388664" calcext:value-type="float">
            <text:p>0,0388664</text:p>
          </table:table-cell>
          <table:table-cell office:value-type="float" office:value="0.968396" calcext:value-type="float">
            <text:p>0,968396</text:p>
          </table:table-cell>
          <table:table-cell/>
        </table:table-row>
        <table:table-row table:style-name="ro1">
          <table:table-cell/>
          <table:table-cell office:value-type="float" office:value="0.831776" calcext:value-type="float">
            <text:p>0,831776</text:p>
          </table:table-cell>
          <table:table-cell table:style-name="Default" office:value-type="float" office:value="0.0877718" calcext:value-type="float">
            <text:p>0,0877718</text:p>
          </table:table-cell>
          <table:table-cell office:value-type="float" office:value="0.0228881" calcext:value-type="float">
            <text:p>0,0228881</text:p>
          </table:table-cell>
          <table:table-cell office:value-type="float" office:value="0.945688" calcext:value-type="float">
            <text:p>0,945688</text:p>
          </table:table-cell>
          <table:table-cell/>
        </table:table-row>
        <table:table-row table:style-name="ro1">
          <table:table-cell/>
          <table:table-cell office:value-type="float" office:value="0.832788" calcext:value-type="float">
            <text:p>0,832788</text:p>
          </table:table-cell>
          <table:table-cell table:style-name="Default" office:value-type="float" office:value="0.0706737" calcext:value-type="float">
            <text:p>0,0706737</text:p>
          </table:table-cell>
          <table:table-cell office:value-type="float" office:value="0.0110804" calcext:value-type="float">
            <text:p>0,0110804</text:p>
          </table:table-cell>
          <table:table-cell office:value-type="float" office:value="0.9068" calcext:value-type="float">
            <text:p>0,9068</text:p>
          </table:table-cell>
          <table:table-cell/>
        </table:table-row>
        <table:table-row table:style-name="ro1">
          <table:table-cell/>
          <table:table-cell office:value-type="float" office:value="0.833745" calcext:value-type="float">
            <text:p>0,833745</text:p>
          </table:table-cell>
          <table:table-cell table:style-name="Default" office:value-type="float" office:value="0.06718" calcext:value-type="float">
            <text:p>0,06718</text:p>
          </table:table-cell>
          <table:table-cell office:value-type="float" office:value="0.00375349" calcext:value-type="float">
            <text:p>0,00375349</text:p>
          </table:table-cell>
          <table:table-cell office:value-type="float" office:value="0.849249" calcext:value-type="float">
            <text:p>0,849249</text:p>
          </table:table-cell>
          <table:table-cell/>
        </table:table-row>
        <table:table-row table:style-name="ro1">
          <table:table-cell/>
          <table:table-cell office:value-type="float" office:value="0.834648" calcext:value-type="float">
            <text:p>0,834648</text:p>
          </table:table-cell>
          <table:table-cell table:style-name="Default" office:value-type="float" office:value="0.0781518" calcext:value-type="float">
            <text:p>0,0781518</text:p>
          </table:table-cell>
          <table:table-cell office:value-type="float" office:value="0.00163077" calcext:value-type="float">
            <text:p>0,00163077</text:p>
          </table:table-cell>
          <table:table-cell office:value-type="float" office:value="0.774329" calcext:value-type="float">
            <text:p>0,774329</text:p>
          </table:table-cell>
          <table:table-cell/>
        </table:table-row>
        <table:table-row table:style-name="ro1">
          <table:table-cell/>
          <table:table-cell office:value-type="float" office:value="0.835501" calcext:value-type="float">
            <text:p>0,835501</text:p>
          </table:table-cell>
          <table:table-cell table:style-name="Default" office:value-type="float" office:value="0.104527" calcext:value-type="float">
            <text:p>0,104527</text:p>
          </table:table-cell>
          <table:table-cell office:value-type="float" office:value="0.00136129" calcext:value-type="float">
            <text:p>0,00136129</text:p>
          </table:table-cell>
          <table:table-cell office:value-type="float" office:value="0.680138" calcext:value-type="float">
            <text:p>0,680138</text:p>
          </table:table-cell>
          <table:table-cell/>
        </table:table-row>
        <table:table-row table:style-name="ro1">
          <table:table-cell/>
          <table:table-cell office:value-type="float" office:value="0.836353" calcext:value-type="float">
            <text:p>0,836353</text:p>
          </table:table-cell>
          <table:table-cell table:style-name="Default" office:value-type="float" office:value="0.15406" calcext:value-type="float">
            <text:p>0,15406</text:p>
          </table:table-cell>
          <table:table-cell office:value-type="float" office:value="0.00128453" calcext:value-type="float">
            <text:p>0,00128453</text:p>
          </table:table-cell>
          <table:table-cell office:value-type="float" office:value="0.56758" calcext:value-type="float">
            <text:p>0,56758</text:p>
          </table:table-cell>
          <table:table-cell/>
        </table:table-row>
        <table:table-row table:style-name="ro1">
          <table:table-cell/>
          <table:table-cell office:value-type="float" office:value="0.837156" calcext:value-type="float">
            <text:p>0,837156</text:p>
          </table:table-cell>
          <table:table-cell table:style-name="Default" office:value-type="float" office:value="0.229998" calcext:value-type="float">
            <text:p>0,229998</text:p>
          </table:table-cell>
          <table:table-cell office:value-type="float" office:value="0.00121485" calcext:value-type="float">
            <text:p>0,00121485</text:p>
          </table:table-cell>
          <table:table-cell office:value-type="float" office:value="0.46097" calcext:value-type="float">
            <text:p>0,46097</text:p>
          </table:table-cell>
          <table:table-cell/>
        </table:table-row>
        <table:table-row table:style-name="ro1">
          <table:table-cell/>
          <table:table-cell office:value-type="float" office:value="0.837959" calcext:value-type="float">
            <text:p>0,837959</text:p>
          </table:table-cell>
          <table:table-cell table:style-name="Default" office:value-type="float" office:value="0.323494" calcext:value-type="float">
            <text:p>0,323494</text:p>
          </table:table-cell>
          <table:table-cell office:value-type="float" office:value="0.00118416" calcext:value-type="float">
            <text:p>0,00118416</text:p>
          </table:table-cell>
          <table:table-cell office:value-type="float" office:value="0.3686" calcext:value-type="float">
            <text:p>0,3686</text:p>
          </table:table-cell>
          <table:table-cell/>
        </table:table-row>
        <table:table-row table:style-name="ro1">
          <table:table-cell/>
          <table:table-cell office:value-type="float" office:value="0.838762" calcext:value-type="float">
            <text:p>0,838762</text:p>
          </table:table-cell>
          <table:table-cell table:style-name="Default" office:value-type="float" office:value="0.424366" calcext:value-type="float">
            <text:p>0,424366</text:p>
          </table:table-cell>
          <table:table-cell office:value-type="float" office:value="0.00116489" calcext:value-type="float">
            <text:p>0,00116489</text:p>
          </table:table-cell>
          <table:table-cell office:value-type="float" office:value="0.296195" calcext:value-type="float">
            <text:p>0,296195</text:p>
          </table:table-cell>
          <table:table-cell/>
        </table:table-row>
        <table:table-row table:style-name="ro1">
          <table:table-cell/>
          <table:table-cell office:value-type="float" office:value="0.839626" calcext:value-type="float">
            <text:p>0,839626</text:p>
          </table:table-cell>
          <table:table-cell table:style-name="Default" office:value-type="float" office:value="0.545776" calcext:value-type="float">
            <text:p>0,545776</text:p>
          </table:table-cell>
          <table:table-cell office:value-type="float" office:value="0.00115471" calcext:value-type="float">
            <text:p>0,00115471</text:p>
          </table:table-cell>
          <table:table-cell office:value-type="float" office:value="0.240637" calcext:value-type="float">
            <text:p>0,240637</text:p>
          </table:table-cell>
          <table:table-cell/>
        </table:table-row>
        <table:table-row table:style-name="ro1">
          <table:table-cell/>
          <table:table-cell office:value-type="float" office:value="0.840491" calcext:value-type="float">
            <text:p>0,840491</text:p>
          </table:table-cell>
          <table:table-cell table:style-name="Default" office:value-type="float" office:value="0.645745" calcext:value-type="float">
            <text:p>0,645745</text:p>
          </table:table-cell>
          <table:table-cell office:value-type="float" office:value="0.00115536" calcext:value-type="float">
            <text:p>0,00115536</text:p>
          </table:table-cell>
          <table:table-cell office:value-type="float" office:value="0.203735" calcext:value-type="float">
            <text:p>0,203735</text:p>
          </table:table-cell>
          <table:table-cell/>
        </table:table-row>
        <table:table-row table:style-name="ro1">
          <table:table-cell/>
          <table:table-cell office:value-type="float" office:value="0.841442" calcext:value-type="float">
            <text:p>0,841442</text:p>
          </table:table-cell>
          <table:table-cell table:style-name="Default" office:value-type="float" office:value="0.726875" calcext:value-type="float">
            <text:p>0,726875</text:p>
          </table:table-cell>
          <table:table-cell office:value-type="float" office:value="0.00116278" calcext:value-type="float">
            <text:p>0,00116278</text:p>
          </table:table-cell>
          <table:table-cell office:value-type="float" office:value="0.18614" calcext:value-type="float">
            <text:p>0,18614</text:p>
          </table:table-cell>
          <table:table-cell/>
        </table:table-row>
        <table:table-row table:style-name="ro1">
          <table:table-cell/>
          <table:table-cell office:value-type="float" office:value="0.842393" calcext:value-type="float">
            <text:p>0,842393</text:p>
          </table:table-cell>
          <table:table-cell table:style-name="Default" office:value-type="float" office:value="0.783287" calcext:value-type="float">
            <text:p>0,783287</text:p>
          </table:table-cell>
          <table:table-cell office:value-type="float" office:value="0.00116575" calcext:value-type="float">
            <text:p>0,00116575</text:p>
          </table:table-cell>
          <table:table-cell office:value-type="float" office:value="0.161679" calcext:value-type="float">
            <text:p>0,161679</text:p>
          </table:table-cell>
          <table:table-cell/>
        </table:table-row>
        <table:table-row table:style-name="ro1">
          <table:table-cell/>
          <table:table-cell office:value-type="float" office:value="0.843343" calcext:value-type="float">
            <text:p>0,843343</text:p>
          </table:table-cell>
          <table:table-cell table:style-name="Default" office:value-type="float" office:value="0.796723" calcext:value-type="float">
            <text:p>0,796723</text:p>
          </table:table-cell>
          <table:table-cell office:value-type="float" office:value="0.00115825" calcext:value-type="float">
            <text:p>0,00115825</text:p>
          </table:table-cell>
          <table:table-cell office:value-type="float" office:value="0.139822" calcext:value-type="float">
            <text:p>0,139822</text:p>
          </table:table-cell>
          <table:table-cell/>
        </table:table-row>
        <table:table-row table:style-name="ro1">
          <table:table-cell/>
          <table:table-cell office:value-type="float" office:value="0.844294" calcext:value-type="float">
            <text:p>0,844294</text:p>
          </table:table-cell>
          <table:table-cell table:style-name="Default" office:value-type="float" office:value="0.793877" calcext:value-type="float">
            <text:p>0,793877</text:p>
          </table:table-cell>
          <table:table-cell office:value-type="float" office:value="0.00115653" calcext:value-type="float">
            <text:p>0,00115653</text:p>
          </table:table-cell>
          <table:table-cell office:value-type="float" office:value="0.121198" calcext:value-type="float">
            <text:p>0,121198</text:p>
          </table:table-cell>
          <table:table-cell/>
        </table:table-row>
        <table:table-row table:style-name="ro1">
          <table:table-cell/>
          <table:table-cell office:value-type="float" office:value="0.845245" calcext:value-type="float">
            <text:p>0,845245</text:p>
          </table:table-cell>
          <table:table-cell table:style-name="Default" office:value-type="float" office:value="0.789117" calcext:value-type="float">
            <text:p>0,789117</text:p>
          </table:table-cell>
          <table:table-cell office:value-type="float" office:value="0.00116018" calcext:value-type="float">
            <text:p>0,00116018</text:p>
          </table:table-cell>
          <table:table-cell office:value-type="float" office:value="0.100115" calcext:value-type="float">
            <text:p>0,100115</text:p>
          </table:table-cell>
          <table:table-cell/>
        </table:table-row>
        <table:table-row table:style-name="ro1">
          <table:table-cell/>
          <table:table-cell office:value-type="float" office:value="0.846196" calcext:value-type="float">
            <text:p>0,846196</text:p>
          </table:table-cell>
          <table:table-cell table:style-name="Default" office:value-type="float" office:value="0.751078" calcext:value-type="float">
            <text:p>0,751078</text:p>
          </table:table-cell>
          <table:table-cell office:value-type="float" office:value="0.00116206" calcext:value-type="float">
            <text:p>0,00116206</text:p>
          </table:table-cell>
          <table:table-cell office:value-type="float" office:value="0.0805117" calcext:value-type="float">
            <text:p>0,0805117</text:p>
          </table:table-cell>
          <table:table-cell/>
        </table:table-row>
        <table:table-row table:style-name="ro1">
          <table:table-cell/>
          <table:table-cell office:value-type="float" office:value="0.847147" calcext:value-type="float">
            <text:p>0,847147</text:p>
          </table:table-cell>
          <table:table-cell table:style-name="Default" office:value-type="float" office:value="0.658704" calcext:value-type="float">
            <text:p>0,658704</text:p>
          </table:table-cell>
          <table:table-cell office:value-type="float" office:value="0.0011636" calcext:value-type="float">
            <text:p>0,0011636</text:p>
          </table:table-cell>
          <table:table-cell office:value-type="float" office:value="0.0649891" calcext:value-type="float">
            <text:p>0,0649891</text:p>
          </table:table-cell>
          <table:table-cell/>
        </table:table-row>
        <table:table-row table:style-name="ro1">
          <table:table-cell/>
          <table:table-cell office:value-type="float" office:value="0.848098" calcext:value-type="float">
            <text:p>0,848098</text:p>
          </table:table-cell>
          <table:table-cell table:style-name="Default" office:value-type="float" office:value="0.557082" calcext:value-type="float">
            <text:p>0,557082</text:p>
          </table:table-cell>
          <table:table-cell office:value-type="float" office:value="0.00115445" calcext:value-type="float">
            <text:p>0,00115445</text:p>
          </table:table-cell>
          <table:table-cell office:value-type="float" office:value="0.0526824" calcext:value-type="float">
            <text:p>0,0526824</text:p>
          </table:table-cell>
          <table:table-cell/>
        </table:table-row>
        <table:table-row table:style-name="ro1">
          <table:table-cell/>
          <table:table-cell office:value-type="float" office:value="0.849049" calcext:value-type="float">
            <text:p>0,849049</text:p>
          </table:table-cell>
          <table:table-cell table:style-name="Default" office:value-type="float" office:value="0.422778" calcext:value-type="float">
            <text:p>0,422778</text:p>
          </table:table-cell>
          <table:table-cell office:value-type="float" office:value="0.00115112" calcext:value-type="float">
            <text:p>0,00115112</text:p>
          </table:table-cell>
          <table:table-cell office:value-type="float" office:value="0.0421994" calcext:value-type="float">
            <text:p>0,0421994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style-name="Default" office:value-type="float" office:value="0.277018" calcext:value-type="float">
            <text:p>0,277018</text:p>
          </table:table-cell>
          <table:table-cell office:value-type="float" office:value="0.00110496" calcext:value-type="float">
            <text:p>0,00110496</text:p>
          </table:table-cell>
          <table:table-cell office:value-type="float" office:value="0.036735" calcext:value-type="float">
            <text:p>0,036735</text:p>
          </table:table-cell>
          <table:table-cell/>
        </table:table-row>
        <table:table-row table:style-name="ro1">
          <table:table-cell/>
          <table:table-cell office:value-type="float" office:value="0.851042" calcext:value-type="float">
            <text:p>0,851042</text:p>
          </table:table-cell>
          <table:table-cell table:style-name="Default" office:value-type="float" office:value="0.151951" calcext:value-type="float">
            <text:p>0,151951</text:p>
          </table:table-cell>
          <table:table-cell office:value-type="float" office:value="0.00103724" calcext:value-type="float">
            <text:p>0,00103724</text:p>
          </table:table-cell>
          <table:table-cell office:value-type="float" office:value="0.0299467" calcext:value-type="float">
            <text:p>0,0299467</text:p>
          </table:table-cell>
          <table:table-cell/>
        </table:table-row>
        <table:table-row table:style-name="ro1">
          <table:table-cell/>
          <table:table-cell office:value-type="float" office:value="0.85213" calcext:value-type="float">
            <text:p>0,85213</text:p>
          </table:table-cell>
          <table:table-cell table:style-name="Default" office:value-type="float" office:value="0.070081" calcext:value-type="float">
            <text:p>0,070081</text:p>
          </table:table-cell>
          <table:table-cell office:value-type="float" office:value="0.000976866" calcext:value-type="float">
            <text:p>0,000976866</text:p>
          </table:table-cell>
          <table:table-cell office:value-type="float" office:value="0.0209509" calcext:value-type="float">
            <text:p>0,0209509</text:p>
          </table:table-cell>
          <table:table-cell/>
        </table:table-row>
        <table:table-row table:style-name="ro1">
          <table:table-cell/>
          <table:table-cell office:value-type="float" office:value="0.853193" calcext:value-type="float">
            <text:p>0,853193</text:p>
          </table:table-cell>
          <table:table-cell table:style-name="Default" office:value-type="float" office:value="0.0276204" calcext:value-type="float">
            <text:p>0,0276204</text:p>
          </table:table-cell>
          <table:table-cell office:value-type="float" office:value="0.000949574" calcext:value-type="float">
            <text:p>0,000949574</text:p>
          </table:table-cell>
          <table:table-cell office:value-type="float" office:value="0.0217387" calcext:value-type="float">
            <text:p>0,0217387</text:p>
          </table:table-cell>
          <table:table-cell/>
        </table:table-row>
        <table:table-row table:style-name="ro1">
          <table:table-cell/>
          <table:table-cell office:value-type="float" office:value="0.854282" calcext:value-type="float">
            <text:p>0,854282</text:p>
          </table:table-cell>
          <table:table-cell table:style-name="Default" office:value-type="float" office:value="0.00299338" calcext:value-type="float">
            <text:p>0,00299338</text:p>
          </table:table-cell>
          <table:table-cell office:value-type="float" office:value="0.000951621" calcext:value-type="float">
            <text:p>0,000951621</text:p>
          </table:table-cell>
          <table:table-cell office:value-type="float" office:value="0.0226768" calcext:value-type="float">
            <text:p>0,0226768</text:p>
          </table:table-cell>
          <table:table-cell/>
        </table:table-row>
        <table:table-row table:style-name="ro1">
          <table:table-cell/>
          <table:table-cell office:value-type="float" office:value="0.855345" calcext:value-type="float">
            <text:p>0,855345</text:p>
          </table:table-cell>
          <table:table-cell table:style-name="Default" office:value-type="float" office:value="0.00325109" calcext:value-type="float">
            <text:p>0,00325109</text:p>
          </table:table-cell>
          <table:table-cell office:value-type="float" office:value="0.000949008" calcext:value-type="float">
            <text:p>0,000949008</text:p>
          </table:table-cell>
          <table:table-cell office:value-type="float" office:value="0.0236103" calcext:value-type="float">
            <text:p>0,0236103</text:p>
          </table:table-cell>
          <table:table-cell/>
        </table:table-row>
        <table:table-row table:style-name="ro1">
          <table:table-cell/>
          <table:table-cell office:value-type="float" office:value="0.856408" calcext:value-type="float">
            <text:p>0,856408</text:p>
          </table:table-cell>
          <table:table-cell table:style-name="Default" office:value-type="float" office:value="0.0047389" calcext:value-type="float">
            <text:p>0,0047389</text:p>
          </table:table-cell>
          <table:table-cell office:value-type="float" office:value="0.000962792" calcext:value-type="float">
            <text:p>0,000962792</text:p>
          </table:table-cell>
          <table:table-cell office:value-type="float" office:value="0.0245978" calcext:value-type="float">
            <text:p>0,0245978</text:p>
          </table:table-cell>
          <table:table-cell/>
        </table:table-row>
        <table:table-row table:style-name="ro1">
          <table:table-cell/>
          <table:table-cell office:value-type="float" office:value="0.857498" calcext:value-type="float">
            <text:p>0,857498</text:p>
          </table:table-cell>
          <table:table-cell table:style-name="Default" office:value-type="float" office:value="0.0200419" calcext:value-type="float">
            <text:p>0,0200419</text:p>
          </table:table-cell>
          <table:table-cell office:value-type="float" office:value="0.000923172" calcext:value-type="float">
            <text:p>0,000923172</text:p>
          </table:table-cell>
          <table:table-cell office:value-type="float" office:value="0.02574" calcext:value-type="float">
            <text:p>0,02574</text:p>
          </table:table-cell>
          <table:table-cell/>
        </table:table-row>
        <table:table-row table:style-name="ro1">
          <table:table-cell/>
          <table:table-cell office:value-type="float" office:value="0.858561" calcext:value-type="float">
            <text:p>0,858561</text:p>
          </table:table-cell>
          <table:table-cell table:style-name="Default" office:value-type="float" office:value="0.0697386" calcext:value-type="float">
            <text:p>0,0697386</text:p>
          </table:table-cell>
          <table:table-cell office:value-type="float" office:value="0.000913037" calcext:value-type="float">
            <text:p>0,000913037</text:p>
          </table:table-cell>
          <table:table-cell office:value-type="float" office:value="0.0267139" calcext:value-type="float">
            <text:p>0,0267139</text:p>
          </table:table-cell>
          <table:table-cell/>
        </table:table-row>
        <table:table-row table:style-name="ro1">
          <table:table-cell/>
          <table:table-cell office:value-type="float" office:value="0.859651" calcext:value-type="float">
            <text:p>0,859651</text:p>
          </table:table-cell>
          <table:table-cell table:style-name="Default" office:value-type="float" office:value="0.149366" calcext:value-type="float">
            <text:p>0,149366</text:p>
          </table:table-cell>
          <table:table-cell office:value-type="float" office:value="0.000905079" calcext:value-type="float">
            <text:p>0,000905079</text:p>
          </table:table-cell>
          <table:table-cell office:value-type="float" office:value="0.0277255" calcext:value-type="float">
            <text:p>0,0277255</text:p>
          </table:table-cell>
          <table:table-cell/>
        </table:table-row>
        <table:table-row table:style-name="ro1">
          <table:table-cell/>
          <table:table-cell office:value-type="float" office:value="0.860713" calcext:value-type="float">
            <text:p>0,860713</text:p>
          </table:table-cell>
          <table:table-cell table:style-name="Default" office:value-type="float" office:value="0.265351" calcext:value-type="float">
            <text:p>0,265351</text:p>
          </table:table-cell>
          <table:table-cell office:value-type="float" office:value="0.00090879" calcext:value-type="float">
            <text:p>0,00090879</text:p>
          </table:table-cell>
          <table:table-cell office:value-type="float" office:value="0.0285482" calcext:value-type="float">
            <text:p>0,0285482</text:p>
          </table:table-cell>
          <table:table-cell/>
        </table:table-row>
        <table:table-row table:style-name="ro1">
          <table:table-cell/>
          <table:table-cell office:value-type="float" office:value="0.861804" calcext:value-type="float">
            <text:p>0,861804</text:p>
          </table:table-cell>
          <table:table-cell table:style-name="Default" office:value-type="float" office:value="0.405337" calcext:value-type="float">
            <text:p>0,405337</text:p>
          </table:table-cell>
          <table:table-cell office:value-type="float" office:value="0.000917664" calcext:value-type="float">
            <text:p>0,000917664</text:p>
          </table:table-cell>
          <table:table-cell office:value-type="float" office:value="0.0294042" calcext:value-type="float">
            <text:p>0,0294042</text:p>
          </table:table-cell>
          <table:table-cell/>
        </table:table-row>
        <table:table-row table:style-name="ro1">
          <table:table-cell/>
          <table:table-cell office:value-type="float" office:value="0.862896" calcext:value-type="float">
            <text:p>0,862896</text:p>
          </table:table-cell>
          <table:table-cell table:style-name="Default" office:value-type="float" office:value="0.541409" calcext:value-type="float">
            <text:p>0,541409</text:p>
          </table:table-cell>
          <table:table-cell office:value-type="float" office:value="0.000934546" calcext:value-type="float">
            <text:p>0,000934546</text:p>
          </table:table-cell>
          <table:table-cell office:value-type="float" office:value="0.0302236" calcext:value-type="float">
            <text:p>0,0302236</text:p>
          </table:table-cell>
          <table:table-cell/>
        </table:table-row>
        <table:table-row table:style-name="ro1">
          <table:table-cell/>
          <table:table-cell office:value-type="float" office:value="0.863987" calcext:value-type="float">
            <text:p>0,863987</text:p>
          </table:table-cell>
          <table:table-cell table:style-name="Default" office:value-type="float" office:value="0.662065" calcext:value-type="float">
            <text:p>0,662065</text:p>
          </table:table-cell>
          <table:table-cell office:value-type="float" office:value="0.00096792" calcext:value-type="float">
            <text:p>0,00096792</text:p>
          </table:table-cell>
          <table:table-cell office:value-type="float" office:value="0.0310918" calcext:value-type="float">
            <text:p>0,0310918</text:p>
          </table:table-cell>
          <table:table-cell/>
        </table:table-row>
        <table:table-row table:style-name="ro1">
          <table:table-cell/>
          <table:table-cell office:value-type="float" office:value="0.865078" calcext:value-type="float">
            <text:p>0,865078</text:p>
          </table:table-cell>
          <table:table-cell table:style-name="Default" office:value-type="float" office:value="0.750596" calcext:value-type="float">
            <text:p>0,750596</text:p>
          </table:table-cell>
          <table:table-cell office:value-type="float" office:value="0.00102653" calcext:value-type="float">
            <text:p>0,00102653</text:p>
          </table:table-cell>
          <table:table-cell office:value-type="float" office:value="0.032013" calcext:value-type="float">
            <text:p>0,032013</text:p>
          </table:table-cell>
          <table:table-cell/>
        </table:table-row>
        <table:table-row table:style-name="ro1">
          <table:table-cell/>
          <table:table-cell office:value-type="float" office:value="0.86617" calcext:value-type="float">
            <text:p>0,86617</text:p>
          </table:table-cell>
          <table:table-cell table:style-name="Default" office:value-type="float" office:value="0.807473" calcext:value-type="float">
            <text:p>0,807473</text:p>
          </table:table-cell>
          <table:table-cell office:value-type="float" office:value="0.00108845" calcext:value-type="float">
            <text:p>0,00108845</text:p>
          </table:table-cell>
          <table:table-cell office:value-type="float" office:value="0.0329426" calcext:value-type="float">
            <text:p>0,0329426</text:p>
          </table:table-cell>
          <table:table-cell/>
        </table:table-row>
        <table:table-row table:style-name="ro1">
          <table:table-cell/>
          <table:table-cell office:value-type="float" office:value="0.867261" calcext:value-type="float">
            <text:p>0,867261</text:p>
          </table:table-cell>
          <table:table-cell table:style-name="Default" office:value-type="float" office:value="0.840759" calcext:value-type="float">
            <text:p>0,840759</text:p>
          </table:table-cell>
          <table:table-cell office:value-type="float" office:value="0.0015677" calcext:value-type="float">
            <text:p>0,0015677</text:p>
          </table:table-cell>
          <table:table-cell office:value-type="float" office:value="0.0338901" calcext:value-type="float">
            <text:p>0,0338901</text:p>
          </table:table-cell>
          <table:table-cell/>
        </table:table-row>
        <table:table-row table:style-name="ro1">
          <table:table-cell/>
          <table:table-cell office:value-type="float" office:value="0.868352" calcext:value-type="float">
            <text:p>0,868352</text:p>
          </table:table-cell>
          <table:table-cell table:style-name="Default" office:value-type="float" office:value="0.857679" calcext:value-type="float">
            <text:p>0,857679</text:p>
          </table:table-cell>
          <table:table-cell office:value-type="float" office:value="0.00288049" calcext:value-type="float">
            <text:p>0,00288049</text:p>
          </table:table-cell>
          <table:table-cell office:value-type="float" office:value="0.0347207" calcext:value-type="float">
            <text:p>0,0347207</text:p>
          </table:table-cell>
          <table:table-cell/>
        </table:table-row>
        <table:table-row table:style-name="ro1">
          <table:table-cell/>
          <table:table-cell office:value-type="float" office:value="0.869482" calcext:value-type="float">
            <text:p>0,869482</text:p>
          </table:table-cell>
          <table:table-cell table:style-name="Default" office:value-type="float" office:value="0.866266" calcext:value-type="float">
            <text:p>0,866266</text:p>
          </table:table-cell>
          <table:table-cell office:value-type="float" office:value="0.00589574" calcext:value-type="float">
            <text:p>0,00589574</text:p>
          </table:table-cell>
          <table:table-cell office:value-type="float" office:value="0.0354041" calcext:value-type="float">
            <text:p>0,0354041</text:p>
          </table:table-cell>
          <table:table-cell/>
        </table:table-row>
        <table:table-row table:style-name="ro1">
          <table:table-cell/>
          <table:table-cell office:value-type="float" office:value="0.870613" calcext:value-type="float">
            <text:p>0,870613</text:p>
          </table:table-cell>
          <table:table-cell table:style-name="Default" office:value-type="float" office:value="0.865537" calcext:value-type="float">
            <text:p>0,865537</text:p>
          </table:table-cell>
          <table:table-cell office:value-type="float" office:value="0.011731" calcext:value-type="float">
            <text:p>0,011731</text:p>
          </table:table-cell>
          <table:table-cell office:value-type="float" office:value="0.0359111" calcext:value-type="float">
            <text:p>0,0359111</text:p>
          </table:table-cell>
          <table:table-cell/>
        </table:table-row>
        <table:table-row table:style-name="ro1">
          <table:table-cell/>
          <table:table-cell office:value-type="float" office:value="0.871743" calcext:value-type="float">
            <text:p>0,871743</text:p>
          </table:table-cell>
          <table:table-cell table:style-name="Default" office:value-type="float" office:value="0.860485" calcext:value-type="float">
            <text:p>0,860485</text:p>
          </table:table-cell>
          <table:table-cell office:value-type="float" office:value="0.0177304" calcext:value-type="float">
            <text:p>0,0177304</text:p>
          </table:table-cell>
          <table:table-cell office:value-type="float" office:value="0.0364516" calcext:value-type="float">
            <text:p>0,0364516</text:p>
          </table:table-cell>
          <table:table-cell/>
        </table:table-row>
        <table:table-row table:style-name="ro1">
          <table:table-cell/>
          <table:table-cell office:value-type="float" office:value="0.87292" calcext:value-type="float">
            <text:p>0,87292</text:p>
          </table:table-cell>
          <table:table-cell table:style-name="Default" office:value-type="float" office:value="0.853426" calcext:value-type="float">
            <text:p>0,853426</text:p>
          </table:table-cell>
          <table:table-cell office:value-type="float" office:value="0.0241068" calcext:value-type="float">
            <text:p>0,0241068</text:p>
          </table:table-cell>
          <table:table-cell office:value-type="float" office:value="0.0370464" calcext:value-type="float">
            <text:p>0,0370464</text:p>
          </table:table-cell>
          <table:table-cell/>
        </table:table-row>
        <table:table-row table:style-name="ro1">
          <table:table-cell/>
          <table:table-cell office:value-type="float" office:value="0.874098" calcext:value-type="float">
            <text:p>0,874098</text:p>
          </table:table-cell>
          <table:table-cell table:style-name="Default" office:value-type="float" office:value="0.846366" calcext:value-type="float">
            <text:p>0,846366</text:p>
          </table:table-cell>
          <table:table-cell office:value-type="float" office:value="0.0306871" calcext:value-type="float">
            <text:p>0,0306871</text:p>
          </table:table-cell>
          <table:table-cell office:value-type="float" office:value="0.0375597" calcext:value-type="float">
            <text:p>0,0375597</text:p>
          </table:table-cell>
          <table:table-cell/>
        </table:table-row>
        <table:table-row table:style-name="ro1">
          <table:table-cell/>
          <table:table-cell office:value-type="float" office:value="0.875275" calcext:value-type="float">
            <text:p>0,875275</text:p>
          </table:table-cell>
          <table:table-cell table:style-name="Default" office:value-type="float" office:value="0.840281" calcext:value-type="float">
            <text:p>0,840281</text:p>
          </table:table-cell>
          <table:table-cell office:value-type="float" office:value="0.0368215" calcext:value-type="float">
            <text:p>0,0368215</text:p>
          </table:table-cell>
          <table:table-cell office:value-type="float" office:value="0.0380012" calcext:value-type="float">
            <text:p>0,0380012</text:p>
          </table:table-cell>
          <table:table-cell/>
        </table:table-row>
        <table:table-row table:style-name="ro1">
          <table:table-cell/>
          <table:table-cell office:value-type="float" office:value="0.876452" calcext:value-type="float">
            <text:p>0,876452</text:p>
          </table:table-cell>
          <table:table-cell table:style-name="Default" office:value-type="float" office:value="0.833749" calcext:value-type="float">
            <text:p>0,833749</text:p>
          </table:table-cell>
          <table:table-cell office:value-type="float" office:value="0.0418398" calcext:value-type="float">
            <text:p>0,0418398</text:p>
          </table:table-cell>
          <table:table-cell office:value-type="float" office:value="0.038286" calcext:value-type="float">
            <text:p>0,038286</text:p>
          </table:table-cell>
          <table:table-cell/>
        </table:table-row>
        <table:table-row table:style-name="ro1">
          <table:table-cell/>
          <table:table-cell office:value-type="float" office:value="0.87763" calcext:value-type="float">
            <text:p>0,87763</text:p>
          </table:table-cell>
          <table:table-cell table:style-name="Default" office:value-type="float" office:value="0.82552" calcext:value-type="float">
            <text:p>0,82552</text:p>
          </table:table-cell>
          <table:table-cell office:value-type="float" office:value="0.0445137" calcext:value-type="float">
            <text:p>0,0445137</text:p>
          </table:table-cell>
          <table:table-cell office:value-type="float" office:value="0.0386798" calcext:value-type="float">
            <text:p>0,0386798</text:p>
          </table:table-cell>
          <table:table-cell/>
        </table:table-row>
        <table:table-row table:style-name="ro1">
          <table:table-cell/>
          <table:table-cell office:value-type="float" office:value="0.878873" calcext:value-type="float">
            <text:p>0,878873</text:p>
          </table:table-cell>
          <table:table-cell table:style-name="Default" office:value-type="float" office:value="0.817937" calcext:value-type="float">
            <text:p>0,817937</text:p>
          </table:table-cell>
          <table:table-cell office:value-type="float" office:value="0.0443628" calcext:value-type="float">
            <text:p>0,0443628</text:p>
          </table:table-cell>
          <table:table-cell office:value-type="float" office:value="0.0394129" calcext:value-type="float">
            <text:p>0,0394129</text:p>
          </table:table-cell>
          <table:table-cell/>
        </table:table-row>
        <table:table-row table:style-name="ro1">
          <table:table-cell/>
          <table:table-cell office:value-type="float" office:value="0.880115" calcext:value-type="float">
            <text:p>0,880115</text:p>
          </table:table-cell>
          <table:table-cell table:style-name="Default" office:value-type="float" office:value="0.810997" calcext:value-type="float">
            <text:p>0,810997</text:p>
          </table:table-cell>
          <table:table-cell office:value-type="float" office:value="0.0470968" calcext:value-type="float">
            <text:p>0,0470968</text:p>
          </table:table-cell>
          <table:table-cell office:value-type="float" office:value="0.0401347" calcext:value-type="float">
            <text:p>0,0401347</text:p>
          </table:table-cell>
          <table:table-cell/>
        </table:table-row>
        <table:table-row table:style-name="ro1">
          <table:table-cell/>
          <table:table-cell office:value-type="float" office:value="0.881358" calcext:value-type="float">
            <text:p>0,881358</text:p>
          </table:table-cell>
          <table:table-cell table:style-name="Default" office:value-type="float" office:value="0.803144" calcext:value-type="float">
            <text:p>0,803144</text:p>
          </table:table-cell>
          <table:table-cell office:value-type="float" office:value="0.0490403" calcext:value-type="float">
            <text:p>0,0490403</text:p>
          </table:table-cell>
          <table:table-cell office:value-type="float" office:value="0.0410531" calcext:value-type="float">
            <text:p>0,0410531</text:p>
          </table:table-cell>
          <table:table-cell/>
        </table:table-row>
        <table:table-row table:style-name="ro1">
          <table:table-cell/>
          <table:table-cell office:value-type="float" office:value="0.882601" calcext:value-type="float">
            <text:p>0,882601</text:p>
          </table:table-cell>
          <table:table-cell table:style-name="Default" office:value-type="float" office:value="0.793542" calcext:value-type="float">
            <text:p>0,793542</text:p>
          </table:table-cell>
          <table:table-cell office:value-type="float" office:value="0.050207" calcext:value-type="float">
            <text:p>0,050207</text:p>
          </table:table-cell>
          <table:table-cell office:value-type="float" office:value="0.041985" calcext:value-type="float">
            <text:p>0,041985</text:p>
          </table:table-cell>
          <table:table-cell/>
        </table:table-row>
        <table:table-row table:style-name="ro1">
          <table:table-cell/>
          <table:table-cell office:value-type="float" office:value="0.883939" calcext:value-type="float">
            <text:p>0,883939</text:p>
          </table:table-cell>
          <table:table-cell table:style-name="Default" office:value-type="float" office:value="0.772905" calcext:value-type="float">
            <text:p>0,772905</text:p>
          </table:table-cell>
          <table:table-cell office:value-type="float" office:value="0.0511919" calcext:value-type="float">
            <text:p>0,0511919</text:p>
          </table:table-cell>
          <table:table-cell office:value-type="float" office:value="0.0433694" calcext:value-type="float">
            <text:p>0,0433694</text:p>
          </table:table-cell>
          <table:table-cell/>
        </table:table-row>
        <table:table-row table:style-name="ro1">
          <table:table-cell/>
          <table:table-cell office:value-type="float" office:value="0.885278" calcext:value-type="float">
            <text:p>0,885278</text:p>
          </table:table-cell>
          <table:table-cell table:style-name="Default" office:value-type="float" office:value="0.735254" calcext:value-type="float">
            <text:p>0,735254</text:p>
          </table:table-cell>
          <table:table-cell office:value-type="float" office:value="0.0519277" calcext:value-type="float">
            <text:p>0,0519277</text:p>
          </table:table-cell>
          <table:table-cell office:value-type="float" office:value="0.0447858" calcext:value-type="float">
            <text:p>0,0447858</text:p>
          </table:table-cell>
          <table:table-cell/>
        </table:table-row>
        <table:table-row table:style-name="ro1">
          <table:table-cell/>
          <table:table-cell office:value-type="float" office:value="0.886616" calcext:value-type="float">
            <text:p>0,886616</text:p>
          </table:table-cell>
          <table:table-cell table:style-name="Default" office:value-type="float" office:value="0.68233" calcext:value-type="float">
            <text:p>0,68233</text:p>
          </table:table-cell>
          <table:table-cell office:value-type="float" office:value="0.0519952" calcext:value-type="float">
            <text:p>0,0519952</text:p>
          </table:table-cell>
          <table:table-cell office:value-type="float" office:value="0.0462286" calcext:value-type="float">
            <text:p>0,0462286</text:p>
          </table:table-cell>
          <table:table-cell/>
        </table:table-row>
        <table:table-row table:style-name="ro1">
          <table:table-cell/>
          <table:table-cell office:value-type="float" office:value="0.887955" calcext:value-type="float">
            <text:p>0,887955</text:p>
          </table:table-cell>
          <table:table-cell table:style-name="Default" office:value-type="float" office:value="0.614076" calcext:value-type="float">
            <text:p>0,614076</text:p>
          </table:table-cell>
          <table:table-cell office:value-type="float" office:value="0.051747" calcext:value-type="float">
            <text:p>0,051747</text:p>
          </table:table-cell>
          <table:table-cell office:value-type="float" office:value="0.0477122" calcext:value-type="float">
            <text:p>0,0477122</text:p>
          </table:table-cell>
          <table:table-cell/>
        </table:table-row>
        <table:table-row table:style-name="ro1">
          <table:table-cell/>
          <table:table-cell office:value-type="float" office:value="0.889293" calcext:value-type="float">
            <text:p>0,889293</text:p>
          </table:table-cell>
          <table:table-cell table:style-name="Default" office:value-type="float" office:value="0.53335" calcext:value-type="float">
            <text:p>0,53335</text:p>
          </table:table-cell>
          <table:table-cell office:value-type="float" office:value="0.0515713" calcext:value-type="float">
            <text:p>0,0515713</text:p>
          </table:table-cell>
          <table:table-cell office:value-type="float" office:value="0.0496016" calcext:value-type="float">
            <text:p>0,0496016</text:p>
          </table:table-cell>
          <table:table-cell/>
        </table:table-row>
        <table:table-row table:style-name="ro1">
          <table:table-cell/>
          <table:table-cell office:value-type="float" office:value="0.890631" calcext:value-type="float">
            <text:p>0,890631</text:p>
          </table:table-cell>
          <table:table-cell table:style-name="Default" office:value-type="float" office:value="0.45016" calcext:value-type="float">
            <text:p>0,45016</text:p>
          </table:table-cell>
          <table:table-cell office:value-type="float" office:value="0.0513599" calcext:value-type="float">
            <text:p>0,0513599</text:p>
          </table:table-cell>
          <table:table-cell office:value-type="float" office:value="0.0516025" calcext:value-type="float">
            <text:p>0,0516025</text:p>
          </table:table-cell>
          <table:table-cell/>
        </table:table-row>
        <table:table-row table:style-name="ro1">
          <table:table-cell/>
          <table:table-cell office:value-type="float" office:value="0.89197" calcext:value-type="float">
            <text:p>0,89197</text:p>
          </table:table-cell>
          <table:table-cell table:style-name="Default" office:value-type="float" office:value="0.370915" calcext:value-type="float">
            <text:p>0,370915</text:p>
          </table:table-cell>
          <table:table-cell office:value-type="float" office:value="0.0509733" calcext:value-type="float">
            <text:p>0,0509733</text:p>
          </table:table-cell>
          <table:table-cell office:value-type="float" office:value="0.0542775" calcext:value-type="float">
            <text:p>0,0542775</text:p>
          </table:table-cell>
          <table:table-cell/>
        </table:table-row>
        <table:table-row table:style-name="ro1">
          <table:table-cell/>
          <table:table-cell office:value-type="float" office:value="0.893308" calcext:value-type="float">
            <text:p>0,893308</text:p>
          </table:table-cell>
          <table:table-cell table:style-name="Default" office:value-type="float" office:value="0.300456" calcext:value-type="float">
            <text:p>0,300456</text:p>
          </table:table-cell>
          <table:table-cell office:value-type="float" office:value="0.0508914" calcext:value-type="float">
            <text:p>0,0508914</text:p>
          </table:table-cell>
          <table:table-cell office:value-type="float" office:value="0.0572216" calcext:value-type="float">
            <text:p>0,0572216</text:p>
          </table:table-cell>
          <table:table-cell/>
        </table:table-row>
        <table:table-row table:style-name="ro1">
          <table:table-cell/>
          <table:table-cell office:value-type="float" office:value="0.894646" calcext:value-type="float">
            <text:p>0,894646</text:p>
          </table:table-cell>
          <table:table-cell table:style-name="Default" office:value-type="float" office:value="0.243176" calcext:value-type="float">
            <text:p>0,243176</text:p>
          </table:table-cell>
          <table:table-cell office:value-type="float" office:value="0.0510598" calcext:value-type="float">
            <text:p>0,0510598</text:p>
          </table:table-cell>
          <table:table-cell office:value-type="float" office:value="0.0616452" calcext:value-type="float">
            <text:p>0,0616452</text:p>
          </table:table-cell>
          <table:table-cell/>
        </table:table-row>
        <table:table-row table:style-name="ro1">
          <table:table-cell/>
          <table:table-cell office:value-type="float" office:value="0.895985" calcext:value-type="float">
            <text:p>0,895985</text:p>
          </table:table-cell>
          <table:table-cell table:style-name="Default" office:value-type="float" office:value="0.200828" calcext:value-type="float">
            <text:p>0,200828</text:p>
          </table:table-cell>
          <table:table-cell office:value-type="float" office:value="0.051008" calcext:value-type="float">
            <text:p>0,051008</text:p>
          </table:table-cell>
          <table:table-cell office:value-type="float" office:value="0.0712625" calcext:value-type="float">
            <text:p>0,0712625</text:p>
          </table:table-cell>
          <table:table-cell/>
        </table:table-row>
        <table:table-row table:style-name="ro1">
          <table:table-cell/>
          <table:table-cell office:value-type="float" office:value="0.897323" calcext:value-type="float">
            <text:p>0,897323</text:p>
          </table:table-cell>
          <table:table-cell table:style-name="Default" office:value-type="float" office:value="0.177743" calcext:value-type="float">
            <text:p>0,177743</text:p>
          </table:table-cell>
          <table:table-cell office:value-type="float" office:value="0.0504889" calcext:value-type="float">
            <text:p>0,0504889</text:p>
          </table:table-cell>
          <table:table-cell office:value-type="float" office:value="0.0849945" calcext:value-type="float">
            <text:p>0,0849945</text:p>
          </table:table-cell>
          <table:table-cell/>
        </table:table-row>
        <table:table-row table:style-name="ro1">
          <table:table-cell/>
          <table:table-cell office:value-type="float" office:value="0.898662" calcext:value-type="float">
            <text:p>0,898662</text:p>
          </table:table-cell>
          <table:table-cell table:style-name="Default" office:value-type="float" office:value="0.182856" calcext:value-type="float">
            <text:p>0,182856</text:p>
          </table:table-cell>
          <table:table-cell office:value-type="float" office:value="0.0482255" calcext:value-type="float">
            <text:p>0,0482255</text:p>
          </table:table-cell>
          <table:table-cell office:value-type="float" office:value="0.104139" calcext:value-type="float">
            <text:p>0,104139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table:style-name="Default" office:value-type="float" office:value="0.188853" calcext:value-type="float">
            <text:p>0,188853</text:p>
          </table:table-cell>
          <table:table-cell office:value-type="float" office:value="0.0452805" calcext:value-type="float">
            <text:p>0,0452805</text:p>
          </table:table-cell>
          <table:table-cell office:value-type="float" office:value="0.13129" calcext:value-type="float">
            <text:p>0,13129</text:p>
          </table:table-cell>
          <table:table-cell/>
        </table:table-row>
        <table:table-row table:style-name="ro1">
          <table:table-cell/>
          <table:table-cell office:value-type="float" office:value="0.901429" calcext:value-type="float">
            <text:p>0,901429</text:p>
          </table:table-cell>
          <table:table-cell table:style-name="Default" office:value-type="float" office:value="0.188707" calcext:value-type="float">
            <text:p>0,188707</text:p>
          </table:table-cell>
          <table:table-cell office:value-type="float" office:value="0.0414356" calcext:value-type="float">
            <text:p>0,0414356</text:p>
          </table:table-cell>
          <table:table-cell office:value-type="float" office:value="0.185972" calcext:value-type="float">
            <text:p>0,185972</text:p>
          </table:table-cell>
          <table:table-cell/>
        </table:table-row>
        <table:table-row table:style-name="ro1">
          <table:table-cell/>
          <table:table-cell office:value-type="float" office:value="0.902741" calcext:value-type="float">
            <text:p>0,902741</text:p>
          </table:table-cell>
          <table:table-cell table:style-name="Default" office:value-type="float" office:value="0.191158" calcext:value-type="float">
            <text:p>0,191158</text:p>
          </table:table-cell>
          <table:table-cell office:value-type="float" office:value="0.0372165" calcext:value-type="float">
            <text:p>0,0372165</text:p>
          </table:table-cell>
          <table:table-cell office:value-type="float" office:value="0.237541" calcext:value-type="float">
            <text:p>0,237541</text:p>
          </table:table-cell>
          <table:table-cell/>
        </table:table-row>
        <table:table-row table:style-name="ro1">
          <table:table-cell/>
          <table:table-cell office:value-type="float" office:value="0.904019" calcext:value-type="float">
            <text:p>0,904019</text:p>
          </table:table-cell>
          <table:table-cell table:style-name="Default" office:value-type="float" office:value="0.194766" calcext:value-type="float">
            <text:p>0,194766</text:p>
          </table:table-cell>
          <table:table-cell office:value-type="float" office:value="0.0312328" calcext:value-type="float">
            <text:p>0,0312328</text:p>
          </table:table-cell>
          <table:table-cell office:value-type="float" office:value="0.284953" calcext:value-type="float">
            <text:p>0,284953</text:p>
          </table:table-cell>
          <table:table-cell/>
        </table:table-row>
        <table:table-row table:style-name="ro1">
          <table:table-cell/>
          <table:table-cell office:value-type="float" office:value="0.905229" calcext:value-type="float">
            <text:p>0,905229</text:p>
          </table:table-cell>
          <table:table-cell table:style-name="Default" office:value-type="float" office:value="0.197997" calcext:value-type="float">
            <text:p>0,197997</text:p>
          </table:table-cell>
          <table:table-cell office:value-type="float" office:value="0.0250629" calcext:value-type="float">
            <text:p>0,0250629</text:p>
          </table:table-cell>
          <table:table-cell office:value-type="float" office:value="0.325876" calcext:value-type="float">
            <text:p>0,325876</text:p>
          </table:table-cell>
          <table:table-cell/>
        </table:table-row>
        <table:table-row table:style-name="ro1">
          <table:table-cell/>
          <table:table-cell office:value-type="float" office:value="0.906439" calcext:value-type="float">
            <text:p>0,906439</text:p>
          </table:table-cell>
          <table:table-cell table:style-name="Default" office:value-type="float" office:value="0.199304" calcext:value-type="float">
            <text:p>0,199304</text:p>
          </table:table-cell>
          <table:table-cell office:value-type="float" office:value="0.0182349" calcext:value-type="float">
            <text:p>0,0182349</text:p>
          </table:table-cell>
          <table:table-cell office:value-type="float" office:value="0.3608" calcext:value-type="float">
            <text:p>0,3608</text:p>
          </table:table-cell>
          <table:table-cell/>
        </table:table-row>
        <table:table-row table:style-name="ro1">
          <table:table-cell/>
          <table:table-cell office:value-type="float" office:value="0.907649" calcext:value-type="float">
            <text:p>0,907649</text:p>
          </table:table-cell>
          <table:table-cell table:style-name="Default" office:value-type="float" office:value="0.201214" calcext:value-type="float">
            <text:p>0,201214</text:p>
          </table:table-cell>
          <table:table-cell office:value-type="float" office:value="0.0131976" calcext:value-type="float">
            <text:p>0,0131976</text:p>
          </table:table-cell>
          <table:table-cell office:value-type="float" office:value="0.386259" calcext:value-type="float">
            <text:p>0,386259</text:p>
          </table:table-cell>
          <table:table-cell/>
        </table:table-row>
        <table:table-row table:style-name="ro1">
          <table:table-cell/>
          <table:table-cell office:value-type="float" office:value="0.908859" calcext:value-type="float">
            <text:p>0,908859</text:p>
          </table:table-cell>
          <table:table-cell table:style-name="Default" office:value-type="float" office:value="0.204898" calcext:value-type="float">
            <text:p>0,204898</text:p>
          </table:table-cell>
          <table:table-cell office:value-type="float" office:value="0.00901809" calcext:value-type="float">
            <text:p>0,00901809</text:p>
          </table:table-cell>
          <table:table-cell office:value-type="float" office:value="0.38163" calcext:value-type="float">
            <text:p>0,38163</text:p>
          </table:table-cell>
          <table:table-cell/>
        </table:table-row>
        <table:table-row table:style-name="ro1">
          <table:table-cell/>
          <table:table-cell office:value-type="float" office:value="0.910069" calcext:value-type="float">
            <text:p>0,910069</text:p>
          </table:table-cell>
          <table:table-cell table:style-name="Default" office:value-type="float" office:value="0.209698" calcext:value-type="float">
            <text:p>0,209698</text:p>
          </table:table-cell>
          <table:table-cell office:value-type="float" office:value="0.00537381" calcext:value-type="float">
            <text:p>0,00537381</text:p>
          </table:table-cell>
          <table:table-cell office:value-type="float" office:value="0.375779" calcext:value-type="float">
            <text:p>0,375779</text:p>
          </table:table-cell>
          <table:table-cell/>
        </table:table-row>
        <table:table-row table:style-name="ro1">
          <table:table-cell/>
          <table:table-cell office:value-type="float" office:value="0.911279" calcext:value-type="float">
            <text:p>0,911279</text:p>
          </table:table-cell>
          <table:table-cell table:style-name="Default" office:value-type="float" office:value="0.213013" calcext:value-type="float">
            <text:p>0,213013</text:p>
          </table:table-cell>
          <table:table-cell office:value-type="float" office:value="0.00480599" calcext:value-type="float">
            <text:p>0,00480599</text:p>
          </table:table-cell>
          <table:table-cell office:value-type="float" office:value="0.369645" calcext:value-type="float">
            <text:p>0,369645</text:p>
          </table:table-cell>
          <table:table-cell/>
        </table:table-row>
        <table:table-row table:style-name="ro1">
          <table:table-cell/>
          <table:table-cell office:value-type="float" office:value="0.912528" calcext:value-type="float">
            <text:p>0,912528</text:p>
          </table:table-cell>
          <table:table-cell table:style-name="Default" office:value-type="float" office:value="0.216566" calcext:value-type="float">
            <text:p>0,216566</text:p>
          </table:table-cell>
          <table:table-cell office:value-type="float" office:value="0.00689704" calcext:value-type="float">
            <text:p>0,00689704</text:p>
          </table:table-cell>
          <table:table-cell office:value-type="float" office:value="0.364524" calcext:value-type="float">
            <text:p>0,364524</text:p>
          </table:table-cell>
          <table:table-cell/>
        </table:table-row>
        <table:table-row table:style-name="ro1">
          <table:table-cell/>
          <table:table-cell office:value-type="float" office:value="0.913777" calcext:value-type="float">
            <text:p>0,913777</text:p>
          </table:table-cell>
          <table:table-cell table:style-name="Default" office:value-type="float" office:value="0.22184" calcext:value-type="float">
            <text:p>0,22184</text:p>
          </table:table-cell>
          <table:table-cell office:value-type="float" office:value="0.0174509" calcext:value-type="float">
            <text:p>0,0174509</text:p>
          </table:table-cell>
          <table:table-cell office:value-type="float" office:value="0.360526" calcext:value-type="float">
            <text:p>0,360526</text:p>
          </table:table-cell>
          <table:table-cell/>
        </table:table-row>
        <table:table-row table:style-name="ro1">
          <table:table-cell/>
          <table:table-cell office:value-type="float" office:value="0.915026" calcext:value-type="float">
            <text:p>0,915026</text:p>
          </table:table-cell>
          <table:table-cell table:style-name="Default" office:value-type="float" office:value="0.228646" calcext:value-type="float">
            <text:p>0,228646</text:p>
          </table:table-cell>
          <table:table-cell office:value-type="float" office:value="0.049287" calcext:value-type="float">
            <text:p>0,049287</text:p>
          </table:table-cell>
          <table:table-cell office:value-type="float" office:value="0.35745" calcext:value-type="float">
            <text:p>0,35745</text:p>
          </table:table-cell>
          <table:table-cell/>
        </table:table-row>
        <table:table-row table:style-name="ro1">
          <table:table-cell/>
          <table:table-cell office:value-type="float" office:value="0.916275" calcext:value-type="float">
            <text:p>0,916275</text:p>
          </table:table-cell>
          <table:table-cell table:style-name="Default" office:value-type="float" office:value="0.237304" calcext:value-type="float">
            <text:p>0,237304</text:p>
          </table:table-cell>
          <table:table-cell office:value-type="float" office:value="0.116387" calcext:value-type="float">
            <text:p>0,116387</text:p>
          </table:table-cell>
          <table:table-cell office:value-type="float" office:value="0.354189" calcext:value-type="float">
            <text:p>0,354189</text:p>
          </table:table-cell>
          <table:table-cell/>
        </table:table-row>
        <table:table-row table:style-name="ro1">
          <table:table-cell/>
          <table:table-cell office:value-type="float" office:value="0.917572" calcext:value-type="float">
            <text:p>0,917572</text:p>
          </table:table-cell>
          <table:table-cell table:style-name="Default" office:value-type="float" office:value="0.245992" calcext:value-type="float">
            <text:p>0,245992</text:p>
          </table:table-cell>
          <table:table-cell office:value-type="float" office:value="0.226653" calcext:value-type="float">
            <text:p>0,226653</text:p>
          </table:table-cell>
          <table:table-cell office:value-type="float" office:value="0.349909" calcext:value-type="float">
            <text:p>0,349909</text:p>
          </table:table-cell>
          <table:table-cell/>
        </table:table-row>
        <table:table-row table:style-name="ro1">
          <table:table-cell/>
          <table:table-cell office:value-type="float" office:value="0.918869" calcext:value-type="float">
            <text:p>0,918869</text:p>
          </table:table-cell>
          <table:table-cell table:style-name="Default" office:value-type="float" office:value="0.253071" calcext:value-type="float">
            <text:p>0,253071</text:p>
          </table:table-cell>
          <table:table-cell office:value-type="float" office:value="0.360649" calcext:value-type="float">
            <text:p>0,360649</text:p>
          </table:table-cell>
          <table:table-cell office:value-type="float" office:value="0.344914" calcext:value-type="float">
            <text:p>0,344914</text:p>
          </table:table-cell>
          <table:table-cell/>
        </table:table-row>
        <table:table-row table:style-name="ro1">
          <table:table-cell/>
          <table:table-cell office:value-type="float" office:value="0.920115" calcext:value-type="float">
            <text:p>0,920115</text:p>
          </table:table-cell>
          <table:table-cell table:style-name="Default" office:value-type="float" office:value="0.259138" calcext:value-type="float">
            <text:p>0,259138</text:p>
          </table:table-cell>
          <table:table-cell office:value-type="float" office:value="0.499057" calcext:value-type="float">
            <text:p>0,499057</text:p>
          </table:table-cell>
          <table:table-cell office:value-type="float" office:value="0.338972" calcext:value-type="float">
            <text:p>0,338972</text:p>
          </table:table-cell>
          <table:table-cell/>
        </table:table-row>
        <table:table-row table:style-name="ro1">
          <table:table-cell/>
          <table:table-cell office:value-type="float" office:value="0.92136" calcext:value-type="float">
            <text:p>0,92136</text:p>
          </table:table-cell>
          <table:table-cell table:style-name="Default" office:value-type="float" office:value="0.266154" calcext:value-type="float">
            <text:p>0,266154</text:p>
          </table:table-cell>
          <table:table-cell office:value-type="float" office:value="0.612276" calcext:value-type="float">
            <text:p>0,612276</text:p>
          </table:table-cell>
          <table:table-cell office:value-type="float" office:value="0.334288" calcext:value-type="float">
            <text:p>0,334288</text:p>
          </table:table-cell>
          <table:table-cell/>
        </table:table-row>
        <table:table-row table:style-name="ro1">
          <table:table-cell/>
          <table:table-cell office:value-type="float" office:value="0.922605" calcext:value-type="float">
            <text:p>0,922605</text:p>
          </table:table-cell>
          <table:table-cell table:style-name="Default" office:value-type="float" office:value="0.274506" calcext:value-type="float">
            <text:p>0,274506</text:p>
          </table:table-cell>
          <table:table-cell office:value-type="float" office:value="0.687133" calcext:value-type="float">
            <text:p>0,687133</text:p>
          </table:table-cell>
          <table:table-cell office:value-type="float" office:value="0.332162" calcext:value-type="float">
            <text:p>0,332162</text:p>
          </table:table-cell>
          <table:table-cell/>
        </table:table-row>
        <table:table-row table:style-name="ro1">
          <table:table-cell/>
          <table:table-cell office:value-type="float" office:value="0.92385" calcext:value-type="float">
            <text:p>0,92385</text:p>
          </table:table-cell>
          <table:table-cell table:style-name="Default" office:value-type="float" office:value="0.283645" calcext:value-type="float">
            <text:p>0,283645</text:p>
          </table:table-cell>
          <table:table-cell office:value-type="float" office:value="0.723238" calcext:value-type="float">
            <text:p>0,723238</text:p>
          </table:table-cell>
          <table:table-cell office:value-type="float" office:value="0.323977" calcext:value-type="float">
            <text:p>0,323977</text:p>
          </table:table-cell>
          <table:table-cell/>
        </table:table-row>
        <table:table-row table:style-name="ro1">
          <table:table-cell/>
          <table:table-cell office:value-type="float" office:value="0.925095" calcext:value-type="float">
            <text:p>0,925095</text:p>
          </table:table-cell>
          <table:table-cell table:style-name="Default" office:value-type="float" office:value="0.292436" calcext:value-type="float">
            <text:p>0,292436</text:p>
          </table:table-cell>
          <table:table-cell office:value-type="float" office:value="0.720081" calcext:value-type="float">
            <text:p>0,720081</text:p>
          </table:table-cell>
          <table:table-cell office:value-type="float" office:value="0.31413" calcext:value-type="float">
            <text:p>0,31413</text:p>
          </table:table-cell>
          <table:table-cell/>
        </table:table-row>
        <table:table-row table:style-name="ro1">
          <table:table-cell/>
          <table:table-cell office:value-type="float" office:value="0.926341" calcext:value-type="float">
            <text:p>0,926341</text:p>
          </table:table-cell>
          <table:table-cell table:style-name="Default" office:value-type="float" office:value="0.303051" calcext:value-type="float">
            <text:p>0,303051</text:p>
          </table:table-cell>
          <table:table-cell office:value-type="float" office:value="0.716927" calcext:value-type="float">
            <text:p>0,716927</text:p>
          </table:table-cell>
          <table:table-cell office:value-type="float" office:value="0.301692" calcext:value-type="float">
            <text:p>0,301692</text:p>
          </table:table-cell>
          <table:table-cell/>
        </table:table-row>
        <table:table-row table:style-name="ro1">
          <table:table-cell/>
          <table:table-cell office:value-type="float" office:value="0.927586" calcext:value-type="float">
            <text:p>0,927586</text:p>
          </table:table-cell>
          <table:table-cell table:style-name="Default" office:value-type="float" office:value="0.319673" calcext:value-type="float">
            <text:p>0,319673</text:p>
          </table:table-cell>
          <table:table-cell office:value-type="float" office:value="0.712141" calcext:value-type="float">
            <text:p>0,712141</text:p>
          </table:table-cell>
          <table:table-cell office:value-type="float" office:value="0.287404" calcext:value-type="float">
            <text:p>0,287404</text:p>
          </table:table-cell>
          <table:table-cell/>
        </table:table-row>
        <table:table-row table:style-name="ro1">
          <table:table-cell/>
          <table:table-cell office:value-type="float" office:value="0.928831" calcext:value-type="float">
            <text:p>0,928831</text:p>
          </table:table-cell>
          <table:table-cell table:style-name="Default" office:value-type="float" office:value="0.335104" calcext:value-type="float">
            <text:p>0,335104</text:p>
          </table:table-cell>
          <table:table-cell office:value-type="float" office:value="0.705907" calcext:value-type="float">
            <text:p>0,705907</text:p>
          </table:table-cell>
          <table:table-cell office:value-type="float" office:value="0.271435" calcext:value-type="float">
            <text:p>0,271435</text:p>
          </table:table-cell>
          <table:table-cell/>
        </table:table-row>
        <table:table-row table:style-name="ro1">
          <table:table-cell/>
          <table:table-cell office:value-type="float" office:value="0.930007" calcext:value-type="float">
            <text:p>0,930007</text:p>
          </table:table-cell>
          <table:table-cell table:style-name="Default" office:value-type="float" office:value="0.348914" calcext:value-type="float">
            <text:p>0,348914</text:p>
          </table:table-cell>
          <table:table-cell office:value-type="float" office:value="0.705186" calcext:value-type="float">
            <text:p>0,705186</text:p>
          </table:table-cell>
          <table:table-cell office:value-type="float" office:value="0.257194" calcext:value-type="float">
            <text:p>0,257194</text:p>
          </table:table-cell>
          <table:table-cell/>
        </table:table-row>
        <table:table-row table:style-name="ro1">
          <table:table-cell/>
          <table:table-cell office:value-type="float" office:value="0.931183" calcext:value-type="float">
            <text:p>0,931183</text:p>
          </table:table-cell>
          <table:table-cell table:style-name="Default" office:value-type="float" office:value="0.362073" calcext:value-type="float">
            <text:p>0,362073</text:p>
          </table:table-cell>
          <table:table-cell office:value-type="float" office:value="0.701915" calcext:value-type="float">
            <text:p>0,701915</text:p>
          </table:table-cell>
          <table:table-cell office:value-type="float" office:value="0.243093" calcext:value-type="float">
            <text:p>0,243093</text:p>
          </table:table-cell>
          <table:table-cell/>
        </table:table-row>
        <table:table-row table:style-name="ro1">
          <table:table-cell/>
          <table:table-cell office:value-type="float" office:value="0.932359" calcext:value-type="float">
            <text:p>0,932359</text:p>
          </table:table-cell>
          <table:table-cell table:style-name="Default" office:value-type="float" office:value="0.374633" calcext:value-type="float">
            <text:p>0,374633</text:p>
          </table:table-cell>
          <table:table-cell office:value-type="float" office:value="0.697591" calcext:value-type="float">
            <text:p>0,697591</text:p>
          </table:table-cell>
          <table:table-cell office:value-type="float" office:value="0.231213" calcext:value-type="float">
            <text:p>0,231213</text:p>
          </table:table-cell>
          <table:table-cell/>
        </table:table-row>
        <table:table-row table:style-name="ro1">
          <table:table-cell/>
          <table:table-cell office:value-type="float" office:value="0.933535" calcext:value-type="float">
            <text:p>0,933535</text:p>
          </table:table-cell>
          <table:table-cell table:style-name="Default" office:value-type="float" office:value="0.386648" calcext:value-type="float">
            <text:p>0,386648</text:p>
          </table:table-cell>
          <table:table-cell office:value-type="float" office:value="0.694191" calcext:value-type="float">
            <text:p>0,694191</text:p>
          </table:table-cell>
          <table:table-cell office:value-type="float" office:value="0.218656" calcext:value-type="float">
            <text:p>0,218656</text:p>
          </table:table-cell>
          <table:table-cell/>
        </table:table-row>
        <table:table-row table:style-name="ro1">
          <table:table-cell/>
          <table:table-cell office:value-type="float" office:value="0.934711" calcext:value-type="float">
            <text:p>0,934711</text:p>
          </table:table-cell>
          <table:table-cell table:style-name="Default" office:value-type="float" office:value="0.398166" calcext:value-type="float">
            <text:p>0,398166</text:p>
          </table:table-cell>
          <table:table-cell office:value-type="float" office:value="0.691337" calcext:value-type="float">
            <text:p>0,691337</text:p>
          </table:table-cell>
          <table:table-cell office:value-type="float" office:value="0.202351" calcext:value-type="float">
            <text:p>0,202351</text:p>
          </table:table-cell>
          <table:table-cell/>
        </table:table-row>
        <table:table-row table:style-name="ro1">
          <table:table-cell/>
          <table:table-cell office:value-type="float" office:value="0.935887" calcext:value-type="float">
            <text:p>0,935887</text:p>
          </table:table-cell>
          <table:table-cell table:style-name="Default" office:value-type="float" office:value="0.409225" calcext:value-type="float">
            <text:p>0,409225</text:p>
          </table:table-cell>
          <table:table-cell office:value-type="float" office:value="0.68692" calcext:value-type="float">
            <text:p>0,68692</text:p>
          </table:table-cell>
          <table:table-cell office:value-type="float" office:value="0.181141" calcext:value-type="float">
            <text:p>0,181141</text:p>
          </table:table-cell>
          <table:table-cell/>
        </table:table-row>
        <table:table-row table:style-name="ro1">
          <table:table-cell/>
          <table:table-cell office:value-type="float" office:value="0.937063" calcext:value-type="float">
            <text:p>0,937063</text:p>
          </table:table-cell>
          <table:table-cell table:style-name="Default" office:value-type="float" office:value="0.419866" calcext:value-type="float">
            <text:p>0,419866</text:p>
          </table:table-cell>
          <table:table-cell office:value-type="float" office:value="0.665937" calcext:value-type="float">
            <text:p>0,665937</text:p>
          </table:table-cell>
          <table:table-cell office:value-type="float" office:value="0.158495" calcext:value-type="float">
            <text:p>0,158495</text:p>
          </table:table-cell>
          <table:table-cell/>
        </table:table-row>
        <table:table-row table:style-name="ro1">
          <table:table-cell/>
          <table:table-cell office:value-type="float" office:value="0.93824" calcext:value-type="float">
            <text:p>0,93824</text:p>
          </table:table-cell>
          <table:table-cell table:style-name="Default" office:value-type="float" office:value="0.430127" calcext:value-type="float">
            <text:p>0,430127</text:p>
          </table:table-cell>
          <table:table-cell office:value-type="float" office:value="0.608631" calcext:value-type="float">
            <text:p>0,608631</text:p>
          </table:table-cell>
          <table:table-cell office:value-type="float" office:value="0.135781" calcext:value-type="float">
            <text:p>0,135781</text:p>
          </table:table-cell>
          <table:table-cell/>
        </table:table-row>
        <table:table-row table:style-name="ro1">
          <table:table-cell/>
          <table:table-cell office:value-type="float" office:value="0.939416" calcext:value-type="float">
            <text:p>0,939416</text:p>
          </table:table-cell>
          <table:table-cell table:style-name="Default" office:value-type="float" office:value="0.440039" calcext:value-type="float">
            <text:p>0,440039</text:p>
          </table:table-cell>
          <table:table-cell office:value-type="float" office:value="0.52192" calcext:value-type="float">
            <text:p>0,52192</text:p>
          </table:table-cell>
          <table:table-cell office:value-type="float" office:value="0.114476" calcext:value-type="float">
            <text:p>0,114476</text:p>
          </table:table-cell>
          <table:table-cell/>
        </table:table-row>
        <table:table-row table:style-name="ro1">
          <table:table-cell/>
          <table:table-cell office:value-type="float" office:value="0.940592" calcext:value-type="float">
            <text:p>0,940592</text:p>
          </table:table-cell>
          <table:table-cell table:style-name="Default" office:value-type="float" office:value="0.449623" calcext:value-type="float">
            <text:p>0,449623</text:p>
          </table:table-cell>
          <table:table-cell office:value-type="float" office:value="0.40872" calcext:value-type="float">
            <text:p>0,40872</text:p>
          </table:table-cell>
          <table:table-cell office:value-type="float" office:value="0.0955195" calcext:value-type="float">
            <text:p>0,0955195</text:p>
          </table:table-cell>
          <table:table-cell/>
        </table:table-row>
        <table:table-row table:style-name="ro1">
          <table:table-cell/>
          <table:table-cell office:value-type="float" office:value="0.941768" calcext:value-type="float">
            <text:p>0,941768</text:p>
          </table:table-cell>
          <table:table-cell table:style-name="Default" office:value-type="float" office:value="0.458897" calcext:value-type="float">
            <text:p>0,458897</text:p>
          </table:table-cell>
          <table:table-cell office:value-type="float" office:value="0.278925" calcext:value-type="float">
            <text:p>0,278925</text:p>
          </table:table-cell>
          <table:table-cell office:value-type="float" office:value="0.0789141" calcext:value-type="float">
            <text:p>0,0789141</text:p>
          </table:table-cell>
          <table:table-cell/>
        </table:table-row>
        <table:table-row table:style-name="ro1">
          <table:table-cell/>
          <table:table-cell office:value-type="float" office:value="0.942944" calcext:value-type="float">
            <text:p>0,942944</text:p>
          </table:table-cell>
          <table:table-cell table:style-name="Default" office:value-type="float" office:value="0.467876" calcext:value-type="float">
            <text:p>0,467876</text:p>
          </table:table-cell>
          <table:table-cell office:value-type="float" office:value="0.177697" calcext:value-type="float">
            <text:p>0,177697</text:p>
          </table:table-cell>
          <table:table-cell office:value-type="float" office:value="0.0647929" calcext:value-type="float">
            <text:p>0,0647929</text:p>
          </table:table-cell>
          <table:table-cell/>
        </table:table-row>
        <table:table-row table:style-name="ro1">
          <table:table-cell/>
          <table:table-cell office:value-type="float" office:value="0.94412" calcext:value-type="float">
            <text:p>0,94412</text:p>
          </table:table-cell>
          <table:table-cell table:style-name="Default" office:value-type="float" office:value="0.476582" calcext:value-type="float">
            <text:p>0,476582</text:p>
          </table:table-cell>
          <table:table-cell office:value-type="float" office:value="0.107477" calcext:value-type="float">
            <text:p>0,107477</text:p>
          </table:table-cell>
          <table:table-cell office:value-type="float" office:value="0.0532243" calcext:value-type="float">
            <text:p>0,0532243</text:p>
          </table:table-cell>
          <table:table-cell/>
        </table:table-row>
        <table:table-row table:style-name="ro1">
          <table:table-cell/>
          <table:table-cell office:value-type="float" office:value="0.945296" calcext:value-type="float">
            <text:p>0,945296</text:p>
          </table:table-cell>
          <table:table-cell table:style-name="Default" office:value-type="float" office:value="0.485037" calcext:value-type="float">
            <text:p>0,485037</text:p>
          </table:table-cell>
          <table:table-cell office:value-type="float" office:value="0.0620917" calcext:value-type="float">
            <text:p>0,0620917</text:p>
          </table:table-cell>
          <table:table-cell office:value-type="float" office:value="0.0433367" calcext:value-type="float">
            <text:p>0,0433367</text:p>
          </table:table-cell>
          <table:table-cell/>
        </table:table-row>
        <table:table-row table:style-name="ro1">
          <table:table-cell/>
          <table:table-cell office:value-type="float" office:value="0.946472" calcext:value-type="float">
            <text:p>0,946472</text:p>
          </table:table-cell>
          <table:table-cell table:style-name="Default" office:value-type="float" office:value="0.493254" calcext:value-type="float">
            <text:p>0,493254</text:p>
          </table:table-cell>
          <table:table-cell office:value-type="float" office:value="0.037481" calcext:value-type="float">
            <text:p>0,037481</text:p>
          </table:table-cell>
          <table:table-cell office:value-type="float" office:value="0.0348284" calcext:value-type="float">
            <text:p>0,0348284</text:p>
          </table:table-cell>
          <table:table-cell/>
        </table:table-row>
        <table:table-row table:style-name="ro1">
          <table:table-cell/>
          <table:table-cell office:value-type="float" office:value="0.947648" calcext:value-type="float">
            <text:p>0,947648</text:p>
          </table:table-cell>
          <table:table-cell table:style-name="Default" office:value-type="float" office:value="0.501256" calcext:value-type="float">
            <text:p>0,501256</text:p>
          </table:table-cell>
          <table:table-cell office:value-type="float" office:value="0.0363168" calcext:value-type="float">
            <text:p>0,0363168</text:p>
          </table:table-cell>
          <table:table-cell office:value-type="float" office:value="0.0276398" calcext:value-type="float">
            <text:p>0,0276398</text:p>
          </table:table-cell>
          <table:table-cell/>
        </table:table-row>
        <table:table-row table:style-name="ro1">
          <table:table-cell/>
          <table:table-cell office:value-type="float" office:value="0.948824" calcext:value-type="float">
            <text:p>0,948824</text:p>
          </table:table-cell>
          <table:table-cell table:style-name="Default" office:value-type="float" office:value="0.509027" calcext:value-type="float">
            <text:p>0,509027</text:p>
          </table:table-cell>
          <table:table-cell office:value-type="float" office:value="0.0363154" calcext:value-type="float">
            <text:p>0,0363154</text:p>
          </table:table-cell>
          <table:table-cell office:value-type="float" office:value="0.0218855" calcext:value-type="float">
            <text:p>0,0218855</text:p>
          </table:table-cell>
          <table:table-cell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style-name="Default" office:value-type="float" office:value="0.516576" calcext:value-type="float">
            <text:p>0,516576</text:p>
          </table:table-cell>
          <table:table-cell office:value-type="float" office:value="0.0363435" calcext:value-type="float">
            <text:p>0,0363435</text:p>
          </table:table-cell>
          <table:table-cell office:value-type="float" office:value="0.0173539" calcext:value-type="float">
            <text:p>0,0173539</text:p>
          </table:table-cell>
          <table:table-cell/>
        </table:table-row>
        <table:table-row table:style-name="ro1">
          <table:table-cell/>
          <table:table-cell office:value-type="float" office:value="0.951282" calcext:value-type="float">
            <text:p>0,951282</text:p>
          </table:table-cell>
          <table:table-cell table:style-name="Default" office:value-type="float" office:value="0.524645" calcext:value-type="float">
            <text:p>0,524645</text:p>
          </table:table-cell>
          <table:table-cell office:value-type="float" office:value="0.0363632" calcext:value-type="float">
            <text:p>0,0363632</text:p>
          </table:table-cell>
          <table:table-cell office:value-type="float" office:value="0.0135301" calcext:value-type="float">
            <text:p>0,0135301</text:p>
          </table:table-cell>
          <table:table-cell/>
        </table:table-row>
        <table:table-row table:style-name="ro1">
          <table:table-cell/>
          <table:table-cell office:value-type="float" office:value="0.952599" calcext:value-type="float">
            <text:p>0,952599</text:p>
          </table:table-cell>
          <table:table-cell table:style-name="Default" office:value-type="float" office:value="0.532712" calcext:value-type="float">
            <text:p>0,532712</text:p>
          </table:table-cell>
          <table:table-cell office:value-type="float" office:value="0.0363616" calcext:value-type="float">
            <text:p>0,0363616</text:p>
          </table:table-cell>
          <table:table-cell office:value-type="float" office:value="0.0106016" calcext:value-type="float">
            <text:p>0,0106016</text:p>
          </table:table-cell>
          <table:table-cell/>
        </table:table-row>
        <table:table-row table:style-name="ro1">
          <table:table-cell/>
          <table:table-cell office:value-type="float" office:value="0.953953" calcext:value-type="float">
            <text:p>0,953953</text:p>
          </table:table-cell>
          <table:table-cell table:style-name="Default" office:value-type="float" office:value="0.540763" calcext:value-type="float">
            <text:p>0,540763</text:p>
          </table:table-cell>
          <table:table-cell office:value-type="float" office:value="0.0363623" calcext:value-type="float">
            <text:p>0,0363623</text:p>
          </table:table-cell>
          <table:table-cell office:value-type="float" office:value="0.0081038" calcext:value-type="float">
            <text:p>0,0081038</text:p>
          </table:table-cell>
          <table:table-cell/>
        </table:table-row>
        <table:table-row table:style-name="ro1">
          <table:table-cell/>
          <table:table-cell office:value-type="float" office:value="0.955307" calcext:value-type="float">
            <text:p>0,955307</text:p>
          </table:table-cell>
          <table:table-cell table:style-name="Default" office:value-type="float" office:value="0.548535" calcext:value-type="float">
            <text:p>0,548535</text:p>
          </table:table-cell>
          <table:table-cell office:value-type="float" office:value="0.0363693" calcext:value-type="float">
            <text:p>0,0363693</text:p>
          </table:table-cell>
          <table:table-cell office:value-type="float" office:value="0.00599133" calcext:value-type="float">
            <text:p>0,00599133</text:p>
          </table:table-cell>
          <table:table-cell/>
        </table:table-row>
        <table:table-row table:style-name="ro1">
          <table:table-cell/>
          <table:table-cell office:value-type="float" office:value="0.956662" calcext:value-type="float">
            <text:p>0,956662</text:p>
          </table:table-cell>
          <table:table-cell table:style-name="Default" office:value-type="float" office:value="0.556067" calcext:value-type="float">
            <text:p>0,556067</text:p>
          </table:table-cell>
          <table:table-cell office:value-type="float" office:value="0.0363897" calcext:value-type="float">
            <text:p>0,0363897</text:p>
          </table:table-cell>
          <table:table-cell office:value-type="float" office:value="0.00421696" calcext:value-type="float">
            <text:p>0,00421696</text:p>
          </table:table-cell>
          <table:table-cell/>
        </table:table-row>
        <table:table-row table:style-name="ro1">
          <table:table-cell/>
          <table:table-cell office:value-type="float" office:value="0.958016" calcext:value-type="float">
            <text:p>0,958016</text:p>
          </table:table-cell>
          <table:table-cell table:style-name="Default" office:value-type="float" office:value="0.563365" calcext:value-type="float">
            <text:p>0,563365</text:p>
          </table:table-cell>
          <table:table-cell office:value-type="float" office:value="0.0364076" calcext:value-type="float">
            <text:p>0,0364076</text:p>
          </table:table-cell>
          <table:table-cell office:value-type="float" office:value="0.00271979" calcext:value-type="float">
            <text:p>0,00271979</text:p>
          </table:table-cell>
          <table:table-cell/>
        </table:table-row>
        <table:table-row table:style-name="ro1">
          <table:table-cell/>
          <table:table-cell office:value-type="float" office:value="0.95937" calcext:value-type="float">
            <text:p>0,95937</text:p>
          </table:table-cell>
          <table:table-cell table:style-name="Default" office:value-type="float" office:value="0.570437" calcext:value-type="float">
            <text:p>0,570437</text:p>
          </table:table-cell>
          <table:table-cell office:value-type="float" office:value="0.0364257" calcext:value-type="float">
            <text:p>0,0364257</text:p>
          </table:table-cell>
          <table:table-cell office:value-type="float" office:value="0.0018472" calcext:value-type="float">
            <text:p>0,0018472</text:p>
          </table:table-cell>
          <table:table-cell/>
        </table:table-row>
        <table:table-row table:style-name="ro1">
          <table:table-cell/>
          <table:table-cell office:value-type="float" office:value="0.960771" calcext:value-type="float">
            <text:p>0,960771</text:p>
          </table:table-cell>
          <table:table-cell table:style-name="Default" office:value-type="float" office:value="0.577574" calcext:value-type="float">
            <text:p>0,577574</text:p>
          </table:table-cell>
          <table:table-cell office:value-type="float" office:value="0.0364603" calcext:value-type="float">
            <text:p>0,0364603</text:p>
          </table:table-cell>
          <table:table-cell office:value-type="float" office:value="0.00131626" calcext:value-type="float">
            <text:p>0,00131626</text:p>
          </table:table-cell>
          <table:table-cell/>
        </table:table-row>
        <table:table-row table:style-name="ro1">
          <table:table-cell/>
          <table:table-cell office:value-type="float" office:value="0.962172" calcext:value-type="float">
            <text:p>0,962172</text:p>
          </table:table-cell>
          <table:table-cell table:style-name="Default" office:value-type="float" office:value="0.584503" calcext:value-type="float">
            <text:p>0,584503</text:p>
          </table:table-cell>
          <table:table-cell office:value-type="float" office:value="0.0364989" calcext:value-type="float">
            <text:p>0,0364989</text:p>
          </table:table-cell>
          <table:table-cell office:value-type="float" office:value="0.000944882" calcext:value-type="float">
            <text:p>0,000944882</text:p>
          </table:table-cell>
          <table:table-cell/>
        </table:table-row>
        <table:table-row table:style-name="ro1">
          <table:table-cell/>
          <table:table-cell office:value-type="float" office:value="0.963573" calcext:value-type="float">
            <text:p>0,963573</text:p>
          </table:table-cell>
          <table:table-cell table:style-name="Default" office:value-type="float" office:value="0.591237" calcext:value-type="float">
            <text:p>0,591237</text:p>
          </table:table-cell>
          <table:table-cell office:value-type="float" office:value="0.0365434" calcext:value-type="float">
            <text:p>0,0365434</text:p>
          </table:table-cell>
          <table:table-cell office:value-type="float" office:value="0.000746303" calcext:value-type="float">
            <text:p>0,000746303</text:p>
          </table:table-cell>
          <table:table-cell/>
        </table:table-row>
        <table:table-row table:style-name="ro1">
          <table:table-cell/>
          <table:table-cell office:value-type="float" office:value="0.96503" calcext:value-type="float">
            <text:p>0,96503</text:p>
          </table:table-cell>
          <table:table-cell table:style-name="Default" office:value-type="float" office:value="0.598107" calcext:value-type="float">
            <text:p>0,598107</text:p>
          </table:table-cell>
          <table:table-cell office:value-type="float" office:value="0.0366212" calcext:value-type="float">
            <text:p>0,0366212</text:p>
          </table:table-cell>
          <table:table-cell office:value-type="float" office:value="0.000746348" calcext:value-type="float">
            <text:p>0,000746348</text:p>
          </table:table-cell>
          <table:table-cell/>
        </table:table-row>
        <table:table-row table:style-name="ro1">
          <table:table-cell/>
          <table:table-cell office:value-type="float" office:value="0.966488" calcext:value-type="float">
            <text:p>0,966488</text:p>
          </table:table-cell>
          <table:table-cell table:style-name="Default" office:value-type="float" office:value="0.604905" calcext:value-type="float">
            <text:p>0,604905</text:p>
          </table:table-cell>
          <table:table-cell office:value-type="float" office:value="0.0367152" calcext:value-type="float">
            <text:p>0,0367152</text:p>
          </table:table-cell>
          <table:table-cell office:value-type="float" office:value="0.000746129" calcext:value-type="float">
            <text:p>0,000746129</text:p>
          </table:table-cell>
          <table:table-cell/>
        </table:table-row>
        <table:table-row table:style-name="ro1">
          <table:table-cell/>
          <table:table-cell office:value-type="float" office:value="0.968011" calcext:value-type="float">
            <text:p>0,968011</text:p>
          </table:table-cell>
          <table:table-cell table:style-name="Default" office:value-type="float" office:value="0.612152" calcext:value-type="float">
            <text:p>0,612152</text:p>
          </table:table-cell>
          <table:table-cell office:value-type="float" office:value="0.0368319" calcext:value-type="float">
            <text:p>0,0368319</text:p>
          </table:table-cell>
          <table:table-cell office:value-type="float" office:value="0.000747164" calcext:value-type="float">
            <text:p>0,000747164</text:p>
          </table:table-cell>
          <table:table-cell/>
        </table:table-row>
        <table:table-row table:style-name="ro1">
          <table:table-cell/>
          <table:table-cell office:value-type="float" office:value="0.969534" calcext:value-type="float">
            <text:p>0,969534</text:p>
          </table:table-cell>
          <table:table-cell table:style-name="Default" office:value-type="float" office:value="0.620632" calcext:value-type="float">
            <text:p>0,620632</text:p>
          </table:table-cell>
          <table:table-cell office:value-type="float" office:value="0.0369261" calcext:value-type="float">
            <text:p>0,0369261</text:p>
          </table:table-cell>
          <table:table-cell office:value-type="float" office:value="0.000748324" calcext:value-type="float">
            <text:p>0,000748324</text:p>
          </table:table-cell>
          <table:table-cell/>
        </table:table-row>
        <table:table-row table:style-name="ro1">
          <table:table-cell/>
          <table:table-cell office:value-type="float" office:value="0.971057" calcext:value-type="float">
            <text:p>0,971057</text:p>
          </table:table-cell>
          <table:table-cell table:style-name="Default" office:value-type="float" office:value="0.629763" calcext:value-type="float">
            <text:p>0,629763</text:p>
          </table:table-cell>
          <table:table-cell office:value-type="float" office:value="0.0370448" calcext:value-type="float">
            <text:p>0,0370448</text:p>
          </table:table-cell>
          <table:table-cell office:value-type="float" office:value="0.000749258" calcext:value-type="float">
            <text:p>0,000749258</text:p>
          </table:table-cell>
          <table:table-cell/>
        </table:table-row>
        <table:table-row table:style-name="ro1">
          <table:table-cell/>
          <table:table-cell office:value-type="float" office:value="0.972581" calcext:value-type="float">
            <text:p>0,972581</text:p>
          </table:table-cell>
          <table:table-cell table:style-name="Default" office:value-type="float" office:value="0.638867" calcext:value-type="float">
            <text:p>0,638867</text:p>
          </table:table-cell>
          <table:table-cell office:value-type="float" office:value="0.0372235" calcext:value-type="float">
            <text:p>0,0372235</text:p>
          </table:table-cell>
          <table:table-cell office:value-type="float" office:value="0.000749442" calcext:value-type="float">
            <text:p>0,000749442</text:p>
          </table:table-cell>
          <table:table-cell/>
        </table:table-row>
        <table:table-row table:style-name="ro1">
          <table:table-cell/>
          <table:table-cell office:value-type="float" office:value="0.974104" calcext:value-type="float">
            <text:p>0,974104</text:p>
          </table:table-cell>
          <table:table-cell table:style-name="Default" office:value-type="float" office:value="0.648449" calcext:value-type="float">
            <text:p>0,648449</text:p>
          </table:table-cell>
          <table:table-cell office:value-type="float" office:value="0.0374192" calcext:value-type="float">
            <text:p>0,0374192</text:p>
          </table:table-cell>
          <table:table-cell office:value-type="float" office:value="0.000750638" calcext:value-type="float">
            <text:p>0,000750638</text:p>
          </table:table-cell>
          <table:table-cell/>
        </table:table-row>
        <table:table-row table:style-name="ro1">
          <table:table-cell/>
          <table:table-cell office:value-type="float" office:value="0.975627" calcext:value-type="float">
            <text:p>0,975627</text:p>
          </table:table-cell>
          <table:table-cell table:style-name="Default" office:value-type="float" office:value="0.658133" calcext:value-type="float">
            <text:p>0,658133</text:p>
          </table:table-cell>
          <table:table-cell office:value-type="float" office:value="0.0376372" calcext:value-type="float">
            <text:p>0,0376372</text:p>
          </table:table-cell>
          <table:table-cell office:value-type="float" office:value="0.000753089" calcext:value-type="float">
            <text:p>0,000753089</text:p>
          </table:table-cell>
          <table:table-cell/>
        </table:table-row>
        <table:table-row table:style-name="ro1">
          <table:table-cell/>
          <table:table-cell office:value-type="float" office:value="0.977151" calcext:value-type="float">
            <text:p>0,977151</text:p>
          </table:table-cell>
          <table:table-cell table:style-name="Default" office:value-type="float" office:value="0.667507" calcext:value-type="float">
            <text:p>0,667507</text:p>
          </table:table-cell>
          <table:table-cell office:value-type="float" office:value="0.0379009" calcext:value-type="float">
            <text:p>0,0379009</text:p>
          </table:table-cell>
          <table:table-cell office:value-type="float" office:value="0.000757084" calcext:value-type="float">
            <text:p>0,000757084</text:p>
          </table:table-cell>
          <table:table-cell/>
        </table:table-row>
        <table:table-row table:style-name="ro1">
          <table:table-cell/>
          <table:table-cell office:value-type="float" office:value="0.978674" calcext:value-type="float">
            <text:p>0,978674</text:p>
          </table:table-cell>
          <table:table-cell table:style-name="Default" office:value-type="float" office:value="0.676782" calcext:value-type="float">
            <text:p>0,676782</text:p>
          </table:table-cell>
          <table:table-cell office:value-type="float" office:value="0.0380807" calcext:value-type="float">
            <text:p>0,0380807</text:p>
          </table:table-cell>
          <table:table-cell office:value-type="float" office:value="0.000761716" calcext:value-type="float">
            <text:p>0,000761716</text:p>
          </table:table-cell>
          <table:table-cell/>
        </table:table-row>
        <table:table-row table:style-name="ro1">
          <table:table-cell/>
          <table:table-cell office:value-type="float" office:value="0.980197" calcext:value-type="float">
            <text:p>0,980197</text:p>
          </table:table-cell>
          <table:table-cell table:style-name="Default" office:value-type="float" office:value="0.685405" calcext:value-type="float">
            <text:p>0,685405</text:p>
          </table:table-cell>
          <table:table-cell office:value-type="float" office:value="0.0382698" calcext:value-type="float">
            <text:p>0,0382698</text:p>
          </table:table-cell>
          <table:table-cell office:value-type="float" office:value="0.000775042" calcext:value-type="float">
            <text:p>0,000775042</text:p>
          </table:table-cell>
          <table:table-cell/>
        </table:table-row>
        <table:table-row table:style-name="ro1">
          <table:table-cell/>
          <table:table-cell office:value-type="float" office:value="0.98172" calcext:value-type="float">
            <text:p>0,98172</text:p>
          </table:table-cell>
          <table:table-cell table:style-name="Default" office:value-type="float" office:value="0.692213" calcext:value-type="float">
            <text:p>0,692213</text:p>
          </table:table-cell>
          <table:table-cell office:value-type="float" office:value="0.0386102" calcext:value-type="float">
            <text:p>0,0386102</text:p>
          </table:table-cell>
          <table:table-cell office:value-type="float" office:value="0.000793918" calcext:value-type="float">
            <text:p>0,000793918</text:p>
          </table:table-cell>
          <table:table-cell/>
        </table:table-row>
        <table:table-row table:style-name="ro1">
          <table:table-cell/>
          <table:table-cell office:value-type="float" office:value="0.983244" calcext:value-type="float">
            <text:p>0,983244</text:p>
          </table:table-cell>
          <table:table-cell table:style-name="Default" office:value-type="float" office:value="0.699833" calcext:value-type="float">
            <text:p>0,699833</text:p>
          </table:table-cell>
          <table:table-cell office:value-type="float" office:value="0.0389662" calcext:value-type="float">
            <text:p>0,0389662</text:p>
          </table:table-cell>
          <table:table-cell office:value-type="float" office:value="0.000821185" calcext:value-type="float">
            <text:p>0,000821185</text:p>
          </table:table-cell>
          <table:table-cell/>
        </table:table-row>
        <table:table-row table:style-name="ro1">
          <table:table-cell/>
          <table:table-cell office:value-type="float" office:value="0.984767" calcext:value-type="float">
            <text:p>0,984767</text:p>
          </table:table-cell>
          <table:table-cell table:style-name="Default" office:value-type="float" office:value="0.708" calcext:value-type="float">
            <text:p>0,708</text:p>
          </table:table-cell>
          <table:table-cell office:value-type="float" office:value="0.0393069" calcext:value-type="float">
            <text:p>0,0393069</text:p>
          </table:table-cell>
          <table:table-cell office:value-type="float" office:value="0.000853353" calcext:value-type="float">
            <text:p>0,000853353</text:p>
          </table:table-cell>
          <table:table-cell/>
        </table:table-row>
        <table:table-row table:style-name="ro1">
          <table:table-cell/>
          <table:table-cell office:value-type="float" office:value="0.98629" calcext:value-type="float">
            <text:p>0,98629</text:p>
          </table:table-cell>
          <table:table-cell table:style-name="Default" office:value-type="float" office:value="0.71694" calcext:value-type="float">
            <text:p>0,71694</text:p>
          </table:table-cell>
          <table:table-cell office:value-type="float" office:value="0.0396696" calcext:value-type="float">
            <text:p>0,0396696</text:p>
          </table:table-cell>
          <table:table-cell office:value-type="float" office:value="0.000886422" calcext:value-type="float">
            <text:p>0,000886422</text:p>
          </table:table-cell>
          <table:table-cell/>
        </table:table-row>
        <table:table-row table:style-name="ro1">
          <table:table-cell/>
          <table:table-cell office:value-type="float" office:value="0.987814" calcext:value-type="float">
            <text:p>0,987814</text:p>
          </table:table-cell>
          <table:table-cell table:style-name="Default" office:value-type="float" office:value="0.726687" calcext:value-type="float">
            <text:p>0,726687</text:p>
          </table:table-cell>
          <table:table-cell office:value-type="float" office:value="0.0399242" calcext:value-type="float">
            <text:p>0,0399242</text:p>
          </table:table-cell>
          <table:table-cell office:value-type="float" office:value="0.000946612" calcext:value-type="float">
            <text:p>0,000946612</text:p>
          </table:table-cell>
          <table:table-cell/>
        </table:table-row>
        <table:table-row table:style-name="ro1">
          <table:table-cell/>
          <table:table-cell office:value-type="float" office:value="0.989337" calcext:value-type="float">
            <text:p>0,989337</text:p>
          </table:table-cell>
          <table:table-cell table:style-name="Default" office:value-type="float" office:value="0.735922" calcext:value-type="float">
            <text:p>0,735922</text:p>
          </table:table-cell>
          <table:table-cell office:value-type="float" office:value="0.0402745" calcext:value-type="float">
            <text:p>0,0402745</text:p>
          </table:table-cell>
          <table:table-cell office:value-type="float" office:value="0.00116942" calcext:value-type="float">
            <text:p>0,00116942</text:p>
          </table:table-cell>
          <table:table-cell/>
        </table:table-row>
        <table:table-row table:style-name="ro1">
          <table:table-cell/>
          <table:table-cell office:value-type="float" office:value="0.99086" calcext:value-type="float">
            <text:p>0,99086</text:p>
          </table:table-cell>
          <table:table-cell table:style-name="Default" office:value-type="float" office:value="0.744818" calcext:value-type="float">
            <text:p>0,744818</text:p>
          </table:table-cell>
          <table:table-cell office:value-type="float" office:value="0.0406326" calcext:value-type="float">
            <text:p>0,0406326</text:p>
          </table:table-cell>
          <table:table-cell office:value-type="float" office:value="0.00176404" calcext:value-type="float">
            <text:p>0,00176404</text:p>
          </table:table-cell>
          <table:table-cell/>
        </table:table-row>
        <table:table-row table:style-name="ro1">
          <table:table-cell/>
          <table:table-cell office:value-type="float" office:value="0.992384" calcext:value-type="float">
            <text:p>0,992384</text:p>
          </table:table-cell>
          <table:table-cell table:style-name="Default" office:value-type="float" office:value="0.753406" calcext:value-type="float">
            <text:p>0,753406</text:p>
          </table:table-cell>
          <table:table-cell office:value-type="float" office:value="0.041028" calcext:value-type="float">
            <text:p>0,041028</text:p>
          </table:table-cell>
          <table:table-cell office:value-type="float" office:value="0.0027574" calcext:value-type="float">
            <text:p>0,0027574</text:p>
          </table:table-cell>
          <table:table-cell/>
        </table:table-row>
        <table:table-row table:style-name="ro1">
          <table:table-cell/>
          <table:table-cell office:value-type="float" office:value="0.993907" calcext:value-type="float">
            <text:p>0,993907</text:p>
          </table:table-cell>
          <table:table-cell table:style-name="Default" office:value-type="float" office:value="0.761718" calcext:value-type="float">
            <text:p>0,761718</text:p>
          </table:table-cell>
          <table:table-cell office:value-type="float" office:value="0.0415744" calcext:value-type="float">
            <text:p>0,0415744</text:p>
          </table:table-cell>
          <table:table-cell office:value-type="float" office:value="0.00428196" calcext:value-type="float">
            <text:p>0,00428196</text:p>
          </table:table-cell>
          <table:table-cell/>
        </table:table-row>
        <table:table-row table:style-name="ro1">
          <table:table-cell/>
          <table:table-cell office:value-type="float" office:value="0.99543" calcext:value-type="float">
            <text:p>0,99543</text:p>
          </table:table-cell>
          <table:table-cell table:style-name="Default" office:value-type="float" office:value="0.766491" calcext:value-type="float">
            <text:p>0,766491</text:p>
          </table:table-cell>
          <table:table-cell office:value-type="float" office:value="0.0423509" calcext:value-type="float">
            <text:p>0,0423509</text:p>
          </table:table-cell>
          <table:table-cell office:value-type="float" office:value="0.00612984" calcext:value-type="float">
            <text:p>0,00612984</text:p>
          </table:table-cell>
          <table:table-cell/>
        </table:table-row>
        <table:table-row table:style-name="ro1">
          <table:table-cell/>
          <table:table-cell office:value-type="float" office:value="0.996953" calcext:value-type="float">
            <text:p>0,996953</text:p>
          </table:table-cell>
          <table:table-cell table:style-name="Default" office:value-type="float" office:value="0.775797" calcext:value-type="float">
            <text:p>0,775797</text:p>
          </table:table-cell>
          <table:table-cell office:value-type="float" office:value="0.0433631" calcext:value-type="float">
            <text:p>0,0433631</text:p>
          </table:table-cell>
          <table:table-cell office:value-type="float" office:value="0.0080161" calcext:value-type="float">
            <text:p>0,0080161</text:p>
          </table:table-cell>
          <table:table-cell/>
        </table:table-row>
        <table:table-row table:style-name="ro1">
          <table:table-cell/>
          <table:table-cell office:value-type="float" office:value="0.997969" calcext:value-type="float">
            <text:p>0,997969</text:p>
          </table:table-cell>
          <table:table-cell table:style-name="Default" office:value-type="float" office:value="0.782516" calcext:value-type="float">
            <text:p>0,782516</text:p>
          </table:table-cell>
          <table:table-cell office:value-type="float" office:value="0.0432722" calcext:value-type="float">
            <text:p>0,0432722</text:p>
          </table:table-cell>
          <table:table-cell office:value-type="float" office:value="0.00901831" calcext:value-type="float">
            <text:p>0,00901831</text:p>
          </table:table-cell>
          <table:table-cell/>
        </table:table-row>
        <table:table-row table:style-name="ro1">
          <table:table-cell/>
          <table:table-cell office:value-type="float" office:value="0.998984" calcext:value-type="float">
            <text:p>0,998984</text:p>
          </table:table-cell>
          <table:table-cell table:style-name="Default" office:value-type="float" office:value="0.788983" calcext:value-type="float">
            <text:p>0,788983</text:p>
          </table:table-cell>
          <table:table-cell office:value-type="float" office:value="0.0440142" calcext:value-type="float">
            <text:p>0,0440142</text:p>
          </table:table-cell>
          <table:table-cell office:value-type="float" office:value="0.0097598" calcext:value-type="float">
            <text:p>0,009759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789565" calcext:value-type="float">
            <text:p>0,789565</text:p>
          </table:table-cell>
          <table:table-cell office:value-type="float" office:value="0.0449356" calcext:value-type="float">
            <text:p>0,0449356</text:p>
          </table:table-cell>
          <table:table-cell office:value-type="float" office:value="0.0102894" calcext:value-type="float">
            <text:p>0,01028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3T17:44:25.976497676</dc:date>
    <meta:editing-duration>PT3M48S</meta:editing-duration>
    <meta:editing-cycles>2</meta:editing-cycles>
    <meta:generator>LibreOffice/6.0.7.3$Linux_X86_64 LibreOffice_project/00m0$Build-3</meta:generator>
    <meta:document-statistic meta:table-count="1" meta:cell-count="4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38cm" svg:height="13.362cm" xlink:href=".." xlink:type="simple" chart:class="chart:scatter" chart:style-name="ch1">
        <chart:legend chart:legend-position="end" svg:x="21.838cm" svg:y="5.884cm" style:legend-expansion="high" chart:style-name="ch2"/>
        <chart:plot-area chart:style-name="ch3" table:cell-range-address="alpha.B6:alpha.E1064" chart:data-source-has-labels="row" svg:x="0.474cm" svg:y="0.267cm" svg:width="20.89cm" svg:height="12.828cm">
          <chartooo:coordinate-region svg:x="1.307cm" svg:y="0.467cm" svg:width="19.817cm" svg:height="12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pha.C6:alpha.C1064" loext:label-string="x_1" chart:class="chart:scatter">
            <chart:domain table:cell-range-address="alpha.B6:alpha.B1064"/>
            <chart:data-point chart:repeated="1059"/>
          </chart:series>
          <chart:series chart:style-name="ch7" chart:values-cell-range-address="alpha.D6:alpha.D1064" loext:label-string="x_2" chart:class="chart:scatter">
            <chart:data-point chart:repeated="1059"/>
          </chart:series>
          <chart:series chart:style-name="ch8" chart:values-cell-range-address="alpha.E6:alpha.E1064" loext:label-string="x_3" chart:class="chart:scatter">
            <chart:data-point chart:repeated="10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x_1</text:p>
              </table:table-cell>
              <table:table-cell office:value-type="string">
                <text:p>x_2</text:p>
              </table:table-cell>
              <table:table-cell office:value-type="string">
                <text:p>x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9048">
                <text:p>0.00119048</text:p>
                <draw:g>
                  <svg:desc>alpha.B6:alpha.B1064</svg:desc>
                </draw:g>
              </table:table-cell>
              <table:table-cell office:value-type="float" office:value="1">
                <text:p>1</text:p>
                <draw:g>
                  <svg:desc>alpha.C6:alpha.C1064</svg:desc>
                </draw:g>
              </table:table-cell>
              <table:table-cell office:value-type="float" office:value="0">
                <text:p>0</text:p>
                <draw:g>
                  <svg:desc>alpha.D6:alpha.D1064</svg:desc>
                </draw:g>
              </table:table-cell>
              <table:table-cell office:value-type="float" office:value="0">
                <text:p>0</text:p>
                <draw:g>
                  <svg:desc>alpha.E6:alpha.E10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8503">
                <text:p>0.00258503</text:p>
              </table:table-cell>
              <table:table-cell office:value-type="float" office:value="1">
                <text:p>1</text:p>
              </table:table-cell>
              <table:table-cell office:value-type="float" office:value="1.01466E-029">
                <text:p>1.01466E-029</text:p>
              </table:table-cell>
              <table:table-cell office:value-type="float" office:value="3.21356E-076">
                <text:p>3.21356E-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2003">
                <text:p>0.00422003</text:p>
              </table:table-cell>
              <table:table-cell office:value-type="float" office:value="1">
                <text:p>1</text:p>
              </table:table-cell>
              <table:table-cell office:value-type="float" office:value="7.23723E-026">
                <text:p>7.23723E-026</text:p>
              </table:table-cell>
              <table:table-cell office:value-type="float" office:value="1.21271E-066">
                <text:p>1.21271E-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12753">
                <text:p>0.00612753</text:p>
              </table:table-cell>
              <table:table-cell office:value-type="float" office:value="1">
                <text:p>1</text:p>
              </table:table-cell>
              <table:table-cell office:value-type="float" office:value="6.25674E-023">
                <text:p>6.25674E-023</text:p>
              </table:table-cell>
              <table:table-cell office:value-type="float" office:value="3.0303E-059">
                <text:p>3.0303E-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32115">
                <text:p>0.00832115</text:p>
              </table:table-cell>
              <table:table-cell office:value-type="float" office:value="1">
                <text:p>1</text:p>
              </table:table-cell>
              <table:table-cell office:value-type="float" office:value="1.42751E-020">
                <text:p>1.42751E-020</text:p>
              </table:table-cell>
              <table:table-cell office:value-type="float" office:value="2.79609E-053">
                <text:p>2.79609E-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9261">
                <text:p>0.0109261</text:p>
              </table:table-cell>
              <table:table-cell office:value-type="float" office:value="1">
                <text:p>1</text:p>
              </table:table-cell>
              <table:table-cell office:value-type="float" office:value="2.0849E-018">
                <text:p>2.0849E-018</text:p>
              </table:table-cell>
              <table:table-cell office:value-type="float" office:value="9.19475E-048">
                <text:p>9.19475E-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9318">
                <text:p>0.0139318</text:p>
              </table:table-cell>
              <table:table-cell office:value-type="float" office:value="1">
                <text:p>1</text:p>
              </table:table-cell>
              <table:table-cell office:value-type="float" office:value="1.52192E-016">
                <text:p>1.52192E-016</text:p>
              </table:table-cell>
              <table:table-cell office:value-type="float" office:value="5.54616E-043">
                <text:p>5.54616E-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386">
                <text:p>0.0175386</text:p>
              </table:table-cell>
              <table:table-cell office:value-type="float" office:value="1">
                <text:p>1</text:p>
              </table:table-cell>
              <table:table-cell office:value-type="float" office:value="9.99903E-015">
                <text:p>9.99903E-015</text:p>
              </table:table-cell>
              <table:table-cell office:value-type="float" office:value="3.77934E-038">
                <text:p>3.77934E-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963">
                <text:p>0.0215963</text:p>
              </table:table-cell>
              <table:table-cell office:value-type="float" office:value="1">
                <text:p>1</text:p>
              </table:table-cell>
              <table:table-cell office:value-type="float" office:value="0.000000000000241551">
                <text:p>0.000000000000241551</text:p>
              </table:table-cell>
              <table:table-cell office:value-type="float" office:value="2.92559E-034">
                <text:p>2.92559E-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3302">
                <text:p>0.0263302</text:p>
              </table:table-cell>
              <table:table-cell office:value-type="float" office:value="1">
                <text:p>1</text:p>
              </table:table-cell>
              <table:table-cell office:value-type="float" office:value="0.00000000000326387">
                <text:p>0.00000000000326387</text:p>
              </table:table-cell>
              <table:table-cell office:value-type="float" office:value="2.56934E-030">
                <text:p>2.56934E-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0642">
                <text:p>0.0310642</text:p>
              </table:table-cell>
              <table:table-cell office:value-type="float" office:value="1">
                <text:p>1</text:p>
              </table:table-cell>
              <table:table-cell office:value-type="float" office:value="0.0000000000178662">
                <text:p>0.0000000000178662</text:p>
              </table:table-cell>
              <table:table-cell office:value-type="float" office:value="4.06516E-028">
                <text:p>4.06516E-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7981">
                <text:p>0.0357981</text:p>
              </table:table-cell>
              <table:table-cell office:value-type="float" office:value="1">
                <text:p>1</text:p>
              </table:table-cell>
              <table:table-cell office:value-type="float" office:value="0.0000000000762949">
                <text:p>0.0000000000762949</text:p>
              </table:table-cell>
              <table:table-cell office:value-type="float" office:value="3.09659E-026">
                <text:p>3.09659E-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5321">
                <text:p>0.0405321</text:p>
              </table:table-cell>
              <table:table-cell office:value-type="float" office:value="1">
                <text:p>1</text:p>
              </table:table-cell>
              <table:table-cell office:value-type="float" office:value="0.000000000248976">
                <text:p>0.000000000248976</text:p>
              </table:table-cell>
              <table:table-cell office:value-type="float" office:value="1.71377E-024">
                <text:p>1.71377E-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6881">
                <text:p>0.0436881</text:p>
              </table:table-cell>
              <table:table-cell office:value-type="float" office:value="1">
                <text:p>1</text:p>
              </table:table-cell>
              <table:table-cell office:value-type="float" office:value="0.000000000192604">
                <text:p>0.000000000192604</text:p>
              </table:table-cell>
              <table:table-cell office:value-type="float" office:value="2.84452E-024">
                <text:p>2.84452E-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844">
                <text:p>0.046844</text:p>
              </table:table-cell>
              <table:table-cell office:value-type="float" office:value="1">
                <text:p>1</text:p>
              </table:table-cell>
              <table:table-cell office:value-type="float" office:value="0.000000000196342">
                <text:p>0.000000000196342</text:p>
              </table:table-cell>
              <table:table-cell office:value-type="float" office:value="5.4886E-024">
                <text:p>5.4886E-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00000000259021">
                <text:p>0.000000000259021</text:p>
              </table:table-cell>
              <table:table-cell office:value-type="float" office:value="1.29901E-023">
                <text:p>1.29901E-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3333">
                <text:p>0.0533333</text:p>
              </table:table-cell>
              <table:table-cell office:value-type="float" office:value="1">
                <text:p>1</text:p>
              </table:table-cell>
              <table:table-cell office:value-type="float" office:value="0.000000000549677">
                <text:p>0.000000000549677</text:p>
              </table:table-cell>
              <table:table-cell office:value-type="float" office:value="5.44636E-023">
                <text:p>5.44636E-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69231">
                <text:p>0.0569231</text:p>
              </table:table-cell>
              <table:table-cell office:value-type="float" office:value="1">
                <text:p>1</text:p>
              </table:table-cell>
              <table:table-cell office:value-type="float" office:value="0.00000000193332">
                <text:p>0.00000000193332</text:p>
              </table:table-cell>
              <table:table-cell office:value-type="float" office:value="8.90024E-022">
                <text:p>8.90024E-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5128">
                <text:p>0.0605128</text:p>
              </table:table-cell>
              <table:table-cell office:value-type="float" office:value="1">
                <text:p>1</text:p>
              </table:table-cell>
              <table:table-cell office:value-type="float" office:value="0.00000000425511">
                <text:p>0.00000000425511</text:p>
              </table:table-cell>
              <table:table-cell office:value-type="float" office:value="1.47508E-020">
                <text:p>1.47508E-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8034">
                <text:p>0.0638034</text:p>
              </table:table-cell>
              <table:table-cell office:value-type="float" office:value="1">
                <text:p>1</text:p>
              </table:table-cell>
              <table:table-cell office:value-type="float" office:value="0.00000000574881">
                <text:p>0.00000000574881</text:p>
              </table:table-cell>
              <table:table-cell office:value-type="float" office:value="7.99905E-020">
                <text:p>7.99905E-0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094">
                <text:p>0.067094</text:p>
              </table:table-cell>
              <table:table-cell office:value-type="float" office:value="1">
                <text:p>1</text:p>
              </table:table-cell>
              <table:table-cell office:value-type="float" office:value="0.00000000925304">
                <text:p>0.00000000925304</text:p>
              </table:table-cell>
              <table:table-cell office:value-type="float" office:value="5.43418E-019">
                <text:p>5.43418E-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3846">
                <text:p>0.0703846</text:p>
              </table:table-cell>
              <table:table-cell office:value-type="float" office:value="1">
                <text:p>1</text:p>
              </table:table-cell>
              <table:table-cell office:value-type="float" office:value="0.0000000169379">
                <text:p>0.0000000169379</text:p>
              </table:table-cell>
              <table:table-cell office:value-type="float" office:value="4.16059E-018">
                <text:p>4.16059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6752">
                <text:p>0.0736752</text:p>
              </table:table-cell>
              <table:table-cell office:value-type="float" office:value="1">
                <text:p>1</text:p>
              </table:table-cell>
              <table:table-cell office:value-type="float" office:value="0.0000000324982">
                <text:p>0.0000000324982</text:p>
              </table:table-cell>
              <table:table-cell office:value-type="float" office:value="3.33764E-017">
                <text:p>3.33764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6002">
                <text:p>0.0766002</text:p>
              </table:table-cell>
              <table:table-cell office:value-type="float" office:value="1">
                <text:p>1</text:p>
              </table:table-cell>
              <table:table-cell office:value-type="float" office:value="0.0000000390427">
                <text:p>0.0000000390427</text:p>
              </table:table-cell>
              <table:table-cell office:value-type="float" office:value="1.16473E-016">
                <text:p>1.16473E-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5252">
                <text:p>0.0795252</text:p>
              </table:table-cell>
              <table:table-cell office:value-type="float" office:value="1">
                <text:p>1</text:p>
              </table:table-cell>
              <table:table-cell office:value-type="float" office:value="0.0000000556673">
                <text:p>0.0000000556673</text:p>
              </table:table-cell>
              <table:table-cell office:value-type="float" office:value="4.50371E-016">
                <text:p>4.50371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4501">
                <text:p>0.0824501</text:p>
              </table:table-cell>
              <table:table-cell office:value-type="float" office:value="1">
                <text:p>1</text:p>
              </table:table-cell>
              <table:table-cell office:value-type="float" office:value="0.0000000892275">
                <text:p>0.0000000892275</text:p>
              </table:table-cell>
              <table:table-cell office:value-type="float" office:value="1.90544E-015">
                <text:p>1.90544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3751">
                <text:p>0.0853751</text:p>
              </table:table-cell>
              <table:table-cell office:value-type="float" office:value="1">
                <text:p>1</text:p>
              </table:table-cell>
              <table:table-cell office:value-type="float" office:value="0.00000015218">
                <text:p>0.00000015218</text:p>
              </table:table-cell>
              <table:table-cell office:value-type="float" office:value="8.72378E-015">
                <text:p>8.72378E-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3001">
                <text:p>0.0883001</text:p>
              </table:table-cell>
              <table:table-cell office:value-type="float" office:value="1">
                <text:p>1</text:p>
              </table:table-cell>
              <table:table-cell office:value-type="float" office:value="0.000000267372">
                <text:p>0.000000267372</text:p>
              </table:table-cell>
              <table:table-cell office:value-type="float" office:value="0.000000000000042311">
                <text:p>0.000000000000042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6401">
                <text:p>0.0906401</text:p>
              </table:table-cell>
              <table:table-cell office:value-type="float" office:value="1">
                <text:p>1</text:p>
              </table:table-cell>
              <table:table-cell office:value-type="float" office:value="0.000000264751">
                <text:p>0.000000264751</text:p>
              </table:table-cell>
              <table:table-cell office:value-type="float" office:value="0.0000000000000914496">
                <text:p>0.000000000000091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9801">
                <text:p>0.0929801</text:p>
              </table:table-cell>
              <table:table-cell office:value-type="float" office:value="1">
                <text:p>1</text:p>
              </table:table-cell>
              <table:table-cell office:value-type="float" office:value="0.000000279929">
                <text:p>0.000000279929</text:p>
              </table:table-cell>
              <table:table-cell office:value-type="float" office:value="0.000000000000202355">
                <text:p>0.000000000000202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32">
                <text:p>0.09532</text:p>
              </table:table-cell>
              <table:table-cell office:value-type="float" office:value="1">
                <text:p>1</text:p>
              </table:table-cell>
              <table:table-cell office:value-type="float" office:value="0.000000351154">
                <text:p>0.000000351154</text:p>
              </table:table-cell>
              <table:table-cell office:value-type="float" office:value="0.000000000000461147">
                <text:p>0.000000000000461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66">
                <text:p>0.09766</text:p>
              </table:table-cell>
              <table:table-cell office:value-type="float" office:value="1">
                <text:p>1</text:p>
              </table:table-cell>
              <table:table-cell office:value-type="float" office:value="0.000000499297">
                <text:p>0.000000499297</text:p>
              </table:table-cell>
              <table:table-cell office:value-type="float" office:value="0.00000000000110284">
                <text:p>0.00000000000110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83">
                <text:p>0.09883</text:p>
              </table:table-cell>
              <table:table-cell office:value-type="float" office:value="1">
                <text:p>1</text:p>
              </table:table-cell>
              <table:table-cell office:value-type="float" office:value="0.000000514976">
                <text:p>0.000000514976</text:p>
              </table:table-cell>
              <table:table-cell office:value-type="float" office:value="0.00000000000143">
                <text:p>0.0000000000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000000522777">
                <text:p>0.000000522777</text:p>
              </table:table-cell>
              <table:table-cell office:value-type="float" office:value="0.00000000000186107">
                <text:p>0.00000000000186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389">
                <text:p>0.101389</text:p>
              </table:table-cell>
              <table:table-cell office:value-type="float" office:value="1">
                <text:p>1</text:p>
              </table:table-cell>
              <table:table-cell office:value-type="float" office:value="0.000000508532">
                <text:p>0.000000508532</text:p>
              </table:table-cell>
              <table:table-cell office:value-type="float" office:value="0.00000000000261003">
                <text:p>0.00000000000261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957">
                <text:p>0.102957</text:p>
              </table:table-cell>
              <table:table-cell office:value-type="float" office:value="1">
                <text:p>1</text:p>
              </table:table-cell>
              <table:table-cell office:value-type="float" office:value="0.000000489128">
                <text:p>0.000000489128</text:p>
              </table:table-cell>
              <table:table-cell office:value-type="float" office:value="0.00000000000392775">
                <text:p>0.00000000000392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4699">
                <text:p>0.104699</text:p>
              </table:table-cell>
              <table:table-cell office:value-type="float" office:value="1">
                <text:p>1</text:p>
              </table:table-cell>
              <table:table-cell office:value-type="float" office:value="0.000000495817">
                <text:p>0.000000495817</text:p>
              </table:table-cell>
              <table:table-cell office:value-type="float" office:value="0.00000000000647167">
                <text:p>0.00000000000647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511">
                <text:p>0.106511</text:p>
              </table:table-cell>
              <table:table-cell office:value-type="float" office:value="1">
                <text:p>1</text:p>
              </table:table-cell>
              <table:table-cell office:value-type="float" office:value="0.000000668649">
                <text:p>0.000000668649</text:p>
              </table:table-cell>
              <table:table-cell office:value-type="float" office:value="0.0000000000118573">
                <text:p>0.0000000000118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65">
                <text:p>0.108065</text:p>
              </table:table-cell>
              <table:table-cell office:value-type="float" office:value="1">
                <text:p>1</text:p>
              </table:table-cell>
              <table:table-cell office:value-type="float" office:value="0.000000711225">
                <text:p>0.000000711225</text:p>
              </table:table-cell>
              <table:table-cell office:value-type="float" office:value="0.0000000000186825">
                <text:p>0.0000000000186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9462">
                <text:p>0.109462</text:p>
              </table:table-cell>
              <table:table-cell office:value-type="float" office:value="1">
                <text:p>1</text:p>
              </table:table-cell>
              <table:table-cell office:value-type="float" office:value="0.000000678983">
                <text:p>0.000000678983</text:p>
              </table:table-cell>
              <table:table-cell office:value-type="float" office:value="0.0000000000273577">
                <text:p>0.00000000002735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729">
                <text:p>0.110729</text:p>
              </table:table-cell>
              <table:table-cell office:value-type="float" office:value="1">
                <text:p>1</text:p>
              </table:table-cell>
              <table:table-cell office:value-type="float" office:value="0.000000547835">
                <text:p>0.000000547835</text:p>
              </table:table-cell>
              <table:table-cell office:value-type="float" office:value="0.0000000000378529">
                <text:p>0.0000000000378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919">
                <text:p>0.111919</text:p>
              </table:table-cell>
              <table:table-cell office:value-type="float" office:value="1">
                <text:p>1</text:p>
              </table:table-cell>
              <table:table-cell office:value-type="float" office:value="0.000000421579">
                <text:p>0.000000421579</text:p>
              </table:table-cell>
              <table:table-cell office:value-type="float" office:value="0.0000000000507416">
                <text:p>0.0000000000507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3039">
                <text:p>0.113039</text:p>
              </table:table-cell>
              <table:table-cell office:value-type="float" office:value="1">
                <text:p>1</text:p>
              </table:table-cell>
              <table:table-cell office:value-type="float" office:value="0.000000339481">
                <text:p>0.000000339481</text:p>
              </table:table-cell>
              <table:table-cell office:value-type="float" office:value="0.0000000000658961">
                <text:p>0.0000000000658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126">
                <text:p>0.114126</text:p>
              </table:table-cell>
              <table:table-cell office:value-type="float" office:value="1">
                <text:p>1</text:p>
              </table:table-cell>
              <table:table-cell office:value-type="float" office:value="0.000000318032">
                <text:p>0.000000318032</text:p>
              </table:table-cell>
              <table:table-cell office:value-type="float" office:value="0.0000000000838841">
                <text:p>0.0000000000838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213">
                <text:p>0.115213</text:p>
              </table:table-cell>
              <table:table-cell office:value-type="float" office:value="1">
                <text:p>1</text:p>
              </table:table-cell>
              <table:table-cell office:value-type="float" office:value="0.000000357307">
                <text:p>0.000000357307</text:p>
              </table:table-cell>
              <table:table-cell office:value-type="float" office:value="0.000000000103819">
                <text:p>0.000000000103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3">
                <text:p>0.1163</text:p>
              </table:table-cell>
              <table:table-cell office:value-type="float" office:value="1">
                <text:p>1</text:p>
              </table:table-cell>
              <table:table-cell office:value-type="float" office:value="0.000000426954">
                <text:p>0.000000426954</text:p>
              </table:table-cell>
              <table:table-cell office:value-type="float" office:value="0.000000000124941">
                <text:p>0.000000000124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54">
                <text:p>0.117354</text:p>
              </table:table-cell>
              <table:table-cell office:value-type="float" office:value="1">
                <text:p>1</text:p>
              </table:table-cell>
              <table:table-cell office:value-type="float" office:value="0.000000447131">
                <text:p>0.000000447131</text:p>
              </table:table-cell>
              <table:table-cell office:value-type="float" office:value="0.000000000147187">
                <text:p>0.000000000147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8407">
                <text:p>0.118407</text:p>
              </table:table-cell>
              <table:table-cell office:value-type="float" office:value="1">
                <text:p>1</text:p>
              </table:table-cell>
              <table:table-cell office:value-type="float" office:value="0.000000535471">
                <text:p>0.000000535471</text:p>
              </table:table-cell>
              <table:table-cell office:value-type="float" office:value="0.000000000170031">
                <text:p>0.000000000170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46">
                <text:p>0.11946</text:p>
              </table:table-cell>
              <table:table-cell office:value-type="float" office:value="1">
                <text:p>1</text:p>
              </table:table-cell>
              <table:table-cell office:value-type="float" office:value="0.000000675252">
                <text:p>0.000000675252</text:p>
              </table:table-cell>
              <table:table-cell office:value-type="float" office:value="0.000000000210861">
                <text:p>0.000000000210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0478">
                <text:p>0.120478</text:p>
              </table:table-cell>
              <table:table-cell office:value-type="float" office:value="1">
                <text:p>1</text:p>
              </table:table-cell>
              <table:table-cell office:value-type="float" office:value="0.000000762564">
                <text:p>0.000000762564</text:p>
              </table:table-cell>
              <table:table-cell office:value-type="float" office:value="0.000000000306807">
                <text:p>0.000000000306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496">
                <text:p>0.121496</text:p>
              </table:table-cell>
              <table:table-cell office:value-type="float" office:value="1">
                <text:p>1</text:p>
              </table:table-cell>
              <table:table-cell office:value-type="float" office:value="0.000000967449">
                <text:p>0.000000967449</text:p>
              </table:table-cell>
              <table:table-cell office:value-type="float" office:value="0.000000000533622">
                <text:p>0.000000000533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2479">
                <text:p>0.122479</text:p>
              </table:table-cell>
              <table:table-cell office:value-type="float" office:value="1">
                <text:p>1</text:p>
              </table:table-cell>
              <table:table-cell office:value-type="float" office:value="0.00000108389">
                <text:p>0.00000108389</text:p>
              </table:table-cell>
              <table:table-cell office:value-type="float" office:value="0.000000000880283">
                <text:p>0.000000000880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428">
                <text:p>0.123428</text:p>
              </table:table-cell>
              <table:table-cell office:value-type="float" office:value="1">
                <text:p>1</text:p>
              </table:table-cell>
              <table:table-cell office:value-type="float" office:value="0.00000123127">
                <text:p>0.00000123127</text:p>
              </table:table-cell>
              <table:table-cell office:value-type="float" office:value="0.00000000141132">
                <text:p>0.0000000014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4377">
                <text:p>0.124377</text:p>
              </table:table-cell>
              <table:table-cell office:value-type="float" office:value="1">
                <text:p>1</text:p>
              </table:table-cell>
              <table:table-cell office:value-type="float" office:value="0.00000160241">
                <text:p>0.00000160241</text:p>
              </table:table-cell>
              <table:table-cell office:value-type="float" office:value="0.00000000258723">
                <text:p>0.00000000258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326">
                <text:p>0.125326</text:p>
              </table:table-cell>
              <table:table-cell office:value-type="float" office:value="1">
                <text:p>1</text:p>
              </table:table-cell>
              <table:table-cell office:value-type="float" office:value="0.00000214221">
                <text:p>0.00000214221</text:p>
              </table:table-cell>
              <table:table-cell office:value-type="float" office:value="0.00000000495162">
                <text:p>0.00000000495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275">
                <text:p>0.126275</text:p>
              </table:table-cell>
              <table:table-cell office:value-type="float" office:value="1">
                <text:p>1</text:p>
              </table:table-cell>
              <table:table-cell office:value-type="float" office:value="0.00000283226">
                <text:p>0.00000283226</text:p>
              </table:table-cell>
              <table:table-cell office:value-type="float" office:value="0.00000000979392">
                <text:p>0.00000000979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224">
                <text:p>0.127224</text:p>
              </table:table-cell>
              <table:table-cell office:value-type="float" office:value="1">
                <text:p>1</text:p>
              </table:table-cell>
              <table:table-cell office:value-type="float" office:value="0.00000375399">
                <text:p>0.00000375399</text:p>
              </table:table-cell>
              <table:table-cell office:value-type="float" office:value="0.0000000206677">
                <text:p>0.0000000206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173">
                <text:p>0.128173</text:p>
              </table:table-cell>
              <table:table-cell office:value-type="float" office:value="1">
                <text:p>1</text:p>
              </table:table-cell>
              <table:table-cell office:value-type="float" office:value="0.0000050254">
                <text:p>0.0000050254</text:p>
              </table:table-cell>
              <table:table-cell office:value-type="float" office:value="0.0000000452112">
                <text:p>0.0000000452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65">
                <text:p>0.129165</text:p>
              </table:table-cell>
              <table:table-cell office:value-type="float" office:value="1">
                <text:p>1</text:p>
              </table:table-cell>
              <table:table-cell office:value-type="float" office:value="0.00000797959">
                <text:p>0.00000797959</text:p>
              </table:table-cell>
              <table:table-cell office:value-type="float" office:value="0.0000001207">
                <text:p>0.0000001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157">
                <text:p>0.130157</text:p>
              </table:table-cell>
              <table:table-cell office:value-type="float" office:value="1">
                <text:p>1</text:p>
              </table:table-cell>
              <table:table-cell office:value-type="float" office:value="0.000010777">
                <text:p>0.000010777</text:p>
              </table:table-cell>
              <table:table-cell office:value-type="float" office:value="0.000000258862">
                <text:p>0.000000258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1149">
                <text:p>0.131149</text:p>
              </table:table-cell>
              <table:table-cell office:value-type="float" office:value="1">
                <text:p>1</text:p>
              </table:table-cell>
              <table:table-cell office:value-type="float" office:value="0.0000142741">
                <text:p>0.0000142741</text:p>
              </table:table-cell>
              <table:table-cell office:value-type="float" office:value="0.00000048808">
                <text:p>0.00000048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2141">
                <text:p>0.132141</text:p>
              </table:table-cell>
              <table:table-cell office:value-type="float" office:value="1">
                <text:p>1</text:p>
              </table:table-cell>
              <table:table-cell office:value-type="float" office:value="0.0000188041">
                <text:p>0.0000188041</text:p>
              </table:table-cell>
              <table:table-cell office:value-type="float" office:value="0.000000867581">
                <text:p>0.000000867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3134">
                <text:p>0.133134</text:p>
              </table:table-cell>
              <table:table-cell office:value-type="float" office:value="1">
                <text:p>1</text:p>
              </table:table-cell>
              <table:table-cell office:value-type="float" office:value="0.0000250163">
                <text:p>0.0000250163</text:p>
              </table:table-cell>
              <table:table-cell office:value-type="float" office:value="0.00000154048">
                <text:p>0.00000154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4071">
                <text:p>0.134071</text:p>
              </table:table-cell>
              <table:table-cell office:value-type="float" office:value="1">
                <text:p>1</text:p>
              </table:table-cell>
              <table:table-cell office:value-type="float" office:value="0.0000272869">
                <text:p>0.0000272869</text:p>
              </table:table-cell>
              <table:table-cell office:value-type="float" office:value="0.0000023462">
                <text:p>0.0000023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066">
                <text:p>0.135066</text:p>
              </table:table-cell>
              <table:table-cell office:value-type="float" office:value="1">
                <text:p>1</text:p>
              </table:table-cell>
              <table:table-cell office:value-type="float" office:value="0.0000422329">
                <text:p>0.0000422329</text:p>
              </table:table-cell>
              <table:table-cell office:value-type="float" office:value="0.00000459391">
                <text:p>0.00000459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062">
                <text:p>0.136062</text:p>
              </table:table-cell>
              <table:table-cell office:value-type="float" office:value="1">
                <text:p>1</text:p>
              </table:table-cell>
              <table:table-cell office:value-type="float" office:value="0.0000555531">
                <text:p>0.0000555531</text:p>
              </table:table-cell>
              <table:table-cell office:value-type="float" office:value="0.00000744995">
                <text:p>0.00000744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057">
                <text:p>0.137057</text:p>
              </table:table-cell>
              <table:table-cell office:value-type="float" office:value="1">
                <text:p>1</text:p>
              </table:table-cell>
              <table:table-cell office:value-type="float" office:value="0.0000716501">
                <text:p>0.0000716501</text:p>
              </table:table-cell>
              <table:table-cell office:value-type="float" office:value="0.0000114261">
                <text:p>0.0000114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053">
                <text:p>0.138053</text:p>
              </table:table-cell>
              <table:table-cell office:value-type="float" office:value="1">
                <text:p>1</text:p>
              </table:table-cell>
              <table:table-cell office:value-type="float" office:value="0.000093428">
                <text:p>0.000093428</text:p>
              </table:table-cell>
              <table:table-cell office:value-type="float" office:value="0.000017199">
                <text:p>0.000017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048">
                <text:p>0.139048</text:p>
              </table:table-cell>
              <table:table-cell office:value-type="float" office:value="1">
                <text:p>1</text:p>
              </table:table-cell>
              <table:table-cell office:value-type="float" office:value="0.000120598">
                <text:p>0.000120598</text:p>
              </table:table-cell>
              <table:table-cell office:value-type="float" office:value="0.0000267983">
                <text:p>0.0000267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44">
                <text:p>0.140044</text:p>
              </table:table-cell>
              <table:table-cell office:value-type="float" office:value="1">
                <text:p>1</text:p>
              </table:table-cell>
              <table:table-cell office:value-type="float" office:value="0.000154009">
                <text:p>0.000154009</text:p>
              </table:table-cell>
              <table:table-cell office:value-type="float" office:value="0.0000422549">
                <text:p>0.000042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104">
                <text:p>0.14104</text:p>
              </table:table-cell>
              <table:table-cell office:value-type="float" office:value="1">
                <text:p>1</text:p>
              </table:table-cell>
              <table:table-cell office:value-type="float" office:value="0.000193923">
                <text:p>0.000193923</text:p>
              </table:table-cell>
              <table:table-cell office:value-type="float" office:value="0.0000673528">
                <text:p>0.0000673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35">
                <text:p>0.142035</text:p>
              </table:table-cell>
              <table:table-cell office:value-type="float" office:value="1">
                <text:p>1</text:p>
              </table:table-cell>
              <table:table-cell office:value-type="float" office:value="0.000240729">
                <text:p>0.000240729</text:p>
              </table:table-cell>
              <table:table-cell office:value-type="float" office:value="0.000106155">
                <text:p>0.000106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031">
                <text:p>0.143031</text:p>
              </table:table-cell>
              <table:table-cell office:value-type="float" office:value="1">
                <text:p>1</text:p>
              </table:table-cell>
              <table:table-cell office:value-type="float" office:value="0.000293162">
                <text:p>0.000293162</text:p>
              </table:table-cell>
              <table:table-cell office:value-type="float" office:value="0.000170625">
                <text:p>0.00017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4026">
                <text:p>0.144026</text:p>
              </table:table-cell>
              <table:table-cell office:value-type="float" office:value="1">
                <text:p>1</text:p>
              </table:table-cell>
              <table:table-cell office:value-type="float" office:value="0.000359532">
                <text:p>0.000359532</text:p>
              </table:table-cell>
              <table:table-cell office:value-type="float" office:value="0.000280128">
                <text:p>0.000280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022">
                <text:p>0.145022</text:p>
              </table:table-cell>
              <table:table-cell office:value-type="float" office:value="1">
                <text:p>1</text:p>
              </table:table-cell>
              <table:table-cell office:value-type="float" office:value="0.000439494">
                <text:p>0.000439494</text:p>
              </table:table-cell>
              <table:table-cell office:value-type="float" office:value="0.000488025">
                <text:p>0.000488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018">
                <text:p>0.146018</text:p>
              </table:table-cell>
              <table:table-cell office:value-type="float" office:value="1">
                <text:p>1</text:p>
              </table:table-cell>
              <table:table-cell office:value-type="float" office:value="0.000539194">
                <text:p>0.000539194</text:p>
              </table:table-cell>
              <table:table-cell office:value-type="float" office:value="0.000920118">
                <text:p>0.000920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7013">
                <text:p>0.147013</text:p>
              </table:table-cell>
              <table:table-cell office:value-type="float" office:value="1">
                <text:p>1</text:p>
              </table:table-cell>
              <table:table-cell office:value-type="float" office:value="0.000664508">
                <text:p>0.000664508</text:p>
              </table:table-cell>
              <table:table-cell office:value-type="float" office:value="0.00160536">
                <text:p>0.0016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8009">
                <text:p>0.148009</text:p>
              </table:table-cell>
              <table:table-cell office:value-type="float" office:value="1">
                <text:p>1</text:p>
              </table:table-cell>
              <table:table-cell office:value-type="float" office:value="0.000817802">
                <text:p>0.000817802</text:p>
              </table:table-cell>
              <table:table-cell office:value-type="float" office:value="0.00284468">
                <text:p>0.00284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004">
                <text:p>0.149004</text:p>
              </table:table-cell>
              <table:table-cell office:value-type="float" office:value="1">
                <text:p>1</text:p>
              </table:table-cell>
              <table:table-cell office:value-type="float" office:value="0.00100046">
                <text:p>0.00100046</text:p>
              </table:table-cell>
              <table:table-cell office:value-type="float" office:value="0.00541105">
                <text:p>0.00541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00123746">
                <text:p>0.00123746</text:p>
              </table:table-cell>
              <table:table-cell office:value-type="float" office:value="0.0155941">
                <text:p>0.0155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111">
                <text:p>0.151111</text:p>
              </table:table-cell>
              <table:table-cell office:value-type="float" office:value="1">
                <text:p>1</text:p>
              </table:table-cell>
              <table:table-cell office:value-type="float" office:value="0.00194098">
                <text:p>0.00194098</text:p>
              </table:table-cell>
              <table:table-cell office:value-type="float" office:value="0.0637373">
                <text:p>0.0637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2333">
                <text:p>0.152333</text:p>
              </table:table-cell>
              <table:table-cell office:value-type="float" office:value="1">
                <text:p>1</text:p>
              </table:table-cell>
              <table:table-cell office:value-type="float" office:value="0.00300344">
                <text:p>0.00300344</text:p>
              </table:table-cell>
              <table:table-cell office:value-type="float" office:value="0.16418">
                <text:p>0.16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3588">
                <text:p>0.153588</text:p>
              </table:table-cell>
              <table:table-cell office:value-type="float" office:value="1">
                <text:p>1</text:p>
              </table:table-cell>
              <table:table-cell office:value-type="float" office:value="0.00400302">
                <text:p>0.00400302</text:p>
              </table:table-cell>
              <table:table-cell office:value-type="float" office:value="0.256767">
                <text:p>0.256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842">
                <text:p>0.154842</text:p>
              </table:table-cell>
              <table:table-cell office:value-type="float" office:value="1">
                <text:p>1</text:p>
              </table:table-cell>
              <table:table-cell office:value-type="float" office:value="0.00495001">
                <text:p>0.00495001</text:p>
              </table:table-cell>
              <table:table-cell office:value-type="float" office:value="0.335458">
                <text:p>0.335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096">
                <text:p>0.156096</text:p>
              </table:table-cell>
              <table:table-cell office:value-type="float" office:value="1">
                <text:p>1</text:p>
              </table:table-cell>
              <table:table-cell office:value-type="float" office:value="0.00598319">
                <text:p>0.00598319</text:p>
              </table:table-cell>
              <table:table-cell office:value-type="float" office:value="0.24584">
                <text:p>0.24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351">
                <text:p>0.157351</text:p>
              </table:table-cell>
              <table:table-cell office:value-type="float" office:value="1">
                <text:p>1</text:p>
              </table:table-cell>
              <table:table-cell office:value-type="float" office:value="0.00708893">
                <text:p>0.00708893</text:p>
              </table:table-cell>
              <table:table-cell office:value-type="float" office:value="0.0955291">
                <text:p>0.0955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605">
                <text:p>0.158605</text:p>
              </table:table-cell>
              <table:table-cell office:value-type="float" office:value="1">
                <text:p>1</text:p>
              </table:table-cell>
              <table:table-cell office:value-type="float" office:value="0.00822071">
                <text:p>0.00822071</text:p>
              </table:table-cell>
              <table:table-cell office:value-type="float" office:value="0.0347297">
                <text:p>0.0347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986">
                <text:p>0.15986</text:p>
              </table:table-cell>
              <table:table-cell office:value-type="float" office:value="1">
                <text:p>1</text:p>
              </table:table-cell>
              <table:table-cell office:value-type="float" office:value="0.0108194">
                <text:p>0.0108194</text:p>
              </table:table-cell>
              <table:table-cell office:value-type="float" office:value="0.0393635">
                <text:p>0.0393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1114">
                <text:p>0.161114</text:p>
              </table:table-cell>
              <table:table-cell office:value-type="float" office:value="1">
                <text:p>1</text:p>
              </table:table-cell>
              <table:table-cell office:value-type="float" office:value="0.0169911">
                <text:p>0.0169911</text:p>
              </table:table-cell>
              <table:table-cell office:value-type="float" office:value="0.0552393">
                <text:p>0.0552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2368">
                <text:p>0.162368</text:p>
              </table:table-cell>
              <table:table-cell office:value-type="float" office:value="1">
                <text:p>1</text:p>
              </table:table-cell>
              <table:table-cell office:value-type="float" office:value="0.0279516">
                <text:p>0.0279516</text:p>
              </table:table-cell>
              <table:table-cell office:value-type="float" office:value="0.0743804">
                <text:p>0.0743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623">
                <text:p>0.163623</text:p>
              </table:table-cell>
              <table:table-cell office:value-type="float" office:value="1">
                <text:p>1</text:p>
              </table:table-cell>
              <table:table-cell office:value-type="float" office:value="0.0450349">
                <text:p>0.0450349</text:p>
              </table:table-cell>
              <table:table-cell office:value-type="float" office:value="0.121621">
                <text:p>0.121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877">
                <text:p>0.164877</text:p>
              </table:table-cell>
              <table:table-cell office:value-type="float" office:value="1">
                <text:p>1</text:p>
              </table:table-cell>
              <table:table-cell office:value-type="float" office:value="0.0686806">
                <text:p>0.0686806</text:p>
              </table:table-cell>
              <table:table-cell office:value-type="float" office:value="0.233306">
                <text:p>0.233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6132">
                <text:p>0.166132</text:p>
              </table:table-cell>
              <table:table-cell office:value-type="float" office:value="1">
                <text:p>1</text:p>
              </table:table-cell>
              <table:table-cell office:value-type="float" office:value="0.103202">
                <text:p>0.103202</text:p>
              </table:table-cell>
              <table:table-cell office:value-type="float" office:value="0.403497">
                <text:p>0.40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7386">
                <text:p>0.167386</text:p>
              </table:table-cell>
              <table:table-cell office:value-type="float" office:value="1">
                <text:p>1</text:p>
              </table:table-cell>
              <table:table-cell office:value-type="float" office:value="0.146456">
                <text:p>0.146456</text:p>
              </table:table-cell>
              <table:table-cell office:value-type="float" office:value="0.583731">
                <text:p>0.583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864">
                <text:p>0.16864</text:p>
              </table:table-cell>
              <table:table-cell office:value-type="float" office:value="1">
                <text:p>1</text:p>
              </table:table-cell>
              <table:table-cell office:value-type="float" office:value="0.195334">
                <text:p>0.195334</text:p>
              </table:table-cell>
              <table:table-cell office:value-type="float" office:value="0.711644">
                <text:p>0.711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9846">
                <text:p>0.169846</text:p>
              </table:table-cell>
              <table:table-cell office:value-type="float" office:value="1">
                <text:p>1</text:p>
              </table:table-cell>
              <table:table-cell office:value-type="float" office:value="0.244964">
                <text:p>0.244964</text:p>
              </table:table-cell>
              <table:table-cell office:value-type="float" office:value="0.782856">
                <text:p>0.782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1053">
                <text:p>0.171053</text:p>
              </table:table-cell>
              <table:table-cell office:value-type="float" office:value="1">
                <text:p>1</text:p>
              </table:table-cell>
              <table:table-cell office:value-type="float" office:value="0.295546">
                <text:p>0.295546</text:p>
              </table:table-cell>
              <table:table-cell office:value-type="float" office:value="0.829751">
                <text:p>0.829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2259">
                <text:p>0.172259</text:p>
              </table:table-cell>
              <table:table-cell office:value-type="float" office:value="1">
                <text:p>1</text:p>
              </table:table-cell>
              <table:table-cell office:value-type="float" office:value="0.344553">
                <text:p>0.344553</text:p>
              </table:table-cell>
              <table:table-cell office:value-type="float" office:value="0.840492">
                <text:p>0.84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465">
                <text:p>0.173465</text:p>
              </table:table-cell>
              <table:table-cell office:value-type="float" office:value="1">
                <text:p>1</text:p>
              </table:table-cell>
              <table:table-cell office:value-type="float" office:value="0.391117">
                <text:p>0.391117</text:p>
              </table:table-cell>
              <table:table-cell office:value-type="float" office:value="0.881979">
                <text:p>0.881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671">
                <text:p>0.174671</text:p>
              </table:table-cell>
              <table:table-cell office:value-type="float" office:value="1">
                <text:p>1</text:p>
              </table:table-cell>
              <table:table-cell office:value-type="float" office:value="0.440453">
                <text:p>0.440453</text:p>
              </table:table-cell>
              <table:table-cell office:value-type="float" office:value="0.899439">
                <text:p>0.899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5877">
                <text:p>0.175877</text:p>
              </table:table-cell>
              <table:table-cell office:value-type="float" office:value="1">
                <text:p>1</text:p>
              </table:table-cell>
              <table:table-cell office:value-type="float" office:value="0.487882">
                <text:p>0.487882</text:p>
              </table:table-cell>
              <table:table-cell office:value-type="float" office:value="0.909416">
                <text:p>0.909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7083">
                <text:p>0.177083</text:p>
              </table:table-cell>
              <table:table-cell office:value-type="float" office:value="1">
                <text:p>1</text:p>
              </table:table-cell>
              <table:table-cell office:value-type="float" office:value="0.53618">
                <text:p>0.53618</text:p>
              </table:table-cell>
              <table:table-cell office:value-type="float" office:value="0.915929">
                <text:p>0.915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8356">
                <text:p>0.178356</text:p>
              </table:table-cell>
              <table:table-cell office:value-type="float" office:value="1">
                <text:p>1</text:p>
              </table:table-cell>
              <table:table-cell office:value-type="float" office:value="0.587263">
                <text:p>0.587263</text:p>
              </table:table-cell>
              <table:table-cell office:value-type="float" office:value="0.921013">
                <text:p>0.921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963">
                <text:p>0.17963</text:p>
              </table:table-cell>
              <table:table-cell office:value-type="float" office:value="1">
                <text:p>1</text:p>
              </table:table-cell>
              <table:table-cell office:value-type="float" office:value="0.634567">
                <text:p>0.634567</text:p>
              </table:table-cell>
              <table:table-cell office:value-type="float" office:value="0.924426">
                <text:p>0.9244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0903">
                <text:p>0.180903</text:p>
              </table:table-cell>
              <table:table-cell office:value-type="float" office:value="1">
                <text:p>1</text:p>
              </table:table-cell>
              <table:table-cell office:value-type="float" office:value="0.676177">
                <text:p>0.676177</text:p>
              </table:table-cell>
              <table:table-cell office:value-type="float" office:value="0.92705">
                <text:p>0.92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2176">
                <text:p>0.182176</text:p>
              </table:table-cell>
              <table:table-cell office:value-type="float" office:value="1">
                <text:p>1</text:p>
              </table:table-cell>
              <table:table-cell office:value-type="float" office:value="0.711732">
                <text:p>0.711732</text:p>
              </table:table-cell>
              <table:table-cell office:value-type="float" office:value="0.932552">
                <text:p>0.932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3449">
                <text:p>0.183449</text:p>
              </table:table-cell>
              <table:table-cell office:value-type="float" office:value="1">
                <text:p>1</text:p>
              </table:table-cell>
              <table:table-cell office:value-type="float" office:value="0.742937">
                <text:p>0.742937</text:p>
              </table:table-cell>
              <table:table-cell office:value-type="float" office:value="0.93375">
                <text:p>0.93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4722">
                <text:p>0.184722</text:p>
              </table:table-cell>
              <table:table-cell office:value-type="float" office:value="1">
                <text:p>1</text:p>
              </table:table-cell>
              <table:table-cell office:value-type="float" office:value="0.770659">
                <text:p>0.770659</text:p>
              </table:table-cell>
              <table:table-cell office:value-type="float" office:value="0.926791">
                <text:p>0.9267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5995">
                <text:p>0.185995</text:p>
              </table:table-cell>
              <table:table-cell office:value-type="float" office:value="1">
                <text:p>1</text:p>
              </table:table-cell>
              <table:table-cell office:value-type="float" office:value="0.795281">
                <text:p>0.795281</text:p>
              </table:table-cell>
              <table:table-cell office:value-type="float" office:value="0.910087">
                <text:p>0.910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7269">
                <text:p>0.187269</text:p>
              </table:table-cell>
              <table:table-cell office:value-type="float" office:value="1">
                <text:p>1</text:p>
              </table:table-cell>
              <table:table-cell office:value-type="float" office:value="0.816975">
                <text:p>0.816975</text:p>
              </table:table-cell>
              <table:table-cell office:value-type="float" office:value="0.881445">
                <text:p>0.881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8542">
                <text:p>0.188542</text:p>
              </table:table-cell>
              <table:table-cell office:value-type="float" office:value="1">
                <text:p>1</text:p>
              </table:table-cell>
              <table:table-cell office:value-type="float" office:value="0.835742">
                <text:p>0.835742</text:p>
              </table:table-cell>
              <table:table-cell office:value-type="float" office:value="0.846238">
                <text:p>0.846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9815">
                <text:p>0.189815</text:p>
              </table:table-cell>
              <table:table-cell office:value-type="float" office:value="1">
                <text:p>1</text:p>
              </table:table-cell>
              <table:table-cell office:value-type="float" office:value="0.851615">
                <text:p>0.851615</text:p>
              </table:table-cell>
              <table:table-cell office:value-type="float" office:value="0.812904">
                <text:p>0.8129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1088">
                <text:p>0.191088</text:p>
              </table:table-cell>
              <table:table-cell office:value-type="float" office:value="1">
                <text:p>1</text:p>
              </table:table-cell>
              <table:table-cell office:value-type="float" office:value="0.864648">
                <text:p>0.864648</text:p>
              </table:table-cell>
              <table:table-cell office:value-type="float" office:value="0.79288">
                <text:p>0.79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361">
                <text:p>0.192361</text:p>
              </table:table-cell>
              <table:table-cell office:value-type="float" office:value="1">
                <text:p>1</text:p>
              </table:table-cell>
              <table:table-cell office:value-type="float" office:value="0.875067">
                <text:p>0.875067</text:p>
              </table:table-cell>
              <table:table-cell office:value-type="float" office:value="0.788241">
                <text:p>0.7882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634">
                <text:p>0.193634</text:p>
              </table:table-cell>
              <table:table-cell office:value-type="float" office:value="1">
                <text:p>1</text:p>
              </table:table-cell>
              <table:table-cell office:value-type="float" office:value="0.883053">
                <text:p>0.883053</text:p>
              </table:table-cell>
              <table:table-cell office:value-type="float" office:value="0.799199">
                <text:p>0.799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4907">
                <text:p>0.194907</text:p>
              </table:table-cell>
              <table:table-cell office:value-type="float" office:value="1">
                <text:p>1</text:p>
              </table:table-cell>
              <table:table-cell office:value-type="float" office:value="0.888727">
                <text:p>0.888727</text:p>
              </table:table-cell>
              <table:table-cell office:value-type="float" office:value="0.826588">
                <text:p>0.8265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6181">
                <text:p>0.196181</text:p>
              </table:table-cell>
              <table:table-cell office:value-type="float" office:value="1">
                <text:p>1</text:p>
              </table:table-cell>
              <table:table-cell office:value-type="float" office:value="0.892326">
                <text:p>0.892326</text:p>
              </table:table-cell>
              <table:table-cell office:value-type="float" office:value="0.860524">
                <text:p>0.860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454">
                <text:p>0.197454</text:p>
              </table:table-cell>
              <table:table-cell office:value-type="float" office:value="1">
                <text:p>1</text:p>
              </table:table-cell>
              <table:table-cell office:value-type="float" office:value="0.894007">
                <text:p>0.894007</text:p>
              </table:table-cell>
              <table:table-cell office:value-type="float" office:value="0.894113">
                <text:p>0.894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8727">
                <text:p>0.198727</text:p>
              </table:table-cell>
              <table:table-cell office:value-type="float" office:value="1">
                <text:p>1</text:p>
              </table:table-cell>
              <table:table-cell office:value-type="float" office:value="0.893976">
                <text:p>0.893976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92505">
                <text:p>0.892505</text:p>
              </table:table-cell>
              <table:table-cell office:value-type="float" office:value="0.950589">
                <text:p>0.9505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1389">
                <text:p>0.201389</text:p>
              </table:table-cell>
              <table:table-cell office:value-type="float" office:value="1">
                <text:p>1</text:p>
              </table:table-cell>
              <table:table-cell office:value-type="float" office:value="0.888627">
                <text:p>0.888627</text:p>
              </table:table-cell>
              <table:table-cell office:value-type="float" office:value="0.977728">
                <text:p>0.9777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2819">
                <text:p>0.202819</text:p>
              </table:table-cell>
              <table:table-cell office:value-type="float" office:value="1">
                <text:p>1</text:p>
              </table:table-cell>
              <table:table-cell office:value-type="float" office:value="0.882984">
                <text:p>0.882984</text:p>
              </table:table-cell>
              <table:table-cell office:value-type="float" office:value="0.989097">
                <text:p>0.989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248">
                <text:p>0.204248</text:p>
              </table:table-cell>
              <table:table-cell office:value-type="float" office:value="1">
                <text:p>1</text:p>
              </table:table-cell>
              <table:table-cell office:value-type="float" office:value="0.876211">
                <text:p>0.876211</text:p>
              </table:table-cell>
              <table:table-cell office:value-type="float" office:value="0.991698">
                <text:p>0.991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724">
                <text:p>0.205724</text:p>
              </table:table-cell>
              <table:table-cell office:value-type="float" office:value="1">
                <text:p>1</text:p>
              </table:table-cell>
              <table:table-cell office:value-type="float" office:value="0.867733">
                <text:p>0.867733</text:p>
              </table:table-cell>
              <table:table-cell office:value-type="float" office:value="0.993567">
                <text:p>0.993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72">
                <text:p>0.2072</text:p>
              </table:table-cell>
              <table:table-cell office:value-type="float" office:value="1">
                <text:p>1</text:p>
              </table:table-cell>
              <table:table-cell office:value-type="float" office:value="0.85773">
                <text:p>0.85773</text:p>
              </table:table-cell>
              <table:table-cell office:value-type="float" office:value="0.995296">
                <text:p>0.995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8676">
                <text:p>0.208676</text:p>
              </table:table-cell>
              <table:table-cell office:value-type="float" office:value="1">
                <text:p>1</text:p>
              </table:table-cell>
              <table:table-cell office:value-type="float" office:value="0.845875">
                <text:p>0.845875</text:p>
              </table:table-cell>
              <table:table-cell office:value-type="float" office:value="0.996465">
                <text:p>0.996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0152">
                <text:p>0.210152</text:p>
              </table:table-cell>
              <table:table-cell office:value-type="float" office:value="1">
                <text:p>1</text:p>
              </table:table-cell>
              <table:table-cell office:value-type="float" office:value="0.831624">
                <text:p>0.831624</text:p>
              </table:table-cell>
              <table:table-cell office:value-type="float" office:value="0.997221">
                <text:p>0.997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1628">
                <text:p>0.211628</text:p>
              </table:table-cell>
              <table:table-cell office:value-type="float" office:value="1">
                <text:p>1</text:p>
              </table:table-cell>
              <table:table-cell office:value-type="float" office:value="0.814871">
                <text:p>0.814871</text:p>
              </table:table-cell>
              <table:table-cell office:value-type="float" office:value="0.997912">
                <text:p>0.997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3104">
                <text:p>0.213104</text:p>
              </table:table-cell>
              <table:table-cell office:value-type="float" office:value="1">
                <text:p>1</text:p>
              </table:table-cell>
              <table:table-cell office:value-type="float" office:value="0.796403">
                <text:p>0.796403</text:p>
              </table:table-cell>
              <table:table-cell office:value-type="float" office:value="0.998482">
                <text:p>0.998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4579">
                <text:p>0.214579</text:p>
              </table:table-cell>
              <table:table-cell office:value-type="float" office:value="1">
                <text:p>1</text:p>
              </table:table-cell>
              <table:table-cell office:value-type="float" office:value="0.774489">
                <text:p>0.774489</text:p>
              </table:table-cell>
              <table:table-cell office:value-type="float" office:value="0.998958">
                <text:p>0.998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5996">
                <text:p>0.215996</text:p>
              </table:table-cell>
              <table:table-cell office:value-type="float" office:value="1">
                <text:p>1</text:p>
              </table:table-cell>
              <table:table-cell office:value-type="float" office:value="0.75022">
                <text:p>0.75022</text:p>
              </table:table-cell>
              <table:table-cell office:value-type="float" office:value="0.999297">
                <text:p>0.999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413">
                <text:p>0.217413</text:p>
              </table:table-cell>
              <table:table-cell office:value-type="float" office:value="1">
                <text:p>1</text:p>
              </table:table-cell>
              <table:table-cell office:value-type="float" office:value="0.723132">
                <text:p>0.723132</text:p>
              </table:table-cell>
              <table:table-cell office:value-type="float" office:value="0.999478">
                <text:p>0.9994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883">
                <text:p>0.21883</text:p>
              </table:table-cell>
              <table:table-cell office:value-type="float" office:value="1">
                <text:p>1</text:p>
              </table:table-cell>
              <table:table-cell office:value-type="float" office:value="0.691166">
                <text:p>0.691166</text:p>
              </table:table-cell>
              <table:table-cell office:value-type="float" office:value="0.999671">
                <text:p>0.9996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185">
                <text:p>0.220185</text:p>
              </table:table-cell>
              <table:table-cell office:value-type="float" office:value="1">
                <text:p>1</text:p>
              </table:table-cell>
              <table:table-cell office:value-type="float" office:value="0.655982">
                <text:p>0.655982</text:p>
              </table:table-cell>
              <table:table-cell office:value-type="float" office:value="0.999797">
                <text:p>0.9997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154">
                <text:p>0.22154</text:p>
              </table:table-cell>
              <table:table-cell office:value-type="float" office:value="1">
                <text:p>1</text:p>
              </table:table-cell>
              <table:table-cell office:value-type="float" office:value="0.618185">
                <text:p>0.618185</text:p>
              </table:table-cell>
              <table:table-cell office:value-type="float" office:value="0.999869">
                <text:p>0.9998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2896">
                <text:p>0.222896</text:p>
              </table:table-cell>
              <table:table-cell office:value-type="float" office:value="1">
                <text:p>1</text:p>
              </table:table-cell>
              <table:table-cell office:value-type="float" office:value="0.579001">
                <text:p>0.579001</text:p>
              </table:table-cell>
              <table:table-cell office:value-type="float" office:value="0.999905">
                <text:p>0.999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251">
                <text:p>0.224251</text:p>
              </table:table-cell>
              <table:table-cell office:value-type="float" office:value="1">
                <text:p>1</text:p>
              </table:table-cell>
              <table:table-cell office:value-type="float" office:value="0.536315">
                <text:p>0.536315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5606">
                <text:p>0.225606</text:p>
              </table:table-cell>
              <table:table-cell office:value-type="float" office:value="1">
                <text:p>1</text:p>
              </table:table-cell>
              <table:table-cell office:value-type="float" office:value="0.493092">
                <text:p>0.493092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689">
                <text:p>0.22689</text:p>
              </table:table-cell>
              <table:table-cell office:value-type="float" office:value="1">
                <text:p>1</text:p>
              </table:table-cell>
              <table:table-cell office:value-type="float" office:value="0.454103">
                <text:p>0.454103</text:p>
              </table:table-cell>
              <table:table-cell office:value-type="float" office:value="0.999982">
                <text:p>0.999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8174">
                <text:p>0.228174</text:p>
              </table:table-cell>
              <table:table-cell office:value-type="float" office:value="1">
                <text:p>1</text:p>
              </table:table-cell>
              <table:table-cell office:value-type="float" office:value="0.417432">
                <text:p>0.417432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9458">
                <text:p>0.229458</text:p>
              </table:table-cell>
              <table:table-cell office:value-type="float" office:value="1">
                <text:p>1</text:p>
              </table:table-cell>
              <table:table-cell office:value-type="float" office:value="0.382476">
                <text:p>0.382476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0742">
                <text:p>0.230742</text:p>
              </table:table-cell>
              <table:table-cell office:value-type="float" office:value="1">
                <text:p>1</text:p>
              </table:table-cell>
              <table:table-cell office:value-type="float" office:value="0.34868">
                <text:p>0.34868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2025">
                <text:p>0.232025</text:p>
              </table:table-cell>
              <table:table-cell office:value-type="float" office:value="1">
                <text:p>1</text:p>
              </table:table-cell>
              <table:table-cell office:value-type="float" office:value="0.315755">
                <text:p>0.315755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309">
                <text:p>0.233309</text:p>
              </table:table-cell>
              <table:table-cell office:value-type="float" office:value="1">
                <text:p>1</text:p>
              </table:table-cell>
              <table:table-cell office:value-type="float" office:value="0.284117">
                <text:p>0.284117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593">
                <text:p>0.234593</text:p>
              </table:table-cell>
              <table:table-cell office:value-type="float" office:value="1">
                <text:p>1</text:p>
              </table:table-cell>
              <table:table-cell office:value-type="float" office:value="0.253826">
                <text:p>0.253826</text:p>
              </table:table-cell>
              <table:table-cell office:value-type="float" office:value="0.999988">
                <text:p>0.9999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5877">
                <text:p>0.235877</text:p>
              </table:table-cell>
              <table:table-cell office:value-type="float" office:value="1">
                <text:p>1</text:p>
              </table:table-cell>
              <table:table-cell office:value-type="float" office:value="0.225357">
                <text:p>0.225357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7161">
                <text:p>0.237161</text:p>
              </table:table-cell>
              <table:table-cell office:value-type="float" office:value="1">
                <text:p>1</text:p>
              </table:table-cell>
              <table:table-cell office:value-type="float" office:value="0.199111">
                <text:p>0.199111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8328">
                <text:p>0.238328</text:p>
              </table:table-cell>
              <table:table-cell office:value-type="float" office:value="1">
                <text:p>1</text:p>
              </table:table-cell>
              <table:table-cell office:value-type="float" office:value="0.177523">
                <text:p>0.177523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9495">
                <text:p>0.239495</text:p>
              </table:table-cell>
              <table:table-cell office:value-type="float" office:value="1">
                <text:p>1</text:p>
              </table:table-cell>
              <table:table-cell office:value-type="float" office:value="0.157975">
                <text:p>0.157975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0663">
                <text:p>0.240663</text:p>
              </table:table-cell>
              <table:table-cell office:value-type="float" office:value="1">
                <text:p>1</text:p>
              </table:table-cell>
              <table:table-cell office:value-type="float" office:value="0.137427">
                <text:p>0.13742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83">
                <text:p>0.24183</text:p>
              </table:table-cell>
              <table:table-cell office:value-type="float" office:value="1">
                <text:p>1</text:p>
              </table:table-cell>
              <table:table-cell office:value-type="float" office:value="0.111631">
                <text:p>0.11163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2997">
                <text:p>0.242997</text:p>
              </table:table-cell>
              <table:table-cell office:value-type="float" office:value="1">
                <text:p>1</text:p>
              </table:table-cell>
              <table:table-cell office:value-type="float" office:value="0.0886111">
                <text:p>0.0886111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64">
                <text:p>0.244164</text:p>
              </table:table-cell>
              <table:table-cell office:value-type="float" office:value="1">
                <text:p>1</text:p>
              </table:table-cell>
              <table:table-cell office:value-type="float" office:value="0.0682384">
                <text:p>0.0682384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331">
                <text:p>0.245331</text:p>
              </table:table-cell>
              <table:table-cell office:value-type="float" office:value="1">
                <text:p>1</text:p>
              </table:table-cell>
              <table:table-cell office:value-type="float" office:value="0.0502319">
                <text:p>0.0502319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6498">
                <text:p>0.246498</text:p>
              </table:table-cell>
              <table:table-cell office:value-type="float" office:value="1">
                <text:p>1</text:p>
              </table:table-cell>
              <table:table-cell office:value-type="float" office:value="0.0344445">
                <text:p>0.034444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666">
                <text:p>0.247666</text:p>
              </table:table-cell>
              <table:table-cell office:value-type="float" office:value="1">
                <text:p>1</text:p>
              </table:table-cell>
              <table:table-cell office:value-type="float" office:value="0.0206939">
                <text:p>0.0206939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8833">
                <text:p>0.248833</text:p>
              </table:table-cell>
              <table:table-cell office:value-type="float" office:value="1">
                <text:p>1</text:p>
              </table:table-cell>
              <table:table-cell office:value-type="float" office:value="0.00874303">
                <text:p>0.00874303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000473605">
                <text:p>0.00047360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122">
                <text:p>0.25122</text:p>
              </table:table-cell>
              <table:table-cell office:value-type="float" office:value="1">
                <text:p>1</text:p>
              </table:table-cell>
              <table:table-cell office:value-type="float" office:value="0.000417835">
                <text:p>0.00041783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2439">
                <text:p>0.252439</text:p>
              </table:table-cell>
              <table:table-cell office:value-type="float" office:value="1">
                <text:p>1</text:p>
              </table:table-cell>
              <table:table-cell office:value-type="float" office:value="0.000343495">
                <text:p>0.000343495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3628">
                <text:p>0.253628</text:p>
              </table:table-cell>
              <table:table-cell office:value-type="float" office:value="1">
                <text:p>1</text:p>
              </table:table-cell>
              <table:table-cell office:value-type="float" office:value="0.000259863">
                <text:p>0.00025986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48">
                <text:p>0.254848</text:p>
              </table:table-cell>
              <table:table-cell office:value-type="float" office:value="1">
                <text:p>1</text:p>
              </table:table-cell>
              <table:table-cell office:value-type="float" office:value="0.000213358">
                <text:p>0.000213358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069">
                <text:p>0.256069</text:p>
              </table:table-cell>
              <table:table-cell office:value-type="float" office:value="1">
                <text:p>1</text:p>
              </table:table-cell>
              <table:table-cell office:value-type="float" office:value="0.00017064">
                <text:p>0.0001706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7256">
                <text:p>0.257256</text:p>
              </table:table-cell>
              <table:table-cell office:value-type="float" office:value="1">
                <text:p>1</text:p>
              </table:table-cell>
              <table:table-cell office:value-type="float" office:value="0.00013001">
                <text:p>0.00013001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477">
                <text:p>0.258477</text:p>
              </table:table-cell>
              <table:table-cell office:value-type="float" office:value="1">
                <text:p>1</text:p>
              </table:table-cell>
              <table:table-cell office:value-type="float" office:value="0.000117003">
                <text:p>0.00011700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664">
                <text:p>0.259664</text:p>
              </table:table-cell>
              <table:table-cell office:value-type="float" office:value="1">
                <text:p>1</text:p>
              </table:table-cell>
              <table:table-cell office:value-type="float" office:value="0.0000897816">
                <text:p>0.0000897816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085">
                <text:p>0.26085</text:p>
              </table:table-cell>
              <table:table-cell office:value-type="float" office:value="1">
                <text:p>1</text:p>
              </table:table-cell>
              <table:table-cell office:value-type="float" office:value="0.0000735223">
                <text:p>0.000073522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2073">
                <text:p>0.262073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694995">
                <text:p>0.00006949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3259">
                <text:p>0.263259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541693">
                <text:p>0.000054169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444">
                <text:p>0.264444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69143">
                <text:p>0.0000469143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67">
                <text:p>0.26567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65619">
                <text:p>0.000046561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896">
                <text:p>0.266896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404734">
                <text:p>0.000040473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078">
                <text:p>0.268078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300085">
                <text:p>0.000030008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306">
                <text:p>0.269306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286422">
                <text:p>0.000028642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0534">
                <text:p>0.270534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227984">
                <text:p>0.000022798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1762">
                <text:p>0.271762</text:p>
              </table:table-cell>
              <table:table-cell office:value-type="float" office:value="0.999997">
                <text:p>0.999997</text:p>
              </table:table-cell>
              <table:table-cell office:value-type="float" office:value="0.0000183872">
                <text:p>0.0000183872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989">
                <text:p>0.272989</text:p>
              </table:table-cell>
              <table:table-cell office:value-type="float" office:value="0.999996">
                <text:p>0.999996</text:p>
              </table:table-cell>
              <table:table-cell office:value-type="float" office:value="0.0000156335">
                <text:p>0.000015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4217">
                <text:p>0.274217</text:p>
              </table:table-cell>
              <table:table-cell office:value-type="float" office:value="0.999995">
                <text:p>0.999995</text:p>
              </table:table-cell>
              <table:table-cell office:value-type="float" office:value="0.000013287">
                <text:p>0.000013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5445">
                <text:p>0.275445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11736">
                <text:p>0.0000111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6673">
                <text:p>0.276673</text:p>
              </table:table-cell>
              <table:table-cell office:value-type="float" office:value="0.999993">
                <text:p>0.999993</text:p>
              </table:table-cell>
              <table:table-cell office:value-type="float" office:value="0.00000928476">
                <text:p>0.00000928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79">
                <text:p>0.2779</text:p>
              </table:table-cell>
              <table:table-cell office:value-type="float" office:value="0.999991">
                <text:p>0.999991</text:p>
              </table:table-cell>
              <table:table-cell office:value-type="float" office:value="0.0000074793">
                <text:p>0.0000074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9128">
                <text:p>0.279128</text:p>
              </table:table-cell>
              <table:table-cell office:value-type="float" office:value="0.999989">
                <text:p>0.999989</text:p>
              </table:table-cell>
              <table:table-cell office:value-type="float" office:value="0.00000581046">
                <text:p>0.0000058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0356">
                <text:p>0.280356</text:p>
              </table:table-cell>
              <table:table-cell office:value-type="float" office:value="0.999987">
                <text:p>0.999987</text:p>
              </table:table-cell>
              <table:table-cell office:value-type="float" office:value="0.00000430935">
                <text:p>0.00000430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1584">
                <text:p>0.281584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0353219">
                <text:p>0.0000035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2899">
                <text:p>0.282899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00399872">
                <text:p>0.00000399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121">
                <text:p>0.284121</text:p>
              </table:table-cell>
              <table:table-cell office:value-type="float" office:value="0.999977">
                <text:p>0.999977</text:p>
              </table:table-cell>
              <table:table-cell office:value-type="float" office:value="0.00000223897">
                <text:p>0.00000223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5342">
                <text:p>0.285342</text:p>
              </table:table-cell>
              <table:table-cell office:value-type="float" office:value="0.999972">
                <text:p>0.999972</text:p>
              </table:table-cell>
              <table:table-cell office:value-type="float" office:value="0.00000174899">
                <text:p>0.00000174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6675">
                <text:p>0.286675</text:p>
              </table:table-cell>
              <table:table-cell office:value-type="float" office:value="0.999953">
                <text:p>0.999953</text:p>
              </table:table-cell>
              <table:table-cell office:value-type="float" office:value="0.00000200346">
                <text:p>0.00000200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8007">
                <text:p>0.288007</text:p>
              </table:table-cell>
              <table:table-cell office:value-type="float" office:value="0.999939">
                <text:p>0.999939</text:p>
              </table:table-cell>
              <table:table-cell office:value-type="float" office:value="0.00000138577">
                <text:p>0.00000138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34">
                <text:p>0.28934</text:p>
              </table:table-cell>
              <table:table-cell office:value-type="float" office:value="0.999922">
                <text:p>0.999922</text:p>
              </table:table-cell>
              <table:table-cell office:value-type="float" office:value="0.00000108071">
                <text:p>0.00000108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0672">
                <text:p>0.290672</text:p>
              </table:table-cell>
              <table:table-cell office:value-type="float" office:value="0.999903">
                <text:p>0.999903</text:p>
              </table:table-cell>
              <table:table-cell office:value-type="float" office:value="0.000000841377">
                <text:p>0.00000084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2005">
                <text:p>0.292005</text:p>
              </table:table-cell>
              <table:table-cell office:value-type="float" office:value="0.99988">
                <text:p>0.99988</text:p>
              </table:table-cell>
              <table:table-cell office:value-type="float" office:value="0.000000640494">
                <text:p>0.000000640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3337">
                <text:p>0.293337</text:p>
              </table:table-cell>
              <table:table-cell office:value-type="float" office:value="0.999854">
                <text:p>0.999854</text:p>
              </table:table-cell>
              <table:table-cell office:value-type="float" office:value="0.000000471141">
                <text:p>0.00000047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467">
                <text:p>0.29467</text:p>
              </table:table-cell>
              <table:table-cell office:value-type="float" office:value="0.999826">
                <text:p>0.999826</text:p>
              </table:table-cell>
              <table:table-cell office:value-type="float" office:value="0.000000335326">
                <text:p>0.000000335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6002">
                <text:p>0.296002</text:p>
              </table:table-cell>
              <table:table-cell office:value-type="float" office:value="0.999793">
                <text:p>0.999793</text:p>
              </table:table-cell>
              <table:table-cell office:value-type="float" office:value="0.000000286622">
                <text:p>0.000000286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335">
                <text:p>0.297335</text:p>
              </table:table-cell>
              <table:table-cell office:value-type="float" office:value="0.999748">
                <text:p>0.999748</text:p>
              </table:table-cell>
              <table:table-cell office:value-type="float" office:value="0.000000261195">
                <text:p>0.00000026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98667">
                <text:p>0.298667</text:p>
              </table:table-cell>
              <table:table-cell office:value-type="float" office:value="0.999687">
                <text:p>0.999687</text:p>
              </table:table-cell>
              <table:table-cell office:value-type="float" office:value="0.000000245245">
                <text:p>0.000000245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999604">
                <text:p>0.999604</text:p>
              </table:table-cell>
              <table:table-cell office:value-type="float" office:value="0.000000232028">
                <text:p>0.000000232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429">
                <text:p>0.301429</text:p>
              </table:table-cell>
              <table:table-cell office:value-type="float" office:value="0.999411">
                <text:p>0.999411</text:p>
              </table:table-cell>
              <table:table-cell office:value-type="float" office:value="0.000000259104">
                <text:p>0.000000259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2857">
                <text:p>0.302857</text:p>
              </table:table-cell>
              <table:table-cell office:value-type="float" office:value="0.999238">
                <text:p>0.999238</text:p>
              </table:table-cell>
              <table:table-cell office:value-type="float" office:value="0.000000285337">
                <text:p>0.000000285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4286">
                <text:p>0.304286</text:p>
              </table:table-cell>
              <table:table-cell office:value-type="float" office:value="0.999033">
                <text:p>0.999033</text:p>
              </table:table-cell>
              <table:table-cell office:value-type="float" office:value="0.0000003134">
                <text:p>0.0000003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5714">
                <text:p>0.305714</text:p>
              </table:table-cell>
              <table:table-cell office:value-type="float" office:value="0.998796">
                <text:p>0.998796</text:p>
              </table:table-cell>
              <table:table-cell office:value-type="float" office:value="0.000000361776">
                <text:p>0.000000361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7098">
                <text:p>0.307098</text:p>
              </table:table-cell>
              <table:table-cell office:value-type="float" office:value="0.998611">
                <text:p>0.998611</text:p>
              </table:table-cell>
              <table:table-cell office:value-type="float" office:value="0.00000042478">
                <text:p>0.00000042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8398">
                <text:p>0.308398</text:p>
              </table:table-cell>
              <table:table-cell office:value-type="float" office:value="0.998526">
                <text:p>0.998526</text:p>
              </table:table-cell>
              <table:table-cell office:value-type="float" office:value="0.000000486315">
                <text:p>0.000000486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9659">
                <text:p>0.309659</text:p>
              </table:table-cell>
              <table:table-cell office:value-type="float" office:value="0.997255">
                <text:p>0.997255</text:p>
              </table:table-cell>
              <table:table-cell office:value-type="float" office:value="0.000000586262">
                <text:p>0.000000586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0881">
                <text:p>0.310881</text:p>
              </table:table-cell>
              <table:table-cell office:value-type="float" office:value="0.993577">
                <text:p>0.993577</text:p>
              </table:table-cell>
              <table:table-cell office:value-type="float" office:value="0.000000718202">
                <text:p>0.000000718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2067">
                <text:p>0.312067</text:p>
              </table:table-cell>
              <table:table-cell office:value-type="float" office:value="0.986098">
                <text:p>0.986098</text:p>
              </table:table-cell>
              <table:table-cell office:value-type="float" office:value="0.000000894601">
                <text:p>0.000000894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3182">
                <text:p>0.313182</text:p>
              </table:table-cell>
              <table:table-cell office:value-type="float" office:value="0.975072">
                <text:p>0.975072</text:p>
              </table:table-cell>
              <table:table-cell office:value-type="float" office:value="0.000000942046">
                <text:p>0.00000094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14265">
                <text:p>0.314265</text:p>
              </table:table-cell>
              <table:table-cell office:value-type="float" office:value="0.96015">
                <text:p>0.96015</text:p>
              </table:table-cell>
              <table:table-cell office:value-type="float" office:value="0.00000104132">
                <text:p>0.00000104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15316">
                <text:p>0.315316</text:p>
              </table:table-cell>
              <table:table-cell office:value-type="float" office:value="0.941516">
                <text:p>0.941516</text:p>
              </table:table-cell>
              <table:table-cell office:value-type="float" office:value="0.00000113511">
                <text:p>0.00000113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6336">
                <text:p>0.316336</text:p>
              </table:table-cell>
              <table:table-cell office:value-type="float" office:value="0.919497">
                <text:p>0.919497</text:p>
              </table:table-cell>
              <table:table-cell office:value-type="float" office:value="0.00000121049">
                <text:p>0.0000012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7298">
                <text:p>0.317298</text:p>
              </table:table-cell>
              <table:table-cell office:value-type="float" office:value="0.895209">
                <text:p>0.895209</text:p>
              </table:table-cell>
              <table:table-cell office:value-type="float" office:value="0.00000126753">
                <text:p>0.00000126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8233">
                <text:p>0.318233</text:p>
              </table:table-cell>
              <table:table-cell office:value-type="float" office:value="0.868423">
                <text:p>0.868423</text:p>
              </table:table-cell>
              <table:table-cell office:value-type="float" office:value="0.00000131744">
                <text:p>0.0000013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914">
                <text:p>0.31914</text:p>
              </table:table-cell>
              <table:table-cell office:value-type="float" office:value="0.83947">
                <text:p>0.83947</text:p>
              </table:table-cell>
              <table:table-cell office:value-type="float" office:value="0.00000136541">
                <text:p>0.00000136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0022">
                <text:p>0.320022</text:p>
              </table:table-cell>
              <table:table-cell office:value-type="float" office:value="0.808697">
                <text:p>0.808697</text:p>
              </table:table-cell>
              <table:table-cell office:value-type="float" office:value="0.00000141362">
                <text:p>0.0000014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0855">
                <text:p>0.320855</text:p>
              </table:table-cell>
              <table:table-cell office:value-type="float" office:value="0.777344">
                <text:p>0.777344</text:p>
              </table:table-cell>
              <table:table-cell office:value-type="float" office:value="0.00000145989">
                <text:p>0.0000014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1664">
                <text:p>0.321664</text:p>
              </table:table-cell>
              <table:table-cell office:value-type="float" office:value="0.744833">
                <text:p>0.744833</text:p>
              </table:table-cell>
              <table:table-cell office:value-type="float" office:value="0.00000150889">
                <text:p>0.00000150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2451">
                <text:p>0.322451</text:p>
              </table:table-cell>
              <table:table-cell office:value-type="float" office:value="0.711346">
                <text:p>0.711346</text:p>
              </table:table-cell>
              <table:table-cell office:value-type="float" office:value="0.00000156277">
                <text:p>0.00000156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3217">
                <text:p>0.323217</text:p>
              </table:table-cell>
              <table:table-cell office:value-type="float" office:value="0.677089">
                <text:p>0.677089</text:p>
              </table:table-cell>
              <table:table-cell office:value-type="float" office:value="0.00000162334">
                <text:p>0.00000162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3941">
                <text:p>0.323941</text:p>
              </table:table-cell>
              <table:table-cell office:value-type="float" office:value="0.643232">
                <text:p>0.643232</text:p>
              </table:table-cell>
              <table:table-cell office:value-type="float" office:value="0.00000168785">
                <text:p>0.0000016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4645">
                <text:p>0.324645</text:p>
              </table:table-cell>
              <table:table-cell office:value-type="float" office:value="0.605823">
                <text:p>0.605823</text:p>
              </table:table-cell>
              <table:table-cell office:value-type="float" office:value="0.00000197768">
                <text:p>0.00000197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533">
                <text:p>0.32533</text:p>
              </table:table-cell>
              <table:table-cell office:value-type="float" office:value="0.564455">
                <text:p>0.564455</text:p>
              </table:table-cell>
              <table:table-cell office:value-type="float" office:value="0.00000228308">
                <text:p>0.00000228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5979">
                <text:p>0.325979</text:p>
              </table:table-cell>
              <table:table-cell office:value-type="float" office:value="0.526139">
                <text:p>0.526139</text:p>
              </table:table-cell>
              <table:table-cell office:value-type="float" office:value="0.00000263054">
                <text:p>0.0000026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6611">
                <text:p>0.326611</text:p>
              </table:table-cell>
              <table:table-cell office:value-type="float" office:value="0.489645">
                <text:p>0.489645</text:p>
              </table:table-cell>
              <table:table-cell office:value-type="float" office:value="0.00000292963">
                <text:p>0.0000029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7211">
                <text:p>0.327211</text:p>
              </table:table-cell>
              <table:table-cell office:value-type="float" office:value="0.455669">
                <text:p>0.455669</text:p>
              </table:table-cell>
              <table:table-cell office:value-type="float" office:value="0.00000287042">
                <text:p>0.00000287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7795">
                <text:p>0.327795</text:p>
              </table:table-cell>
              <table:table-cell office:value-type="float" office:value="0.423437">
                <text:p>0.423437</text:p>
              </table:table-cell>
              <table:table-cell office:value-type="float" office:value="0.00000263721">
                <text:p>0.00000263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8351">
                <text:p>0.328351</text:p>
              </table:table-cell>
              <table:table-cell office:value-type="float" office:value="0.393696">
                <text:p>0.393696</text:p>
              </table:table-cell>
              <table:table-cell office:value-type="float" office:value="0.00000242024">
                <text:p>0.0000024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8892">
                <text:p>0.328892</text:p>
              </table:table-cell>
              <table:table-cell office:value-type="float" office:value="0.365643">
                <text:p>0.365643</text:p>
              </table:table-cell>
              <table:table-cell office:value-type="float" office:value="0.0000022714">
                <text:p>0.0000022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942">
                <text:p>0.32942</text:p>
              </table:table-cell>
              <table:table-cell office:value-type="float" office:value="0.339258">
                <text:p>0.339258</text:p>
              </table:table-cell>
              <table:table-cell office:value-type="float" office:value="0.00000220049">
                <text:p>0.00000220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9921">
                <text:p>0.329921</text:p>
              </table:table-cell>
              <table:table-cell office:value-type="float" office:value="0.315064">
                <text:p>0.315064</text:p>
              </table:table-cell>
              <table:table-cell office:value-type="float" office:value="0.00000218414">
                <text:p>0.00000218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0411">
                <text:p>0.330411</text:p>
              </table:table-cell>
              <table:table-cell office:value-type="float" office:value="0.292326">
                <text:p>0.292326</text:p>
              </table:table-cell>
              <table:table-cell office:value-type="float" office:value="0.00000220473">
                <text:p>0.00000220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0878">
                <text:p>0.330878</text:p>
              </table:table-cell>
              <table:table-cell office:value-type="float" office:value="0.271472">
                <text:p>0.271472</text:p>
              </table:table-cell>
              <table:table-cell office:value-type="float" office:value="0.00000222796">
                <text:p>0.0000022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333">
                <text:p>0.331333</text:p>
              </table:table-cell>
              <table:table-cell office:value-type="float" office:value="0.251878">
                <text:p>0.251878</text:p>
              </table:table-cell>
              <table:table-cell office:value-type="float" office:value="0.00000227531">
                <text:p>0.00000227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777">
                <text:p>0.331777</text:p>
              </table:table-cell>
              <table:table-cell office:value-type="float" office:value="0.23348">
                <text:p>0.23348</text:p>
              </table:table-cell>
              <table:table-cell office:value-type="float" office:value="0.00000239922">
                <text:p>0.0000023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2201">
                <text:p>0.332201</text:p>
              </table:table-cell>
              <table:table-cell office:value-type="float" office:value="0.216604">
                <text:p>0.216604</text:p>
              </table:table-cell>
              <table:table-cell office:value-type="float" office:value="0.00000252993">
                <text:p>0.00000252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2615">
                <text:p>0.332615</text:p>
              </table:table-cell>
              <table:table-cell office:value-type="float" office:value="0.200749">
                <text:p>0.200749</text:p>
              </table:table-cell>
              <table:table-cell office:value-type="float" office:value="0.00000264476">
                <text:p>0.00000264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3019">
                <text:p>0.333019</text:p>
              </table:table-cell>
              <table:table-cell office:value-type="float" office:value="0.185856">
                <text:p>0.185856</text:p>
              </table:table-cell>
              <table:table-cell office:value-type="float" office:value="0.00000275693">
                <text:p>0.00000275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3414">
                <text:p>0.333414</text:p>
              </table:table-cell>
              <table:table-cell office:value-type="float" office:value="0.171871">
                <text:p>0.171871</text:p>
              </table:table-cell>
              <table:table-cell office:value-type="float" office:value="0.00000287336">
                <text:p>0.00000287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38">
                <text:p>0.3338</text:p>
              </table:table-cell>
              <table:table-cell office:value-type="float" office:value="0.15874">
                <text:p>0.15874</text:p>
              </table:table-cell>
              <table:table-cell office:value-type="float" office:value="0.0000029652">
                <text:p>0.0000029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4168">
                <text:p>0.334168</text:p>
              </table:table-cell>
              <table:table-cell office:value-type="float" office:value="0.146688">
                <text:p>0.146688</text:p>
              </table:table-cell>
              <table:table-cell office:value-type="float" office:value="0.00000298354">
                <text:p>0.00000298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4528">
                <text:p>0.334528</text:p>
              </table:table-cell>
              <table:table-cell office:value-type="float" office:value="0.135358">
                <text:p>0.135358</text:p>
              </table:table-cell>
              <table:table-cell office:value-type="float" office:value="0.0000029824">
                <text:p>0.0000029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488">
                <text:p>0.33488</text:p>
              </table:table-cell>
              <table:table-cell office:value-type="float" office:value="0.124709">
                <text:p>0.124709</text:p>
              </table:table-cell>
              <table:table-cell office:value-type="float" office:value="0.00000298252">
                <text:p>0.00000298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5223">
                <text:p>0.335223</text:p>
              </table:table-cell>
              <table:table-cell office:value-type="float" office:value="0.1147">
                <text:p>0.1147</text:p>
              </table:table-cell>
              <table:table-cell office:value-type="float" office:value="0.00000298343">
                <text:p>0.00000298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559">
                <text:p>0.335559</text:p>
              </table:table-cell>
              <table:table-cell office:value-type="float" office:value="0.105292">
                <text:p>0.105292</text:p>
              </table:table-cell>
              <table:table-cell office:value-type="float" office:value="0.00000298466">
                <text:p>0.00000298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5887">
                <text:p>0.335887</text:p>
              </table:table-cell>
              <table:table-cell office:value-type="float" office:value="0.0964487">
                <text:p>0.0964487</text:p>
              </table:table-cell>
              <table:table-cell office:value-type="float" office:value="0.00000298613">
                <text:p>0.00000298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6201">
                <text:p>0.336201</text:p>
              </table:table-cell>
              <table:table-cell office:value-type="float" office:value="0.0883167">
                <text:p>0.0883167</text:p>
              </table:table-cell>
              <table:table-cell office:value-type="float" office:value="0.00000298714">
                <text:p>0.00000298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6508">
                <text:p>0.336508</text:p>
              </table:table-cell>
              <table:table-cell office:value-type="float" office:value="0.0806612">
                <text:p>0.0806612</text:p>
              </table:table-cell>
              <table:table-cell office:value-type="float" office:value="0.00000298436">
                <text:p>0.00000298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6807">
                <text:p>0.336807</text:p>
              </table:table-cell>
              <table:table-cell office:value-type="float" office:value="0.0734539">
                <text:p>0.0734539</text:p>
              </table:table-cell>
              <table:table-cell office:value-type="float" office:value="0.00000284853">
                <text:p>0.0000028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7094">
                <text:p>0.337094</text:p>
              </table:table-cell>
              <table:table-cell office:value-type="float" office:value="0.0668135">
                <text:p>0.0668135</text:p>
              </table:table-cell>
              <table:table-cell office:value-type="float" office:value="0.00000272524">
                <text:p>0.00000272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7375">
                <text:p>0.337375</text:p>
              </table:table-cell>
              <table:table-cell office:value-type="float" office:value="0.0605542">
                <text:p>0.0605542</text:p>
              </table:table-cell>
              <table:table-cell office:value-type="float" office:value="0.00000259835">
                <text:p>0.00000259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7649">
                <text:p>0.337649</text:p>
              </table:table-cell>
              <table:table-cell office:value-type="float" office:value="0.0546539">
                <text:p>0.0546539</text:p>
              </table:table-cell>
              <table:table-cell office:value-type="float" office:value="0.00000248336">
                <text:p>0.00000248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7918">
                <text:p>0.337918</text:p>
              </table:table-cell>
              <table:table-cell office:value-type="float" office:value="0.0490915">
                <text:p>0.0490915</text:p>
              </table:table-cell>
              <table:table-cell office:value-type="float" office:value="0.00000238621">
                <text:p>0.00000238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818">
                <text:p>0.33818</text:p>
              </table:table-cell>
              <table:table-cell office:value-type="float" office:value="0.0438475">
                <text:p>0.0438475</text:p>
              </table:table-cell>
              <table:table-cell office:value-type="float" office:value="0.00000230722">
                <text:p>0.00000230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8437">
                <text:p>0.338437</text:p>
              </table:table-cell>
              <table:table-cell office:value-type="float" office:value="0.0389035">
                <text:p>0.0389035</text:p>
              </table:table-cell>
              <table:table-cell office:value-type="float" office:value="0.00000224372">
                <text:p>0.0000022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8689">
                <text:p>0.338689</text:p>
              </table:table-cell>
              <table:table-cell office:value-type="float" office:value="0.034242">
                <text:p>0.034242</text:p>
              </table:table-cell>
              <table:table-cell office:value-type="float" office:value="0.00000218471">
                <text:p>0.00000218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8935">
                <text:p>0.338935</text:p>
              </table:table-cell>
              <table:table-cell office:value-type="float" office:value="0.0296608">
                <text:p>0.0296608</text:p>
              </table:table-cell>
              <table:table-cell office:value-type="float" office:value="0.00000211974">
                <text:p>0.00000211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918">
                <text:p>0.33918</text:p>
              </table:table-cell>
              <table:table-cell office:value-type="float" office:value="0.0250566">
                <text:p>0.0250566</text:p>
              </table:table-cell>
              <table:table-cell office:value-type="float" office:value="0.0000020893">
                <text:p>0.0000020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9421">
                <text:p>0.339421</text:p>
              </table:table-cell>
              <table:table-cell office:value-type="float" office:value="0.0207352">
                <text:p>0.0207352</text:p>
              </table:table-cell>
              <table:table-cell office:value-type="float" office:value="0.00000209737">
                <text:p>0.00000209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9661">
                <text:p>0.339661</text:p>
              </table:table-cell>
              <table:table-cell office:value-type="float" office:value="0.0165882">
                <text:p>0.0165882</text:p>
              </table:table-cell>
              <table:table-cell office:value-type="float" office:value="0.00000214186">
                <text:p>0.00000214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9902">
                <text:p>0.339902</text:p>
              </table:table-cell>
              <table:table-cell office:value-type="float" office:value="0.0126124">
                <text:p>0.0126124</text:p>
              </table:table-cell>
              <table:table-cell office:value-type="float" office:value="0.0000022213">
                <text:p>0.0000022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0142">
                <text:p>0.340142</text:p>
              </table:table-cell>
              <table:table-cell office:value-type="float" office:value="0.00880484">
                <text:p>0.00880484</text:p>
              </table:table-cell>
              <table:table-cell office:value-type="float" office:value="0.00000233656">
                <text:p>0.0000023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0383">
                <text:p>0.340383</text:p>
              </table:table-cell>
              <table:table-cell office:value-type="float" office:value="0.0051626">
                <text:p>0.0051626</text:p>
              </table:table-cell>
              <table:table-cell office:value-type="float" office:value="0.00000248764">
                <text:p>0.00000248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0617">
                <text:p>0.340617</text:p>
              </table:table-cell>
              <table:table-cell office:value-type="float" office:value="0.00176697">
                <text:p>0.00176697</text:p>
              </table:table-cell>
              <table:table-cell office:value-type="float" office:value="0.00000267046">
                <text:p>0.00000267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0852">
                <text:p>0.340852</text:p>
              </table:table-cell>
              <table:table-cell office:value-type="float" office:value="-2.21374E-028">
                <text:p>-2.21374E-028</text:p>
              </table:table-cell>
              <table:table-cell office:value-type="float" office:value="0.0000028901">
                <text:p>0.0000028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1086">
                <text:p>0.341086</text:p>
              </table:table-cell>
              <table:table-cell office:value-type="float" office:value="5.2085E-020">
                <text:p>5.2085E-020</text:p>
              </table:table-cell>
              <table:table-cell office:value-type="float" office:value="0.00000314903">
                <text:p>0.00000314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41327">
                <text:p>0.341327</text:p>
              </table:table-cell>
              <table:table-cell office:value-type="float" office:value="2.67463E-020">
                <text:p>2.67463E-020</text:p>
              </table:table-cell>
              <table:table-cell office:value-type="float" office:value="0.000003458">
                <text:p>0.000003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1568">
                <text:p>0.341568</text:p>
              </table:table-cell>
              <table:table-cell office:value-type="float" office:value="-2.4991E-032">
                <text:p>-2.4991E-032</text:p>
              </table:table-cell>
              <table:table-cell office:value-type="float" office:value="0.00000380723">
                <text:p>0.00000380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1816">
                <text:p>0.341816</text:p>
              </table:table-cell>
              <table:table-cell office:value-type="float" office:value="-9.84315E-033">
                <text:p>-9.84315E-033</text:p>
              </table:table-cell>
              <table:table-cell office:value-type="float" office:value="0.00000420165">
                <text:p>0.0000042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2072">
                <text:p>0.342072</text:p>
              </table:table-cell>
              <table:table-cell office:value-type="float" office:value="-2.60578E-033">
                <text:p>-2.60578E-033</text:p>
              </table:table-cell>
              <table:table-cell office:value-type="float" office:value="0.00000465022">
                <text:p>0.00000465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2345">
                <text:p>0.342345</text:p>
              </table:table-cell>
              <table:table-cell office:value-type="float" office:value="-5.53216E-034">
                <text:p>-5.53216E-034</text:p>
              </table:table-cell>
              <table:table-cell office:value-type="float" office:value="0.0000052112">
                <text:p>0.0000052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42629">
                <text:p>0.342629</text:p>
              </table:table-cell>
              <table:table-cell office:value-type="float" office:value="-5.87126E-036">
                <text:p>-5.87126E-036</text:p>
              </table:table-cell>
              <table:table-cell office:value-type="float" office:value="0.00000589568">
                <text:p>0.00000589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42924">
                <text:p>0.342924</text:p>
              </table:table-cell>
              <table:table-cell office:value-type="float" office:value="1.02296E-021">
                <text:p>1.02296E-021</text:p>
              </table:table-cell>
              <table:table-cell office:value-type="float" office:value="0.00000670551">
                <text:p>0.00000670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3245">
                <text:p>0.343245</text:p>
              </table:table-cell>
              <table:table-cell office:value-type="float" office:value="6.0016E-039">
                <text:p>6.0016E-039</text:p>
              </table:table-cell>
              <table:table-cell office:value-type="float" office:value="0.00000770761">
                <text:p>0.00000770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43583">
                <text:p>0.343583</text:p>
              </table:table-cell>
              <table:table-cell office:value-type="float" office:value="-1.1317E-021">
                <text:p>-1.1317E-021</text:p>
              </table:table-cell>
              <table:table-cell office:value-type="float" office:value="0.00000885698">
                <text:p>0.00000885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394">
                <text:p>0.34394</text:p>
              </table:table-cell>
              <table:table-cell office:value-type="float" office:value="3.09213E-022">
                <text:p>3.09213E-022</text:p>
              </table:table-cell>
              <table:table-cell office:value-type="float" office:value="0.0000101583">
                <text:p>0.0000101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4318">
                <text:p>0.344318</text:p>
              </table:table-cell>
              <table:table-cell office:value-type="float" office:value="-3.4308E-040">
                <text:p>-3.4308E-040</text:p>
              </table:table-cell>
              <table:table-cell office:value-type="float" office:value="0.0000116192">
                <text:p>0.0000116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4724">
                <text:p>0.344724</text:p>
              </table:table-cell>
              <table:table-cell office:value-type="float" office:value="-4.38634E-023">
                <text:p>-4.38634E-023</text:p>
              </table:table-cell>
              <table:table-cell office:value-type="float" office:value="0.0000132567">
                <text:p>0.000013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5164">
                <text:p>0.345164</text:p>
              </table:table-cell>
              <table:table-cell office:value-type="float" office:value="-4.75744E-023">
                <text:p>-4.75744E-023</text:p>
              </table:table-cell>
              <table:table-cell office:value-type="float" office:value="0.000015082">
                <text:p>0.000015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5647">
                <text:p>0.345647</text:p>
              </table:table-cell>
              <table:table-cell office:value-type="float" office:value="-5.48731E-043">
                <text:p>-5.48731E-043</text:p>
              </table:table-cell>
              <table:table-cell office:value-type="float" office:value="0.000017324">
                <text:p>0.000017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6131">
                <text:p>0.346131</text:p>
              </table:table-cell>
              <table:table-cell office:value-type="float" office:value="-3.256E-044">
                <text:p>-3.256E-044</text:p>
              </table:table-cell>
              <table:table-cell office:value-type="float" office:value="0.0000206729">
                <text:p>0.0000206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6615">
                <text:p>0.346615</text:p>
              </table:table-cell>
              <table:table-cell office:value-type="float" office:value="1.10742E-048">
                <text:p>1.10742E-048</text:p>
              </table:table-cell>
              <table:table-cell office:value-type="float" office:value="0.0000238938">
                <text:p>0.000023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7098">
                <text:p>0.347098</text:p>
              </table:table-cell>
              <table:table-cell office:value-type="float" office:value="2.98474E-047">
                <text:p>2.98474E-047</text:p>
              </table:table-cell>
              <table:table-cell office:value-type="float" office:value="0.0000269786">
                <text:p>0.0000269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47582">
                <text:p>0.347582</text:p>
              </table:table-cell>
              <table:table-cell office:value-type="float" office:value="1.08637E-048">
                <text:p>1.08637E-048</text:p>
              </table:table-cell>
              <table:table-cell office:value-type="float" office:value="0.0000303403">
                <text:p>0.0000303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48066">
                <text:p>0.348066</text:p>
              </table:table-cell>
              <table:table-cell office:value-type="float" office:value="-1.70166E-049">
                <text:p>-1.70166E-049</text:p>
              </table:table-cell>
              <table:table-cell office:value-type="float" office:value="0.0000342619">
                <text:p>0.000034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48549">
                <text:p>0.348549</text:p>
              </table:table-cell>
              <table:table-cell office:value-type="float" office:value="4.29442E-054">
                <text:p>4.29442E-054</text:p>
              </table:table-cell>
              <table:table-cell office:value-type="float" office:value="0.0000377258">
                <text:p>0.0000377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49033">
                <text:p>0.349033</text:p>
              </table:table-cell>
              <table:table-cell office:value-type="float" office:value="0">
                <text:p>0</text:p>
              </table:table-cell>
              <table:table-cell office:value-type="float" office:value="0.0000412944">
                <text:p>0.000041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9516">
                <text:p>0.349516</text:p>
              </table:table-cell>
              <table:table-cell office:value-type="float" office:value="-0.000000000000196149">
                <text:p>-0.000000000000196149</text:p>
              </table:table-cell>
              <table:table-cell office:value-type="float" office:value="0.000044532">
                <text:p>0.000044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5">
                <text:p>0.35</text:p>
              </table:table-cell>
              <table:table-cell office:value-type="float" office:value="-0.000000000000401863">
                <text:p>-0.000000000000401863</text:p>
              </table:table-cell>
              <table:table-cell office:value-type="float" office:value="0.0000475064">
                <text:p>0.0000475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0538">
                <text:p>0.350538</text:p>
              </table:table-cell>
              <table:table-cell office:value-type="float" office:value="-0.00000000000063275">
                <text:p>-0.00000000000063275</text:p>
              </table:table-cell>
              <table:table-cell office:value-type="float" office:value="0.0000509393">
                <text:p>0.0000509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1113">
                <text:p>0.351113</text:p>
              </table:table-cell>
              <table:table-cell office:value-type="float" office:value="-0.000000000000881192">
                <text:p>-0.000000000000881192</text:p>
              </table:table-cell>
              <table:table-cell office:value-type="float" office:value="0.0000542305">
                <text:p>0.00005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1695">
                <text:p>0.351695</text:p>
              </table:table-cell>
              <table:table-cell office:value-type="float" office:value="-0.00000000000113323">
                <text:p>-0.00000000000113323</text:p>
              </table:table-cell>
              <table:table-cell office:value-type="float" office:value="0.0000563274">
                <text:p>0.0000563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227">
                <text:p>0.35227</text:p>
              </table:table-cell>
              <table:table-cell office:value-type="float" office:value="-0.00000000000138194">
                <text:p>-0.00000000000138194</text:p>
              </table:table-cell>
              <table:table-cell office:value-type="float" office:value="0.0000581458">
                <text:p>0.000058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2852">
                <text:p>0.352852</text:p>
              </table:table-cell>
              <table:table-cell office:value-type="float" office:value="-0.00000000000163247">
                <text:p>-0.00000000000163247</text:p>
              </table:table-cell>
              <table:table-cell office:value-type="float" office:value="0.000059805">
                <text:p>0.000059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3441">
                <text:p>0.353441</text:p>
              </table:table-cell>
              <table:table-cell office:value-type="float" office:value="-0.00000000000188425">
                <text:p>-0.00000000000188425</text:p>
              </table:table-cell>
              <table:table-cell office:value-type="float" office:value="0.0000613151">
                <text:p>0.000061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54038">
                <text:p>0.354038</text:p>
              </table:table-cell>
              <table:table-cell office:value-type="float" office:value="-0.00000000000213671">
                <text:p>-0.00000000000213671</text:p>
              </table:table-cell>
              <table:table-cell office:value-type="float" office:value="0.0000626837">
                <text:p>0.0000626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54627">
                <text:p>0.354627</text:p>
              </table:table-cell>
              <table:table-cell office:value-type="float" office:value="-0.00000000000238241">
                <text:p>-0.00000000000238241</text:p>
              </table:table-cell>
              <table:table-cell office:value-type="float" office:value="0.000063948">
                <text:p>0.000063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55217">
                <text:p>0.355217</text:p>
              </table:table-cell>
              <table:table-cell office:value-type="float" office:value="-0.00000000000262422">
                <text:p>-0.00000000000262422</text:p>
              </table:table-cell>
              <table:table-cell office:value-type="float" office:value="0.0000651046">
                <text:p>0.000065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5806">
                <text:p>0.355806</text:p>
              </table:table-cell>
              <table:table-cell office:value-type="float" office:value="-0.00000000000286165">
                <text:p>-0.00000000000286165</text:p>
              </table:table-cell>
              <table:table-cell office:value-type="float" office:value="0.0000661599">
                <text:p>0.000066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6403">
                <text:p>0.356403</text:p>
              </table:table-cell>
              <table:table-cell office:value-type="float" office:value="-0.00000000000309659">
                <text:p>-0.00000000000309659</text:p>
              </table:table-cell>
              <table:table-cell office:value-type="float" office:value="0.0000670693">
                <text:p>0.0000670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7">
                <text:p>0.357</text:p>
              </table:table-cell>
              <table:table-cell office:value-type="float" office:value="-0.00000000000332686">
                <text:p>-0.00000000000332686</text:p>
              </table:table-cell>
              <table:table-cell office:value-type="float" office:value="0.0000675968">
                <text:p>0.0000675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7598">
                <text:p>0.357598</text:p>
              </table:table-cell>
              <table:table-cell office:value-type="float" office:value="-0.00000000000355124">
                <text:p>-0.00000000000355124</text:p>
              </table:table-cell>
              <table:table-cell office:value-type="float" office:value="0.0000677518">
                <text:p>0.0000677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8195">
                <text:p>0.358195</text:p>
              </table:table-cell>
              <table:table-cell office:value-type="float" office:value="-0.00000000000376942">
                <text:p>-0.00000000000376942</text:p>
              </table:table-cell>
              <table:table-cell office:value-type="float" office:value="0.0000683052">
                <text:p>0.000068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8801">
                <text:p>0.358801</text:p>
              </table:table-cell>
              <table:table-cell office:value-type="float" office:value="-0.00000000000398774">
                <text:p>-0.00000000000398774</text:p>
              </table:table-cell>
              <table:table-cell office:value-type="float" office:value="0.0000684184">
                <text:p>0.0000684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59416">
                <text:p>0.359416</text:p>
              </table:table-cell>
              <table:table-cell office:value-type="float" office:value="-0.00000000000420689">
                <text:p>-0.00000000000420689</text:p>
              </table:table-cell>
              <table:table-cell office:value-type="float" office:value="0.0000683106">
                <text:p>0.0000683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6003">
                <text:p>0.36003</text:p>
              </table:table-cell>
              <table:table-cell office:value-type="float" office:value="-0.00000000000442208">
                <text:p>-0.00000000000442208</text:p>
              </table:table-cell>
              <table:table-cell office:value-type="float" office:value="0.0000682731">
                <text:p>0.0000682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0645">
                <text:p>0.360645</text:p>
              </table:table-cell>
              <table:table-cell office:value-type="float" office:value="-0.00000000000463599">
                <text:p>-0.00000000000463599</text:p>
              </table:table-cell>
              <table:table-cell office:value-type="float" office:value="0.0000684735">
                <text:p>0.0000684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6126">
                <text:p>0.36126</text:p>
              </table:table-cell>
              <table:table-cell office:value-type="float" office:value="-0.0000000000048454">
                <text:p>-0.0000000000048454</text:p>
              </table:table-cell>
              <table:table-cell office:value-type="float" office:value="0.0000687796">
                <text:p>0.0000687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61875">
                <text:p>0.361875</text:p>
              </table:table-cell>
              <table:table-cell office:value-type="float" office:value="-0.00000000000505015">
                <text:p>-0.00000000000505015</text:p>
              </table:table-cell>
              <table:table-cell office:value-type="float" office:value="0.0000690834">
                <text:p>0.0000690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249">
                <text:p>0.36249</text:p>
              </table:table-cell>
              <table:table-cell office:value-type="float" office:value="-0.00000000000524871">
                <text:p>-0.00000000000524871</text:p>
              </table:table-cell>
              <table:table-cell office:value-type="float" office:value="0.0000693664">
                <text:p>0.0000693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3115">
                <text:p>0.363115</text:p>
              </table:table-cell>
              <table:table-cell office:value-type="float" office:value="-0.00000000000544389">
                <text:p>-0.00000000000544389</text:p>
              </table:table-cell>
              <table:table-cell office:value-type="float" office:value="0.0000696321">
                <text:p>0.0000696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3751">
                <text:p>0.363751</text:p>
              </table:table-cell>
              <table:table-cell office:value-type="float" office:value="-0.00000000000563517">
                <text:p>-0.00000000000563517</text:p>
              </table:table-cell>
              <table:table-cell office:value-type="float" office:value="0.0000698796">
                <text:p>0.0000698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64387">
                <text:p>0.364387</text:p>
              </table:table-cell>
              <table:table-cell office:value-type="float" office:value="-0.00000000000581899">
                <text:p>-0.00000000000581899</text:p>
              </table:table-cell>
              <table:table-cell office:value-type="float" office:value="0.0000701048">
                <text:p>0.000070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5023">
                <text:p>0.365023</text:p>
              </table:table-cell>
              <table:table-cell office:value-type="float" office:value="-0.0000000000059952">
                <text:p>-0.0000000000059952</text:p>
              </table:table-cell>
              <table:table-cell office:value-type="float" office:value="0.0000703141">
                <text:p>0.0000703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5659">
                <text:p>0.365659</text:p>
              </table:table-cell>
              <table:table-cell office:value-type="float" office:value="-0.00000000000616365">
                <text:p>-0.00000000000616365</text:p>
              </table:table-cell>
              <table:table-cell office:value-type="float" office:value="0.000070511">
                <text:p>0.000070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6295">
                <text:p>0.366295</text:p>
              </table:table-cell>
              <table:table-cell office:value-type="float" office:value="-0.0000000000063243">
                <text:p>-0.0000000000063243</text:p>
              </table:table-cell>
              <table:table-cell office:value-type="float" office:value="0.0000706993">
                <text:p>0.0000706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6931">
                <text:p>0.366931</text:p>
              </table:table-cell>
              <table:table-cell office:value-type="float" office:value="-0.00000000000647712">
                <text:p>-0.00000000000647712</text:p>
              </table:table-cell>
              <table:table-cell office:value-type="float" office:value="0.0000708841">
                <text:p>0.0000708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7579">
                <text:p>0.367579</text:p>
              </table:table-cell>
              <table:table-cell office:value-type="float" office:value="-0.00000000000662476">
                <text:p>-0.00000000000662476</text:p>
              </table:table-cell>
              <table:table-cell office:value-type="float" office:value="0.0000710735">
                <text:p>0.0000710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8228">
                <text:p>0.368228</text:p>
              </table:table-cell>
              <table:table-cell office:value-type="float" office:value="-0.00000000000676411">
                <text:p>-0.00000000000676411</text:p>
              </table:table-cell>
              <table:table-cell office:value-type="float" office:value="0.0000712683">
                <text:p>0.0000712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889">
                <text:p>0.36889</text:p>
              </table:table-cell>
              <table:table-cell office:value-type="float" office:value="-0.00000000000689767">
                <text:p>-0.00000000000689767</text:p>
              </table:table-cell>
              <table:table-cell office:value-type="float" office:value="0.0000714751">
                <text:p>0.0000714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9552">
                <text:p>0.369552</text:p>
              </table:table-cell>
              <table:table-cell office:value-type="float" office:value="-0.0000000000070224">
                <text:p>-0.0000000000070224</text:p>
              </table:table-cell>
              <table:table-cell office:value-type="float" office:value="0.0000717186">
                <text:p>0.0000717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0214">
                <text:p>0.370214</text:p>
              </table:table-cell>
              <table:table-cell office:value-type="float" office:value="-0.00000000000713823">
                <text:p>-0.00000000000713823</text:p>
              </table:table-cell>
              <table:table-cell office:value-type="float" office:value="0.0000719868">
                <text:p>0.0000719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0875">
                <text:p>0.370875</text:p>
              </table:table-cell>
              <table:table-cell office:value-type="float" office:value="-0.00000000000724499">
                <text:p>-0.00000000000724499</text:p>
              </table:table-cell>
              <table:table-cell office:value-type="float" office:value="0.0000722863">
                <text:p>0.0000722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37">
                <text:p>0.371537</text:p>
              </table:table-cell>
              <table:table-cell office:value-type="float" office:value="-0.00000000000734244">
                <text:p>-0.00000000000734244</text:p>
              </table:table-cell>
              <table:table-cell office:value-type="float" office:value="0.000072627">
                <text:p>0.000072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2199">
                <text:p>0.372199</text:p>
              </table:table-cell>
              <table:table-cell office:value-type="float" office:value="-0.0000000000074305">
                <text:p>-0.0000000000074305</text:p>
              </table:table-cell>
              <table:table-cell office:value-type="float" office:value="0.0000730177">
                <text:p>0.0000730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861">
                <text:p>0.372861</text:p>
              </table:table-cell>
              <table:table-cell office:value-type="float" office:value="-0.00000000000750908">
                <text:p>-0.00000000000750908</text:p>
              </table:table-cell>
              <table:table-cell office:value-type="float" office:value="0.0000734792">
                <text:p>0.0000734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23">
                <text:p>0.373523</text:p>
              </table:table-cell>
              <table:table-cell office:value-type="float" office:value="-0.00000000000757793">
                <text:p>-0.00000000000757793</text:p>
              </table:table-cell>
              <table:table-cell office:value-type="float" office:value="0.0000740422">
                <text:p>0.0000740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4202">
                <text:p>0.374202</text:p>
              </table:table-cell>
              <table:table-cell office:value-type="float" office:value="-0.00000000000763843">
                <text:p>-0.00000000000763843</text:p>
              </table:table-cell>
              <table:table-cell office:value-type="float" office:value="0.0000747167">
                <text:p>0.0000747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4881">
                <text:p>0.374881</text:p>
              </table:table-cell>
              <table:table-cell office:value-type="float" office:value="-0.00000000000768914">
                <text:p>-0.00000000000768914</text:p>
              </table:table-cell>
              <table:table-cell office:value-type="float" office:value="0.0000756701">
                <text:p>0.0000756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556">
                <text:p>0.37556</text:p>
              </table:table-cell>
              <table:table-cell office:value-type="float" office:value="-0.00000000000773078">
                <text:p>-0.00000000000773078</text:p>
              </table:table-cell>
              <table:table-cell office:value-type="float" office:value="0.0000766029">
                <text:p>0.0000766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6239">
                <text:p>0.376239</text:p>
              </table:table-cell>
              <table:table-cell office:value-type="float" office:value="-0.00000000000776442">
                <text:p>-0.00000000000776442</text:p>
              </table:table-cell>
              <table:table-cell office:value-type="float" office:value="0.0000767997">
                <text:p>0.0000767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6918">
                <text:p>0.376918</text:p>
              </table:table-cell>
              <table:table-cell office:value-type="float" office:value="-0.0000000000077911">
                <text:p>-0.0000000000077911</text:p>
              </table:table-cell>
              <table:table-cell office:value-type="float" office:value="0.0000770139">
                <text:p>0.0000770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7597">
                <text:p>0.377597</text:p>
              </table:table-cell>
              <table:table-cell office:value-type="float" office:value="-0.00000000000781244">
                <text:p>-0.00000000000781244</text:p>
              </table:table-cell>
              <table:table-cell office:value-type="float" office:value="0.0000776237">
                <text:p>0.0000776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8275">
                <text:p>0.378275</text:p>
              </table:table-cell>
              <table:table-cell office:value-type="float" office:value="-0.00000000000783045">
                <text:p>-0.00000000000783045</text:p>
              </table:table-cell>
              <table:table-cell office:value-type="float" office:value="0.0000783168">
                <text:p>0.0000783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8954">
                <text:p>0.378954</text:p>
              </table:table-cell>
              <table:table-cell office:value-type="float" office:value="-0.00000000000784716">
                <text:p>-0.00000000000784716</text:p>
              </table:table-cell>
              <table:table-cell office:value-type="float" office:value="0.0000790077">
                <text:p>0.0000790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9633">
                <text:p>0.379633</text:p>
              </table:table-cell>
              <table:table-cell office:value-type="float" office:value="-0.00000000000786178">
                <text:p>-0.00000000000786178</text:p>
              </table:table-cell>
              <table:table-cell office:value-type="float" office:value="0.0000796852">
                <text:p>0.000079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312">
                <text:p>0.380312</text:p>
              </table:table-cell>
              <table:table-cell office:value-type="float" office:value="-0.00000000000787233">
                <text:p>-0.00000000000787233</text:p>
              </table:table-cell>
              <table:table-cell office:value-type="float" office:value="0.0000803671">
                <text:p>0.0000803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991">
                <text:p>0.380991</text:p>
              </table:table-cell>
              <table:table-cell office:value-type="float" office:value="-0.0000000000078763">
                <text:p>-0.0000000000078763</text:p>
              </table:table-cell>
              <table:table-cell office:value-type="float" office:value="0.0000814564">
                <text:p>0.0000814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167">
                <text:p>0.38167</text:p>
              </table:table-cell>
              <table:table-cell office:value-type="float" office:value="-0.00000000000787344">
                <text:p>-0.00000000000787344</text:p>
              </table:table-cell>
              <table:table-cell office:value-type="float" office:value="0.0000829699">
                <text:p>0.0000829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2349">
                <text:p>0.382349</text:p>
              </table:table-cell>
              <table:table-cell office:value-type="float" office:value="-0.00000000000786454">
                <text:p>-0.00000000000786454</text:p>
              </table:table-cell>
              <table:table-cell office:value-type="float" office:value="0.0000845926">
                <text:p>0.000084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3028">
                <text:p>0.383028</text:p>
              </table:table-cell>
              <table:table-cell office:value-type="float" office:value="-0.00000000000785016">
                <text:p>-0.00000000000785016</text:p>
              </table:table-cell>
              <table:table-cell office:value-type="float" office:value="0.0000861443">
                <text:p>0.0000861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3707">
                <text:p>0.383707</text:p>
              </table:table-cell>
              <table:table-cell office:value-type="float" office:value="-0.00000000000783073">
                <text:p>-0.00000000000783073</text:p>
              </table:table-cell>
              <table:table-cell office:value-type="float" office:value="0.000087627">
                <text:p>0.000087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385">
                <text:p>0.384385</text:p>
              </table:table-cell>
              <table:table-cell office:value-type="float" office:value="-0.00000000000780636">
                <text:p>-0.00000000000780636</text:p>
              </table:table-cell>
              <table:table-cell office:value-type="float" office:value="0.0000890397">
                <text:p>0.0000890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5064">
                <text:p>0.385064</text:p>
              </table:table-cell>
              <table:table-cell office:value-type="float" office:value="-0.00000000000777735">
                <text:p>-0.00000000000777735</text:p>
              </table:table-cell>
              <table:table-cell office:value-type="float" office:value="0.0000903832">
                <text:p>0.0000903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743">
                <text:p>0.385743</text:p>
              </table:table-cell>
              <table:table-cell office:value-type="float" office:value="-0.00000000000774378">
                <text:p>-0.00000000000774378</text:p>
              </table:table-cell>
              <table:table-cell office:value-type="float" office:value="0.0000916581">
                <text:p>0.0000916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6422">
                <text:p>0.386422</text:p>
              </table:table-cell>
              <table:table-cell office:value-type="float" office:value="-0.00000000000770587">
                <text:p>-0.00000000000770587</text:p>
              </table:table-cell>
              <table:table-cell office:value-type="float" office:value="0.000092867">
                <text:p>0.00009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7101">
                <text:p>0.387101</text:p>
              </table:table-cell>
              <table:table-cell office:value-type="float" office:value="-0.00000000000766372">
                <text:p>-0.00000000000766372</text:p>
              </table:table-cell>
              <table:table-cell office:value-type="float" office:value="0.0000940132">
                <text:p>0.0000940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778">
                <text:p>0.38778</text:p>
              </table:table-cell>
              <table:table-cell office:value-type="float" office:value="-0.00000000000761729">
                <text:p>-0.00000000000761729</text:p>
              </table:table-cell>
              <table:table-cell office:value-type="float" office:value="0.0000951001">
                <text:p>0.000095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8459">
                <text:p>0.388459</text:p>
              </table:table-cell>
              <table:table-cell office:value-type="float" office:value="-0.00000000000756661">
                <text:p>-0.00000000000756661</text:p>
              </table:table-cell>
              <table:table-cell office:value-type="float" office:value="0.0000961119">
                <text:p>0.000096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9138">
                <text:p>0.389138</text:p>
              </table:table-cell>
              <table:table-cell office:value-type="float" office:value="-0.00000000000751185">
                <text:p>-0.00000000000751185</text:p>
              </table:table-cell>
              <table:table-cell office:value-type="float" office:value="0.0000970453">
                <text:p>0.0000970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862">
                <text:p>0.389862</text:p>
              </table:table-cell>
              <table:table-cell office:value-type="float" office:value="-0.00000000000744898">
                <text:p>-0.00000000000744898</text:p>
              </table:table-cell>
              <table:table-cell office:value-type="float" office:value="0.0000979626">
                <text:p>0.0000979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90586">
                <text:p>0.390586</text:p>
              </table:table-cell>
              <table:table-cell office:value-type="float" office:value="-0.00000000000738152">
                <text:p>-0.00000000000738152</text:p>
              </table:table-cell>
              <table:table-cell office:value-type="float" office:value="0.000098792">
                <text:p>0.000098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131">
                <text:p>0.39131</text:p>
              </table:table-cell>
              <table:table-cell office:value-type="float" office:value="-0.00000000000730939">
                <text:p>-0.00000000000730939</text:p>
              </table:table-cell>
              <table:table-cell office:value-type="float" office:value="0.0000995223">
                <text:p>0.0000995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21">
                <text:p>0.3921</text:p>
              </table:table-cell>
              <table:table-cell office:value-type="float" office:value="-0.00000000000722532">
                <text:p>-0.00000000000722532</text:p>
              </table:table-cell>
              <table:table-cell office:value-type="float" office:value="0.000100208">
                <text:p>0.000100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289">
                <text:p>0.39289</text:p>
              </table:table-cell>
              <table:table-cell office:value-type="float" office:value="-0.00000000000713589">
                <text:p>-0.00000000000713589</text:p>
              </table:table-cell>
              <table:table-cell office:value-type="float" office:value="0.000100794">
                <text:p>0.000100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368">
                <text:p>0.39368</text:p>
              </table:table-cell>
              <table:table-cell office:value-type="float" office:value="-0.00000000000704128">
                <text:p>-0.00000000000704128</text:p>
              </table:table-cell>
              <table:table-cell office:value-type="float" office:value="0.000101296">
                <text:p>0.00010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9447">
                <text:p>0.39447</text:p>
              </table:table-cell>
              <table:table-cell office:value-type="float" office:value="-0.00000000000694167">
                <text:p>-0.00000000000694167</text:p>
              </table:table-cell>
              <table:table-cell office:value-type="float" office:value="0.000101724">
                <text:p>0.00010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9526">
                <text:p>0.39526</text:p>
              </table:table-cell>
              <table:table-cell office:value-type="float" office:value="-0.00000000000683724">
                <text:p>-0.00000000000683724</text:p>
              </table:table-cell>
              <table:table-cell office:value-type="float" office:value="0.000102084">
                <text:p>0.00010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9605">
                <text:p>0.39605</text:p>
              </table:table-cell>
              <table:table-cell office:value-type="float" office:value="-0.00000000000672822">
                <text:p>-0.00000000000672822</text:p>
              </table:table-cell>
              <table:table-cell office:value-type="float" office:value="0.000102376">
                <text:p>0.00010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684">
                <text:p>0.39684</text:p>
              </table:table-cell>
              <table:table-cell office:value-type="float" office:value="-0.00000000000661482">
                <text:p>-0.00000000000661482</text:p>
              </table:table-cell>
              <table:table-cell office:value-type="float" office:value="0.000102603">
                <text:p>0.000102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763">
                <text:p>0.39763</text:p>
              </table:table-cell>
              <table:table-cell office:value-type="float" office:value="-0.00000000000649751">
                <text:p>-0.00000000000649751</text:p>
              </table:table-cell>
              <table:table-cell office:value-type="float" office:value="0.000102766">
                <text:p>0.00010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9842">
                <text:p>0.39842</text:p>
              </table:table-cell>
              <table:table-cell office:value-type="float" office:value="-0.00000000000637683">
                <text:p>-0.00000000000637683</text:p>
              </table:table-cell>
              <table:table-cell office:value-type="float" office:value="0.000102866">
                <text:p>0.000102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921">
                <text:p>0.39921</text:p>
              </table:table-cell>
              <table:table-cell office:value-type="float" office:value="-0.0000000000062539">
                <text:p>-0.0000000000062539</text:p>
              </table:table-cell>
              <table:table-cell office:value-type="float" office:value="0.000102905">
                <text:p>0.000102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">
                <text:p>0.4</text:p>
              </table:table-cell>
              <table:table-cell office:value-type="float" office:value="-0.00000000000613062">
                <text:p>-0.00000000000613062</text:p>
              </table:table-cell>
              <table:table-cell office:value-type="float" office:value="0.000102886">
                <text:p>0.00010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00893">
                <text:p>0.400893</text:p>
              </table:table-cell>
              <table:table-cell office:value-type="float" office:value="-0.00000000000599372">
                <text:p>-0.00000000000599372</text:p>
              </table:table-cell>
              <table:table-cell office:value-type="float" office:value="0.000102843">
                <text:p>0.000102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01895">
                <text:p>0.401895</text:p>
              </table:table-cell>
              <table:table-cell office:value-type="float" office:value="-0.00000000000582931">
                <text:p>-0.00000000000582931</text:p>
              </table:table-cell>
              <table:table-cell office:value-type="float" office:value="0.000102667">
                <text:p>0.00010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3014">
                <text:p>0.403014</text:p>
              </table:table-cell>
              <table:table-cell office:value-type="float" office:value="-0.00000000000563367">
                <text:p>-0.00000000000563367</text:p>
              </table:table-cell>
              <table:table-cell office:value-type="float" office:value="0.000102326">
                <text:p>0.00010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25">
                <text:p>0.40425</text:p>
              </table:table-cell>
              <table:table-cell office:value-type="float" office:value="-0.00000000000540893">
                <text:p>-0.00000000000540893</text:p>
              </table:table-cell>
              <table:table-cell office:value-type="float" office:value="0.000101781">
                <text:p>0.00010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5596">
                <text:p>0.405596</text:p>
              </table:table-cell>
              <table:table-cell office:value-type="float" office:value="-0.00000000000517043">
                <text:p>-0.00000000000517043</text:p>
              </table:table-cell>
              <table:table-cell office:value-type="float" office:value="0.000101017">
                <text:p>0.00010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07076">
                <text:p>0.407076</text:p>
              </table:table-cell>
              <table:table-cell office:value-type="float" office:value="-0.00000000000491463">
                <text:p>-0.00000000000491463</text:p>
              </table:table-cell>
              <table:table-cell office:value-type="float" office:value="0.0000999674">
                <text:p>0.0000999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08609">
                <text:p>0.408609</text:p>
              </table:table-cell>
              <table:table-cell office:value-type="float" office:value="-0.00000000000465797">
                <text:p>-0.00000000000465797</text:p>
              </table:table-cell>
              <table:table-cell office:value-type="float" office:value="0.0000986897">
                <text:p>0.0000986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0201">
                <text:p>0.410201</text:p>
              </table:table-cell>
              <table:table-cell office:value-type="float" office:value="-0.00000000000439973">
                <text:p>-0.00000000000439973</text:p>
              </table:table-cell>
              <table:table-cell office:value-type="float" office:value="0.0000972481">
                <text:p>0.0000972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1793">
                <text:p>0.411793</text:p>
              </table:table-cell>
              <table:table-cell office:value-type="float" office:value="-0.00000000000414793">
                <text:p>-0.00000000000414793</text:p>
              </table:table-cell>
              <table:table-cell office:value-type="float" office:value="0.0000958527">
                <text:p>0.0000958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3321">
                <text:p>0.413321</text:p>
              </table:table-cell>
              <table:table-cell office:value-type="float" office:value="-0.00000000000391149">
                <text:p>-0.00000000000391149</text:p>
              </table:table-cell>
              <table:table-cell office:value-type="float" office:value="0.0000946457">
                <text:p>0.0000946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14916">
                <text:p>0.414916</text:p>
              </table:table-cell>
              <table:table-cell office:value-type="float" office:value="-0.0000000000036633">
                <text:p>-0.0000000000036633</text:p>
              </table:table-cell>
              <table:table-cell office:value-type="float" office:value="0.0000935041">
                <text:p>0.0000935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16441">
                <text:p>0.416441</text:p>
              </table:table-cell>
              <table:table-cell office:value-type="float" office:value="-0.00000000000342612">
                <text:p>-0.00000000000342612</text:p>
              </table:table-cell>
              <table:table-cell office:value-type="float" office:value="0.0000925308">
                <text:p>0.0000925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7967">
                <text:p>0.417967</text:p>
              </table:table-cell>
              <table:table-cell office:value-type="float" office:value="-0.00000000000318583">
                <text:p>-0.00000000000318583</text:p>
              </table:table-cell>
              <table:table-cell office:value-type="float" office:value="0.0000915542">
                <text:p>0.0000915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9492">
                <text:p>0.419492</text:p>
              </table:table-cell>
              <table:table-cell office:value-type="float" office:value="-0.00000000000294189">
                <text:p>-0.00000000000294189</text:p>
              </table:table-cell>
              <table:table-cell office:value-type="float" office:value="0.0000916268">
                <text:p>0.000091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0945">
                <text:p>0.420945</text:p>
              </table:table-cell>
              <table:table-cell office:value-type="float" office:value="-0.00000000000270793">
                <text:p>-0.00000000000270793</text:p>
              </table:table-cell>
              <table:table-cell office:value-type="float" office:value="0.0000914037">
                <text:p>0.000091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2398">
                <text:p>0.422398</text:p>
              </table:table-cell>
              <table:table-cell office:value-type="float" office:value="-0.00000000000247026">
                <text:p>-0.00000000000247026</text:p>
              </table:table-cell>
              <table:table-cell office:value-type="float" office:value="0.000089562">
                <text:p>0.000089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385">
                <text:p>0.42385</text:p>
              </table:table-cell>
              <table:table-cell office:value-type="float" office:value="-0.00000000000223029">
                <text:p>-0.00000000000223029</text:p>
              </table:table-cell>
              <table:table-cell office:value-type="float" office:value="0.0000874949">
                <text:p>0.0000874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5227">
                <text:p>0.425227</text:p>
              </table:table-cell>
              <table:table-cell office:value-type="float" office:value="-0.00000000000200783">
                <text:p>-0.00000000000200783</text:p>
              </table:table-cell>
              <table:table-cell office:value-type="float" office:value="0.0000856095">
                <text:p>0.0000856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6603">
                <text:p>0.426603</text:p>
              </table:table-cell>
              <table:table-cell office:value-type="float" office:value="-0.0000000000017887">
                <text:p>-0.0000000000017887</text:p>
              </table:table-cell>
              <table:table-cell office:value-type="float" office:value="0.0000838493">
                <text:p>0.0000838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7979">
                <text:p>0.427979</text:p>
              </table:table-cell>
              <table:table-cell office:value-type="float" office:value="-0.00000000000156577">
                <text:p>-0.00000000000156577</text:p>
              </table:table-cell>
              <table:table-cell office:value-type="float" office:value="0.0000822136">
                <text:p>0.0000822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9275">
                <text:p>0.429275</text:p>
              </table:table-cell>
              <table:table-cell office:value-type="float" office:value="-0.00000000000135141">
                <text:p>-0.00000000000135141</text:p>
              </table:table-cell>
              <table:table-cell office:value-type="float" office:value="0.0000808272">
                <text:p>0.0000808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057">
                <text:p>0.43057</text:p>
              </table:table-cell>
              <table:table-cell office:value-type="float" office:value="-0.00000000000113043">
                <text:p>-0.00000000000113043</text:p>
              </table:table-cell>
              <table:table-cell office:value-type="float" office:value="0.000079651">
                <text:p>0.000079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1865">
                <text:p>0.431865</text:p>
              </table:table-cell>
              <table:table-cell office:value-type="float" office:value="-0.000000000000902934">
                <text:p>-0.000000000000902934</text:p>
              </table:table-cell>
              <table:table-cell office:value-type="float" office:value="0.0000785115">
                <text:p>0.0000785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3161">
                <text:p>0.433161</text:p>
              </table:table-cell>
              <table:table-cell office:value-type="float" office:value="-0.000000000000669038">
                <text:p>-0.000000000000669038</text:p>
              </table:table-cell>
              <table:table-cell office:value-type="float" office:value="0.0000774342">
                <text:p>0.0000774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4456">
                <text:p>0.434456</text:p>
              </table:table-cell>
              <table:table-cell office:value-type="float" office:value="-0.000000000000429481">
                <text:p>-0.000000000000429481</text:p>
              </table:table-cell>
              <table:table-cell office:value-type="float" office:value="0.0000764269">
                <text:p>0.000076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5652">
                <text:p>0.435652</text:p>
              </table:table-cell>
              <table:table-cell office:value-type="float" office:value="-0.000000000000205099">
                <text:p>-0.000000000000205099</text:p>
              </table:table-cell>
              <table:table-cell office:value-type="float" office:value="0.0000755562">
                <text:p>0.0000755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6847">
                <text:p>0.436847</text:p>
              </table:table-cell>
              <table:table-cell office:value-type="float" office:value="0">
                <text:p>0</text:p>
              </table:table-cell>
              <table:table-cell office:value-type="float" office:value="0.0000757231">
                <text:p>0.0000757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38043">
                <text:p>0.438043</text:p>
              </table:table-cell>
              <table:table-cell office:value-type="float" office:value="0">
                <text:p>0</text:p>
              </table:table-cell>
              <table:table-cell office:value-type="float" office:value="0.0000758934">
                <text:p>0.0000758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9239">
                <text:p>0.439239</text:p>
              </table:table-cell>
              <table:table-cell office:value-type="float" office:value="-1.54334E-029">
                <text:p>-1.54334E-029</text:p>
              </table:table-cell>
              <table:table-cell office:value-type="float" office:value="0.0000760587">
                <text:p>0.0000760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40434">
                <text:p>0.440434</text:p>
              </table:table-cell>
              <table:table-cell office:value-type="float" office:value="0.0000000000000134928">
                <text:p>0.0000000000000134928</text:p>
              </table:table-cell>
              <table:table-cell office:value-type="float" office:value="0.0000762029">
                <text:p>0.0000762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4163">
                <text:p>0.44163</text:p>
              </table:table-cell>
              <table:table-cell office:value-type="float" office:value="0.0000000000000431746">
                <text:p>0.0000000000000431746</text:p>
              </table:table-cell>
              <table:table-cell office:value-type="float" office:value="0.0000763879">
                <text:p>0.0000763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42826">
                <text:p>0.442826</text:p>
              </table:table-cell>
              <table:table-cell office:value-type="float" office:value="0.0000000000000886595">
                <text:p>0.0000000000000886595</text:p>
              </table:table-cell>
              <table:table-cell office:value-type="float" office:value="0.0000764439">
                <text:p>0.0000764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43851">
                <text:p>0.443851</text:p>
              </table:table-cell>
              <table:table-cell office:value-type="float" office:value="0.000000000000140795">
                <text:p>0.000000000000140795</text:p>
              </table:table-cell>
              <table:table-cell office:value-type="float" office:value="0.0000763716">
                <text:p>0.0000763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44876">
                <text:p>0.444876</text:p>
              </table:table-cell>
              <table:table-cell office:value-type="float" office:value="0.000000000000204128">
                <text:p>0.000000000000204128</text:p>
              </table:table-cell>
              <table:table-cell office:value-type="float" office:value="0.0000761939">
                <text:p>0.0000761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59">
                <text:p>0.4459</text:p>
              </table:table-cell>
              <table:table-cell office:value-type="float" office:value="0.000000000000278457">
                <text:p>0.000000000000278457</text:p>
              </table:table-cell>
              <table:table-cell office:value-type="float" office:value="0.0000758866">
                <text:p>0.0000758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46925">
                <text:p>0.446925</text:p>
              </table:table-cell>
              <table:table-cell office:value-type="float" office:value="0.000000000000363349">
                <text:p>0.000000000000363349</text:p>
              </table:table-cell>
              <table:table-cell office:value-type="float" office:value="0.0000754477">
                <text:p>0.0000754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795">
                <text:p>0.44795</text:p>
              </table:table-cell>
              <table:table-cell office:value-type="float" office:value="0.000000000000457611">
                <text:p>0.000000000000457611</text:p>
              </table:table-cell>
              <table:table-cell office:value-type="float" office:value="0.0000748778">
                <text:p>0.0000748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8975">
                <text:p>0.448975</text:p>
              </table:table-cell>
              <table:table-cell office:value-type="float" office:value="0.00000000000056032">
                <text:p>0.00000000000056032</text:p>
              </table:table-cell>
              <table:table-cell office:value-type="float" office:value="0.000074199">
                <text:p>0.000074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0670122">
                <text:p>0.000000000000670122</text:p>
              </table:table-cell>
              <table:table-cell office:value-type="float" office:value="0.000073427">
                <text:p>0.000073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102">
                <text:p>0.45102</text:p>
              </table:table-cell>
              <table:table-cell office:value-type="float" office:value="0.000000000000784373">
                <text:p>0.000000000000784373</text:p>
              </table:table-cell>
              <table:table-cell office:value-type="float" office:value="0.0000728203">
                <text:p>0.0000728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202">
                <text:p>0.45202</text:p>
              </table:table-cell>
              <table:table-cell office:value-type="float" office:value="0.000000000000899088">
                <text:p>0.000000000000899088</text:p>
              </table:table-cell>
              <table:table-cell office:value-type="float" office:value="0.0000721603">
                <text:p>0.000072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99">
                <text:p>0.452999</text:p>
              </table:table-cell>
              <table:table-cell office:value-type="float" office:value="0.00000000000101317">
                <text:p>0.00000000000101317</text:p>
              </table:table-cell>
              <table:table-cell office:value-type="float" office:value="0.0000714548">
                <text:p>0.000071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3886">
                <text:p>0.453886</text:p>
              </table:table-cell>
              <table:table-cell office:value-type="float" office:value="0.00000000000111785">
                <text:p>0.00000000000111785</text:p>
              </table:table-cell>
              <table:table-cell office:value-type="float" office:value="0.0000707673">
                <text:p>0.0000707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4695">
                <text:p>0.454695</text:p>
              </table:table-cell>
              <table:table-cell office:value-type="float" office:value="0.00000000000121544">
                <text:p>0.00000000000121544</text:p>
              </table:table-cell>
              <table:table-cell office:value-type="float" office:value="0.0000700946">
                <text:p>0.0000700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5414">
                <text:p>0.455414</text:p>
              </table:table-cell>
              <table:table-cell office:value-type="float" office:value="0.00000000000130297">
                <text:p>0.00000000000130297</text:p>
              </table:table-cell>
              <table:table-cell office:value-type="float" office:value="0.0000694646">
                <text:p>0.0000694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608">
                <text:p>0.45608</text:p>
              </table:table-cell>
              <table:table-cell office:value-type="float" office:value="0.00000000000138588">
                <text:p>0.00000000000138588</text:p>
              </table:table-cell>
              <table:table-cell office:value-type="float" office:value="0.0000688576">
                <text:p>0.0000688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6716">
                <text:p>0.456716</text:p>
              </table:table-cell>
              <table:table-cell office:value-type="float" office:value="0.00000000000146625">
                <text:p>0.00000000000146625</text:p>
              </table:table-cell>
              <table:table-cell office:value-type="float" office:value="0.0000682532">
                <text:p>0.0000682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7334">
                <text:p>0.457334</text:p>
              </table:table-cell>
              <table:table-cell office:value-type="float" office:value="0.00000000000154534">
                <text:p>0.00000000000154534</text:p>
              </table:table-cell>
              <table:table-cell office:value-type="float" office:value="0.0000676436">
                <text:p>0.0000676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7953">
                <text:p>0.457953</text:p>
              </table:table-cell>
              <table:table-cell office:value-type="float" office:value="0.00000000000162645">
                <text:p>0.00000000000162645</text:p>
              </table:table-cell>
              <table:table-cell office:value-type="float" office:value="0.0000670109">
                <text:p>0.0000670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8562">
                <text:p>0.458562</text:p>
              </table:table-cell>
              <table:table-cell office:value-type="float" office:value="0.00000000000170789">
                <text:p>0.00000000000170789</text:p>
              </table:table-cell>
              <table:table-cell office:value-type="float" office:value="0.0000663656">
                <text:p>0.000066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9172">
                <text:p>0.459172</text:p>
              </table:table-cell>
              <table:table-cell office:value-type="float" office:value="0.00000000000179025">
                <text:p>0.00000000000179025</text:p>
              </table:table-cell>
              <table:table-cell office:value-type="float" office:value="0.0000657016">
                <text:p>0.0000657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979">
                <text:p>0.45979</text:p>
              </table:table-cell>
              <table:table-cell office:value-type="float" office:value="0.00000000000187513">
                <text:p>0.00000000000187513</text:p>
              </table:table-cell>
              <table:table-cell office:value-type="float" office:value="0.0000650105">
                <text:p>0.0000650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0418">
                <text:p>0.460418</text:p>
              </table:table-cell>
              <table:table-cell office:value-type="float" office:value="0.00000000000196337">
                <text:p>0.00000000000196337</text:p>
              </table:table-cell>
              <table:table-cell office:value-type="float" office:value="0.0000642931">
                <text:p>0.0000642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1067">
                <text:p>0.461067</text:p>
              </table:table-cell>
              <table:table-cell office:value-type="float" office:value="0.00000000000205649">
                <text:p>0.00000000000205649</text:p>
              </table:table-cell>
              <table:table-cell office:value-type="float" office:value="0.0000635392">
                <text:p>0.0000635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1716">
                <text:p>0.461716</text:p>
              </table:table-cell>
              <table:table-cell office:value-type="float" office:value="0.00000000000215146">
                <text:p>0.00000000000215146</text:p>
              </table:table-cell>
              <table:table-cell office:value-type="float" office:value="0.000062775">
                <text:p>0.00006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24">
                <text:p>0.4624</text:p>
              </table:table-cell>
              <table:table-cell office:value-type="float" office:value="0.00000000000225293">
                <text:p>0.00000000000225293</text:p>
              </table:table-cell>
              <table:table-cell office:value-type="float" office:value="0.0000619646">
                <text:p>0.0000619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3096">
                <text:p>0.463096</text:p>
              </table:table-cell>
              <table:table-cell office:value-type="float" office:value="0.00000000000235839">
                <text:p>0.00000000000235839</text:p>
              </table:table-cell>
              <table:table-cell office:value-type="float" office:value="0.0000611328">
                <text:p>0.0000611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3792">
                <text:p>0.463792</text:p>
              </table:table-cell>
              <table:table-cell office:value-type="float" office:value="0.00000000000246543">
                <text:p>0.00000000000246543</text:p>
              </table:table-cell>
              <table:table-cell office:value-type="float" office:value="0.0000602825">
                <text:p>0.000060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4502">
                <text:p>0.464502</text:p>
              </table:table-cell>
              <table:table-cell office:value-type="float" office:value="0.00000000000257558">
                <text:p>0.00000000000257558</text:p>
              </table:table-cell>
              <table:table-cell office:value-type="float" office:value="0.0000593899">
                <text:p>0.0000593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5198">
                <text:p>0.465198</text:p>
              </table:table-cell>
              <table:table-cell office:value-type="float" office:value="0.00000000000268422">
                <text:p>0.00000000000268422</text:p>
              </table:table-cell>
              <table:table-cell office:value-type="float" office:value="0.0000584785">
                <text:p>0.0000584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5894">
                <text:p>0.465894</text:p>
              </table:table-cell>
              <table:table-cell office:value-type="float" office:value="0.0000000000027928">
                <text:p>0.0000000000027928</text:p>
              </table:table-cell>
              <table:table-cell office:value-type="float" office:value="0.0000575351">
                <text:p>0.0000575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6605">
                <text:p>0.466605</text:p>
              </table:table-cell>
              <table:table-cell office:value-type="float" office:value="0.000000000002903">
                <text:p>0.000000000002903</text:p>
              </table:table-cell>
              <table:table-cell office:value-type="float" office:value="0.0000565421">
                <text:p>0.0000565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7331">
                <text:p>0.467331</text:p>
              </table:table-cell>
              <table:table-cell office:value-type="float" office:value="0.00000000000301506">
                <text:p>0.00000000000301506</text:p>
              </table:table-cell>
              <table:table-cell office:value-type="float" office:value="0.0000554837">
                <text:p>0.0000554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8057">
                <text:p>0.468057</text:p>
              </table:table-cell>
              <table:table-cell office:value-type="float" office:value="0.00000000000312607">
                <text:p>0.00000000000312607</text:p>
              </table:table-cell>
              <table:table-cell office:value-type="float" office:value="0.0000543895">
                <text:p>0.00005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8783">
                <text:p>0.468783</text:p>
              </table:table-cell>
              <table:table-cell office:value-type="float" office:value="0.00000000000323603">
                <text:p>0.00000000000323603</text:p>
              </table:table-cell>
              <table:table-cell office:value-type="float" office:value="0.0000532641">
                <text:p>0.000053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9526">
                <text:p>0.469526</text:p>
              </table:table-cell>
              <table:table-cell office:value-type="float" office:value="0.00000000000334743">
                <text:p>0.00000000000334743</text:p>
              </table:table-cell>
              <table:table-cell office:value-type="float" office:value="0.0000520798">
                <text:p>0.0000520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0288">
                <text:p>0.470288</text:p>
              </table:table-cell>
              <table:table-cell office:value-type="float" office:value="0.00000000000346029">
                <text:p>0.00000000000346029</text:p>
              </table:table-cell>
              <table:table-cell office:value-type="float" office:value="0.0000508345">
                <text:p>0.0000508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105">
                <text:p>0.47105</text:p>
              </table:table-cell>
              <table:table-cell office:value-type="float" office:value="0.00000000000357179">
                <text:p>0.00000000000357179</text:p>
              </table:table-cell>
              <table:table-cell office:value-type="float" office:value="0.0000495599">
                <text:p>0.0000495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1812">
                <text:p>0.471812</text:p>
              </table:table-cell>
              <table:table-cell office:value-type="float" office:value="0.00000000000368185">
                <text:p>0.00000000000368185</text:p>
              </table:table-cell>
              <table:table-cell office:value-type="float" office:value="0.0000482578">
                <text:p>0.0000482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2574">
                <text:p>0.472574</text:p>
              </table:table-cell>
              <table:table-cell office:value-type="float" office:value="0.0000000000037907">
                <text:p>0.0000000000037907</text:p>
              </table:table-cell>
              <table:table-cell office:value-type="float" office:value="0.0000469285">
                <text:p>0.0000469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3335">
                <text:p>0.473335</text:p>
              </table:table-cell>
              <table:table-cell office:value-type="float" office:value="0.00000000000389816">
                <text:p>0.00000000000389816</text:p>
              </table:table-cell>
              <table:table-cell office:value-type="float" office:value="0.0000455747">
                <text:p>0.0000455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4097">
                <text:p>0.474097</text:p>
              </table:table-cell>
              <table:table-cell office:value-type="float" office:value="0.00000000000400431">
                <text:p>0.00000000000400431</text:p>
              </table:table-cell>
              <table:table-cell office:value-type="float" office:value="0.0000441999">
                <text:p>0.0000441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4859">
                <text:p>0.474859</text:p>
              </table:table-cell>
              <table:table-cell office:value-type="float" office:value="0.00000000000410924">
                <text:p>0.00000000000410924</text:p>
              </table:table-cell>
              <table:table-cell office:value-type="float" office:value="0.0000428066">
                <text:p>0.0000428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5621">
                <text:p>0.475621</text:p>
              </table:table-cell>
              <table:table-cell office:value-type="float" office:value="0.000000000004213">
                <text:p>0.000000000004213</text:p>
              </table:table-cell>
              <table:table-cell office:value-type="float" office:value="0.0000414087">
                <text:p>0.0000414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6383">
                <text:p>0.476383</text:p>
              </table:table-cell>
              <table:table-cell office:value-type="float" office:value="0.00000000000431552">
                <text:p>0.00000000000431552</text:p>
              </table:table-cell>
              <table:table-cell office:value-type="float" office:value="0.0000400137">
                <text:p>0.0000400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7121">
                <text:p>0.477121</text:p>
              </table:table-cell>
              <table:table-cell office:value-type="float" office:value="0.00000000000441345">
                <text:p>0.00000000000441345</text:p>
              </table:table-cell>
              <table:table-cell office:value-type="float" office:value="0.0000386576">
                <text:p>0.0000386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7859">
                <text:p>0.477859</text:p>
              </table:table-cell>
              <table:table-cell office:value-type="float" office:value="0.00000000000450985">
                <text:p>0.00000000000450985</text:p>
              </table:table-cell>
              <table:table-cell office:value-type="float" office:value="0.0000372934">
                <text:p>0.0000372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8622">
                <text:p>0.478622</text:p>
              </table:table-cell>
              <table:table-cell office:value-type="float" office:value="0.0000000000046078">
                <text:p>0.0000000000046078</text:p>
              </table:table-cell>
              <table:table-cell office:value-type="float" office:value="0.0000358775">
                <text:p>0.0000358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9386">
                <text:p>0.479386</text:p>
              </table:table-cell>
              <table:table-cell office:value-type="float" office:value="0.00000000000475873">
                <text:p>0.00000000000475873</text:p>
              </table:table-cell>
              <table:table-cell office:value-type="float" office:value="0.000034455">
                <text:p>0.000034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0149">
                <text:p>0.480149</text:p>
              </table:table-cell>
              <table:table-cell office:value-type="float" office:value="0.00000000000490717">
                <text:p>0.00000000000490717</text:p>
              </table:table-cell>
              <table:table-cell office:value-type="float" office:value="0.0000334814">
                <text:p>0.0000334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0885">
                <text:p>0.480885</text:p>
              </table:table-cell>
              <table:table-cell office:value-type="float" office:value="0.0000000000050473">
                <text:p>0.0000000000050473</text:p>
              </table:table-cell>
              <table:table-cell office:value-type="float" office:value="0.0000334525">
                <text:p>0.000033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162">
                <text:p>0.48162</text:p>
              </table:table-cell>
              <table:table-cell office:value-type="float" office:value="0.00000000000518441">
                <text:p>0.00000000000518441</text:p>
              </table:table-cell>
              <table:table-cell office:value-type="float" office:value="0.0000334623">
                <text:p>0.0000334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355">
                <text:p>0.482355</text:p>
              </table:table-cell>
              <table:table-cell office:value-type="float" office:value="0.00000000000531817">
                <text:p>0.00000000000531817</text:p>
              </table:table-cell>
              <table:table-cell office:value-type="float" office:value="0.0000334738">
                <text:p>0.0000334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3122">
                <text:p>0.483122</text:p>
              </table:table-cell>
              <table:table-cell office:value-type="float" office:value="0.00000000000545374">
                <text:p>0.00000000000545374</text:p>
              </table:table-cell>
              <table:table-cell office:value-type="float" office:value="0.0000334887">
                <text:p>0.0000334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3889">
                <text:p>0.483889</text:p>
              </table:table-cell>
              <table:table-cell office:value-type="float" office:value="0.00000000000558512">
                <text:p>0.00000000000558512</text:p>
              </table:table-cell>
              <table:table-cell office:value-type="float" office:value="0.0000335031">
                <text:p>0.0000335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656">
                <text:p>0.484656</text:p>
              </table:table-cell>
              <table:table-cell office:value-type="float" office:value="0.000000000005712">
                <text:p>0.000000000005712</text:p>
              </table:table-cell>
              <table:table-cell office:value-type="float" office:value="0.0000335179">
                <text:p>0.0000335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5424">
                <text:p>0.485424</text:p>
              </table:table-cell>
              <table:table-cell office:value-type="float" office:value="0.00000000000583374">
                <text:p>0.00000000000583374</text:p>
              </table:table-cell>
              <table:table-cell office:value-type="float" office:value="0.0000335329">
                <text:p>0.0000335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6191">
                <text:p>0.486191</text:p>
              </table:table-cell>
              <table:table-cell office:value-type="float" office:value="0.00000000000595075">
                <text:p>0.00000000000595075</text:p>
              </table:table-cell>
              <table:table-cell office:value-type="float" office:value="0.0000335485">
                <text:p>0.0000335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6958">
                <text:p>0.486958</text:p>
              </table:table-cell>
              <table:table-cell office:value-type="float" office:value="0.00000000000606248">
                <text:p>0.00000000000606248</text:p>
              </table:table-cell>
              <table:table-cell office:value-type="float" office:value="0.000033551">
                <text:p>0.000033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87683">
                <text:p>0.487683</text:p>
              </table:table-cell>
              <table:table-cell office:value-type="float" office:value="0.00000000000616257">
                <text:p>0.00000000000616257</text:p>
              </table:table-cell>
              <table:table-cell office:value-type="float" office:value="0.0000335568">
                <text:p>0.0000335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88407">
                <text:p>0.488407</text:p>
              </table:table-cell>
              <table:table-cell office:value-type="float" office:value="0.00000000000625821">
                <text:p>0.00000000000625821</text:p>
              </table:table-cell>
              <table:table-cell office:value-type="float" office:value="0.0000335714">
                <text:p>0.000033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9132">
                <text:p>0.489132</text:p>
              </table:table-cell>
              <table:table-cell office:value-type="float" office:value="0.0000000000063491">
                <text:p>0.0000000000063491</text:p>
              </table:table-cell>
              <table:table-cell office:value-type="float" office:value="0.0000335863">
                <text:p>0.0000335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89856">
                <text:p>0.489856</text:p>
              </table:table-cell>
              <table:table-cell office:value-type="float" office:value="0.00000000000643475">
                <text:p>0.00000000000643475</text:p>
              </table:table-cell>
              <table:table-cell office:value-type="float" office:value="0.0000336016">
                <text:p>0.0000336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90581">
                <text:p>0.490581</text:p>
              </table:table-cell>
              <table:table-cell office:value-type="float" office:value="0.00000000000651501">
                <text:p>0.00000000000651501</text:p>
              </table:table-cell>
              <table:table-cell office:value-type="float" office:value="0.0000336174">
                <text:p>0.0000336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1305">
                <text:p>0.491305</text:p>
              </table:table-cell>
              <table:table-cell office:value-type="float" office:value="0.000000000006591">
                <text:p>0.000000000006591</text:p>
              </table:table-cell>
              <table:table-cell office:value-type="float" office:value="0.0000336337">
                <text:p>0.0000336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203">
                <text:p>0.49203</text:p>
              </table:table-cell>
              <table:table-cell office:value-type="float" office:value="0.00000000000666263">
                <text:p>0.00000000000666263</text:p>
              </table:table-cell>
              <table:table-cell office:value-type="float" office:value="0.0000336504">
                <text:p>0.0000336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92694">
                <text:p>0.492694</text:p>
              </table:table-cell>
              <table:table-cell office:value-type="float" office:value="0.00000000000672402">
                <text:p>0.00000000000672402</text:p>
              </table:table-cell>
              <table:table-cell office:value-type="float" office:value="0.0000336637">
                <text:p>0.0000336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3358">
                <text:p>0.493358</text:p>
              </table:table-cell>
              <table:table-cell office:value-type="float" office:value="0.00000000000678053">
                <text:p>0.00000000000678053</text:p>
              </table:table-cell>
              <table:table-cell office:value-type="float" office:value="0.0000336775">
                <text:p>0.0000336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94022">
                <text:p>0.494022</text:p>
              </table:table-cell>
              <table:table-cell office:value-type="float" office:value="0.00000000000683413">
                <text:p>0.00000000000683413</text:p>
              </table:table-cell>
              <table:table-cell office:value-type="float" office:value="0.0000336918">
                <text:p>0.0000336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94687">
                <text:p>0.494687</text:p>
              </table:table-cell>
              <table:table-cell office:value-type="float" office:value="0.00000000000688514">
                <text:p>0.00000000000688514</text:p>
              </table:table-cell>
              <table:table-cell office:value-type="float" office:value="0.0000337065">
                <text:p>0.0000337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95351">
                <text:p>0.495351</text:p>
              </table:table-cell>
              <table:table-cell office:value-type="float" office:value="0.00000000000693347">
                <text:p>0.00000000000693347</text:p>
              </table:table-cell>
              <table:table-cell office:value-type="float" office:value="0.0000337218">
                <text:p>0.0000337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6015">
                <text:p>0.496015</text:p>
              </table:table-cell>
              <table:table-cell office:value-type="float" office:value="0.00000000000697894">
                <text:p>0.00000000000697894</text:p>
              </table:table-cell>
              <table:table-cell office:value-type="float" office:value="0.0000337375">
                <text:p>0.000033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6679">
                <text:p>0.496679</text:p>
              </table:table-cell>
              <table:table-cell office:value-type="float" office:value="0.00000000000702134">
                <text:p>0.00000000000702134</text:p>
              </table:table-cell>
              <table:table-cell office:value-type="float" office:value="0.0000337538">
                <text:p>0.0000337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97343">
                <text:p>0.497343</text:p>
              </table:table-cell>
              <table:table-cell office:value-type="float" office:value="0.00000000000706014">
                <text:p>0.00000000000706014</text:p>
              </table:table-cell>
              <table:table-cell office:value-type="float" office:value="0.0000337704">
                <text:p>0.00003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98007">
                <text:p>0.498007</text:p>
              </table:table-cell>
              <table:table-cell office:value-type="float" office:value="0.00000000000709672">
                <text:p>0.00000000000709672</text:p>
              </table:table-cell>
              <table:table-cell office:value-type="float" office:value="0.0000337873">
                <text:p>0.0000337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98672">
                <text:p>0.498672</text:p>
              </table:table-cell>
              <table:table-cell office:value-type="float" office:value="0.00000000000713169">
                <text:p>0.00000000000713169</text:p>
              </table:table-cell>
              <table:table-cell office:value-type="float" office:value="0.0000338044">
                <text:p>0.0000338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99336">
                <text:p>0.499336</text:p>
              </table:table-cell>
              <table:table-cell office:value-type="float" office:value="0.00000000000716495">
                <text:p>0.00000000000716495</text:p>
              </table:table-cell>
              <table:table-cell office:value-type="float" office:value="0.0000338216">
                <text:p>0.0000338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  <table:table-cell office:value-type="float" office:value="0.00000000000719643">
                <text:p>0.00000000000719643</text:p>
              </table:table-cell>
              <table:table-cell office:value-type="float" office:value="0.0000338391">
                <text:p>0.000033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00704">
                <text:p>0.500704</text:p>
              </table:table-cell>
              <table:table-cell office:value-type="float" office:value="0.00000000000722772">
                <text:p>0.00000000000722772</text:p>
              </table:table-cell>
              <table:table-cell office:value-type="float" office:value="0.0000338601">
                <text:p>0.0000338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1419">
                <text:p>0.501419</text:p>
              </table:table-cell>
              <table:table-cell office:value-type="float" office:value="0.00000000000725713">
                <text:p>0.00000000000725713</text:p>
              </table:table-cell>
              <table:table-cell office:value-type="float" office:value="0.0000338823">
                <text:p>0.0000338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02133">
                <text:p>0.502133</text:p>
              </table:table-cell>
              <table:table-cell office:value-type="float" office:value="0.00000000000728395">
                <text:p>0.00000000000728395</text:p>
              </table:table-cell>
              <table:table-cell office:value-type="float" office:value="0.0000339046">
                <text:p>0.0000339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2848">
                <text:p>0.502848</text:p>
              </table:table-cell>
              <table:table-cell office:value-type="float" office:value="0.00000000000730806">
                <text:p>0.00000000000730806</text:p>
              </table:table-cell>
              <table:table-cell office:value-type="float" office:value="0.000033927">
                <text:p>0.000033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03562">
                <text:p>0.503562</text:p>
              </table:table-cell>
              <table:table-cell office:value-type="float" office:value="0.00000000000733137">
                <text:p>0.00000000000733137</text:p>
              </table:table-cell>
              <table:table-cell office:value-type="float" office:value="0.0000339495">
                <text:p>0.0000339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4276">
                <text:p>0.504276</text:p>
              </table:table-cell>
              <table:table-cell office:value-type="float" office:value="0.00000000000735383">
                <text:p>0.00000000000735383</text:p>
              </table:table-cell>
              <table:table-cell office:value-type="float" office:value="0.0000339719">
                <text:p>0.0000339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04991">
                <text:p>0.504991</text:p>
              </table:table-cell>
              <table:table-cell office:value-type="float" office:value="0.00000000000737542">
                <text:p>0.00000000000737542</text:p>
              </table:table-cell>
              <table:table-cell office:value-type="float" office:value="0.0000339943">
                <text:p>0.0000339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05705">
                <text:p>0.505705</text:p>
              </table:table-cell>
              <table:table-cell office:value-type="float" office:value="0.00000000000739593">
                <text:p>0.00000000000739593</text:p>
              </table:table-cell>
              <table:table-cell office:value-type="float" office:value="0.0000340165">
                <text:p>0.0000340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642">
                <text:p>0.50642</text:p>
              </table:table-cell>
              <table:table-cell office:value-type="float" office:value="0.00000000000741539">
                <text:p>0.00000000000741539</text:p>
              </table:table-cell>
              <table:table-cell office:value-type="float" office:value="0.0000340386">
                <text:p>0.0000340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7134">
                <text:p>0.507134</text:p>
              </table:table-cell>
              <table:table-cell office:value-type="float" office:value="0.00000000000743382">
                <text:p>0.00000000000743382</text:p>
              </table:table-cell>
              <table:table-cell office:value-type="float" office:value="0.0000340605">
                <text:p>0.000034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07849">
                <text:p>0.507849</text:p>
              </table:table-cell>
              <table:table-cell office:value-type="float" office:value="0.00000000000745101">
                <text:p>0.00000000000745101</text:p>
              </table:table-cell>
              <table:table-cell office:value-type="float" office:value="0.0000340822">
                <text:p>0.0000340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08563">
                <text:p>0.508563</text:p>
              </table:table-cell>
              <table:table-cell office:value-type="float" office:value="0.00000000000746695">
                <text:p>0.00000000000746695</text:p>
              </table:table-cell>
              <table:table-cell office:value-type="float" office:value="0.0000341036">
                <text:p>0.000034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0929">
                <text:p>0.50929</text:p>
              </table:table-cell>
              <table:table-cell office:value-type="float" office:value="0.0000000000074817">
                <text:p>0.0000000000074817</text:p>
              </table:table-cell>
              <table:table-cell office:value-type="float" office:value="0.0000341258">
                <text:p>0.000034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0004">
                <text:p>0.510004</text:p>
              </table:table-cell>
              <table:table-cell office:value-type="float" office:value="0.00000000000749556">
                <text:p>0.00000000000749556</text:p>
              </table:table-cell>
              <table:table-cell office:value-type="float" office:value="0.0000341472">
                <text:p>0.0000341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10718">
                <text:p>0.510718</text:p>
              </table:table-cell>
              <table:table-cell office:value-type="float" office:value="0.00000000000750947">
                <text:p>0.00000000000750947</text:p>
              </table:table-cell>
              <table:table-cell office:value-type="float" office:value="0.0000341691">
                <text:p>0.0000341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1433">
                <text:p>0.511433</text:p>
              </table:table-cell>
              <table:table-cell office:value-type="float" office:value="0.00000000000752315">
                <text:p>0.00000000000752315</text:p>
              </table:table-cell>
              <table:table-cell office:value-type="float" office:value="0.0000341916">
                <text:p>0.0000341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1216">
                <text:p>0.51216</text:p>
              </table:table-cell>
              <table:table-cell office:value-type="float" office:value="0.00000000000753687">
                <text:p>0.00000000000753687</text:p>
              </table:table-cell>
              <table:table-cell office:value-type="float" office:value="0.0000342159">
                <text:p>0.0000342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12888">
                <text:p>0.512888</text:p>
              </table:table-cell>
              <table:table-cell office:value-type="float" office:value="0.00000000000755053">
                <text:p>0.00000000000755053</text:p>
              </table:table-cell>
              <table:table-cell office:value-type="float" office:value="0.0000342409">
                <text:p>0.0000342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363">
                <text:p>0.51363</text:p>
              </table:table-cell>
              <table:table-cell office:value-type="float" office:value="0.00000000000756454">
                <text:p>0.00000000000756454</text:p>
              </table:table-cell>
              <table:table-cell office:value-type="float" office:value="0.000034268">
                <text:p>0.000034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4372">
                <text:p>0.514372</text:p>
              </table:table-cell>
              <table:table-cell office:value-type="float" office:value="0.00000000000757875">
                <text:p>0.00000000000757875</text:p>
              </table:table-cell>
              <table:table-cell office:value-type="float" office:value="0.0000342958">
                <text:p>0.0000342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513">
                <text:p>0.51513</text:p>
              </table:table-cell>
              <table:table-cell office:value-type="float" office:value="0.00000000000759297">
                <text:p>0.00000000000759297</text:p>
              </table:table-cell>
              <table:table-cell office:value-type="float" office:value="0.0000343261">
                <text:p>0.000034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5888">
                <text:p>0.515888</text:p>
              </table:table-cell>
              <table:table-cell office:value-type="float" office:value="0.00000000000760684">
                <text:p>0.00000000000760684</text:p>
              </table:table-cell>
              <table:table-cell office:value-type="float" office:value="0.000034357">
                <text:p>0.000034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6647">
                <text:p>0.516647</text:p>
              </table:table-cell>
              <table:table-cell office:value-type="float" office:value="0.00000000000762024">
                <text:p>0.00000000000762024</text:p>
              </table:table-cell>
              <table:table-cell office:value-type="float" office:value="0.0000343887">
                <text:p>0.000034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7388">
                <text:p>0.517388</text:p>
              </table:table-cell>
              <table:table-cell office:value-type="float" office:value="0.00000000000763288">
                <text:p>0.00000000000763288</text:p>
              </table:table-cell>
              <table:table-cell office:value-type="float" office:value="0.0000344192">
                <text:p>0.0000344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8112">
                <text:p>0.518112</text:p>
              </table:table-cell>
              <table:table-cell office:value-type="float" office:value="0.00000000000764473">
                <text:p>0.00000000000764473</text:p>
              </table:table-cell>
              <table:table-cell office:value-type="float" office:value="0.0000344487">
                <text:p>0.0000344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8837">
                <text:p>0.518837</text:p>
              </table:table-cell>
              <table:table-cell office:value-type="float" office:value="0.00000000000765607">
                <text:p>0.00000000000765607</text:p>
              </table:table-cell>
              <table:table-cell office:value-type="float" office:value="0.0000344789">
                <text:p>0.0000344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19579">
                <text:p>0.519579</text:p>
              </table:table-cell>
              <table:table-cell office:value-type="float" office:value="0.00000000000766793">
                <text:p>0.00000000000766793</text:p>
              </table:table-cell>
              <table:table-cell office:value-type="float" office:value="0.0000345117">
                <text:p>0.0000345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034">
                <text:p>0.52034</text:p>
              </table:table-cell>
              <table:table-cell office:value-type="float" office:value="0.00000000000768037">
                <text:p>0.00000000000768037</text:p>
              </table:table-cell>
              <table:table-cell office:value-type="float" office:value="0.0000345477">
                <text:p>0.0000345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2112">
                <text:p>0.52112</text:p>
              </table:table-cell>
              <table:table-cell office:value-type="float" office:value="0.00000000000769343">
                <text:p>0.00000000000769343</text:p>
              </table:table-cell>
              <table:table-cell office:value-type="float" office:value="0.0000345873">
                <text:p>0.000034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21922">
                <text:p>0.521922</text:p>
              </table:table-cell>
              <table:table-cell office:value-type="float" office:value="0.00000000000770703">
                <text:p>0.00000000000770703</text:p>
              </table:table-cell>
              <table:table-cell office:value-type="float" office:value="0.0000346309">
                <text:p>0.000034630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22748">
                <text:p>0.522748</text:p>
              </table:table-cell>
              <table:table-cell office:value-type="float" office:value="0.00000000000772117">
                <text:p>0.00000000000772117</text:p>
              </table:table-cell>
              <table:table-cell office:value-type="float" office:value="0.0000346794">
                <text:p>0.000034679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23574">
                <text:p>0.523574</text:p>
              </table:table-cell>
              <table:table-cell office:value-type="float" office:value="0.00000000000773547">
                <text:p>0.00000000000773547</text:p>
              </table:table-cell>
              <table:table-cell office:value-type="float" office:value="0.0000347291">
                <text:p>0.000034729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244">
                <text:p>0.5244</text:p>
              </table:table-cell>
              <table:table-cell office:value-type="float" office:value="0.00000000000774981">
                <text:p>0.00000000000774981</text:p>
              </table:table-cell>
              <table:table-cell office:value-type="float" office:value="0.0000347801">
                <text:p>0.0000347801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25253">
                <text:p>0.525253</text:p>
              </table:table-cell>
              <table:table-cell office:value-type="float" office:value="0.00000000000776435">
                <text:p>0.00000000000776435</text:p>
              </table:table-cell>
              <table:table-cell office:value-type="float" office:value="0.0000348369">
                <text:p>0.0000348369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6107">
                <text:p>0.526107</text:p>
              </table:table-cell>
              <table:table-cell office:value-type="float" office:value="0.00000000000777816">
                <text:p>0.00000000000777816</text:p>
              </table:table-cell>
              <table:table-cell office:value-type="float" office:value="0.000034895">
                <text:p>0.000034895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696">
                <text:p>0.52696</text:p>
              </table:table-cell>
              <table:table-cell office:value-type="float" office:value="0.00000000000779142">
                <text:p>0.00000000000779142</text:p>
              </table:table-cell>
              <table:table-cell office:value-type="float" office:value="0.0000349544">
                <text:p>0.0000349544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7813">
                <text:p>0.527813</text:p>
              </table:table-cell>
              <table:table-cell office:value-type="float" office:value="0.00000000000780427">
                <text:p>0.00000000000780427</text:p>
              </table:table-cell>
              <table:table-cell office:value-type="float" office:value="0.0000350152">
                <text:p>0.0000350152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28701">
                <text:p>0.528701</text:p>
              </table:table-cell>
              <table:table-cell office:value-type="float" office:value="0.00000000000781715">
                <text:p>0.00000000000781715</text:p>
              </table:table-cell>
              <table:table-cell office:value-type="float" office:value="0.0000350842">
                <text:p>0.0000350842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29588">
                <text:p>0.529588</text:p>
              </table:table-cell>
              <table:table-cell office:value-type="float" office:value="0.00000000000782916">
                <text:p>0.00000000000782916</text:p>
              </table:table-cell>
              <table:table-cell office:value-type="float" office:value="0.0000351208">
                <text:p>0.0000351208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30476">
                <text:p>0.530476</text:p>
              </table:table-cell>
              <table:table-cell office:value-type="float" office:value="0.00000000000783986">
                <text:p>0.00000000000783986</text:p>
              </table:table-cell>
              <table:table-cell office:value-type="float" office:value="0.0000351294">
                <text:p>0.0000351294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31363">
                <text:p>0.531363</text:p>
              </table:table-cell>
              <table:table-cell office:value-type="float" office:value="0.00000000000784965">
                <text:p>0.00000000000784965</text:p>
              </table:table-cell>
              <table:table-cell office:value-type="float" office:value="0.0000351415">
                <text:p>0.0000351415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2251">
                <text:p>0.532251</text:p>
              </table:table-cell>
              <table:table-cell office:value-type="float" office:value="0.0000000000078594">
                <text:p>0.0000000000078594</text:p>
              </table:table-cell>
              <table:table-cell office:value-type="float" office:value="0.0000351536">
                <text:p>0.0000351536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33138">
                <text:p>0.533138</text:p>
              </table:table-cell>
              <table:table-cell office:value-type="float" office:value="0.00000000000786904">
                <text:p>0.00000000000786904</text:p>
              </table:table-cell>
              <table:table-cell office:value-type="float" office:value="0.0000351664">
                <text:p>0.0000351664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34025">
                <text:p>0.534025</text:p>
              </table:table-cell>
              <table:table-cell office:value-type="float" office:value="0.0000000000078784">
                <text:p>0.0000000000078784</text:p>
              </table:table-cell>
              <table:table-cell office:value-type="float" office:value="0.0000351798">
                <text:p>0.0000351798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34913">
                <text:p>0.534913</text:p>
              </table:table-cell>
              <table:table-cell office:value-type="float" office:value="0.00000000000788709">
                <text:p>0.00000000000788709</text:p>
              </table:table-cell>
              <table:table-cell office:value-type="float" office:value="0.0000351937">
                <text:p>0.0000351937</text:p>
              </table:table-cell>
              <table:table-cell office:value-type="float" office:value="0.999992">
                <text:p>0.9999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58">
                <text:p>0.5358</text:p>
              </table:table-cell>
              <table:table-cell office:value-type="float" office:value="0.00000000000789447">
                <text:p>0.00000000000789447</text:p>
              </table:table-cell>
              <table:table-cell office:value-type="float" office:value="0.0000352082">
                <text:p>0.0000352082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36688">
                <text:p>0.536688</text:p>
              </table:table-cell>
              <table:table-cell office:value-type="float" office:value="0.00000000000789995">
                <text:p>0.00000000000789995</text:p>
              </table:table-cell>
              <table:table-cell office:value-type="float" office:value="0.0000352233">
                <text:p>0.0000352233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37575">
                <text:p>0.537575</text:p>
              </table:table-cell>
              <table:table-cell office:value-type="float" office:value="0.00000000000790535">
                <text:p>0.00000000000790535</text:p>
              </table:table-cell>
              <table:table-cell office:value-type="float" office:value="0.000035239">
                <text:p>0.000035239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8463">
                <text:p>0.538463</text:p>
              </table:table-cell>
              <table:table-cell office:value-type="float" office:value="0.00000000000791061">
                <text:p>0.00000000000791061</text:p>
              </table:table-cell>
              <table:table-cell office:value-type="float" office:value="0.0000352555">
                <text:p>0.0000352555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3935">
                <text:p>0.53935</text:p>
              </table:table-cell>
              <table:table-cell office:value-type="float" office:value="0.00000000000791568">
                <text:p>0.00000000000791568</text:p>
              </table:table-cell>
              <table:table-cell office:value-type="float" office:value="0.0000352727">
                <text:p>0.0000352727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40238">
                <text:p>0.540238</text:p>
              </table:table-cell>
              <table:table-cell office:value-type="float" office:value="0.0000000000079203">
                <text:p>0.0000000000079203</text:p>
              </table:table-cell>
              <table:table-cell office:value-type="float" office:value="0.0000352906">
                <text:p>0.0000352906</text:p>
              </table:table-cell>
              <table:table-cell office:value-type="float" office:value="0.999977">
                <text:p>0.9999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41125">
                <text:p>0.541125</text:p>
              </table:table-cell>
              <table:table-cell office:value-type="float" office:value="0.00000000000792416">
                <text:p>0.00000000000792416</text:p>
              </table:table-cell>
              <table:table-cell office:value-type="float" office:value="0.0000353098">
                <text:p>0.0000353098</text:p>
              </table:table-cell>
              <table:table-cell office:value-type="float" office:value="0.999972">
                <text:p>0.9999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42013">
                <text:p>0.542013</text:p>
              </table:table-cell>
              <table:table-cell office:value-type="float" office:value="0.00000000000792676">
                <text:p>0.00000000000792676</text:p>
              </table:table-cell>
              <table:table-cell office:value-type="float" office:value="0.0000353309">
                <text:p>0.0000353309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429">
                <text:p>0.5429</text:p>
              </table:table-cell>
              <table:table-cell office:value-type="float" office:value="0.00000000000792768">
                <text:p>0.00000000000792768</text:p>
              </table:table-cell>
              <table:table-cell office:value-type="float" office:value="0.0000353536">
                <text:p>0.0000353536</text:p>
              </table:table-cell>
              <table:table-cell office:value-type="float" office:value="0.999962">
                <text:p>0.9999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43788">
                <text:p>0.543788</text:p>
              </table:table-cell>
              <table:table-cell office:value-type="float" office:value="0.00000000000792614">
                <text:p>0.00000000000792614</text:p>
              </table:table-cell>
              <table:table-cell office:value-type="float" office:value="0.0000353788">
                <text:p>0.0000353788</text:p>
              </table:table-cell>
              <table:table-cell office:value-type="float" office:value="0.999955">
                <text:p>0.9999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44564">
                <text:p>0.544564</text:p>
              </table:table-cell>
              <table:table-cell office:value-type="float" office:value="0.0000000000079237">
                <text:p>0.0000000000079237</text:p>
              </table:table-cell>
              <table:table-cell office:value-type="float" office:value="0.0000353901">
                <text:p>0.0000353901</text:p>
              </table:table-cell>
              <table:table-cell office:value-type="float" office:value="0.999961">
                <text:p>0.9999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45341">
                <text:p>0.545341</text:p>
              </table:table-cell>
              <table:table-cell office:value-type="float" office:value="0.00000000000792134">
                <text:p>0.00000000000792134</text:p>
              </table:table-cell>
              <table:table-cell office:value-type="float" office:value="0.0000354671">
                <text:p>0.0000354671</text:p>
              </table:table-cell>
              <table:table-cell office:value-type="float" office:value="0.999957">
                <text:p>0.9999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117">
                <text:p>0.546117</text:p>
              </table:table-cell>
              <table:table-cell office:value-type="float" office:value="0.00000000000791906">
                <text:p>0.00000000000791906</text:p>
              </table:table-cell>
              <table:table-cell office:value-type="float" office:value="0.0000356389">
                <text:p>0.0000356389</text:p>
              </table:table-cell>
              <table:table-cell office:value-type="float" office:value="0.999951">
                <text:p>0.9999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46894">
                <text:p>0.546894</text:p>
              </table:table-cell>
              <table:table-cell office:value-type="float" office:value="0.00000000000791668">
                <text:p>0.00000000000791668</text:p>
              </table:table-cell>
              <table:table-cell office:value-type="float" office:value="0.0000358831">
                <text:p>0.0000358831</text:p>
              </table:table-cell>
              <table:table-cell office:value-type="float" office:value="0.999945">
                <text:p>0.9999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4767">
                <text:p>0.54767</text:p>
              </table:table-cell>
              <table:table-cell office:value-type="float" office:value="0.000000000007914">
                <text:p>0.000000000007914</text:p>
              </table:table-cell>
              <table:table-cell office:value-type="float" office:value="0.0000362255">
                <text:p>0.0000362255</text:p>
              </table:table-cell>
              <table:table-cell office:value-type="float" office:value="0.999938">
                <text:p>0.9999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48447">
                <text:p>0.548447</text:p>
              </table:table-cell>
              <table:table-cell office:value-type="float" office:value="0.00000000000791095">
                <text:p>0.00000000000791095</text:p>
              </table:table-cell>
              <table:table-cell office:value-type="float" office:value="0.0000366446">
                <text:p>0.0000366446</text:p>
              </table:table-cell>
              <table:table-cell office:value-type="float" office:value="0.99993">
                <text:p>0.999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49223">
                <text:p>0.549223</text:p>
              </table:table-cell>
              <table:table-cell office:value-type="float" office:value="0.00000000000790738">
                <text:p>0.00000000000790738</text:p>
              </table:table-cell>
              <table:table-cell office:value-type="float" office:value="0.0000371401">
                <text:p>0.0000371401</text:p>
              </table:table-cell>
              <table:table-cell office:value-type="float" office:value="0.999922">
                <text:p>0.9999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790318">
                <text:p>0.00000000000790318</text:p>
              </table:table-cell>
              <table:table-cell office:value-type="float" office:value="0.0000377131">
                <text:p>0.0000377131</text:p>
              </table:table-cell>
              <table:table-cell office:value-type="float" office:value="0.999912">
                <text:p>0.9999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50862">
                <text:p>0.550862</text:p>
              </table:table-cell>
              <table:table-cell office:value-type="float" office:value="0.00000000000789768">
                <text:p>0.00000000000789768</text:p>
              </table:table-cell>
              <table:table-cell office:value-type="float" office:value="0.0000384393">
                <text:p>0.0000384393</text:p>
              </table:table-cell>
              <table:table-cell office:value-type="float" office:value="0.999878">
                <text:p>0.9998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5174">
                <text:p>0.55174</text:p>
              </table:table-cell>
              <table:table-cell office:value-type="float" office:value="0.00000000000789097">
                <text:p>0.00000000000789097</text:p>
              </table:table-cell>
              <table:table-cell office:value-type="float" office:value="0.0000392751">
                <text:p>0.0000392751</text:p>
              </table:table-cell>
              <table:table-cell office:value-type="float" office:value="0.999857">
                <text:p>0.999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52601">
                <text:p>0.552601</text:p>
              </table:table-cell>
              <table:table-cell office:value-type="float" office:value="0.00000000000788288">
                <text:p>0.00000000000788288</text:p>
              </table:table-cell>
              <table:table-cell office:value-type="float" office:value="0.0000401853">
                <text:p>0.0000401853</text:p>
              </table:table-cell>
              <table:table-cell office:value-type="float" office:value="0.999844">
                <text:p>0.9998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53448">
                <text:p>0.553448</text:p>
              </table:table-cell>
              <table:table-cell office:value-type="float" office:value="0.000000000007873">
                <text:p>0.000000000007873</text:p>
              </table:table-cell>
              <table:table-cell office:value-type="float" office:value="0.000041164">
                <text:p>0.000041164</text:p>
              </table:table-cell>
              <table:table-cell office:value-type="float" office:value="0.999832">
                <text:p>0.9998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54264">
                <text:p>0.554264</text:p>
              </table:table-cell>
              <table:table-cell office:value-type="float" office:value="0.00000000000786186">
                <text:p>0.00000000000786186</text:p>
              </table:table-cell>
              <table:table-cell office:value-type="float" office:value="0.0000421859">
                <text:p>0.0000421859</text:p>
              </table:table-cell>
              <table:table-cell office:value-type="float" office:value="0.999826">
                <text:p>0.9998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5053">
                <text:p>0.555053</text:p>
              </table:table-cell>
              <table:table-cell office:value-type="float" office:value="0.00000000000785227">
                <text:p>0.00000000000785227</text:p>
              </table:table-cell>
              <table:table-cell office:value-type="float" office:value="0.000043243">
                <text:p>0.000043243</text:p>
              </table:table-cell>
              <table:table-cell office:value-type="float" office:value="0.999582">
                <text:p>0.9995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55828">
                <text:p>0.555828</text:p>
              </table:table-cell>
              <table:table-cell office:value-type="float" office:value="0.00000000000784387">
                <text:p>0.00000000000784387</text:p>
              </table:table-cell>
              <table:table-cell office:value-type="float" office:value="0.0000443504">
                <text:p>0.0000443504</text:p>
              </table:table-cell>
              <table:table-cell office:value-type="float" office:value="0.998968">
                <text:p>0.9989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5659">
                <text:p>0.55659</text:p>
              </table:table-cell>
              <table:table-cell office:value-type="float" office:value="0.00000000000783657">
                <text:p>0.00000000000783657</text:p>
              </table:table-cell>
              <table:table-cell office:value-type="float" office:value="0.0000455053">
                <text:p>0.0000455053</text:p>
              </table:table-cell>
              <table:table-cell office:value-type="float" office:value="0.997954">
                <text:p>0.9979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7351">
                <text:p>0.557351</text:p>
              </table:table-cell>
              <table:table-cell office:value-type="float" office:value="0.00000000000783016">
                <text:p>0.00000000000783016</text:p>
              </table:table-cell>
              <table:table-cell office:value-type="float" office:value="0.0000467265">
                <text:p>0.0000467265</text:p>
              </table:table-cell>
              <table:table-cell office:value-type="float" office:value="0.996484">
                <text:p>0.9964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58086">
                <text:p>0.558086</text:p>
              </table:table-cell>
              <table:table-cell office:value-type="float" office:value="0.00000000000782476">
                <text:p>0.00000000000782476</text:p>
              </table:table-cell>
              <table:table-cell office:value-type="float" office:value="0.0000479676">
                <text:p>0.0000479676</text:p>
              </table:table-cell>
              <table:table-cell office:value-type="float" office:value="0.994536">
                <text:p>0.9945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58822">
                <text:p>0.558822</text:p>
              </table:table-cell>
              <table:table-cell office:value-type="float" office:value="0.00000000000782006">
                <text:p>0.00000000000782006</text:p>
              </table:table-cell>
              <table:table-cell office:value-type="float" office:value="0.0000492708">
                <text:p>0.0000492708</text:p>
              </table:table-cell>
              <table:table-cell office:value-type="float" office:value="0.991981">
                <text:p>0.9919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59544">
                <text:p>0.559544</text:p>
              </table:table-cell>
              <table:table-cell office:value-type="float" office:value="0.00000000000781599">
                <text:p>0.00000000000781599</text:p>
              </table:table-cell>
              <table:table-cell office:value-type="float" office:value="0.0000506116">
                <text:p>0.0000506116</text:p>
              </table:table-cell>
              <table:table-cell office:value-type="float" office:value="0.98884">
                <text:p>0.988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60267">
                <text:p>0.560267</text:p>
              </table:table-cell>
              <table:table-cell office:value-type="float" office:value="0.00000000000781245">
                <text:p>0.00000000000781245</text:p>
              </table:table-cell>
              <table:table-cell office:value-type="float" office:value="0.0000520216">
                <text:p>0.0000520216</text:p>
              </table:table-cell>
              <table:table-cell office:value-type="float" office:value="0.98504">
                <text:p>0.985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60976">
                <text:p>0.560976</text:p>
              </table:table-cell>
              <table:table-cell office:value-type="float" office:value="0.00000000000780942">
                <text:p>0.00000000000780942</text:p>
              </table:table-cell>
              <table:table-cell office:value-type="float" office:value="0.0000534796">
                <text:p>0.0000534796</text:p>
              </table:table-cell>
              <table:table-cell office:value-type="float" office:value="0.980635">
                <text:p>0.9806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61686">
                <text:p>0.561686</text:p>
              </table:table-cell>
              <table:table-cell office:value-type="float" office:value="0.00000000000780675">
                <text:p>0.00000000000780675</text:p>
              </table:table-cell>
              <table:table-cell office:value-type="float" office:value="0.0000550091">
                <text:p>0.0000550091</text:p>
              </table:table-cell>
              <table:table-cell office:value-type="float" office:value="0.975521">
                <text:p>0.9755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62382">
                <text:p>0.562382</text:p>
              </table:table-cell>
              <table:table-cell office:value-type="float" office:value="0.00000000000780439">
                <text:p>0.00000000000780439</text:p>
              </table:table-cell>
              <table:table-cell office:value-type="float" office:value="0.0000565807">
                <text:p>0.0000565807</text:p>
              </table:table-cell>
              <table:table-cell office:value-type="float" office:value="0.969813">
                <text:p>0.9698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63079">
                <text:p>0.563079</text:p>
              </table:table-cell>
              <table:table-cell office:value-type="float" office:value="0.00000000000780223">
                <text:p>0.00000000000780223</text:p>
              </table:table-cell>
              <table:table-cell office:value-type="float" office:value="0.0000582193">
                <text:p>0.0000582193</text:p>
              </table:table-cell>
              <table:table-cell office:value-type="float" office:value="0.963443">
                <text:p>0.9634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63776">
                <text:p>0.563776</text:p>
              </table:table-cell>
              <table:table-cell office:value-type="float" office:value="0.00000000000780023">
                <text:p>0.00000000000780023</text:p>
              </table:table-cell>
              <table:table-cell office:value-type="float" office:value="0.0000599226">
                <text:p>0.0000599226</text:p>
              </table:table-cell>
              <table:table-cell office:value-type="float" office:value="0.956408">
                <text:p>0.9564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64486">
                <text:p>0.564486</text:p>
              </table:table-cell>
              <table:table-cell office:value-type="float" office:value="0.00000000000779831">
                <text:p>0.00000000000779831</text:p>
              </table:table-cell>
              <table:table-cell office:value-type="float" office:value="0.000061727">
                <text:p>0.000061727</text:p>
              </table:table-cell>
              <table:table-cell office:value-type="float" office:value="0.948545">
                <text:p>0.9485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65196">
                <text:p>0.565196</text:p>
              </table:table-cell>
              <table:table-cell office:value-type="float" office:value="0.0000000000077965">
                <text:p>0.0000000000077965</text:p>
              </table:table-cell>
              <table:table-cell office:value-type="float" office:value="0.0000636423">
                <text:p>0.0000636423</text:p>
              </table:table-cell>
              <table:table-cell office:value-type="float" office:value="0.939992">
                <text:p>0.939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65892">
                <text:p>0.565892</text:p>
              </table:table-cell>
              <table:table-cell office:value-type="float" office:value="0.00000000000779485">
                <text:p>0.00000000000779485</text:p>
              </table:table-cell>
              <table:table-cell office:value-type="float" office:value="0.0000656">
                <text:p>0.0000656</text:p>
              </table:table-cell>
              <table:table-cell office:value-type="float" office:value="0.930945">
                <text:p>0.9309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66588">
                <text:p>0.566588</text:p>
              </table:table-cell>
              <table:table-cell office:value-type="float" office:value="0.00000000000779321">
                <text:p>0.00000000000779321</text:p>
              </table:table-cell>
              <table:table-cell office:value-type="float" office:value="0.0000676489">
                <text:p>0.0000676489</text:p>
              </table:table-cell>
              <table:table-cell office:value-type="float" office:value="0.921251">
                <text:p>0.921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67284">
                <text:p>0.567284</text:p>
              </table:table-cell>
              <table:table-cell office:value-type="float" office:value="0.00000000000779161">
                <text:p>0.00000000000779161</text:p>
              </table:table-cell>
              <table:table-cell office:value-type="float" office:value="0.0000697825">
                <text:p>0.0000697825</text:p>
              </table:table-cell>
              <table:table-cell office:value-type="float" office:value="0.910924">
                <text:p>0.9109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67996">
                <text:p>0.567996</text:p>
              </table:table-cell>
              <table:table-cell office:value-type="float" office:value="0.00000000000779042">
                <text:p>0.00000000000779042</text:p>
              </table:table-cell>
              <table:table-cell office:value-type="float" office:value="0.0000720303">
                <text:p>0.0000720303</text:p>
              </table:table-cell>
              <table:table-cell office:value-type="float" office:value="0.899736">
                <text:p>0.8997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8691">
                <text:p>0.568691</text:p>
              </table:table-cell>
              <table:table-cell office:value-type="float" office:value="0.00000000000779053">
                <text:p>0.00000000000779053</text:p>
              </table:table-cell>
              <table:table-cell office:value-type="float" office:value="0.0000743115">
                <text:p>0.0000743115</text:p>
              </table:table-cell>
              <table:table-cell office:value-type="float" office:value="0.888192">
                <text:p>0.8881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9387">
                <text:p>0.569387</text:p>
              </table:table-cell>
              <table:table-cell office:value-type="float" office:value="0.00000000000779161">
                <text:p>0.00000000000779161</text:p>
              </table:table-cell>
              <table:table-cell office:value-type="float" office:value="0.0000765877">
                <text:p>0.0000765877</text:p>
              </table:table-cell>
              <table:table-cell office:value-type="float" office:value="0.876077">
                <text:p>0.8760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0083">
                <text:p>0.570083</text:p>
              </table:table-cell>
              <table:table-cell office:value-type="float" office:value="0.00000000000779363">
                <text:p>0.00000000000779363</text:p>
              </table:table-cell>
              <table:table-cell office:value-type="float" office:value="0.0000788737">
                <text:p>0.0000788737</text:p>
              </table:table-cell>
              <table:table-cell office:value-type="float" office:value="0.863413">
                <text:p>0.863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70779">
                <text:p>0.570779</text:p>
              </table:table-cell>
              <table:table-cell office:value-type="float" office:value="0.0000000000077966">
                <text:p>0.0000000000077966</text:p>
              </table:table-cell>
              <table:table-cell office:value-type="float" office:value="0.0000812003">
                <text:p>0.0000812003</text:p>
              </table:table-cell>
              <table:table-cell office:value-type="float" office:value="0.850228">
                <text:p>0.8502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71474">
                <text:p>0.571474</text:p>
              </table:table-cell>
              <table:table-cell office:value-type="float" office:value="0.00000000000780069">
                <text:p>0.00000000000780069</text:p>
              </table:table-cell>
              <table:table-cell office:value-type="float" office:value="0.0000835861">
                <text:p>0.0000835861</text:p>
              </table:table-cell>
              <table:table-cell office:value-type="float" office:value="0.836555">
                <text:p>0.8365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7217">
                <text:p>0.57217</text:p>
              </table:table-cell>
              <table:table-cell office:value-type="float" office:value="0.00000000000780612">
                <text:p>0.00000000000780612</text:p>
              </table:table-cell>
              <table:table-cell office:value-type="float" office:value="0.0000860301">
                <text:p>0.0000860301</text:p>
              </table:table-cell>
              <table:table-cell office:value-type="float" office:value="0.822429">
                <text:p>0.8224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72866">
                <text:p>0.572866</text:p>
              </table:table-cell>
              <table:table-cell office:value-type="float" office:value="0.00000000000781286">
                <text:p>0.00000000000781286</text:p>
              </table:table-cell>
              <table:table-cell office:value-type="float" office:value="0.0000885318">
                <text:p>0.0000885318</text:p>
              </table:table-cell>
              <table:table-cell office:value-type="float" office:value="0.807889">
                <text:p>0.8078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7358">
                <text:p>0.57358</text:p>
              </table:table-cell>
              <table:table-cell office:value-type="float" office:value="0.00000000000782115">
                <text:p>0.00000000000782115</text:p>
              </table:table-cell>
              <table:table-cell office:value-type="float" office:value="0.0000911304">
                <text:p>0.0000911304</text:p>
              </table:table-cell>
              <table:table-cell office:value-type="float" office:value="0.792584">
                <text:p>0.7925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74314">
                <text:p>0.574314</text:p>
              </table:table-cell>
              <table:table-cell office:value-type="float" office:value="0.00000000000783118">
                <text:p>0.00000000000783118</text:p>
              </table:table-cell>
              <table:table-cell office:value-type="float" office:value="0.0000938192">
                <text:p>0.0000938192</text:p>
              </table:table-cell>
              <table:table-cell office:value-type="float" office:value="0.77661">
                <text:p>0.77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75069">
                <text:p>0.575069</text:p>
              </table:table-cell>
              <table:table-cell office:value-type="float" office:value="0.00000000000784318">
                <text:p>0.00000000000784318</text:p>
              </table:table-cell>
              <table:table-cell office:value-type="float" office:value="0.0000965939">
                <text:p>0.0000965939</text:p>
              </table:table-cell>
              <table:table-cell office:value-type="float" office:value="0.759953">
                <text:p>0.7599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5848">
                <text:p>0.575848</text:p>
              </table:table-cell>
              <table:table-cell office:value-type="float" office:value="0.00000000000785734">
                <text:p>0.00000000000785734</text:p>
              </table:table-cell>
              <table:table-cell office:value-type="float" office:value="0.0000994555">
                <text:p>0.0000994555</text:p>
              </table:table-cell>
              <table:table-cell office:value-type="float" office:value="0.742553">
                <text:p>0.7425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6653">
                <text:p>0.576653</text:p>
              </table:table-cell>
              <table:table-cell office:value-type="float" office:value="0.00000000000787398">
                <text:p>0.00000000000787398</text:p>
              </table:table-cell>
              <table:table-cell office:value-type="float" office:value="0.000102426">
                <text:p>0.000102426</text:p>
              </table:table-cell>
              <table:table-cell office:value-type="float" office:value="0.724296">
                <text:p>0.7242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7487">
                <text:p>0.577487</text:p>
              </table:table-cell>
              <table:table-cell office:value-type="float" office:value="0.00000000000789326">
                <text:p>0.00000000000789326</text:p>
              </table:table-cell>
              <table:table-cell office:value-type="float" office:value="0.000105517">
                <text:p>0.000105517</text:p>
              </table:table-cell>
              <table:table-cell office:value-type="float" office:value="0.705136">
                <text:p>0.7051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8353">
                <text:p>0.578353</text:p>
              </table:table-cell>
              <table:table-cell office:value-type="float" office:value="0.00000000000791557">
                <text:p>0.00000000000791557</text:p>
              </table:table-cell>
              <table:table-cell office:value-type="float" office:value="0.000108735">
                <text:p>0.000108735</text:p>
              </table:table-cell>
              <table:table-cell office:value-type="float" office:value="0.684961">
                <text:p>0.6849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9294">
                <text:p>0.579294</text:p>
              </table:table-cell>
              <table:table-cell office:value-type="float" office:value="0.00000000000794232">
                <text:p>0.00000000000794232</text:p>
              </table:table-cell>
              <table:table-cell office:value-type="float" office:value="0.000112148">
                <text:p>0.000112148</text:p>
              </table:table-cell>
              <table:table-cell office:value-type="float" office:value="0.662728">
                <text:p>0.6627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028">
                <text:p>0.58028</text:p>
              </table:table-cell>
              <table:table-cell office:value-type="float" office:value="0.0000000000079733">
                <text:p>0.0000000000079733</text:p>
              </table:table-cell>
              <table:table-cell office:value-type="float" office:value="0.00011568">
                <text:p>0.00011568</text:p>
              </table:table-cell>
              <table:table-cell office:value-type="float" office:value="0.63917">
                <text:p>0.639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1219">
                <text:p>0.581219</text:p>
              </table:table-cell>
              <table:table-cell office:value-type="float" office:value="0.00000000000800592">
                <text:p>0.00000000000800592</text:p>
              </table:table-cell>
              <table:table-cell office:value-type="float" office:value="0.000119212">
                <text:p>0.000119212</text:p>
              </table:table-cell>
              <table:table-cell office:value-type="float" office:value="0.616593">
                <text:p>0.6165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2114">
                <text:p>0.582114</text:p>
              </table:table-cell>
              <table:table-cell office:value-type="float" office:value="0.00000000000803985">
                <text:p>0.00000000000803985</text:p>
              </table:table-cell>
              <table:table-cell office:value-type="float" office:value="0.000122821">
                <text:p>0.000122821</text:p>
              </table:table-cell>
              <table:table-cell office:value-type="float" office:value="0.595224">
                <text:p>0.5952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3008">
                <text:p>0.583008</text:p>
              </table:table-cell>
              <table:table-cell office:value-type="float" office:value="0.00000000000807647">
                <text:p>0.00000000000807647</text:p>
              </table:table-cell>
              <table:table-cell office:value-type="float" office:value="0.000126576">
                <text:p>0.000126576</text:p>
              </table:table-cell>
              <table:table-cell office:value-type="float" office:value="0.574152">
                <text:p>0.574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3857">
                <text:p>0.583857</text:p>
              </table:table-cell>
              <table:table-cell office:value-type="float" office:value="0.0000000000081141">
                <text:p>0.0000000000081141</text:p>
              </table:table-cell>
              <table:table-cell office:value-type="float" office:value="0.000130292">
                <text:p>0.000130292</text:p>
              </table:table-cell>
              <table:table-cell office:value-type="float" office:value="0.55106">
                <text:p>0.551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4707">
                <text:p>0.584707</text:p>
              </table:table-cell>
              <table:table-cell office:value-type="float" office:value="0.00000000000815475">
                <text:p>0.00000000000815475</text:p>
              </table:table-cell>
              <table:table-cell office:value-type="float" office:value="0.000134142">
                <text:p>0.000134142</text:p>
              </table:table-cell>
              <table:table-cell office:value-type="float" office:value="0.528358">
                <text:p>0.5283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5557">
                <text:p>0.585557</text:p>
              </table:table-cell>
              <table:table-cell office:value-type="float" office:value="0.00000000000819898">
                <text:p>0.00000000000819898</text:p>
              </table:table-cell>
              <table:table-cell office:value-type="float" office:value="0.000138048">
                <text:p>0.000138048</text:p>
              </table:table-cell>
              <table:table-cell office:value-type="float" office:value="0.506446">
                <text:p>0.5064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6406">
                <text:p>0.586406</text:p>
              </table:table-cell>
              <table:table-cell office:value-type="float" office:value="0.0000000000082469">
                <text:p>0.0000000000082469</text:p>
              </table:table-cell>
              <table:table-cell office:value-type="float" office:value="0.000141995">
                <text:p>0.000141995</text:p>
              </table:table-cell>
              <table:table-cell office:value-type="float" office:value="0.485275">
                <text:p>0.4852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7206">
                <text:p>0.587206</text:p>
              </table:table-cell>
              <table:table-cell office:value-type="float" office:value="0.00000000000829558">
                <text:p>0.00000000000829558</text:p>
              </table:table-cell>
              <table:table-cell office:value-type="float" office:value="0.000145788">
                <text:p>0.000145788</text:p>
              </table:table-cell>
              <table:table-cell office:value-type="float" office:value="0.465976">
                <text:p>0.4659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8006">
                <text:p>0.588006</text:p>
              </table:table-cell>
              <table:table-cell office:value-type="float" office:value="0.00000000000834784">
                <text:p>0.00000000000834784</text:p>
              </table:table-cell>
              <table:table-cell office:value-type="float" office:value="0.000149672">
                <text:p>0.000149672</text:p>
              </table:table-cell>
              <table:table-cell office:value-type="float" office:value="0.447206">
                <text:p>0.447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8805">
                <text:p>0.588805</text:p>
              </table:table-cell>
              <table:table-cell office:value-type="float" office:value="0.00000000000840418">
                <text:p>0.00000000000840418</text:p>
              </table:table-cell>
              <table:table-cell office:value-type="float" office:value="0.000153572">
                <text:p>0.000153572</text:p>
              </table:table-cell>
              <table:table-cell office:value-type="float" office:value="0.42914">
                <text:p>0.429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9605">
                <text:p>0.589605</text:p>
              </table:table-cell>
              <table:table-cell office:value-type="float" office:value="0.00000000000846502">
                <text:p>0.00000000000846502</text:p>
              </table:table-cell>
              <table:table-cell office:value-type="float" office:value="0.000157473">
                <text:p>0.000157473</text:p>
              </table:table-cell>
              <table:table-cell office:value-type="float" office:value="0.411791">
                <text:p>0.4117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0404">
                <text:p>0.590404</text:p>
              </table:table-cell>
              <table:table-cell office:value-type="float" office:value="0.00000000000853077">
                <text:p>0.00000000000853077</text:p>
              </table:table-cell>
              <table:table-cell office:value-type="float" office:value="0.000161345">
                <text:p>0.000161345</text:p>
              </table:table-cell>
              <table:table-cell office:value-type="float" office:value="0.395154">
                <text:p>0.3951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1204">
                <text:p>0.591204</text:p>
              </table:table-cell>
              <table:table-cell office:value-type="float" office:value="0.00000000000860188">
                <text:p>0.00000000000860188</text:p>
              </table:table-cell>
              <table:table-cell office:value-type="float" office:value="0.000165103">
                <text:p>0.000165103</text:p>
              </table:table-cell>
              <table:table-cell office:value-type="float" office:value="0.379212">
                <text:p>0.3792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2004">
                <text:p>0.592004</text:p>
              </table:table-cell>
              <table:table-cell office:value-type="float" office:value="0.00000000000867883">
                <text:p>0.00000000000867883</text:p>
              </table:table-cell>
              <table:table-cell office:value-type="float" office:value="0.000168746">
                <text:p>0.000168746</text:p>
              </table:table-cell>
              <table:table-cell office:value-type="float" office:value="0.363945">
                <text:p>0.3639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2731">
                <text:p>0.592731</text:p>
              </table:table-cell>
              <table:table-cell office:value-type="float" office:value="0.00000000000875453">
                <text:p>0.00000000000875453</text:p>
              </table:table-cell>
              <table:table-cell office:value-type="float" office:value="0.000172043">
                <text:p>0.000172043</text:p>
              </table:table-cell>
              <table:table-cell office:value-type="float" office:value="0.350636">
                <text:p>0.3506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3458">
                <text:p>0.593458</text:p>
              </table:table-cell>
              <table:table-cell office:value-type="float" office:value="0.00000000000883571">
                <text:p>0.00000000000883571</text:p>
              </table:table-cell>
              <table:table-cell office:value-type="float" office:value="0.0001754">
                <text:p>0.0001754</text:p>
              </table:table-cell>
              <table:table-cell office:value-type="float" office:value="0.337841">
                <text:p>0.3378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112">
                <text:p>0.594112</text:p>
              </table:table-cell>
              <table:table-cell office:value-type="float" office:value="0.00000000000891404">
                <text:p>0.00000000000891404</text:p>
              </table:table-cell>
              <table:table-cell office:value-type="float" office:value="0.000178435">
                <text:p>0.000178435</text:p>
              </table:table-cell>
              <table:table-cell office:value-type="float" office:value="0.326781">
                <text:p>0.3267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4766">
                <text:p>0.594766</text:p>
              </table:table-cell>
              <table:table-cell office:value-type="float" office:value="0.000000000008997">
                <text:p>0.000000000008997</text:p>
              </table:table-cell>
              <table:table-cell office:value-type="float" office:value="0.000181389">
                <text:p>0.000181389</text:p>
              </table:table-cell>
              <table:table-cell office:value-type="float" office:value="0.316145">
                <text:p>0.3161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348">
                <text:p>0.595348</text:p>
              </table:table-cell>
              <table:table-cell office:value-type="float" office:value="0.00000000000907514">
                <text:p>0.00000000000907514</text:p>
              </table:table-cell>
              <table:table-cell office:value-type="float" office:value="0.000183939">
                <text:p>0.000183939</text:p>
              </table:table-cell>
              <table:table-cell office:value-type="float" office:value="0.307052">
                <text:p>0.3070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5929">
                <text:p>0.595929</text:p>
              </table:table-cell>
              <table:table-cell office:value-type="float" office:value="0.00000000000915729">
                <text:p>0.00000000000915729</text:p>
              </table:table-cell>
              <table:table-cell office:value-type="float" office:value="0.000186394">
                <text:p>0.000186394</text:p>
              </table:table-cell>
              <table:table-cell office:value-type="float" office:value="0.298283">
                <text:p>0.2982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511">
                <text:p>0.596511</text:p>
              </table:table-cell>
              <table:table-cell office:value-type="float" office:value="0.00000000000924394">
                <text:p>0.00000000000924394</text:p>
              </table:table-cell>
              <table:table-cell office:value-type="float" office:value="0.000188745">
                <text:p>0.000188745</text:p>
              </table:table-cell>
              <table:table-cell office:value-type="float" office:value="0.289851">
                <text:p>0.2898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0000000093224">
                <text:p>0.0000000000093224</text:p>
              </table:table-cell>
              <table:table-cell office:value-type="float" office:value="0.000190683">
                <text:p>0.000190683</text:p>
              </table:table-cell>
              <table:table-cell office:value-type="float" office:value="0.282908">
                <text:p>0.2829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508">
                <text:p>0.597508</text:p>
              </table:table-cell>
              <table:table-cell office:value-type="float" office:value="0.00000000000940477">
                <text:p>0.00000000000940477</text:p>
              </table:table-cell>
              <table:table-cell office:value-type="float" office:value="0.000192539">
                <text:p>0.000192539</text:p>
              </table:table-cell>
              <table:table-cell office:value-type="float" office:value="0.276222">
                <text:p>0.2762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006">
                <text:p>0.598006</text:p>
              </table:table-cell>
              <table:table-cell office:value-type="float" office:value="0.00000000000949127">
                <text:p>0.00000000000949127</text:p>
              </table:table-cell>
              <table:table-cell office:value-type="float" office:value="0.000194307">
                <text:p>0.000194307</text:p>
              </table:table-cell>
              <table:table-cell office:value-type="float" office:value="0.2698">
                <text:p>0.26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505">
                <text:p>0.598505</text:p>
              </table:table-cell>
              <table:table-cell office:value-type="float" office:value="0.00000000000958211">
                <text:p>0.00000000000958211</text:p>
              </table:table-cell>
              <table:table-cell office:value-type="float" office:value="0.000195982">
                <text:p>0.000195982</text:p>
              </table:table-cell>
              <table:table-cell office:value-type="float" office:value="0.263649">
                <text:p>0.2636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003">
                <text:p>0.599003</text:p>
              </table:table-cell>
              <table:table-cell office:value-type="float" office:value="0.00000000000967729">
                <text:p>0.00000000000967729</text:p>
              </table:table-cell>
              <table:table-cell office:value-type="float" office:value="0.000197665">
                <text:p>0.000197665</text:p>
              </table:table-cell>
              <table:table-cell office:value-type="float" office:value="0.257765">
                <text:p>0.2577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335">
                <text:p>0.599335</text:p>
              </table:table-cell>
              <table:table-cell office:value-type="float" office:value="0.00000000000974349">
                <text:p>0.00000000000974349</text:p>
              </table:table-cell>
              <table:table-cell office:value-type="float" office:value="0.000198819">
                <text:p>0.000198819</text:p>
              </table:table-cell>
              <table:table-cell office:value-type="float" office:value="0.254001">
                <text:p>0.254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9668">
                <text:p>0.599668</text:p>
              </table:table-cell>
              <table:table-cell office:value-type="float" office:value="0.0000000000098116">
                <text:p>0.0000000000098116</text:p>
              </table:table-cell>
              <table:table-cell office:value-type="float" office:value="0.000199999">
                <text:p>0.000199999</text:p>
              </table:table-cell>
              <table:table-cell office:value-type="float" office:value="0.250349">
                <text:p>0.2503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">
                <text:p>0.6</text:p>
              </table:table-cell>
              <table:table-cell office:value-type="float" office:value="0.00000000000988168">
                <text:p>0.00000000000988168</text:p>
              </table:table-cell>
              <table:table-cell office:value-type="float" office:value="0.000201202">
                <text:p>0.000201202</text:p>
              </table:table-cell>
              <table:table-cell office:value-type="float" office:value="0.246813">
                <text:p>0.2468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0376">
                <text:p>0.600376</text:p>
              </table:table-cell>
              <table:table-cell office:value-type="float" office:value="0.00000000000996322">
                <text:p>0.00000000000996322</text:p>
              </table:table-cell>
              <table:table-cell office:value-type="float" office:value="0.000202589">
                <text:p>0.000202589</text:p>
              </table:table-cell>
              <table:table-cell office:value-type="float" office:value="0.242945">
                <text:p>0.2429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0793">
                <text:p>0.600793</text:p>
              </table:table-cell>
              <table:table-cell office:value-type="float" office:value="0.0000000000100564">
                <text:p>0.0000000000100564</text:p>
              </table:table-cell>
              <table:table-cell office:value-type="float" office:value="0.000204101">
                <text:p>0.000204101</text:p>
              </table:table-cell>
              <table:table-cell office:value-type="float" office:value="0.238819">
                <text:p>0.2388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1225">
                <text:p>0.601225</text:p>
              </table:table-cell>
              <table:table-cell office:value-type="float" office:value="0.0000000000101561">
                <text:p>0.0000000000101561</text:p>
              </table:table-cell>
              <table:table-cell office:value-type="float" office:value="0.000205669">
                <text:p>0.000205669</text:p>
              </table:table-cell>
              <table:table-cell office:value-type="float" office:value="0.234738">
                <text:p>0.2347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1645">
                <text:p>0.601645</text:p>
              </table:table-cell>
              <table:table-cell office:value-type="float" office:value="0.0000000000102564">
                <text:p>0.0000000000102564</text:p>
              </table:table-cell>
              <table:table-cell office:value-type="float" office:value="0.000207228">
                <text:p>0.000207228</text:p>
              </table:table-cell>
              <table:table-cell office:value-type="float" office:value="0.230951">
                <text:p>0.2309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2058">
                <text:p>0.602058</text:p>
              </table:table-cell>
              <table:table-cell office:value-type="float" office:value="0.0000000000103583">
                <text:p>0.0000000000103583</text:p>
              </table:table-cell>
              <table:table-cell office:value-type="float" office:value="0.000208781">
                <text:p>0.000208781</text:p>
              </table:table-cell>
              <table:table-cell office:value-type="float" office:value="0.227414">
                <text:p>0.2274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2468">
                <text:p>0.602468</text:p>
              </table:table-cell>
              <table:table-cell office:value-type="float" office:value="0.0000000000104627">
                <text:p>0.0000000000104627</text:p>
              </table:table-cell>
              <table:table-cell office:value-type="float" office:value="0.000210335">
                <text:p>0.000210335</text:p>
              </table:table-cell>
              <table:table-cell office:value-type="float" office:value="0.224095">
                <text:p>0.2240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2874">
                <text:p>0.602874</text:p>
              </table:table-cell>
              <table:table-cell office:value-type="float" office:value="0.0000000000105696">
                <text:p>0.0000000000105696</text:p>
              </table:table-cell>
              <table:table-cell office:value-type="float" office:value="0.000211887">
                <text:p>0.000211887</text:p>
              </table:table-cell>
              <table:table-cell office:value-type="float" office:value="0.220992">
                <text:p>0.2209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3277">
                <text:p>0.603277</text:p>
              </table:table-cell>
              <table:table-cell office:value-type="float" office:value="0.000000000010679">
                <text:p>0.000000000010679</text:p>
              </table:table-cell>
              <table:table-cell office:value-type="float" office:value="0.000213436">
                <text:p>0.000213436</text:p>
              </table:table-cell>
              <table:table-cell office:value-type="float" office:value="0.218103">
                <text:p>0.2181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368">
                <text:p>0.60368</text:p>
              </table:table-cell>
              <table:table-cell office:value-type="float" office:value="0.0000000000107919">
                <text:p>0.0000000000107919</text:p>
              </table:table-cell>
              <table:table-cell office:value-type="float" office:value="0.000214991">
                <text:p>0.000214991</text:p>
              </table:table-cell>
              <table:table-cell office:value-type="float" office:value="0.215403">
                <text:p>0.2154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4083">
                <text:p>0.604083</text:p>
              </table:table-cell>
              <table:table-cell office:value-type="float" office:value="0.0000000000109084">
                <text:p>0.0000000000109084</text:p>
              </table:table-cell>
              <table:table-cell office:value-type="float" office:value="0.000216547">
                <text:p>0.000216547</text:p>
              </table:table-cell>
              <table:table-cell office:value-type="float" office:value="0.212896">
                <text:p>0.2128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4493">
                <text:p>0.604493</text:p>
              </table:table-cell>
              <table:table-cell office:value-type="float" office:value="0.0000000000110306">
                <text:p>0.0000000000110306</text:p>
              </table:table-cell>
              <table:table-cell office:value-type="float" office:value="0.000218124">
                <text:p>0.000218124</text:p>
              </table:table-cell>
              <table:table-cell office:value-type="float" office:value="0.210542">
                <text:p>0.2105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4906">
                <text:p>0.604906</text:p>
              </table:table-cell>
              <table:table-cell office:value-type="float" office:value="0.0000000000111579">
                <text:p>0.0000000000111579</text:p>
              </table:table-cell>
              <table:table-cell office:value-type="float" office:value="0.000219707">
                <text:p>0.000219707</text:p>
              </table:table-cell>
              <table:table-cell office:value-type="float" office:value="0.208375">
                <text:p>0.2083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5328">
                <text:p>0.605328</text:p>
              </table:table-cell>
              <table:table-cell office:value-type="float" office:value="0.0000000000112916">
                <text:p>0.0000000000112916</text:p>
              </table:table-cell>
              <table:table-cell office:value-type="float" office:value="0.000221303">
                <text:p>0.000221303</text:p>
              </table:table-cell>
              <table:table-cell office:value-type="float" office:value="0.206387">
                <text:p>0.2063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5753">
                <text:p>0.605753</text:p>
              </table:table-cell>
              <table:table-cell office:value-type="float" office:value="0.0000000000114308">
                <text:p>0.0000000000114308</text:p>
              </table:table-cell>
              <table:table-cell office:value-type="float" office:value="0.000222893">
                <text:p>0.000222893</text:p>
              </table:table-cell>
              <table:table-cell office:value-type="float" office:value="0.204606">
                <text:p>0.2046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6187">
                <text:p>0.606187</text:p>
              </table:table-cell>
              <table:table-cell office:value-type="float" office:value="0.0000000000115772">
                <text:p>0.0000000000115772</text:p>
              </table:table-cell>
              <table:table-cell office:value-type="float" office:value="0.000224486">
                <text:p>0.000224486</text:p>
              </table:table-cell>
              <table:table-cell office:value-type="float" office:value="0.203022">
                <text:p>0.2030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6612">
                <text:p>0.606612</text:p>
              </table:table-cell>
              <table:table-cell office:value-type="float" office:value="0.0000000000117255">
                <text:p>0.0000000000117255</text:p>
              </table:table-cell>
              <table:table-cell office:value-type="float" office:value="0.000226027">
                <text:p>0.000226027</text:p>
              </table:table-cell>
              <table:table-cell office:value-type="float" office:value="0.201698">
                <text:p>0.2016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000000118785">
                <text:p>0.0000000000118785</text:p>
              </table:table-cell>
              <table:table-cell office:value-type="float" office:value="0.000227535">
                <text:p>0.000227535</text:p>
              </table:table-cell>
              <table:table-cell office:value-type="float" office:value="0.200605">
                <text:p>0.2006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7467">
                <text:p>0.607467</text:p>
              </table:table-cell>
              <table:table-cell office:value-type="float" office:value="0.0000000000120379">
                <text:p>0.0000000000120379</text:p>
              </table:table-cell>
              <table:table-cell office:value-type="float" office:value="0.000229018">
                <text:p>0.000229018</text:p>
              </table:table-cell>
              <table:table-cell office:value-type="float" office:value="0.199738">
                <text:p>0.1997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7897">
                <text:p>0.607897</text:p>
              </table:table-cell>
              <table:table-cell office:value-type="float" office:value="0.0000000000122025">
                <text:p>0.0000000000122025</text:p>
              </table:table-cell>
              <table:table-cell office:value-type="float" office:value="0.000230459">
                <text:p>0.000230459</text:p>
              </table:table-cell>
              <table:table-cell office:value-type="float" office:value="0.199111">
                <text:p>0.1991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8327">
                <text:p>0.608327</text:p>
              </table:table-cell>
              <table:table-cell office:value-type="float" office:value="0.0000000000123723">
                <text:p>0.0000000000123723</text:p>
              </table:table-cell>
              <table:table-cell office:value-type="float" office:value="0.000231859">
                <text:p>0.000231859</text:p>
              </table:table-cell>
              <table:table-cell office:value-type="float" office:value="0.198718">
                <text:p>0.1987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761">
                <text:p>0.608761</text:p>
              </table:table-cell>
              <table:table-cell office:value-type="float" office:value="0.0000000000125494">
                <text:p>0.0000000000125494</text:p>
              </table:table-cell>
              <table:table-cell office:value-type="float" office:value="0.000233233">
                <text:p>0.000233233</text:p>
              </table:table-cell>
              <table:table-cell office:value-type="float" office:value="0.19855">
                <text:p>0.198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195">
                <text:p>0.609195</text:p>
              </table:table-cell>
              <table:table-cell office:value-type="float" office:value="0.0000000000127322">
                <text:p>0.0000000000127322</text:p>
              </table:table-cell>
              <table:table-cell office:value-type="float" office:value="0.000234585">
                <text:p>0.000234585</text:p>
              </table:table-cell>
              <table:table-cell office:value-type="float" office:value="0.19865">
                <text:p>0.198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09629">
                <text:p>0.609629</text:p>
              </table:table-cell>
              <table:table-cell office:value-type="float" office:value="0.0000000000129208">
                <text:p>0.0000000000129208</text:p>
              </table:table-cell>
              <table:table-cell office:value-type="float" office:value="0.000235891">
                <text:p>0.000235891</text:p>
              </table:table-cell>
              <table:table-cell office:value-type="float" office:value="0.199043">
                <text:p>0.1990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0068">
                <text:p>0.610068</text:p>
              </table:table-cell>
              <table:table-cell office:value-type="float" office:value="0.0000000000131178">
                <text:p>0.0000000000131178</text:p>
              </table:table-cell>
              <table:table-cell office:value-type="float" office:value="0.00023716">
                <text:p>0.00023716</text:p>
              </table:table-cell>
              <table:table-cell office:value-type="float" office:value="0.199748">
                <text:p>0.1997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0507">
                <text:p>0.610507</text:p>
              </table:table-cell>
              <table:table-cell office:value-type="float" office:value="0.000000000013321">
                <text:p>0.000000000013321</text:p>
              </table:table-cell>
              <table:table-cell office:value-type="float" office:value="0.000238374">
                <text:p>0.000238374</text:p>
              </table:table-cell>
              <table:table-cell office:value-type="float" office:value="0.200776">
                <text:p>0.2007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0945">
                <text:p>0.610945</text:p>
              </table:table-cell>
              <table:table-cell office:value-type="float" office:value="0.0000000000135309">
                <text:p>0.0000000000135309</text:p>
              </table:table-cell>
              <table:table-cell office:value-type="float" office:value="0.000239528">
                <text:p>0.000239528</text:p>
              </table:table-cell>
              <table:table-cell office:value-type="float" office:value="0.202136">
                <text:p>0.2021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1389">
                <text:p>0.611389</text:p>
              </table:table-cell>
              <table:table-cell office:value-type="float" office:value="0.00000000001375">
                <text:p>0.00000000001375</text:p>
              </table:table-cell>
              <table:table-cell office:value-type="float" office:value="0.000240632">
                <text:p>0.000240632</text:p>
              </table:table-cell>
              <table:table-cell office:value-type="float" office:value="0.203839">
                <text:p>0.2038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1833">
                <text:p>0.611833</text:p>
              </table:table-cell>
              <table:table-cell office:value-type="float" office:value="0.0000000000139763">
                <text:p>0.0000000000139763</text:p>
              </table:table-cell>
              <table:table-cell office:value-type="float" office:value="0.000241669">
                <text:p>0.000241669</text:p>
              </table:table-cell>
              <table:table-cell office:value-type="float" office:value="0.205886">
                <text:p>0.2058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2277">
                <text:p>0.612277</text:p>
              </table:table-cell>
              <table:table-cell office:value-type="float" office:value="0.0000000000142102">
                <text:p>0.0000000000142102</text:p>
              </table:table-cell>
              <table:table-cell office:value-type="float" office:value="0.000242633">
                <text:p>0.000242633</text:p>
              </table:table-cell>
              <table:table-cell office:value-type="float" office:value="0.208297">
                <text:p>0.2082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2726">
                <text:p>0.612726</text:p>
              </table:table-cell>
              <table:table-cell office:value-type="float" office:value="0.0000000000144549">
                <text:p>0.0000000000144549</text:p>
              </table:table-cell>
              <table:table-cell office:value-type="float" office:value="0.000243529">
                <text:p>0.000243529</text:p>
              </table:table-cell>
              <table:table-cell office:value-type="float" office:value="0.211154">
                <text:p>0.2111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3192">
                <text:p>0.613192</text:p>
              </table:table-cell>
              <table:table-cell office:value-type="float" office:value="0.0000000000147172">
                <text:p>0.0000000000147172</text:p>
              </table:table-cell>
              <table:table-cell office:value-type="float" office:value="0.00024437">
                <text:p>0.00024437</text:p>
              </table:table-cell>
              <table:table-cell office:value-type="float" office:value="0.214591">
                <text:p>0.2145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367">
                <text:p>0.61367</text:p>
              </table:table-cell>
              <table:table-cell office:value-type="float" office:value="0.0000000000149957">
                <text:p>0.0000000000149957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218659">
                <text:p>0.2186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4154">
                <text:p>0.614154</text:p>
              </table:table-cell>
              <table:table-cell office:value-type="float" office:value="0.000000000015288">
                <text:p>0.000000000015288</text:p>
              </table:table-cell>
              <table:table-cell office:value-type="float" office:value="0.00024579">
                <text:p>0.00024579</text:p>
              </table:table-cell>
              <table:table-cell office:value-type="float" office:value="0.223373">
                <text:p>0.2233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4652">
                <text:p>0.614652</text:p>
              </table:table-cell>
              <table:table-cell office:value-type="float" office:value="0.0000000000155992">
                <text:p>0.0000000000155992</text:p>
              </table:table-cell>
              <table:table-cell office:value-type="float" office:value="0.000246345">
                <text:p>0.000246345</text:p>
              </table:table-cell>
              <table:table-cell office:value-type="float" office:value="0.228886">
                <text:p>0.2288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5157">
                <text:p>0.615157</text:p>
              </table:table-cell>
              <table:table-cell office:value-type="float" office:value="0.0000000000159263">
                <text:p>0.0000000000159263</text:p>
              </table:table-cell>
              <table:table-cell office:value-type="float" office:value="0.000246774">
                <text:p>0.000246774</text:p>
              </table:table-cell>
              <table:table-cell office:value-type="float" office:value="0.235219">
                <text:p>0.2352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5662">
                <text:p>0.615662</text:p>
              </table:table-cell>
              <table:table-cell office:value-type="float" office:value="0.000000000016265">
                <text:p>0.000000000016265</text:p>
              </table:table-cell>
              <table:table-cell office:value-type="float" office:value="0.000247062">
                <text:p>0.000247062</text:p>
              </table:table-cell>
              <table:table-cell office:value-type="float" office:value="0.242358">
                <text:p>0.2423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6167">
                <text:p>0.616167</text:p>
              </table:table-cell>
              <table:table-cell office:value-type="float" office:value="0.0000000000166155">
                <text:p>0.0000000000166155</text:p>
              </table:table-cell>
              <table:table-cell office:value-type="float" office:value="0.000247204">
                <text:p>0.000247204</text:p>
              </table:table-cell>
              <table:table-cell office:value-type="float" office:value="0.250352">
                <text:p>0.2503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668">
                <text:p>0.61668</text:p>
              </table:table-cell>
              <table:table-cell office:value-type="float" office:value="0.0000000000169838">
                <text:p>0.0000000000169838</text:p>
              </table:table-cell>
              <table:table-cell office:value-type="float" office:value="0.000247194">
                <text:p>0.000247194</text:p>
              </table:table-cell>
              <table:table-cell office:value-type="float" office:value="0.25938">
                <text:p>0.259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17185">
                <text:p>0.617185</text:p>
              </table:table-cell>
              <table:table-cell office:value-type="float" office:value="0.0000000000173592">
                <text:p>0.0000000000173592</text:p>
              </table:table-cell>
              <table:table-cell office:value-type="float" office:value="0.000247024">
                <text:p>0.000247024</text:p>
              </table:table-cell>
              <table:table-cell office:value-type="float" office:value="0.269211">
                <text:p>0.2692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17689">
                <text:p>0.617689</text:p>
              </table:table-cell>
              <table:table-cell office:value-type="float" office:value="0.0000000000177475">
                <text:p>0.0000000000177475</text:p>
              </table:table-cell>
              <table:table-cell office:value-type="float" office:value="0.000246692">
                <text:p>0.000246692</text:p>
              </table:table-cell>
              <table:table-cell office:value-type="float" office:value="0.280007">
                <text:p>0.2800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18202">
                <text:p>0.618202</text:p>
              </table:table-cell>
              <table:table-cell office:value-type="float" office:value="0.0000000000181556">
                <text:p>0.0000000000181556</text:p>
              </table:table-cell>
              <table:table-cell office:value-type="float" office:value="0.00024618">
                <text:p>0.00024618</text:p>
              </table:table-cell>
              <table:table-cell office:value-type="float" office:value="0.291985">
                <text:p>0.2919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18723">
                <text:p>0.618723</text:p>
              </table:table-cell>
              <table:table-cell office:value-type="float" office:value="0.0000000000185847">
                <text:p>0.0000000000185847</text:p>
              </table:table-cell>
              <table:table-cell office:value-type="float" office:value="0.000245474">
                <text:p>0.000245474</text:p>
              </table:table-cell>
              <table:table-cell office:value-type="float" office:value="0.305189">
                <text:p>0.3051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19245">
                <text:p>0.619245</text:p>
              </table:table-cell>
              <table:table-cell office:value-type="float" office:value="0.000000000019029">
                <text:p>0.000000000019029</text:p>
              </table:table-cell>
              <table:table-cell office:value-type="float" office:value="0.000244571">
                <text:p>0.000244571</text:p>
              </table:table-cell>
              <table:table-cell office:value-type="float" office:value="0.319432">
                <text:p>0.319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19766">
                <text:p>0.619766</text:p>
              </table:table-cell>
              <table:table-cell office:value-type="float" office:value="0.0000000000194889">
                <text:p>0.0000000000194889</text:p>
              </table:table-cell>
              <table:table-cell office:value-type="float" office:value="0.000243466">
                <text:p>0.000243466</text:p>
              </table:table-cell>
              <table:table-cell office:value-type="float" office:value="0.334727">
                <text:p>0.3347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0278">
                <text:p>0.620278</text:p>
              </table:table-cell>
              <table:table-cell office:value-type="float" office:value="0.0000000000199566">
                <text:p>0.0000000000199566</text:p>
              </table:table-cell>
              <table:table-cell office:value-type="float" office:value="0.000242178">
                <text:p>0.000242178</text:p>
              </table:table-cell>
              <table:table-cell office:value-type="float" office:value="0.35091">
                <text:p>0.350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0791">
                <text:p>0.620791</text:p>
              </table:table-cell>
              <table:table-cell office:value-type="float" office:value="0.0000000000204401">
                <text:p>0.0000000000204401</text:p>
              </table:table-cell>
              <table:table-cell office:value-type="float" office:value="0.00024069">
                <text:p>0.00024069</text:p>
              </table:table-cell>
              <table:table-cell office:value-type="float" office:value="0.367978">
                <text:p>0.3679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1295">
                <text:p>0.621295</text:p>
              </table:table-cell>
              <table:table-cell office:value-type="float" office:value="0.0000000000209309">
                <text:p>0.0000000000209309</text:p>
              </table:table-cell>
              <table:table-cell office:value-type="float" office:value="0.000239038">
                <text:p>0.000239038</text:p>
              </table:table-cell>
              <table:table-cell office:value-type="float" office:value="0.385404">
                <text:p>0.3854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1789">
                <text:p>0.621789</text:p>
              </table:table-cell>
              <table:table-cell office:value-type="float" office:value="0.000000000021429">
                <text:p>0.000000000021429</text:p>
              </table:table-cell>
              <table:table-cell office:value-type="float" office:value="0.00023723">
                <text:p>0.00023723</text:p>
              </table:table-cell>
              <table:table-cell office:value-type="float" office:value="0.402873">
                <text:p>0.4028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2284">
                <text:p>0.622284</text:p>
              </table:table-cell>
              <table:table-cell office:value-type="float" office:value="0.0000000000219434">
                <text:p>0.0000000000219434</text:p>
              </table:table-cell>
              <table:table-cell office:value-type="float" office:value="0.000235238">
                <text:p>0.000235238</text:p>
              </table:table-cell>
              <table:table-cell office:value-type="float" office:value="0.420065">
                <text:p>0.4200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2779">
                <text:p>0.622779</text:p>
              </table:table-cell>
              <table:table-cell office:value-type="float" office:value="0.0000000000224746">
                <text:p>0.0000000000224746</text:p>
              </table:table-cell>
              <table:table-cell office:value-type="float" office:value="0.000233057">
                <text:p>0.000233057</text:p>
              </table:table-cell>
              <table:table-cell office:value-type="float" office:value="0.436465">
                <text:p>0.4364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3274">
                <text:p>0.623274</text:p>
              </table:table-cell>
              <table:table-cell office:value-type="float" office:value="0.0000000000230231">
                <text:p>0.0000000000230231</text:p>
              </table:table-cell>
              <table:table-cell office:value-type="float" office:value="0.000230688">
                <text:p>0.000230688</text:p>
              </table:table-cell>
              <table:table-cell office:value-type="float" office:value="0.451755">
                <text:p>0.4517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3769">
                <text:p>0.623769</text:p>
              </table:table-cell>
              <table:table-cell office:value-type="float" office:value="0.0000000000235897">
                <text:p>0.0000000000235897</text:p>
              </table:table-cell>
              <table:table-cell office:value-type="float" office:value="0.000228128">
                <text:p>0.000228128</text:p>
              </table:table-cell>
              <table:table-cell office:value-type="float" office:value="0.465551">
                <text:p>0.4655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4274">
                <text:p>0.624274</text:p>
              </table:table-cell>
              <table:table-cell office:value-type="float" office:value="0.0000000000241862">
                <text:p>0.0000000000241862</text:p>
              </table:table-cell>
              <table:table-cell office:value-type="float" office:value="0.000225323">
                <text:p>0.000225323</text:p>
              </table:table-cell>
              <table:table-cell office:value-type="float" office:value="0.477785">
                <text:p>0.4777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4768">
                <text:p>0.624768</text:p>
              </table:table-cell>
              <table:table-cell office:value-type="float" office:value="0.0000000000247905">
                <text:p>0.0000000000247905</text:p>
              </table:table-cell>
              <table:table-cell office:value-type="float" office:value="0.000222382">
                <text:p>0.000222382</text:p>
              </table:table-cell>
              <table:table-cell office:value-type="float" office:value="0.487736">
                <text:p>0.4877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5263">
                <text:p>0.625263</text:p>
              </table:table-cell>
              <table:table-cell office:value-type="float" office:value="0.0000000000254144">
                <text:p>0.0000000000254144</text:p>
              </table:table-cell>
              <table:table-cell office:value-type="float" office:value="0.000219255">
                <text:p>0.000219255</text:p>
              </table:table-cell>
              <table:table-cell office:value-type="float" office:value="0.495386">
                <text:p>0.4953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5758">
                <text:p>0.625758</text:p>
              </table:table-cell>
              <table:table-cell office:value-type="float" office:value="0.0000000000260584">
                <text:p>0.0000000000260584</text:p>
              </table:table-cell>
              <table:table-cell office:value-type="float" office:value="0.000215945">
                <text:p>0.000215945</text:p>
              </table:table-cell>
              <table:table-cell office:value-type="float" office:value="0.500842">
                <text:p>0.5008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6263">
                <text:p>0.626263</text:p>
              </table:table-cell>
              <table:table-cell office:value-type="float" office:value="0.0000000000267368">
                <text:p>0.0000000000267368</text:p>
              </table:table-cell>
              <table:table-cell office:value-type="float" office:value="0.000212383">
                <text:p>0.000212383</text:p>
              </table:table-cell>
              <table:table-cell office:value-type="float" office:value="0.504077">
                <text:p>0.5040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6779">
                <text:p>0.626779</text:p>
              </table:table-cell>
              <table:table-cell office:value-type="float" office:value="0.000000000027452">
                <text:p>0.000000000027452</text:p>
              </table:table-cell>
              <table:table-cell office:value-type="float" office:value="0.000208562">
                <text:p>0.000208562</text:p>
              </table:table-cell>
              <table:table-cell office:value-type="float" office:value="0.504633">
                <text:p>0.504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27307">
                <text:p>0.627307</text:p>
              </table:table-cell>
              <table:table-cell office:value-type="float" office:value="0.0000000000282074">
                <text:p>0.0000000000282074</text:p>
              </table:table-cell>
              <table:table-cell office:value-type="float" office:value="0.00020447">
                <text:p>0.00020447</text:p>
              </table:table-cell>
              <table:table-cell office:value-type="float" office:value="0.500237">
                <text:p>0.5002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27834">
                <text:p>0.627834</text:p>
              </table:table-cell>
              <table:table-cell office:value-type="float" office:value="0.000000000028988">
                <text:p>0.000000000028988</text:p>
              </table:table-cell>
              <table:table-cell office:value-type="float" office:value="0.000200161">
                <text:p>0.000200161</text:p>
              </table:table-cell>
              <table:table-cell office:value-type="float" office:value="0.490211">
                <text:p>0.4902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28375">
                <text:p>0.628375</text:p>
              </table:table-cell>
              <table:table-cell office:value-type="float" office:value="0.0000000000298142">
                <text:p>0.0000000000298142</text:p>
              </table:table-cell>
              <table:table-cell office:value-type="float" office:value="0.00019509">
                <text:p>0.00019509</text:p>
              </table:table-cell>
              <table:table-cell office:value-type="float" office:value="0.474333">
                <text:p>0.474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28929">
                <text:p>0.628929</text:p>
              </table:table-cell>
              <table:table-cell office:value-type="float" office:value="0.0000000000306901">
                <text:p>0.0000000000306901</text:p>
              </table:table-cell>
              <table:table-cell office:value-type="float" office:value="0.000188511">
                <text:p>0.000188511</text:p>
              </table:table-cell>
              <table:table-cell office:value-type="float" office:value="0.452699">
                <text:p>0.4526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29484">
                <text:p>0.629484</text:p>
              </table:table-cell>
              <table:table-cell office:value-type="float" office:value="0.0000000000315956">
                <text:p>0.0000000000315956</text:p>
              </table:table-cell>
              <table:table-cell office:value-type="float" office:value="0.000181658">
                <text:p>0.000181658</text:p>
              </table:table-cell>
              <table:table-cell office:value-type="float" office:value="0.426239">
                <text:p>0.4262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0054">
                <text:p>0.630054</text:p>
              </table:table-cell>
              <table:table-cell office:value-type="float" office:value="0.0000000000325575">
                <text:p>0.0000000000325575</text:p>
              </table:table-cell>
              <table:table-cell office:value-type="float" office:value="0.000174349">
                <text:p>0.000174349</text:p>
              </table:table-cell>
              <table:table-cell office:value-type="float" office:value="0.394926">
                <text:p>0.3949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0624">
                <text:p>0.630624</text:p>
              </table:table-cell>
              <table:table-cell office:value-type="float" office:value="0.0000000000335514">
                <text:p>0.0000000000335514</text:p>
              </table:table-cell>
              <table:table-cell office:value-type="float" office:value="0.000166808">
                <text:p>0.000166808</text:p>
              </table:table-cell>
              <table:table-cell office:value-type="float" office:value="0.360257">
                <text:p>0.3602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1211">
                <text:p>0.631211</text:p>
              </table:table-cell>
              <table:table-cell office:value-type="float" office:value="0.0000000000346738">
                <text:p>0.0000000000346738</text:p>
              </table:table-cell>
              <table:table-cell office:value-type="float" office:value="0.000158822">
                <text:p>0.000158822</text:p>
              </table:table-cell>
              <table:table-cell office:value-type="float" office:value="0.323195">
                <text:p>0.3231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1817">
                <text:p>0.631817</text:p>
              </table:table-cell>
              <table:table-cell office:value-type="float" office:value="0.0000000000361441">
                <text:p>0.0000000000361441</text:p>
              </table:table-cell>
              <table:table-cell office:value-type="float" office:value="0.000150357">
                <text:p>0.000150357</text:p>
              </table:table-cell>
              <table:table-cell office:value-type="float" office:value="0.285039">
                <text:p>0.2850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2423">
                <text:p>0.632423</text:p>
              </table:table-cell>
              <table:table-cell office:value-type="float" office:value="0.0000000000376557">
                <text:p>0.0000000000376557</text:p>
              </table:table-cell>
              <table:table-cell office:value-type="float" office:value="0.000141701">
                <text:p>0.000141701</text:p>
              </table:table-cell>
              <table:table-cell office:value-type="float" office:value="0.248165">
                <text:p>0.2481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3051">
                <text:p>0.633051</text:p>
              </table:table-cell>
              <table:table-cell office:value-type="float" office:value="0.0000000000392628">
                <text:p>0.0000000000392628</text:p>
              </table:table-cell>
              <table:table-cell office:value-type="float" office:value="0.000132509">
                <text:p>0.000132509</text:p>
              </table:table-cell>
              <table:table-cell office:value-type="float" office:value="0.21212">
                <text:p>0.212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3679">
                <text:p>0.633679</text:p>
              </table:table-cell>
              <table:table-cell office:value-type="float" office:value="0.0000000000409116">
                <text:p>0.0000000000409116</text:p>
              </table:table-cell>
              <table:table-cell office:value-type="float" office:value="0.000123204">
                <text:p>0.000123204</text:p>
              </table:table-cell>
              <table:table-cell office:value-type="float" office:value="0.178687">
                <text:p>0.1786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4331">
                <text:p>0.634331</text:p>
              </table:table-cell>
              <table:table-cell office:value-type="float" office:value="0.0000000000426673">
                <text:p>0.0000000000426673</text:p>
              </table:table-cell>
              <table:table-cell office:value-type="float" office:value="0.000113574">
                <text:p>0.000113574</text:p>
              </table:table-cell>
              <table:table-cell office:value-type="float" office:value="0.149295">
                <text:p>0.1492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4984">
                <text:p>0.634984</text:p>
              </table:table-cell>
              <table:table-cell office:value-type="float" office:value="0.0000000000444651">
                <text:p>0.0000000000444651</text:p>
              </table:table-cell>
              <table:table-cell office:value-type="float" office:value="0.000104094">
                <text:p>0.000104094</text:p>
              </table:table-cell>
              <table:table-cell office:value-type="float" office:value="0.124761">
                <text:p>0.1247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5667">
                <text:p>0.635667</text:p>
              </table:table-cell>
              <table:table-cell office:value-type="float" office:value="0.0000000000463865">
                <text:p>0.0000000000463865</text:p>
              </table:table-cell>
              <table:table-cell office:value-type="float" office:value="0.0000944028">
                <text:p>0.0000944028</text:p>
              </table:table-cell>
              <table:table-cell office:value-type="float" office:value="0.101335">
                <text:p>0.1013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6349">
                <text:p>0.636349</text:p>
              </table:table-cell>
              <table:table-cell office:value-type="float" office:value="0.000000000048352">
                <text:p>0.000000000048352</text:p>
              </table:table-cell>
              <table:table-cell office:value-type="float" office:value="0.000085004">
                <text:p>0.000085004</text:p>
              </table:table-cell>
              <table:table-cell office:value-type="float" office:value="0.0796912">
                <text:p>0.07969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7032">
                <text:p>0.637032</text:p>
              </table:table-cell>
              <table:table-cell office:value-type="float" office:value="0.0000000000503618">
                <text:p>0.0000000000503618</text:p>
              </table:table-cell>
              <table:table-cell office:value-type="float" office:value="0.0000759466">
                <text:p>0.0000759466</text:p>
              </table:table-cell>
              <table:table-cell office:value-type="float" office:value="0.0599508">
                <text:p>0.05995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7752">
                <text:p>0.637752</text:p>
              </table:table-cell>
              <table:table-cell office:value-type="float" office:value="0.0000000000525271">
                <text:p>0.0000000000525271</text:p>
              </table:table-cell>
              <table:table-cell office:value-type="float" office:value="0.0000667871">
                <text:p>0.0000667871</text:p>
              </table:table-cell>
              <table:table-cell office:value-type="float" office:value="0.0623705">
                <text:p>0.06237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8473">
                <text:p>0.638473</text:p>
              </table:table-cell>
              <table:table-cell office:value-type="float" office:value="0.000000000054739">
                <text:p>0.000000000054739</text:p>
              </table:table-cell>
              <table:table-cell office:value-type="float" office:value="0.0000580856">
                <text:p>0.0000580856</text:p>
              </table:table-cell>
              <table:table-cell office:value-type="float" office:value="0.0634844">
                <text:p>0.06348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193">
                <text:p>0.639193</text:p>
              </table:table-cell>
              <table:table-cell office:value-type="float" office:value="0.0000000000569944">
                <text:p>0.0000000000569944</text:p>
              </table:table-cell>
              <table:table-cell office:value-type="float" office:value="0.0000498905">
                <text:p>0.0000498905</text:p>
              </table:table-cell>
              <table:table-cell office:value-type="float" office:value="0.056628">
                <text:p>0.0566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39914">
                <text:p>0.639914</text:p>
              </table:table-cell>
              <table:table-cell office:value-type="float" office:value="0.0000000000592891">
                <text:p>0.0000000000592891</text:p>
              </table:table-cell>
              <table:table-cell office:value-type="float" office:value="0.0000422473">
                <text:p>0.0000422473</text:p>
              </table:table-cell>
              <table:table-cell office:value-type="float" office:value="0.0483063">
                <text:p>0.04830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69">
                <text:p>0.64069</text:p>
              </table:table-cell>
              <table:table-cell office:value-type="float" office:value="0.0000000000617931">
                <text:p>0.0000000000617931</text:p>
              </table:table-cell>
              <table:table-cell office:value-type="float" office:value="0.0000346651">
                <text:p>0.0000346651</text:p>
              </table:table-cell>
              <table:table-cell office:value-type="float" office:value="0.040999">
                <text:p>0.0409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65">
                <text:p>0.641465</text:p>
              </table:table-cell>
              <table:table-cell office:value-type="float" office:value="0.0000000000643354">
                <text:p>0.0000000000643354</text:p>
              </table:table-cell>
              <table:table-cell office:value-type="float" office:value="0.0000277754">
                <text:p>0.0000277754</text:p>
              </table:table-cell>
              <table:table-cell office:value-type="float" office:value="0.034863">
                <text:p>0.0348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2241">
                <text:p>0.642241</text:p>
              </table:table-cell>
              <table:table-cell office:value-type="float" office:value="0.0000000000669118">
                <text:p>0.0000000000669118</text:p>
              </table:table-cell>
              <table:table-cell office:value-type="float" office:value="0.0000215725">
                <text:p>0.0000215725</text:p>
              </table:table-cell>
              <table:table-cell office:value-type="float" office:value="0.0316866">
                <text:p>0.03168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3017">
                <text:p>0.643017</text:p>
              </table:table-cell>
              <table:table-cell office:value-type="float" office:value="0.0000000000695172">
                <text:p>0.0000000000695172</text:p>
              </table:table-cell>
              <table:table-cell office:value-type="float" office:value="0.0000160333">
                <text:p>0.0000160333</text:p>
              </table:table-cell>
              <table:table-cell office:value-type="float" office:value="0.0350584">
                <text:p>0.03505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3793">
                <text:p>0.643793</text:p>
              </table:table-cell>
              <table:table-cell office:value-type="float" office:value="0.0000000000721472">
                <text:p>0.0000000000721472</text:p>
              </table:table-cell>
              <table:table-cell office:value-type="float" office:value="0.0000111386">
                <text:p>0.0000111386</text:p>
              </table:table-cell>
              <table:table-cell office:value-type="float" office:value="0.0397323">
                <text:p>0.03973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4569">
                <text:p>0.644569</text:p>
              </table:table-cell>
              <table:table-cell office:value-type="float" office:value="0.0000000000747997">
                <text:p>0.0000000000747997</text:p>
              </table:table-cell>
              <table:table-cell office:value-type="float" office:value="0.00000684086">
                <text:p>0.00000684086</text:p>
              </table:table-cell>
              <table:table-cell office:value-type="float" office:value="0.0439509">
                <text:p>0.04395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5345">
                <text:p>0.645345</text:p>
              </table:table-cell>
              <table:table-cell office:value-type="float" office:value="0.0000000000774719">
                <text:p>0.0000000000774719</text:p>
              </table:table-cell>
              <table:table-cell office:value-type="float" office:value="0.00000310982">
                <text:p>0.00000310982</text:p>
              </table:table-cell>
              <table:table-cell office:value-type="float" office:value="0.0464828">
                <text:p>0.04648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6121">
                <text:p>0.646121</text:p>
              </table:table-cell>
              <table:table-cell office:value-type="float" office:value="0.0000000000801627">
                <text:p>0.0000000000801627</text:p>
              </table:table-cell>
              <table:table-cell office:value-type="float" office:value="0.000000689212">
                <text:p>0.000000689212</text:p>
              </table:table-cell>
              <table:table-cell office:value-type="float" office:value="0.047472">
                <text:p>0.0474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6897">
                <text:p>0.646897</text:p>
              </table:table-cell>
              <table:table-cell office:value-type="float" office:value="0.0000000000828707">
                <text:p>0.0000000000828707</text:p>
              </table:table-cell>
              <table:table-cell office:value-type="float" office:value="0.000000692027">
                <text:p>0.000000692027</text:p>
              </table:table-cell>
              <table:table-cell office:value-type="float" office:value="0.0472718">
                <text:p>0.04727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7672">
                <text:p>0.647672</text:p>
              </table:table-cell>
              <table:table-cell office:value-type="float" office:value="0.0000000000855959">
                <text:p>0.0000000000855959</text:p>
              </table:table-cell>
              <table:table-cell office:value-type="float" office:value="0.000000676939">
                <text:p>0.000000676939</text:p>
              </table:table-cell>
              <table:table-cell office:value-type="float" office:value="0.0463948">
                <text:p>0.0463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8448">
                <text:p>0.648448</text:p>
              </table:table-cell>
              <table:table-cell office:value-type="float" office:value="0.0000000000883369">
                <text:p>0.0000000000883369</text:p>
              </table:table-cell>
              <table:table-cell office:value-type="float" office:value="0.00000067753">
                <text:p>0.00000067753</text:p>
              </table:table-cell>
              <table:table-cell office:value-type="float" office:value="0.0453735">
                <text:p>0.04537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9224">
                <text:p>0.649224</text:p>
              </table:table-cell>
              <table:table-cell office:value-type="float" office:value="0.0000000000910941">
                <text:p>0.0000000000910941</text:p>
              </table:table-cell>
              <table:table-cell office:value-type="float" office:value="0.000000678936">
                <text:p>0.000000678936</text:p>
              </table:table-cell>
              <table:table-cell office:value-type="float" office:value="0.0441738">
                <text:p>0.0441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9612">
                <text:p>0.649612</text:p>
              </table:table-cell>
              <table:table-cell office:value-type="float" office:value="0.000000000092523">
                <text:p>0.000000000092523</text:p>
              </table:table-cell>
              <table:table-cell office:value-type="float" office:value="0.000000675191">
                <text:p>0.000000675191</text:p>
              </table:table-cell>
              <table:table-cell office:value-type="float" office:value="0.0437138">
                <text:p>0.04371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939513">
                <text:p>0.0000000000939513</text:p>
              </table:table-cell>
              <table:table-cell office:value-type="float" office:value="0.000000674028">
                <text:p>0.000000674028</text:p>
              </table:table-cell>
              <table:table-cell office:value-type="float" office:value="0.0432581">
                <text:p>0.04325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50463">
                <text:p>0.650463</text:p>
              </table:table-cell>
              <table:table-cell office:value-type="float" office:value="0.0000000000956473">
                <text:p>0.0000000000956473</text:p>
              </table:table-cell>
              <table:table-cell office:value-type="float" office:value="0.000000674549">
                <text:p>0.000000674549</text:p>
              </table:table-cell>
              <table:table-cell office:value-type="float" office:value="0.0425333">
                <text:p>0.0425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51001">
                <text:p>0.651001</text:p>
              </table:table-cell>
              <table:table-cell office:value-type="float" office:value="0.000000000097606">
                <text:p>0.000000000097606</text:p>
              </table:table-cell>
              <table:table-cell office:value-type="float" office:value="0.000000674815">
                <text:p>0.000000674815</text:p>
              </table:table-cell>
              <table:table-cell office:value-type="float" office:value="0.0412795">
                <text:p>0.04127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51614">
                <text:p>0.651614</text:p>
              </table:table-cell>
              <table:table-cell office:value-type="float" office:value="0.0000000000998138">
                <text:p>0.0000000000998138</text:p>
              </table:table-cell>
              <table:table-cell office:value-type="float" office:value="0.000000677046">
                <text:p>0.000000677046</text:p>
              </table:table-cell>
              <table:table-cell office:value-type="float" office:value="0.0394622">
                <text:p>0.0394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52295">
                <text:p>0.652295</text:p>
              </table:table-cell>
              <table:table-cell office:value-type="float" office:value="0.00000000010225">
                <text:p>0.00000000010225</text:p>
              </table:table-cell>
              <table:table-cell office:value-type="float" office:value="0.000000680341">
                <text:p>0.000000680341</text:p>
              </table:table-cell>
              <table:table-cell office:value-type="float" office:value="0.0370902">
                <text:p>0.03709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53029">
                <text:p>0.653029</text:p>
              </table:table-cell>
              <table:table-cell office:value-type="float" office:value="0.00000000010487">
                <text:p>0.00000000010487</text:p>
              </table:table-cell>
              <table:table-cell office:value-type="float" office:value="0.000000684791">
                <text:p>0.000000684791</text:p>
              </table:table-cell>
              <table:table-cell office:value-type="float" office:value="0.0342493">
                <text:p>0.03424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3752">
                <text:p>0.653752</text:p>
              </table:table-cell>
              <table:table-cell office:value-type="float" office:value="0.000000000107469">
                <text:p>0.000000000107469</text:p>
              </table:table-cell>
              <table:table-cell office:value-type="float" office:value="0.00000068826">
                <text:p>0.00000068826</text:p>
              </table:table-cell>
              <table:table-cell office:value-type="float" office:value="0.0312389">
                <text:p>0.03123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4486">
                <text:p>0.654486</text:p>
              </table:table-cell>
              <table:table-cell office:value-type="float" office:value="0.000000000110063">
                <text:p>0.000000000110063</text:p>
              </table:table-cell>
              <table:table-cell office:value-type="float" office:value="0.000000692022">
                <text:p>0.000000692022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522">
                <text:p>0.65522</text:p>
              </table:table-cell>
              <table:table-cell office:value-type="float" office:value="0.000000000112599">
                <text:p>0.000000000112599</text:p>
              </table:table-cell>
              <table:table-cell office:value-type="float" office:value="0.000000695257">
                <text:p>0.000000695257</text:p>
              </table:table-cell>
              <table:table-cell office:value-type="float" office:value="0.0250204">
                <text:p>0.02502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5942">
                <text:p>0.655942</text:p>
              </table:table-cell>
              <table:table-cell office:value-type="float" office:value="0.000000000115043">
                <text:p>0.000000000115043</text:p>
              </table:table-cell>
              <table:table-cell office:value-type="float" office:value="0.000000690634">
                <text:p>0.000000690634</text:p>
              </table:table-cell>
              <table:table-cell office:value-type="float" office:value="0.0220969">
                <text:p>0.0220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6665">
                <text:p>0.656665</text:p>
              </table:table-cell>
              <table:table-cell office:value-type="float" office:value="0.000000000117421">
                <text:p>0.000000000117421</text:p>
              </table:table-cell>
              <table:table-cell office:value-type="float" office:value="0.000000669209">
                <text:p>0.000000669209</text:p>
              </table:table-cell>
              <table:table-cell office:value-type="float" office:value="0.0193634">
                <text:p>0.01936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7387">
                <text:p>0.657387</text:p>
              </table:table-cell>
              <table:table-cell office:value-type="float" office:value="0.000000000119729">
                <text:p>0.000000000119729</text:p>
              </table:table-cell>
              <table:table-cell office:value-type="float" office:value="0.000000648544">
                <text:p>0.000000648544</text:p>
              </table:table-cell>
              <table:table-cell office:value-type="float" office:value="0.0168836">
                <text:p>0.01688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8122">
                <text:p>0.658122</text:p>
              </table:table-cell>
              <table:table-cell office:value-type="float" office:value="0.000000000121992">
                <text:p>0.000000000121992</text:p>
              </table:table-cell>
              <table:table-cell office:value-type="float" office:value="0.000000641331">
                <text:p>0.000000641331</text:p>
              </table:table-cell>
              <table:table-cell office:value-type="float" office:value="0.0146582">
                <text:p>0.01465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8869">
                <text:p>0.658869</text:p>
              </table:table-cell>
              <table:table-cell office:value-type="float" office:value="0.000000000124207">
                <text:p>0.000000000124207</text:p>
              </table:table-cell>
              <table:table-cell office:value-type="float" office:value="0.000000646606">
                <text:p>0.000000646606</text:p>
              </table:table-cell>
              <table:table-cell office:value-type="float" office:value="0.0126488">
                <text:p>0.01264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9604">
                <text:p>0.659604</text:p>
              </table:table-cell>
              <table:table-cell office:value-type="float" office:value="0.000000000126324">
                <text:p>0.000000000126324</text:p>
              </table:table-cell>
              <table:table-cell office:value-type="float" office:value="0.00000065322">
                <text:p>0.00000065322</text:p>
              </table:table-cell>
              <table:table-cell office:value-type="float" office:value="0.0107726">
                <text:p>0.01077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60352">
                <text:p>0.660352</text:p>
              </table:table-cell>
              <table:table-cell office:value-type="float" office:value="0.000000000128395">
                <text:p>0.000000000128395</text:p>
              </table:table-cell>
              <table:table-cell office:value-type="float" office:value="0.000000667194">
                <text:p>0.000000667194</text:p>
              </table:table-cell>
              <table:table-cell office:value-type="float" office:value="0.00893311">
                <text:p>0.008933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61114">
                <text:p>0.661114</text:p>
              </table:table-cell>
              <table:table-cell office:value-type="float" office:value="0.00000000013042">
                <text:p>0.00000000013042</text:p>
              </table:table-cell>
              <table:table-cell office:value-type="float" office:value="0.000000693073">
                <text:p>0.000000693073</text:p>
              </table:table-cell>
              <table:table-cell office:value-type="float" office:value="0.00717708">
                <text:p>0.007177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61892">
                <text:p>0.661892</text:p>
              </table:table-cell>
              <table:table-cell office:value-type="float" office:value="0.000000000132398">
                <text:p>0.000000000132398</text:p>
              </table:table-cell>
              <table:table-cell office:value-type="float" office:value="0.000000741829">
                <text:p>0.000000741829</text:p>
              </table:table-cell>
              <table:table-cell office:value-type="float" office:value="0.0056011">
                <text:p>0.00560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62686">
                <text:p>0.662686</text:p>
              </table:table-cell>
              <table:table-cell office:value-type="float" office:value="0.000000000134328">
                <text:p>0.000000000134328</text:p>
              </table:table-cell>
              <table:table-cell office:value-type="float" office:value="0.000000785929">
                <text:p>0.000000785929</text:p>
              </table:table-cell>
              <table:table-cell office:value-type="float" office:value="0.00415108">
                <text:p>0.004151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63515">
                <text:p>0.663515</text:p>
              </table:table-cell>
              <table:table-cell office:value-type="float" office:value="0.000000000136232">
                <text:p>0.000000000136232</text:p>
              </table:table-cell>
              <table:table-cell office:value-type="float" office:value="0.000000810112">
                <text:p>0.000000810112</text:p>
              </table:table-cell>
              <table:table-cell office:value-type="float" office:value="0.00244809">
                <text:p>0.002448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4384">
                <text:p>0.664384</text:p>
              </table:table-cell>
              <table:table-cell office:value-type="float" office:value="0.000000000138104">
                <text:p>0.000000000138104</text:p>
              </table:table-cell>
              <table:table-cell office:value-type="float" office:value="0.000000855914">
                <text:p>0.000000855914</text:p>
              </table:table-cell>
              <table:table-cell office:value-type="float" office:value="0.000994661">
                <text:p>0.0009946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65297">
                <text:p>0.665297</text:p>
              </table:table-cell>
              <table:table-cell office:value-type="float" office:value="0.000000000139933">
                <text:p>0.000000000139933</text:p>
              </table:table-cell>
              <table:table-cell office:value-type="float" office:value="0.000000844749">
                <text:p>0.000000844749</text:p>
              </table:table-cell>
              <table:table-cell office:value-type="float" office:value="0.000473919">
                <text:p>0.0004739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66235">
                <text:p>0.666235</text:p>
              </table:table-cell>
              <table:table-cell office:value-type="float" office:value="0.000000000141669">
                <text:p>0.000000000141669</text:p>
              </table:table-cell>
              <table:table-cell office:value-type="float" office:value="0.000000936054">
                <text:p>0.000000936054</text:p>
              </table:table-cell>
              <table:table-cell office:value-type="float" office:value="0.000427335">
                <text:p>0.0004273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67228">
                <text:p>0.667228</text:p>
              </table:table-cell>
              <table:table-cell office:value-type="float" office:value="0.000000000143302">
                <text:p>0.000000000143302</text:p>
              </table:table-cell>
              <table:table-cell office:value-type="float" office:value="0.00000125739">
                <text:p>0.00000125739</text:p>
              </table:table-cell>
              <table:table-cell office:value-type="float" office:value="0.000439171">
                <text:p>0.0004391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68252">
                <text:p>0.668252</text:p>
              </table:table-cell>
              <table:table-cell office:value-type="float" office:value="0.000000000144767">
                <text:p>0.000000000144767</text:p>
              </table:table-cell>
              <table:table-cell office:value-type="float" office:value="0.00000161732">
                <text:p>0.00000161732</text:p>
              </table:table-cell>
              <table:table-cell office:value-type="float" office:value="0.00041696">
                <text:p>0.000416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69276">
                <text:p>0.669276</text:p>
              </table:table-cell>
              <table:table-cell office:value-type="float" office:value="0.00000000014601">
                <text:p>0.00000000014601</text:p>
              </table:table-cell>
              <table:table-cell office:value-type="float" office:value="0.00000214477">
                <text:p>0.00000214477</text:p>
              </table:table-cell>
              <table:table-cell office:value-type="float" office:value="0.000356002">
                <text:p>0.000356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70301">
                <text:p>0.670301</text:p>
              </table:table-cell>
              <table:table-cell office:value-type="float" office:value="0.000000000147011">
                <text:p>0.000000000147011</text:p>
              </table:table-cell>
              <table:table-cell office:value-type="float" office:value="0.00000300786">
                <text:p>0.00000300786</text:p>
              </table:table-cell>
              <table:table-cell office:value-type="float" office:value="0.00030379">
                <text:p>0.000303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71361">
                <text:p>0.671361</text:p>
              </table:table-cell>
              <table:table-cell office:value-type="float" office:value="0.00000000014774">
                <text:p>0.00000000014774</text:p>
              </table:table-cell>
              <table:table-cell office:value-type="float" office:value="0.00000443251">
                <text:p>0.00000443251</text:p>
              </table:table-cell>
              <table:table-cell office:value-type="float" office:value="0.000263316">
                <text:p>0.000263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72384">
                <text:p>0.672384</text:p>
              </table:table-cell>
              <table:table-cell office:value-type="float" office:value="0.000000000148132">
                <text:p>0.000000000148132</text:p>
              </table:table-cell>
              <table:table-cell office:value-type="float" office:value="0.00000557667">
                <text:p>0.00000557667</text:p>
              </table:table-cell>
              <table:table-cell office:value-type="float" office:value="0.000207369">
                <text:p>0.0002073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7337">
                <text:p>0.67337</text:p>
              </table:table-cell>
              <table:table-cell office:value-type="float" office:value="0.000000000148197">
                <text:p>0.000000000148197</text:p>
              </table:table-cell>
              <table:table-cell office:value-type="float" office:value="0.00000669464">
                <text:p>0.00000669464</text:p>
              </table:table-cell>
              <table:table-cell office:value-type="float" office:value="0.000164274">
                <text:p>0.0001642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74289">
                <text:p>0.674289</text:p>
              </table:table-cell>
              <table:table-cell office:value-type="float" office:value="0.000000000147973">
                <text:p>0.000000000147973</text:p>
              </table:table-cell>
              <table:table-cell office:value-type="float" office:value="0.00000770922">
                <text:p>0.00000770922</text:p>
              </table:table-cell>
              <table:table-cell office:value-type="float" office:value="0.000120499">
                <text:p>0.0001204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75175">
                <text:p>0.675175</text:p>
              </table:table-cell>
              <table:table-cell office:value-type="float" office:value="0.000000000147639">
                <text:p>0.000000000147639</text:p>
              </table:table-cell>
              <table:table-cell office:value-type="float" office:value="0.00000932886">
                <text:p>0.00000932886</text:p>
              </table:table-cell>
              <table:table-cell office:value-type="float" office:value="0.0000967575">
                <text:p>0.00009675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76062">
                <text:p>0.676062</text:p>
              </table:table-cell>
              <table:table-cell office:value-type="float" office:value="0.000000000147243">
                <text:p>0.000000000147243</text:p>
              </table:table-cell>
              <table:table-cell office:value-type="float" office:value="0.0000126755">
                <text:p>0.0000126755</text:p>
              </table:table-cell>
              <table:table-cell office:value-type="float" office:value="0.0000843671">
                <text:p>0.00008436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76948">
                <text:p>0.676948</text:p>
              </table:table-cell>
              <table:table-cell office:value-type="float" office:value="0.000000000146784">
                <text:p>0.000000000146784</text:p>
              </table:table-cell>
              <table:table-cell office:value-type="float" office:value="0.0000184015">
                <text:p>0.0000184015</text:p>
              </table:table-cell>
              <table:table-cell office:value-type="float" office:value="0.0000917778">
                <text:p>0.00009177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77835">
                <text:p>0.677835</text:p>
              </table:table-cell>
              <table:table-cell office:value-type="float" office:value="0.000000000146238">
                <text:p>0.000000000146238</text:p>
              </table:table-cell>
              <table:table-cell office:value-type="float" office:value="0.0000286751">
                <text:p>0.0000286751</text:p>
              </table:table-cell>
              <table:table-cell office:value-type="float" office:value="0.000103379">
                <text:p>0.0001033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78722">
                <text:p>0.678722</text:p>
              </table:table-cell>
              <table:table-cell office:value-type="float" office:value="0.000000000145557">
                <text:p>0.000000000145557</text:p>
              </table:table-cell>
              <table:table-cell office:value-type="float" office:value="0.0000451584">
                <text:p>0.0000451584</text:p>
              </table:table-cell>
              <table:table-cell office:value-type="float" office:value="0.000130363">
                <text:p>0.0001303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79647">
                <text:p>0.679647</text:p>
              </table:table-cell>
              <table:table-cell office:value-type="float" office:value="0.000000000144605">
                <text:p>0.000000000144605</text:p>
              </table:table-cell>
              <table:table-cell office:value-type="float" office:value="0.0000808504">
                <text:p>0.0000808504</text:p>
              </table:table-cell>
              <table:table-cell office:value-type="float" office:value="0.000185023">
                <text:p>0.0001850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80572">
                <text:p>0.680572</text:p>
              </table:table-cell>
              <table:table-cell office:value-type="float" office:value="0.000000000143568">
                <text:p>0.000000000143568</text:p>
              </table:table-cell>
              <table:table-cell office:value-type="float" office:value="0.000135607">
                <text:p>0.000135607</text:p>
              </table:table-cell>
              <table:table-cell office:value-type="float" office:value="0.000235288">
                <text:p>0.0002352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81497">
                <text:p>0.681497</text:p>
              </table:table-cell>
              <table:table-cell office:value-type="float" office:value="0.000000000142417">
                <text:p>0.000000000142417</text:p>
              </table:table-cell>
              <table:table-cell office:value-type="float" office:value="0.000225508">
                <text:p>0.000225508</text:p>
              </table:table-cell>
              <table:table-cell office:value-type="float" office:value="0.000306842">
                <text:p>0.0003068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82471">
                <text:p>0.682471</text:p>
              </table:table-cell>
              <table:table-cell office:value-type="float" office:value="0.00000000014094">
                <text:p>0.00000000014094</text:p>
              </table:table-cell>
              <table:table-cell office:value-type="float" office:value="0.000398002">
                <text:p>0.000398002</text:p>
              </table:table-cell>
              <table:table-cell office:value-type="float" office:value="0.000443204">
                <text:p>0.0004432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83502">
                <text:p>0.683502</text:p>
              </table:table-cell>
              <table:table-cell office:value-type="float" office:value="0.000000000138833">
                <text:p>0.000000000138833</text:p>
              </table:table-cell>
              <table:table-cell office:value-type="float" office:value="0.000719004">
                <text:p>0.000719004</text:p>
              </table:table-cell>
              <table:table-cell office:value-type="float" office:value="0.000545506">
                <text:p>0.0005455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84533">
                <text:p>0.684533</text:p>
              </table:table-cell>
              <table:table-cell office:value-type="float" office:value="0.000000000135545">
                <text:p>0.000000000135545</text:p>
              </table:table-cell>
              <table:table-cell office:value-type="float" office:value="0.00290716">
                <text:p>0.00290716</text:p>
              </table:table-cell>
              <table:table-cell office:value-type="float" office:value="0.000431882">
                <text:p>0.0004318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85564">
                <text:p>0.685564</text:p>
              </table:table-cell>
              <table:table-cell office:value-type="float" office:value="0.000000000131293">
                <text:p>0.000000000131293</text:p>
              </table:table-cell>
              <table:table-cell office:value-type="float" office:value="0.00915018">
                <text:p>0.00915018</text:p>
              </table:table-cell>
              <table:table-cell office:value-type="float" office:value="0.000522911">
                <text:p>0.0005229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595">
                <text:p>0.686595</text:p>
              </table:table-cell>
              <table:table-cell office:value-type="float" office:value="0.000000000126308">
                <text:p>0.000000000126308</text:p>
              </table:table-cell>
              <table:table-cell office:value-type="float" office:value="0.0211512">
                <text:p>0.0211512</text:p>
              </table:table-cell>
              <table:table-cell office:value-type="float" office:value="0.000686163">
                <text:p>0.0006861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87712">
                <text:p>0.687712</text:p>
              </table:table-cell>
              <table:table-cell office:value-type="float" office:value="0.000000000119826">
                <text:p>0.000000000119826</text:p>
              </table:table-cell>
              <table:table-cell office:value-type="float" office:value="0.0433761">
                <text:p>0.0433761</text:p>
              </table:table-cell>
              <table:table-cell office:value-type="float" office:value="0.000987955">
                <text:p>0.0009879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88829">
                <text:p>0.688829</text:p>
              </table:table-cell>
              <table:table-cell office:value-type="float" office:value="0.000000000112011">
                <text:p>0.000000000112011</text:p>
              </table:table-cell>
              <table:table-cell office:value-type="float" office:value="0.071467">
                <text:p>0.071467</text:p>
              </table:table-cell>
              <table:table-cell office:value-type="float" office:value="0.00131642">
                <text:p>0.001316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89947">
                <text:p>0.689947</text:p>
              </table:table-cell>
              <table:table-cell office:value-type="float" office:value="0.000000000101584">
                <text:p>0.000000000101584</text:p>
              </table:table-cell>
              <table:table-cell office:value-type="float" office:value="0.100409">
                <text:p>0.100409</text:p>
              </table:table-cell>
              <table:table-cell office:value-type="float" office:value="0.00170324">
                <text:p>0.001703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91064">
                <text:p>0.691064</text:p>
              </table:table-cell>
              <table:table-cell office:value-type="float" office:value="0.0000000000927172">
                <text:p>0.0000000000927172</text:p>
              </table:table-cell>
              <table:table-cell office:value-type="float" office:value="0.126702">
                <text:p>0.126702</text:p>
              </table:table-cell>
              <table:table-cell office:value-type="float" office:value="0.00204298">
                <text:p>0.002042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92181">
                <text:p>0.692181</text:p>
              </table:table-cell>
              <table:table-cell office:value-type="float" office:value="0.0000000000892777">
                <text:p>0.0000000000892777</text:p>
              </table:table-cell>
              <table:table-cell office:value-type="float" office:value="0.147823">
                <text:p>0.147823</text:p>
              </table:table-cell>
              <table:table-cell office:value-type="float" office:value="0.00239673">
                <text:p>0.002396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93298">
                <text:p>0.693298</text:p>
              </table:table-cell>
              <table:table-cell office:value-type="float" office:value="0.0000000000895519">
                <text:p>0.0000000000895519</text:p>
              </table:table-cell>
              <table:table-cell office:value-type="float" office:value="0.161947">
                <text:p>0.161947</text:p>
              </table:table-cell>
              <table:table-cell office:value-type="float" office:value="0.00295668">
                <text:p>0.002956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94255">
                <text:p>0.694255</text:p>
              </table:table-cell>
              <table:table-cell office:value-type="float" office:value="0.0000000000865896">
                <text:p>0.0000000000865896</text:p>
              </table:table-cell>
              <table:table-cell office:value-type="float" office:value="0.158172">
                <text:p>0.158172</text:p>
              </table:table-cell>
              <table:table-cell office:value-type="float" office:value="0.00344958">
                <text:p>0.003449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95213">
                <text:p>0.695213</text:p>
              </table:table-cell>
              <table:table-cell office:value-type="float" office:value="0.0000000000871534">
                <text:p>0.0000000000871534</text:p>
              </table:table-cell>
              <table:table-cell office:value-type="float" office:value="0.155559">
                <text:p>0.155559</text:p>
              </table:table-cell>
              <table:table-cell office:value-type="float" office:value="0.00517114">
                <text:p>0.005171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9617">
                <text:p>0.69617</text:p>
              </table:table-cell>
              <table:table-cell office:value-type="float" office:value="0.0000000000878741">
                <text:p>0.0000000000878741</text:p>
              </table:table-cell>
              <table:table-cell office:value-type="float" office:value="0.158628">
                <text:p>0.158628</text:p>
              </table:table-cell>
              <table:table-cell office:value-type="float" office:value="0.00701142">
                <text:p>0.007011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97128">
                <text:p>0.697128</text:p>
              </table:table-cell>
              <table:table-cell office:value-type="float" office:value="0.000000000088818">
                <text:p>0.000000000088818</text:p>
              </table:table-cell>
              <table:table-cell office:value-type="float" office:value="0.172309">
                <text:p>0.172309</text:p>
              </table:table-cell>
              <table:table-cell office:value-type="float" office:value="0.00878231">
                <text:p>0.008782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98085">
                <text:p>0.698085</text:p>
              </table:table-cell>
              <table:table-cell office:value-type="float" office:value="0.0000000000903429">
                <text:p>0.0000000000903429</text:p>
              </table:table-cell>
              <table:table-cell office:value-type="float" office:value="0.19155">
                <text:p>0.19155</text:p>
              </table:table-cell>
              <table:table-cell office:value-type="float" office:value="0.0115494">
                <text:p>0.01154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99043">
                <text:p>0.699043</text:p>
              </table:table-cell>
              <table:table-cell office:value-type="float" office:value="0.0000000000935402">
                <text:p>0.0000000000935402</text:p>
              </table:table-cell>
              <table:table-cell office:value-type="float" office:value="0.215716">
                <text:p>0.215716</text:p>
              </table:table-cell>
              <table:table-cell office:value-type="float" office:value="0.0149508">
                <text:p>0.01495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">
                <text:p>0.7</text:p>
              </table:table-cell>
              <table:table-cell office:value-type="float" office:value="0.0000000000995101">
                <text:p>0.0000000000995101</text:p>
              </table:table-cell>
              <table:table-cell office:value-type="float" office:value="0.220474">
                <text:p>0.220474</text:p>
              </table:table-cell>
              <table:table-cell office:value-type="float" office:value="0.0191018">
                <text:p>0.01910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00962">
                <text:p>0.700962</text:p>
              </table:table-cell>
              <table:table-cell office:value-type="float" office:value="0.000000000114001">
                <text:p>0.000000000114001</text:p>
              </table:table-cell>
              <table:table-cell office:value-type="float" office:value="0.214815">
                <text:p>0.214815</text:p>
              </table:table-cell>
              <table:table-cell office:value-type="float" office:value="0.0244784">
                <text:p>0.0244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01905">
                <text:p>0.701905</text:p>
              </table:table-cell>
              <table:table-cell office:value-type="float" office:value="0.000000000147874">
                <text:p>0.000000000147874</text:p>
              </table:table-cell>
              <table:table-cell office:value-type="float" office:value="0.20944">
                <text:p>0.20944</text:p>
              </table:table-cell>
              <table:table-cell office:value-type="float" office:value="0.0264927">
                <text:p>0.02649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02848">
                <text:p>0.702848</text:p>
              </table:table-cell>
              <table:table-cell office:value-type="float" office:value="0.000000000314358">
                <text:p>0.000000000314358</text:p>
              </table:table-cell>
              <table:table-cell office:value-type="float" office:value="0.204106">
                <text:p>0.204106</text:p>
              </table:table-cell>
              <table:table-cell office:value-type="float" office:value="0.0284947">
                <text:p>0.02849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03772">
                <text:p>0.703772</text:p>
              </table:table-cell>
              <table:table-cell office:value-type="float" office:value="0.000000000380683">
                <text:p>0.000000000380683</text:p>
              </table:table-cell>
              <table:table-cell office:value-type="float" office:value="0.198921">
                <text:p>0.198921</text:p>
              </table:table-cell>
              <table:table-cell office:value-type="float" office:value="0.0328713">
                <text:p>0.03287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04697">
                <text:p>0.704697</text:p>
              </table:table-cell>
              <table:table-cell office:value-type="float" office:value="0.00000000045222">
                <text:p>0.00000000045222</text:p>
              </table:table-cell>
              <table:table-cell office:value-type="float" office:value="0.193671">
                <text:p>0.193671</text:p>
              </table:table-cell>
              <table:table-cell office:value-type="float" office:value="0.0401442">
                <text:p>0.04014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05621">
                <text:p>0.705621</text:p>
              </table:table-cell>
              <table:table-cell office:value-type="float" office:value="0.000000000393261">
                <text:p>0.000000000393261</text:p>
              </table:table-cell>
              <table:table-cell office:value-type="float" office:value="0.188338">
                <text:p>0.188338</text:p>
              </table:table-cell>
              <table:table-cell office:value-type="float" office:value="0.0507368">
                <text:p>0.05073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06546">
                <text:p>0.706546</text:p>
              </table:table-cell>
              <table:table-cell office:value-type="float" office:value="0.000000000465867">
                <text:p>0.000000000465867</text:p>
              </table:table-cell>
              <table:table-cell office:value-type="float" office:value="0.182944">
                <text:p>0.182944</text:p>
              </table:table-cell>
              <table:table-cell office:value-type="float" office:value="0.0622179">
                <text:p>0.06221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0747">
                <text:p>0.70747</text:p>
              </table:table-cell>
              <table:table-cell office:value-type="float" office:value="0.000000000705099">
                <text:p>0.000000000705099</text:p>
              </table:table-cell>
              <table:table-cell office:value-type="float" office:value="0.177543">
                <text:p>0.177543</text:p>
              </table:table-cell>
              <table:table-cell office:value-type="float" office:value="0.0591072">
                <text:p>0.05910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08395">
                <text:p>0.708395</text:p>
              </table:table-cell>
              <table:table-cell office:value-type="float" office:value="0.00000000103112">
                <text:p>0.00000000103112</text:p>
              </table:table-cell>
              <table:table-cell office:value-type="float" office:value="0.172121">
                <text:p>0.172121</text:p>
              </table:table-cell>
              <table:table-cell office:value-type="float" office:value="0.0532174">
                <text:p>0.05321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09363">
                <text:p>0.709363</text:p>
              </table:table-cell>
              <table:table-cell office:value-type="float" office:value="0.0000000015967">
                <text:p>0.0000000015967</text:p>
              </table:table-cell>
              <table:table-cell office:value-type="float" office:value="0.166231">
                <text:p>0.166231</text:p>
              </table:table-cell>
              <table:table-cell office:value-type="float" office:value="0.0457511">
                <text:p>0.04575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10354">
                <text:p>0.710354</text:p>
              </table:table-cell>
              <table:table-cell office:value-type="float" office:value="0.00000000239868">
                <text:p>0.00000000239868</text:p>
              </table:table-cell>
              <table:table-cell office:value-type="float" office:value="0.15979">
                <text:p>0.15979</text:p>
              </table:table-cell>
              <table:table-cell office:value-type="float" office:value="0.0346094">
                <text:p>0.03460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1137">
                <text:p>0.71137</text:p>
              </table:table-cell>
              <table:table-cell office:value-type="float" office:value="0.00000000316784">
                <text:p>0.00000000316784</text:p>
              </table:table-cell>
              <table:table-cell office:value-type="float" office:value="0.154272">
                <text:p>0.154272</text:p>
              </table:table-cell>
              <table:table-cell office:value-type="float" office:value="0.0184104">
                <text:p>0.01841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12387">
                <text:p>0.712387</text:p>
              </table:table-cell>
              <table:table-cell office:value-type="float" office:value="0.00000000388177">
                <text:p>0.00000000388177</text:p>
              </table:table-cell>
              <table:table-cell office:value-type="float" office:value="0.136796">
                <text:p>0.136796</text:p>
              </table:table-cell>
              <table:table-cell office:value-type="float" office:value="0.00467971">
                <text:p>0.004679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13432">
                <text:p>0.713432</text:p>
              </table:table-cell>
              <table:table-cell office:value-type="float" office:value="0.0000000048934">
                <text:p>0.0000000048934</text:p>
              </table:table-cell>
              <table:table-cell office:value-type="float" office:value="0.118099">
                <text:p>0.118099</text:p>
              </table:table-cell>
              <table:table-cell office:value-type="float" office:value="0.00148944">
                <text:p>0.001489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14507">
                <text:p>0.714507</text:p>
              </table:table-cell>
              <table:table-cell office:value-type="float" office:value="0.00000000627195">
                <text:p>0.00000000627195</text:p>
              </table:table-cell>
              <table:table-cell office:value-type="float" office:value="0.0876737">
                <text:p>0.0876737</text:p>
              </table:table-cell>
              <table:table-cell office:value-type="float" office:value="0.00149779">
                <text:p>0.001497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15583">
                <text:p>0.715583</text:p>
              </table:table-cell>
              <table:table-cell office:value-type="float" office:value="0.0000000087303">
                <text:p>0.0000000087303</text:p>
              </table:table-cell>
              <table:table-cell office:value-type="float" office:value="0.0559509">
                <text:p>0.0559509</text:p>
              </table:table-cell>
              <table:table-cell office:value-type="float" office:value="0.00155655">
                <text:p>0.001556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16658">
                <text:p>0.716658</text:p>
              </table:table-cell>
              <table:table-cell office:value-type="float" office:value="0.0000000133117">
                <text:p>0.0000000133117</text:p>
              </table:table-cell>
              <table:table-cell office:value-type="float" office:value="0.0330231">
                <text:p>0.0330231</text:p>
              </table:table-cell>
              <table:table-cell office:value-type="float" office:value="0.00157203">
                <text:p>0.001572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1777">
                <text:p>0.71777</text:p>
              </table:table-cell>
              <table:table-cell office:value-type="float" office:value="0.0000000206578">
                <text:p>0.0000000206578</text:p>
              </table:table-cell>
              <table:table-cell office:value-type="float" office:value="0.0189822">
                <text:p>0.0189822</text:p>
              </table:table-cell>
              <table:table-cell office:value-type="float" office:value="0.00160563">
                <text:p>0.001605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18881">
                <text:p>0.718881</text:p>
              </table:table-cell>
              <table:table-cell office:value-type="float" office:value="0.0000000290539">
                <text:p>0.0000000290539</text:p>
              </table:table-cell>
              <table:table-cell office:value-type="float" office:value="0.013101">
                <text:p>0.013101</text:p>
              </table:table-cell>
              <table:table-cell office:value-type="float" office:value="0.00168736">
                <text:p>0.001687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20034">
                <text:p>0.720034</text:p>
              </table:table-cell>
              <table:table-cell office:value-type="float" office:value="0.0000000376525">
                <text:p>0.0000000376525</text:p>
              </table:table-cell>
              <table:table-cell office:value-type="float" office:value="0.0103907">
                <text:p>0.0103907</text:p>
              </table:table-cell>
              <table:table-cell office:value-type="float" office:value="0.00183461">
                <text:p>0.001834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21186">
                <text:p>0.721186</text:p>
              </table:table-cell>
              <table:table-cell office:value-type="float" office:value="0.0000000426581">
                <text:p>0.0000000426581</text:p>
              </table:table-cell>
              <table:table-cell office:value-type="float" office:value="0.00920156">
                <text:p>0.00920156</text:p>
              </table:table-cell>
              <table:table-cell office:value-type="float" office:value="0.00203851">
                <text:p>0.002038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22339">
                <text:p>0.722339</text:p>
              </table:table-cell>
              <table:table-cell office:value-type="float" office:value="0.0000000410186">
                <text:p>0.0000000410186</text:p>
              </table:table-cell>
              <table:table-cell office:value-type="float" office:value="0.0111812">
                <text:p>0.0111812</text:p>
              </table:table-cell>
              <table:table-cell office:value-type="float" office:value="0.00232795">
                <text:p>0.002327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23491">
                <text:p>0.723491</text:p>
              </table:table-cell>
              <table:table-cell office:value-type="float" office:value="0.0000000483326">
                <text:p>0.0000000483326</text:p>
              </table:table-cell>
              <table:table-cell office:value-type="float" office:value="0.0115233">
                <text:p>0.0115233</text:p>
              </table:table-cell>
              <table:table-cell office:value-type="float" office:value="0.00276652">
                <text:p>0.002766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4696">
                <text:p>0.724696</text:p>
              </table:table-cell>
              <table:table-cell office:value-type="float" office:value="0.0000000648076">
                <text:p>0.0000000648076</text:p>
              </table:table-cell>
              <table:table-cell office:value-type="float" office:value="0.0141642">
                <text:p>0.0141642</text:p>
              </table:table-cell>
              <table:table-cell office:value-type="float" office:value="0.0031443">
                <text:p>0.00314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25901">
                <text:p>0.725901</text:p>
              </table:table-cell>
              <table:table-cell office:value-type="float" office:value="0.0000000852895">
                <text:p>0.0000000852895</text:p>
              </table:table-cell>
              <table:table-cell office:value-type="float" office:value="0.0181087">
                <text:p>0.0181087</text:p>
              </table:table-cell>
              <table:table-cell office:value-type="float" office:value="0.00386412">
                <text:p>0.003864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27106">
                <text:p>0.727106</text:p>
              </table:table-cell>
              <table:table-cell office:value-type="float" office:value="0.000000117529">
                <text:p>0.000000117529</text:p>
              </table:table-cell>
              <table:table-cell office:value-type="float" office:value="0.0246157">
                <text:p>0.0246157</text:p>
              </table:table-cell>
              <table:table-cell office:value-type="float" office:value="0.00492177">
                <text:p>0.004921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28311">
                <text:p>0.728311</text:p>
              </table:table-cell>
              <table:table-cell office:value-type="float" office:value="0.000000163246">
                <text:p>0.000000163246</text:p>
              </table:table-cell>
              <table:table-cell office:value-type="float" office:value="0.0293282">
                <text:p>0.0293282</text:p>
              </table:table-cell>
              <table:table-cell office:value-type="float" office:value="0.00648463">
                <text:p>0.006484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29516">
                <text:p>0.729516</text:p>
              </table:table-cell>
              <table:table-cell office:value-type="float" office:value="0.000000207655">
                <text:p>0.000000207655</text:p>
              </table:table-cell>
              <table:table-cell office:value-type="float" office:value="0.0308885">
                <text:p>0.0308885</text:p>
              </table:table-cell>
              <table:table-cell office:value-type="float" office:value="0.00886982">
                <text:p>0.008869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30721">
                <text:p>0.730721</text:p>
              </table:table-cell>
              <table:table-cell office:value-type="float" office:value="0.00000025788">
                <text:p>0.00000025788</text:p>
              </table:table-cell>
              <table:table-cell office:value-type="float" office:value="0.0300289">
                <text:p>0.0300289</text:p>
              </table:table-cell>
              <table:table-cell office:value-type="float" office:value="0.0125067">
                <text:p>0.01250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32006">
                <text:p>0.732006</text:p>
              </table:table-cell>
              <table:table-cell office:value-type="float" office:value="0.000000374243">
                <text:p>0.000000374243</text:p>
              </table:table-cell>
              <table:table-cell office:value-type="float" office:value="0.0266081">
                <text:p>0.0266081</text:p>
              </table:table-cell>
              <table:table-cell office:value-type="float" office:value="0.0199995">
                <text:p>0.01999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33291">
                <text:p>0.733291</text:p>
              </table:table-cell>
              <table:table-cell office:value-type="float" office:value="0.000000519078">
                <text:p>0.000000519078</text:p>
              </table:table-cell>
              <table:table-cell office:value-type="float" office:value="0.0227553">
                <text:p>0.0227553</text:p>
              </table:table-cell>
              <table:table-cell office:value-type="float" office:value="0.0385557">
                <text:p>0.03855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34577">
                <text:p>0.734577</text:p>
              </table:table-cell>
              <table:table-cell office:value-type="float" office:value="0.000000653103">
                <text:p>0.000000653103</text:p>
              </table:table-cell>
              <table:table-cell office:value-type="float" office:value="0.018396">
                <text:p>0.018396</text:p>
              </table:table-cell>
              <table:table-cell office:value-type="float" office:value="0.122437">
                <text:p>0.1224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35862">
                <text:p>0.735862</text:p>
              </table:table-cell>
              <table:table-cell office:value-type="float" office:value="0.000000869273">
                <text:p>0.000000869273</text:p>
              </table:table-cell>
              <table:table-cell office:value-type="float" office:value="0.0142132">
                <text:p>0.0142132</text:p>
              </table:table-cell>
              <table:table-cell office:value-type="float" office:value="0.292386">
                <text:p>0.2923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37147">
                <text:p>0.737147</text:p>
              </table:table-cell>
              <table:table-cell office:value-type="float" office:value="0.00000116365">
                <text:p>0.00000116365</text:p>
              </table:table-cell>
              <table:table-cell office:value-type="float" office:value="0.00984073">
                <text:p>0.00984073</text:p>
              </table:table-cell>
              <table:table-cell office:value-type="float" office:value="0.516919">
                <text:p>0.5169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38433">
                <text:p>0.738433</text:p>
              </table:table-cell>
              <table:table-cell office:value-type="float" office:value="0.00000157336">
                <text:p>0.00000157336</text:p>
              </table:table-cell>
              <table:table-cell office:value-type="float" office:value="0.00681019">
                <text:p>0.00681019</text:p>
              </table:table-cell>
              <table:table-cell office:value-type="float" office:value="0.700099">
                <text:p>0.7000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39718">
                <text:p>0.739718</text:p>
              </table:table-cell>
              <table:table-cell office:value-type="float" office:value="0.0000020349">
                <text:p>0.0000020349</text:p>
              </table:table-cell>
              <table:table-cell office:value-type="float" office:value="0.00457391">
                <text:p>0.00457391</text:p>
              </table:table-cell>
              <table:table-cell office:value-type="float" office:value="0.797766">
                <text:p>0.7977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41003">
                <text:p>0.741003</text:p>
              </table:table-cell>
              <table:table-cell office:value-type="float" office:value="0.00000251029">
                <text:p>0.00000251029</text:p>
              </table:table-cell>
              <table:table-cell office:value-type="float" office:value="0.00360644">
                <text:p>0.00360644</text:p>
              </table:table-cell>
              <table:table-cell office:value-type="float" office:value="0.811669">
                <text:p>0.8116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42288">
                <text:p>0.742288</text:p>
              </table:table-cell>
              <table:table-cell office:value-type="float" office:value="0.0000031632">
                <text:p>0.0000031632</text:p>
              </table:table-cell>
              <table:table-cell office:value-type="float" office:value="0.00360378">
                <text:p>0.00360378</text:p>
              </table:table-cell>
              <table:table-cell office:value-type="float" office:value="0.809666">
                <text:p>0.8096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43574">
                <text:p>0.743574</text:p>
              </table:table-cell>
              <table:table-cell office:value-type="float" office:value="0.00000378874">
                <text:p>0.00000378874</text:p>
              </table:table-cell>
              <table:table-cell office:value-type="float" office:value="0.00360049">
                <text:p>0.00360049</text:p>
              </table:table-cell>
              <table:table-cell office:value-type="float" office:value="0.809456">
                <text:p>0.8094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4859">
                <text:p>0.744859</text:p>
              </table:table-cell>
              <table:table-cell office:value-type="float" office:value="0.00000414639">
                <text:p>0.00000414639</text:p>
              </table:table-cell>
              <table:table-cell office:value-type="float" office:value="0.00359921">
                <text:p>0.00359921</text:p>
              </table:table-cell>
              <table:table-cell office:value-type="float" office:value="0.808489">
                <text:p>0.8084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6144">
                <text:p>0.746144</text:p>
              </table:table-cell>
              <table:table-cell office:value-type="float" office:value="0.00000446106">
                <text:p>0.00000446106</text:p>
              </table:table-cell>
              <table:table-cell office:value-type="float" office:value="0.00359896">
                <text:p>0.00359896</text:p>
              </table:table-cell>
              <table:table-cell office:value-type="float" office:value="0.807454">
                <text:p>0.8074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47429">
                <text:p>0.747429</text:p>
              </table:table-cell>
              <table:table-cell office:value-type="float" office:value="0.00000517192">
                <text:p>0.00000517192</text:p>
              </table:table-cell>
              <table:table-cell office:value-type="float" office:value="0.00359887">
                <text:p>0.00359887</text:p>
              </table:table-cell>
              <table:table-cell office:value-type="float" office:value="0.809955">
                <text:p>0.8099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48715">
                <text:p>0.748715</text:p>
              </table:table-cell>
              <table:table-cell office:value-type="float" office:value="0.0000067153">
                <text:p>0.0000067153</text:p>
              </table:table-cell>
              <table:table-cell office:value-type="float" office:value="0.00359885">
                <text:p>0.00359885</text:p>
              </table:table-cell>
              <table:table-cell office:value-type="float" office:value="0.819431">
                <text:p>0.8194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5">
                <text:p>0.75</text:p>
              </table:table-cell>
              <table:table-cell office:value-type="float" office:value="0.00000968542">
                <text:p>0.00000968542</text:p>
              </table:table-cell>
              <table:table-cell office:value-type="float" office:value="0.00359887">
                <text:p>0.00359887</text:p>
              </table:table-cell>
              <table:table-cell office:value-type="float" office:value="0.810735">
                <text:p>0.8107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51351">
                <text:p>0.751351</text:p>
              </table:table-cell>
              <table:table-cell office:value-type="float" office:value="0.0000166268">
                <text:p>0.0000166268</text:p>
              </table:table-cell>
              <table:table-cell office:value-type="float" office:value="0.00359905">
                <text:p>0.00359905</text:p>
              </table:table-cell>
              <table:table-cell office:value-type="float" office:value="0.78267">
                <text:p>0.782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52632">
                <text:p>0.752632</text:p>
              </table:table-cell>
              <table:table-cell office:value-type="float" office:value="0.0000230886">
                <text:p>0.0000230886</text:p>
              </table:table-cell>
              <table:table-cell office:value-type="float" office:value="0.00359917">
                <text:p>0.00359917</text:p>
              </table:table-cell>
              <table:table-cell office:value-type="float" office:value="0.748612">
                <text:p>0.7486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53846">
                <text:p>0.753846</text:p>
              </table:table-cell>
              <table:table-cell office:value-type="float" office:value="0.0000289469">
                <text:p>0.0000289469</text:p>
              </table:table-cell>
              <table:table-cell office:value-type="float" office:value="0.00359578">
                <text:p>0.00359578</text:p>
              </table:table-cell>
              <table:table-cell office:value-type="float" office:value="0.712926">
                <text:p>0.7129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5503">
                <text:p>0.75503</text:p>
              </table:table-cell>
              <table:table-cell office:value-type="float" office:value="0.0000349449">
                <text:p>0.0000349449</text:p>
              </table:table-cell>
              <table:table-cell office:value-type="float" office:value="0.00357798">
                <text:p>0.00357798</text:p>
              </table:table-cell>
              <table:table-cell office:value-type="float" office:value="0.674004">
                <text:p>0.6740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56154">
                <text:p>0.756154</text:p>
              </table:table-cell>
              <table:table-cell office:value-type="float" office:value="0.0000385472">
                <text:p>0.0000385472</text:p>
              </table:table-cell>
              <table:table-cell office:value-type="float" office:value="0.00349381">
                <text:p>0.00349381</text:p>
              </table:table-cell>
              <table:table-cell office:value-type="float" office:value="0.642661">
                <text:p>0.6426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5725">
                <text:p>0.75725</text:p>
              </table:table-cell>
              <table:table-cell office:value-type="float" office:value="0.0000406555">
                <text:p>0.0000406555</text:p>
              </table:table-cell>
              <table:table-cell office:value-type="float" office:value="0.00348172">
                <text:p>0.00348172</text:p>
              </table:table-cell>
              <table:table-cell office:value-type="float" office:value="0.623937">
                <text:p>0.6239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58293">
                <text:p>0.758293</text:p>
              </table:table-cell>
              <table:table-cell office:value-type="float" office:value="0.0000411853">
                <text:p>0.0000411853</text:p>
              </table:table-cell>
              <table:table-cell office:value-type="float" office:value="0.00347526">
                <text:p>0.00347526</text:p>
              </table:table-cell>
              <table:table-cell office:value-type="float" office:value="0.627045">
                <text:p>0.6270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59286">
                <text:p>0.759286</text:p>
              </table:table-cell>
              <table:table-cell office:value-type="float" office:value="0.0000402664">
                <text:p>0.0000402664</text:p>
              </table:table-cell>
              <table:table-cell office:value-type="float" office:value="0.00342243">
                <text:p>0.00342243</text:p>
              </table:table-cell>
              <table:table-cell office:value-type="float" office:value="0.649754">
                <text:p>0.6497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60233">
                <text:p>0.760233</text:p>
              </table:table-cell>
              <table:table-cell office:value-type="float" office:value="0.0000379426">
                <text:p>0.0000379426</text:p>
              </table:table-cell>
              <table:table-cell office:value-type="float" office:value="0.0034067">
                <text:p>0.0034067</text:p>
              </table:table-cell>
              <table:table-cell office:value-type="float" office:value="0.683702">
                <text:p>0.6837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61157">
                <text:p>0.761157</text:p>
              </table:table-cell>
              <table:table-cell office:value-type="float" office:value="0.0000346613">
                <text:p>0.0000346613</text:p>
              </table:table-cell>
              <table:table-cell office:value-type="float" office:value="0.00340558">
                <text:p>0.00340558</text:p>
              </table:table-cell>
              <table:table-cell office:value-type="float" office:value="0.721909">
                <text:p>0.7219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6204">
                <text:p>0.76204</text:p>
              </table:table-cell>
              <table:table-cell office:value-type="float" office:value="0.0000311136">
                <text:p>0.0000311136</text:p>
              </table:table-cell>
              <table:table-cell office:value-type="float" office:value="0.00338825">
                <text:p>0.00338825</text:p>
              </table:table-cell>
              <table:table-cell office:value-type="float" office:value="0.75728">
                <text:p>0.757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62903">
                <text:p>0.762903</text:p>
              </table:table-cell>
              <table:table-cell office:value-type="float" office:value="0.0000298518">
                <text:p>0.0000298518</text:p>
              </table:table-cell>
              <table:table-cell office:value-type="float" office:value="0.00328831">
                <text:p>0.00328831</text:p>
              </table:table-cell>
              <table:table-cell office:value-type="float" office:value="0.787252">
                <text:p>0.7872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63727">
                <text:p>0.763727</text:p>
              </table:table-cell>
              <table:table-cell office:value-type="float" office:value="0.0000271857">
                <text:p>0.0000271857</text:p>
              </table:table-cell>
              <table:table-cell office:value-type="float" office:value="0.00330072">
                <text:p>0.00330072</text:p>
              </table:table-cell>
              <table:table-cell office:value-type="float" office:value="0.809559">
                <text:p>0.8095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64516">
                <text:p>0.764516</text:p>
              </table:table-cell>
              <table:table-cell office:value-type="float" office:value="0.0000235258">
                <text:p>0.0000235258</text:p>
              </table:table-cell>
              <table:table-cell office:value-type="float" office:value="0.00329237">
                <text:p>0.00329237</text:p>
              </table:table-cell>
              <table:table-cell office:value-type="float" office:value="0.824792">
                <text:p>0.8247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287">
                <text:p>0.765287</text:p>
              </table:table-cell>
              <table:table-cell office:value-type="float" office:value="0.0000226794">
                <text:p>0.0000226794</text:p>
              </table:table-cell>
              <table:table-cell office:value-type="float" office:value="0.00326605">
                <text:p>0.00326605</text:p>
              </table:table-cell>
              <table:table-cell office:value-type="float" office:value="0.834302">
                <text:p>0.8343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6601">
                <text:p>0.76601</text:p>
              </table:table-cell>
              <table:table-cell office:value-type="float" office:value="0.0000223423">
                <text:p>0.0000223423</text:p>
              </table:table-cell>
              <table:table-cell office:value-type="float" office:value="0.00328416">
                <text:p>0.00328416</text:p>
              </table:table-cell>
              <table:table-cell office:value-type="float" office:value="0.837352">
                <text:p>0.8373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669">
                <text:p>0.76669</text:p>
              </table:table-cell>
              <table:table-cell office:value-type="float" office:value="0.0000227018">
                <text:p>0.0000227018</text:p>
              </table:table-cell>
              <table:table-cell office:value-type="float" office:value="0.00328367">
                <text:p>0.00328367</text:p>
              </table:table-cell>
              <table:table-cell office:value-type="float" office:value="0.838304">
                <text:p>0.8383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67343">
                <text:p>0.767343</text:p>
              </table:table-cell>
              <table:table-cell office:value-type="float" office:value="0.0000232789">
                <text:p>0.0000232789</text:p>
              </table:table-cell>
              <table:table-cell office:value-type="float" office:value="0.00328068">
                <text:p>0.00328068</text:p>
              </table:table-cell>
              <table:table-cell office:value-type="float" office:value="0.837641">
                <text:p>0.8376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67948">
                <text:p>0.767948</text:p>
              </table:table-cell>
              <table:table-cell office:value-type="float" office:value="0.0000239136">
                <text:p>0.0000239136</text:p>
              </table:table-cell>
              <table:table-cell office:value-type="float" office:value="0.00328263">
                <text:p>0.00328263</text:p>
              </table:table-cell>
              <table:table-cell office:value-type="float" office:value="0.835401">
                <text:p>0.8354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852">
                <text:p>0.76852</text:p>
              </table:table-cell>
              <table:table-cell office:value-type="float" office:value="0.0000253821">
                <text:p>0.0000253821</text:p>
              </table:table-cell>
              <table:table-cell office:value-type="float" office:value="0.00329405">
                <text:p>0.00329405</text:p>
              </table:table-cell>
              <table:table-cell office:value-type="float" office:value="0.832062">
                <text:p>0.8320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69063">
                <text:p>0.769063</text:p>
              </table:table-cell>
              <table:table-cell office:value-type="float" office:value="0.0000278165">
                <text:p>0.0000278165</text:p>
              </table:table-cell>
              <table:table-cell office:value-type="float" office:value="0.00333283">
                <text:p>0.00333283</text:p>
              </table:table-cell>
              <table:table-cell office:value-type="float" office:value="0.828131">
                <text:p>0.8281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9579">
                <text:p>0.769579</text:p>
              </table:table-cell>
              <table:table-cell office:value-type="float" office:value="0.0000305005">
                <text:p>0.0000305005</text:p>
              </table:table-cell>
              <table:table-cell office:value-type="float" office:value="0.00334312">
                <text:p>0.00334312</text:p>
              </table:table-cell>
              <table:table-cell office:value-type="float" office:value="0.823905">
                <text:p>0.8239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70077">
                <text:p>0.770077</text:p>
              </table:table-cell>
              <table:table-cell office:value-type="float" office:value="0.0000344305">
                <text:p>0.0000344305</text:p>
              </table:table-cell>
              <table:table-cell office:value-type="float" office:value="0.00332936">
                <text:p>0.00332936</text:p>
              </table:table-cell>
              <table:table-cell office:value-type="float" office:value="0.819567">
                <text:p>0.8195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70568">
                <text:p>0.770568</text:p>
              </table:table-cell>
              <table:table-cell office:value-type="float" office:value="0.000039682">
                <text:p>0.000039682</text:p>
              </table:table-cell>
              <table:table-cell office:value-type="float" office:value="0.00329964">
                <text:p>0.00329964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71035">
                <text:p>0.771035</text:p>
              </table:table-cell>
              <table:table-cell office:value-type="float" office:value="0.0000443468">
                <text:p>0.0000443468</text:p>
              </table:table-cell>
              <table:table-cell office:value-type="float" office:value="0.00325459">
                <text:p>0.00325459</text:p>
              </table:table-cell>
              <table:table-cell office:value-type="float" office:value="0.810907">
                <text:p>0.8109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71488">
                <text:p>0.771488</text:p>
              </table:table-cell>
              <table:table-cell office:value-type="float" office:value="0.0000502628">
                <text:p>0.0000502628</text:p>
              </table:table-cell>
              <table:table-cell office:value-type="float" office:value="0.00320029">
                <text:p>0.00320029</text:p>
              </table:table-cell>
              <table:table-cell office:value-type="float" office:value="0.806844">
                <text:p>0.8068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71933">
                <text:p>0.771933</text:p>
              </table:table-cell>
              <table:table-cell office:value-type="float" office:value="0.0000583063">
                <text:p>0.0000583063</text:p>
              </table:table-cell>
              <table:table-cell office:value-type="float" office:value="0.00318923">
                <text:p>0.00318923</text:p>
              </table:table-cell>
              <table:table-cell office:value-type="float" office:value="0.803019">
                <text:p>0.8030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72379">
                <text:p>0.772379</text:p>
              </table:table-cell>
              <table:table-cell office:value-type="float" office:value="0.0000711883">
                <text:p>0.0000711883</text:p>
              </table:table-cell>
              <table:table-cell office:value-type="float" office:value="0.00318853">
                <text:p>0.00318853</text:p>
              </table:table-cell>
              <table:table-cell office:value-type="float" office:value="0.799427">
                <text:p>0.7994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72847">
                <text:p>0.772847</text:p>
              </table:table-cell>
              <table:table-cell office:value-type="float" office:value="0.0000934907">
                <text:p>0.0000934907</text:p>
              </table:table-cell>
              <table:table-cell office:value-type="float" office:value="0.00318294">
                <text:p>0.00318294</text:p>
              </table:table-cell>
              <table:table-cell office:value-type="float" office:value="0.79604">
                <text:p>0.796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73341">
                <text:p>0.773341</text:p>
              </table:table-cell>
              <table:table-cell office:value-type="float" office:value="0.000127393">
                <text:p>0.000127393</text:p>
              </table:table-cell>
              <table:table-cell office:value-type="float" office:value="0.00318875">
                <text:p>0.00318875</text:p>
              </table:table-cell>
              <table:table-cell office:value-type="float" office:value="0.792844">
                <text:p>0.7928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73874">
                <text:p>0.773874</text:p>
              </table:table-cell>
              <table:table-cell office:value-type="float" office:value="0.000184184">
                <text:p>0.000184184</text:p>
              </table:table-cell>
              <table:table-cell office:value-type="float" office:value="0.00319862">
                <text:p>0.00319862</text:p>
              </table:table-cell>
              <table:table-cell office:value-type="float" office:value="0.789815">
                <text:p>0.7898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291658">
                <text:p>0.000291658</text:p>
              </table:table-cell>
              <table:table-cell office:value-type="float" office:value="0.00322209">
                <text:p>0.00322209</text:p>
              </table:table-cell>
              <table:table-cell office:value-type="float" office:value="0.786873">
                <text:p>0.7868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75035">
                <text:p>0.775035</text:p>
              </table:table-cell>
              <table:table-cell office:value-type="float" office:value="0.000373297">
                <text:p>0.000373297</text:p>
              </table:table-cell>
              <table:table-cell office:value-type="float" office:value="0.00322463">
                <text:p>0.00322463</text:p>
              </table:table-cell>
              <table:table-cell office:value-type="float" office:value="0.784151">
                <text:p>0.7841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75566">
                <text:p>0.775566</text:p>
              </table:table-cell>
              <table:table-cell office:value-type="float" office:value="0.000432905">
                <text:p>0.000432905</text:p>
              </table:table-cell>
              <table:table-cell office:value-type="float" office:value="0.00323557">
                <text:p>0.00323557</text:p>
              </table:table-cell>
              <table:table-cell office:value-type="float" office:value="0.781694">
                <text:p>0.7816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6075">
                <text:p>0.776075</text:p>
              </table:table-cell>
              <table:table-cell office:value-type="float" office:value="0.00058987">
                <text:p>0.00058987</text:p>
              </table:table-cell>
              <table:table-cell office:value-type="float" office:value="0.00323605">
                <text:p>0.00323605</text:p>
              </table:table-cell>
              <table:table-cell office:value-type="float" office:value="0.779371">
                <text:p>0.7793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76563">
                <text:p>0.776563</text:p>
              </table:table-cell>
              <table:table-cell office:value-type="float" office:value="0.000819726">
                <text:p>0.000819726</text:p>
              </table:table-cell>
              <table:table-cell office:value-type="float" office:value="0.00322838">
                <text:p>0.00322838</text:p>
              </table:table-cell>
              <table:table-cell office:value-type="float" office:value="0.77737">
                <text:p>0.777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77052">
                <text:p>0.777052</text:p>
              </table:table-cell>
              <table:table-cell office:value-type="float" office:value="0.0011577">
                <text:p>0.0011577</text:p>
              </table:table-cell>
              <table:table-cell office:value-type="float" office:value="0.00324675">
                <text:p>0.00324675</text:p>
              </table:table-cell>
              <table:table-cell office:value-type="float" office:value="0.775686">
                <text:p>0.7756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77562">
                <text:p>0.777562</text:p>
              </table:table-cell>
              <table:table-cell office:value-type="float" office:value="0.00169899">
                <text:p>0.00169899</text:p>
              </table:table-cell>
              <table:table-cell office:value-type="float" office:value="0.00329898">
                <text:p>0.00329898</text:p>
              </table:table-cell>
              <table:table-cell office:value-type="float" office:value="0.774263">
                <text:p>0.7742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78096">
                <text:p>0.778096</text:p>
              </table:table-cell>
              <table:table-cell office:value-type="float" office:value="0.00250543">
                <text:p>0.00250543</text:p>
              </table:table-cell>
              <table:table-cell office:value-type="float" office:value="0.00338654">
                <text:p>0.00338654</text:p>
              </table:table-cell>
              <table:table-cell office:value-type="float" office:value="0.77273">
                <text:p>0.772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863">
                <text:p>0.77863</text:p>
              </table:table-cell>
              <table:table-cell office:value-type="float" office:value="0.00373431">
                <text:p>0.00373431</text:p>
              </table:table-cell>
              <table:table-cell office:value-type="float" office:value="0.00347872">
                <text:p>0.00347872</text:p>
              </table:table-cell>
              <table:table-cell office:value-type="float" office:value="0.771274">
                <text:p>0.7712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79151">
                <text:p>0.779151</text:p>
              </table:table-cell>
              <table:table-cell office:value-type="float" office:value="0.00439659">
                <text:p>0.00439659</text:p>
              </table:table-cell>
              <table:table-cell office:value-type="float" office:value="0.00361224">
                <text:p>0.00361224</text:p>
              </table:table-cell>
              <table:table-cell office:value-type="float" office:value="0.769888">
                <text:p>0.7698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79686">
                <text:p>0.779686</text:p>
              </table:table-cell>
              <table:table-cell office:value-type="float" office:value="0.00447436">
                <text:p>0.00447436</text:p>
              </table:table-cell>
              <table:table-cell office:value-type="float" office:value="0.00381275">
                <text:p>0.00381275</text:p>
              </table:table-cell>
              <table:table-cell office:value-type="float" office:value="0.76869">
                <text:p>0.768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80235">
                <text:p>0.780235</text:p>
              </table:table-cell>
              <table:table-cell office:value-type="float" office:value="0.00416731">
                <text:p>0.00416731</text:p>
              </table:table-cell>
              <table:table-cell office:value-type="float" office:value="0.00412504">
                <text:p>0.00412504</text:p>
              </table:table-cell>
              <table:table-cell office:value-type="float" office:value="0.767603">
                <text:p>0.7676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80816">
                <text:p>0.780816</text:p>
              </table:table-cell>
              <table:table-cell office:value-type="float" office:value="0.00404785">
                <text:p>0.00404785</text:p>
              </table:table-cell>
              <table:table-cell office:value-type="float" office:value="0.00466239">
                <text:p>0.00466239</text:p>
              </table:table-cell>
              <table:table-cell office:value-type="float" office:value="0.766672">
                <text:p>0.7666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81381">
                <text:p>0.781381</text:p>
              </table:table-cell>
              <table:table-cell office:value-type="float" office:value="0.00382164">
                <text:p>0.00382164</text:p>
              </table:table-cell>
              <table:table-cell office:value-type="float" office:value="0.00520459">
                <text:p>0.00520459</text:p>
              </table:table-cell>
              <table:table-cell office:value-type="float" office:value="0.76557">
                <text:p>0.765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1962">
                <text:p>0.781962</text:p>
              </table:table-cell>
              <table:table-cell office:value-type="float" office:value="0.00360387">
                <text:p>0.00360387</text:p>
              </table:table-cell>
              <table:table-cell office:value-type="float" office:value="0.00636371">
                <text:p>0.00636371</text:p>
              </table:table-cell>
              <table:table-cell office:value-type="float" office:value="0.764622">
                <text:p>0.7646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82564">
                <text:p>0.782564</text:p>
              </table:table-cell>
              <table:table-cell office:value-type="float" office:value="0.00348836">
                <text:p>0.00348836</text:p>
              </table:table-cell>
              <table:table-cell office:value-type="float" office:value="0.0172829">
                <text:p>0.0172829</text:p>
              </table:table-cell>
              <table:table-cell office:value-type="float" office:value="0.763731">
                <text:p>0.7637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3186">
                <text:p>0.783186</text:p>
              </table:table-cell>
              <table:table-cell office:value-type="float" office:value="0.00338455">
                <text:p>0.00338455</text:p>
              </table:table-cell>
              <table:table-cell office:value-type="float" office:value="0.0486918">
                <text:p>0.0486918</text:p>
              </table:table-cell>
              <table:table-cell office:value-type="float" office:value="0.762872">
                <text:p>0.7628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83809">
                <text:p>0.783809</text:p>
              </table:table-cell>
              <table:table-cell office:value-type="float" office:value="0.00339408">
                <text:p>0.00339408</text:p>
              </table:table-cell>
              <table:table-cell office:value-type="float" office:value="0.11069">
                <text:p>0.11069</text:p>
              </table:table-cell>
              <table:table-cell office:value-type="float" office:value="0.761956">
                <text:p>0.7619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84457">
                <text:p>0.784457</text:p>
              </table:table-cell>
              <table:table-cell office:value-type="float" office:value="0.00337174">
                <text:p>0.00337174</text:p>
              </table:table-cell>
              <table:table-cell office:value-type="float" office:value="0.213699">
                <text:p>0.213699</text:p>
              </table:table-cell>
              <table:table-cell office:value-type="float" office:value="0.760721">
                <text:p>0.7607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85104">
                <text:p>0.785104</text:p>
              </table:table-cell>
              <table:table-cell office:value-type="float" office:value="0.00334949">
                <text:p>0.00334949</text:p>
              </table:table-cell>
              <table:table-cell office:value-type="float" office:value="0.345871">
                <text:p>0.345871</text:p>
              </table:table-cell>
              <table:table-cell office:value-type="float" office:value="0.75834">
                <text:p>0.758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85752">
                <text:p>0.785752</text:p>
              </table:table-cell>
              <table:table-cell office:value-type="float" office:value="0.00330588">
                <text:p>0.00330588</text:p>
              </table:table-cell>
              <table:table-cell office:value-type="float" office:value="0.488598">
                <text:p>0.488598</text:p>
              </table:table-cell>
              <table:table-cell office:value-type="float" office:value="0.754565">
                <text:p>0.7545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864">
                <text:p>0.7864</text:p>
              </table:table-cell>
              <table:table-cell office:value-type="float" office:value="0.00328281">
                <text:p>0.00328281</text:p>
              </table:table-cell>
              <table:table-cell office:value-type="float" office:value="0.625321">
                <text:p>0.625321</text:p>
              </table:table-cell>
              <table:table-cell office:value-type="float" office:value="0.750584">
                <text:p>0.7505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87047">
                <text:p>0.787047</text:p>
              </table:table-cell>
              <table:table-cell office:value-type="float" office:value="0.00327109">
                <text:p>0.00327109</text:p>
              </table:table-cell>
              <table:table-cell office:value-type="float" office:value="0.747135">
                <text:p>0.747135</text:p>
              </table:table-cell>
              <table:table-cell office:value-type="float" office:value="0.746479">
                <text:p>0.7464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87695">
                <text:p>0.787695</text:p>
              </table:table-cell>
              <table:table-cell office:value-type="float" office:value="0.00321266">
                <text:p>0.00321266</text:p>
              </table:table-cell>
              <table:table-cell office:value-type="float" office:value="0.832512">
                <text:p>0.832512</text:p>
              </table:table-cell>
              <table:table-cell office:value-type="float" office:value="0.74253">
                <text:p>0.742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831">
                <text:p>0.78831</text:p>
              </table:table-cell>
              <table:table-cell office:value-type="float" office:value="0.00316854">
                <text:p>0.00316854</text:p>
              </table:table-cell>
              <table:table-cell office:value-type="float" office:value="0.885514">
                <text:p>0.885514</text:p>
              </table:table-cell>
              <table:table-cell office:value-type="float" office:value="0.739046">
                <text:p>0.7390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88895">
                <text:p>0.788895</text:p>
              </table:table-cell>
              <table:table-cell office:value-type="float" office:value="0.00315079">
                <text:p>0.00315079</text:p>
              </table:table-cell>
              <table:table-cell office:value-type="float" office:value="0.913947">
                <text:p>0.913947</text:p>
              </table:table-cell>
              <table:table-cell office:value-type="float" office:value="0.735842">
                <text:p>0.7358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89423">
                <text:p>0.789423</text:p>
              </table:table-cell>
              <table:table-cell office:value-type="float" office:value="0.00314148">
                <text:p>0.00314148</text:p>
              </table:table-cell>
              <table:table-cell office:value-type="float" office:value="0.917938">
                <text:p>0.917938</text:p>
              </table:table-cell>
              <table:table-cell office:value-type="float" office:value="0.732873">
                <text:p>0.7328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89927">
                <text:p>0.789927</text:p>
              </table:table-cell>
              <table:table-cell office:value-type="float" office:value="0.00313975">
                <text:p>0.00313975</text:p>
              </table:table-cell>
              <table:table-cell office:value-type="float" office:value="0.919193">
                <text:p>0.919193</text:p>
              </table:table-cell>
              <table:table-cell office:value-type="float" office:value="0.730364">
                <text:p>0.7303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0407">
                <text:p>0.790407</text:p>
              </table:table-cell>
              <table:table-cell office:value-type="float" office:value="0.00313813">
                <text:p>0.00313813</text:p>
              </table:table-cell>
              <table:table-cell office:value-type="float" office:value="0.920494">
                <text:p>0.920494</text:p>
              </table:table-cell>
              <table:table-cell office:value-type="float" office:value="0.728417">
                <text:p>0.7284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90886">
                <text:p>0.790886</text:p>
              </table:table-cell>
              <table:table-cell office:value-type="float" office:value="0.00313309">
                <text:p>0.00313309</text:p>
              </table:table-cell>
              <table:table-cell office:value-type="float" office:value="0.921756">
                <text:p>0.921756</text:p>
              </table:table-cell>
              <table:table-cell office:value-type="float" office:value="0.727051">
                <text:p>0.7270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1366">
                <text:p>0.791366</text:p>
              </table:table-cell>
              <table:table-cell office:value-type="float" office:value="0.00312603">
                <text:p>0.00312603</text:p>
              </table:table-cell>
              <table:table-cell office:value-type="float" office:value="0.922988">
                <text:p>0.922988</text:p>
              </table:table-cell>
              <table:table-cell office:value-type="float" office:value="0.726294">
                <text:p>0.7262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91821">
                <text:p>0.791821</text:p>
              </table:table-cell>
              <table:table-cell office:value-type="float" office:value="0.00312169">
                <text:p>0.00312169</text:p>
              </table:table-cell>
              <table:table-cell office:value-type="float" office:value="0.924398">
                <text:p>0.924398</text:p>
              </table:table-cell>
              <table:table-cell office:value-type="float" office:value="0.726071">
                <text:p>0.7260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92275">
                <text:p>0.792275</text:p>
              </table:table-cell>
              <table:table-cell office:value-type="float" office:value="0.00311475">
                <text:p>0.00311475</text:p>
              </table:table-cell>
              <table:table-cell office:value-type="float" office:value="0.925788">
                <text:p>0.925788</text:p>
              </table:table-cell>
              <table:table-cell office:value-type="float" office:value="0.726435">
                <text:p>0.7264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92729">
                <text:p>0.792729</text:p>
              </table:table-cell>
              <table:table-cell office:value-type="float" office:value="0.00310791">
                <text:p>0.00310791</text:p>
              </table:table-cell>
              <table:table-cell office:value-type="float" office:value="0.926881">
                <text:p>0.926881</text:p>
              </table:table-cell>
              <table:table-cell office:value-type="float" office:value="0.727299">
                <text:p>0.7272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93184">
                <text:p>0.793184</text:p>
              </table:table-cell>
              <table:table-cell office:value-type="float" office:value="0.00309716">
                <text:p>0.00309716</text:p>
              </table:table-cell>
              <table:table-cell office:value-type="float" office:value="0.927392">
                <text:p>0.927392</text:p>
              </table:table-cell>
              <table:table-cell office:value-type="float" office:value="0.728585">
                <text:p>0.7285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3638">
                <text:p>0.793638</text:p>
              </table:table-cell>
              <table:table-cell office:value-type="float" office:value="0.00308658">
                <text:p>0.00308658</text:p>
              </table:table-cell>
              <table:table-cell office:value-type="float" office:value="0.927327">
                <text:p>0.927327</text:p>
              </table:table-cell>
              <table:table-cell office:value-type="float" office:value="0.730242">
                <text:p>0.7302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94093">
                <text:p>0.794093</text:p>
              </table:table-cell>
              <table:table-cell office:value-type="float" office:value="0.00307074">
                <text:p>0.00307074</text:p>
              </table:table-cell>
              <table:table-cell office:value-type="float" office:value="0.92752">
                <text:p>0.92752</text:p>
              </table:table-cell>
              <table:table-cell office:value-type="float" office:value="0.73222">
                <text:p>0.732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4547">
                <text:p>0.794547</text:p>
              </table:table-cell>
              <table:table-cell office:value-type="float" office:value="0.00305978">
                <text:p>0.00305978</text:p>
              </table:table-cell>
              <table:table-cell office:value-type="float" office:value="0.92797">
                <text:p>0.92797</text:p>
              </table:table-cell>
              <table:table-cell office:value-type="float" office:value="0.734491">
                <text:p>0.7344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95001">
                <text:p>0.795001</text:p>
              </table:table-cell>
              <table:table-cell office:value-type="float" office:value="0.00304887">
                <text:p>0.00304887</text:p>
              </table:table-cell>
              <table:table-cell office:value-type="float" office:value="0.929036">
                <text:p>0.929036</text:p>
              </table:table-cell>
              <table:table-cell office:value-type="float" office:value="0.737111">
                <text:p>0.737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95456">
                <text:p>0.795456</text:p>
              </table:table-cell>
              <table:table-cell office:value-type="float" office:value="0.00304241">
                <text:p>0.00304241</text:p>
              </table:table-cell>
              <table:table-cell office:value-type="float" office:value="0.930159">
                <text:p>0.930159</text:p>
              </table:table-cell>
              <table:table-cell office:value-type="float" office:value="0.740107">
                <text:p>0.7401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9591">
                <text:p>0.79591</text:p>
              </table:table-cell>
              <table:table-cell office:value-type="float" office:value="0.0030406">
                <text:p>0.0030406</text:p>
              </table:table-cell>
              <table:table-cell office:value-type="float" office:value="0.931362">
                <text:p>0.931362</text:p>
              </table:table-cell>
              <table:table-cell office:value-type="float" office:value="0.742937">
                <text:p>0.7429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96319">
                <text:p>0.796319</text:p>
              </table:table-cell>
              <table:table-cell office:value-type="float" office:value="0.00303987">
                <text:p>0.00303987</text:p>
              </table:table-cell>
              <table:table-cell office:value-type="float" office:value="0.932631">
                <text:p>0.932631</text:p>
              </table:table-cell>
              <table:table-cell office:value-type="float" office:value="0.745497">
                <text:p>0.7454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96728">
                <text:p>0.796728</text:p>
              </table:table-cell>
              <table:table-cell office:value-type="float" office:value="0.00303905">
                <text:p>0.00303905</text:p>
              </table:table-cell>
              <table:table-cell office:value-type="float" office:value="0.933907">
                <text:p>0.933907</text:p>
              </table:table-cell>
              <table:table-cell office:value-type="float" office:value="0.748276">
                <text:p>0.7482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97092">
                <text:p>0.797092</text:p>
              </table:table-cell>
              <table:table-cell office:value-type="float" office:value="0.00303951">
                <text:p>0.00303951</text:p>
              </table:table-cell>
              <table:table-cell office:value-type="float" office:value="0.935158">
                <text:p>0.935158</text:p>
              </table:table-cell>
              <table:table-cell office:value-type="float" office:value="0.750829">
                <text:p>0.7508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97455">
                <text:p>0.797455</text:p>
              </table:table-cell>
              <table:table-cell office:value-type="float" office:value="0.00303961">
                <text:p>0.00303961</text:p>
              </table:table-cell>
              <table:table-cell office:value-type="float" office:value="0.936312">
                <text:p>0.936312</text:p>
              </table:table-cell>
              <table:table-cell office:value-type="float" office:value="0.753645">
                <text:p>0.7536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97819">
                <text:p>0.797819</text:p>
              </table:table-cell>
              <table:table-cell office:value-type="float" office:value="0.00303993">
                <text:p>0.00303993</text:p>
              </table:table-cell>
              <table:table-cell office:value-type="float" office:value="0.937421">
                <text:p>0.937421</text:p>
              </table:table-cell>
              <table:table-cell office:value-type="float" office:value="0.756761">
                <text:p>0.7567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8182">
                <text:p>0.798182</text:p>
              </table:table-cell>
              <table:table-cell office:value-type="float" office:value="0.00304027">
                <text:p>0.00304027</text:p>
              </table:table-cell>
              <table:table-cell office:value-type="float" office:value="0.938425">
                <text:p>0.938425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98546">
                <text:p>0.798546</text:p>
              </table:table-cell>
              <table:table-cell office:value-type="float" office:value="0.00304066">
                <text:p>0.00304066</text:p>
              </table:table-cell>
              <table:table-cell office:value-type="float" office:value="0.939339">
                <text:p>0.939339</text:p>
              </table:table-cell>
              <table:table-cell office:value-type="float" office:value="0.763603">
                <text:p>0.763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98909">
                <text:p>0.798909</text:p>
              </table:table-cell>
              <table:table-cell office:value-type="float" office:value="0.00304076">
                <text:p>0.00304076</text:p>
              </table:table-cell>
              <table:table-cell office:value-type="float" office:value="0.940173">
                <text:p>0.940173</text:p>
              </table:table-cell>
              <table:table-cell office:value-type="float" office:value="0.767179">
                <text:p>0.7671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9273">
                <text:p>0.799273</text:p>
              </table:table-cell>
              <table:table-cell office:value-type="float" office:value="0.00304094">
                <text:p>0.00304094</text:p>
              </table:table-cell>
              <table:table-cell office:value-type="float" office:value="0.94094">
                <text:p>0.94094</text:p>
              </table:table-cell>
              <table:table-cell office:value-type="float" office:value="0.771164">
                <text:p>0.7711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799636">
                <text:p>0.799636</text:p>
              </table:table-cell>
              <table:table-cell office:value-type="float" office:value="0.00304148">
                <text:p>0.00304148</text:p>
              </table:table-cell>
              <table:table-cell office:value-type="float" office:value="0.941643">
                <text:p>0.941643</text:p>
              </table:table-cell>
              <table:table-cell office:value-type="float" office:value="0.775529">
                <text:p>0.7755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">
                <text:p>0.8</text:p>
              </table:table-cell>
              <table:table-cell office:value-type="float" office:value="0.00304221">
                <text:p>0.00304221</text:p>
              </table:table-cell>
              <table:table-cell office:value-type="float" office:value="0.942308">
                <text:p>0.942308</text:p>
              </table:table-cell>
              <table:table-cell office:value-type="float" office:value="0.780216">
                <text:p>0.780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0041">
                <text:p>0.80041</text:p>
              </table:table-cell>
              <table:table-cell office:value-type="float" office:value="0.00304384">
                <text:p>0.00304384</text:p>
              </table:table-cell>
              <table:table-cell office:value-type="float" office:value="0.94316">
                <text:p>0.94316</text:p>
              </table:table-cell>
              <table:table-cell office:value-type="float" office:value="0.785752">
                <text:p>0.7857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00869">
                <text:p>0.800869</text:p>
              </table:table-cell>
              <table:table-cell office:value-type="float" office:value="0.00304608">
                <text:p>0.00304608</text:p>
              </table:table-cell>
              <table:table-cell office:value-type="float" office:value="0.944312">
                <text:p>0.944312</text:p>
              </table:table-cell>
              <table:table-cell office:value-type="float" office:value="0.791961">
                <text:p>0.7919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01381">
                <text:p>0.801381</text:p>
              </table:table-cell>
              <table:table-cell office:value-type="float" office:value="0.00304917">
                <text:p>0.00304917</text:p>
              </table:table-cell>
              <table:table-cell office:value-type="float" office:value="0.945835">
                <text:p>0.945835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01953">
                <text:p>0.801953</text:p>
              </table:table-cell>
              <table:table-cell office:value-type="float" office:value="0.00305385">
                <text:p>0.00305385</text:p>
              </table:table-cell>
              <table:table-cell office:value-type="float" office:value="0.947804">
                <text:p>0.947804</text:p>
              </table:table-cell>
              <table:table-cell office:value-type="float" office:value="0.806458">
                <text:p>0.8064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02585">
                <text:p>0.802585</text:p>
              </table:table-cell>
              <table:table-cell office:value-type="float" office:value="0.00306057">
                <text:p>0.00306057</text:p>
              </table:table-cell>
              <table:table-cell office:value-type="float" office:value="0.950411">
                <text:p>0.950411</text:p>
              </table:table-cell>
              <table:table-cell office:value-type="float" office:value="0.815113">
                <text:p>0.8151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03226">
                <text:p>0.803226</text:p>
              </table:table-cell>
              <table:table-cell office:value-type="float" office:value="0.00307622">
                <text:p>0.00307622</text:p>
              </table:table-cell>
              <table:table-cell office:value-type="float" office:value="0.953857">
                <text:p>0.953857</text:p>
              </table:table-cell>
              <table:table-cell office:value-type="float" office:value="0.824258">
                <text:p>0.8242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03894">
                <text:p>0.803894</text:p>
              </table:table-cell>
              <table:table-cell office:value-type="float" office:value="0.00310729">
                <text:p>0.00310729</text:p>
              </table:table-cell>
              <table:table-cell office:value-type="float" office:value="0.958559">
                <text:p>0.958559</text:p>
              </table:table-cell>
              <table:table-cell office:value-type="float" office:value="0.834316">
                <text:p>0.8343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04572">
                <text:p>0.804572</text:p>
              </table:table-cell>
              <table:table-cell office:value-type="float" office:value="0.00311573">
                <text:p>0.00311573</text:p>
              </table:table-cell>
              <table:table-cell office:value-type="float" office:value="0.963074">
                <text:p>0.963074</text:p>
              </table:table-cell>
              <table:table-cell office:value-type="float" office:value="0.84508">
                <text:p>0.845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05271">
                <text:p>0.805271</text:p>
              </table:table-cell>
              <table:table-cell office:value-type="float" office:value="0.00311923">
                <text:p>0.00311923</text:p>
              </table:table-cell>
              <table:table-cell office:value-type="float" office:value="0.965734">
                <text:p>0.965734</text:p>
              </table:table-cell>
              <table:table-cell office:value-type="float" office:value="0.85676">
                <text:p>0.856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0597">
                <text:p>0.80597</text:p>
              </table:table-cell>
              <table:table-cell office:value-type="float" office:value="0.00311814">
                <text:p>0.00311814</text:p>
              </table:table-cell>
              <table:table-cell office:value-type="float" office:value="0.967931">
                <text:p>0.967931</text:p>
              </table:table-cell>
              <table:table-cell office:value-type="float" office:value="0.868713">
                <text:p>0.8687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06692">
                <text:p>0.806692</text:p>
              </table:table-cell>
              <table:table-cell office:value-type="float" office:value="0.00309627">
                <text:p>0.00309627</text:p>
              </table:table-cell>
              <table:table-cell office:value-type="float" office:value="0.969684">
                <text:p>0.969684</text:p>
              </table:table-cell>
              <table:table-cell office:value-type="float" office:value="0.881186">
                <text:p>0.8811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07426">
                <text:p>0.807426</text:p>
              </table:table-cell>
              <table:table-cell office:value-type="float" office:value="0.00307173">
                <text:p>0.00307173</text:p>
              </table:table-cell>
              <table:table-cell office:value-type="float" office:value="0.972451">
                <text:p>0.972451</text:p>
              </table:table-cell>
              <table:table-cell office:value-type="float" office:value="0.894105">
                <text:p>0.8941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0816">
                <text:p>0.80816</text:p>
              </table:table-cell>
              <table:table-cell office:value-type="float" office:value="0.0030493">
                <text:p>0.0030493</text:p>
              </table:table-cell>
              <table:table-cell office:value-type="float" office:value="0.975829">
                <text:p>0.975829</text:p>
              </table:table-cell>
              <table:table-cell office:value-type="float" office:value="0.907054">
                <text:p>0.9070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08907">
                <text:p>0.808907</text:p>
              </table:table-cell>
              <table:table-cell office:value-type="float" office:value="0.00304181">
                <text:p>0.00304181</text:p>
              </table:table-cell>
              <table:table-cell office:value-type="float" office:value="0.977413">
                <text:p>0.977413</text:p>
              </table:table-cell>
              <table:table-cell office:value-type="float" office:value="0.920294">
                <text:p>0.9202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09668">
                <text:p>0.809668</text:p>
              </table:table-cell>
              <table:table-cell office:value-type="float" office:value="0.00303084">
                <text:p>0.00303084</text:p>
              </table:table-cell>
              <table:table-cell office:value-type="float" office:value="0.976695">
                <text:p>0.976695</text:p>
              </table:table-cell>
              <table:table-cell office:value-type="float" office:value="0.933717">
                <text:p>0.9337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10429">
                <text:p>0.810429</text:p>
              </table:table-cell>
              <table:table-cell office:value-type="float" office:value="0.00303236">
                <text:p>0.00303236</text:p>
              </table:table-cell>
              <table:table-cell office:value-type="float" office:value="0.975304">
                <text:p>0.975304</text:p>
              </table:table-cell>
              <table:table-cell office:value-type="float" office:value="0.947043">
                <text:p>0.9470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11205">
                <text:p>0.811205</text:p>
              </table:table-cell>
              <table:table-cell office:value-type="float" office:value="0.00303479">
                <text:p>0.00303479</text:p>
              </table:table-cell>
              <table:table-cell office:value-type="float" office:value="0.97314">
                <text:p>0.97314</text:p>
              </table:table-cell>
              <table:table-cell office:value-type="float" office:value="0.960024">
                <text:p>0.9600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11996">
                <text:p>0.811996</text:p>
              </table:table-cell>
              <table:table-cell office:value-type="float" office:value="0.00303709">
                <text:p>0.00303709</text:p>
              </table:table-cell>
              <table:table-cell office:value-type="float" office:value="0.972155">
                <text:p>0.972155</text:p>
              </table:table-cell>
              <table:table-cell office:value-type="float" office:value="0.971894">
                <text:p>0.9718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12788">
                <text:p>0.812788</text:p>
              </table:table-cell>
              <table:table-cell office:value-type="float" office:value="0.00302683">
                <text:p>0.00302683</text:p>
              </table:table-cell>
              <table:table-cell office:value-type="float" office:value="0.972752">
                <text:p>0.972752</text:p>
              </table:table-cell>
              <table:table-cell office:value-type="float" office:value="0.981692">
                <text:p>0.9816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13597">
                <text:p>0.813597</text:p>
              </table:table-cell>
              <table:table-cell office:value-type="float" office:value="0.00301201">
                <text:p>0.00301201</text:p>
              </table:table-cell>
              <table:table-cell office:value-type="float" office:value="0.973852">
                <text:p>0.973852</text:p>
              </table:table-cell>
              <table:table-cell office:value-type="float" office:value="0.989012">
                <text:p>0.9890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14406">
                <text:p>0.814406</text:p>
              </table:table-cell>
              <table:table-cell office:value-type="float" office:value="0.00300242">
                <text:p>0.00300242</text:p>
              </table:table-cell>
              <table:table-cell office:value-type="float" office:value="0.974986">
                <text:p>0.974986</text:p>
              </table:table-cell>
              <table:table-cell office:value-type="float" office:value="0.993822">
                <text:p>0.9938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15197">
                <text:p>0.815197</text:p>
              </table:table-cell>
              <table:table-cell office:value-type="float" office:value="0.00302975">
                <text:p>0.00302975</text:p>
              </table:table-cell>
              <table:table-cell office:value-type="float" office:value="0.970821">
                <text:p>0.970821</text:p>
              </table:table-cell>
              <table:table-cell office:value-type="float" office:value="0.996535">
                <text:p>0.9965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15988">
                <text:p>0.815988</text:p>
              </table:table-cell>
              <table:table-cell office:value-type="float" office:value="0.00303131">
                <text:p>0.00303131</text:p>
              </table:table-cell>
              <table:table-cell office:value-type="float" office:value="0.958169">
                <text:p>0.958169</text:p>
              </table:table-cell>
              <table:table-cell office:value-type="float" office:value="0.997459">
                <text:p>0.9974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16761">
                <text:p>0.816761</text:p>
              </table:table-cell>
              <table:table-cell office:value-type="float" office:value="0.00306049">
                <text:p>0.00306049</text:p>
              </table:table-cell>
              <table:table-cell office:value-type="float" office:value="0.936429">
                <text:p>0.936429</text:p>
              </table:table-cell>
              <table:table-cell office:value-type="float" office:value="0.997413">
                <text:p>0.9974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17534">
                <text:p>0.817534</text:p>
              </table:table-cell>
              <table:table-cell office:value-type="float" office:value="0.00490959">
                <text:p>0.00490959</text:p>
              </table:table-cell>
              <table:table-cell office:value-type="float" office:value="0.905009">
                <text:p>0.905009</text:p>
              </table:table-cell>
              <table:table-cell office:value-type="float" office:value="0.997387">
                <text:p>0.99738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18307">
                <text:p>0.818307</text:p>
              </table:table-cell>
              <table:table-cell office:value-type="float" office:value="0.0111731">
                <text:p>0.0111731</text:p>
              </table:table-cell>
              <table:table-cell office:value-type="float" office:value="0.863024">
                <text:p>0.863024</text:p>
              </table:table-cell>
              <table:table-cell office:value-type="float" office:value="0.997349">
                <text:p>0.99734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1908">
                <text:p>0.81908</text:p>
              </table:table-cell>
              <table:table-cell office:value-type="float" office:value="0.0231441">
                <text:p>0.0231441</text:p>
              </table:table-cell>
              <table:table-cell office:value-type="float" office:value="0.809548">
                <text:p>0.809548</text:p>
              </table:table-cell>
              <table:table-cell office:value-type="float" office:value="0.997293">
                <text:p>0.9972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19853">
                <text:p>0.819853</text:p>
              </table:table-cell>
              <table:table-cell office:value-type="float" office:value="0.0419025">
                <text:p>0.0419025</text:p>
              </table:table-cell>
              <table:table-cell office:value-type="float" office:value="0.745649">
                <text:p>0.745649</text:p>
              </table:table-cell>
              <table:table-cell office:value-type="float" office:value="0.997205">
                <text:p>0.9972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20626">
                <text:p>0.820626</text:p>
              </table:table-cell>
              <table:table-cell office:value-type="float" office:value="0.0673535">
                <text:p>0.0673535</text:p>
              </table:table-cell>
              <table:table-cell office:value-type="float" office:value="0.67407">
                <text:p>0.67407</text:p>
              </table:table-cell>
              <table:table-cell office:value-type="float" office:value="0.99706">
                <text:p>0.997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1399">
                <text:p>0.821399</text:p>
              </table:table-cell>
              <table:table-cell office:value-type="float" office:value="0.0946624">
                <text:p>0.0946624</text:p>
              </table:table-cell>
              <table:table-cell office:value-type="float" office:value="0.598591">
                <text:p>0.598591</text:p>
              </table:table-cell>
              <table:table-cell office:value-type="float" office:value="0.996848">
                <text:p>0.9968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2193">
                <text:p>0.822193</text:p>
              </table:table-cell>
              <table:table-cell office:value-type="float" office:value="0.120375">
                <text:p>0.120375</text:p>
              </table:table-cell>
              <table:table-cell office:value-type="float" office:value="0.52201">
                <text:p>0.52201</text:p>
              </table:table-cell>
              <table:table-cell office:value-type="float" office:value="0.996791">
                <text:p>0.9967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22988">
                <text:p>0.822988</text:p>
              </table:table-cell>
              <table:table-cell office:value-type="float" office:value="0.141547">
                <text:p>0.141547</text:p>
              </table:table-cell>
              <table:table-cell office:value-type="float" office:value="0.448208">
                <text:p>0.448208</text:p>
              </table:table-cell>
              <table:table-cell office:value-type="float" office:value="0.996664">
                <text:p>0.9966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23782">
                <text:p>0.823782</text:p>
              </table:table-cell>
              <table:table-cell office:value-type="float" office:value="0.157483">
                <text:p>0.157483</text:p>
              </table:table-cell>
              <table:table-cell office:value-type="float" office:value="0.377644">
                <text:p>0.377644</text:p>
              </table:table-cell>
              <table:table-cell office:value-type="float" office:value="0.996434">
                <text:p>0.9964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24602">
                <text:p>0.824602</text:p>
              </table:table-cell>
              <table:table-cell office:value-type="float" office:value="0.167032">
                <text:p>0.167032</text:p>
              </table:table-cell>
              <table:table-cell office:value-type="float" office:value="0.309412">
                <text:p>0.309412</text:p>
              </table:table-cell>
              <table:table-cell office:value-type="float" office:value="0.996045">
                <text:p>0.9960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5421">
                <text:p>0.825421</text:p>
              </table:table-cell>
              <table:table-cell office:value-type="float" office:value="0.175314">
                <text:p>0.175314</text:p>
              </table:table-cell>
              <table:table-cell office:value-type="float" office:value="0.247577">
                <text:p>0.247577</text:p>
              </table:table-cell>
              <table:table-cell office:value-type="float" office:value="0.995289">
                <text:p>0.9952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6269">
                <text:p>0.826269</text:p>
              </table:table-cell>
              <table:table-cell office:value-type="float" office:value="0.179116">
                <text:p>0.179116</text:p>
              </table:table-cell>
              <table:table-cell office:value-type="float" office:value="0.193761">
                <text:p>0.193761</text:p>
              </table:table-cell>
              <table:table-cell office:value-type="float" office:value="0.994169">
                <text:p>0.9941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27148">
                <text:p>0.827148</text:p>
              </table:table-cell>
              <table:table-cell office:value-type="float" office:value="0.174017">
                <text:p>0.174017</text:p>
              </table:table-cell>
              <table:table-cell office:value-type="float" office:value="0.14859">
                <text:p>0.14859</text:p>
              </table:table-cell>
              <table:table-cell office:value-type="float" office:value="0.992191">
                <text:p>0.9921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28026">
                <text:p>0.828026</text:p>
              </table:table-cell>
              <table:table-cell office:value-type="float" office:value="0.160999">
                <text:p>0.160999</text:p>
              </table:table-cell>
              <table:table-cell office:value-type="float" office:value="0.112502">
                <text:p>0.112502</text:p>
              </table:table-cell>
              <table:table-cell office:value-type="float" office:value="0.98974">
                <text:p>0.989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8942">
                <text:p>0.828942</text:p>
              </table:table-cell>
              <table:table-cell office:value-type="float" office:value="0.141482">
                <text:p>0.141482</text:p>
              </table:table-cell>
              <table:table-cell office:value-type="float" office:value="0.0825694">
                <text:p>0.0825694</text:p>
              </table:table-cell>
              <table:table-cell office:value-type="float" office:value="0.986683">
                <text:p>0.9866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29858">
                <text:p>0.829858</text:p>
              </table:table-cell>
              <table:table-cell office:value-type="float" office:value="0.118816">
                <text:p>0.118816</text:p>
              </table:table-cell>
              <table:table-cell office:value-type="float" office:value="0.05874">
                <text:p>0.05874</text:p>
              </table:table-cell>
              <table:table-cell office:value-type="float" office:value="0.980695">
                <text:p>0.9806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30817">
                <text:p>0.830817</text:p>
              </table:table-cell>
              <table:table-cell office:value-type="float" office:value="0.103066">
                <text:p>0.103066</text:p>
              </table:table-cell>
              <table:table-cell office:value-type="float" office:value="0.0388664">
                <text:p>0.0388664</text:p>
              </table:table-cell>
              <table:table-cell office:value-type="float" office:value="0.968396">
                <text:p>0.9683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1776">
                <text:p>0.831776</text:p>
              </table:table-cell>
              <table:table-cell office:value-type="float" office:value="0.0877718">
                <text:p>0.0877718</text:p>
              </table:table-cell>
              <table:table-cell office:value-type="float" office:value="0.0228881">
                <text:p>0.0228881</text:p>
              </table:table-cell>
              <table:table-cell office:value-type="float" office:value="0.945688">
                <text:p>0.9456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32788">
                <text:p>0.832788</text:p>
              </table:table-cell>
              <table:table-cell office:value-type="float" office:value="0.0706737">
                <text:p>0.0706737</text:p>
              </table:table-cell>
              <table:table-cell office:value-type="float" office:value="0.0110804">
                <text:p>0.0110804</text:p>
              </table:table-cell>
              <table:table-cell office:value-type="float" office:value="0.9068">
                <text:p>0.90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33745">
                <text:p>0.833745</text:p>
              </table:table-cell>
              <table:table-cell office:value-type="float" office:value="0.06718">
                <text:p>0.06718</text:p>
              </table:table-cell>
              <table:table-cell office:value-type="float" office:value="0.00375349">
                <text:p>0.00375349</text:p>
              </table:table-cell>
              <table:table-cell office:value-type="float" office:value="0.849249">
                <text:p>0.8492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34648">
                <text:p>0.834648</text:p>
              </table:table-cell>
              <table:table-cell office:value-type="float" office:value="0.0781518">
                <text:p>0.0781518</text:p>
              </table:table-cell>
              <table:table-cell office:value-type="float" office:value="0.00163077">
                <text:p>0.00163077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35501">
                <text:p>0.835501</text:p>
              </table:table-cell>
              <table:table-cell office:value-type="float" office:value="0.104527">
                <text:p>0.104527</text:p>
              </table:table-cell>
              <table:table-cell office:value-type="float" office:value="0.00136129">
                <text:p>0.00136129</text:p>
              </table:table-cell>
              <table:table-cell office:value-type="float" office:value="0.680138">
                <text:p>0.6801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36353">
                <text:p>0.836353</text:p>
              </table:table-cell>
              <table:table-cell office:value-type="float" office:value="0.15406">
                <text:p>0.15406</text:p>
              </table:table-cell>
              <table:table-cell office:value-type="float" office:value="0.00128453">
                <text:p>0.00128453</text:p>
              </table:table-cell>
              <table:table-cell office:value-type="float" office:value="0.56758">
                <text:p>0.567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37156">
                <text:p>0.837156</text:p>
              </table:table-cell>
              <table:table-cell office:value-type="float" office:value="0.229998">
                <text:p>0.229998</text:p>
              </table:table-cell>
              <table:table-cell office:value-type="float" office:value="0.00121485">
                <text:p>0.00121485</text:p>
              </table:table-cell>
              <table:table-cell office:value-type="float" office:value="0.46097">
                <text:p>0.460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37959">
                <text:p>0.837959</text:p>
              </table:table-cell>
              <table:table-cell office:value-type="float" office:value="0.323494">
                <text:p>0.323494</text:p>
              </table:table-cell>
              <table:table-cell office:value-type="float" office:value="0.00118416">
                <text:p>0.00118416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8762">
                <text:p>0.838762</text:p>
              </table:table-cell>
              <table:table-cell office:value-type="float" office:value="0.424366">
                <text:p>0.424366</text:p>
              </table:table-cell>
              <table:table-cell office:value-type="float" office:value="0.00116489">
                <text:p>0.00116489</text:p>
              </table:table-cell>
              <table:table-cell office:value-type="float" office:value="0.296195">
                <text:p>0.2961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39626">
                <text:p>0.839626</text:p>
              </table:table-cell>
              <table:table-cell office:value-type="float" office:value="0.545776">
                <text:p>0.545776</text:p>
              </table:table-cell>
              <table:table-cell office:value-type="float" office:value="0.00115471">
                <text:p>0.00115471</text:p>
              </table:table-cell>
              <table:table-cell office:value-type="float" office:value="0.240637">
                <text:p>0.2406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0491">
                <text:p>0.840491</text:p>
              </table:table-cell>
              <table:table-cell office:value-type="float" office:value="0.645745">
                <text:p>0.645745</text:p>
              </table:table-cell>
              <table:table-cell office:value-type="float" office:value="0.00115536">
                <text:p>0.00115536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41442">
                <text:p>0.841442</text:p>
              </table:table-cell>
              <table:table-cell office:value-type="float" office:value="0.726875">
                <text:p>0.726875</text:p>
              </table:table-cell>
              <table:table-cell office:value-type="float" office:value="0.00116278">
                <text:p>0.00116278</text:p>
              </table:table-cell>
              <table:table-cell office:value-type="float" office:value="0.18614">
                <text:p>0.186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42393">
                <text:p>0.842393</text:p>
              </table:table-cell>
              <table:table-cell office:value-type="float" office:value="0.783287">
                <text:p>0.783287</text:p>
              </table:table-cell>
              <table:table-cell office:value-type="float" office:value="0.00116575">
                <text:p>0.00116575</text:p>
              </table:table-cell>
              <table:table-cell office:value-type="float" office:value="0.161679">
                <text:p>0.16167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43343">
                <text:p>0.843343</text:p>
              </table:table-cell>
              <table:table-cell office:value-type="float" office:value="0.796723">
                <text:p>0.796723</text:p>
              </table:table-cell>
              <table:table-cell office:value-type="float" office:value="0.00115825">
                <text:p>0.00115825</text:p>
              </table:table-cell>
              <table:table-cell office:value-type="float" office:value="0.139822">
                <text:p>0.1398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44294">
                <text:p>0.844294</text:p>
              </table:table-cell>
              <table:table-cell office:value-type="float" office:value="0.793877">
                <text:p>0.793877</text:p>
              </table:table-cell>
              <table:table-cell office:value-type="float" office:value="0.00115653">
                <text:p>0.00115653</text:p>
              </table:table-cell>
              <table:table-cell office:value-type="float" office:value="0.121198">
                <text:p>0.1211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45245">
                <text:p>0.845245</text:p>
              </table:table-cell>
              <table:table-cell office:value-type="float" office:value="0.789117">
                <text:p>0.789117</text:p>
              </table:table-cell>
              <table:table-cell office:value-type="float" office:value="0.00116018">
                <text:p>0.00116018</text:p>
              </table:table-cell>
              <table:table-cell office:value-type="float" office:value="0.100115">
                <text:p>0.1001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46196">
                <text:p>0.846196</text:p>
              </table:table-cell>
              <table:table-cell office:value-type="float" office:value="0.751078">
                <text:p>0.751078</text:p>
              </table:table-cell>
              <table:table-cell office:value-type="float" office:value="0.00116206">
                <text:p>0.00116206</text:p>
              </table:table-cell>
              <table:table-cell office:value-type="float" office:value="0.0805117">
                <text:p>0.08051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47147">
                <text:p>0.847147</text:p>
              </table:table-cell>
              <table:table-cell office:value-type="float" office:value="0.658704">
                <text:p>0.658704</text:p>
              </table:table-cell>
              <table:table-cell office:value-type="float" office:value="0.0011636">
                <text:p>0.0011636</text:p>
              </table:table-cell>
              <table:table-cell office:value-type="float" office:value="0.0649891">
                <text:p>0.06498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8098">
                <text:p>0.848098</text:p>
              </table:table-cell>
              <table:table-cell office:value-type="float" office:value="0.557082">
                <text:p>0.557082</text:p>
              </table:table-cell>
              <table:table-cell office:value-type="float" office:value="0.00115445">
                <text:p>0.00115445</text:p>
              </table:table-cell>
              <table:table-cell office:value-type="float" office:value="0.0526824">
                <text:p>0.05268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49049">
                <text:p>0.849049</text:p>
              </table:table-cell>
              <table:table-cell office:value-type="float" office:value="0.422778">
                <text:p>0.422778</text:p>
              </table:table-cell>
              <table:table-cell office:value-type="float" office:value="0.00115112">
                <text:p>0.00115112</text:p>
              </table:table-cell>
              <table:table-cell office:value-type="float" office:value="0.0421994">
                <text:p>0.04219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">
                <text:p>0.85</text:p>
              </table:table-cell>
              <table:table-cell office:value-type="float" office:value="0.277018">
                <text:p>0.277018</text:p>
              </table:table-cell>
              <table:table-cell office:value-type="float" office:value="0.00110496">
                <text:p>0.00110496</text:p>
              </table:table-cell>
              <table:table-cell office:value-type="float" office:value="0.036735">
                <text:p>0.0367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1042">
                <text:p>0.851042</text:p>
              </table:table-cell>
              <table:table-cell office:value-type="float" office:value="0.151951">
                <text:p>0.151951</text:p>
              </table:table-cell>
              <table:table-cell office:value-type="float" office:value="0.00103724">
                <text:p>0.00103724</text:p>
              </table:table-cell>
              <table:table-cell office:value-type="float" office:value="0.0299467">
                <text:p>0.02994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5213">
                <text:p>0.85213</text:p>
              </table:table-cell>
              <table:table-cell office:value-type="float" office:value="0.070081">
                <text:p>0.070081</text:p>
              </table:table-cell>
              <table:table-cell office:value-type="float" office:value="0.000976866">
                <text:p>0.000976866</text:p>
              </table:table-cell>
              <table:table-cell office:value-type="float" office:value="0.0209509">
                <text:p>0.02095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53193">
                <text:p>0.853193</text:p>
              </table:table-cell>
              <table:table-cell office:value-type="float" office:value="0.0276204">
                <text:p>0.0276204</text:p>
              </table:table-cell>
              <table:table-cell office:value-type="float" office:value="0.000949574">
                <text:p>0.000949574</text:p>
              </table:table-cell>
              <table:table-cell office:value-type="float" office:value="0.0217387">
                <text:p>0.02173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54282">
                <text:p>0.854282</text:p>
              </table:table-cell>
              <table:table-cell office:value-type="float" office:value="0.00299338">
                <text:p>0.00299338</text:p>
              </table:table-cell>
              <table:table-cell office:value-type="float" office:value="0.000951621">
                <text:p>0.000951621</text:p>
              </table:table-cell>
              <table:table-cell office:value-type="float" office:value="0.0226768">
                <text:p>0.02267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5345">
                <text:p>0.855345</text:p>
              </table:table-cell>
              <table:table-cell office:value-type="float" office:value="0.00325109">
                <text:p>0.00325109</text:p>
              </table:table-cell>
              <table:table-cell office:value-type="float" office:value="0.000949008">
                <text:p>0.000949008</text:p>
              </table:table-cell>
              <table:table-cell office:value-type="float" office:value="0.0236103">
                <text:p>0.02361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6408">
                <text:p>0.856408</text:p>
              </table:table-cell>
              <table:table-cell office:value-type="float" office:value="0.0047389">
                <text:p>0.0047389</text:p>
              </table:table-cell>
              <table:table-cell office:value-type="float" office:value="0.000962792">
                <text:p>0.000962792</text:p>
              </table:table-cell>
              <table:table-cell office:value-type="float" office:value="0.0245978">
                <text:p>0.02459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7498">
                <text:p>0.857498</text:p>
              </table:table-cell>
              <table:table-cell office:value-type="float" office:value="0.0200419">
                <text:p>0.0200419</text:p>
              </table:table-cell>
              <table:table-cell office:value-type="float" office:value="0.000923172">
                <text:p>0.000923172</text:p>
              </table:table-cell>
              <table:table-cell office:value-type="float" office:value="0.02574">
                <text:p>0.0257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8561">
                <text:p>0.858561</text:p>
              </table:table-cell>
              <table:table-cell office:value-type="float" office:value="0.0697386">
                <text:p>0.0697386</text:p>
              </table:table-cell>
              <table:table-cell office:value-type="float" office:value="0.000913037">
                <text:p>0.000913037</text:p>
              </table:table-cell>
              <table:table-cell office:value-type="float" office:value="0.0267139">
                <text:p>0.02671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9651">
                <text:p>0.859651</text:p>
              </table:table-cell>
              <table:table-cell office:value-type="float" office:value="0.149366">
                <text:p>0.149366</text:p>
              </table:table-cell>
              <table:table-cell office:value-type="float" office:value="0.000905079">
                <text:p>0.000905079</text:p>
              </table:table-cell>
              <table:table-cell office:value-type="float" office:value="0.0277255">
                <text:p>0.02772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60713">
                <text:p>0.860713</text:p>
              </table:table-cell>
              <table:table-cell office:value-type="float" office:value="0.265351">
                <text:p>0.265351</text:p>
              </table:table-cell>
              <table:table-cell office:value-type="float" office:value="0.00090879">
                <text:p>0.00090879</text:p>
              </table:table-cell>
              <table:table-cell office:value-type="float" office:value="0.0285482">
                <text:p>0.02854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1804">
                <text:p>0.861804</text:p>
              </table:table-cell>
              <table:table-cell office:value-type="float" office:value="0.405337">
                <text:p>0.405337</text:p>
              </table:table-cell>
              <table:table-cell office:value-type="float" office:value="0.000917664">
                <text:p>0.000917664</text:p>
              </table:table-cell>
              <table:table-cell office:value-type="float" office:value="0.0294042">
                <text:p>0.02940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62896">
                <text:p>0.862896</text:p>
              </table:table-cell>
              <table:table-cell office:value-type="float" office:value="0.541409">
                <text:p>0.541409</text:p>
              </table:table-cell>
              <table:table-cell office:value-type="float" office:value="0.000934546">
                <text:p>0.000934546</text:p>
              </table:table-cell>
              <table:table-cell office:value-type="float" office:value="0.0302236">
                <text:p>0.03022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63987">
                <text:p>0.863987</text:p>
              </table:table-cell>
              <table:table-cell office:value-type="float" office:value="0.662065">
                <text:p>0.662065</text:p>
              </table:table-cell>
              <table:table-cell office:value-type="float" office:value="0.00096792">
                <text:p>0.00096792</text:p>
              </table:table-cell>
              <table:table-cell office:value-type="float" office:value="0.0310918">
                <text:p>0.03109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5078">
                <text:p>0.865078</text:p>
              </table:table-cell>
              <table:table-cell office:value-type="float" office:value="0.750596">
                <text:p>0.750596</text:p>
              </table:table-cell>
              <table:table-cell office:value-type="float" office:value="0.00102653">
                <text:p>0.00102653</text:p>
              </table:table-cell>
              <table:table-cell office:value-type="float" office:value="0.032013">
                <text:p>0.0320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17">
                <text:p>0.86617</text:p>
              </table:table-cell>
              <table:table-cell office:value-type="float" office:value="0.807473">
                <text:p>0.807473</text:p>
              </table:table-cell>
              <table:table-cell office:value-type="float" office:value="0.00108845">
                <text:p>0.00108845</text:p>
              </table:table-cell>
              <table:table-cell office:value-type="float" office:value="0.0329426">
                <text:p>0.03294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7261">
                <text:p>0.867261</text:p>
              </table:table-cell>
              <table:table-cell office:value-type="float" office:value="0.840759">
                <text:p>0.840759</text:p>
              </table:table-cell>
              <table:table-cell office:value-type="float" office:value="0.0015677">
                <text:p>0.0015677</text:p>
              </table:table-cell>
              <table:table-cell office:value-type="float" office:value="0.0338901">
                <text:p>0.03389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68352">
                <text:p>0.868352</text:p>
              </table:table-cell>
              <table:table-cell office:value-type="float" office:value="0.857679">
                <text:p>0.857679</text:p>
              </table:table-cell>
              <table:table-cell office:value-type="float" office:value="0.00288049">
                <text:p>0.00288049</text:p>
              </table:table-cell>
              <table:table-cell office:value-type="float" office:value="0.0347207">
                <text:p>0.03472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482">
                <text:p>0.869482</text:p>
              </table:table-cell>
              <table:table-cell office:value-type="float" office:value="0.866266">
                <text:p>0.866266</text:p>
              </table:table-cell>
              <table:table-cell office:value-type="float" office:value="0.00589574">
                <text:p>0.00589574</text:p>
              </table:table-cell>
              <table:table-cell office:value-type="float" office:value="0.0354041">
                <text:p>0.035404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0613">
                <text:p>0.870613</text:p>
              </table:table-cell>
              <table:table-cell office:value-type="float" office:value="0.865537">
                <text:p>0.865537</text:p>
              </table:table-cell>
              <table:table-cell office:value-type="float" office:value="0.011731">
                <text:p>0.011731</text:p>
              </table:table-cell>
              <table:table-cell office:value-type="float" office:value="0.0359111">
                <text:p>0.03591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71743">
                <text:p>0.871743</text:p>
              </table:table-cell>
              <table:table-cell office:value-type="float" office:value="0.860485">
                <text:p>0.860485</text:p>
              </table:table-cell>
              <table:table-cell office:value-type="float" office:value="0.0177304">
                <text:p>0.0177304</text:p>
              </table:table-cell>
              <table:table-cell office:value-type="float" office:value="0.0364516">
                <text:p>0.03645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292">
                <text:p>0.87292</text:p>
              </table:table-cell>
              <table:table-cell office:value-type="float" office:value="0.853426">
                <text:p>0.853426</text:p>
              </table:table-cell>
              <table:table-cell office:value-type="float" office:value="0.0241068">
                <text:p>0.0241068</text:p>
              </table:table-cell>
              <table:table-cell office:value-type="float" office:value="0.0370464">
                <text:p>0.03704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74098">
                <text:p>0.874098</text:p>
              </table:table-cell>
              <table:table-cell office:value-type="float" office:value="0.846366">
                <text:p>0.846366</text:p>
              </table:table-cell>
              <table:table-cell office:value-type="float" office:value="0.0306871">
                <text:p>0.0306871</text:p>
              </table:table-cell>
              <table:table-cell office:value-type="float" office:value="0.0375597">
                <text:p>0.0375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5275">
                <text:p>0.875275</text:p>
              </table:table-cell>
              <table:table-cell office:value-type="float" office:value="0.840281">
                <text:p>0.840281</text:p>
              </table:table-cell>
              <table:table-cell office:value-type="float" office:value="0.0368215">
                <text:p>0.0368215</text:p>
              </table:table-cell>
              <table:table-cell office:value-type="float" office:value="0.0380012">
                <text:p>0.03800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6452">
                <text:p>0.876452</text:p>
              </table:table-cell>
              <table:table-cell office:value-type="float" office:value="0.833749">
                <text:p>0.833749</text:p>
              </table:table-cell>
              <table:table-cell office:value-type="float" office:value="0.0418398">
                <text:p>0.0418398</text:p>
              </table:table-cell>
              <table:table-cell office:value-type="float" office:value="0.038286">
                <text:p>0.0382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7763">
                <text:p>0.87763</text:p>
              </table:table-cell>
              <table:table-cell office:value-type="float" office:value="0.82552">
                <text:p>0.82552</text:p>
              </table:table-cell>
              <table:table-cell office:value-type="float" office:value="0.0445137">
                <text:p>0.0445137</text:p>
              </table:table-cell>
              <table:table-cell office:value-type="float" office:value="0.0386798">
                <text:p>0.03867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8873">
                <text:p>0.878873</text:p>
              </table:table-cell>
              <table:table-cell office:value-type="float" office:value="0.817937">
                <text:p>0.817937</text:p>
              </table:table-cell>
              <table:table-cell office:value-type="float" office:value="0.0443628">
                <text:p>0.0443628</text:p>
              </table:table-cell>
              <table:table-cell office:value-type="float" office:value="0.0394129">
                <text:p>0.03941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80115">
                <text:p>0.880115</text:p>
              </table:table-cell>
              <table:table-cell office:value-type="float" office:value="0.810997">
                <text:p>0.810997</text:p>
              </table:table-cell>
              <table:table-cell office:value-type="float" office:value="0.0470968">
                <text:p>0.0470968</text:p>
              </table:table-cell>
              <table:table-cell office:value-type="float" office:value="0.0401347">
                <text:p>0.04013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81358">
                <text:p>0.881358</text:p>
              </table:table-cell>
              <table:table-cell office:value-type="float" office:value="0.803144">
                <text:p>0.803144</text:p>
              </table:table-cell>
              <table:table-cell office:value-type="float" office:value="0.0490403">
                <text:p>0.0490403</text:p>
              </table:table-cell>
              <table:table-cell office:value-type="float" office:value="0.0410531">
                <text:p>0.04105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82601">
                <text:p>0.882601</text:p>
              </table:table-cell>
              <table:table-cell office:value-type="float" office:value="0.793542">
                <text:p>0.793542</text:p>
              </table:table-cell>
              <table:table-cell office:value-type="float" office:value="0.050207">
                <text:p>0.050207</text:p>
              </table:table-cell>
              <table:table-cell office:value-type="float" office:value="0.041985">
                <text:p>0.0419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83939">
                <text:p>0.883939</text:p>
              </table:table-cell>
              <table:table-cell office:value-type="float" office:value="0.772905">
                <text:p>0.772905</text:p>
              </table:table-cell>
              <table:table-cell office:value-type="float" office:value="0.0511919">
                <text:p>0.0511919</text:p>
              </table:table-cell>
              <table:table-cell office:value-type="float" office:value="0.0433694">
                <text:p>0.04336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85278">
                <text:p>0.885278</text:p>
              </table:table-cell>
              <table:table-cell office:value-type="float" office:value="0.735254">
                <text:p>0.735254</text:p>
              </table:table-cell>
              <table:table-cell office:value-type="float" office:value="0.0519277">
                <text:p>0.0519277</text:p>
              </table:table-cell>
              <table:table-cell office:value-type="float" office:value="0.0447858">
                <text:p>0.04478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86616">
                <text:p>0.886616</text:p>
              </table:table-cell>
              <table:table-cell office:value-type="float" office:value="0.68233">
                <text:p>0.68233</text:p>
              </table:table-cell>
              <table:table-cell office:value-type="float" office:value="0.0519952">
                <text:p>0.0519952</text:p>
              </table:table-cell>
              <table:table-cell office:value-type="float" office:value="0.0462286">
                <text:p>0.04622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7955">
                <text:p>0.887955</text:p>
              </table:table-cell>
              <table:table-cell office:value-type="float" office:value="0.614076">
                <text:p>0.614076</text:p>
              </table:table-cell>
              <table:table-cell office:value-type="float" office:value="0.051747">
                <text:p>0.051747</text:p>
              </table:table-cell>
              <table:table-cell office:value-type="float" office:value="0.0477122">
                <text:p>0.04771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89293">
                <text:p>0.889293</text:p>
              </table:table-cell>
              <table:table-cell office:value-type="float" office:value="0.53335">
                <text:p>0.53335</text:p>
              </table:table-cell>
              <table:table-cell office:value-type="float" office:value="0.0515713">
                <text:p>0.0515713</text:p>
              </table:table-cell>
              <table:table-cell office:value-type="float" office:value="0.0496016">
                <text:p>0.04960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90631">
                <text:p>0.890631</text:p>
              </table:table-cell>
              <table:table-cell office:value-type="float" office:value="0.45016">
                <text:p>0.45016</text:p>
              </table:table-cell>
              <table:table-cell office:value-type="float" office:value="0.0513599">
                <text:p>0.0513599</text:p>
              </table:table-cell>
              <table:table-cell office:value-type="float" office:value="0.0516025">
                <text:p>0.0516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9197">
                <text:p>0.89197</text:p>
              </table:table-cell>
              <table:table-cell office:value-type="float" office:value="0.370915">
                <text:p>0.370915</text:p>
              </table:table-cell>
              <table:table-cell office:value-type="float" office:value="0.0509733">
                <text:p>0.0509733</text:p>
              </table:table-cell>
              <table:table-cell office:value-type="float" office:value="0.0542775">
                <text:p>0.05427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3308">
                <text:p>0.893308</text:p>
              </table:table-cell>
              <table:table-cell office:value-type="float" office:value="0.300456">
                <text:p>0.300456</text:p>
              </table:table-cell>
              <table:table-cell office:value-type="float" office:value="0.0508914">
                <text:p>0.0508914</text:p>
              </table:table-cell>
              <table:table-cell office:value-type="float" office:value="0.0572216">
                <text:p>0.05722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94646">
                <text:p>0.894646</text:p>
              </table:table-cell>
              <table:table-cell office:value-type="float" office:value="0.243176">
                <text:p>0.243176</text:p>
              </table:table-cell>
              <table:table-cell office:value-type="float" office:value="0.0510598">
                <text:p>0.0510598</text:p>
              </table:table-cell>
              <table:table-cell office:value-type="float" office:value="0.0616452">
                <text:p>0.0616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95985">
                <text:p>0.895985</text:p>
              </table:table-cell>
              <table:table-cell office:value-type="float" office:value="0.200828">
                <text:p>0.200828</text:p>
              </table:table-cell>
              <table:table-cell office:value-type="float" office:value="0.051008">
                <text:p>0.051008</text:p>
              </table:table-cell>
              <table:table-cell office:value-type="float" office:value="0.0712625">
                <text:p>0.0712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97323">
                <text:p>0.897323</text:p>
              </table:table-cell>
              <table:table-cell office:value-type="float" office:value="0.177743">
                <text:p>0.177743</text:p>
              </table:table-cell>
              <table:table-cell office:value-type="float" office:value="0.0504889">
                <text:p>0.0504889</text:p>
              </table:table-cell>
              <table:table-cell office:value-type="float" office:value="0.0849945">
                <text:p>0.08499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98662">
                <text:p>0.898662</text:p>
              </table:table-cell>
              <table:table-cell office:value-type="float" office:value="0.182856">
                <text:p>0.182856</text:p>
              </table:table-cell>
              <table:table-cell office:value-type="float" office:value="0.0482255">
                <text:p>0.0482255</text:p>
              </table:table-cell>
              <table:table-cell office:value-type="float" office:value="0.104139">
                <text:p>0.1041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">
                <text:p>0.9</text:p>
              </table:table-cell>
              <table:table-cell office:value-type="float" office:value="0.188853">
                <text:p>0.188853</text:p>
              </table:table-cell>
              <table:table-cell office:value-type="float" office:value="0.0452805">
                <text:p>0.0452805</text:p>
              </table:table-cell>
              <table:table-cell office:value-type="float" office:value="0.13129">
                <text:p>0.13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01429">
                <text:p>0.901429</text:p>
              </table:table-cell>
              <table:table-cell office:value-type="float" office:value="0.188707">
                <text:p>0.188707</text:p>
              </table:table-cell>
              <table:table-cell office:value-type="float" office:value="0.0414356">
                <text:p>0.0414356</text:p>
              </table:table-cell>
              <table:table-cell office:value-type="float" office:value="0.185972">
                <text:p>0.1859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02741">
                <text:p>0.902741</text:p>
              </table:table-cell>
              <table:table-cell office:value-type="float" office:value="0.191158">
                <text:p>0.191158</text:p>
              </table:table-cell>
              <table:table-cell office:value-type="float" office:value="0.0372165">
                <text:p>0.0372165</text:p>
              </table:table-cell>
              <table:table-cell office:value-type="float" office:value="0.237541">
                <text:p>0.23754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04019">
                <text:p>0.904019</text:p>
              </table:table-cell>
              <table:table-cell office:value-type="float" office:value="0.194766">
                <text:p>0.194766</text:p>
              </table:table-cell>
              <table:table-cell office:value-type="float" office:value="0.0312328">
                <text:p>0.0312328</text:p>
              </table:table-cell>
              <table:table-cell office:value-type="float" office:value="0.284953">
                <text:p>0.2849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05229">
                <text:p>0.905229</text:p>
              </table:table-cell>
              <table:table-cell office:value-type="float" office:value="0.197997">
                <text:p>0.197997</text:p>
              </table:table-cell>
              <table:table-cell office:value-type="float" office:value="0.0250629">
                <text:p>0.0250629</text:p>
              </table:table-cell>
              <table:table-cell office:value-type="float" office:value="0.325876">
                <text:p>0.3258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06439">
                <text:p>0.906439</text:p>
              </table:table-cell>
              <table:table-cell office:value-type="float" office:value="0.199304">
                <text:p>0.199304</text:p>
              </table:table-cell>
              <table:table-cell office:value-type="float" office:value="0.0182349">
                <text:p>0.0182349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07649">
                <text:p>0.907649</text:p>
              </table:table-cell>
              <table:table-cell office:value-type="float" office:value="0.201214">
                <text:p>0.201214</text:p>
              </table:table-cell>
              <table:table-cell office:value-type="float" office:value="0.0131976">
                <text:p>0.0131976</text:p>
              </table:table-cell>
              <table:table-cell office:value-type="float" office:value="0.386259">
                <text:p>0.3862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08859">
                <text:p>0.908859</text:p>
              </table:table-cell>
              <table:table-cell office:value-type="float" office:value="0.204898">
                <text:p>0.204898</text:p>
              </table:table-cell>
              <table:table-cell office:value-type="float" office:value="0.00901809">
                <text:p>0.00901809</text:p>
              </table:table-cell>
              <table:table-cell office:value-type="float" office:value="0.38163">
                <text:p>0.381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10069">
                <text:p>0.910069</text:p>
              </table:table-cell>
              <table:table-cell office:value-type="float" office:value="0.209698">
                <text:p>0.209698</text:p>
              </table:table-cell>
              <table:table-cell office:value-type="float" office:value="0.00537381">
                <text:p>0.00537381</text:p>
              </table:table-cell>
              <table:table-cell office:value-type="float" office:value="0.375779">
                <text:p>0.3757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11279">
                <text:p>0.911279</text:p>
              </table:table-cell>
              <table:table-cell office:value-type="float" office:value="0.213013">
                <text:p>0.213013</text:p>
              </table:table-cell>
              <table:table-cell office:value-type="float" office:value="0.00480599">
                <text:p>0.00480599</text:p>
              </table:table-cell>
              <table:table-cell office:value-type="float" office:value="0.369645">
                <text:p>0.3696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12528">
                <text:p>0.912528</text:p>
              </table:table-cell>
              <table:table-cell office:value-type="float" office:value="0.216566">
                <text:p>0.216566</text:p>
              </table:table-cell>
              <table:table-cell office:value-type="float" office:value="0.00689704">
                <text:p>0.00689704</text:p>
              </table:table-cell>
              <table:table-cell office:value-type="float" office:value="0.364524">
                <text:p>0.3645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3777">
                <text:p>0.913777</text:p>
              </table:table-cell>
              <table:table-cell office:value-type="float" office:value="0.22184">
                <text:p>0.22184</text:p>
              </table:table-cell>
              <table:table-cell office:value-type="float" office:value="0.0174509">
                <text:p>0.0174509</text:p>
              </table:table-cell>
              <table:table-cell office:value-type="float" office:value="0.360526">
                <text:p>0.3605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15026">
                <text:p>0.915026</text:p>
              </table:table-cell>
              <table:table-cell office:value-type="float" office:value="0.228646">
                <text:p>0.228646</text:p>
              </table:table-cell>
              <table:table-cell office:value-type="float" office:value="0.049287">
                <text:p>0.049287</text:p>
              </table:table-cell>
              <table:table-cell office:value-type="float" office:value="0.35745">
                <text:p>0.357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16275">
                <text:p>0.916275</text:p>
              </table:table-cell>
              <table:table-cell office:value-type="float" office:value="0.237304">
                <text:p>0.237304</text:p>
              </table:table-cell>
              <table:table-cell office:value-type="float" office:value="0.116387">
                <text:p>0.116387</text:p>
              </table:table-cell>
              <table:table-cell office:value-type="float" office:value="0.354189">
                <text:p>0.3541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7572">
                <text:p>0.917572</text:p>
              </table:table-cell>
              <table:table-cell office:value-type="float" office:value="0.245992">
                <text:p>0.245992</text:p>
              </table:table-cell>
              <table:table-cell office:value-type="float" office:value="0.226653">
                <text:p>0.226653</text:p>
              </table:table-cell>
              <table:table-cell office:value-type="float" office:value="0.349909">
                <text:p>0.3499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18869">
                <text:p>0.918869</text:p>
              </table:table-cell>
              <table:table-cell office:value-type="float" office:value="0.253071">
                <text:p>0.253071</text:p>
              </table:table-cell>
              <table:table-cell office:value-type="float" office:value="0.360649">
                <text:p>0.360649</text:p>
              </table:table-cell>
              <table:table-cell office:value-type="float" office:value="0.344914">
                <text:p>0.3449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20115">
                <text:p>0.920115</text:p>
              </table:table-cell>
              <table:table-cell office:value-type="float" office:value="0.259138">
                <text:p>0.259138</text:p>
              </table:table-cell>
              <table:table-cell office:value-type="float" office:value="0.499057">
                <text:p>0.499057</text:p>
              </table:table-cell>
              <table:table-cell office:value-type="float" office:value="0.338972">
                <text:p>0.3389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2136">
                <text:p>0.92136</text:p>
              </table:table-cell>
              <table:table-cell office:value-type="float" office:value="0.266154">
                <text:p>0.266154</text:p>
              </table:table-cell>
              <table:table-cell office:value-type="float" office:value="0.612276">
                <text:p>0.612276</text:p>
              </table:table-cell>
              <table:table-cell office:value-type="float" office:value="0.334288">
                <text:p>0.33428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22605">
                <text:p>0.922605</text:p>
              </table:table-cell>
              <table:table-cell office:value-type="float" office:value="0.274506">
                <text:p>0.274506</text:p>
              </table:table-cell>
              <table:table-cell office:value-type="float" office:value="0.687133">
                <text:p>0.687133</text:p>
              </table:table-cell>
              <table:table-cell office:value-type="float" office:value="0.332162">
                <text:p>0.3321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2385">
                <text:p>0.92385</text:p>
              </table:table-cell>
              <table:table-cell office:value-type="float" office:value="0.283645">
                <text:p>0.283645</text:p>
              </table:table-cell>
              <table:table-cell office:value-type="float" office:value="0.723238">
                <text:p>0.723238</text:p>
              </table:table-cell>
              <table:table-cell office:value-type="float" office:value="0.323977">
                <text:p>0.3239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25095">
                <text:p>0.925095</text:p>
              </table:table-cell>
              <table:table-cell office:value-type="float" office:value="0.292436">
                <text:p>0.292436</text:p>
              </table:table-cell>
              <table:table-cell office:value-type="float" office:value="0.720081">
                <text:p>0.720081</text:p>
              </table:table-cell>
              <table:table-cell office:value-type="float" office:value="0.31413">
                <text:p>0.314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26341">
                <text:p>0.926341</text:p>
              </table:table-cell>
              <table:table-cell office:value-type="float" office:value="0.303051">
                <text:p>0.303051</text:p>
              </table:table-cell>
              <table:table-cell office:value-type="float" office:value="0.716927">
                <text:p>0.716927</text:p>
              </table:table-cell>
              <table:table-cell office:value-type="float" office:value="0.301692">
                <text:p>0.3016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27586">
                <text:p>0.927586</text:p>
              </table:table-cell>
              <table:table-cell office:value-type="float" office:value="0.319673">
                <text:p>0.319673</text:p>
              </table:table-cell>
              <table:table-cell office:value-type="float" office:value="0.712141">
                <text:p>0.712141</text:p>
              </table:table-cell>
              <table:table-cell office:value-type="float" office:value="0.287404">
                <text:p>0.2874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28831">
                <text:p>0.928831</text:p>
              </table:table-cell>
              <table:table-cell office:value-type="float" office:value="0.335104">
                <text:p>0.335104</text:p>
              </table:table-cell>
              <table:table-cell office:value-type="float" office:value="0.705907">
                <text:p>0.705907</text:p>
              </table:table-cell>
              <table:table-cell office:value-type="float" office:value="0.271435">
                <text:p>0.2714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30007">
                <text:p>0.930007</text:p>
              </table:table-cell>
              <table:table-cell office:value-type="float" office:value="0.348914">
                <text:p>0.348914</text:p>
              </table:table-cell>
              <table:table-cell office:value-type="float" office:value="0.705186">
                <text:p>0.705186</text:p>
              </table:table-cell>
              <table:table-cell office:value-type="float" office:value="0.257194">
                <text:p>0.25719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31183">
                <text:p>0.931183</text:p>
              </table:table-cell>
              <table:table-cell office:value-type="float" office:value="0.362073">
                <text:p>0.362073</text:p>
              </table:table-cell>
              <table:table-cell office:value-type="float" office:value="0.701915">
                <text:p>0.701915</text:p>
              </table:table-cell>
              <table:table-cell office:value-type="float" office:value="0.243093">
                <text:p>0.2430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32359">
                <text:p>0.932359</text:p>
              </table:table-cell>
              <table:table-cell office:value-type="float" office:value="0.374633">
                <text:p>0.374633</text:p>
              </table:table-cell>
              <table:table-cell office:value-type="float" office:value="0.697591">
                <text:p>0.697591</text:p>
              </table:table-cell>
              <table:table-cell office:value-type="float" office:value="0.231213">
                <text:p>0.2312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33535">
                <text:p>0.933535</text:p>
              </table:table-cell>
              <table:table-cell office:value-type="float" office:value="0.386648">
                <text:p>0.386648</text:p>
              </table:table-cell>
              <table:table-cell office:value-type="float" office:value="0.694191">
                <text:p>0.694191</text:p>
              </table:table-cell>
              <table:table-cell office:value-type="float" office:value="0.218656">
                <text:p>0.2186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34711">
                <text:p>0.934711</text:p>
              </table:table-cell>
              <table:table-cell office:value-type="float" office:value="0.398166">
                <text:p>0.398166</text:p>
              </table:table-cell>
              <table:table-cell office:value-type="float" office:value="0.691337">
                <text:p>0.691337</text:p>
              </table:table-cell>
              <table:table-cell office:value-type="float" office:value="0.202351">
                <text:p>0.2023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35887">
                <text:p>0.935887</text:p>
              </table:table-cell>
              <table:table-cell office:value-type="float" office:value="0.409225">
                <text:p>0.409225</text:p>
              </table:table-cell>
              <table:table-cell office:value-type="float" office:value="0.68692">
                <text:p>0.68692</text:p>
              </table:table-cell>
              <table:table-cell office:value-type="float" office:value="0.181141">
                <text:p>0.1811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7063">
                <text:p>0.937063</text:p>
              </table:table-cell>
              <table:table-cell office:value-type="float" office:value="0.419866">
                <text:p>0.419866</text:p>
              </table:table-cell>
              <table:table-cell office:value-type="float" office:value="0.665937">
                <text:p>0.665937</text:p>
              </table:table-cell>
              <table:table-cell office:value-type="float" office:value="0.158495">
                <text:p>0.1584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3824">
                <text:p>0.93824</text:p>
              </table:table-cell>
              <table:table-cell office:value-type="float" office:value="0.430127">
                <text:p>0.430127</text:p>
              </table:table-cell>
              <table:table-cell office:value-type="float" office:value="0.608631">
                <text:p>0.608631</text:p>
              </table:table-cell>
              <table:table-cell office:value-type="float" office:value="0.135781">
                <text:p>0.135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39416">
                <text:p>0.939416</text:p>
              </table:table-cell>
              <table:table-cell office:value-type="float" office:value="0.440039">
                <text:p>0.440039</text:p>
              </table:table-cell>
              <table:table-cell office:value-type="float" office:value="0.52192">
                <text:p>0.52192</text:p>
              </table:table-cell>
              <table:table-cell office:value-type="float" office:value="0.114476">
                <text:p>0.1144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0592">
                <text:p>0.940592</text:p>
              </table:table-cell>
              <table:table-cell office:value-type="float" office:value="0.449623">
                <text:p>0.449623</text:p>
              </table:table-cell>
              <table:table-cell office:value-type="float" office:value="0.40872">
                <text:p>0.40872</text:p>
              </table:table-cell>
              <table:table-cell office:value-type="float" office:value="0.0955195">
                <text:p>0.09551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41768">
                <text:p>0.941768</text:p>
              </table:table-cell>
              <table:table-cell office:value-type="float" office:value="0.458897">
                <text:p>0.458897</text:p>
              </table:table-cell>
              <table:table-cell office:value-type="float" office:value="0.278925">
                <text:p>0.278925</text:p>
              </table:table-cell>
              <table:table-cell office:value-type="float" office:value="0.0789141">
                <text:p>0.078914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2944">
                <text:p>0.942944</text:p>
              </table:table-cell>
              <table:table-cell office:value-type="float" office:value="0.467876">
                <text:p>0.467876</text:p>
              </table:table-cell>
              <table:table-cell office:value-type="float" office:value="0.177697">
                <text:p>0.177697</text:p>
              </table:table-cell>
              <table:table-cell office:value-type="float" office:value="0.0647929">
                <text:p>0.06479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4412">
                <text:p>0.94412</text:p>
              </table:table-cell>
              <table:table-cell office:value-type="float" office:value="0.476582">
                <text:p>0.476582</text:p>
              </table:table-cell>
              <table:table-cell office:value-type="float" office:value="0.107477">
                <text:p>0.107477</text:p>
              </table:table-cell>
              <table:table-cell office:value-type="float" office:value="0.0532243">
                <text:p>0.05322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45296">
                <text:p>0.945296</text:p>
              </table:table-cell>
              <table:table-cell office:value-type="float" office:value="0.485037">
                <text:p>0.485037</text:p>
              </table:table-cell>
              <table:table-cell office:value-type="float" office:value="0.0620917">
                <text:p>0.0620917</text:p>
              </table:table-cell>
              <table:table-cell office:value-type="float" office:value="0.0433367">
                <text:p>0.04333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46472">
                <text:p>0.946472</text:p>
              </table:table-cell>
              <table:table-cell office:value-type="float" office:value="0.493254">
                <text:p>0.493254</text:p>
              </table:table-cell>
              <table:table-cell office:value-type="float" office:value="0.037481">
                <text:p>0.037481</text:p>
              </table:table-cell>
              <table:table-cell office:value-type="float" office:value="0.0348284">
                <text:p>0.03482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47648">
                <text:p>0.947648</text:p>
              </table:table-cell>
              <table:table-cell office:value-type="float" office:value="0.501256">
                <text:p>0.501256</text:p>
              </table:table-cell>
              <table:table-cell office:value-type="float" office:value="0.0363168">
                <text:p>0.0363168</text:p>
              </table:table-cell>
              <table:table-cell office:value-type="float" office:value="0.0276398">
                <text:p>0.027639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48824">
                <text:p>0.948824</text:p>
              </table:table-cell>
              <table:table-cell office:value-type="float" office:value="0.509027">
                <text:p>0.509027</text:p>
              </table:table-cell>
              <table:table-cell office:value-type="float" office:value="0.0363154">
                <text:p>0.0363154</text:p>
              </table:table-cell>
              <table:table-cell office:value-type="float" office:value="0.0218855">
                <text:p>0.02188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5">
                <text:p>0.95</text:p>
              </table:table-cell>
              <table:table-cell office:value-type="float" office:value="0.516576">
                <text:p>0.516576</text:p>
              </table:table-cell>
              <table:table-cell office:value-type="float" office:value="0.0363435">
                <text:p>0.0363435</text:p>
              </table:table-cell>
              <table:table-cell office:value-type="float" office:value="0.0173539">
                <text:p>0.017353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51282">
                <text:p>0.951282</text:p>
              </table:table-cell>
              <table:table-cell office:value-type="float" office:value="0.524645">
                <text:p>0.524645</text:p>
              </table:table-cell>
              <table:table-cell office:value-type="float" office:value="0.0363632">
                <text:p>0.0363632</text:p>
              </table:table-cell>
              <table:table-cell office:value-type="float" office:value="0.0135301">
                <text:p>0.013530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52599">
                <text:p>0.952599</text:p>
              </table:table-cell>
              <table:table-cell office:value-type="float" office:value="0.532712">
                <text:p>0.532712</text:p>
              </table:table-cell>
              <table:table-cell office:value-type="float" office:value="0.0363616">
                <text:p>0.0363616</text:p>
              </table:table-cell>
              <table:table-cell office:value-type="float" office:value="0.0106016">
                <text:p>0.01060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53953">
                <text:p>0.953953</text:p>
              </table:table-cell>
              <table:table-cell office:value-type="float" office:value="0.540763">
                <text:p>0.540763</text:p>
              </table:table-cell>
              <table:table-cell office:value-type="float" office:value="0.0363623">
                <text:p>0.0363623</text:p>
              </table:table-cell>
              <table:table-cell office:value-type="float" office:value="0.0081038">
                <text:p>0.008103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55307">
                <text:p>0.955307</text:p>
              </table:table-cell>
              <table:table-cell office:value-type="float" office:value="0.548535">
                <text:p>0.548535</text:p>
              </table:table-cell>
              <table:table-cell office:value-type="float" office:value="0.0363693">
                <text:p>0.0363693</text:p>
              </table:table-cell>
              <table:table-cell office:value-type="float" office:value="0.00599133">
                <text:p>0.005991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56662">
                <text:p>0.956662</text:p>
              </table:table-cell>
              <table:table-cell office:value-type="float" office:value="0.556067">
                <text:p>0.556067</text:p>
              </table:table-cell>
              <table:table-cell office:value-type="float" office:value="0.0363897">
                <text:p>0.0363897</text:p>
              </table:table-cell>
              <table:table-cell office:value-type="float" office:value="0.00421696">
                <text:p>0.004216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58016">
                <text:p>0.958016</text:p>
              </table:table-cell>
              <table:table-cell office:value-type="float" office:value="0.563365">
                <text:p>0.563365</text:p>
              </table:table-cell>
              <table:table-cell office:value-type="float" office:value="0.0364076">
                <text:p>0.0364076</text:p>
              </table:table-cell>
              <table:table-cell office:value-type="float" office:value="0.00271979">
                <text:p>0.002719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5937">
                <text:p>0.95937</text:p>
              </table:table-cell>
              <table:table-cell office:value-type="float" office:value="0.570437">
                <text:p>0.570437</text:p>
              </table:table-cell>
              <table:table-cell office:value-type="float" office:value="0.0364257">
                <text:p>0.0364257</text:p>
              </table:table-cell>
              <table:table-cell office:value-type="float" office:value="0.0018472">
                <text:p>0.00184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60771">
                <text:p>0.960771</text:p>
              </table:table-cell>
              <table:table-cell office:value-type="float" office:value="0.577574">
                <text:p>0.577574</text:p>
              </table:table-cell>
              <table:table-cell office:value-type="float" office:value="0.0364603">
                <text:p>0.0364603</text:p>
              </table:table-cell>
              <table:table-cell office:value-type="float" office:value="0.00131626">
                <text:p>0.0013162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62172">
                <text:p>0.962172</text:p>
              </table:table-cell>
              <table:table-cell office:value-type="float" office:value="0.584503">
                <text:p>0.584503</text:p>
              </table:table-cell>
              <table:table-cell office:value-type="float" office:value="0.0364989">
                <text:p>0.0364989</text:p>
              </table:table-cell>
              <table:table-cell office:value-type="float" office:value="0.000944882">
                <text:p>0.0009448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63573">
                <text:p>0.963573</text:p>
              </table:table-cell>
              <table:table-cell office:value-type="float" office:value="0.591237">
                <text:p>0.591237</text:p>
              </table:table-cell>
              <table:table-cell office:value-type="float" office:value="0.0365434">
                <text:p>0.0365434</text:p>
              </table:table-cell>
              <table:table-cell office:value-type="float" office:value="0.000746303">
                <text:p>0.0007463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6503">
                <text:p>0.96503</text:p>
              </table:table-cell>
              <table:table-cell office:value-type="float" office:value="0.598107">
                <text:p>0.598107</text:p>
              </table:table-cell>
              <table:table-cell office:value-type="float" office:value="0.0366212">
                <text:p>0.0366212</text:p>
              </table:table-cell>
              <table:table-cell office:value-type="float" office:value="0.000746348">
                <text:p>0.0007463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66488">
                <text:p>0.966488</text:p>
              </table:table-cell>
              <table:table-cell office:value-type="float" office:value="0.604905">
                <text:p>0.604905</text:p>
              </table:table-cell>
              <table:table-cell office:value-type="float" office:value="0.0367152">
                <text:p>0.0367152</text:p>
              </table:table-cell>
              <table:table-cell office:value-type="float" office:value="0.000746129">
                <text:p>0.000746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68011">
                <text:p>0.968011</text:p>
              </table:table-cell>
              <table:table-cell office:value-type="float" office:value="0.612152">
                <text:p>0.612152</text:p>
              </table:table-cell>
              <table:table-cell office:value-type="float" office:value="0.0368319">
                <text:p>0.0368319</text:p>
              </table:table-cell>
              <table:table-cell office:value-type="float" office:value="0.000747164">
                <text:p>0.0007471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69534">
                <text:p>0.969534</text:p>
              </table:table-cell>
              <table:table-cell office:value-type="float" office:value="0.620632">
                <text:p>0.620632</text:p>
              </table:table-cell>
              <table:table-cell office:value-type="float" office:value="0.0369261">
                <text:p>0.0369261</text:p>
              </table:table-cell>
              <table:table-cell office:value-type="float" office:value="0.000748324">
                <text:p>0.0007483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71057">
                <text:p>0.971057</text:p>
              </table:table-cell>
              <table:table-cell office:value-type="float" office:value="0.629763">
                <text:p>0.629763</text:p>
              </table:table-cell>
              <table:table-cell office:value-type="float" office:value="0.0370448">
                <text:p>0.0370448</text:p>
              </table:table-cell>
              <table:table-cell office:value-type="float" office:value="0.000749258">
                <text:p>0.0007492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72581">
                <text:p>0.972581</text:p>
              </table:table-cell>
              <table:table-cell office:value-type="float" office:value="0.638867">
                <text:p>0.638867</text:p>
              </table:table-cell>
              <table:table-cell office:value-type="float" office:value="0.0372235">
                <text:p>0.0372235</text:p>
              </table:table-cell>
              <table:table-cell office:value-type="float" office:value="0.000749442">
                <text:p>0.0007494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74104">
                <text:p>0.974104</text:p>
              </table:table-cell>
              <table:table-cell office:value-type="float" office:value="0.648449">
                <text:p>0.648449</text:p>
              </table:table-cell>
              <table:table-cell office:value-type="float" office:value="0.0374192">
                <text:p>0.0374192</text:p>
              </table:table-cell>
              <table:table-cell office:value-type="float" office:value="0.000750638">
                <text:p>0.00075063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75627">
                <text:p>0.975627</text:p>
              </table:table-cell>
              <table:table-cell office:value-type="float" office:value="0.658133">
                <text:p>0.658133</text:p>
              </table:table-cell>
              <table:table-cell office:value-type="float" office:value="0.0376372">
                <text:p>0.0376372</text:p>
              </table:table-cell>
              <table:table-cell office:value-type="float" office:value="0.000753089">
                <text:p>0.0007530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77151">
                <text:p>0.977151</text:p>
              </table:table-cell>
              <table:table-cell office:value-type="float" office:value="0.667507">
                <text:p>0.667507</text:p>
              </table:table-cell>
              <table:table-cell office:value-type="float" office:value="0.0379009">
                <text:p>0.0379009</text:p>
              </table:table-cell>
              <table:table-cell office:value-type="float" office:value="0.000757084">
                <text:p>0.00075708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78674">
                <text:p>0.978674</text:p>
              </table:table-cell>
              <table:table-cell office:value-type="float" office:value="0.676782">
                <text:p>0.676782</text:p>
              </table:table-cell>
              <table:table-cell office:value-type="float" office:value="0.0380807">
                <text:p>0.0380807</text:p>
              </table:table-cell>
              <table:table-cell office:value-type="float" office:value="0.000761716">
                <text:p>0.0007617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80197">
                <text:p>0.980197</text:p>
              </table:table-cell>
              <table:table-cell office:value-type="float" office:value="0.685405">
                <text:p>0.685405</text:p>
              </table:table-cell>
              <table:table-cell office:value-type="float" office:value="0.0382698">
                <text:p>0.0382698</text:p>
              </table:table-cell>
              <table:table-cell office:value-type="float" office:value="0.000775042">
                <text:p>0.0007750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8172">
                <text:p>0.98172</text:p>
              </table:table-cell>
              <table:table-cell office:value-type="float" office:value="0.692213">
                <text:p>0.692213</text:p>
              </table:table-cell>
              <table:table-cell office:value-type="float" office:value="0.0386102">
                <text:p>0.0386102</text:p>
              </table:table-cell>
              <table:table-cell office:value-type="float" office:value="0.000793918">
                <text:p>0.0007939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83244">
                <text:p>0.983244</text:p>
              </table:table-cell>
              <table:table-cell office:value-type="float" office:value="0.699833">
                <text:p>0.699833</text:p>
              </table:table-cell>
              <table:table-cell office:value-type="float" office:value="0.0389662">
                <text:p>0.0389662</text:p>
              </table:table-cell>
              <table:table-cell office:value-type="float" office:value="0.000821185">
                <text:p>0.0008211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84767">
                <text:p>0.984767</text:p>
              </table:table-cell>
              <table:table-cell office:value-type="float" office:value="0.708">
                <text:p>0.708</text:p>
              </table:table-cell>
              <table:table-cell office:value-type="float" office:value="0.0393069">
                <text:p>0.0393069</text:p>
              </table:table-cell>
              <table:table-cell office:value-type="float" office:value="0.000853353">
                <text:p>0.0008533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8629">
                <text:p>0.98629</text:p>
              </table:table-cell>
              <table:table-cell office:value-type="float" office:value="0.71694">
                <text:p>0.71694</text:p>
              </table:table-cell>
              <table:table-cell office:value-type="float" office:value="0.0396696">
                <text:p>0.0396696</text:p>
              </table:table-cell>
              <table:table-cell office:value-type="float" office:value="0.000886422">
                <text:p>0.0008864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87814">
                <text:p>0.987814</text:p>
              </table:table-cell>
              <table:table-cell office:value-type="float" office:value="0.726687">
                <text:p>0.726687</text:p>
              </table:table-cell>
              <table:table-cell office:value-type="float" office:value="0.0399242">
                <text:p>0.0399242</text:p>
              </table:table-cell>
              <table:table-cell office:value-type="float" office:value="0.000946612">
                <text:p>0.0009466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89337">
                <text:p>0.989337</text:p>
              </table:table-cell>
              <table:table-cell office:value-type="float" office:value="0.735922">
                <text:p>0.735922</text:p>
              </table:table-cell>
              <table:table-cell office:value-type="float" office:value="0.0402745">
                <text:p>0.0402745</text:p>
              </table:table-cell>
              <table:table-cell office:value-type="float" office:value="0.00116942">
                <text:p>0.0011694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9086">
                <text:p>0.99086</text:p>
              </table:table-cell>
              <table:table-cell office:value-type="float" office:value="0.744818">
                <text:p>0.744818</text:p>
              </table:table-cell>
              <table:table-cell office:value-type="float" office:value="0.0406326">
                <text:p>0.0406326</text:p>
              </table:table-cell>
              <table:table-cell office:value-type="float" office:value="0.00176404">
                <text:p>0.001764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92384">
                <text:p>0.992384</text:p>
              </table:table-cell>
              <table:table-cell office:value-type="float" office:value="0.753406">
                <text:p>0.753406</text:p>
              </table:table-cell>
              <table:table-cell office:value-type="float" office:value="0.041028">
                <text:p>0.041028</text:p>
              </table:table-cell>
              <table:table-cell office:value-type="float" office:value="0.0027574">
                <text:p>0.00275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93907">
                <text:p>0.993907</text:p>
              </table:table-cell>
              <table:table-cell office:value-type="float" office:value="0.761718">
                <text:p>0.761718</text:p>
              </table:table-cell>
              <table:table-cell office:value-type="float" office:value="0.0415744">
                <text:p>0.0415744</text:p>
              </table:table-cell>
              <table:table-cell office:value-type="float" office:value="0.00428196">
                <text:p>0.004281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9543">
                <text:p>0.99543</text:p>
              </table:table-cell>
              <table:table-cell office:value-type="float" office:value="0.766491">
                <text:p>0.766491</text:p>
              </table:table-cell>
              <table:table-cell office:value-type="float" office:value="0.0423509">
                <text:p>0.0423509</text:p>
              </table:table-cell>
              <table:table-cell office:value-type="float" office:value="0.00612984">
                <text:p>0.006129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96953">
                <text:p>0.996953</text:p>
              </table:table-cell>
              <table:table-cell office:value-type="float" office:value="0.775797">
                <text:p>0.775797</text:p>
              </table:table-cell>
              <table:table-cell office:value-type="float" office:value="0.0433631">
                <text:p>0.0433631</text:p>
              </table:table-cell>
              <table:table-cell office:value-type="float" office:value="0.0080161">
                <text:p>0.008016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97969">
                <text:p>0.997969</text:p>
              </table:table-cell>
              <table:table-cell office:value-type="float" office:value="0.782516">
                <text:p>0.782516</text:p>
              </table:table-cell>
              <table:table-cell office:value-type="float" office:value="0.0432722">
                <text:p>0.0432722</text:p>
              </table:table-cell>
              <table:table-cell office:value-type="float" office:value="0.00901831">
                <text:p>0.009018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98984">
                <text:p>0.998984</text:p>
              </table:table-cell>
              <table:table-cell office:value-type="float" office:value="0.788983">
                <text:p>0.788983</text:p>
              </table:table-cell>
              <table:table-cell office:value-type="float" office:value="0.0440142">
                <text:p>0.0440142</text:p>
              </table:table-cell>
              <table:table-cell office:value-type="float" office:value="0.0097598">
                <text:p>0.00975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  <table:table-cell office:value-type="float" office:value="0.789565">
                <text:p>0.789565</text:p>
              </table:table-cell>
              <table:table-cell office:value-type="float" office:value="0.0449356">
                <text:p>0.0449356</text:p>
              </table:table-cell>
              <table:table-cell office:value-type="float" office:value="0.0102894">
                <text:p>0.0102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